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621cm" fo:break-before="auto" style:use-optimal-row-height="false"/>
    </style:style>
    <style:style style:name="ro8" style:family="table-row">
      <style:table-row-properties style:row-height="0.598cm" fo:break-before="auto" style:use-optimal-row-height="false"/>
    </style:style>
    <style:style style:name="ro9" style:family="table-row">
      <style:table-row-properties style:row-height="0.517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padding="0.071c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shapes>
          <draw:frame draw:z-index="0" draw:style-name="gr1" draw:text-style-name="P1" svg:width="15.998cm" svg:height="9.008cm" svg:x="7.353cm" svg:y="32.885cm">
            <draw:object draw:notify-on-update-of-ranges="'2021-22'.M59:'2021-22'.M108 '2021-22'.N58:'2021-22'.N58 '2021-22'.N59:'2021-22'.N108 '2021-22'.O58:'2021-22'.O58 '2021-22'.O59:'2021-22'.O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9cm" svg:x="7.328cm" svg:y="42.28cm">
            <draw:object draw:notify-on-update-of-ranges="'2021-22'.Q59:'2021-22'.Q108 '2021-22'.R58:'2021-22'.R58 '2021-22'.R59:'2021-22'.R108 '2021-22'.S58:'2021-22'.S58 '2021-22'.S59:'2021-22'.S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9cm" svg:x="7.304cm" svg:y="52.281cm">
            <draw:object draw:notify-on-update-of-ranges="'2021-22'.V59:'2021-22'.V108 '2021-22'.W58:'2021-22'.W58 '2021-22'.W59:'2021-22'.W108 '2021-22'.X58:'2021-22'.X58 '2021-22'.X59:'2021-22'.X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8cm" svg:height="9cm" svg:x="116.934cm" svg:y="33.747cm">
            <draw:object draw:notify-on-update-of-ranges="'2021-22'.AO59:'2021-22'.AO108 '2021-22'.AP58:'2021-22'.AP58 '2021-22'.AP59:'2021-22'.AP108 '2021-22'.AQ58:'2021-22'.AQ58 '2021-22'.AQ59:'2021-22'.AQ108 '2021-22'.AR58:'2021-22'.AR58 '2021-22'.AR59:'2021-22'.AR108 '2021-22'.AS58:'2021-22'.AS58 '2021-22'.AS59:'2021-22'.AS108 '2021-22'.AT58:'2021-22'.AT58 '2021-22'.AT59:'2021-22'.AT108 '2021-22'.AU58:'2021-22'.AU58 '2021-22'.AU59:'2021-22'.AU108 '2021-22'.AV58:'2021-22'.AV58 '2021-22'.AV59:'2021-22'.AV108 '2021-22'.AW58:'2021-22'.AW58 '2021-22'.AW59:'2021-22'.AW108 '2021-22'.AX58:'2021-22'.AX58 '2021-22'.AX59:'2021-22'.AX10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88cm" svg:height="9.001cm" svg:x="116.91cm" svg:y="42.82cm">
            <draw:object draw:notify-on-update-of-ranges="'2021-22'.AO59:'2021-22'.AO108 '2021-22'.AR58:'2021-22'.AR58 '2021-22'.AR59:'2021-22'.AR108 '2021-22'.AS58:'2021-22'.AS58 '2021-22'.AS59:'2021-22'.AS108 '2021-22'.AT58:'2021-22'.AT58 '2021-22'.AT59:'2021-22'.AT108 '2021-22'.AU58:'2021-22'.AU58 '2021-22'.AU59:'2021-22'.AU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09cm" svg:height="9.001cm" svg:x="117.022cm" svg:y="51.869cm">
            <draw:object draw:notify-on-update-of-ranges="'2021-22'.AO59:'2021-22'.AO108 '2021-22'.AV58:'2021-22'.AV58 '2021-22'.AV59:'2021-22'.AV108 '2021-22'.AW58:'2021-22'.AW58 '2021-22'.AW59:'2021-22'.AW108 '2021-22'.AX58:'2021-22'.AX58 '2021-22'.AX59:'2021-22'.AX1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86cm" svg:height="9.005cm" svg:x="117.067cm" svg:y="64.152cm">
            <draw:object draw:notify-on-update-of-ranges="'2021-22'.AO113:'2021-22'.AO113 '2021-22'.AO114:'2021-22'.AO163 '2021-22'.AP113:'2021-22'.AP113 '2021-22'.AP114:'2021-22'.AP163 '2021-22'.AQ113:'2021-22'.AQ113 '2021-22'.AQ114:'2021-22'.AQ163 '2021-22'.AR113:'2021-22'.AR113 '2021-22'.AR114:'2021-22'.AR163 '2021-22'.AS113:'2021-22'.AS113 '2021-22'.AS114:'2021-22'.AS163 '2021-22'.AT113:'2021-22'.AT113 '2021-22'.AT114:'2021-22'.AT163 '2021-22'.AU113:'2021-22'.AU113 '2021-22'.AU114:'2021-22'.AU163 '2021-22'.AV113:'2021-22'.AV113 '2021-22'.AV114:'2021-22'.AV163 '2021-22'.AW113:'2021-22'.AW113 '2021-22'.AW114:'2021-22'.AW163 '2021-22'.AX113:'2021-22'.AX113 '2021-22'.AX114:'2021-22'.AX1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87cm" svg:height="8.983cm" svg:x="117.09cm" svg:y="73.224cm">
            <draw:object draw:notify-on-update-of-ranges="'2021-22'.AO114:'2021-22'.AO163 '2021-22'.AR113:'2021-22'.AR113 '2021-22'.AR114:'2021-22'.AR163 '2021-22'.AS113:'2021-22'.AS113 '2021-22'.AS114:'2021-22'.AS163 '2021-22'.AT113:'2021-22'.AT113 '2021-22'.AT114:'2021-22'.AT163 '2021-22'.AU113:'2021-22'.AU113 '2021-22'.AU114:'2021-22'.AU1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009cm" svg:height="8.983cm" svg:x="117.113cm" svg:y="82.965cm">
            <draw:object draw:notify-on-update-of-ranges="'2021-22'.AO114:'2021-22'.AO163 '2021-22'.AV113:'2021-22'.AV113 '2021-22'.AV114:'2021-22'.AV163 '2021-22'.AW113:'2021-22'.AW113 '2021-22'.AW114:'2021-22'.AW163 '2021-22'.AX113:'2021-22'.AX113 '2021-22'.AX114:'2021-22'.AX1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.009cm" svg:height="9.006cm" svg:x="116.385cm" svg:y="111.257cm">
            <draw:object draw:notify-on-update-of-ranges="'2021-22'.AT172:'2021-22'.AT172 '2021-22'.AT173:'2021-22'.AT222 '2021-22'.AU172:'2021-22'.AU172 '2021-22'.AU173:'2021-22'.AU222 '2021-22'.AV172:'2021-22'.AV172 '2021-22'.AV173:'2021-22'.AV222 '2021-22'.AW172:'2021-22'.AW172 '2021-22'.AW173:'2021-22'.AW222 '2021-22'.AX172:'2021-22'.AX172 '2021-22'.AX173:'2021-22'.AX2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2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8" table:default-cell-style-name="ce33"/>
        <table:table-column table:style-name="co4" table:number-columns-repeated="2" table:default-cell-style-name="ce33"/>
        <table:table-column table:style-name="co9" table:default-cell-style-name="ce33"/>
        <table:table-column table:style-name="co4" table:number-columns-repeated="243" table:default-cell-style-name="ce33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39"/>
          <table:table-cell table:style-name="ce21"/>
          <table:table-cell table:style-name="ce26" table:number-columns-repeated="2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39"/>
          <table:table-cell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/>
          <table:table-cell table:number-columns-repeated="2"/>
          <table:table-cell table:style-name="ce39" office:value-type="string" calcext:value-type="string" table:number-columns-spanned="4" table:number-rows-spanned="1">
            <text:p>AGG_unif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GG_seg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GE_unif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GE_seg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M_10_1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M_10_01</text:p>
          </table:table-cell>
          <table:covered-table-cell table:number-columns-repeated="3" table:style-name="ce39"/>
          <table:table-cell table:number-columns-repeated="2"/>
          <table:table-cell table:style-name="ce39" office:value-type="string" calcext:value-type="string" table:number-columns-spanned="4" table:number-rows-spanned="1">
            <text:p>AM_10_01mej</text:p>
          </table:table-cell>
          <table:covered-table-cell table:number-columns-repeated="3" table:style-name="ce39"/>
          <table:table-cell table:number-columns-repeated="188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4]-[.$D4])" office:value-type="float" office:value="0" calcext:value-type="float">
            <text:p>0,00</text:p>
          </table:table-cell>
          <table:table-cell table:style-name="ce64" office:value-type="float" office:value="0.000310747199999994" calcext:value-type="float">
            <text:p>3,11E-04</text:p>
          </table:table-cell>
          <table:table-cell/>
          <table:table-cell table:style-name="ce63" office:value-type="float" office:value="0.00000631300000000778" calcext:value-type="float">
            <text:p>6,31E-06</text:p>
          </table:table-cell>
          <table:table-cell table:style-name="ce19" office:value-type="float" office:value="0.0000140629999999947" calcext:value-type="float">
            <text:p>1,41E-05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162948999999968" calcext:value-type="float">
            <text:p>1,63E-04</text:p>
          </table:table-cell>
          <table:table-cell table:style-name="ce64" office:value-type="float" office:value="0.000895246000000016" calcext:value-type="float">
            <text:p>8,95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4]-[.$D4])" office:value-type="float" office:value="0" calcext:value-type="float">
            <text:p>0,00</text:p>
          </table:table-cell>
          <table:table-cell table:style-name="ce64" office:value-type="float" office:value="2.770090999" calcext:value-type="float">
            <text:p>2,77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4]-[.$D4])" office:value-type="float" office:value="0" calcext:value-type="float">
            <text:p>0,00</text:p>
          </table:table-cell>
          <table:table-cell table:style-name="ce64" office:value-type="float" office:value="2.087370557" calcext:value-type="float">
            <text:p>2,09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4]-[.$D4])" office:value-type="float" office:value="0" calcext:value-type="float">
            <text:p>0,00</text:p>
          </table:table-cell>
          <table:table-cell table:style-name="ce64" office:value-type="float" office:value="7.474259991" calcext:value-type="float">
            <text:p>7,47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W4]-[.$D4])" office:value-type="float" office:value="0" calcext:value-type="float">
            <text:p>0,00</text:p>
          </table:table-cell>
          <table:table-cell table:style-name="ce64" office:value-type="float" office:value="5.673558095" calcext:value-type="float">
            <text:p>5,67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4]-[.$D4])" office:value-type="float" office:value="0" calcext:value-type="float">
            <text:p>0,00</text:p>
          </table:table-cell>
          <table:table-cell table:style-name="ce64" office:value-type="float" office:value="6.078688205" calcext:value-type="float">
            <text:p>6,08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I4]-[.$D4])" office:value-type="float" office:value="0" calcext:value-type="float">
            <text:p>0,00</text:p>
          </table:table-cell>
          <table:table-cell table:style-name="ce64" office:value-type="float" office:value="3.030972855" calcext:value-type="float">
            <text:p>3,03E+00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BO4]-[.$D4])" office:value-type="float" office:value="0" calcext:value-type="float">
            <text:p>0,00</text:p>
          </table:table-cell>
          <table:table-cell table:style-name="ce64" office:value-type="float" office:value="2.83236861" calcext:value-type="float">
            <text:p>2,83E+00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5]-[.$D5])" office:value-type="float" office:value="0" calcext:value-type="float">
            <text:p>0,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5]-[.$D5])" office:value-type="float" office:value="0" calcext:value-type="float">
            <text:p>0,00</text:p>
          </table:table-cell>
          <table:table-cell table:style-name="ce64" office:value-type="float" office:value="0.000210545599999989" calcext:value-type="float">
            <text:p>2,11E-04</text:p>
          </table:table-cell>
          <table:table-cell/>
          <table:table-cell table:style-name="ce63" office:value-type="float" office:value="0.00000642000000000698" calcext:value-type="float">
            <text:p>6,42E-06</text:p>
          </table:table-cell>
          <table:table-cell table:style-name="ce19" office:value-type="float" office:value="0.00000713199999999303" calcext:value-type="float">
            <text:p>7,13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5412999999988" calcext:value-type="float">
            <text:p>2,05E-04</text:p>
          </table:table-cell>
          <table:table-cell table:style-name="ce64" office:value-type="float" office:value="0.000218781999999973" calcext:value-type="float">
            <text:p>2,19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5]-[.$D5])" office:value-type="float" office:value="0" calcext:value-type="float">
            <text:p>0,00</text:p>
          </table:table-cell>
          <table:table-cell table:style-name="ce64" office:value-type="float" office:value="2.631713294" calcext:value-type="float">
            <text:p>2,63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5]-[.$D5])" office:value-type="float" office:value="0" calcext:value-type="float">
            <text:p>0,00</text:p>
          </table:table-cell>
          <table:table-cell table:style-name="ce64" office:value-type="float" office:value="2.081037635" calcext:value-type="float">
            <text:p>2,08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5]-[.$D5])" office:value-type="float" office:value="0" calcext:value-type="float">
            <text:p>0,00</text:p>
          </table:table-cell>
          <table:table-cell table:style-name="ce64" office:value-type="float" office:value="7.331144556" calcext:value-type="float">
            <text:p>7,33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W5]-[.$D5])" office:value-type="float" office:value="0" calcext:value-type="float">
            <text:p>0,00</text:p>
          </table:table-cell>
          <table:table-cell table:style-name="ce64" office:value-type="float" office:value="5.600578136" calcext:value-type="float">
            <text:p>5,60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5]-[.$D5])" office:value-type="float" office:value="0" calcext:value-type="float">
            <text:p>0,00</text:p>
          </table:table-cell>
          <table:table-cell table:style-name="ce64" office:value-type="float" office:value="6.008234949" calcext:value-type="float">
            <text:p>6,01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I5]-[.$D5])" office:value-type="float" office:value="0" calcext:value-type="float">
            <text:p>0,00</text:p>
          </table:table-cell>
          <table:table-cell table:style-name="ce64" office:value-type="float" office:value="2.988211711" calcext:value-type="float">
            <text:p>2,99E+00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BO5]-[.$D5])" office:value-type="float" office:value="0" calcext:value-type="float">
            <text:p>0,00</text:p>
          </table:table-cell>
          <table:table-cell table:style-name="ce64" office:value-type="float" office:value="2.798647512" calcext:value-type="float">
            <text:p>2,80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6]-[.$D6])" office:value-type="float" office:value="0" calcext:value-type="float">
            <text:p>0,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6]-[.$D6])" office:value-type="float" office:value="0" calcext:value-type="float">
            <text:p>0,00</text:p>
          </table:table-cell>
          <table:table-cell table:style-name="ce64" office:value-type="float" office:value="0.000211346199999996" calcext:value-type="float">
            <text:p>2,11E-04</text:p>
          </table:table-cell>
          <table:table-cell/>
          <table:table-cell table:style-name="ce63" office:value-type="float" office:value="0.00000616600000000189" calcext:value-type="float">
            <text:p>6,17E-06</text:p>
          </table:table-cell>
          <table:table-cell table:style-name="ce19" office:value-type="float" office:value="0.00000689099999999498" calcext:value-type="float">
            <text:p>6,89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6846000000038" calcext:value-type="float">
            <text:p>2,07E-04</text:p>
          </table:table-cell>
          <table:table-cell table:style-name="ce64" office:value-type="float" office:value="0.000217593999999988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6]-[.$D6])" office:value-type="float" office:value="0" calcext:value-type="float">
            <text:p>0,00</text:p>
          </table:table-cell>
          <table:table-cell table:style-name="ce64" office:value-type="float" office:value="2.617135626" calcext:value-type="float">
            <text:p>2,62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6]-[.$D6])" office:value-type="float" office:value="0" calcext:value-type="float">
            <text:p>0,00</text:p>
          </table:table-cell>
          <table:table-cell table:style-name="ce64" office:value-type="float" office:value="2.05878455300001" calcext:value-type="float">
            <text:p>2,06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6]-[.$D6])" office:value-type="float" office:value="0" calcext:value-type="float">
            <text:p>0,00</text:p>
          </table:table-cell>
          <table:table-cell table:style-name="ce64" office:value-type="float" office:value="7.32181599" calcext:value-type="float">
            <text:p>7,32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W6]-[.$D6])" office:value-type="float" office:value="0" calcext:value-type="float">
            <text:p>0,00</text:p>
          </table:table-cell>
          <table:table-cell table:style-name="ce64" office:value-type="float" office:value="5.612426212" calcext:value-type="float">
            <text:p>5,61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6]-[.$D6])" office:value-type="float" office:value="0" calcext:value-type="float">
            <text:p>0,00</text:p>
          </table:table-cell>
          <table:table-cell table:style-name="ce64" office:value-type="float" office:value="5.98996785099999" calcext:value-type="float">
            <text:p>5,99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I6]-[.$D6])" office:value-type="float" office:value="0" calcext:value-type="float">
            <text:p>0,00</text:p>
          </table:table-cell>
          <table:table-cell table:style-name="ce64" office:value-type="float" office:value="2.970107322" calcext:value-type="float">
            <text:p>2,97E+00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BO6]-[.$D6])" office:value-type="float" office:value="0" calcext:value-type="float">
            <text:p>0,00</text:p>
          </table:table-cell>
          <table:table-cell table:style-name="ce64" office:value-type="float" office:value="2.79033465699999" calcext:value-type="float">
            <text:p>2,79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7]-[.$D7])" office:value-type="float" office:value="0" calcext:value-type="float">
            <text:p>0,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208759316" calcext:value-type="float">
            <text:p>1,42E-02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7]-[.$D7])" office:value-type="float" office:value="0" calcext:value-type="float">
            <text:p>0,00</text:p>
          </table:table-cell>
          <table:table-cell table:style-name="ce64" office:value-type="float" office:value="0.000222469200000008" calcext:value-type="float">
            <text:p>2,22E-04</text:p>
          </table:table-cell>
          <table:table-cell/>
          <table:table-cell table:style-name="ce63" office:value-type="float" office:value="0.00000611000000000361" calcext:value-type="float">
            <text:p>6,11E-06</text:p>
          </table:table-cell>
          <table:table-cell table:style-name="ce19" office:value-type="float" office:value="0.00000725800000000998" calcext:value-type="float">
            <text:p>7,26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8925999999998" calcext:value-type="float">
            <text:p>2,09E-04</text:p>
          </table:table-cell>
          <table:table-cell table:style-name="ce64" office:value-type="float" office:value="0.000263005000000038" calcext:value-type="float">
            <text:p>2,63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7]-[.$D7])" office:value-type="float" office:value="0" calcext:value-type="float">
            <text:p>0,00</text:p>
          </table:table-cell>
          <table:table-cell table:style-name="ce64" office:value-type="float" office:value="2.568843921" calcext:value-type="float">
            <text:p>2,57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7]-[.$D7])" office:value-type="float" office:value="0" calcext:value-type="float">
            <text:p>0,00</text:p>
          </table:table-cell>
          <table:table-cell table:style-name="ce64" office:value-type="float" office:value="2.050254958" calcext:value-type="float">
            <text:p>2,05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7]-[.$D7])" office:value-type="float" office:value="0" calcext:value-type="float">
            <text:p>0,00</text:p>
          </table:table-cell>
          <table:table-cell table:style-name="ce64" office:value-type="float" office:value="7.325797213" calcext:value-type="float">
            <text:p>7,33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W7]-[.$D7])" office:value-type="float" office:value="0" calcext:value-type="float">
            <text:p>0,00</text:p>
          </table:table-cell>
          <table:table-cell table:style-name="ce64" office:value-type="float" office:value="5.592922792" calcext:value-type="float">
            <text:p>5,59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7]-[.$D7])" office:value-type="float" office:value="0" calcext:value-type="float">
            <text:p>0,00</text:p>
          </table:table-cell>
          <table:table-cell table:style-name="ce64" office:value-type="float" office:value="5.987284449" calcext:value-type="float">
            <text:p>5,99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I7]-[.$D7])" office:value-type="float" office:value="0" calcext:value-type="float">
            <text:p>0,00</text:p>
          </table:table-cell>
          <table:table-cell table:style-name="ce64" office:value-type="float" office:value="2.960130377" calcext:value-type="float">
            <text:p>2,96E+00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BO7]-[.$D7])" office:value-type="float" office:value="0" calcext:value-type="float">
            <text:p>0,00</text:p>
          </table:table-cell>
          <table:table-cell table:style-name="ce64" office:value-type="float" office:value="2.773307109" calcext:value-type="float">
            <text:p>2,77E+00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8]-[.$D8])" office:value-type="float" office:value="0" calcext:value-type="float">
            <text:p>0,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8]-[.$D8])" office:value-type="float" office:value="0" calcext:value-type="float">
            <text:p>0,00</text:p>
          </table:table-cell>
          <table:table-cell table:style-name="ce64" office:value-type="float" office:value="0.000213925799999992" calcext:value-type="float">
            <text:p>2,14E-04</text:p>
          </table:table-cell>
          <table:table-cell/>
          <table:table-cell table:style-name="ce63" office:value-type="float" office:value="0.00000614399999999959" calcext:value-type="float">
            <text:p>6,14E-06</text:p>
          </table:table-cell>
          <table:table-cell table:style-name="ce19" office:value-type="float" office:value="0.00000745199999999113" calcext:value-type="float">
            <text:p>7,45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11730999999993" calcext:value-type="float">
            <text:p>2,12E-04</text:p>
          </table:table-cell>
          <table:table-cell table:style-name="ce64" office:value-type="float" office:value="0.000218414999999972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E8]-[.$D8])" office:value-type="float" office:value="0" calcext:value-type="float">
            <text:p>0,00</text:p>
          </table:table-cell>
          <table:table-cell table:style-name="ce64" office:value-type="float" office:value="2.60992046299999" calcext:value-type="float">
            <text:p>2,61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K8]-[.$D8])" office:value-type="float" office:value="0" calcext:value-type="float">
            <text:p>0,00</text:p>
          </table:table-cell>
          <table:table-cell table:style-name="ce64" office:value-type="float" office:value="2.06240622600001" calcext:value-type="float">
            <text:p>2,06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Q8]-[.$D8])" office:value-type="float" office:value="0" calcext:value-type="float">
            <text:p>0,00</text:p>
          </table:table-cell>
          <table:table-cell table:style-name="ce64" office:value-type="float" office:value="7.30297593999998" calcext:value-type="float">
            <text:p>7,30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AW8]-[.$D8])" office:value-type="float" office:value="0" calcext:value-type="float">
            <text:p>0,00</text:p>
          </table:table-cell>
          <table:table-cell table:style-name="ce64" office:value-type="float" office:value="5.58933342999998" calcext:value-type="float">
            <text:p>5,59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C8]-[.$D8])" office:value-type="float" office:value="0" calcext:value-type="float">
            <text:p>0,00</text:p>
          </table:table-cell>
          <table:table-cell table:style-name="ce64" office:value-type="float" office:value="6.01996374699999" calcext:value-type="float">
            <text:p>6,02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BI8]-[.$D8])" office:value-type="float" office:value="0" calcext:value-type="float">
            <text:p>0,00</text:p>
          </table:table-cell>
          <table:table-cell table:style-name="ce64" office:value-type="float" office:value="2.98709714" calcext:value-type="float">
            <text:p>2,99E+00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BO8]-[.$D8])" office:value-type="float" office:value="0" calcext:value-type="float">
            <text:p>0,00</text:p>
          </table:table-cell>
          <table:table-cell table:style-name="ce64" office:value-type="float" office:value="2.799016733" calcext:value-type="float">
            <text:p>2,80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6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8.1169773663878" calcext:value-type="float">
            <text:p>58,12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16" table:formula="of:=100*([.$O9]-[.$D9])/MAX([.$O9];[.$D9])" office:value-type="float" office:value="74.0890197974535" calcext:value-type="float">
            <text:p>74,09</text:p>
          </table:table-cell>
          <table:table-cell table:style-name="ce64" office:value-type="float" office:value="0.00245744780000001" calcext:value-type="float">
            <text:p>2,46E-03</text:p>
          </table:table-cell>
          <table:table-cell/>
          <table:table-cell table:style-name="ce63" office:value-type="float" office:value="0.00033177999999999" calcext:value-type="float">
            <text:p>3,32E-04</text:p>
          </table:table-cell>
          <table:table-cell table:style-name="ce19" office:value-type="float" office:value="0.000346031999999996" calcext:value-type="float">
            <text:p>3,46E-04</text:p>
          </table:table-cell>
          <table:table-cell table:style-name="ce15" office:value-type="float" office:value="114.73598" calcext:value-type="float">
            <text:p>114,7360</text:p>
          </table:table-cell>
          <table:table-cell table:style-name="ce15" office:value-type="float" office:value="298.47415" calcext:value-type="float">
            <text:p>298,4742</text:p>
          </table:table-cell>
          <table:table-cell/>
          <table:table-cell table:style-name="ce64" office:value-type="float" office:value="0.00177294099999997" calcext:value-type="float">
            <text:p>1,77E-03</text:p>
          </table:table-cell>
          <table:table-cell table:style-name="ce64" office:value-type="float" office:value="0.00413812900000005" calcext:value-type="float">
            <text:p>4,14E-03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15.2852899999998" calcext:value-type="float">
            <text:p>15,2853</text:p>
          </table:table-cell>
          <table:table-cell table:style-name="ce16" table:formula="of:=100*([.$AE9]-[.$D9])/MAX([.$AE9];[.$D9])" office:value-type="float" office:value="16.7960830314645" calcext:value-type="float">
            <text:p>16,80</text:p>
          </table:table-cell>
          <table:table-cell table:style-name="ce64" office:value-type="float" office:value="2.662515219" calcext:value-type="float">
            <text:p>2,66E+00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27.4407800000001" calcext:value-type="float">
            <text:p>27,4408</text:p>
          </table:table-cell>
          <table:table-cell table:style-name="ce16" table:formula="of:=100*([.$AK9]-[.$D9])/MAX([.$AK9];[.$D9])" office:value-type="float" office:value="53.6530667131195" calcext:value-type="float">
            <text:p>53,65</text:p>
          </table:table-cell>
          <table:table-cell table:style-name="ce64" office:value-type="float" office:value="2.63821336799998" calcext:value-type="float">
            <text:p>2,64E+00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40.4491" calcext:value-type="float">
            <text:p>40,4491</text:p>
          </table:table-cell>
          <table:table-cell table:style-name="ce16" table:formula="of:=100*([.$AQ9]-[.$D9])/MAX([.$AQ9];[.$D9])" office:value-type="float" office:value="68.5581137775632" calcext:value-type="float">
            <text:p>68,56</text:p>
          </table:table-cell>
          <table:table-cell table:style-name="ce64" office:value-type="float" office:value="6.059174197" calcext:value-type="float">
            <text:p>6,06E+00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52.0786900000001" calcext:value-type="float">
            <text:p>52,0787</text:p>
          </table:table-cell>
          <table:table-cell table:style-name="ce16" table:formula="of:=100*([.$AW9]-[.$D9])/MAX([.$AW9];[.$D9])" office:value-type="float" office:value="75.579339649289" calcext:value-type="float">
            <text:p>75,58</text:p>
          </table:table-cell>
          <table:table-cell table:style-name="ce64" office:value-type="float" office:value="6.17363901600001" calcext:value-type="float">
            <text:p>6,17E+00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28.1763500000002" calcext:value-type="float">
            <text:p>28,1764</text:p>
          </table:table-cell>
          <table:table-cell table:style-name="ce16" table:formula="of:=100*([.$BC9]-[.$D9])/MAX([.$BC9];[.$D9])" office:value-type="float" office:value="54.8629968040587" calcext:value-type="float">
            <text:p>54,86</text:p>
          </table:table-cell>
          <table:table-cell table:style-name="ce64" office:value-type="float" office:value="15.601017815" calcext:value-type="float">
            <text:p>1,56E+01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20.39553" calcext:value-type="float">
            <text:p>20,3955</text:p>
          </table:table-cell>
          <table:table-cell table:style-name="ce16" table:formula="of:=100*([.$BI9]-[.$D9])/MAX([.$BI9];[.$D9])" office:value-type="float" office:value="37.6433953910504" calcext:value-type="float">
            <text:p>37,64</text:p>
          </table:table-cell>
          <table:table-cell table:style-name="ce64" office:value-type="float" office:value="4.11446207499998" calcext:value-type="float">
            <text:p>4,11E+00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33.44584" calcext:value-type="float">
            <text:p>33,4458</text:p>
          </table:table-cell>
          <table:table-cell table:style-name="ce16" table:formula="of:=100*([.$BO9]-[.$D9])/MAX([.$BO9];[.$D9])" office:value-type="float" office:value="61.9744637898175" calcext:value-type="float">
            <text:p>61,97</text:p>
          </table:table-cell>
          <table:table-cell table:style-name="ce64" office:value-type="float" office:value="3.81922056799999" calcext:value-type="float">
            <text:p>3,82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6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77131229196" calcext:value-type="float">
            <text:p>2,77E-01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16" table:formula="of:=100*([.$O10]-[.$D10])/MAX([.$O10];[.$D10])" office:value-type="float" office:value="59.1640493135804" calcext:value-type="float">
            <text:p>59,16</text:p>
          </table:table-cell>
          <table:table-cell table:style-name="ce64" office:value-type="float" office:value="0.0028955066" calcext:value-type="float">
            <text:p>2,90E-03</text:p>
          </table:table-cell>
          <table:table-cell/>
          <table:table-cell table:style-name="ce63" office:value-type="float" office:value="0.000327595000000014" calcext:value-type="float">
            <text:p>3,28E-04</text:p>
          </table:table-cell>
          <table:table-cell table:style-name="ce19" office:value-type="float" office:value="0.000398616000000004" calcext:value-type="float">
            <text:p>3,99E-04</text:p>
          </table:table-cell>
          <table:table-cell table:style-name="ce15" office:value-type="float" office:value="91.2915500000002" calcext:value-type="float">
            <text:p>91,2916</text:p>
          </table:table-cell>
          <table:table-cell table:style-name="ce15" office:value-type="float" office:value="208.19874" calcext:value-type="float">
            <text:p>208,1987</text:p>
          </table:table-cell>
          <table:table-cell/>
          <table:table-cell table:style-name="ce64" office:value-type="float" office:value="0.00141478800000006" calcext:value-type="float">
            <text:p>1,41E-03</text:p>
          </table:table-cell>
          <table:table-cell table:style-name="ce64" office:value-type="float" office:value="0.00371979100000008" calcext:value-type="float">
            <text:p>3,72E-03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1298000000002" calcext:value-type="float">
            <text:p>20,1298</text:p>
          </table:table-cell>
          <table:table-cell table:style-name="ce16" table:formula="of:=100*([.$AE10]-[.$D10])/MAX([.$AE10];[.$D10])" office:value-type="float" office:value="29.9608043795786" calcext:value-type="float">
            <text:p>29,96</text:p>
          </table:table-cell>
          <table:table-cell table:style-name="ce64" office:value-type="float" office:value="2.70988749499998" calcext:value-type="float">
            <text:p>2,71E+00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9.2205999999999" calcext:value-type="float">
            <text:p>29,2206</text:p>
          </table:table-cell>
          <table:table-cell table:style-name="ce16" table:formula="of:=100*([.$AK10]-[.$D10])/MAX([.$AK10];[.$D10])" office:value-type="float" office:value="51.7506485150895" calcext:value-type="float">
            <text:p>51,75</text:p>
          </table:table-cell>
          <table:table-cell table:style-name="ce64" office:value-type="float" office:value="2.673223716" calcext:value-type="float">
            <text:p>2,67E+00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36.0428999999998" calcext:value-type="float">
            <text:p>36,0429</text:p>
          </table:table-cell>
          <table:table-cell table:style-name="ce16" table:formula="of:=100*([.$AQ10]-[.$D10])/MAX([.$AQ10];[.$D10])" office:value-type="float" office:value="60.883419480675" calcext:value-type="float">
            <text:p>60,88</text:p>
          </table:table-cell>
          <table:table-cell table:style-name="ce64" office:value-type="float" office:value="6.141416701" calcext:value-type="float">
            <text:p>6,14E+00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37.1454900000001" calcext:value-type="float">
            <text:p>37,1455</text:p>
          </table:table-cell>
          <table:table-cell table:style-name="ce16" table:formula="of:=100*([.$AW10]-[.$D10])/MAX([.$AW10];[.$D10])" office:value-type="float" office:value="62.0445173828649" calcext:value-type="float">
            <text:p>62,04</text:p>
          </table:table-cell>
          <table:table-cell table:style-name="ce64" office:value-type="float" office:value="6.22263552199999" calcext:value-type="float">
            <text:p>6,22E+00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9562700000001" calcext:value-type="float">
            <text:p>20,9563</text:p>
          </table:table-cell>
          <table:table-cell table:style-name="ce16" table:formula="of:=100*([.$BC10]-[.$D10])/MAX([.$BC10];[.$D10])" office:value-type="float" office:value="32.7229988924574" calcext:value-type="float">
            <text:p>32,72</text:p>
          </table:table-cell>
          <table:table-cell table:style-name="ce64" office:value-type="float" office:value="15.46567857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1298000000002" calcext:value-type="float">
            <text:p>20,1298</text:p>
          </table:table-cell>
          <table:table-cell table:style-name="ce16" table:formula="of:=100*([.$BI10]-[.$D10])/MAX([.$BI10];[.$D10])" office:value-type="float" office:value="29.9608043795786" calcext:value-type="float">
            <text:p>29,96</text:p>
          </table:table-cell>
          <table:table-cell table:style-name="ce64" office:value-type="float" office:value="4.113957583" calcext:value-type="float">
            <text:p>4,11E+00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16.7546899999998" calcext:value-type="float">
            <text:p>16,7547</text:p>
          </table:table-cell>
          <table:table-cell table:style-name="ce16" table:formula="of:=100*([.$BO10]-[.$D10])/MAX([.$BO10];[.$D10])" office:value-type="float" office:value="15.8519196714478" calcext:value-type="float">
            <text:p>15,85</text:p>
          </table:table-cell>
          <table:table-cell table:style-name="ce64" office:value-type="float" office:value="3.856773468" calcext:value-type="float">
            <text:p>3,86E+00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6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8_n25_m7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16" table:formula="of:=100*([.$O11]-[.$D11])/MAX([.$O11];[.$D11])" office:value-type="float" office:value="62.5407653138172" calcext:value-type="float">
            <text:p>62,54</text:p>
          </table:table-cell>
          <table:table-cell table:style-name="ce64" office:value-type="float" office:value="0.00206939879999999" calcext:value-type="float">
            <text:p>2,07E-03</text:p>
          </table:table-cell>
          <table:table-cell/>
          <table:table-cell table:style-name="ce63" office:value-type="float" office:value="0.000333497000000016" calcext:value-type="float">
            <text:p>3,33E-04</text:p>
          </table:table-cell>
          <table:table-cell table:style-name="ce19" office:value-type="float" office:value="0.000374367999999986" calcext:value-type="float">
            <text:p>3,74E-04</text:p>
          </table:table-cell>
          <table:table-cell table:style-name="ce15" office:value-type="float" office:value="85.3233900000001" calcext:value-type="float">
            <text:p>85,3234</text:p>
          </table:table-cell>
          <table:table-cell table:style-name="ce15" office:value-type="float" office:value="171.36721" calcext:value-type="float">
            <text:p>171,3672</text:p>
          </table:table-cell>
          <table:table-cell/>
          <table:table-cell table:style-name="ce64" office:value-type="float" office:value="0.00180701900000002" calcext:value-type="float">
            <text:p>1,81E-03</text:p>
          </table:table-cell>
          <table:table-cell table:style-name="ce64" office:value-type="float" office:value="0.00235920199999995" calcext:value-type="float">
            <text:p>2,36E-03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4.2035299999999" calcext:value-type="float">
            <text:p>24,2035</text:p>
          </table:table-cell>
          <table:table-cell table:style-name="ce16" table:formula="of:=100*([.$AE11]-[.$D11])/MAX([.$AE11];[.$D11])" office:value-type="float" office:value="30.7489857884371" calcext:value-type="float">
            <text:p>30,75</text:p>
          </table:table-cell>
          <table:table-cell table:style-name="ce64" office:value-type="float" office:value="2.72808619400001" calcext:value-type="float">
            <text:p>2,73E+00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5.1324499999999" calcext:value-type="float">
            <text:p>25,1324</text:p>
          </table:table-cell>
          <table:table-cell table:style-name="ce16" table:formula="of:=100*([.$AK11]-[.$D11])/MAX([.$AK11];[.$D11])" office:value-type="float" office:value="33.3085711898369" calcext:value-type="float">
            <text:p>33,31</text:p>
          </table:table-cell>
          <table:table-cell table:style-name="ce64" office:value-type="float" office:value="2.695336696" calcext:value-type="float">
            <text:p>2,70E+00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16.7611899999999" calcext:value-type="float">
            <text:p>16,7612</text:p>
          </table:table-cell>
          <table:table-cell table:style-name="ce16" table:formula="of:=100*([.$AQ11]-[.$D11])/MAX([.$AQ11];[.$D11])" office:value-type="float" office:value="0.000000000000847842827102494" calcext:value-type="float">
            <text:p>0,00</text:p>
          </table:table-cell>
          <table:table-cell table:style-name="ce64" office:value-type="float" office:value="6.21735992100003" calcext:value-type="float">
            <text:p>6,22E+00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53.1314599999999" calcext:value-type="float">
            <text:p>53,1315</text:p>
          </table:table-cell>
          <table:table-cell table:style-name="ce16" table:formula="of:=100*([.$AW11]-[.$D11])/MAX([.$AW11];[.$D11])" office:value-type="float" office:value="68.4533607772122" calcext:value-type="float">
            <text:p>68,45</text:p>
          </table:table-cell>
          <table:table-cell table:style-name="ce64" office:value-type="float" office:value="6.30100638300002" calcext:value-type="float">
            <text:p>6,30E+00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3.83989" calcext:value-type="float">
            <text:p>23,8399</text:p>
          </table:table-cell>
          <table:table-cell table:style-name="ce16" table:formula="of:=100*([.$BC11]-[.$D11])/MAX([.$BC11];[.$D11])" office:value-type="float" office:value="29.6926705618196" calcext:value-type="float">
            <text:p>29,69</text:p>
          </table:table-cell>
          <table:table-cell table:style-name="ce64" office:value-type="float" office:value="15.72139811" calcext:value-type="float">
            <text:p>1,57E+01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33.69057" calcext:value-type="float">
            <text:p>33,6906</text:p>
          </table:table-cell>
          <table:table-cell table:style-name="ce16" table:formula="of:=100*([.$BI11]-[.$D11])/MAX([.$BI11];[.$D11])" office:value-type="float" office:value="50.2496099056804" calcext:value-type="float">
            <text:p>50,25</text:p>
          </table:table-cell>
          <table:table-cell table:style-name="ce64" office:value-type="float" office:value="4.13025517199998" calcext:value-type="float">
            <text:p>4,13E+00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26.1567900000001" calcext:value-type="float">
            <text:p>26,1568</text:p>
          </table:table-cell>
          <table:table-cell table:style-name="ce16" table:formula="of:=100*([.$BO11]-[.$D11])/MAX([.$BO11];[.$D11])" office:value-type="float" office:value="35.9203097933664" calcext:value-type="float">
            <text:p>35,92</text:p>
          </table:table-cell>
          <table:table-cell table:style-name="ce64" office:value-type="float" office:value="3.828179573" calcext:value-type="float">
            <text:p>3,83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6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22"/>
          <table:table-cell table:style-name="ce24" office:value-type="string" calcext:value-type="string">
            <text:p>Media Desv AGG_unif:</text:p>
          </table:table-cell>
          <table:table-cell table:style-name="ce29" table:formula="of:=SUM([.AF$4:.AF$53])/[.$B$1]" office:value-type="float" office:value="42.3998225671915" calcext:value-type="float">
            <text:p>42,40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16" table:formula="of:=100*([.$O12]-[.$D12])/MAX([.$O12];[.$D12])" office:value-type="float" office:value="66.1220983534302" calcext:value-type="float">
            <text:p>66,12</text:p>
          </table:table-cell>
          <table:table-cell table:style-name="ce64" office:value-type="float" office:value="0.00266474639999996" calcext:value-type="float">
            <text:p>2,66E-03</text:p>
          </table:table-cell>
          <table:table-cell/>
          <table:table-cell table:style-name="ce63" office:value-type="float" office:value="0.000334464000000006" calcext:value-type="float">
            <text:p>3,34E-04</text:p>
          </table:table-cell>
          <table:table-cell table:style-name="ce19" office:value-type="float" office:value="0.000398652999999999" calcext:value-type="float">
            <text:p>3,99E-04</text:p>
          </table:table-cell>
          <table:table-cell table:style-name="ce15" office:value-type="float" office:value="73.21141" calcext:value-type="float">
            <text:p>73,2114</text:p>
          </table:table-cell>
          <table:table-cell table:style-name="ce15" office:value-type="float" office:value="213.91223" calcext:value-type="float">
            <text:p>213,9122</text:p>
          </table:table-cell>
          <table:table-cell/>
          <table:table-cell table:style-name="ce64" office:value-type="float" office:value="0.001221162" calcext:value-type="float">
            <text:p>1,22E-03</text:p>
          </table:table-cell>
          <table:table-cell table:style-name="ce64" office:value-type="float" office:value="0.00478588099999999" calcext:value-type="float">
            <text:p>4,79E-03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6.49716" calcext:value-type="float">
            <text:p>36,4972</text:p>
          </table:table-cell>
          <table:table-cell table:style-name="ce16" table:formula="of:=100*([.$AE12]-[.$D12])/MAX([.$AE12];[.$D12])" office:value-type="float" office:value="53.2314021145757" calcext:value-type="float">
            <text:p>53,23</text:p>
          </table:table-cell>
          <table:table-cell table:style-name="ce64" office:value-type="float" office:value="2.71592053799998" calcext:value-type="float">
            <text:p>2,72E+00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19.99117" calcext:value-type="float">
            <text:p>19,9912</text:p>
          </table:table-cell>
          <table:table-cell table:style-name="ce16" table:formula="of:=100*([.$AK12]-[.$D12])/MAX([.$AK12];[.$D12])" office:value-type="float" office:value="14.6162530757335" calcext:value-type="float">
            <text:p>14,62</text:p>
          </table:table-cell>
          <table:table-cell table:style-name="ce64" office:value-type="float" office:value="2.69053146599998" calcext:value-type="float">
            <text:p>2,69E+00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8.45485" calcext:value-type="float">
            <text:p>38,4549</text:p>
          </table:table-cell>
          <table:table-cell table:style-name="ce16" table:formula="of:=100*([.$AQ12]-[.$D12])/MAX([.$AQ12];[.$D12])" office:value-type="float" office:value="55.6123349850541" calcext:value-type="float">
            <text:p>55,61</text:p>
          </table:table-cell>
          <table:table-cell table:style-name="ce64" office:value-type="float" office:value="6.19719075900002" calcext:value-type="float">
            <text:p>6,20E+00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44.21452" calcext:value-type="float">
            <text:p>44,2145</text:p>
          </table:table-cell>
          <table:table-cell table:style-name="ce16" table:formula="of:=100*([.$AW12]-[.$D12])/MAX([.$AW12];[.$D12])" office:value-type="float" office:value="61.3945599771299" calcext:value-type="float">
            <text:p>61,39</text:p>
          </table:table-cell>
          <table:table-cell table:style-name="ce64" office:value-type="float" office:value="6.305464976" calcext:value-type="float">
            <text:p>6,31E+00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28.50027" calcext:value-type="float">
            <text:p>28,5003</text:p>
          </table:table-cell>
          <table:table-cell table:style-name="ce16" table:formula="of:=100*([.$BC12]-[.$D12])/MAX([.$BC12];[.$D12])" office:value-type="float" office:value="40.1086024799067" calcext:value-type="float">
            <text:p>40,11</text:p>
          </table:table-cell>
          <table:table-cell table:style-name="ce64" office:value-type="float" office:value="18.561399251" calcext:value-type="float">
            <text:p>1,86E+01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6.49716" calcext:value-type="float">
            <text:p>36,4972</text:p>
          </table:table-cell>
          <table:table-cell table:style-name="ce16" table:formula="of:=100*([.$BI12]-[.$D12])/MAX([.$BI12];[.$D12])" office:value-type="float" office:value="53.2314021145757" calcext:value-type="float">
            <text:p>53,23</text:p>
          </table:table-cell>
          <table:table-cell table:style-name="ce64" office:value-type="float" office:value="4.42530745699997" calcext:value-type="float">
            <text:p>4,43E+00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25.82585" calcext:value-type="float">
            <text:p>25,8259</text:p>
          </table:table-cell>
          <table:table-cell table:style-name="ce16" table:formula="of:=100*([.$BO12]-[.$D12])/MAX([.$BO12];[.$D12])" office:value-type="float" office:value="33.9064929131088" calcext:value-type="float">
            <text:p>33,91</text:p>
          </table:table-cell>
          <table:table-cell table:style-name="ce64" office:value-type="float" office:value="3.84845909500001" calcext:value-type="float">
            <text:p>3,85E+00</text:p>
          </table:table-cell>
          <table:table-cell table:number-columns-repeated="188"/>
        </table:table-row>
        <table:table-row table:style-name="ro5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6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22"/>
          <table:table-cell table:style-name="ce24" office:value-type="string" calcext:value-type="string">
            <text:p>Media Tiempo AGG_unif:</text:p>
          </table:table-cell>
          <table:table-cell table:style-name="ce30" table:formula="of:=SUM([.AG$4:.AG$53])/[.$B$1]" office:value-type="float" office:value="10.47279799116" calcext:value-type="float">
            <text:p>1,05E+0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16" table:formula="of:=100*([.$O13]-[.$D13])/MAX([.$O13];[.$D13])" office:value-type="float" office:value="55.8006944684296" calcext:value-type="float">
            <text:p>55,80</text:p>
          </table:table-cell>
          <table:table-cell table:style-name="ce64" office:value-type="float" office:value="0.00216839719999999" calcext:value-type="float">
            <text:p>2,17E-03</text:p>
          </table:table-cell>
          <table:table-cell/>
          <table:table-cell table:style-name="ce63" office:value-type="float" office:value="0.000337084999999987" calcext:value-type="float">
            <text:p>3,37E-04</text:p>
          </table:table-cell>
          <table:table-cell table:style-name="ce19" office:value-type="float" office:value="0.00034613" calcext:value-type="float">
            <text:p>3,46E-04</text:p>
          </table:table-cell>
          <table:table-cell table:style-name="ce15" office:value-type="float" office:value="121.91521" calcext:value-type="float">
            <text:p>121,9152</text:p>
          </table:table-cell>
          <table:table-cell table:style-name="ce15" office:value-type="float" office:value="199.71533" calcext:value-type="float">
            <text:p>199,7153</text:p>
          </table:table-cell>
          <table:table-cell/>
          <table:table-cell table:style-name="ce64" office:value-type="float" office:value="0.00141285999999996" calcext:value-type="float">
            <text:p>1,41E-03</text:p>
          </table:table-cell>
          <table:table-cell table:style-name="ce64" office:value-type="float" office:value="0.003241987" calcext:value-type="float">
            <text:p>3,24E-03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41.47879" calcext:value-type="float">
            <text:p>41,4788</text:p>
          </table:table-cell>
          <table:table-cell table:style-name="ce16" table:formula="of:=100*([.$AE13]-[.$D13])/MAX([.$AE13];[.$D13])" office:value-type="float" office:value="43.9105383739499" calcext:value-type="float">
            <text:p>43,91</text:p>
          </table:table-cell>
          <table:table-cell table:style-name="ce64" office:value-type="float" office:value="2.73107352599999" calcext:value-type="float">
            <text:p>2,73E+00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40.4507600000001" calcext:value-type="float">
            <text:p>40,4508</text:p>
          </table:table-cell>
          <table:table-cell table:style-name="ce16" table:formula="of:=100*([.$AK13]-[.$D13])/MAX([.$AK13];[.$D13])" office:value-type="float" office:value="42.4850608492897" calcext:value-type="float">
            <text:p>42,49</text:p>
          </table:table-cell>
          <table:table-cell table:style-name="ce64" office:value-type="float" office:value="2.69831468799998" calcext:value-type="float">
            <text:p>2,70E+00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6.2379800000001" calcext:value-type="float">
            <text:p>26,2380</text:p>
          </table:table-cell>
          <table:table-cell table:style-name="ce16" table:formula="of:=100*([.$AQ13]-[.$D13])/MAX([.$AQ13];[.$D13])" office:value-type="float" office:value="11.3299499427936" calcext:value-type="float">
            <text:p>11,33</text:p>
          </table:table-cell>
          <table:table-cell table:style-name="ce64" office:value-type="float" office:value="6.223200604" calcext:value-type="float">
            <text:p>6,22E+00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47.5024099999999" calcext:value-type="float">
            <text:p>47,5024</text:p>
          </table:table-cell>
          <table:table-cell table:style-name="ce16" table:formula="of:=100*([.$AW13]-[.$D13])/MAX([.$AW13];[.$D13])" office:value-type="float" office:value="51.0230533566614" calcext:value-type="float">
            <text:p>51,02</text:p>
          </table:table-cell>
          <table:table-cell table:style-name="ce64" office:value-type="float" office:value="6.32915861800001" calcext:value-type="float">
            <text:p>6,33E+00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6.48585" calcext:value-type="float">
            <text:p>36,4859</text:p>
          </table:table-cell>
          <table:table-cell table:style-name="ce16" table:formula="of:=100*([.$BC13]-[.$D13])/MAX([.$BC13];[.$D13])" office:value-type="float" office:value="36.23492394997" calcext:value-type="float">
            <text:p>36,23</text:p>
          </table:table-cell>
          <table:table-cell table:style-name="ce64" office:value-type="float" office:value="17.247328139" calcext:value-type="float">
            <text:p>1,72E+01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6.48585" calcext:value-type="float">
            <text:p>36,4859</text:p>
          </table:table-cell>
          <table:table-cell table:style-name="ce16" table:formula="of:=100*([.$BI13]-[.$D13])/MAX([.$BI13];[.$D13])" office:value-type="float" office:value="36.23492394997" calcext:value-type="float">
            <text:p>36,23</text:p>
          </table:table-cell>
          <table:table-cell table:style-name="ce64" office:value-type="float" office:value="4.309608277" calcext:value-type="float">
            <text:p>4,31E+00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26.88426" calcext:value-type="float">
            <text:p>26,8843</text:p>
          </table:table-cell>
          <table:table-cell table:style-name="ce16" table:formula="of:=100*([.$BO13]-[.$D13])/MAX([.$BO13];[.$D13])" office:value-type="float" office:value="13.461519863296" calcext:value-type="float">
            <text:p>13,46</text:p>
          </table:table-cell>
          <table:table-cell table:style-name="ce64" office:value-type="float" office:value="3.821545679" calcext:value-type="float">
            <text:p>3,82E+00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6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1_n50_m5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16" table:formula="of:=100*([.$O14]-[.$D14])/MAX([.$O14];[.$D14])" office:value-type="float" office:value="87.175820099014" calcext:value-type="float">
            <text:p>87,18</text:p>
          </table:table-cell>
          <table:table-cell table:style-name="ce64" office:value-type="float" office:value="0.00269202719999997" calcext:value-type="float">
            <text:p>2,69E-03</text:p>
          </table:table-cell>
          <table:table-cell/>
          <table:table-cell table:style-name="ce63" office:value-type="float" office:value="0.000357371999999995" calcext:value-type="float">
            <text:p>3,57E-04</text:p>
          </table:table-cell>
          <table:table-cell table:style-name="ce19" office:value-type="float" office:value="0.000400445999999999" calcext:value-type="float">
            <text:p>4,00E-04</text:p>
          </table:table-cell>
          <table:table-cell table:style-name="ce15" office:value-type="float" office:value="65.9145600000001" calcext:value-type="float">
            <text:p>65,9146</text:p>
          </table:table-cell>
          <table:table-cell table:style-name="ce15" office:value-type="float" office:value="153.53712" calcext:value-type="float">
            <text:p>153,5371</text:p>
          </table:table-cell>
          <table:table-cell/>
          <table:table-cell table:style-name="ce64" office:value-type="float" office:value="0.00195979299999993" calcext:value-type="float">
            <text:p>1,96E-03</text:p>
          </table:table-cell>
          <table:table-cell table:style-name="ce64" office:value-type="float" office:value="0.003665472" calcext:value-type="float">
            <text:p>3,67E-03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1.67241" calcext:value-type="float">
            <text:p>11,6724</text:p>
          </table:table-cell>
          <table:table-cell table:style-name="ce16" table:formula="of:=100*([.$AE14]-[.$D14])/MAX([.$AE14];[.$D14])" office:value-type="float" office:value="83.4986947853955" calcext:value-type="float">
            <text:p>83,50</text:p>
          </table:table-cell>
          <table:table-cell table:style-name="ce64" office:value-type="float" office:value="3.13507469899997" calcext:value-type="float">
            <text:p>3,14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0.3486800000001" calcext:value-type="float">
            <text:p>10,3487</text:p>
          </table:table-cell>
          <table:table-cell table:style-name="ce16" table:formula="of:=100*([.$AK14]-[.$D14])/MAX([.$AK14];[.$D14])" office:value-type="float" office:value="81.3879644553701" calcext:value-type="float">
            <text:p>81,39</text:p>
          </table:table-cell>
          <table:table-cell table:style-name="ce64" office:value-type="float" office:value="3.12087895999997" calcext:value-type="float">
            <text:p>3,12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4.65746" calcext:value-type="float">
            <text:p>14,6575</text:p>
          </table:table-cell>
          <table:table-cell table:style-name="ce16" table:formula="of:=100*([.$AQ14]-[.$D14])/MAX([.$AQ14];[.$D14])" office:value-type="float" office:value="86.85925119359" calcext:value-type="float">
            <text:p>86,86</text:p>
          </table:table-cell>
          <table:table-cell table:style-name="ce64" office:value-type="float" office:value="7.61148125399996" calcext:value-type="float">
            <text:p>7,61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7.98055" calcext:value-type="float">
            <text:p>17,9806</text:p>
          </table:table-cell>
          <table:table-cell table:style-name="ce16" table:formula="of:=100*([.$AW14]-[.$D14])/MAX([.$AW14];[.$D14])" office:value-type="float" office:value="89.2878693922042" calcext:value-type="float">
            <text:p>89,29</text:p>
          </table:table-cell>
          <table:table-cell table:style-name="ce64" office:value-type="float" office:value="7.83545873200001" calcext:value-type="float">
            <text:p>7,84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1.2741000000001" calcext:value-type="float">
            <text:p>11,2741</text:p>
          </table:table-cell>
          <table:table-cell table:style-name="ce16" table:formula="of:=100*([.$BC14]-[.$D14])/MAX([.$BC14];[.$D14])" office:value-type="float" office:value="82.9157094579611" calcext:value-type="float">
            <text:p>82,92</text:p>
          </table:table-cell>
          <table:table-cell table:style-name="ce64" office:value-type="float" office:value="36.590736636" calcext:value-type="float">
            <text:p>3,66E+01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0.23198" calcext:value-type="float">
            <text:p>10,2320</text:p>
          </table:table-cell>
          <table:table-cell table:style-name="ce16" table:formula="of:=100*([.$BI14]-[.$D14])/MAX([.$BI14];[.$D14])" office:value-type="float" office:value="81.1756864262829" calcext:value-type="float">
            <text:p>81,18</text:p>
          </table:table-cell>
          <table:table-cell table:style-name="ce64" office:value-type="float" office:value="6.780789486" calcext:value-type="float">
            <text:p>6,78E+00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0.34979" calcext:value-type="float">
            <text:p>10,3498</text:p>
          </table:table-cell>
          <table:table-cell table:style-name="ce16" table:formula="of:=100*([.$BO14]-[.$D14])/MAX([.$BO14];[.$D14])" office:value-type="float" office:value="81.3899605692481" calcext:value-type="float">
            <text:p>81,39</text:p>
          </table:table-cell>
          <table:table-cell table:style-name="ce64" office:value-type="float" office:value="6.176080017" calcext:value-type="float">
            <text:p>6,18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6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Desv AGG_seg:</text:p>
          </table:table-cell>
          <table:table-cell table:style-name="ce29" table:formula="of:=SUM([.AL$4:.AL$53])/[.$B$1]" office:value-type="float" office:value="50.3672682595145" calcext:value-type="float">
            <text:p>50,37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16" table:formula="of:=100*([.$O15]-[.$D15])/MAX([.$O15];[.$D15])" office:value-type="float" office:value="89.1404041946223" calcext:value-type="float">
            <text:p>89,14</text:p>
          </table:table-cell>
          <table:table-cell table:style-name="ce64" office:value-type="float" office:value="0.003275329" calcext:value-type="float">
            <text:p>3,28E-03</text:p>
          </table:table-cell>
          <table:table-cell/>
          <table:table-cell table:style-name="ce63" office:value-type="float" office:value="0.000356305000000001" calcext:value-type="float">
            <text:p>3,56E-04</text:p>
          </table:table-cell>
          <table:table-cell table:style-name="ce19" office:value-type="float" office:value="0.000369867999999995" calcext:value-type="float">
            <text:p>3,70E-04</text:p>
          </table:table-cell>
          <table:table-cell table:style-name="ce15" office:value-type="float" office:value="47.73207" calcext:value-type="float">
            <text:p>47,7321</text:p>
          </table:table-cell>
          <table:table-cell table:style-name="ce15" office:value-type="float" office:value="107.19593" calcext:value-type="float">
            <text:p>107,1959</text:p>
          </table:table-cell>
          <table:table-cell/>
          <table:table-cell table:style-name="ce64" office:value-type="float" office:value="0.00188478599999997" calcext:value-type="float">
            <text:p>1,88E-03</text:p>
          </table:table-cell>
          <table:table-cell table:style-name="ce64" office:value-type="float" office:value="0.00510199700000003" calcext:value-type="float">
            <text:p>5,10E-03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33467" calcext:value-type="float">
            <text:p>12,3347</text:p>
          </table:table-cell>
          <table:table-cell table:style-name="ce16" table:formula="of:=100*([.$AE15]-[.$D15])/MAX([.$AE15];[.$D15])" office:value-type="float" office:value="82.8042420267416" calcext:value-type="float">
            <text:p>82,80</text:p>
          </table:table-cell>
          <table:table-cell table:style-name="ce64" office:value-type="float" office:value="3.13780736000001" calcext:value-type="float">
            <text:p>3,14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0.28629" calcext:value-type="float">
            <text:p>10,2863</text:p>
          </table:table-cell>
          <table:table-cell table:style-name="ce16" table:formula="of:=100*([.$AK15]-[.$D15])/MAX([.$AK15];[.$D15])" office:value-type="float" office:value="79.379931928809" calcext:value-type="float">
            <text:p>79,38</text:p>
          </table:table-cell>
          <table:table-cell table:style-name="ce64" office:value-type="float" office:value="3.12350288300001" calcext:value-type="float">
            <text:p>3,12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22.0578599999999" calcext:value-type="float">
            <text:p>22,0579</text:p>
          </table:table-cell>
          <table:table-cell table:style-name="ce16" table:formula="of:=100*([.$AQ15]-[.$D15])/MAX([.$AQ15];[.$D15])" office:value-type="float" office:value="90.3841986484631" calcext:value-type="float">
            <text:p>90,38</text:p>
          </table:table-cell>
          <table:table-cell table:style-name="ce64" office:value-type="float" office:value="7.54362402700002" calcext:value-type="float">
            <text:p>7,54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72209" calcext:value-type="float">
            <text:p>19,7221</text:p>
          </table:table-cell>
          <table:table-cell table:style-name="ce16" table:formula="of:=100*([.$AW15]-[.$D15])/MAX([.$AW15];[.$D15])" office:value-type="float" office:value="89.2453588843773" calcext:value-type="float">
            <text:p>89,25</text:p>
          </table:table-cell>
          <table:table-cell table:style-name="ce64" office:value-type="float" office:value="7.80995874800004" calcext:value-type="float">
            <text:p>7,81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47783" calcext:value-type="float">
            <text:p>19,4778</text:p>
          </table:table-cell>
          <table:table-cell table:style-name="ce16" table:formula="of:=100*([.$BC15]-[.$D15])/MAX([.$BC15];[.$D15])" office:value-type="float" office:value="89.1104912610896" calcext:value-type="float">
            <text:p>89,11</text:p>
          </table:table-cell>
          <table:table-cell table:style-name="ce64" office:value-type="float" office:value="36.009129369" calcext:value-type="float">
            <text:p>3,60E+01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9.09634000000006" calcext:value-type="float">
            <text:p>9,0963</text:p>
          </table:table-cell>
          <table:table-cell table:style-name="ce16" table:formula="of:=100*([.$BI15]-[.$D15])/MAX([.$BI15];[.$D15])" office:value-type="float" office:value="76.6824898805443" calcext:value-type="float">
            <text:p>76,68</text:p>
          </table:table-cell>
          <table:table-cell table:style-name="ce64" office:value-type="float" office:value="6.67985482199998" calcext:value-type="float">
            <text:p>6,68E+00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6.02265" calcext:value-type="float">
            <text:p>6,0227</text:p>
          </table:table-cell>
          <table:table-cell table:style-name="ce16" table:formula="of:=100*([.$BO15]-[.$D15])/MAX([.$BO15];[.$D15])" office:value-type="float" office:value="64.7822802254803" calcext:value-type="float">
            <text:p>64,78</text:p>
          </table:table-cell>
          <table:table-cell table:style-name="ce64" office:value-type="float" office:value="6.187980294" calcext:value-type="float">
            <text:p>6,19E+00</text:p>
          </table:table-cell>
          <table:table-cell table:number-columns-repeated="188"/>
        </table:table-row>
        <table:table-row table:style-name="ro6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6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22"/>
          <table:table-cell table:style-name="ce24" office:value-type="string" calcext:value-type="string">
            <text:p>Media Tiempo AGG_seg:</text:p>
          </table:table-cell>
          <table:table-cell table:style-name="ce30" table:formula="of:=SUM([.AM$4:.AM$53])/[.$B$1]" office:value-type="float" office:value="10.32794062382" calcext:value-type="float">
            <text:p>1,03E+01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16" table:formula="of:=100*([.$O16]-[.$D16])/MAX([.$O16];[.$D16])" office:value-type="float" office:value="83.3160701096406" calcext:value-type="float">
            <text:p>83,32</text:p>
          </table:table-cell>
          <table:table-cell table:style-name="ce64" office:value-type="float" office:value="0.00270296859999999" calcext:value-type="float">
            <text:p>2,70E-03</text:p>
          </table:table-cell>
          <table:table-cell/>
          <table:table-cell table:style-name="ce63" office:value-type="float" office:value="0.000350887999999994" calcext:value-type="float">
            <text:p>3,51E-04</text:p>
          </table:table-cell>
          <table:table-cell table:style-name="ce19" office:value-type="float" office:value="0.000410795999999991" calcext:value-type="float">
            <text:p>4,11E-04</text:p>
          </table:table-cell>
          <table:table-cell table:style-name="ce15" office:value-type="float" office:value="47.65721" calcext:value-type="float">
            <text:p>47,6572</text:p>
          </table:table-cell>
          <table:table-cell table:style-name="ce15" office:value-type="float" office:value="156.53751" calcext:value-type="float">
            <text:p>156,5375</text:p>
          </table:table-cell>
          <table:table-cell/>
          <table:table-cell table:style-name="ce64" office:value-type="float" office:value="0.00201963800000005" calcext:value-type="float">
            <text:p>2,02E-03</text:p>
          </table:table-cell>
          <table:table-cell table:style-name="ce64" office:value-type="float" office:value="0.00332243999999993" calcext:value-type="float">
            <text:p>3,32E-03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7.97363999999999" calcext:value-type="float">
            <text:p>7,9736</text:p>
          </table:table-cell>
          <table:table-cell table:style-name="ce16" table:formula="of:=100*([.$AE16]-[.$D16])/MAX([.$AE16];[.$D16])" office:value-type="float" office:value="70.373505701286" calcext:value-type="float">
            <text:p>70,37</text:p>
          </table:table-cell>
          <table:table-cell table:style-name="ce64" office:value-type="float" office:value="3.14545653399995" calcext:value-type="float">
            <text:p>3,15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1.8682" calcext:value-type="float">
            <text:p>11,8682</text:p>
          </table:table-cell>
          <table:table-cell table:style-name="ce16" table:formula="of:=100*([.$AK16]-[.$D16])/MAX([.$AK16];[.$D16])" office:value-type="float" office:value="80.0954651927" calcext:value-type="float">
            <text:p>80,10</text:p>
          </table:table-cell>
          <table:table-cell table:style-name="ce64" office:value-type="float" office:value="3.13010218600004" calcext:value-type="float">
            <text:p>3,13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3.72293" calcext:value-type="float">
            <text:p>13,7229</text:p>
          </table:table-cell>
          <table:table-cell table:style-name="ce16" table:formula="of:=100*([.$AQ16]-[.$D16])/MAX([.$AQ16];[.$D16])" office:value-type="float" office:value="82.785673321951" calcext:value-type="float">
            <text:p>82,79</text:p>
          </table:table-cell>
          <table:table-cell table:style-name="ce64" office:value-type="float" office:value="7.56202411800001" calcext:value-type="float">
            <text:p>7,56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20.13547" calcext:value-type="float">
            <text:p>20,1355</text:p>
          </table:table-cell>
          <table:table-cell table:style-name="ce16" table:formula="of:=100*([.$AW16]-[.$D16])/MAX([.$AW16];[.$D16])" office:value-type="float" office:value="88.2679172624231" calcext:value-type="float">
            <text:p>88,27</text:p>
          </table:table-cell>
          <table:table-cell table:style-name="ce64" office:value-type="float" office:value="7.80937986699996" calcext:value-type="float">
            <text:p>7,81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4.58103000000006" calcext:value-type="float">
            <text:p>4,5810</text:p>
          </table:table-cell>
          <table:table-cell table:style-name="ce16" table:formula="of:=100*([.$BC16]-[.$D16])/MAX([.$BC16];[.$D16])" office:value-type="float" office:value="48.4327760350849" calcext:value-type="float">
            <text:p>48,43</text:p>
          </table:table-cell>
          <table:table-cell table:style-name="ce64" office:value-type="float" office:value="39.795368821" calcext:value-type="float">
            <text:p>3,98E+01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9.71299" calcext:value-type="float">
            <text:p>19,7130</text:p>
          </table:table-cell>
          <table:table-cell table:style-name="ce16" table:formula="of:=100*([.$BI16]-[.$D16])/MAX([.$BI16];[.$D16])" office:value-type="float" office:value="88.0164805034651" calcext:value-type="float">
            <text:p>88,02</text:p>
          </table:table-cell>
          <table:table-cell table:style-name="ce64" office:value-type="float" office:value="7.19715677599993" calcext:value-type="float">
            <text:p>7,20E+00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9.15487000000002" calcext:value-type="float">
            <text:p>9,1549</text:p>
          </table:table-cell>
          <table:table-cell table:style-name="ce16" table:formula="of:=100*([.$BO16]-[.$D16])/MAX([.$BO16];[.$D16])" office:value-type="float" office:value="74.1961382302537" calcext:value-type="float">
            <text:p>74,20</text:p>
          </table:table-cell>
          <table:table-cell table:style-name="ce64" office:value-type="float" office:value="6.23729053099999" calcext:value-type="float">
            <text:p>6,24E+00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6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4_n50_m5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16" table:formula="of:=100*([.$O17]-[.$D17])/MAX([.$O17];[.$D17])" office:value-type="float" office:value="91.6505856437468" calcext:value-type="float">
            <text:p>91,65</text:p>
          </table:table-cell>
          <table:table-cell table:style-name="ce64" office:value-type="float" office:value="0.00204058579999997" calcext:value-type="float">
            <text:p>2,04E-03</text:p>
          </table:table-cell>
          <table:table-cell/>
          <table:table-cell table:style-name="ce63" office:value-type="float" office:value="0.00036208900000001" calcext:value-type="float">
            <text:p>3,62E-04</text:p>
          </table:table-cell>
          <table:table-cell table:style-name="ce19" office:value-type="float" office:value="0.000367777000000014" calcext:value-type="float">
            <text:p>3,68E-04</text:p>
          </table:table-cell>
          <table:table-cell table:style-name="ce15" office:value-type="float" office:value="57.96498" calcext:value-type="float">
            <text:p>57,9650</text:p>
          </table:table-cell>
          <table:table-cell table:style-name="ce15" office:value-type="float" office:value="192.6112" calcext:value-type="float">
            <text:p>192,6112</text:p>
          </table:table-cell>
          <table:table-cell/>
          <table:table-cell table:style-name="ce64" office:value-type="float" office:value="0.00130346399999992" calcext:value-type="float">
            <text:p>1,30E-03</text:p>
          </table:table-cell>
          <table:table-cell table:style-name="ce64" office:value-type="float" office:value="0.00339307899999996" calcext:value-type="float">
            <text:p>3,39E-03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9.49883" calcext:value-type="float">
            <text:p>9,4988</text:p>
          </table:table-cell>
          <table:table-cell table:style-name="ce16" table:formula="of:=100*([.$AE17]-[.$D17])/MAX([.$AE17];[.$D17])" office:value-type="float" office:value="82.4904751427292" calcext:value-type="float">
            <text:p>82,49</text:p>
          </table:table-cell>
          <table:table-cell table:style-name="ce64" office:value-type="float" office:value="3.13319833800006" calcext:value-type="float">
            <text:p>3,13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0.39431" calcext:value-type="float">
            <text:p>10,3943</text:p>
          </table:table-cell>
          <table:table-cell table:style-name="ce16" table:formula="of:=100*([.$AK17]-[.$D17])/MAX([.$AK17];[.$D17])" office:value-type="float" office:value="83.9989378804375" calcext:value-type="float">
            <text:p>84,00</text:p>
          </table:table-cell>
          <table:table-cell table:style-name="ce64" office:value-type="float" office:value="3.12366733299996" calcext:value-type="float">
            <text:p>3,12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8.99893" calcext:value-type="float">
            <text:p>18,9989</text:p>
          </table:table-cell>
          <table:table-cell table:style-name="ce16" table:formula="of:=100*([.$AQ17]-[.$D17])/MAX([.$AQ17];[.$D17])" office:value-type="float" office:value="91.2458227910735" calcext:value-type="float">
            <text:p>91,25</text:p>
          </table:table-cell>
          <table:table-cell table:style-name="ce64" office:value-type="float" office:value="7.59929132800005" calcext:value-type="float">
            <text:p>7,60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7.75518" calcext:value-type="float">
            <text:p>7,7552</text:p>
          </table:table-cell>
          <table:table-cell table:style-name="ce16" table:formula="of:=100*([.$AW17]-[.$D17])/MAX([.$AW17];[.$D17])" office:value-type="float" office:value="78.5536892760722" calcext:value-type="float">
            <text:p>78,55</text:p>
          </table:table-cell>
          <table:table-cell table:style-name="ce64" office:value-type="float" office:value="7.831716218" calcext:value-type="float">
            <text:p>7,83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0.54666" calcext:value-type="float">
            <text:p>10,5467</text:p>
          </table:table-cell>
          <table:table-cell table:style-name="ce16" table:formula="of:=100*([.$BC17]-[.$D17])/MAX([.$BC17];[.$D17])" office:value-type="float" office:value="84.2300785272313" calcext:value-type="float">
            <text:p>84,23</text:p>
          </table:table-cell>
          <table:table-cell table:style-name="ce64" office:value-type="float" office:value="39.362787322" calcext:value-type="float">
            <text:p>3,94E+01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8.57485999999989" calcext:value-type="float">
            <text:p>8,5749</text:p>
          </table:table-cell>
          <table:table-cell table:style-name="ce16" table:formula="of:=100*([.$BI17]-[.$D17])/MAX([.$BI17];[.$D17])" office:value-type="float" office:value="80.6037649594288" calcext:value-type="float">
            <text:p>80,60</text:p>
          </table:table-cell>
          <table:table-cell table:style-name="ce64" office:value-type="float" office:value="7.07725955199999" calcext:value-type="float">
            <text:p>7,08E+00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1.73005" calcext:value-type="float">
            <text:p>11,7301</text:p>
          </table:table-cell>
          <table:table-cell table:style-name="ce16" table:formula="of:=100*([.$BO17]-[.$D17])/MAX([.$BO17];[.$D17])" office:value-type="float" office:value="85.8210323059159" calcext:value-type="float">
            <text:p>85,82</text:p>
          </table:table-cell>
          <table:table-cell table:style-name="ce64" office:value-type="float" office:value="6.22891709600003" calcext:value-type="float">
            <text:p>6,23E+00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6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2"/>
          <table:table-cell table:style-name="ce24" office:value-type="string" calcext:value-type="string">
            <text:p>Media Desv AGE_unif:</text:p>
          </table:table-cell>
          <table:table-cell table:style-name="ce29" table:formula="of:=SUM([.AR$4:.AR$53])/[.$B$1]" office:value-type="float" office:value="49.5860907057554" calcext:value-type="float">
            <text:p>49,59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16" table:formula="of:=100*([.$O18]-[.$D18])/MAX([.$O18];[.$D18])" office:value-type="float" office:value="84.9862098332321" calcext:value-type="float">
            <text:p>84,99</text:p>
          </table:table-cell>
          <table:table-cell table:style-name="ce64" office:value-type="float" office:value="0.00242267020000002" calcext:value-type="float">
            <text:p>2,42E-03</text:p>
          </table:table-cell>
          <table:table-cell/>
          <table:table-cell table:style-name="ce63" office:value-type="float" office:value="0.000360002999999998" calcext:value-type="float">
            <text:p>3,60E-04</text:p>
          </table:table-cell>
          <table:table-cell table:style-name="ce19" office:value-type="float" office:value="0.000369576999999954" calcext:value-type="float">
            <text:p>3,70E-04</text:p>
          </table:table-cell>
          <table:table-cell table:style-name="ce15" office:value-type="float" office:value="88.0425799999999" calcext:value-type="float">
            <text:p>88,0426</text:p>
          </table:table-cell>
          <table:table-cell table:style-name="ce15" office:value-type="float" office:value="168.56577" calcext:value-type="float">
            <text:p>168,5658</text:p>
          </table:table-cell>
          <table:table-cell/>
          <table:table-cell table:style-name="ce64" office:value-type="float" office:value="0.00158903200000005" calcext:value-type="float">
            <text:p>1,59E-03</text:p>
          </table:table-cell>
          <table:table-cell table:style-name="ce64" office:value-type="float" office:value="0.00379730300000003" calcext:value-type="float">
            <text:p>3,80E-03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1.861" calcext:value-type="float">
            <text:p>11,8610</text:p>
          </table:table-cell>
          <table:table-cell table:style-name="ce16" table:formula="of:=100*([.$AE18]-[.$D18])/MAX([.$AE18];[.$D18])" office:value-type="float" office:value="75.9452828597929" calcext:value-type="float">
            <text:p>75,95</text:p>
          </table:table-cell>
          <table:table-cell table:style-name="ce64" office:value-type="float" office:value="3.12971885700006" calcext:value-type="float">
            <text:p>3,13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0.2117500000001" calcext:value-type="float">
            <text:p>10,2118</text:p>
          </table:table-cell>
          <table:table-cell table:style-name="ce16" table:formula="of:=100*([.$AK18]-[.$D18])/MAX([.$AK18];[.$D18])" office:value-type="float" office:value="72.0603226675159" calcext:value-type="float">
            <text:p>72,06</text:p>
          </table:table-cell>
          <table:table-cell table:style-name="ce64" office:value-type="float" office:value="3.11405602599996" calcext:value-type="float">
            <text:p>3,11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8.1266600000001" calcext:value-type="float">
            <text:p>18,1267</text:p>
          </table:table-cell>
          <table:table-cell table:style-name="ce16" table:formula="of:=100*([.$AQ18]-[.$D18])/MAX([.$AQ18];[.$D18])" office:value-type="float" office:value="84.2600346671701" calcext:value-type="float">
            <text:p>84,26</text:p>
          </table:table-cell>
          <table:table-cell table:style-name="ce64" office:value-type="float" office:value="7.57812681600001" calcext:value-type="float">
            <text:p>7,58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5.6215400000001" calcext:value-type="float">
            <text:p>15,6215</text:p>
          </table:table-cell>
          <table:table-cell table:style-name="ce16" table:formula="of:=100*([.$AW18]-[.$D18])/MAX([.$AW18];[.$D18])" office:value-type="float" office:value="81.735923602923" calcext:value-type="float">
            <text:p>81,74</text:p>
          </table:table-cell>
          <table:table-cell table:style-name="ce64" office:value-type="float" office:value="7.79871853299994" calcext:value-type="float">
            <text:p>7,80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6.2844" calcext:value-type="float">
            <text:p>16,2844</text:p>
          </table:table-cell>
          <table:table-cell table:style-name="ce16" table:formula="of:=100*([.$BC18]-[.$D18])/MAX([.$BC18];[.$D18])" office:value-type="float" office:value="82.4793667559139" calcext:value-type="float">
            <text:p>82,48</text:p>
          </table:table-cell>
          <table:table-cell table:style-name="ce64" office:value-type="float" office:value="36.575874447" calcext:value-type="float">
            <text:p>3,66E+01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2.94375000000002" calcext:value-type="float">
            <text:p>2,9438</text:p>
          </table:table-cell>
          <table:table-cell table:style-name="ce16" table:formula="of:=100*([.$BI18]-[.$D18])/MAX([.$BI18];[.$D18])" office:value-type="float" office:value="3.0783864118917" calcext:value-type="float">
            <text:p>3,08</text:p>
          </table:table-cell>
          <table:table-cell table:style-name="ce64" office:value-type="float" office:value="6.80135013699999" calcext:value-type="float">
            <text:p>6,80E+00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1.48558" calcext:value-type="float">
            <text:p>11,4856</text:p>
          </table:table-cell>
          <table:table-cell table:style-name="ce16" table:formula="of:=100*([.$BO18]-[.$D18])/MAX([.$BO18];[.$D18])" office:value-type="float" office:value="75.1590254910944" calcext:value-type="float">
            <text:p>75,16</text:p>
          </table:table-cell>
          <table:table-cell table:style-name="ce64" office:value-type="float" office:value="6.19922222999992" calcext:value-type="float">
            <text:p>6,20E+00</text:p>
          </table:table-cell>
          <table:table-cell table:number-columns-repeated="188"/>
        </table:table-row>
        <table:table-row table:style-name="ro7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6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23"/>
          <table:table-cell table:style-name="ce24" office:value-type="string" calcext:value-type="string">
            <text:p>Media Tiempo AGE_unif:</text:p>
          </table:table-cell>
          <table:table-cell table:style-name="ce30" table:formula="of:=SUM([.AS$4:.AS$53])/[.$B$1]" office:value-type="float" office:value="16.8546879605" calcext:value-type="float">
            <text:p>1,69E+01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16" table:formula="of:=100*([.$O19]-[.$D19])/MAX([.$O19];[.$D19])" office:value-type="float" office:value="72.3812779740668" calcext:value-type="float">
            <text:p>72,38</text:p>
          </table:table-cell>
          <table:table-cell table:style-name="ce64" office:value-type="float" office:value="0.0183029196" calcext:value-type="float">
            <text:p>1,83E-02</text:p>
          </table:table-cell>
          <table:table-cell/>
          <table:table-cell table:style-name="ce63" office:value-type="float" office:value="0.00275024600000001" calcext:value-type="float">
            <text:p>2,75E-03</text:p>
          </table:table-cell>
          <table:table-cell table:style-name="ce19" office:value-type="float" office:value="0.00281993200000003" calcext:value-type="float">
            <text:p>2,82E-03</text:p>
          </table:table-cell>
          <table:table-cell table:style-name="ce15" office:value-type="float" office:value="229.65291" calcext:value-type="float">
            <text:p>229,6529</text:p>
          </table:table-cell>
          <table:table-cell table:style-name="ce15" office:value-type="float" office:value="382.44575" calcext:value-type="float">
            <text:p>382,4458</text:p>
          </table:table-cell>
          <table:table-cell/>
          <table:table-cell table:style-name="ce64" office:value-type="float" office:value="0.010488973" calcext:value-type="float">
            <text:p>1,05E-02</text:p>
          </table:table-cell>
          <table:table-cell table:style-name="ce64" office:value-type="float" office:value="0.035261653" calcext:value-type="float">
            <text:p>3,53E-02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4.2732500000002" calcext:value-type="float">
            <text:p>84,2733</text:p>
          </table:table-cell>
          <table:table-cell table:style-name="ce16" table:formula="of:=100*([.$AE19]-[.$D19])/MAX([.$AE19];[.$D19])" office:value-type="float" office:value="49.2771668352662" calcext:value-type="float">
            <text:p>49,28</text:p>
          </table:table-cell>
          <table:table-cell table:style-name="ce64" office:value-type="float" office:value="5.75636470699999" calcext:value-type="float">
            <text:p>5,76E+00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5.0550599999999" calcext:value-type="float">
            <text:p>85,0551</text:p>
          </table:table-cell>
          <table:table-cell table:style-name="ce16" table:formula="of:=100*([.$AK19]-[.$D19])/MAX([.$AK19];[.$D19])" office:value-type="float" office:value="49.7434015095643" calcext:value-type="float">
            <text:p>49,74</text:p>
          </table:table-cell>
          <table:table-cell table:style-name="ce64" office:value-type="float" office:value="5.65797021599997" calcext:value-type="float">
            <text:p>5,66E+00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78.9015299999999" calcext:value-type="float">
            <text:p>78,9015</text:p>
          </table:table-cell>
          <table:table-cell table:style-name="ce16" table:formula="of:=100*([.$AQ19]-[.$D19])/MAX([.$AQ19];[.$D19])" office:value-type="float" office:value="45.823889600114" calcext:value-type="float">
            <text:p>45,82</text:p>
          </table:table-cell>
          <table:table-cell table:style-name="ce64" office:value-type="float" office:value="10.292369634" calcext:value-type="float">
            <text:p>1,03E+01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217.13413" calcext:value-type="float">
            <text:p>217,1341</text:p>
          </table:table-cell>
          <table:table-cell table:style-name="ce16" table:formula="of:=100*([.$AW19]-[.$D19])/MAX([.$AW19];[.$D19])" office:value-type="float" office:value="80.3136522111936" calcext:value-type="float">
            <text:p>80,31</text:p>
          </table:table-cell>
          <table:table-cell table:style-name="ce64" office:value-type="float" office:value="10.580757146" calcext:value-type="float">
            <text:p>1,06E+01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62.4365700000003" calcext:value-type="float">
            <text:p>62,4366</text:p>
          </table:table-cell>
          <table:table-cell table:style-name="ce16" table:formula="of:=100*([.$BC19]-[.$D19])/MAX([.$BC19];[.$D19])" office:value-type="float" office:value="31.5372705451326" calcext:value-type="float">
            <text:p>31,54</text:p>
          </table:table-cell>
          <table:table-cell table:style-name="ce64" office:value-type="float" office:value="77.9481428840001" calcext:value-type="float">
            <text:p>7,79E+01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81.0557500000002" calcext:value-type="float">
            <text:p>81,0558</text:p>
          </table:table-cell>
          <table:table-cell table:style-name="ce16" table:formula="of:=100*([.$BI19]-[.$D19])/MAX([.$BI19];[.$D19])" office:value-type="float" office:value="47.2637289766624" calcext:value-type="float">
            <text:p>47,26</text:p>
          </table:table-cell>
          <table:table-cell table:style-name="ce64" office:value-type="float" office:value="13.6663492470001" calcext:value-type="float">
            <text:p>1,37E+01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1.87216" calcext:value-type="float">
            <text:p>111,8722</text:p>
          </table:table-cell>
          <table:table-cell table:style-name="ce16" table:formula="of:=100*([.$BO19]-[.$D19])/MAX([.$BO19];[.$D19])" office:value-type="float" office:value="61.7905115982394" calcext:value-type="float">
            <text:p>61,79</text:p>
          </table:table-cell>
          <table:table-cell table:style-name="ce64" office:value-type="float" office:value="12.771768576" calcext:value-type="float">
            <text:p>1,28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6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16" table:formula="of:=100*([.$O20]-[.$D20])/MAX([.$O20];[.$D20])" office:value-type="float" office:value="60.0601135531363" calcext:value-type="float">
            <text:p>60,06</text:p>
          </table:table-cell>
          <table:table-cell table:style-name="ce64" office:value-type="float" office:value="0.0246485746" calcext:value-type="float">
            <text:p>2,46E-02</text:p>
          </table:table-cell>
          <table:table-cell/>
          <table:table-cell table:style-name="ce63" office:value-type="float" office:value="0.00276343800000001" calcext:value-type="float">
            <text:p>2,76E-03</text:p>
          </table:table-cell>
          <table:table-cell table:style-name="ce19" office:value-type="float" office:value="0.00295295900000003" calcext:value-type="float">
            <text:p>2,95E-03</text:p>
          </table:table-cell>
          <table:table-cell table:style-name="ce15" office:value-type="float" office:value="275.0688" calcext:value-type="float">
            <text:p>275,0688</text:p>
          </table:table-cell>
          <table:table-cell table:style-name="ce15" office:value-type="float" office:value="399.73619" calcext:value-type="float">
            <text:p>399,7362</text:p>
          </table:table-cell>
          <table:table-cell/>
          <table:table-cell table:style-name="ce64" office:value-type="float" office:value="0.010699447" calcext:value-type="float">
            <text:p>1,07E-02</text:p>
          </table:table-cell>
          <table:table-cell table:style-name="ce64" office:value-type="float" office:value="0.0516513559999999" calcext:value-type="float">
            <text:p>5,17E-02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84.2145199999999" calcext:value-type="float">
            <text:p>84,2145</text:p>
          </table:table-cell>
          <table:table-cell table:style-name="ce16" table:formula="of:=100*([.$AE20]-[.$D20])/MAX([.$AE20];[.$D20])" office:value-type="float" office:value="42.8749222818112" calcext:value-type="float">
            <text:p>42,87</text:p>
          </table:table-cell>
          <table:table-cell table:style-name="ce64" office:value-type="float" office:value="5.70131317899995" calcext:value-type="float">
            <text:p>5,70E+00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64.3779199999999" calcext:value-type="float">
            <text:p>64,3779</text:p>
          </table:table-cell>
          <table:table-cell table:style-name="ce16" table:formula="of:=100*([.$AK20]-[.$D20])/MAX([.$AK20];[.$D20])" office:value-type="float" office:value="25.2731215919997" calcext:value-type="float">
            <text:p>25,27</text:p>
          </table:table-cell>
          <table:table-cell table:style-name="ce64" office:value-type="float" office:value="5.63834975500004" calcext:value-type="float">
            <text:p>5,64E+00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43.37897" calcext:value-type="float">
            <text:p>143,3790</text:p>
          </table:table-cell>
          <table:table-cell table:style-name="ce16" table:formula="of:=100*([.$AQ20]-[.$D20])/MAX([.$AQ20];[.$D20])" office:value-type="float" office:value="66.44723420736" calcext:value-type="float">
            <text:p>66,45</text:p>
          </table:table-cell>
          <table:table-cell table:style-name="ce64" office:value-type="float" office:value="10.216567083" calcext:value-type="float">
            <text:p>1,02E+01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15.18771" calcext:value-type="float">
            <text:p>115,1877</text:p>
          </table:table-cell>
          <table:table-cell table:style-name="ce16" table:formula="of:=100*([.$AW20]-[.$D20])/MAX([.$AW20];[.$D20])" office:value-type="float" office:value="58.2354662663234" calcext:value-type="float">
            <text:p>58,24</text:p>
          </table:table-cell>
          <table:table-cell table:style-name="ce64" office:value-type="float" office:value="10.733530564" calcext:value-type="float">
            <text:p>1,07E+01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60.2144800000001" calcext:value-type="float">
            <text:p>60,2145</text:p>
          </table:table-cell>
          <table:table-cell table:style-name="ce16" table:formula="of:=100*([.$BC20]-[.$D20])/MAX([.$BC20];[.$D20])" office:value-type="float" office:value="20.1062435480643" calcext:value-type="float">
            <text:p>20,11</text:p>
          </table:table-cell>
          <table:table-cell table:style-name="ce64" office:value-type="float" office:value="76.964307709" calcext:value-type="float">
            <text:p>7,70E+01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48.1076099999997" calcext:value-type="float">
            <text:p>48,1076</text:p>
          </table:table-cell>
          <table:table-cell table:style-name="ce16" table:formula="of:=100*([.$BI20]-[.$D20])/MAX([.$BI20];[.$D20])" office:value-type="float" office:value="0" calcext:value-type="float">
            <text:p>0,00</text:p>
          </table:table-cell>
          <table:table-cell table:style-name="ce64" office:value-type="float" office:value="13.490555535" calcext:value-type="float">
            <text:p>1,35E+01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60.2976" calcext:value-type="float">
            <text:p>60,2976</text:p>
          </table:table-cell>
          <table:table-cell table:style-name="ce16" table:formula="of:=100*([.$BO20]-[.$D20])/MAX([.$BO20];[.$D20])" office:value-type="float" office:value="20.2163767712154" calcext:value-type="float">
            <text:p>20,22</text:p>
          </table:table-cell>
          <table:table-cell table:style-name="ce64" office:value-type="float" office:value="12.7227424600001" calcext:value-type="float">
            <text:p>1,27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6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24"/>
          <table:table-cell table:style-name="ce24" office:value-type="string" calcext:value-type="string">
            <text:p>Media Desv AGE_seg:</text:p>
          </table:table-cell>
          <table:table-cell table:style-name="ce29" table:formula="of:=SUM([.AX$4:.AX$53])/[.$B$1]" office:value-type="float" office:value="69.9120033375296" calcext:value-type="float">
            <text:p>69,91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16" table:formula="of:=100*([.$O21]-[.$D21])/MAX([.$O21];[.$D21])" office:value-type="float" office:value="63.669242430933" calcext:value-type="float">
            <text:p>63,67</text:p>
          </table:table-cell>
          <table:table-cell table:style-name="ce64" office:value-type="float" office:value="0.0291248788" calcext:value-type="float">
            <text:p>2,91E-02</text:p>
          </table:table-cell>
          <table:table-cell/>
          <table:table-cell table:style-name="ce63" office:value-type="float" office:value="0.00283032699999997" calcext:value-type="float">
            <text:p>2,83E-03</text:p>
          </table:table-cell>
          <table:table-cell table:style-name="ce19" office:value-type="float" office:value="0.002897072" calcext:value-type="float">
            <text:p>2,90E-03</text:p>
          </table:table-cell>
          <table:table-cell table:style-name="ce15" office:value-type="float" office:value="316.51819" calcext:value-type="float">
            <text:p>316,5182</text:p>
          </table:table-cell>
          <table:table-cell table:style-name="ce15" office:value-type="float" office:value="451.33192" calcext:value-type="float">
            <text:p>451,3319</text:p>
          </table:table-cell>
          <table:table-cell/>
          <table:table-cell table:style-name="ce64" office:value-type="float" office:value="0.00972140399999999" calcext:value-type="float">
            <text:p>9,72E-03</text:p>
          </table:table-cell>
          <table:table-cell table:style-name="ce64" office:value-type="float" office:value="0.04399789" calcext:value-type="float">
            <text:p>4,40E-02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97.0074100000002" calcext:value-type="float">
            <text:p>97,0074</text:p>
          </table:table-cell>
          <table:table-cell table:style-name="ce16" table:formula="of:=100*([.$AE21]-[.$D21])/MAX([.$AE21];[.$D21])" office:value-type="float" office:value="55.4713500752163" calcext:value-type="float">
            <text:p>55,47</text:p>
          </table:table-cell>
          <table:table-cell table:style-name="ce64" office:value-type="float" office:value="5.73195844399993" calcext:value-type="float">
            <text:p>5,73E+0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64.7887500000002" calcext:value-type="float">
            <text:p>64,7888</text:p>
          </table:table-cell>
          <table:table-cell table:style-name="ce16" table:formula="of:=100*([.$AK21]-[.$D21])/MAX([.$AK21];[.$D21])" office:value-type="float" office:value="33.3277922478832" calcext:value-type="float">
            <text:p>33,33</text:p>
          </table:table-cell>
          <table:table-cell table:style-name="ce64" office:value-type="float" office:value="5.62902057000008" calcext:value-type="float">
            <text:p>5,63E+00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85.2400499999999" calcext:value-type="float">
            <text:p>85,2400</text:p>
          </table:table-cell>
          <table:table-cell table:style-name="ce16" table:formula="of:=100*([.$AQ21]-[.$D21])/MAX([.$AQ21];[.$D21])" office:value-type="float" office:value="49.3241850515107" calcext:value-type="float">
            <text:p>49,32</text:p>
          </table:table-cell>
          <table:table-cell table:style-name="ce64" office:value-type="float" office:value="10.3379603870001" calcext:value-type="float">
            <text:p>1,03E+01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93.39809" calcext:value-type="float">
            <text:p>193,3981</text:p>
          </table:table-cell>
          <table:table-cell table:style-name="ce16" table:formula="of:=100*([.$AW21]-[.$D21])/MAX([.$AW21];[.$D21])" office:value-type="float" office:value="77.664676005849" calcext:value-type="float">
            <text:p>77,66</text:p>
          </table:table-cell>
          <table:table-cell table:style-name="ce64" office:value-type="float" office:value="10.6857363910001" calcext:value-type="float">
            <text:p>1,07E+01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6.5028399999999" calcext:value-type="float">
            <text:p>76,5028</text:p>
          </table:table-cell>
          <table:table-cell table:style-name="ce16" table:formula="of:=100*([.$BC21]-[.$D21])/MAX([.$BC21];[.$D21])" office:value-type="float" office:value="43.5366190327055" calcext:value-type="float">
            <text:p>43,54</text:p>
          </table:table-cell>
          <table:table-cell table:style-name="ce64" office:value-type="float" office:value="78.114947542" calcext:value-type="float">
            <text:p>7,81E+01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0.97902" calcext:value-type="float">
            <text:p>70,9790</text:p>
          </table:table-cell>
          <table:table-cell table:style-name="ce16" table:formula="of:=100*([.$BI21]-[.$D21])/MAX([.$BI21];[.$D21])" office:value-type="float" office:value="39.1424536433446" calcext:value-type="float">
            <text:p>39,14</text:p>
          </table:table-cell>
          <table:table-cell table:style-name="ce64" office:value-type="float" office:value="13.6925028319999" calcext:value-type="float">
            <text:p>1,37E+01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57.3247500000002" calcext:value-type="float">
            <text:p>57,3248</text:p>
          </table:table-cell>
          <table:table-cell table:style-name="ce16" table:formula="of:=100*([.$BO21]-[.$D21])/MAX([.$BO21];[.$D21])" office:value-type="float" office:value="24.6467014683893" calcext:value-type="float">
            <text:p>24,65</text:p>
          </table:table-cell>
          <table:table-cell table:style-name="ce64" office:value-type="float" office:value="12.794923099" calcext:value-type="float">
            <text:p>1,28E+01</text:p>
          </table:table-cell>
          <table:table-cell table:number-columns-repeated="188"/>
        </table:table-row>
        <table:table-row table:style-name="ro8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6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25"/>
          <table:table-cell table:style-name="ce24" office:value-type="string" calcext:value-type="string">
            <text:p>Media Tiempo AGE_seg:</text:p>
          </table:table-cell>
          <table:table-cell table:style-name="ce30" table:formula="of:=SUM([.AY$4:.AY$53])/[.$B$1]" office:value-type="float" office:value="17.78639698764" calcext:value-type="float">
            <text:p>1,78E+01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16" table:formula="of:=100*([.$O22]-[.$D22])/MAX([.$O22];[.$D22])" office:value-type="float" office:value="59.0644997063054" calcext:value-type="float">
            <text:p>59,06</text:p>
          </table:table-cell>
          <table:table-cell table:style-name="ce64" office:value-type="float" office:value="0.0272387582" calcext:value-type="float">
            <text:p>2,72E-02</text:p>
          </table:table-cell>
          <table:table-cell/>
          <table:table-cell table:style-name="ce63" office:value-type="float" office:value="0.00275225600000006" calcext:value-type="float">
            <text:p>2,75E-03</text:p>
          </table:table-cell>
          <table:table-cell table:style-name="ce19" office:value-type="float" office:value="0.00294487099999996" calcext:value-type="float">
            <text:p>2,94E-03</text:p>
          </table:table-cell>
          <table:table-cell table:style-name="ce15" office:value-type="float" office:value="326.78119" calcext:value-type="float">
            <text:p>326,7812</text:p>
          </table:table-cell>
          <table:table-cell table:style-name="ce15" office:value-type="float" office:value="538.88351" calcext:value-type="float">
            <text:p>538,8835</text:p>
          </table:table-cell>
          <table:table-cell/>
          <table:table-cell table:style-name="ce64" office:value-type="float" office:value="0.0157653200000001" calcext:value-type="float">
            <text:p>1,58E-02</text:p>
          </table:table-cell>
          <table:table-cell table:style-name="ce64" office:value-type="float" office:value="0.0370827779999998" calcext:value-type="float">
            <text:p>3,71E-02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81.5658999999998" calcext:value-type="float">
            <text:p>81,5659</text:p>
          </table:table-cell>
          <table:table-cell table:style-name="ce16" table:formula="of:=100*([.$AE22]-[.$D22])/MAX([.$AE22];[.$D22])" office:value-type="float" office:value="43.0982187409205" calcext:value-type="float">
            <text:p>43,10</text:p>
          </table:table-cell>
          <table:table-cell table:style-name="ce64" office:value-type="float" office:value="5.73352472600004" calcext:value-type="float">
            <text:p>5,73E+00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63.8598199999999" calcext:value-type="float">
            <text:p>63,8598</text:p>
          </table:table-cell>
          <table:table-cell table:style-name="ce16" table:formula="of:=100*([.$AK22]-[.$D22])/MAX([.$AK22];[.$D22])" office:value-type="float" office:value="27.3213579368068" calcext:value-type="float">
            <text:p>27,32</text:p>
          </table:table-cell>
          <table:table-cell table:style-name="ce64" office:value-type="float" office:value="5.6209138669999" calcext:value-type="float">
            <text:p>5,62E+00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80.2847000000002" calcext:value-type="float">
            <text:p>80,2847</text:p>
          </table:table-cell>
          <table:table-cell table:style-name="ce16" table:formula="of:=100*([.$AQ22]-[.$D22])/MAX([.$AQ22];[.$D22])" office:value-type="float" office:value="42.1901682387811" calcext:value-type="float">
            <text:p>42,19</text:p>
          </table:table-cell>
          <table:table-cell table:style-name="ce64" office:value-type="float" office:value="10.3933905870001" calcext:value-type="float">
            <text:p>1,04E+01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219.12558" calcext:value-type="float">
            <text:p>219,1256</text:p>
          </table:table-cell>
          <table:table-cell table:style-name="ce16" table:formula="of:=100*([.$AW22]-[.$D22])/MAX([.$AW22];[.$D22])" office:value-type="float" office:value="78.8192460232167" calcext:value-type="float">
            <text:p>78,82</text:p>
          </table:table-cell>
          <table:table-cell table:style-name="ce64" office:value-type="float" office:value="10.6723774739999" calcext:value-type="float">
            <text:p>1,07E+01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72.5099499999999" calcext:value-type="float">
            <text:p>72,5099</text:p>
          </table:table-cell>
          <table:table-cell table:style-name="ce16" table:formula="of:=100*([.$BC22]-[.$D22])/MAX([.$BC22];[.$D22])" office:value-type="float" office:value="35.9916121856387" calcext:value-type="float">
            <text:p>35,99</text:p>
          </table:table-cell>
          <table:table-cell table:style-name="ce64" office:value-type="float" office:value="78.222926229" calcext:value-type="float">
            <text:p>7,82E+01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77.7436299999999" calcext:value-type="float">
            <text:p>77,7436</text:p>
          </table:table-cell>
          <table:table-cell table:style-name="ce16" table:formula="of:=100*([.$BI22]-[.$D22])/MAX([.$BI22];[.$D22])" office:value-type="float" office:value="40.300639422163" calcext:value-type="float">
            <text:p>40,30</text:p>
          </table:table-cell>
          <table:table-cell table:style-name="ce64" office:value-type="float" office:value="13.6975111510001" calcext:value-type="float">
            <text:p>1,37E+01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72.88096" calcext:value-type="float">
            <text:p>72,8810</text:p>
          </table:table-cell>
          <table:table-cell table:style-name="ce16" table:formula="of:=100*([.$BO22]-[.$D22])/MAX([.$BO22];[.$D22])" office:value-type="float" office:value="36.3174552036644" calcext:value-type="float">
            <text:p>36,32</text:p>
          </table:table-cell>
          <table:table-cell table:style-name="ce64" office:value-type="float" office:value="12.7712237779999" calcext:value-type="float">
            <text:p>1,28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6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16" table:formula="of:=100*([.$O23]-[.$D23])/MAX([.$O23];[.$D23])" office:value-type="float" office:value="43.4770672129629" calcext:value-type="float">
            <text:p>43,48</text:p>
          </table:table-cell>
          <table:table-cell table:style-name="ce64" office:value-type="float" office:value="0.0360041736" calcext:value-type="float">
            <text:p>3,60E-02</text:p>
          </table:table-cell>
          <table:table-cell/>
          <table:table-cell table:style-name="ce63" office:value-type="float" office:value="0.002739453" calcext:value-type="float">
            <text:p>2,74E-03</text:p>
          </table:table-cell>
          <table:table-cell table:style-name="ce19" office:value-type="float" office:value="0.00279026100000002" calcext:value-type="float">
            <text:p>2,79E-03</text:p>
          </table:table-cell>
          <table:table-cell table:style-name="ce15" office:value-type="float" office:value="288.85206" calcext:value-type="float">
            <text:p>288,8521</text:p>
          </table:table-cell>
          <table:table-cell table:style-name="ce15" office:value-type="float" office:value="526.67909" calcext:value-type="float">
            <text:p>526,6791</text:p>
          </table:table-cell>
          <table:table-cell/>
          <table:table-cell table:style-name="ce64" office:value-type="float" office:value="0.0210305100000001" calcext:value-type="float">
            <text:p>2,10E-02</text:p>
          </table:table-cell>
          <table:table-cell table:style-name="ce64" office:value-type="float" office:value="0.0500846770000001" calcext:value-type="float">
            <text:p>5,01E-02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90.15777" calcext:value-type="float">
            <text:p>90,1578</text:p>
          </table:table-cell>
          <table:table-cell table:style-name="ce16" table:formula="of:=100*([.$AE23]-[.$D23])/MAX([.$AE23];[.$D23])" office:value-type="float" office:value="47.0759869060653" calcext:value-type="float">
            <text:p>47,08</text:p>
          </table:table-cell>
          <table:table-cell table:style-name="ce64" office:value-type="float" office:value="5.71360507499981" calcext:value-type="float">
            <text:p>5,71E+00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91.6721299999997" calcext:value-type="float">
            <text:p>91,6721</text:p>
          </table:table-cell>
          <table:table-cell table:style-name="ce16" table:formula="of:=100*([.$AK23]-[.$D23])/MAX([.$AK23];[.$D23])" office:value-type="float" office:value="47.9502548920814" calcext:value-type="float">
            <text:p>47,95</text:p>
          </table:table-cell>
          <table:table-cell table:style-name="ce64" office:value-type="float" office:value="5.69517022599985" calcext:value-type="float">
            <text:p>5,70E+00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104.17572" calcext:value-type="float">
            <text:p>104,1757</text:p>
          </table:table-cell>
          <table:table-cell table:style-name="ce16" table:formula="of:=100*([.$AQ23]-[.$D23])/MAX([.$AQ23];[.$D23])" office:value-type="float" office:value="54.1974751890369" calcext:value-type="float">
            <text:p>54,20</text:p>
          </table:table-cell>
          <table:table-cell table:style-name="ce64" office:value-type="float" office:value="10.291959383" calcext:value-type="float">
            <text:p>1,03E+01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133.72108" calcext:value-type="float">
            <text:p>133,7211</text:p>
          </table:table-cell>
          <table:table-cell table:style-name="ce16" table:formula="of:=100*([.$AW23]-[.$D23])/MAX([.$AW23];[.$D23])" office:value-type="float" office:value="64.3174359644721" calcext:value-type="float">
            <text:p>64,32</text:p>
          </table:table-cell>
          <table:table-cell table:style-name="ce64" office:value-type="float" office:value="10.605448349" calcext:value-type="float">
            <text:p>1,06E+01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73.5211899999999" calcext:value-type="float">
            <text:p>73,5212</text:p>
          </table:table-cell>
          <table:table-cell table:style-name="ce16" table:formula="of:=100*([.$BC23]-[.$D23])/MAX([.$BC23];[.$D23])" office:value-type="float" office:value="35.100193563244" calcext:value-type="float">
            <text:p>35,10</text:p>
          </table:table-cell>
          <table:table-cell table:style-name="ce64" office:value-type="float" office:value="78.592484538" calcext:value-type="float">
            <text:p>7,86E+01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78.3804499999997" calcext:value-type="float">
            <text:p>78,3804</text:p>
          </table:table-cell>
          <table:table-cell table:style-name="ce16" table:formula="of:=100*([.$BI23]-[.$D23])/MAX([.$BI23];[.$D23])" office:value-type="float" office:value="39.1237100578016" calcext:value-type="float">
            <text:p>39,12</text:p>
          </table:table-cell>
          <table:table-cell table:style-name="ce64" office:value-type="float" office:value="13.656344514" calcext:value-type="float">
            <text:p>1,37E+01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79.5398200000002" calcext:value-type="float">
            <text:p>79,5398</text:p>
          </table:table-cell>
          <table:table-cell table:style-name="ce16" table:formula="of:=100*([.$BO23]-[.$D23])/MAX([.$BO23];[.$D23])" office:value-type="float" office:value="40.0110410106542" calcext:value-type="float">
            <text:p>40,01</text:p>
          </table:table-cell>
          <table:table-cell table:style-name="ce64" office:value-type="float" office:value="12.751289046" calcext:value-type="float">
            <text:p>1,28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6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25"/>
          <table:table-cell table:style-name="ce24" office:value-type="string" calcext:value-type="string">
            <text:p>Media Desv AM_10_1:</text:p>
          </table:table-cell>
          <table:table-cell table:style-name="ce29" table:formula="of:=SUM([.BD$4:.BD$53])/[.$B$1]" office:value-type="float" office:value="41.7884834141498" calcext:value-type="float">
            <text:p>41,79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16" table:formula="of:=100*([.$O24]-[.$D24])/MAX([.$O24];[.$D24])" office:value-type="float" office:value="74.2689342662631" calcext:value-type="float">
            <text:p>74,27</text:p>
          </table:table-cell>
          <table:table-cell table:style-name="ce64" office:value-type="float" office:value="0.0247735656000001" calcext:value-type="float">
            <text:p>2,48E-02</text:p>
          </table:table-cell>
          <table:table-cell/>
          <table:table-cell table:style-name="ce63" office:value-type="float" office:value="0.00271225300000011" calcext:value-type="float">
            <text:p>2,71E-03</text:p>
          </table:table-cell>
          <table:table-cell table:style-name="ce19" office:value-type="float" office:value="0.00283425900000012" calcext:value-type="float">
            <text:p>2,83E-03</text:p>
          </table:table-cell>
          <table:table-cell table:style-name="ce15" office:value-type="float" office:value="109.42061" calcext:value-type="float">
            <text:p>109,4206</text:p>
          </table:table-cell>
          <table:table-cell table:style-name="ce15" office:value-type="float" office:value="266.65219" calcext:value-type="float">
            <text:p>266,6522</text:p>
          </table:table-cell>
          <table:table-cell/>
          <table:table-cell table:style-name="ce64" office:value-type="float" office:value="0.0122928390000001" calcext:value-type="float">
            <text:p>1,23E-02</text:p>
          </table:table-cell>
          <table:table-cell table:style-name="ce64" office:value-type="float" office:value="0.043901049" calcext:value-type="float">
            <text:p>4,39E-02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9.2177400000002" calcext:value-type="float">
            <text:p>39,2177</text:p>
          </table:table-cell>
          <table:table-cell table:style-name="ce16" table:formula="of:=100*([.$AE24]-[.$D24])/MAX([.$AE24];[.$D24])" office:value-type="float" office:value="64.7301960796317" calcext:value-type="float">
            <text:p>64,73</text:p>
          </table:table-cell>
          <table:table-cell table:style-name="ce64" office:value-type="float" office:value="5.657819496" calcext:value-type="float">
            <text:p>5,66E+00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8.4240100000001" calcext:value-type="float">
            <text:p>38,4240</text:p>
          </table:table-cell>
          <table:table-cell table:style-name="ce16" table:formula="of:=100*([.$AK24]-[.$D24])/MAX([.$AK24];[.$D24])" office:value-type="float" office:value="64.0016229435713" calcext:value-type="float">
            <text:p>64,00</text:p>
          </table:table-cell>
          <table:table-cell table:style-name="ce64" office:value-type="float" office:value="5.70346539899992" calcext:value-type="float">
            <text:p>5,70E+00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5.46557" calcext:value-type="float">
            <text:p>55,4656</text:p>
          </table:table-cell>
          <table:table-cell table:style-name="ce16" table:formula="of:=100*([.$AQ24]-[.$D24])/MAX([.$AQ24];[.$D24])" office:value-type="float" office:value="75.061970876708" calcext:value-type="float">
            <text:p>75,06</text:p>
          </table:table-cell>
          <table:table-cell table:style-name="ce64" office:value-type="float" office:value="12.2111953919998" calcext:value-type="float">
            <text:p>1,22E+01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81.8721000000002" calcext:value-type="float">
            <text:p>81,8721</text:p>
          </table:table-cell>
          <table:table-cell table:style-name="ce16" table:formula="of:=100*([.$AW24]-[.$D24])/MAX([.$AW24];[.$D24])" office:value-type="float" office:value="83.1053313644088" calcext:value-type="float">
            <text:p>83,11</text:p>
          </table:table-cell>
          <table:table-cell table:style-name="ce64" office:value-type="float" office:value="13.0209636870002" calcext:value-type="float">
            <text:p>1,30E+01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0.2154400000001" calcext:value-type="float">
            <text:p>30,2154</text:p>
          </table:table-cell>
          <table:table-cell table:style-name="ce16" table:formula="of:=100*([.$BC24]-[.$D24])/MAX([.$BC24];[.$D24])" office:value-type="float" office:value="54.2220136460039" calcext:value-type="float">
            <text:p>54,22</text:p>
          </table:table-cell>
          <table:table-cell table:style-name="ce64" office:value-type="float" office:value="113.531287015" calcext:value-type="float">
            <text:p>1,14E+02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47.5110400000001" calcext:value-type="float">
            <text:p>47,5110</text:p>
          </table:table-cell>
          <table:table-cell table:style-name="ce16" table:formula="of:=100*([.$BI24]-[.$D24])/MAX([.$BI24];[.$D24])" office:value-type="float" office:value="70.88672443289" calcext:value-type="float">
            <text:p>70,89</text:p>
          </table:table-cell>
          <table:table-cell table:style-name="ce64" office:value-type="float" office:value="17.486486987" calcext:value-type="float">
            <text:p>1,75E+01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25.9700299999999" calcext:value-type="float">
            <text:p>25,9700</text:p>
          </table:table-cell>
          <table:table-cell table:style-name="ce16" table:formula="of:=100*([.$BO24]-[.$D24])/MAX([.$BO24];[.$D24])" office:value-type="float" office:value="46.7385289889926" calcext:value-type="float">
            <text:p>46,74</text:p>
          </table:table-cell>
          <table:table-cell table:style-name="ce64" office:value-type="float" office:value="16.2019050319998" calcext:value-type="float">
            <text:p>1,62E+01</text:p>
          </table:table-cell>
          <table:table-cell table:number-columns-repeated="188"/>
        </table:table-row>
        <table:table-row table:style-name="ro8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6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64984199999998" calcext:value-type="float">
            <text:p>2,65E-03</text:p>
          </table:table-cell>
          <table:table-cell/>
          <table:table-cell table:style-name="ce24" office:value-type="string" calcext:value-type="string">
            <text:p>Media Tiempo AM_10_1:</text:p>
          </table:table-cell>
          <table:table-cell table:style-name="ce30" table:formula="of:=SUM([.BE$4:.BE$53])/[.$B$1]" office:value-type="float" office:value="114.47280650948" calcext:value-type="float">
            <text:p>1,14E+02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16" table:formula="of:=100*([.$O25]-[.$D25])/MAX([.$O25];[.$D25])" office:value-type="float" office:value="76.9384455440861" calcext:value-type="float">
            <text:p>76,94</text:p>
          </table:table-cell>
          <table:table-cell table:style-name="ce64" office:value-type="float" office:value="0.0255729402" calcext:value-type="float">
            <text:p>2,56E-02</text:p>
          </table:table-cell>
          <table:table-cell/>
          <table:table-cell table:style-name="ce63" office:value-type="float" office:value="0.00275587799999988" calcext:value-type="float">
            <text:p>2,76E-03</text:p>
          </table:table-cell>
          <table:table-cell table:style-name="ce19" office:value-type="float" office:value="0.00285115199999986" calcext:value-type="float">
            <text:p>2,85E-03</text:p>
          </table:table-cell>
          <table:table-cell table:style-name="ce15" office:value-type="float" office:value="142.77231" calcext:value-type="float">
            <text:p>142,7723</text:p>
          </table:table-cell>
          <table:table-cell table:style-name="ce15" office:value-type="float" office:value="334.9584" calcext:value-type="float">
            <text:p>334,9584</text:p>
          </table:table-cell>
          <table:table-cell/>
          <table:table-cell table:style-name="ce64" office:value-type="float" office:value="0.020172928" calcext:value-type="float">
            <text:p>2,02E-02</text:p>
          </table:table-cell>
          <table:table-cell table:style-name="ce64" office:value-type="float" office:value="0.0318779089999999" calcext:value-type="float">
            <text:p>3,19E-02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36.7892200000001" calcext:value-type="float">
            <text:p>36,7892</text:p>
          </table:table-cell>
          <table:table-cell table:style-name="ce16" table:formula="of:=100*([.$AE25]-[.$D25])/MAX([.$AE25];[.$D25])" office:value-type="float" office:value="62.8577610506549" calcext:value-type="float">
            <text:p>62,86</text:p>
          </table:table-cell>
          <table:table-cell table:style-name="ce64" office:value-type="float" office:value="5.68759228099998" calcext:value-type="float">
            <text:p>5,69E+00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8.7841700000004" calcext:value-type="float">
            <text:p>48,7842</text:p>
          </table:table-cell>
          <table:table-cell table:style-name="ce16" table:formula="of:=100*([.$AK25]-[.$D25])/MAX([.$AK25];[.$D25])" office:value-type="float" office:value="71.9902173184453" calcext:value-type="float">
            <text:p>71,99</text:p>
          </table:table-cell>
          <table:table-cell table:style-name="ce64" office:value-type="float" office:value="5.72939653399999" calcext:value-type="float">
            <text:p>5,73E+00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8.7771499999999" calcext:value-type="float">
            <text:p>48,7771</text:p>
          </table:table-cell>
          <table:table-cell table:style-name="ce16" table:formula="of:=100*([.$AQ25]-[.$D25])/MAX([.$AQ25];[.$D25])" office:value-type="float" office:value="71.986186154787" calcext:value-type="float">
            <text:p>71,99</text:p>
          </table:table-cell>
          <table:table-cell table:style-name="ce64" office:value-type="float" office:value="12.163765797" calcext:value-type="float">
            <text:p>1,22E+01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63.0331200000001" calcext:value-type="float">
            <text:p>63,0331</text:p>
          </table:table-cell>
          <table:table-cell table:style-name="ce16" table:formula="of:=100*([.$AW25]-[.$D25])/MAX([.$AW25];[.$D25])" office:value-type="float" office:value="78.3219678797428" calcext:value-type="float">
            <text:p>78,32</text:p>
          </table:table-cell>
          <table:table-cell table:style-name="ce64" office:value-type="float" office:value="12.9931914649999" calcext:value-type="float">
            <text:p>1,30E+01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8.5729100000003" calcext:value-type="float">
            <text:p>48,5729</text:p>
          </table:table-cell>
          <table:table-cell table:style-name="ce16" table:formula="of:=100*([.$BC25]-[.$D25])/MAX([.$BC25];[.$D25])" office:value-type="float" office:value="71.8683933081213" calcext:value-type="float">
            <text:p>71,87</text:p>
          </table:table-cell>
          <table:table-cell table:style-name="ce64" office:value-type="float" office:value="113.254205226" calcext:value-type="float">
            <text:p>1,13E+02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9.2040400000001" calcext:value-type="float">
            <text:p>49,2040</text:p>
          </table:table-cell>
          <table:table-cell table:style-name="ce16" table:formula="of:=100*([.$BI25]-[.$D25])/MAX([.$BI25];[.$D25])" office:value-type="float" office:value="72.2292315834222" calcext:value-type="float">
            <text:p>72,23</text:p>
          </table:table-cell>
          <table:table-cell table:style-name="ce64" office:value-type="float" office:value="17.456802942" calcext:value-type="float">
            <text:p>1,75E+01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33.9628700000001" calcext:value-type="float">
            <text:p>33,9629</text:p>
          </table:table-cell>
          <table:table-cell table:style-name="ce16" table:formula="of:=100*([.$BO25]-[.$D25])/MAX([.$BO25];[.$D25])" office:value-type="float" office:value="59.7668277150892" calcext:value-type="float">
            <text:p>59,77</text:p>
          </table:table-cell>
          <table:table-cell table:style-name="ce64" office:value-type="float" office:value="16.2820788839999" calcext:value-type="float">
            <text:p>1,63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6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number-columns-repeated="4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16" table:formula="of:=100*([.$O26]-[.$D26])/MAX([.$O26];[.$D26])" office:value-type="float" office:value="65.2031015978516" calcext:value-type="float">
            <text:p>65,20</text:p>
          </table:table-cell>
          <table:table-cell table:style-name="ce64" office:value-type="float" office:value="0.0258201506" calcext:value-type="float">
            <text:p>2,58E-02</text:p>
          </table:table-cell>
          <table:table-cell/>
          <table:table-cell table:style-name="ce63" office:value-type="float" office:value="0.00275767500000002" calcext:value-type="float">
            <text:p>2,76E-03</text:p>
          </table:table-cell>
          <table:table-cell table:style-name="ce19" office:value-type="float" office:value="0.00299400599999999" calcext:value-type="float">
            <text:p>2,99E-03</text:p>
          </table:table-cell>
          <table:table-cell table:style-name="ce15" office:value-type="float" office:value="154.97502" calcext:value-type="float">
            <text:p>154,9750</text:p>
          </table:table-cell>
          <table:table-cell table:style-name="ce15" office:value-type="float" office:value="353.05701" calcext:value-type="float">
            <text:p>353,0570</text:p>
          </table:table-cell>
          <table:table-cell/>
          <table:table-cell table:style-name="ce64" office:value-type="float" office:value="0.0122647730000001" calcext:value-type="float">
            <text:p>1,23E-02</text:p>
          </table:table-cell>
          <table:table-cell table:style-name="ce64" office:value-type="float" office:value="0.0415047390000001" calcext:value-type="float">
            <text:p>4,15E-02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1640399999999" calcext:value-type="float">
            <text:p>31,1640</text:p>
          </table:table-cell>
          <table:table-cell table:style-name="ce16" table:formula="of:=100*([.$AE26]-[.$D26])/MAX([.$AE26];[.$D26])" office:value-type="float" office:value="50.7593367227104" calcext:value-type="float">
            <text:p>50,76</text:p>
          </table:table-cell>
          <table:table-cell table:style-name="ce64" office:value-type="float" office:value="5.73335412500001" calcext:value-type="float">
            <text:p>5,73E+00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9.34978" calcext:value-type="float">
            <text:p>39,3498</text:p>
          </table:table-cell>
          <table:table-cell table:style-name="ce16" table:formula="of:=100*([.$AK26]-[.$D26])/MAX([.$AK26];[.$D26])" office:value-type="float" office:value="61.0026282230808" calcext:value-type="float">
            <text:p>61,00</text:p>
          </table:table-cell>
          <table:table-cell table:style-name="ce64" office:value-type="float" office:value="5.74462436999988" calcext:value-type="float">
            <text:p>5,74E+00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7.2172400000001" calcext:value-type="float">
            <text:p>37,2172</text:p>
          </table:table-cell>
          <table:table-cell table:style-name="ce16" table:formula="of:=100*([.$AQ26]-[.$D26])/MAX([.$AQ26];[.$D26])" office:value-type="float" office:value="58.7680870478311" calcext:value-type="float">
            <text:p>58,77</text:p>
          </table:table-cell>
          <table:table-cell table:style-name="ce64" office:value-type="float" office:value="12.2650879590001" calcext:value-type="float">
            <text:p>1,23E+01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99.88673" calcext:value-type="float">
            <text:p>99,8867</text:p>
          </table:table-cell>
          <table:table-cell table:style-name="ce16" table:formula="of:=100*([.$AW26]-[.$D26])/MAX([.$AW26];[.$D26])" office:value-type="float" office:value="84.6372185774829" calcext:value-type="float">
            <text:p>84,64</text:p>
          </table:table-cell>
          <table:table-cell table:style-name="ce64" office:value-type="float" office:value="12.9792249980001" calcext:value-type="float">
            <text:p>1,30E+01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27.85508" calcext:value-type="float">
            <text:p>27,8551</text:p>
          </table:table-cell>
          <table:table-cell table:style-name="ce16" table:formula="of:=100*([.$BC26]-[.$D26])/MAX([.$BC26];[.$D26])" office:value-type="float" office:value="44.9099410233258" calcext:value-type="float">
            <text:p>44,91</text:p>
          </table:table-cell>
          <table:table-cell table:style-name="ce64" office:value-type="float" office:value="113.44674195" calcext:value-type="float">
            <text:p>1,13E+02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8.3948300000001" calcext:value-type="float">
            <text:p>38,3948</text:p>
          </table:table-cell>
          <table:table-cell table:style-name="ce16" table:formula="of:=100*([.$BI26]-[.$D26])/MAX([.$BI26];[.$D26])" office:value-type="float" office:value="60.0326919014884" calcext:value-type="float">
            <text:p>60,03</text:p>
          </table:table-cell>
          <table:table-cell table:style-name="ce64" office:value-type="float" office:value="17.5418466840001" calcext:value-type="float">
            <text:p>1,75E+01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1390799999999" calcext:value-type="float">
            <text:p>31,1391</text:p>
          </table:table-cell>
          <table:table-cell table:style-name="ce16" table:formula="of:=100*([.$BO26]-[.$D26])/MAX([.$BO26];[.$D26])" office:value-type="float" office:value="50.7198671251693" calcext:value-type="float">
            <text:p>50,72</text:p>
          </table:table-cell>
          <table:table-cell table:style-name="ce64" office:value-type="float" office:value="16.06722171" calcext:value-type="float">
            <text:p>1,61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6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294944" calcext:value-type="float">
            <text:p>2,63E-03</text:p>
          </table:table-cell>
          <table:table-cell/>
          <table:table-cell table:style-name="ce24" office:value-type="string" calcext:value-type="string">
            <text:p>Media Desv AM_10_01:</text:p>
          </table:table-cell>
          <table:table-cell table:style-name="ce29" table:formula="of:=SUM([.BJ$4:.BJ$53])/[.$B$1]" office:value-type="float" office:value="42.6943662993288" calcext:value-type="float">
            <text:p>42,69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16" table:formula="of:=100*([.$O27]-[.$D27])/MAX([.$O27];[.$D27])" office:value-type="float" office:value="78.095243648283" calcext:value-type="float">
            <text:p>78,10</text:p>
          </table:table-cell>
          <table:table-cell table:style-name="ce64" office:value-type="float" office:value="0.02239954" calcext:value-type="float">
            <text:p>2,24E-02</text:p>
          </table:table-cell>
          <table:table-cell/>
          <table:table-cell table:style-name="ce63" office:value-type="float" office:value="0.00273465099999992" calcext:value-type="float">
            <text:p>2,73E-03</text:p>
          </table:table-cell>
          <table:table-cell table:style-name="ce19" office:value-type="float" office:value="0.00281605200000001" calcext:value-type="float">
            <text:p>2,82E-03</text:p>
          </table:table-cell>
          <table:table-cell table:style-name="ce15" office:value-type="float" office:value="259.333" calcext:value-type="float">
            <text:p>259,3330</text:p>
          </table:table-cell>
          <table:table-cell table:style-name="ce15" office:value-type="float" office:value="356.37671" calcext:value-type="float">
            <text:p>356,3767</text:p>
          </table:table-cell>
          <table:table-cell/>
          <table:table-cell table:style-name="ce64" office:value-type="float" office:value="0.0117101700000002" calcext:value-type="float">
            <text:p>1,17E-02</text:p>
          </table:table-cell>
          <table:table-cell table:style-name="ce64" office:value-type="float" office:value="0.0399027859999999" calcext:value-type="float">
            <text:p>3,99E-02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1.4826300000002" calcext:value-type="float">
            <text:p>31,4826</text:p>
          </table:table-cell>
          <table:table-cell table:style-name="ce16" table:formula="of:=100*([.$AE27]-[.$D27])/MAX([.$AE27];[.$D27])" office:value-type="float" office:value="72.5542624615563" calcext:value-type="float">
            <text:p>72,55</text:p>
          </table:table-cell>
          <table:table-cell table:style-name="ce64" office:value-type="float" office:value="5.64840875100003" calcext:value-type="float">
            <text:p>5,65E+00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26.3978099999999" calcext:value-type="float">
            <text:p>26,3978</text:p>
          </table:table-cell>
          <table:table-cell table:style-name="ce16" table:formula="of:=100*([.$AK27]-[.$D27])/MAX([.$AK27];[.$D27])" office:value-type="float" office:value="67.2675877279236" calcext:value-type="float">
            <text:p>67,27</text:p>
          </table:table-cell>
          <table:table-cell table:style-name="ce64" office:value-type="float" office:value="5.70975248200011" calcext:value-type="float">
            <text:p>5,71E+00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50.7649200000001" calcext:value-type="float">
            <text:p>50,7649</text:p>
          </table:table-cell>
          <table:table-cell table:style-name="ce16" table:formula="of:=100*([.$AQ27]-[.$D27])/MAX([.$AQ27];[.$D27])" office:value-type="float" office:value="82.9791123476618" calcext:value-type="float">
            <text:p>82,98</text:p>
          </table:table-cell>
          <table:table-cell table:style-name="ce64" office:value-type="float" office:value="12.189457809" calcext:value-type="float">
            <text:p>1,22E+01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88.0780799999996" calcext:value-type="float">
            <text:p>88,0781</text:p>
          </table:table-cell>
          <table:table-cell table:style-name="ce16" table:formula="of:=100*([.$AW27]-[.$D27])/MAX([.$AW27];[.$D27])" office:value-type="float" office:value="90.1897952362274" calcext:value-type="float">
            <text:p>90,19</text:p>
          </table:table-cell>
          <table:table-cell table:style-name="ce64" office:value-type="float" office:value="13.0110196819999" calcext:value-type="float">
            <text:p>1,30E+01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6.9713700000002" calcext:value-type="float">
            <text:p>36,9714</text:p>
          </table:table-cell>
          <table:table-cell table:style-name="ce16" table:formula="of:=100*([.$BC27]-[.$D27])/MAX([.$BC27];[.$D27])" office:value-type="float" office:value="76.6288346901959" calcext:value-type="float">
            <text:p>76,63</text:p>
          </table:table-cell>
          <table:table-cell table:style-name="ce64" office:value-type="float" office:value="113.445348946" calcext:value-type="float">
            <text:p>1,13E+02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5.45768" calcext:value-type="float">
            <text:p>35,4577</text:p>
          </table:table-cell>
          <table:table-cell table:style-name="ce16" table:formula="of:=100*([.$BI27]-[.$D27])/MAX([.$BI27];[.$D27])" office:value-type="float" office:value="75.6311185616222" calcext:value-type="float">
            <text:p>75,63</text:p>
          </table:table-cell>
          <table:table-cell table:style-name="ce64" office:value-type="float" office:value="17.543446705" calcext:value-type="float">
            <text:p>1,75E+01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28.1450499999999" calcext:value-type="float">
            <text:p>28,1450</text:p>
          </table:table-cell>
          <table:table-cell table:style-name="ce16" table:formula="of:=100*([.$BO27]-[.$D27])/MAX([.$BO27];[.$D27])" office:value-type="float" office:value="69.299610411069" calcext:value-type="float">
            <text:p>69,30</text:p>
          </table:table-cell>
          <table:table-cell table:style-name="ce64" office:value-type="float" office:value="16.1814943990003" calcext:value-type="float">
            <text:p>1,62E+01</text:p>
          </table:table-cell>
          <table:table-cell table:number-columns-repeated="188"/>
        </table:table-row>
        <table:table-row table:style-name="ro8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6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64723499999997" calcext:value-type="float">
            <text:p>2,65E-03</text:p>
          </table:table-cell>
          <table:table-cell/>
          <table:table-cell table:style-name="ce24" office:value-type="string" calcext:value-type="string">
            <text:p>Media Tiempo AM_10_01:</text:p>
          </table:table-cell>
          <table:table-cell table:style-name="ce30" table:formula="of:=SUM([.BK$4:.BK$53])/[.$B$1]" office:value-type="float" office:value="21.91786260874" calcext:value-type="float">
            <text:p>2,19E+01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16" table:formula="of:=100*([.$O28]-[.$D28])/MAX([.$O28];[.$D28])" office:value-type="float" office:value="59.2343422092079" calcext:value-type="float">
            <text:p>59,23</text:p>
          </table:table-cell>
          <table:table-cell table:style-name="ce64" office:value-type="float" office:value="0.0227332933999999" calcext:value-type="float">
            <text:p>2,27E-02</text:p>
          </table:table-cell>
          <table:table-cell/>
          <table:table-cell table:style-name="ce63" office:value-type="float" office:value="0.00278630999999985" calcext:value-type="float">
            <text:p>2,79E-03</text:p>
          </table:table-cell>
          <table:table-cell table:style-name="ce19" office:value-type="float" office:value="0.00315965699999987" calcext:value-type="float">
            <text:p>3,16E-03</text:p>
          </table:table-cell>
          <table:table-cell table:style-name="ce15" office:value-type="float" office:value="84.2745100000001" calcext:value-type="float">
            <text:p>84,2745</text:p>
          </table:table-cell>
          <table:table-cell table:style-name="ce15" office:value-type="float" office:value="373.12223" calcext:value-type="float">
            <text:p>373,1222</text:p>
          </table:table-cell>
          <table:table-cell/>
          <table:table-cell table:style-name="ce64" office:value-type="float" office:value="0.0106878619999997" calcext:value-type="float">
            <text:p>1,07E-02</text:p>
          </table:table-cell>
          <table:table-cell table:style-name="ce64" office:value-type="float" office:value="0.037728022" calcext:value-type="float">
            <text:p>3,77E-02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9.3061299999997" calcext:value-type="float">
            <text:p>39,3061</text:p>
          </table:table-cell>
          <table:table-cell table:style-name="ce16" table:formula="of:=100*([.$AE28]-[.$D28])/MAX([.$AE28];[.$D28])" office:value-type="float" office:value="56.239624709937" calcext:value-type="float">
            <text:p>56,24</text:p>
          </table:table-cell>
          <table:table-cell table:style-name="ce64" office:value-type="float" office:value="5.73921270899973" calcext:value-type="float">
            <text:p>5,74E+00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4.82465" calcext:value-type="float">
            <text:p>44,8247</text:p>
          </table:table-cell>
          <table:table-cell table:style-name="ce16" table:formula="of:=100*([.$AK28]-[.$D28])/MAX([.$AK28];[.$D28])" office:value-type="float" office:value="61.6271181146983" calcext:value-type="float">
            <text:p>61,63</text:p>
          </table:table-cell>
          <table:table-cell table:style-name="ce64" office:value-type="float" office:value="5.75763961800021" calcext:value-type="float">
            <text:p>5,76E+00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7.23487" calcext:value-type="float">
            <text:p>37,2349</text:p>
          </table:table-cell>
          <table:table-cell table:style-name="ce16" table:formula="of:=100*([.$AQ28]-[.$D28])/MAX([.$AQ28];[.$D28])" office:value-type="float" office:value="53.8053711480666" calcext:value-type="float">
            <text:p>53,81</text:p>
          </table:table-cell>
          <table:table-cell table:style-name="ce64" office:value-type="float" office:value="12.2910000720003" calcext:value-type="float">
            <text:p>1,23E+01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116.90166" calcext:value-type="float">
            <text:p>116,9017</text:p>
          </table:table-cell>
          <table:table-cell table:style-name="ce16" table:formula="of:=100*([.$AW28]-[.$D28])/MAX([.$AW28];[.$D28])" office:value-type="float" office:value="85.2863423838465" calcext:value-type="float">
            <text:p>85,29</text:p>
          </table:table-cell>
          <table:table-cell table:style-name="ce64" office:value-type="float" office:value="13.0028251069998" calcext:value-type="float">
            <text:p>1,30E+01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28.9115099999997" calcext:value-type="float">
            <text:p>28,9115</text:p>
          </table:table-cell>
          <table:table-cell table:style-name="ce16" table:formula="of:=100*([.$BC28]-[.$D28])/MAX([.$BC28];[.$D28])" office:value-type="float" office:value="40.5063588861319" calcext:value-type="float">
            <text:p>40,51</text:p>
          </table:table-cell>
          <table:table-cell table:style-name="ce64" office:value-type="float" office:value="114.286376577" calcext:value-type="float">
            <text:p>1,14E+02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0.4615700000002" calcext:value-type="float">
            <text:p>30,4616</text:p>
          </table:table-cell>
          <table:table-cell table:style-name="ce16" table:formula="of:=100*([.$BI28]-[.$D28])/MAX([.$BI28];[.$D28])" office:value-type="float" office:value="43.5337377554742" calcext:value-type="float">
            <text:p>43,53</text:p>
          </table:table-cell>
          <table:table-cell table:style-name="ce64" office:value-type="float" office:value="17.7047483010001" calcext:value-type="float">
            <text:p>1,77E+01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27.5231400000002" calcext:value-type="float">
            <text:p>27,5231</text:p>
          </table:table-cell>
          <table:table-cell table:style-name="ce16" table:formula="of:=100*([.$BO28]-[.$D28])/MAX([.$BO28];[.$D28])" office:value-type="float" office:value="37.5052773775094" calcext:value-type="float">
            <text:p>37,51</text:p>
          </table:table-cell>
          <table:table-cell table:style-name="ce64" office:value-type="float" office:value="16.4036978570002" calcext:value-type="float">
            <text:p>1,64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6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number-columns-repeated="4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16" table:formula="of:=100*([.$O29]-[.$D29])/MAX([.$O29];[.$D29])" office:value-type="float" office:value="43.740623136547" calcext:value-type="float">
            <text:p>43,74</text:p>
          </table:table-cell>
          <table:table-cell table:style-name="ce64" office:value-type="float" office:value="0.3709935742" calcext:value-type="float">
            <text:p>3,71E-01</text:p>
          </table:table-cell>
          <table:table-cell/>
          <table:table-cell table:style-name="ce63" office:value-type="float" office:value="0.020681572" calcext:value-type="float">
            <text:p>2,07E-02</text:p>
          </table:table-cell>
          <table:table-cell table:style-name="ce19" office:value-type="float" office:value="0.021660633" calcext:value-type="float">
            <text:p>2,17E-02</text:p>
          </table:table-cell>
          <table:table-cell table:style-name="ce15" office:value-type="float" office:value="655.841049999999" calcext:value-type="float">
            <text:p>655,8410</text:p>
          </table:table-cell>
          <table:table-cell table:style-name="ce15" office:value-type="float" office:value="972.711760000001" calcext:value-type="float">
            <text:p>972,7118</text:p>
          </table:table-cell>
          <table:table-cell/>
          <table:table-cell table:style-name="ce64" office:value-type="float" office:value="0.187353861" calcext:value-type="float">
            <text:p>1,87E-01</text:p>
          </table:table-cell>
          <table:table-cell table:style-name="ce64" office:value-type="float" office:value="0.900574653" calcext:value-type="float">
            <text:p>9,01E-01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08.52406" calcext:value-type="float">
            <text:p>208,5241</text:p>
          </table:table-cell>
          <table:table-cell table:style-name="ce16" table:formula="of:=100*([.$AE29]-[.$D29])/MAX([.$AE29];[.$D29])" office:value-type="float" office:value="19.083874541863" calcext:value-type="float">
            <text:p>19,08</text:p>
          </table:table-cell>
          <table:table-cell table:style-name="ce64" office:value-type="float" office:value="15.4266906339999" calcext:value-type="float">
            <text:p>1,54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75.032830000001" calcext:value-type="float">
            <text:p>275,0328</text:p>
          </table:table-cell>
          <table:table-cell table:style-name="ce16" table:formula="of:=100*([.$AK29]-[.$D29])/MAX([.$AK29];[.$D29])" office:value-type="float" office:value="38.6511093966489" calcext:value-type="float">
            <text:p>38,65</text:p>
          </table:table-cell>
          <table:table-cell table:style-name="ce64" office:value-type="float" office:value="15.3716133529997" calcext:value-type="float">
            <text:p>1,54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187.245640000001" calcext:value-type="float">
            <text:p>187,2456</text:p>
          </table:table-cell>
          <table:table-cell table:style-name="ce16" table:formula="of:=100*([.$AQ29]-[.$D29])/MAX([.$AQ29];[.$D29])" office:value-type="float" office:value="9.88864146583039" calcext:value-type="float">
            <text:p>9,89</text:p>
          </table:table-cell>
          <table:table-cell table:style-name="ce64" office:value-type="float" office:value="22.4041453230002" calcext:value-type="float">
            <text:p>2,24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514.6144" calcext:value-type="float">
            <text:p>514,6144</text:p>
          </table:table-cell>
          <table:table-cell table:style-name="ce16" table:formula="of:=100*([.$AW29]-[.$D29])/MAX([.$AW29];[.$D29])" office:value-type="float" office:value="67.2124235155485" calcext:value-type="float">
            <text:p>67,21</text:p>
          </table:table-cell>
          <table:table-cell table:style-name="ce64" office:value-type="float" office:value="24.086268258" calcext:value-type="float">
            <text:p>2,41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34.119119999999" calcext:value-type="float">
            <text:p>234,1191</text:p>
          </table:table-cell>
          <table:table-cell table:style-name="ce16" table:formula="of:=100*([.$BC29]-[.$D29])/MAX([.$BC29];[.$D29])" office:value-type="float" office:value="27.9300255357181" calcext:value-type="float">
            <text:p>27,93</text:p>
          </table:table-cell>
          <table:table-cell table:style-name="ce64" office:value-type="float" office:value="153.23043534" calcext:value-type="float">
            <text:p>1,53E+02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36.731580000001" calcext:value-type="float">
            <text:p>236,7316</text:p>
          </table:table-cell>
          <table:table-cell table:style-name="ce16" table:formula="of:=100*([.$BI29]-[.$D29])/MAX([.$BI29];[.$D29])" office:value-type="float" office:value="28.7253563719718" calcext:value-type="float">
            <text:p>28,73</text:p>
          </table:table-cell>
          <table:table-cell table:style-name="ce64" office:value-type="float" office:value="30.6158677430003" calcext:value-type="float">
            <text:p>3,06E+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18.96312" calcext:value-type="float">
            <text:p>218,9631</text:p>
          </table:table-cell>
          <table:table-cell table:style-name="ce16" table:formula="of:=100*([.$BO29]-[.$D29])/MAX([.$BO29];[.$D29])" office:value-type="float" office:value="22.9415483301477" calcext:value-type="float">
            <text:p>22,94</text:p>
          </table:table-cell>
          <table:table-cell table:style-name="ce64" office:value-type="float" office:value="29.0721280910002" calcext:value-type="float">
            <text:p>2,91E+01</text:p>
          </table:table-cell>
          <table:table-cell table:number-columns-repeated="188"/>
        </table:table-row>
        <table:table-row table:style-name="ro7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6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25"/>
          <table:table-cell table:style-name="ce24" office:value-type="string" calcext:value-type="string">
            <text:p>Media Desv AM_10_01mej:</text:p>
          </table:table-cell>
          <table:table-cell table:style-name="ce29" table:formula="of:=SUM([.BP$4:.BP$53])/[.$B$1]" office:value-type="float" office:value="40.8815146021678" calcext:value-type="float">
            <text:p>40,88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16" table:formula="of:=100*([.$O30]-[.$D30])/MAX([.$O30];[.$D30])" office:value-type="float" office:value="59.6765009753073" calcext:value-type="float">
            <text:p>59,68</text:p>
          </table:table-cell>
          <table:table-cell table:style-name="ce64" office:value-type="float" office:value="0.3010049522" calcext:value-type="float">
            <text:p>3,01E-01</text:p>
          </table:table-cell>
          <table:table-cell/>
          <table:table-cell table:style-name="ce63" office:value-type="float" office:value="0.0204375319999999" calcext:value-type="float">
            <text:p>2,04E-02</text:p>
          </table:table-cell>
          <table:table-cell table:style-name="ce19" office:value-type="float" office:value="0.0215322050000002" calcext:value-type="float">
            <text:p>2,15E-02</text:p>
          </table:table-cell>
          <table:table-cell table:style-name="ce15" office:value-type="float" office:value="731.81651" calcext:value-type="float">
            <text:p>731,8165</text:p>
          </table:table-cell>
          <table:table-cell table:style-name="ce15" office:value-type="float" office:value="1064.32825" calcext:value-type="float">
            <text:p>1064,3283</text:p>
          </table:table-cell>
          <table:table-cell/>
          <table:table-cell table:style-name="ce64" office:value-type="float" office:value="0.128623118999999" calcext:value-type="float">
            <text:p>1,29E-01</text:p>
          </table:table-cell>
          <table:table-cell table:style-name="ce64" office:value-type="float" office:value="0.485638937" calcext:value-type="float">
            <text:p>4,86E-01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95.076220000001" calcext:value-type="float">
            <text:p>195,0762</text:p>
          </table:table-cell>
          <table:table-cell table:style-name="ce16" table:formula="of:=100*([.$AE30]-[.$D30])/MAX([.$AE30];[.$D30])" office:value-type="float" office:value="34.8473842685699" calcext:value-type="float">
            <text:p>34,85</text:p>
          </table:table-cell>
          <table:table-cell table:style-name="ce64" office:value-type="float" office:value="15.8131824470001" calcext:value-type="float">
            <text:p>1,58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7.6438" calcext:value-type="float">
            <text:p>317,6438</text:p>
          </table:table-cell>
          <table:table-cell table:style-name="ce16" table:formula="of:=100*([.$AK30]-[.$D30])/MAX([.$AK30];[.$D30])" office:value-type="float" office:value="59.987489130907" calcext:value-type="float">
            <text:p>59,99</text:p>
          </table:table-cell>
          <table:table-cell table:style-name="ce64" office:value-type="float" office:value="15.465591403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205.30827" calcext:value-type="float">
            <text:p>205,3083</text:p>
          </table:table-cell>
          <table:table-cell table:style-name="ce16" table:formula="of:=100*([.$AQ30]-[.$D30])/MAX([.$AQ30];[.$D30])" office:value-type="float" office:value="38.0944274675345" calcext:value-type="float">
            <text:p>38,09</text:p>
          </table:table-cell>
          <table:table-cell table:style-name="ce64" office:value-type="float" office:value="22.2323590630003" calcext:value-type="float">
            <text:p>2,22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24.94204" calcext:value-type="float">
            <text:p>324,9420</text:p>
          </table:table-cell>
          <table:table-cell table:style-name="ce16" table:formula="of:=100*([.$AW30]-[.$D30])/MAX([.$AW30];[.$D30])" office:value-type="float" office:value="60.8861752699035" calcext:value-type="float">
            <text:p>60,89</text:p>
          </table:table-cell>
          <table:table-cell table:style-name="ce64" office:value-type="float" office:value="23.5638429430001" calcext:value-type="float">
            <text:p>2,36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96.2172" calcext:value-type="float">
            <text:p>196,2172</text:p>
          </table:table-cell>
          <table:table-cell table:style-name="ce16" table:formula="of:=100*([.$BC30]-[.$D30])/MAX([.$BC30];[.$D30])" office:value-type="float" office:value="35.226239086074" calcext:value-type="float">
            <text:p>35,23</text:p>
          </table:table-cell>
          <table:table-cell table:style-name="ce64" office:value-type="float" office:value="150.357022186" calcext:value-type="float">
            <text:p>1,50E+02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81.29264" calcext:value-type="float">
            <text:p>181,2926</text:p>
          </table:table-cell>
          <table:table-cell table:style-name="ce16" table:formula="of:=100*([.$BI30]-[.$D30])/MAX([.$BI30];[.$D30])" office:value-type="float" office:value="29.8938666235982" calcext:value-type="float">
            <text:p>29,89</text:p>
          </table:table-cell>
          <table:table-cell table:style-name="ce64" office:value-type="float" office:value="30.1468363520003" calcext:value-type="float">
            <text:p>3,01E+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196.781120000001" calcext:value-type="float">
            <text:p>196,7811</text:p>
          </table:table-cell>
          <table:table-cell table:style-name="ce16" table:formula="of:=100*([.$BO30]-[.$D30])/MAX([.$BO30];[.$D30])" office:value-type="float" office:value="35.4118626827616" calcext:value-type="float">
            <text:p>35,41</text:p>
          </table:table-cell>
          <table:table-cell table:style-name="ce64" office:value-type="float" office:value="28.4047200550003" calcext:value-type="float">
            <text:p>2,84E+01</text:p>
          </table:table-cell>
          <table:table-cell table:number-columns-repeated="188"/>
        </table:table-row>
        <table:table-row table:style-name="ro8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6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4667249999998" calcext:value-type="float">
            <text:p>2,05E-02</text:p>
          </table:table-cell>
          <table:table-cell/>
          <table:table-cell table:style-name="ce24" office:value-type="string" calcext:value-type="string">
            <text:p>Media Tiempo AM_10_01mej:</text:p>
          </table:table-cell>
          <table:table-cell table:style-name="ce30" table:formula="of:=SUM([.BQ$4:.BQ$53])/[.$B$1]" office:value-type="float" office:value="20.54228808246" calcext:value-type="float">
            <text:p>2,05E+01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16" table:formula="of:=100*([.$O31]-[.$D31])/MAX([.$O31];[.$D31])" office:value-type="float" office:value="77.1409719601224" calcext:value-type="float">
            <text:p>77,14</text:p>
          </table:table-cell>
          <table:table-cell table:style-name="ce64" office:value-type="float" office:value="0.219771519" calcext:value-type="float">
            <text:p>2,20E-01</text:p>
          </table:table-cell>
          <table:table-cell/>
          <table:table-cell table:style-name="ce63" office:value-type="float" office:value="0.0206826400000004" calcext:value-type="float">
            <text:p>2,07E-02</text:p>
          </table:table-cell>
          <table:table-cell table:style-name="ce19" office:value-type="float" office:value="0.0210390929999997" calcext:value-type="float">
            <text:p>2,10E-02</text:p>
          </table:table-cell>
          <table:table-cell table:style-name="ce15" office:value-type="float" office:value="702.065469999999" calcext:value-type="float">
            <text:p>702,0655</text:p>
          </table:table-cell>
          <table:table-cell table:style-name="ce15" office:value-type="float" office:value="1310.1279" calcext:value-type="float">
            <text:p>1310,1279</text:p>
          </table:table-cell>
          <table:table-cell/>
          <table:table-cell table:style-name="ce64" office:value-type="float" office:value="0.0671705569999999" calcext:value-type="float">
            <text:p>6,72E-02</text:p>
          </table:table-cell>
          <table:table-cell table:style-name="ce64" office:value-type="float" office:value="0.62714447" calcext:value-type="float">
            <text:p>6,27E-01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34.60234" calcext:value-type="float">
            <text:p>134,6023</text:p>
          </table:table-cell>
          <table:table-cell table:style-name="ce16" table:formula="of:=100*([.$AE31]-[.$D31])/MAX([.$AE31];[.$D31])" office:value-type="float" office:value="20.9678004111974" calcext:value-type="float">
            <text:p>20,97</text:p>
          </table:table-cell>
          <table:table-cell table:style-name="ce64" office:value-type="float" office:value="15.3480111220001" calcext:value-type="float">
            <text:p>1,53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331.71089" calcext:value-type="float">
            <text:p>331,7109</text:p>
          </table:table-cell>
          <table:table-cell table:style-name="ce16" table:formula="of:=100*([.$AK31]-[.$D31])/MAX([.$AK31];[.$D31])" office:value-type="float" office:value="67.9301484494528" calcext:value-type="float">
            <text:p>67,93</text:p>
          </table:table-cell>
          <table:table-cell table:style-name="ce64" office:value-type="float" office:value="15.040508261" calcext:value-type="float">
            <text:p>1,50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95.299439999998" calcext:value-type="float">
            <text:p>195,2994</text:p>
          </table:table-cell>
          <table:table-cell table:style-name="ce16" table:formula="of:=100*([.$AQ31]-[.$D31])/MAX([.$AQ31];[.$D31])" office:value-type="float" office:value="45.5302124778237" calcext:value-type="float">
            <text:p>45,53</text:p>
          </table:table-cell>
          <table:table-cell table:style-name="ce64" office:value-type="float" office:value="22.1921583129997" calcext:value-type="float">
            <text:p>2,22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522.972779999997" calcext:value-type="float">
            <text:p>522,9728</text:p>
          </table:table-cell>
          <table:table-cell table:style-name="ce16" table:formula="of:=100*([.$AW31]-[.$D31])/MAX([.$AW31];[.$D31])" office:value-type="float" office:value="79.658752029121" calcext:value-type="float">
            <text:p>79,66</text:p>
          </table:table-cell>
          <table:table-cell table:style-name="ce64" office:value-type="float" office:value="23.240533483" calcext:value-type="float">
            <text:p>2,32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55.526420000001" calcext:value-type="float">
            <text:p>155,5264</text:p>
          </table:table-cell>
          <table:table-cell table:style-name="ce16" table:formula="of:=100*([.$BC31]-[.$D31])/MAX([.$BC31];[.$D31])" office:value-type="float" office:value="31.6005666432762" calcext:value-type="float">
            <text:p>31,60</text:p>
          </table:table-cell>
          <table:table-cell table:style-name="ce64" office:value-type="float" office:value="152.205376581" calcext:value-type="float">
            <text:p>1,52E+02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221.230120000002" calcext:value-type="float">
            <text:p>221,2301</text:p>
          </table:table-cell>
          <table:table-cell table:style-name="ce16" table:formula="of:=100*([.$BI31]-[.$D31])/MAX([.$BI31];[.$D31])" office:value-type="float" office:value="51.9146895549313" calcext:value-type="float">
            <text:p>51,91</text:p>
          </table:table-cell>
          <table:table-cell table:style-name="ce64" office:value-type="float" office:value="30.2856994090002" calcext:value-type="float">
            <text:p>3,03E+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182.979049999999" calcext:value-type="float">
            <text:p>182,9790</text:p>
          </table:table-cell>
          <table:table-cell table:style-name="ce16" table:formula="of:=100*([.$BO31]-[.$D31])/MAX([.$BO31];[.$D31])" office:value-type="float" office:value="41.8626394661031" calcext:value-type="float">
            <text:p>41,86</text:p>
          </table:table-cell>
          <table:table-cell table:style-name="ce64" office:value-type="float" office:value="28.6439096250001" calcext:value-type="float">
            <text:p>2,86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6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16" table:formula="of:=100*([.$O32]-[.$D32])/MAX([.$O32];[.$D32])" office:value-type="float" office:value="55.6711472662552" calcext:value-type="float">
            <text:p>55,67</text:p>
          </table:table-cell>
          <table:table-cell table:style-name="ce64" office:value-type="float" office:value="0.2558843282" calcext:value-type="float">
            <text:p>2,56E-01</text:p>
          </table:table-cell>
          <table:table-cell/>
          <table:table-cell table:style-name="ce63" office:value-type="float" office:value="0.0207753019999997" calcext:value-type="float">
            <text:p>2,08E-02</text:p>
          </table:table-cell>
          <table:table-cell table:style-name="ce19" office:value-type="float" office:value="0.0220317209999994" calcext:value-type="float">
            <text:p>2,20E-02</text:p>
          </table:table-cell>
          <table:table-cell table:style-name="ce15" office:value-type="float" office:value="747.200940000001" calcext:value-type="float">
            <text:p>747,2009</text:p>
          </table:table-cell>
          <table:table-cell table:style-name="ce15" office:value-type="float" office:value="1100.5306" calcext:value-type="float">
            <text:p>1100,5306</text:p>
          </table:table-cell>
          <table:table-cell/>
          <table:table-cell table:style-name="ce64" office:value-type="float" office:value="0.128521016" calcext:value-type="float">
            <text:p>1,29E-01</text:p>
          </table:table-cell>
          <table:table-cell table:style-name="ce64" office:value-type="float" office:value="0.389782325999999" calcext:value-type="float">
            <text:p>3,90E-01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79.346310000001" calcext:value-type="float">
            <text:p>179,3463</text:p>
          </table:table-cell>
          <table:table-cell table:style-name="ce16" table:formula="of:=100*([.$AE32]-[.$D32])/MAX([.$AE32];[.$D32])" office:value-type="float" office:value="23.3588023082279" calcext:value-type="float">
            <text:p>23,36</text:p>
          </table:table-cell>
          <table:table-cell table:style-name="ce64" office:value-type="float" office:value="15.4612205600001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68.905540000001" calcext:value-type="float">
            <text:p>268,9055</text:p>
          </table:table-cell>
          <table:table-cell table:style-name="ce16" table:formula="of:=100*([.$AK32]-[.$D32])/MAX([.$AK32];[.$D32])" office:value-type="float" office:value="48.8842215746099" calcext:value-type="float">
            <text:p>48,88</text:p>
          </table:table-cell>
          <table:table-cell table:style-name="ce64" office:value-type="float" office:value="15.4570343700002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91.699369999999" calcext:value-type="float">
            <text:p>191,6994</text:p>
          </table:table-cell>
          <table:table-cell table:style-name="ce16" table:formula="of:=100*([.$AQ32]-[.$D32])/MAX([.$AQ32];[.$D32])" office:value-type="float" office:value="28.2975421358978" calcext:value-type="float">
            <text:p>28,30</text:p>
          </table:table-cell>
          <table:table-cell table:style-name="ce64" office:value-type="float" office:value="22.6572560969998" calcext:value-type="float">
            <text:p>2,27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457.096550000001" calcext:value-type="float">
            <text:p>457,0966</text:p>
          </table:table-cell>
          <table:table-cell table:style-name="ce16" table:formula="of:=100*([.$AW32]-[.$D32])/MAX([.$AW32];[.$D32])" office:value-type="float" office:value="69.9290751592856" calcext:value-type="float">
            <text:p>69,93</text:p>
          </table:table-cell>
          <table:table-cell table:style-name="ce64" office:value-type="float" office:value="23.9273943339999" calcext:value-type="float">
            <text:p>2,39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81.150420000001" calcext:value-type="float">
            <text:p>181,1504</text:p>
          </table:table-cell>
          <table:table-cell table:style-name="ce16" table:formula="of:=100*([.$BC32]-[.$D32])/MAX([.$BC32];[.$D32])" office:value-type="float" office:value="24.1220859438259" calcext:value-type="float">
            <text:p>24,12</text:p>
          </table:table-cell>
          <table:table-cell table:style-name="ce64" office:value-type="float" office:value="155.491171433" calcext:value-type="float">
            <text:p>1,55E+02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08.91009" calcext:value-type="float">
            <text:p>208,9101</text:p>
          </table:table-cell>
          <table:table-cell table:style-name="ce16" table:formula="of:=100*([.$BI32]-[.$D32])/MAX([.$BI32];[.$D32])" office:value-type="float" office:value="34.2046331989045" calcext:value-type="float">
            <text:p>34,20</text:p>
          </table:table-cell>
          <table:table-cell table:style-name="ce64" office:value-type="float" office:value="31.0229834940001" calcext:value-type="float">
            <text:p>3,10E+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196.46758" calcext:value-type="float">
            <text:p>196,4676</text:p>
          </table:table-cell>
          <table:table-cell table:style-name="ce16" table:formula="of:=100*([.$BO32]-[.$D32])/MAX([.$BO32];[.$D32])" office:value-type="float" office:value="30.0377395598809" calcext:value-type="float">
            <text:p>30,04</text:p>
          </table:table-cell>
          <table:table-cell table:style-name="ce64" office:value-type="float" office:value="29.2630938379998" calcext:value-type="float">
            <text:p>2,93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6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16" table:formula="of:=100*([.$O33]-[.$D33])/MAX([.$O33];[.$D33])" office:value-type="float" office:value="62.5549734821815" calcext:value-type="float">
            <text:p>62,55</text:p>
          </table:table-cell>
          <table:table-cell table:style-name="ce64" office:value-type="float" office:value="0.3023921936" calcext:value-type="float">
            <text:p>3,02E-01</text:p>
          </table:table-cell>
          <table:table-cell/>
          <table:table-cell table:style-name="ce63" office:value-type="float" office:value="0.0205842559999994" calcext:value-type="float">
            <text:p>2,06E-02</text:p>
          </table:table-cell>
          <table:table-cell table:style-name="ce19" office:value-type="float" office:value="0.0217570350000003" calcext:value-type="float">
            <text:p>2,18E-02</text:p>
          </table:table-cell>
          <table:table-cell table:style-name="ce15" office:value-type="float" office:value="576.09154" calcext:value-type="float">
            <text:p>576,0915</text:p>
          </table:table-cell>
          <table:table-cell table:style-name="ce15" office:value-type="float" office:value="798.11712" calcext:value-type="float">
            <text:p>798,1171</text:p>
          </table:table-cell>
          <table:table-cell/>
          <table:table-cell table:style-name="ce64" office:value-type="float" office:value="0.208513037000001" calcext:value-type="float">
            <text:p>2,09E-01</text:p>
          </table:table-cell>
          <table:table-cell table:style-name="ce64" office:value-type="float" office:value="0.428611474999998" calcext:value-type="float">
            <text:p>4,29E-01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98.57364" calcext:value-type="float">
            <text:p>198,5736</text:p>
          </table:table-cell>
          <table:table-cell table:style-name="ce16" table:formula="of:=100*([.$AE33]-[.$D33])/MAX([.$AE33];[.$D33])" office:value-type="float" office:value="35.8022847342672" calcext:value-type="float">
            <text:p>35,80</text:p>
          </table:table-cell>
          <table:table-cell table:style-name="ce64" office:value-type="float" office:value="15.7884327339998" calcext:value-type="float">
            <text:p>1,58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56.46517" calcext:value-type="float">
            <text:p>356,4652</text:p>
          </table:table-cell>
          <table:table-cell table:style-name="ce16" table:formula="of:=100*([.$AK33]-[.$D33])/MAX([.$AK33];[.$D33])" office:value-type="float" office:value="64.2378131922396" calcext:value-type="float">
            <text:p>64,24</text:p>
          </table:table-cell>
          <table:table-cell table:style-name="ce64" office:value-type="float" office:value="15.5160069900003" calcext:value-type="float">
            <text:p>1,55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11.202419999999" calcext:value-type="float">
            <text:p>211,2024</text:p>
          </table:table-cell>
          <table:table-cell table:style-name="ce16" table:formula="of:=100*([.$AQ33]-[.$D33])/MAX([.$AQ33];[.$D33])" office:value-type="float" office:value="39.64096623514" calcext:value-type="float">
            <text:p>39,64</text:p>
          </table:table-cell>
          <table:table-cell table:style-name="ce64" office:value-type="float" office:value="22.6826825409998" calcext:value-type="float">
            <text:p>2,27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420.90714" calcext:value-type="float">
            <text:p>420,9071</text:p>
          </table:table-cell>
          <table:table-cell table:style-name="ce16" table:formula="of:=100*([.$AW33]-[.$D33])/MAX([.$AW33];[.$D33])" office:value-type="float" office:value="69.713096337591" calcext:value-type="float">
            <text:p>69,71</text:p>
          </table:table-cell>
          <table:table-cell table:style-name="ce64" office:value-type="float" office:value="24.283605393" calcext:value-type="float">
            <text:p>2,43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53.308349999999" calcext:value-type="float">
            <text:p>253,3083</text:p>
          </table:table-cell>
          <table:table-cell table:style-name="ce16" table:formula="of:=100*([.$BC33]-[.$D33])/MAX([.$BC33];[.$D33])" office:value-type="float" office:value="49.6740869379152" calcext:value-type="float">
            <text:p>49,67</text:p>
          </table:table-cell>
          <table:table-cell table:style-name="ce64" office:value-type="float" office:value="155.864132941" calcext:value-type="float">
            <text:p>1,56E+02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180.28642" calcext:value-type="float">
            <text:p>180,2864</text:p>
          </table:table-cell>
          <table:table-cell table:style-name="ce16" table:formula="of:=100*([.$BI33]-[.$D33])/MAX([.$BI33];[.$D33])" office:value-type="float" office:value="29.290436850429" calcext:value-type="float">
            <text:p>29,29</text:p>
          </table:table-cell>
          <table:table-cell table:style-name="ce64" office:value-type="float" office:value="31.104214898" calcext:value-type="float">
            <text:p>3,11E+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43.91432" calcext:value-type="float">
            <text:p>243,9143</text:p>
          </table:table-cell>
          <table:table-cell table:style-name="ce16" table:formula="of:=100*([.$BO33]-[.$D33])/MAX([.$BO33];[.$D33])" office:value-type="float" office:value="47.735852491153" calcext:value-type="float">
            <text:p>47,74</text:p>
          </table:table-cell>
          <table:table-cell table:style-name="ce64" office:value-type="float" office:value="29.4122685679999" calcext:value-type="float">
            <text:p>2,94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6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16" table:formula="of:=100*([.$O34]-[.$D34])/MAX([.$O34];[.$D34])" office:value-type="float" office:value="77.1440467558149" calcext:value-type="float">
            <text:p>77,14</text:p>
          </table:table-cell>
          <table:table-cell table:style-name="ce64" office:value-type="float" office:value="0.0839584425999998" calcext:value-type="float">
            <text:p>8,40E-02</text:p>
          </table:table-cell>
          <table:table-cell/>
          <table:table-cell table:style-name="ce63" office:value-type="float" office:value="0.00489753699999973" calcext:value-type="float">
            <text:p>4,90E-03</text:p>
          </table:table-cell>
          <table:table-cell table:style-name="ce19" office:value-type="float" office:value="0.00505582299999929" calcext:value-type="float">
            <text:p>5,06E-03</text:p>
          </table:table-cell>
          <table:table-cell table:style-name="ce15" office:value-type="float" office:value="55.78507" calcext:value-type="float">
            <text:p>55,7851</text:p>
          </table:table-cell>
          <table:table-cell table:style-name="ce15" office:value-type="float" office:value="141.40905" calcext:value-type="float">
            <text:p>141,4091</text:p>
          </table:table-cell>
          <table:table-cell/>
          <table:table-cell table:style-name="ce64" office:value-type="float" office:value="0.023109066" calcext:value-type="float">
            <text:p>2,31E-02</text:p>
          </table:table-cell>
          <table:table-cell table:style-name="ce64" office:value-type="float" office:value="0.158902247999999" calcext:value-type="float">
            <text:p>1,59E-01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3.14314" calcext:value-type="float">
            <text:p>53,1431</text:p>
          </table:table-cell>
          <table:table-cell table:style-name="ce16" table:formula="of:=100*([.$AE34]-[.$D34])/MAX([.$AE34];[.$D34])" office:value-type="float" office:value="77.8990477416278" calcext:value-type="float">
            <text:p>77,90</text:p>
          </table:table-cell>
          <table:table-cell table:style-name="ce64" office:value-type="float" office:value="7.14362843799972" calcext:value-type="float">
            <text:p>7,14E+00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41.5950700000001" calcext:value-type="float">
            <text:p>41,5951</text:p>
          </table:table-cell>
          <table:table-cell table:style-name="ce16" table:formula="of:=100*([.$AK34]-[.$D34])/MAX([.$AK34];[.$D34])" office:value-type="float" office:value="71.7631440456769" calcext:value-type="float">
            <text:p>71,76</text:p>
          </table:table-cell>
          <table:table-cell table:style-name="ce64" office:value-type="float" office:value="7.20772013099986" calcext:value-type="float">
            <text:p>7,21E+00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71.4192999999999" calcext:value-type="float">
            <text:p>71,4193</text:p>
          </table:table-cell>
          <table:table-cell table:style-name="ce16" table:formula="of:=100*([.$AQ34]-[.$D34])/MAX([.$AQ34];[.$D34])" office:value-type="float" office:value="83.5546693960877" calcext:value-type="float">
            <text:p>83,55</text:p>
          </table:table-cell>
          <table:table-cell table:style-name="ce64" office:value-type="float" office:value="14.7433230360002" calcext:value-type="float">
            <text:p>1,47E+01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158.77297" calcext:value-type="float">
            <text:p>158,7730</text:p>
          </table:table-cell>
          <table:table-cell table:style-name="ce16" table:formula="of:=100*([.$AW34]-[.$D34])/MAX([.$AW34];[.$D34])" office:value-type="float" office:value="92.6025569717567" calcext:value-type="float">
            <text:p>92,60</text:p>
          </table:table-cell>
          <table:table-cell table:style-name="ce64" office:value-type="float" office:value="15.955087711" calcext:value-type="float">
            <text:p>1,60E+01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5.7015200000001" calcext:value-type="float">
            <text:p>35,7015</text:p>
          </table:table-cell>
          <table:table-cell table:style-name="ce16" table:formula="of:=100*([.$BC34]-[.$D34])/MAX([.$BC34];[.$D34])" office:value-type="float" office:value="67.1018488848658" calcext:value-type="float">
            <text:p>67,10</text:p>
          </table:table-cell>
          <table:table-cell table:style-name="ce64" office:value-type="float" office:value="141.135963227" calcext:value-type="float">
            <text:p>1,41E+02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48.6655400000002" calcext:value-type="float">
            <text:p>48,6655</text:p>
          </table:table-cell>
          <table:table-cell table:style-name="ce16" table:formula="of:=100*([.$BI34]-[.$D34])/MAX([.$BI34];[.$D34])" office:value-type="float" office:value="75.8655919568552" calcext:value-type="float">
            <text:p>75,87</text:p>
          </table:table-cell>
          <table:table-cell table:style-name="ce64" office:value-type="float" office:value="21.968686703" calcext:value-type="float">
            <text:p>2,20E+01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8.0956099999999" calcext:value-type="float">
            <text:p>38,0956</text:p>
          </table:table-cell>
          <table:table-cell table:style-name="ce16" table:formula="of:=100*([.$BO34]-[.$D34])/MAX([.$BO34];[.$D34])" office:value-type="float" office:value="69.1693084846261" calcext:value-type="float">
            <text:p>69,17</text:p>
          </table:table-cell>
          <table:table-cell table:style-name="ce64" office:value-type="float" office:value="20.1824476460001" calcext:value-type="float">
            <text:p>2,02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6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16" table:formula="of:=100*([.$O35]-[.$D35])/MAX([.$O35];[.$D35])" office:value-type="float" office:value="63.9787023979439" calcext:value-type="float">
            <text:p>63,98</text:p>
          </table:table-cell>
          <table:table-cell table:style-name="ce64" office:value-type="float" office:value="0.0439546042" calcext:value-type="float">
            <text:p>4,40E-02</text:p>
          </table:table-cell>
          <table:table-cell/>
          <table:table-cell table:style-name="ce63" office:value-type="float" office:value="0.00483851799999968" calcext:value-type="float">
            <text:p>4,84E-03</text:p>
          </table:table-cell>
          <table:table-cell table:style-name="ce19" office:value-type="float" office:value="0.00494911699999889" calcext:value-type="float">
            <text:p>4,95E-03</text:p>
          </table:table-cell>
          <table:table-cell table:style-name="ce15" office:value-type="float" office:value="134.14289" calcext:value-type="float">
            <text:p>134,1429</text:p>
          </table:table-cell>
          <table:table-cell table:style-name="ce15" office:value-type="float" office:value="473.73705" calcext:value-type="float">
            <text:p>473,7371</text:p>
          </table:table-cell>
          <table:table-cell/>
          <table:table-cell table:style-name="ce64" office:value-type="float" office:value="0.0233312659999996" calcext:value-type="float">
            <text:p>2,33E-02</text:p>
          </table:table-cell>
          <table:table-cell table:style-name="ce64" office:value-type="float" office:value="0.0594604180000005" calcext:value-type="float">
            <text:p>5,95E-0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0.72171" calcext:value-type="float">
            <text:p>50,7217</text:p>
          </table:table-cell>
          <table:table-cell table:style-name="ce16" table:formula="of:=100*([.$AE35]-[.$D35])/MAX([.$AE35];[.$D35])" office:value-type="float" office:value="62.9568285454105" calcext:value-type="float">
            <text:p>62,96</text:p>
          </table:table-cell>
          <table:table-cell table:style-name="ce64" office:value-type="float" office:value="7.20266102899996" calcext:value-type="float">
            <text:p>7,20E+00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6.8802600000001" calcext:value-type="float">
            <text:p>46,8803</text:p>
          </table:table-cell>
          <table:table-cell table:style-name="ce16" table:formula="of:=100*([.$AK35]-[.$D35])/MAX([.$AK35];[.$D35])" office:value-type="float" office:value="59.9214466813972" calcext:value-type="float">
            <text:p>59,92</text:p>
          </table:table-cell>
          <table:table-cell table:style-name="ce64" office:value-type="float" office:value="7.3003086800004" calcext:value-type="float">
            <text:p>7,30E+00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7.3196100000002" calcext:value-type="float">
            <text:p>57,3196</text:p>
          </table:table-cell>
          <table:table-cell table:style-name="ce16" table:formula="of:=100*([.$AQ35]-[.$D35])/MAX([.$AQ35];[.$D35])" office:value-type="float" office:value="67.2207644120405" calcext:value-type="float">
            <text:p>67,22</text:p>
          </table:table-cell>
          <table:table-cell table:style-name="ce64" office:value-type="float" office:value="14.7916770489996" calcext:value-type="float">
            <text:p>1,48E+01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117.11518" calcext:value-type="float">
            <text:p>117,1152</text:p>
          </table:table-cell>
          <table:table-cell table:style-name="ce16" table:formula="of:=100*([.$AW35]-[.$D35])/MAX([.$AW35];[.$D35])" office:value-type="float" office:value="83.9568790313948" calcext:value-type="float">
            <text:p>83,96</text:p>
          </table:table-cell>
          <table:table-cell table:style-name="ce64" office:value-type="float" office:value="15.8807033109997" calcext:value-type="float">
            <text:p>1,59E+01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5.1386899999998" calcext:value-type="float">
            <text:p>45,1387</text:p>
          </table:table-cell>
          <table:table-cell table:style-name="ce16" table:formula="of:=100*([.$BC35]-[.$D35])/MAX([.$BC35];[.$D35])" office:value-type="float" office:value="58.3751101327934" calcext:value-type="float">
            <text:p>58,38</text:p>
          </table:table-cell>
          <table:table-cell table:style-name="ce64" office:value-type="float" office:value="141.033517383" calcext:value-type="float">
            <text:p>1,41E+0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65.6988000000001" calcext:value-type="float">
            <text:p>65,6988</text:p>
          </table:table-cell>
          <table:table-cell table:style-name="ce16" table:formula="of:=100*([.$BI35]-[.$D35])/MAX([.$BI35];[.$D35])" office:value-type="float" office:value="71.4014106802565" calcext:value-type="float">
            <text:p>71,40</text:p>
          </table:table-cell>
          <table:table-cell table:style-name="ce64" office:value-type="float" office:value="21.6458205659992" calcext:value-type="float">
            <text:p>2,16E+01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30.3894399999997" calcext:value-type="float">
            <text:p>30,3894</text:p>
          </table:table-cell>
          <table:table-cell table:style-name="ce16" table:formula="of:=100*([.$BO35]-[.$D35])/MAX([.$BO35];[.$D35])" office:value-type="float" office:value="38.172832404941" calcext:value-type="float">
            <text:p>38,17</text:p>
          </table:table-cell>
          <table:table-cell table:style-name="ce64" office:value-type="float" office:value="19.9915511939998" calcext:value-type="float">
            <text:p>2,00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6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16" table:formula="of:=100*([.$O36]-[.$D36])/MAX([.$O36];[.$D36])" office:value-type="float" office:value="75.2599780923528" calcext:value-type="float">
            <text:p>75,26</text:p>
          </table:table-cell>
          <table:table-cell table:style-name="ce64" office:value-type="float" office:value="0.0605489464000001" calcext:value-type="float">
            <text:p>6,05E-02</text:p>
          </table:table-cell>
          <table:table-cell/>
          <table:table-cell table:style-name="ce63" office:value-type="float" office:value="0.00490581599999906" calcext:value-type="float">
            <text:p>4,91E-03</text:p>
          </table:table-cell>
          <table:table-cell table:style-name="ce19" office:value-type="float" office:value="0.00515916500000024" calcext:value-type="float">
            <text:p>5,16E-03</text:p>
          </table:table-cell>
          <table:table-cell table:style-name="ce15" office:value-type="float" office:value="197.49687" calcext:value-type="float">
            <text:p>197,4969</text:p>
          </table:table-cell>
          <table:table-cell table:style-name="ce15" office:value-type="float" office:value="427.35229" calcext:value-type="float">
            <text:p>427,3523</text:p>
          </table:table-cell>
          <table:table-cell/>
          <table:table-cell table:style-name="ce64" office:value-type="float" office:value="0.0239620260000013" calcext:value-type="float">
            <text:p>2,40E-02</text:p>
          </table:table-cell>
          <table:table-cell table:style-name="ce64" office:value-type="float" office:value="0.105764820999999" calcext:value-type="float">
            <text:p>1,06E-01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6.2620200000004" calcext:value-type="float">
            <text:p>46,2620</text:p>
          </table:table-cell>
          <table:table-cell table:style-name="ce16" table:formula="of:=100*([.$AE36]-[.$D36])/MAX([.$AE36];[.$D36])" office:value-type="float" office:value="59.9420864026265" calcext:value-type="float">
            <text:p>59,94</text:p>
          </table:table-cell>
          <table:table-cell table:style-name="ce64" office:value-type="float" office:value="7.18682082999931" calcext:value-type="float">
            <text:p>7,19E+00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53.5438400000001" calcext:value-type="float">
            <text:p>53,5438</text:p>
          </table:table-cell>
          <table:table-cell table:style-name="ce16" table:formula="of:=100*([.$AK36]-[.$D36])/MAX([.$AK36];[.$D36])" office:value-type="float" office:value="65.3898562374313" calcext:value-type="float">
            <text:p>65,39</text:p>
          </table:table-cell>
          <table:table-cell table:style-name="ce64" office:value-type="float" office:value="7.21405830399999" calcext:value-type="float">
            <text:p>7,21E+00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3.1886400000002" calcext:value-type="float">
            <text:p>73,1886</text:p>
          </table:table-cell>
          <table:table-cell table:style-name="ce16" table:formula="of:=100*([.$AQ36]-[.$D36])/MAX([.$AQ36];[.$D36])" office:value-type="float" office:value="74.6796770646377" calcext:value-type="float">
            <text:p>74,68</text:p>
          </table:table-cell>
          <table:table-cell table:style-name="ce64" office:value-type="float" office:value="14.6585819399997" calcext:value-type="float">
            <text:p>1,47E+01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137.65957" calcext:value-type="float">
            <text:p>137,6596</text:p>
          </table:table-cell>
          <table:table-cell table:style-name="ce16" table:formula="of:=100*([.$AW36]-[.$D36])/MAX([.$AW36];[.$D36])" office:value-type="float" office:value="86.5380953899538" calcext:value-type="float">
            <text:p>86,54</text:p>
          </table:table-cell>
          <table:table-cell table:style-name="ce64" office:value-type="float" office:value="15.732294724" calcext:value-type="float">
            <text:p>1,57E+01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32.86402" calcext:value-type="float">
            <text:p>32,8640</text:p>
          </table:table-cell>
          <table:table-cell table:style-name="ce16" table:formula="of:=100*([.$BC36]-[.$D36])/MAX([.$BC36];[.$D36])" office:value-type="float" office:value="43.6112806649953" calcext:value-type="float">
            <text:p>43,61</text:p>
          </table:table-cell>
          <table:table-cell table:style-name="ce64" office:value-type="float" office:value="139.016914031" calcext:value-type="float">
            <text:p>1,39E+02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1.6353699999997" calcext:value-type="float">
            <text:p>41,6354</text:p>
          </table:table-cell>
          <table:table-cell table:style-name="ce16" table:formula="of:=100*([.$BI36]-[.$D36])/MAX([.$BI36];[.$D36])" office:value-type="float" office:value="55.4907281957626" calcext:value-type="float">
            <text:p>55,49</text:p>
          </table:table-cell>
          <table:table-cell table:style-name="ce64" office:value-type="float" office:value="21.7343137809994" calcext:value-type="float">
            <text:p>2,17E+01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8.7926000000002" calcext:value-type="float">
            <text:p>48,7926</text:p>
          </table:table-cell>
          <table:table-cell table:style-name="ce16" table:formula="of:=100*([.$BO36]-[.$D36])/MAX([.$BO36];[.$D36])" office:value-type="float" office:value="62.0196505207763" calcext:value-type="float">
            <text:p>62,02</text:p>
          </table:table-cell>
          <table:table-cell table:style-name="ce64" office:value-type="float" office:value="19.9846223690001" calcext:value-type="float">
            <text:p>2,00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6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16" table:formula="of:=100*([.$O37]-[.$D37])/MAX([.$O37];[.$D37])" office:value-type="float" office:value="70.5075413639557" calcext:value-type="float">
            <text:p>70,51</text:p>
          </table:table-cell>
          <table:table-cell table:style-name="ce64" office:value-type="float" office:value="0.0776516471999997" calcext:value-type="float">
            <text:p>7,77E-02</text:p>
          </table:table-cell>
          <table:table-cell/>
          <table:table-cell table:style-name="ce63" office:value-type="float" office:value="0.00486829599999972" calcext:value-type="float">
            <text:p>4,87E-03</text:p>
          </table:table-cell>
          <table:table-cell table:style-name="ce19" office:value-type="float" office:value="0.00493044500000117" calcext:value-type="float">
            <text:p>4,93E-03</text:p>
          </table:table-cell>
          <table:table-cell table:style-name="ce15" office:value-type="float" office:value="247.84972" calcext:value-type="float">
            <text:p>247,8497</text:p>
          </table:table-cell>
          <table:table-cell table:style-name="ce15" office:value-type="float" office:value="335.26607" calcext:value-type="float">
            <text:p>335,2661</text:p>
          </table:table-cell>
          <table:table-cell/>
          <table:table-cell table:style-name="ce64" office:value-type="float" office:value="0.0502458349999984" calcext:value-type="float">
            <text:p>5,02E-02</text:p>
          </table:table-cell>
          <table:table-cell table:style-name="ce64" office:value-type="float" office:value="0.103480781" calcext:value-type="float">
            <text:p>1,03E-01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5.84941" calcext:value-type="float">
            <text:p>45,8494</text:p>
          </table:table-cell>
          <table:table-cell table:style-name="ce16" table:formula="of:=100*([.$AE37]-[.$D37])/MAX([.$AE37];[.$D37])" office:value-type="float" office:value="57.4949165103758" calcext:value-type="float">
            <text:p>57,49</text:p>
          </table:table-cell>
          <table:table-cell table:style-name="ce64" office:value-type="float" office:value="7.09996807199968" calcext:value-type="float">
            <text:p>7,10E+00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3.0607800000003" calcext:value-type="float">
            <text:p>43,0608</text:p>
          </table:table-cell>
          <table:table-cell table:style-name="ce16" table:formula="of:=100*([.$AK37]-[.$D37])/MAX([.$AK37];[.$D37])" office:value-type="float" office:value="54.7422735956014" calcext:value-type="float">
            <text:p>54,74</text:p>
          </table:table-cell>
          <table:table-cell table:style-name="ce64" office:value-type="float" office:value="7.16619190900019" calcext:value-type="float">
            <text:p>7,17E+00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3.8133599999996" calcext:value-type="float">
            <text:p>63,8134</text:p>
          </table:table-cell>
          <table:table-cell table:style-name="ce16" table:formula="of:=100*([.$AQ37]-[.$D37])/MAX([.$AQ37];[.$D37])" office:value-type="float" office:value="69.4604233345491" calcext:value-type="float">
            <text:p>69,46</text:p>
          </table:table-cell>
          <table:table-cell table:style-name="ce64" office:value-type="float" office:value="14.6255721309999" calcext:value-type="float">
            <text:p>1,46E+01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137.3994" calcext:value-type="float">
            <text:p>137,3994</text:p>
          </table:table-cell>
          <table:table-cell table:style-name="ce16" table:formula="of:=100*([.$AW37]-[.$D37])/MAX([.$AW37];[.$D37])" office:value-type="float" office:value="85.8162917741998" calcext:value-type="float">
            <text:p>85,82</text:p>
          </table:table-cell>
          <table:table-cell table:style-name="ce64" office:value-type="float" office:value="15.7795715399998" calcext:value-type="float">
            <text:p>1,58E+01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7.04748" calcext:value-type="float">
            <text:p>47,0475</text:p>
          </table:table-cell>
          <table:table-cell table:style-name="ce16" table:formula="of:=100*([.$BC37]-[.$D37])/MAX([.$BC37];[.$D37])" office:value-type="float" office:value="58.577313811494" calcext:value-type="float">
            <text:p>58,58</text:p>
          </table:table-cell>
          <table:table-cell table:style-name="ce64" office:value-type="float" office:value="140.180446747" calcext:value-type="float">
            <text:p>1,40E+02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55.3029800000002" calcext:value-type="float">
            <text:p>55,3030</text:p>
          </table:table-cell>
          <table:table-cell table:style-name="ce16" table:formula="of:=100*([.$BI37]-[.$D37])/MAX([.$BI37];[.$D37])" office:value-type="float" office:value="64.7607958920115" calcext:value-type="float">
            <text:p>64,76</text:p>
          </table:table-cell>
          <table:table-cell table:style-name="ce64" office:value-type="float" office:value="21.5470205829997" calcext:value-type="float">
            <text:p>2,15E+01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1.1682499999995" calcext:value-type="float">
            <text:p>41,1682</text:p>
          </table:table-cell>
          <table:table-cell table:style-name="ce16" table:formula="of:=100*([.$BO37]-[.$D37])/MAX([.$BO37];[.$D37])" office:value-type="float" office:value="52.6617478275119" calcext:value-type="float">
            <text:p>52,66</text:p>
          </table:table-cell>
          <table:table-cell table:style-name="ce64" office:value-type="float" office:value="20.0655095019993" calcext:value-type="float">
            <text:p>2,01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6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16" table:formula="of:=100*([.$O38]-[.$D38])/MAX([.$O38];[.$D38])" office:value-type="float" office:value="71.9389656910378" calcext:value-type="float">
            <text:p>71,94</text:p>
          </table:table-cell>
          <table:table-cell table:style-name="ce64" office:value-type="float" office:value="0.0570107001999997" calcext:value-type="float">
            <text:p>5,70E-02</text:p>
          </table:table-cell>
          <table:table-cell/>
          <table:table-cell table:style-name="ce63" office:value-type="float" office:value="0.0048873829999998" calcext:value-type="float">
            <text:p>4,89E-03</text:p>
          </table:table-cell>
          <table:table-cell table:style-name="ce19" office:value-type="float" office:value="0.00493808000000051" calcext:value-type="float">
            <text:p>4,94E-03</text:p>
          </table:table-cell>
          <table:table-cell table:style-name="ce15" office:value-type="float" office:value="158.7842" calcext:value-type="float">
            <text:p>158,7842</text:p>
          </table:table-cell>
          <table:table-cell table:style-name="ce15" office:value-type="float" office:value="273.94881" calcext:value-type="float">
            <text:p>273,9488</text:p>
          </table:table-cell>
          <table:table-cell/>
          <table:table-cell table:style-name="ce64" office:value-type="float" office:value="0.0286434030000002" calcext:value-type="float">
            <text:p>2,86E-02</text:p>
          </table:table-cell>
          <table:table-cell table:style-name="ce64" office:value-type="float" office:value="0.0904851900000008" calcext:value-type="float">
            <text:p>9,05E-0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47.1333699999999" calcext:value-type="float">
            <text:p>47,1334</text:p>
          </table:table-cell>
          <table:table-cell table:style-name="ce16" table:formula="of:=100*([.$AE38]-[.$D38])/MAX([.$AE38];[.$D38])" office:value-type="float" office:value="61.5719818039749" calcext:value-type="float">
            <text:p>61,57</text:p>
          </table:table-cell>
          <table:table-cell table:style-name="ce64" office:value-type="float" office:value="7.14033216400003" calcext:value-type="float">
            <text:p>7,14E+00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49.11305" calcext:value-type="float">
            <text:p>49,1131</text:p>
          </table:table-cell>
          <table:table-cell table:style-name="ce16" table:formula="of:=100*([.$AK38]-[.$D38])/MAX([.$AK38];[.$D38])" office:value-type="float" office:value="63.1209627583712" calcext:value-type="float">
            <text:p>63,12</text:p>
          </table:table-cell>
          <table:table-cell table:style-name="ce64" office:value-type="float" office:value="7.2604579179997" calcext:value-type="float">
            <text:p>7,26E+00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1.2996100000001" calcext:value-type="float">
            <text:p>61,2996</text:p>
          </table:table-cell>
          <table:table-cell table:style-name="ce16" table:formula="of:=100*([.$AQ38]-[.$D38])/MAX([.$AQ38];[.$D38])" office:value-type="float" office:value="70.4526342010989" calcext:value-type="float">
            <text:p>70,45</text:p>
          </table:table-cell>
          <table:table-cell table:style-name="ce64" office:value-type="float" office:value="14.6400074490002" calcext:value-type="float">
            <text:p>1,46E+01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112.32059" calcext:value-type="float">
            <text:p>112,3206</text:p>
          </table:table-cell>
          <table:table-cell table:style-name="ce16" table:formula="of:=100*([.$AW38]-[.$D38])/MAX([.$AW38];[.$D38])" office:value-type="float" office:value="83.8743546486002" calcext:value-type="float">
            <text:p>83,87</text:p>
          </table:table-cell>
          <table:table-cell table:style-name="ce64" office:value-type="float" office:value="15.5886925069999" calcext:value-type="float">
            <text:p>1,56E+01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3.1571700000001" calcext:value-type="float">
            <text:p>63,1572</text:p>
          </table:table-cell>
          <table:table-cell table:style-name="ce16" table:formula="of:=100*([.$BC38]-[.$D38])/MAX([.$BC38];[.$D38])" office:value-type="float" office:value="71.3216725828599" calcext:value-type="float">
            <text:p>71,32</text:p>
          </table:table-cell>
          <table:table-cell table:style-name="ce64" office:value-type="float" office:value="140.427220871" calcext:value-type="float">
            <text:p>1,40E+02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37.4185499999999" calcext:value-type="float">
            <text:p>37,4185</text:p>
          </table:table-cell>
          <table:table-cell table:style-name="ce16" table:formula="of:=100*([.$BI38]-[.$D38])/MAX([.$BI38];[.$D38])" office:value-type="float" office:value="51.5950778424074" calcext:value-type="float">
            <text:p>51,60</text:p>
          </table:table-cell>
          <table:table-cell table:style-name="ce64" office:value-type="float" office:value="21.8123096720001" calcext:value-type="float">
            <text:p>2,18E+01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33.4178200000001" calcext:value-type="float">
            <text:p>33,4178</text:p>
          </table:table-cell>
          <table:table-cell table:style-name="ce16" table:formula="of:=100*([.$BO38]-[.$D38])/MAX([.$BO38];[.$D38])" office:value-type="float" office:value="45.8001150284497" calcext:value-type="float">
            <text:p>45,80</text:p>
          </table:table-cell>
          <table:table-cell table:style-name="ce64" office:value-type="float" office:value="20.0769372589993" calcext:value-type="float">
            <text:p>2,01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6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16" table:formula="of:=100*([.$O39]-[.$D39])/MAX([.$O39];[.$D39])" office:value-type="float" office:value="51.7889336085899" calcext:value-type="float">
            <text:p>51,79</text:p>
          </table:table-cell>
          <table:table-cell table:style-name="ce64" office:value-type="float" office:value="0.623106274" calcext:value-type="float">
            <text:p>6,23E-01</text:p>
          </table:table-cell>
          <table:table-cell/>
          <table:table-cell table:style-name="ce63" office:value-type="float" office:value="0.0390218660000006" calcext:value-type="float">
            <text:p>3,90E-02</text:p>
          </table:table-cell>
          <table:table-cell table:style-name="ce19" office:value-type="float" office:value="0.0429982039999999" calcext:value-type="float">
            <text:p>4,30E-02</text:p>
          </table:table-cell>
          <table:table-cell table:style-name="ce15" office:value-type="float" office:value="901.057950000001" calcext:value-type="float">
            <text:p>901,0580</text:p>
          </table:table-cell>
          <table:table-cell table:style-name="ce15" office:value-type="float" office:value="1294.55786" calcext:value-type="float">
            <text:p>1294,5579</text:p>
          </table:table-cell>
          <table:table-cell/>
          <table:table-cell table:style-name="ce64" office:value-type="float" office:value="0.268902175999999" calcext:value-type="float">
            <text:p>2,69E-01</text:p>
          </table:table-cell>
          <table:table-cell table:style-name="ce64" office:value-type="float" office:value="1.591947664" calcext:value-type="float">
            <text:p>1,59E+00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484069999998" calcext:value-type="float">
            <text:p>260,4841</text:p>
          </table:table-cell>
          <table:table-cell table:style-name="ce16" table:formula="of:=100*([.$AE39]-[.$D39])/MAX([.$AE39];[.$D39])" office:value-type="float" office:value="40.3284930245434" calcext:value-type="float">
            <text:p>40,33</text:p>
          </table:table-cell>
          <table:table-cell table:style-name="ce64" office:value-type="float" office:value="22.0990966319996" calcext:value-type="float">
            <text:p>2,21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424.412340000002" calcext:value-type="float">
            <text:p>424,4123</text:p>
          </table:table-cell>
          <table:table-cell table:style-name="ce16" table:formula="of:=100*([.$AK39]-[.$D39])/MAX([.$AK39];[.$D39])" office:value-type="float" office:value="63.3764725125567" calcext:value-type="float">
            <text:p>63,38</text:p>
          </table:table-cell>
          <table:table-cell table:style-name="ce64" office:value-type="float" office:value="21.8615255800005" calcext:value-type="float">
            <text:p>2,19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7.830150000001" calcext:value-type="float">
            <text:p>267,8302</text:p>
          </table:table-cell>
          <table:table-cell table:style-name="ce16" table:formula="of:=100*([.$AQ39]-[.$D39])/MAX([.$AQ39];[.$D39])" office:value-type="float" office:value="41.9651708368152" calcext:value-type="float">
            <text:p>41,97</text:p>
          </table:table-cell>
          <table:table-cell table:style-name="ce64" office:value-type="float" office:value="30.3849733460002" calcext:value-type="float">
            <text:p>3,04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783.46489" calcext:value-type="float">
            <text:p>783,4649</text:p>
          </table:table-cell>
          <table:table-cell table:style-name="ce16" table:formula="of:=100*([.$AW39]-[.$D39])/MAX([.$AW39];[.$D39])" office:value-type="float" office:value="80.1605953267412" calcext:value-type="float">
            <text:p>80,16</text:p>
          </table:table-cell>
          <table:table-cell table:style-name="ce64" office:value-type="float" office:value="32.3979604199994" calcext:value-type="float">
            <text:p>3,24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58.274750000002" calcext:value-type="float">
            <text:p>258,2748</text:p>
          </table:table-cell>
          <table:table-cell table:style-name="ce16" table:formula="of:=100*([.$BC39]-[.$D39])/MAX([.$BC39];[.$D39])" office:value-type="float" office:value="39.8180542232639" calcext:value-type="float">
            <text:p>39,82</text:p>
          </table:table-cell>
          <table:table-cell table:style-name="ce64" office:value-type="float" office:value="193.241113223" calcext:value-type="float">
            <text:p>1,93E+02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48.854359999998" calcext:value-type="float">
            <text:p>248,8544</text:p>
          </table:table-cell>
          <table:table-cell table:style-name="ce16" table:formula="of:=100*([.$BI39]-[.$D39])/MAX([.$BI39];[.$D39])" office:value-type="float" office:value="37.5398646822971" calcext:value-type="float">
            <text:p>37,54</text:p>
          </table:table-cell>
          <table:table-cell table:style-name="ce64" office:value-type="float" office:value="41.3338942279997" calcext:value-type="float">
            <text:p>4,13E+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86.85147" calcext:value-type="float">
            <text:p>286,8515</text:p>
          </table:table-cell>
          <table:table-cell table:style-name="ce16" table:formula="of:=100*([.$BO39]-[.$D39])/MAX([.$BO39];[.$D39])" office:value-type="float" office:value="45.8135006245559" calcext:value-type="float">
            <text:p>45,81</text:p>
          </table:table-cell>
          <table:table-cell table:style-name="ce64" office:value-type="float" office:value="38.797858723" calcext:value-type="float">
            <text:p>3,88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6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16" table:formula="of:=100*([.$O40]-[.$D40])/MAX([.$O40];[.$D40])" office:value-type="float" office:value="55.6162084493825" calcext:value-type="float">
            <text:p>55,62</text:p>
          </table:table-cell>
          <table:table-cell table:style-name="ce64" office:value-type="float" office:value="0.377812570799999" calcext:value-type="float">
            <text:p>3,78E-01</text:p>
          </table:table-cell>
          <table:table-cell/>
          <table:table-cell table:style-name="ce63" office:value-type="float" office:value="0.0385335729999987" calcext:value-type="float">
            <text:p>3,85E-02</text:p>
          </table:table-cell>
          <table:table-cell table:style-name="ce19" office:value-type="float" office:value="0.0396987399999986" calcext:value-type="float">
            <text:p>3,97E-02</text:p>
          </table:table-cell>
          <table:table-cell table:style-name="ce15" office:value-type="float" office:value="1463.52463" calcext:value-type="float">
            <text:p>1463,5246</text:p>
          </table:table-cell>
          <table:table-cell table:style-name="ce15" office:value-type="float" office:value="1732.86991" calcext:value-type="float">
            <text:p>1732,8699</text:p>
          </table:table-cell>
          <table:table-cell/>
          <table:table-cell table:style-name="ce64" office:value-type="float" office:value="0.179014300999999" calcext:value-type="float">
            <text:p>1,79E-01</text:p>
          </table:table-cell>
          <table:table-cell table:style-name="ce64" office:value-type="float" office:value="0.570055375000001" calcext:value-type="float">
            <text:p>5,70E-01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58.976089999998" calcext:value-type="float">
            <text:p>358,9761</text:p>
          </table:table-cell>
          <table:table-cell table:style-name="ce16" table:formula="of:=100*([.$AE40]-[.$D40])/MAX([.$AE40];[.$D40])" office:value-type="float" office:value="44.5939087475158" calcext:value-type="float">
            <text:p>44,59</text:p>
          </table:table-cell>
          <table:table-cell table:style-name="ce64" office:value-type="float" office:value="22.1691353400001" calcext:value-type="float">
            <text:p>2,22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08.119680000001" calcext:value-type="float">
            <text:p>408,1197</text:p>
          </table:table-cell>
          <table:table-cell table:style-name="ce16" table:formula="of:=100*([.$AK40]-[.$D40])/MAX([.$AK40];[.$D40])" office:value-type="float" office:value="51.2656140473308" calcext:value-type="float">
            <text:p>51,27</text:p>
          </table:table-cell>
          <table:table-cell table:style-name="ce64" office:value-type="float" office:value="21.9937065559998" calcext:value-type="float">
            <text:p>2,20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73.568780000001" calcext:value-type="float">
            <text:p>373,5688</text:p>
          </table:table-cell>
          <table:table-cell table:style-name="ce16" table:formula="of:=100*([.$AQ40]-[.$D40])/MAX([.$AQ40];[.$D40])" office:value-type="float" office:value="46.7582328480451" calcext:value-type="float">
            <text:p>46,76</text:p>
          </table:table-cell>
          <table:table-cell table:style-name="ce64" office:value-type="float" office:value="29.9453406370003" calcext:value-type="float">
            <text:p>2,99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880.48227" calcext:value-type="float">
            <text:p>880,4823</text:p>
          </table:table-cell>
          <table:table-cell table:style-name="ce16" table:formula="of:=100*([.$AW40]-[.$D40])/MAX([.$AW40];[.$D40])" office:value-type="float" office:value="77.4107183328065" calcext:value-type="float">
            <text:p>77,41</text:p>
          </table:table-cell>
          <table:table-cell table:style-name="ce64" office:value-type="float" office:value="32.697874466" calcext:value-type="float">
            <text:p>3,27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31.934540000002" calcext:value-type="float">
            <text:p>331,9345</text:p>
          </table:table-cell>
          <table:table-cell table:style-name="ce16" table:formula="of:=100*([.$BC40]-[.$D40])/MAX([.$BC40];[.$D40])" office:value-type="float" office:value="40.0801676137717" calcext:value-type="float">
            <text:p>40,08</text:p>
          </table:table-cell>
          <table:table-cell table:style-name="ce64" office:value-type="float" office:value="191.952061331001" calcext:value-type="float">
            <text:p>1,92E+02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54.518359999999" calcext:value-type="float">
            <text:p>354,5184</text:p>
          </table:table-cell>
          <table:table-cell table:style-name="ce16" table:formula="of:=100*([.$BI40]-[.$D40])/MAX([.$BI40];[.$D40])" office:value-type="float" office:value="43.8972300334461" calcext:value-type="float">
            <text:p>43,90</text:p>
          </table:table-cell>
          <table:table-cell table:style-name="ce64" office:value-type="float" office:value="40.2191847149998" calcext:value-type="float">
            <text:p>4,02E+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05.19318" calcext:value-type="float">
            <text:p>305,1932</text:p>
          </table:table-cell>
          <table:table-cell table:style-name="ce16" table:formula="of:=100*([.$BO40]-[.$D40])/MAX([.$BO40];[.$D40])" office:value-type="float" office:value="34.829926409234" calcext:value-type="float">
            <text:p>34,83</text:p>
          </table:table-cell>
          <table:table-cell table:style-name="ce64" office:value-type="float" office:value="37.891138768" calcext:value-type="float">
            <text:p>3,79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6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16" table:formula="of:=100*([.$O41]-[.$D41])/MAX([.$O41];[.$D41])" office:value-type="float" office:value="47.5839415294689" calcext:value-type="float">
            <text:p>47,58</text:p>
          </table:table-cell>
          <table:table-cell table:style-name="ce64" office:value-type="float" office:value="0.795917082" calcext:value-type="float">
            <text:p>7,96E-01</text:p>
          </table:table-cell>
          <table:table-cell/>
          <table:table-cell table:style-name="ce63" office:value-type="float" office:value="0.0383876239999985" calcext:value-type="float">
            <text:p>3,84E-02</text:p>
          </table:table-cell>
          <table:table-cell table:style-name="ce19" office:value-type="float" office:value="0.0393028900000019" calcext:value-type="float">
            <text:p>3,93E-02</text:p>
          </table:table-cell>
          <table:table-cell table:style-name="ce15" office:value-type="float" office:value="931.613199999999" calcext:value-type="float">
            <text:p>931,6132</text:p>
          </table:table-cell>
          <table:table-cell table:style-name="ce15" office:value-type="float" office:value="1447.06814" calcext:value-type="float">
            <text:p>1447,0681</text:p>
          </table:table-cell>
          <table:table-cell/>
          <table:table-cell table:style-name="ce64" office:value-type="float" office:value="0.201383807999999" calcext:value-type="float">
            <text:p>2,01E-01</text:p>
          </table:table-cell>
          <table:table-cell table:style-name="ce64" office:value-type="float" office:value="2.233669425" calcext:value-type="float">
            <text:p>2,23E+00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62.605330000001" calcext:value-type="float">
            <text:p>262,6053</text:p>
          </table:table-cell>
          <table:table-cell table:style-name="ce16" table:formula="of:=100*([.$AE41]-[.$D41])/MAX([.$AE41];[.$D41])" office:value-type="float" office:value="28.4222334710421" calcext:value-type="float">
            <text:p>28,42</text:p>
          </table:table-cell>
          <table:table-cell table:style-name="ce64" office:value-type="float" office:value="21.8170650270004" calcext:value-type="float">
            <text:p>2,18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68.824790000001" calcext:value-type="float">
            <text:p>368,8248</text:p>
          </table:table-cell>
          <table:table-cell table:style-name="ce16" table:formula="of:=100*([.$AK41]-[.$D41])/MAX([.$AK41];[.$D41])" office:value-type="float" office:value="49.0362266592764" calcext:value-type="float">
            <text:p>49,04</text:p>
          </table:table-cell>
          <table:table-cell table:style-name="ce64" office:value-type="float" office:value="21.2021833520002" calcext:value-type="float">
            <text:p>2,12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57.104430000001" calcext:value-type="float">
            <text:p>257,1044</text:p>
          </table:table-cell>
          <table:table-cell table:style-name="ce16" table:formula="of:=100*([.$AQ41]-[.$D41])/MAX([.$AQ41];[.$D41])" office:value-type="float" office:value="26.8907851957279" calcext:value-type="float">
            <text:p>26,89</text:p>
          </table:table-cell>
          <table:table-cell table:style-name="ce64" office:value-type="float" office:value="29.426785955" calcext:value-type="float">
            <text:p>2,94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769.2093" calcext:value-type="float">
            <text:p>769,2093</text:p>
          </table:table-cell>
          <table:table-cell table:style-name="ce16" table:formula="of:=100*([.$AW41]-[.$D41])/MAX([.$AW41];[.$D41])" office:value-type="float" office:value="75.5636040801899" calcext:value-type="float">
            <text:p>75,56</text:p>
          </table:table-cell>
          <table:table-cell table:style-name="ce64" office:value-type="float" office:value="32.6126493709999" calcext:value-type="float">
            <text:p>3,26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44.502049999999" calcext:value-type="float">
            <text:p>344,5020</text:p>
          </table:table-cell>
          <table:table-cell table:style-name="ce16" table:formula="of:=100*([.$BC41]-[.$D41])/MAX([.$BC41];[.$D41])" office:value-type="float" office:value="45.4380518200108" calcext:value-type="float">
            <text:p>45,44</text:p>
          </table:table-cell>
          <table:table-cell table:style-name="ce64" office:value-type="float" office:value="193.513243257" calcext:value-type="float">
            <text:p>1,94E+02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244.713340000001" calcext:value-type="float">
            <text:p>244,7133</text:p>
          </table:table-cell>
          <table:table-cell table:style-name="ce16" table:formula="of:=100*([.$BI41]-[.$D41])/MAX([.$BI41];[.$D41])" office:value-type="float" office:value="23.1888911327844" calcext:value-type="float">
            <text:p>23,19</text:p>
          </table:table-cell>
          <table:table-cell table:style-name="ce64" office:value-type="float" office:value="41.4061607570002" calcext:value-type="float">
            <text:p>4,14E+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40.322549999999" calcext:value-type="float">
            <text:p>340,3225</text:p>
          </table:table-cell>
          <table:table-cell table:style-name="ce16" table:formula="of:=100*([.$BO41]-[.$D41])/MAX([.$BO41];[.$D41])" office:value-type="float" office:value="44.7679767326613" calcext:value-type="float">
            <text:p>44,77</text:p>
          </table:table-cell>
          <table:table-cell table:style-name="ce64" office:value-type="float" office:value="38.6950733420008" calcext:value-type="float">
            <text:p>3,87E+01</text:p>
          </table:table-cell>
          <table:table-cell table:number-columns-repeated="188"/>
        </table:table-row>
        <table:table-row table:style-name="ro1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6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16" table:formula="of:=100*([.$O42]-[.$D42])/MAX([.$O42];[.$D42])" office:value-type="float" office:value="52.5450598323075" calcext:value-type="float">
            <text:p>52,55</text:p>
          </table:table-cell>
          <table:table-cell table:style-name="ce64" office:value-type="float" office:value="0.7907231574" calcext:value-type="float">
            <text:p>7,91E-01</text:p>
          </table:table-cell>
          <table:table-cell/>
          <table:table-cell table:style-name="ce63" office:value-type="float" office:value="0.0399616499999986" calcext:value-type="float">
            <text:p>4,00E-02</text:p>
          </table:table-cell>
          <table:table-cell table:style-name="ce19" office:value-type="float" office:value="0.0407186059999987" calcext:value-type="float">
            <text:p>4,07E-02</text:p>
          </table:table-cell>
          <table:table-cell table:style-name="ce15" office:value-type="float" office:value="955.934490000002" calcext:value-type="float">
            <text:p>955,9345</text:p>
          </table:table-cell>
          <table:table-cell table:style-name="ce15" office:value-type="float" office:value="1438.14825" calcext:value-type="float">
            <text:p>1438,1483</text:p>
          </table:table-cell>
          <table:table-cell/>
          <table:table-cell table:style-name="ce64" office:value-type="float" office:value="0.178510678000002" calcext:value-type="float">
            <text:p>1,79E-01</text:p>
          </table:table-cell>
          <table:table-cell table:style-name="ce64" office:value-type="float" office:value="1.244051249" calcext:value-type="float">
            <text:p>1,24E+00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12.767210000001" calcext:value-type="float">
            <text:p>212,7672</text:p>
          </table:table-cell>
          <table:table-cell table:style-name="ce16" table:formula="of:=100*([.$AE42]-[.$D42])/MAX([.$AE42];[.$D42])" office:value-type="float" office:value="20.7630724677922" calcext:value-type="float">
            <text:p>20,76</text:p>
          </table:table-cell>
          <table:table-cell table:style-name="ce64" office:value-type="float" office:value="22.0241463319999" calcext:value-type="float">
            <text:p>2,20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420.599150000001" calcext:value-type="float">
            <text:p>420,5992</text:p>
          </table:table-cell>
          <table:table-cell table:style-name="ce16" table:formula="of:=100*([.$AK42]-[.$D42])/MAX([.$AK42];[.$D42])" office:value-type="float" office:value="59.9166569880133" calcext:value-type="float">
            <text:p>59,92</text:p>
          </table:table-cell>
          <table:table-cell table:style-name="ce64" office:value-type="float" office:value="21.8808296979996" calcext:value-type="float">
            <text:p>2,19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29.14421" calcext:value-type="float">
            <text:p>329,1442</text:p>
          </table:table-cell>
          <table:table-cell table:style-name="ce16" table:formula="of:=100*([.$AQ42]-[.$D42])/MAX([.$AQ42];[.$D42])" office:value-type="float" office:value="48.7792296270377" calcext:value-type="float">
            <text:p>48,78</text:p>
          </table:table-cell>
          <table:table-cell table:style-name="ce64" office:value-type="float" office:value="29.8641805259995" calcext:value-type="float">
            <text:p>2,99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606.228220000002" calcext:value-type="float">
            <text:p>606,2282</text:p>
          </table:table-cell>
          <table:table-cell table:style-name="ce16" table:formula="of:=100*([.$AW42]-[.$D42])/MAX([.$AW42];[.$D42])" office:value-type="float" office:value="72.1903081318121" calcext:value-type="float">
            <text:p>72,19</text:p>
          </table:table-cell>
          <table:table-cell table:style-name="ce64" office:value-type="float" office:value="32.71920976" calcext:value-type="float">
            <text:p>3,27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191.800039999999" calcext:value-type="float">
            <text:p>191,8000</text:p>
          </table:table-cell>
          <table:table-cell table:style-name="ce16" table:formula="of:=100*([.$BC42]-[.$D42])/MAX([.$BC42];[.$D42])" office:value-type="float" office:value="12.1010610842408" calcext:value-type="float">
            <text:p>12,10</text:p>
          </table:table-cell>
          <table:table-cell table:style-name="ce64" office:value-type="float" office:value="191.402582541999" calcext:value-type="float">
            <text:p>1,91E+02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07.062570000001" calcext:value-type="float">
            <text:p>307,0626</text:p>
          </table:table-cell>
          <table:table-cell table:style-name="ce16" table:formula="of:=100*([.$BI42]-[.$D42])/MAX([.$BI42];[.$D42])" office:value-type="float" office:value="45.0958154880289" calcext:value-type="float">
            <text:p>45,10</text:p>
          </table:table-cell>
          <table:table-cell table:style-name="ce64" office:value-type="float" office:value="40.6655555669995" calcext:value-type="float">
            <text:p>4,07E+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14.817649999998" calcext:value-type="float">
            <text:p>214,8176</text:p>
          </table:table-cell>
          <table:table-cell table:style-name="ce16" table:formula="of:=100*([.$BO42]-[.$D42])/MAX([.$BO42];[.$D42])" office:value-type="float" office:value="21.5193909811403" calcext:value-type="float">
            <text:p>21,52</text:p>
          </table:table-cell>
          <table:table-cell table:style-name="ce64" office:value-type="float" office:value="38.5441589820002" calcext:value-type="float">
            <text:p>3,85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6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16" table:formula="of:=100*([.$O43]-[.$D43])/MAX([.$O43];[.$D43])" office:value-type="float" office:value="50.3706631229807" calcext:value-type="float">
            <text:p>50,37</text:p>
          </table:table-cell>
          <table:table-cell table:style-name="ce64" office:value-type="float" office:value="0.592419663199999" calcext:value-type="float">
            <text:p>5,92E-01</text:p>
          </table:table-cell>
          <table:table-cell/>
          <table:table-cell table:style-name="ce63" office:value-type="float" office:value="0.0395454339999972" calcext:value-type="float">
            <text:p>3,95E-02</text:p>
          </table:table-cell>
          <table:table-cell table:style-name="ce19" office:value-type="float" office:value="0.040153140000001" calcext:value-type="float">
            <text:p>4,02E-02</text:p>
          </table:table-cell>
          <table:table-cell table:style-name="ce15" office:value-type="float" office:value="828.77149" calcext:value-type="float">
            <text:p>828,7715</text:p>
          </table:table-cell>
          <table:table-cell table:style-name="ce15" office:value-type="float" office:value="1070.77044" calcext:value-type="float">
            <text:p>1070,7704</text:p>
          </table:table-cell>
          <table:table-cell/>
          <table:table-cell table:style-name="ce64" office:value-type="float" office:value="0.193917163999998" calcext:value-type="float">
            <text:p>1,94E-01</text:p>
          </table:table-cell>
          <table:table-cell table:style-name="ce64" office:value-type="float" office:value="0.909170606" calcext:value-type="float">
            <text:p>9,09E-01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86.373890000001" calcext:value-type="float">
            <text:p>286,3739</text:p>
          </table:table-cell>
          <table:table-cell table:style-name="ce16" table:formula="of:=100*([.$AE43]-[.$D43])/MAX([.$AE43];[.$D43])" office:value-type="float" office:value="37.7758426230818" calcext:value-type="float">
            <text:p>37,78</text:p>
          </table:table-cell>
          <table:table-cell table:style-name="ce64" office:value-type="float" office:value="22.028952396" calcext:value-type="float">
            <text:p>2,20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400.795960000001" calcext:value-type="float">
            <text:p>400,7960</text:p>
          </table:table-cell>
          <table:table-cell table:style-name="ce16" table:formula="of:=100*([.$AK43]-[.$D43])/MAX([.$AK43];[.$D43])" office:value-type="float" office:value="55.5400358825966" calcext:value-type="float">
            <text:p>55,54</text:p>
          </table:table-cell>
          <table:table-cell table:style-name="ce64" office:value-type="float" office:value="21.624494013" calcext:value-type="float">
            <text:p>2,16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78.493809999999" calcext:value-type="float">
            <text:p>378,4938</text:p>
          </table:table-cell>
          <table:table-cell table:style-name="ce16" table:formula="of:=100*([.$AQ43]-[.$D43])/MAX([.$AQ43];[.$D43])" office:value-type="float" office:value="52.9203027124794" calcext:value-type="float">
            <text:p>52,92</text:p>
          </table:table-cell>
          <table:table-cell table:style-name="ce64" office:value-type="float" office:value="29.7837799320005" calcext:value-type="float">
            <text:p>2,98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714.855160000002" calcext:value-type="float">
            <text:p>714,8552</text:p>
          </table:table-cell>
          <table:table-cell table:style-name="ce16" table:formula="of:=100*([.$AW43]-[.$D43])/MAX([.$AW43];[.$D43])" office:value-type="float" office:value="75.0727490027487" calcext:value-type="float">
            <text:p>75,07</text:p>
          </table:table-cell>
          <table:table-cell table:style-name="ce64" office:value-type="float" office:value="31.961122449" calcext:value-type="float">
            <text:p>3,20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99.96705" calcext:value-type="float">
            <text:p>299,9671</text:p>
          </table:table-cell>
          <table:table-cell table:style-name="ce16" table:formula="of:=100*([.$BC43]-[.$D43])/MAX([.$BC43];[.$D43])" office:value-type="float" office:value="40.5955620792341" calcext:value-type="float">
            <text:p>40,60</text:p>
          </table:table-cell>
          <table:table-cell table:style-name="ce64" office:value-type="float" office:value="191.62949581" calcext:value-type="float">
            <text:p>1,92E+02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92.16391" calcext:value-type="float">
            <text:p>292,1639</text:p>
          </table:table-cell>
          <table:table-cell table:style-name="ce16" table:formula="of:=100*([.$BI43]-[.$D43])/MAX([.$BI43];[.$D43])" office:value-type="float" office:value="39.0089830054633" calcext:value-type="float">
            <text:p>39,01</text:p>
          </table:table-cell>
          <table:table-cell table:style-name="ce64" office:value-type="float" office:value="40.8445272130002" calcext:value-type="float">
            <text:p>4,08E+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6.13903" calcext:value-type="float">
            <text:p>266,1390</text:p>
          </table:table-cell>
          <table:table-cell table:style-name="ce16" table:formula="of:=100*([.$BO43]-[.$D43])/MAX([.$BO43];[.$D43])" office:value-type="float" office:value="33.0448675641439" calcext:value-type="float">
            <text:p>33,04</text:p>
          </table:table-cell>
          <table:table-cell table:style-name="ce64" office:value-type="float" office:value="38.6642053559999" calcext:value-type="float">
            <text:p>3,87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6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16" table:formula="of:=100*([.$O44]-[.$D44])/MAX([.$O44];[.$D44])" office:value-type="float" office:value="74.0869930825625" calcext:value-type="float">
            <text:p>74,09</text:p>
          </table:table-cell>
          <table:table-cell table:style-name="ce64" office:value-type="float" office:value="0.0672151098000008" calcext:value-type="float">
            <text:p>6,72E-02</text:p>
          </table:table-cell>
          <table:table-cell/>
          <table:table-cell table:style-name="ce63" office:value-type="float" office:value="0.00893645300000046" calcext:value-type="float">
            <text:p>8,94E-03</text:p>
          </table:table-cell>
          <table:table-cell table:style-name="ce19" office:value-type="float" office:value="0.00949353100000039" calcext:value-type="float">
            <text:p>9,49E-03</text:p>
          </table:table-cell>
          <table:table-cell table:style-name="ce15" office:value-type="float" office:value="345.261310000001" calcext:value-type="float">
            <text:p>345,2613</text:p>
          </table:table-cell>
          <table:table-cell table:style-name="ce15" office:value-type="float" office:value="452.419469999999" calcext:value-type="float">
            <text:p>452,4195</text:p>
          </table:table-cell>
          <table:table-cell/>
          <table:table-cell table:style-name="ce64" office:value-type="float" office:value="0.0345005390000033" calcext:value-type="float">
            <text:p>3,45E-02</text:p>
          </table:table-cell>
          <table:table-cell table:style-name="ce64" office:value-type="float" office:value="0.113009546000001" calcext:value-type="float">
            <text:p>1,13E-01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7.24001" calcext:value-type="float">
            <text:p>47,2400</text:p>
          </table:table-cell>
          <table:table-cell table:style-name="ce16" table:formula="of:=100*([.$AE44]-[.$D44])/MAX([.$AE44];[.$D44])" office:value-type="float" office:value="50.5798580482936" calcext:value-type="float">
            <text:p>50,58</text:p>
          </table:table-cell>
          <table:table-cell table:style-name="ce64" office:value-type="float" office:value="8.91768718999992" calcext:value-type="float">
            <text:p>8,92E+00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53.1089799999995" calcext:value-type="float">
            <text:p>53,1090</text:p>
          </table:table-cell>
          <table:table-cell table:style-name="ce16" table:formula="of:=100*([.$AK44]-[.$D44])/MAX([.$AK44];[.$D44])" office:value-type="float" office:value="56.0411817361198" calcext:value-type="float">
            <text:p>56,04</text:p>
          </table:table-cell>
          <table:table-cell table:style-name="ce64" office:value-type="float" office:value="8.97289152999929" calcext:value-type="float">
            <text:p>8,97E+00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74.3460399999995" calcext:value-type="float">
            <text:p>74,3460</text:p>
          </table:table-cell>
          <table:table-cell table:style-name="ce16" table:formula="of:=100*([.$AQ44]-[.$D44])/MAX([.$AQ44];[.$D44])" office:value-type="float" office:value="68.5980853855828" calcext:value-type="float">
            <text:p>68,60</text:p>
          </table:table-cell>
          <table:table-cell table:style-name="ce64" office:value-type="float" office:value="17.3644106219999" calcext:value-type="float">
            <text:p>1,74E+01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237.32568" calcext:value-type="float">
            <text:p>237,3257</text:p>
          </table:table-cell>
          <table:table-cell table:style-name="ce16" table:formula="of:=100*([.$AW44]-[.$D44])/MAX([.$AW44];[.$D44])" office:value-type="float" office:value="90.1628513189132" calcext:value-type="float">
            <text:p>90,16</text:p>
          </table:table-cell>
          <table:table-cell table:style-name="ce64" office:value-type="float" office:value="18.9122643559995" calcext:value-type="float">
            <text:p>1,89E+01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53.1854400000002" calcext:value-type="float">
            <text:p>53,1854</text:p>
          </table:table-cell>
          <table:table-cell table:style-name="ce16" table:formula="of:=100*([.$BC44]-[.$D44])/MAX([.$BC44];[.$D44])" office:value-type="float" office:value="56.1043774386369" calcext:value-type="float">
            <text:p>56,10</text:p>
          </table:table-cell>
          <table:table-cell table:style-name="ce64" office:value-type="float" office:value="167.552798365" calcext:value-type="float">
            <text:p>1,68E+02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68.0913700000001" calcext:value-type="float">
            <text:p>68,0914</text:p>
          </table:table-cell>
          <table:table-cell table:style-name="ce16" table:formula="of:=100*([.$BI44]-[.$D44])/MAX([.$BI44];[.$D44])" office:value-type="float" office:value="65.7135992417244" calcext:value-type="float">
            <text:p>65,71</text:p>
          </table:table-cell>
          <table:table-cell table:style-name="ce64" office:value-type="float" office:value="26.3356794390002" calcext:value-type="float">
            <text:p>2,63E+01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86.5723400000006" calcext:value-type="float">
            <text:p>86,5723</text:p>
          </table:table-cell>
          <table:table-cell table:style-name="ce16" table:formula="of:=100*([.$BO44]-[.$D44])/MAX([.$BO44];[.$D44])" office:value-type="float" office:value="73.0328647695094" calcext:value-type="float">
            <text:p>73,03</text:p>
          </table:table-cell>
          <table:table-cell table:style-name="ce64" office:value-type="float" office:value="24.2031038389996" calcext:value-type="float">
            <text:p>2,42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6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16" table:formula="of:=100*([.$O45]-[.$D45])/MAX([.$O45];[.$D45])" office:value-type="float" office:value="63.6849822303878" calcext:value-type="float">
            <text:p>63,68</text:p>
          </table:table-cell>
          <table:table-cell table:style-name="ce64" office:value-type="float" office:value="0.124577872599999" calcext:value-type="float">
            <text:p>1,25E-01</text:p>
          </table:table-cell>
          <table:table-cell/>
          <table:table-cell table:style-name="ce63" office:value-type="float" office:value="0.00904471900000203" calcext:value-type="float">
            <text:p>9,04E-03</text:p>
          </table:table-cell>
          <table:table-cell table:style-name="ce19" office:value-type="float" office:value="0.00941564400000061" calcext:value-type="float">
            <text:p>9,42E-03</text:p>
          </table:table-cell>
          <table:table-cell table:style-name="ce15" office:value-type="float" office:value="329.79008" calcext:value-type="float">
            <text:p>329,7901</text:p>
          </table:table-cell>
          <table:table-cell table:style-name="ce15" office:value-type="float" office:value="434.80575" calcext:value-type="float">
            <text:p>434,8058</text:p>
          </table:table-cell>
          <table:table-cell/>
          <table:table-cell table:style-name="ce64" office:value-type="float" office:value="0.0857197349999979" calcext:value-type="float">
            <text:p>8,57E-02</text:p>
          </table:table-cell>
          <table:table-cell table:style-name="ce64" office:value-type="float" office:value="0.155600744999997" calcext:value-type="float">
            <text:p>1,56E-01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45.6673800000001" calcext:value-type="float">
            <text:p>45,6674</text:p>
          </table:table-cell>
          <table:table-cell table:style-name="ce16" table:formula="of:=100*([.$AE45]-[.$D45])/MAX([.$AE45];[.$D45])" office:value-type="float" office:value="41.3377776434743" calcext:value-type="float">
            <text:p>41,34</text:p>
          </table:table-cell>
          <table:table-cell table:style-name="ce64" office:value-type="float" office:value="8.95699145100025" calcext:value-type="float">
            <text:p>8,96E+00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41.4330199999997" calcext:value-type="float">
            <text:p>41,4330</text:p>
          </table:table-cell>
          <table:table-cell table:style-name="ce16" table:formula="of:=100*([.$AK45]-[.$D45])/MAX([.$AK45];[.$D45])" office:value-type="float" office:value="35.3426325187018" calcext:value-type="float">
            <text:p>35,34</text:p>
          </table:table-cell>
          <table:table-cell table:style-name="ce64" office:value-type="float" office:value="9.12846809100029" calcext:value-type="float">
            <text:p>9,13E+00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87.3407900000002" calcext:value-type="float">
            <text:p>87,3408</text:p>
          </table:table-cell>
          <table:table-cell table:style-name="ce16" table:formula="of:=100*([.$AQ45]-[.$D45])/MAX([.$AQ45];[.$D45])" office:value-type="float" office:value="69.3276188594132" calcext:value-type="float">
            <text:p>69,33</text:p>
          </table:table-cell>
          <table:table-cell table:style-name="ce64" office:value-type="float" office:value="17.693110055" calcext:value-type="float">
            <text:p>1,77E+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210.44984" calcext:value-type="float">
            <text:p>210,4498</text:p>
          </table:table-cell>
          <table:table-cell table:style-name="ce16" table:formula="of:=100*([.$AW45]-[.$D45])/MAX([.$AW45];[.$D45])" office:value-type="float" office:value="87.2703633321842" calcext:value-type="float">
            <text:p>87,27</text:p>
          </table:table-cell>
          <table:table-cell table:style-name="ce64" office:value-type="float" office:value="19.0313646889999" calcext:value-type="float">
            <text:p>1,90E+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60.14444" calcext:value-type="float">
            <text:p>60,1444</text:p>
          </table:table-cell>
          <table:table-cell table:style-name="ce16" table:formula="of:=100*([.$BC45]-[.$D45])/MAX([.$BC45];[.$D45])" office:value-type="float" office:value="55.4580606287138" calcext:value-type="float">
            <text:p>55,46</text:p>
          </table:table-cell>
          <table:table-cell table:style-name="ce64" office:value-type="float" office:value="168.179390137" calcext:value-type="float">
            <text:p>1,68E+02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64.2212100000002" calcext:value-type="float">
            <text:p>64,2212</text:p>
          </table:table-cell>
          <table:table-cell table:style-name="ce16" table:formula="of:=100*([.$BI45]-[.$D45])/MAX([.$BI45];[.$D45])" office:value-type="float" office:value="58.2855882036487" calcext:value-type="float">
            <text:p>58,29</text:p>
          </table:table-cell>
          <table:table-cell table:style-name="ce64" office:value-type="float" office:value="26.5415818070005" calcext:value-type="float">
            <text:p>2,65E+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47.00314" calcext:value-type="float">
            <text:p>47,0031</text:p>
          </table:table-cell>
          <table:table-cell table:style-name="ce16" table:formula="of:=100*([.$BO45]-[.$D45])/MAX([.$BO45];[.$D45])" office:value-type="float" office:value="43.0048715894309" calcext:value-type="float">
            <text:p>43,00</text:p>
          </table:table-cell>
          <table:table-cell table:style-name="ce64" office:value-type="float" office:value="24.6068118519997" calcext:value-type="float">
            <text:p>2,46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6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16" table:formula="of:=100*([.$O46]-[.$D46])/MAX([.$O46];[.$D46])" office:value-type="float" office:value="64.0938965286255" calcext:value-type="float">
            <text:p>64,09</text:p>
          </table:table-cell>
          <table:table-cell table:style-name="ce64" office:value-type="float" office:value="0.094204530199999" calcext:value-type="float">
            <text:p>9,42E-02</text:p>
          </table:table-cell>
          <table:table-cell/>
          <table:table-cell table:style-name="ce63" office:value-type="float" office:value="0.0090076049999972" calcext:value-type="float">
            <text:p>9,01E-03</text:p>
          </table:table-cell>
          <table:table-cell table:style-name="ce19" office:value-type="float" office:value="0.00987702100000121" calcext:value-type="float">
            <text:p>9,88E-03</text:p>
          </table:table-cell>
          <table:table-cell table:style-name="ce15" office:value-type="float" office:value="189.99251" calcext:value-type="float">
            <text:p>189,9925</text:p>
          </table:table-cell>
          <table:table-cell table:style-name="ce15" office:value-type="float" office:value="469.26723" calcext:value-type="float">
            <text:p>469,2672</text:p>
          </table:table-cell>
          <table:table-cell/>
          <table:table-cell table:style-name="ce64" office:value-type="float" office:value="0.0391834229999972" calcext:value-type="float">
            <text:p>3,92E-02</text:p>
          </table:table-cell>
          <table:table-cell table:style-name="ce64" office:value-type="float" office:value="0.160381787999999" calcext:value-type="float">
            <text:p>1,60E-01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5.96558" calcext:value-type="float">
            <text:p>55,9656</text:p>
          </table:table-cell>
          <table:table-cell table:style-name="ce16" table:formula="of:=100*([.$AE46]-[.$D46])/MAX([.$AE46];[.$D46])" office:value-type="float" office:value="52.1947775757893" calcext:value-type="float">
            <text:p>52,19</text:p>
          </table:table-cell>
          <table:table-cell table:style-name="ce64" office:value-type="float" office:value="9.07365693199972" calcext:value-type="float">
            <text:p>9,07E+00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69.8437200000001" calcext:value-type="float">
            <text:p>69,8437</text:p>
          </table:table-cell>
          <table:table-cell table:style-name="ce16" table:formula="of:=100*([.$AK46]-[.$D46])/MAX([.$AK46];[.$D46])" office:value-type="float" office:value="61.6938072599805" calcext:value-type="float">
            <text:p>61,69</text:p>
          </table:table-cell>
          <table:table-cell table:style-name="ce64" office:value-type="float" office:value="9.08594410899968" calcext:value-type="float">
            <text:p>9,09E+00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87.5342100000003" calcext:value-type="float">
            <text:p>87,5342</text:p>
          </table:table-cell>
          <table:table-cell table:style-name="ce16" table:formula="of:=100*([.$AQ46]-[.$D46])/MAX([.$AQ46];[.$D46])" office:value-type="float" office:value="69.4354127374891" calcext:value-type="float">
            <text:p>69,44</text:p>
          </table:table-cell>
          <table:table-cell table:style-name="ce64" office:value-type="float" office:value="17.6135853549995" calcext:value-type="float">
            <text:p>1,76E+01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220.11406" calcext:value-type="float">
            <text:p>220,1141</text:p>
          </table:table-cell>
          <table:table-cell table:style-name="ce16" table:formula="of:=100*([.$AW46]-[.$D46])/MAX([.$AW46];[.$D46])" office:value-type="float" office:value="87.8451789949267" calcext:value-type="float">
            <text:p>87,85</text:p>
          </table:table-cell>
          <table:table-cell table:style-name="ce64" office:value-type="float" office:value="19.4348844810002" calcext:value-type="float">
            <text:p>1,94E+01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0.04629" calcext:value-type="float">
            <text:p>50,0463</text:p>
          </table:table-cell>
          <table:table-cell table:style-name="ce16" table:formula="of:=100*([.$BC46]-[.$D46])/MAX([.$BC46];[.$D46])" office:value-type="float" office:value="46.5405527562591" calcext:value-type="float">
            <text:p>46,54</text:p>
          </table:table-cell>
          <table:table-cell table:style-name="ce64" office:value-type="float" office:value="168.781900666" calcext:value-type="float">
            <text:p>1,69E+02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0.5809300000003" calcext:value-type="float">
            <text:p>50,5809</text:p>
          </table:table-cell>
          <table:table-cell table:style-name="ce16" table:formula="of:=100*([.$BI46]-[.$D46])/MAX([.$BI46];[.$D46])" office:value-type="float" office:value="47.1056186590491" calcext:value-type="float">
            <text:p>47,11</text:p>
          </table:table-cell>
          <table:table-cell table:style-name="ce64" office:value-type="float" office:value="26.6473204430004" calcext:value-type="float">
            <text:p>2,66E+01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3.7662200000002" calcext:value-type="float">
            <text:p>53,7662</text:p>
          </table:table-cell>
          <table:table-cell table:style-name="ce16" table:formula="of:=100*([.$BO46]-[.$D46])/MAX([.$BO46];[.$D46])" office:value-type="float" office:value="50.2392580322747" calcext:value-type="float">
            <text:p>50,24</text:p>
          </table:table-cell>
          <table:table-cell table:style-name="ce64" office:value-type="float" office:value="24.4828811569996" calcext:value-type="float">
            <text:p>2,45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6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16" table:formula="of:=100*([.$O47]-[.$D47])/MAX([.$O47];[.$D47])" office:value-type="float" office:value="60.5785217702985" calcext:value-type="float">
            <text:p>60,58</text:p>
          </table:table-cell>
          <table:table-cell table:style-name="ce64" office:value-type="float" office:value="0.149104775800002" calcext:value-type="float">
            <text:p>1,49E-01</text:p>
          </table:table-cell>
          <table:table-cell/>
          <table:table-cell table:style-name="ce63" office:value-type="float" office:value="0.00889191299999936" calcext:value-type="float">
            <text:p>8,89E-03</text:p>
          </table:table-cell>
          <table:table-cell table:style-name="ce19" office:value-type="float" office:value="0.00900706399999862" calcext:value-type="float">
            <text:p>9,01E-03</text:p>
          </table:table-cell>
          <table:table-cell table:style-name="ce15" office:value-type="float" office:value="317.9173" calcext:value-type="float">
            <text:p>317,9173</text:p>
          </table:table-cell>
          <table:table-cell table:style-name="ce15" office:value-type="float" office:value="488.93546" calcext:value-type="float">
            <text:p>488,9355</text:p>
          </table:table-cell>
          <table:table-cell/>
          <table:table-cell table:style-name="ce64" office:value-type="float" office:value="0.0497064740000042" calcext:value-type="float">
            <text:p>4,97E-02</text:p>
          </table:table-cell>
          <table:table-cell table:style-name="ce64" office:value-type="float" office:value="0.245250805999998" calcext:value-type="float">
            <text:p>2,45E-01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43.4764699999996" calcext:value-type="float">
            <text:p>43,4765</text:p>
          </table:table-cell>
          <table:table-cell table:style-name="ce16" table:formula="of:=100*([.$AE47]-[.$D47])/MAX([.$AE47];[.$D47])" office:value-type="float" office:value="40.345685838798" calcext:value-type="float">
            <text:p>40,35</text:p>
          </table:table-cell>
          <table:table-cell table:style-name="ce64" office:value-type="float" office:value="8.98892964799961" calcext:value-type="float">
            <text:p>8,99E+00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80.3464799999997" calcext:value-type="float">
            <text:p>80,3465</text:p>
          </table:table-cell>
          <table:table-cell table:style-name="ce16" table:formula="of:=100*([.$AK47]-[.$D47])/MAX([.$AK47];[.$D47])" office:value-type="float" office:value="67.7203158122165" calcext:value-type="float">
            <text:p>67,72</text:p>
          </table:table-cell>
          <table:table-cell table:style-name="ce64" office:value-type="float" office:value="9.07010929900025" calcext:value-type="float">
            <text:p>9,07E+00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82.9444599999997" calcext:value-type="float">
            <text:p>82,9445</text:p>
          </table:table-cell>
          <table:table-cell table:style-name="ce16" table:formula="of:=100*([.$AQ47]-[.$D47])/MAX([.$AQ47];[.$D47])" office:value-type="float" office:value="68.7313775989372" calcext:value-type="float">
            <text:p>68,73</text:p>
          </table:table-cell>
          <table:table-cell table:style-name="ce64" office:value-type="float" office:value="17.6615105689998" calcext:value-type="float">
            <text:p>1,77E+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151.63253" calcext:value-type="float">
            <text:p>151,6325</text:p>
          </table:table-cell>
          <table:table-cell table:style-name="ce16" table:formula="of:=100*([.$AW47]-[.$D47])/MAX([.$AW47];[.$D47])" office:value-type="float" office:value="82.8957612195744" calcext:value-type="float">
            <text:p>82,90</text:p>
          </table:table-cell>
          <table:table-cell table:style-name="ce64" office:value-type="float" office:value="19.0895297419993" calcext:value-type="float">
            <text:p>1,91E+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0965999999999" calcext:value-type="float">
            <text:p>65,0966</text:p>
          </table:table-cell>
          <table:table-cell table:style-name="ce16" table:formula="of:=100*([.$BC47]-[.$D47])/MAX([.$BC47];[.$D47])" office:value-type="float" office:value="60.1583031986301" calcext:value-type="float">
            <text:p>60,16</text:p>
          </table:table-cell>
          <table:table-cell table:style-name="ce64" office:value-type="float" office:value="169.199701304" calcext:value-type="float">
            <text:p>1,69E+02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2.4722800000002" calcext:value-type="float">
            <text:p>52,4723</text:p>
          </table:table-cell>
          <table:table-cell table:style-name="ce16" table:formula="of:=100*([.$BI47]-[.$D47])/MAX([.$BI47];[.$D47])" office:value-type="float" office:value="50.5727786175855" calcext:value-type="float">
            <text:p>50,57</text:p>
          </table:table-cell>
          <table:table-cell table:style-name="ce64" office:value-type="float" office:value="26.7718696110005" calcext:value-type="float">
            <text:p>2,68E+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5.6324000000002" calcext:value-type="float">
            <text:p>55,6324</text:p>
          </table:table-cell>
          <table:table-cell table:style-name="ce16" table:formula="of:=100*([.$BO47]-[.$D47])/MAX([.$BO47];[.$D47])" office:value-type="float" office:value="53.3804222000122" calcext:value-type="float">
            <text:p>53,38</text:p>
          </table:table-cell>
          <table:table-cell table:style-name="ce64" office:value-type="float" office:value="24.7404423890002" calcext:value-type="float">
            <text:p>2,47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6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16" table:formula="of:=100*([.$O48]-[.$D48])/MAX([.$O48];[.$D48])" office:value-type="float" office:value="70.9216470330015" calcext:value-type="float">
            <text:p>70,92</text:p>
          </table:table-cell>
          <table:table-cell table:style-name="ce64" office:value-type="float" office:value="0.1008065034" calcext:value-type="float">
            <text:p>1,01E-01</text:p>
          </table:table-cell>
          <table:table-cell/>
          <table:table-cell table:style-name="ce63" office:value-type="float" office:value="0.00901511900000074" calcext:value-type="float">
            <text:p>9,02E-03</text:p>
          </table:table-cell>
          <table:table-cell table:style-name="ce19" office:value-type="float" office:value="0.00953251700000024" calcext:value-type="float">
            <text:p>9,53E-03</text:p>
          </table:table-cell>
          <table:table-cell table:style-name="ce15" office:value-type="float" office:value="321.79783" calcext:value-type="float">
            <text:p>321,7978</text:p>
          </table:table-cell>
          <table:table-cell table:style-name="ce15" office:value-type="float" office:value="497.02412" calcext:value-type="float">
            <text:p>497,0241</text:p>
          </table:table-cell>
          <table:table-cell/>
          <table:table-cell table:style-name="ce64" office:value-type="float" office:value="0.0614872399999982" calcext:value-type="float">
            <text:p>6,15E-02</text:p>
          </table:table-cell>
          <table:table-cell table:style-name="ce64" office:value-type="float" office:value="0.167779770999999" calcext:value-type="float">
            <text:p>1,68E-01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0.2544500000001" calcext:value-type="float">
            <text:p>60,2545</text:p>
          </table:table-cell>
          <table:table-cell table:style-name="ce16" table:formula="of:=100*([.$AE48]-[.$D48])/MAX([.$AE48];[.$D48])" office:value-type="float" office:value="53.9071222125514" calcext:value-type="float">
            <text:p>53,91</text:p>
          </table:table-cell>
          <table:table-cell table:style-name="ce64" office:value-type="float" office:value="9.06643669900041" calcext:value-type="float">
            <text:p>9,07E+0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49.9645399999999" calcext:value-type="float">
            <text:p>49,9645</text:p>
          </table:table-cell>
          <table:table-cell table:style-name="ce16" table:formula="of:=100*([.$AK48]-[.$D48])/MAX([.$AK48];[.$D48])" office:value-type="float" office:value="44.4145588051057" calcext:value-type="float">
            <text:p>44,41</text:p>
          </table:table-cell>
          <table:table-cell table:style-name="ce64" office:value-type="float" office:value="9.07895795399963" calcext:value-type="float">
            <text:p>9,08E+00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84.0275999999999" calcext:value-type="float">
            <text:p>84,0276</text:p>
          </table:table-cell>
          <table:table-cell table:style-name="ce16" table:formula="of:=100*([.$AQ48]-[.$D48])/MAX([.$AQ48];[.$D48])" office:value-type="float" office:value="66.9477528811968" calcext:value-type="float">
            <text:p>66,95</text:p>
          </table:table-cell>
          <table:table-cell table:style-name="ce64" office:value-type="float" office:value="17.8009325619996" calcext:value-type="float">
            <text:p>1,78E+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162.4975" calcext:value-type="float">
            <text:p>162,4975</text:p>
          </table:table-cell>
          <table:table-cell table:style-name="ce16" table:formula="of:=100*([.$AW48]-[.$D48])/MAX([.$AW48];[.$D48])" office:value-type="float" office:value="82.9086539792924" calcext:value-type="float">
            <text:p>82,91</text:p>
          </table:table-cell>
          <table:table-cell table:style-name="ce64" office:value-type="float" office:value="19.2754019390004" calcext:value-type="float">
            <text:p>1,93E+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41.53793" calcext:value-type="float">
            <text:p>41,5379</text:p>
          </table:table-cell>
          <table:table-cell table:style-name="ce16" table:formula="of:=100*([.$BC48]-[.$D48])/MAX([.$BC48];[.$D48])" office:value-type="float" office:value="33.1381944165262" calcext:value-type="float">
            <text:p>33,14</text:p>
          </table:table-cell>
          <table:table-cell table:style-name="ce64" office:value-type="float" office:value="168.795292520999" calcext:value-type="float">
            <text:p>1,69E+02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2.7903999999999" calcext:value-type="float">
            <text:p>62,7904</text:p>
          </table:table-cell>
          <table:table-cell table:style-name="ce16" table:formula="of:=100*([.$BI48]-[.$D48])/MAX([.$BI48];[.$D48])" office:value-type="float" office:value="55.7687003108764" calcext:value-type="float">
            <text:p>55,77</text:p>
          </table:table-cell>
          <table:table-cell table:style-name="ce64" office:value-type="float" office:value="26.5891936510006" calcext:value-type="float">
            <text:p>2,66E+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51.69397" calcext:value-type="float">
            <text:p>51,6940</text:p>
          </table:table-cell>
          <table:table-cell table:style-name="ce16" table:formula="of:=100*([.$BO48]-[.$D48])/MAX([.$BO48];[.$D48])" office:value-type="float" office:value="46.2741785937521" calcext:value-type="float">
            <text:p>46,27</text:p>
          </table:table-cell>
          <table:table-cell table:style-name="ce64" office:value-type="float" office:value="24.5213714839992" calcext:value-type="float">
            <text:p>2,45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6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16" table:formula="of:=100*([.$O49]-[.$D49])/MAX([.$O49];[.$D49])" office:value-type="float" office:value="54.7524615997037" calcext:value-type="float">
            <text:p>54,75</text:p>
          </table:table-cell>
          <table:table-cell table:style-name="ce64" office:value-type="float" office:value="1.5487995284" calcext:value-type="float">
            <text:p>1,55E+00</text:p>
          </table:table-cell>
          <table:table-cell/>
          <table:table-cell table:style-name="ce63" office:value-type="float" office:value="0.0686915890000002" calcext:value-type="float">
            <text:p>6,87E-02</text:p>
          </table:table-cell>
          <table:table-cell table:style-name="ce19" office:value-type="float" office:value="0.0720055230000014" calcext:value-type="float">
            <text:p>7,20E-02</text:p>
          </table:table-cell>
          <table:table-cell table:style-name="ce15" office:value-type="float" office:value="977.124330000001" calcext:value-type="float">
            <text:p>977,1243</text:p>
          </table:table-cell>
          <table:table-cell table:style-name="ce15" office:value-type="float" office:value="1396.12186" calcext:value-type="float">
            <text:p>1396,1219</text:p>
          </table:table-cell>
          <table:table-cell/>
          <table:table-cell table:style-name="ce64" office:value-type="float" office:value="0.765359824999997" calcext:value-type="float">
            <text:p>7,65E-01</text:p>
          </table:table-cell>
          <table:table-cell table:style-name="ce64" office:value-type="float" office:value="2.59022841300001" calcext:value-type="float">
            <text:p>2,59E+00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317.792820000001" calcext:value-type="float">
            <text:p>317,7928</text:p>
          </table:table-cell>
          <table:table-cell table:style-name="ce16" table:formula="of:=100*([.$AE49]-[.$D49])/MAX([.$AE49];[.$D49])" office:value-type="float" office:value="28.3340290696317" calcext:value-type="float">
            <text:p>28,33</text:p>
          </table:table-cell>
          <table:table-cell table:style-name="ce64" office:value-type="float" office:value="31.0957441849996" calcext:value-type="float">
            <text:p>3,11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603.741870000002" calcext:value-type="float">
            <text:p>603,7419</text:p>
          </table:table-cell>
          <table:table-cell table:style-name="ce16" table:formula="of:=100*([.$AK49]-[.$D49])/MAX([.$AK49];[.$D49])" office:value-type="float" office:value="62.2770390266295" calcext:value-type="float">
            <text:p>62,28</text:p>
          </table:table-cell>
          <table:table-cell table:style-name="ce64" office:value-type="float" office:value="30.4498093940001" calcext:value-type="float">
            <text:p>3,04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361.03044" calcext:value-type="float">
            <text:p>361,0304</text:p>
          </table:table-cell>
          <table:table-cell table:style-name="ce16" table:formula="of:=100*([.$AQ49]-[.$D49])/MAX([.$AQ49];[.$D49])" office:value-type="float" office:value="36.9168677300458" calcext:value-type="float">
            <text:p>36,92</text:p>
          </table:table-cell>
          <table:table-cell table:style-name="ce64" office:value-type="float" office:value="40.3934064660007" calcext:value-type="float">
            <text:p>4,04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987.684959999999" calcext:value-type="float">
            <text:p>987,6850</text:p>
          </table:table-cell>
          <table:table-cell table:style-name="ce16" table:formula="of:=100*([.$AW49]-[.$D49])/MAX([.$AW49];[.$D49])" office:value-type="float" office:value="76.9410976957675" calcext:value-type="float">
            <text:p>76,94</text:p>
          </table:table-cell>
          <table:table-cell table:style-name="ce64" office:value-type="float" office:value="43.3369311290007" calcext:value-type="float">
            <text:p>4,33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324.871249999999" calcext:value-type="float">
            <text:p>324,8712</text:p>
          </table:table-cell>
          <table:table-cell table:style-name="ce16" table:formula="of:=100*([.$BC49]-[.$D49])/MAX([.$BC49];[.$D49])" office:value-type="float" office:value="29.8955170702244" calcext:value-type="float">
            <text:p>29,90</text:p>
          </table:table-cell>
          <table:table-cell table:style-name="ce64" office:value-type="float" office:value="237.765096808" calcext:value-type="float">
            <text:p>2,38E+02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435.601090000001" calcext:value-type="float">
            <text:p>435,6011</text:p>
          </table:table-cell>
          <table:table-cell table:style-name="ce16" table:formula="of:=100*([.$BI49]-[.$D49])/MAX([.$BI49];[.$D49])" office:value-type="float" office:value="47.7160835387264" calcext:value-type="float">
            <text:p>47,72</text:p>
          </table:table-cell>
          <table:table-cell table:style-name="ce64" office:value-type="float" office:value="53.7185839519989" calcext:value-type="float">
            <text:p>5,37E+01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299.199639999999" calcext:value-type="float">
            <text:p>299,1996</text:p>
          </table:table-cell>
          <table:table-cell table:style-name="ce16" table:formula="of:=100*([.$BO49]-[.$D49])/MAX([.$BO49];[.$D49])" office:value-type="float" office:value="23.8804866209068" calcext:value-type="float">
            <text:p>23,88</text:p>
          </table:table-cell>
          <table:table-cell table:style-name="ce64" office:value-type="float" office:value="51.1854429180003" calcext:value-type="float">
            <text:p>5,12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6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16" table:formula="of:=100*([.$O50]-[.$D50])/MAX([.$O50];[.$D50])" office:value-type="float" office:value="51.6013961198351" calcext:value-type="float">
            <text:p>51,60</text:p>
          </table:table-cell>
          <table:table-cell table:style-name="ce64" office:value-type="float" office:value="1.9055142388" calcext:value-type="float">
            <text:p>1,91E+00</text:p>
          </table:table-cell>
          <table:table-cell/>
          <table:table-cell table:style-name="ce63" office:value-type="float" office:value="0.0671975759999981" calcext:value-type="float">
            <text:p>6,72E-02</text:p>
          </table:table-cell>
          <table:table-cell table:style-name="ce19" office:value-type="float" office:value="0.0689008310000006" calcext:value-type="float">
            <text:p>6,89E-02</text:p>
          </table:table-cell>
          <table:table-cell table:style-name="ce15" office:value-type="float" office:value="991.920799999999" calcext:value-type="float">
            <text:p>991,9208</text:p>
          </table:table-cell>
          <table:table-cell table:style-name="ce15" office:value-type="float" office:value="1337.87373" calcext:value-type="float">
            <text:p>1337,8737</text:p>
          </table:table-cell>
          <table:table-cell/>
          <table:table-cell table:style-name="ce64" office:value-type="float" office:value="0.610576768000001" calcext:value-type="float">
            <text:p>6,11E-01</text:p>
          </table:table-cell>
          <table:table-cell table:style-name="ce64" office:value-type="float" office:value="4.402175301" calcext:value-type="float">
            <text:p>4,40E+00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15.110390000002" calcext:value-type="float">
            <text:p>315,1104</text:p>
          </table:table-cell>
          <table:table-cell table:style-name="ce16" table:formula="of:=100*([.$AE50]-[.$D50])/MAX([.$AE50];[.$D50])" office:value-type="float" office:value="27.453074460668" calcext:value-type="float">
            <text:p>27,45</text:p>
          </table:table-cell>
          <table:table-cell table:style-name="ce64" office:value-type="float" office:value="31.1041647599995" calcext:value-type="float">
            <text:p>3,11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50.382280000001" calcext:value-type="float">
            <text:p>450,3823</text:p>
          </table:table-cell>
          <table:table-cell table:style-name="ce16" table:formula="of:=100*([.$AK50]-[.$D50])/MAX([.$AK50];[.$D50])" office:value-type="float" office:value="49.2424746373237" calcext:value-type="float">
            <text:p>49,24</text:p>
          </table:table-cell>
          <table:table-cell table:style-name="ce64" office:value-type="float" office:value="30.5744816799997" calcext:value-type="float">
            <text:p>3,06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22.95348" calcext:value-type="float">
            <text:p>322,9535</text:p>
          </table:table-cell>
          <table:table-cell table:style-name="ce16" table:formula="of:=100*([.$AQ50]-[.$D50])/MAX([.$AQ50];[.$D50])" office:value-type="float" office:value="29.2149135534939" calcext:value-type="float">
            <text:p>29,21</text:p>
          </table:table-cell>
          <table:table-cell table:style-name="ce64" office:value-type="float" office:value="40.2488523480006" calcext:value-type="float">
            <text:p>4,02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899.40929" calcext:value-type="float">
            <text:p>899,4093</text:p>
          </table:table-cell>
          <table:table-cell table:style-name="ce16" table:formula="of:=100*([.$AW50]-[.$D50])/MAX([.$AW50];[.$D50])" office:value-type="float" office:value="74.5829954680588" calcext:value-type="float">
            <text:p>74,58</text:p>
          </table:table-cell>
          <table:table-cell table:style-name="ce64" office:value-type="float" office:value="42.1843666650002" calcext:value-type="float">
            <text:p>4,22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70.461080000002" calcext:value-type="float">
            <text:p>370,4611</text:p>
          </table:table-cell>
          <table:table-cell table:style-name="ce16" table:formula="of:=100*([.$BC50]-[.$D50])/MAX([.$BC50];[.$D50])" office:value-type="float" office:value="38.2923301956581" calcext:value-type="float">
            <text:p>38,29</text:p>
          </table:table-cell>
          <table:table-cell table:style-name="ce64" office:value-type="float" office:value="238.455200962999" calcext:value-type="float">
            <text:p>2,38E+02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02.900999999998" calcext:value-type="float">
            <text:p>402,9010</text:p>
          </table:table-cell>
          <table:table-cell table:style-name="ce16" table:formula="of:=100*([.$BI50]-[.$D50])/MAX([.$BI50];[.$D50])" office:value-type="float" office:value="43.2607762204608" calcext:value-type="float">
            <text:p>43,26</text:p>
          </table:table-cell>
          <table:table-cell table:style-name="ce64" office:value-type="float" office:value="54.3337549529988" calcext:value-type="float">
            <text:p>5,43E+01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339.853010000001" calcext:value-type="float">
            <text:p>339,8530</text:p>
          </table:table-cell>
          <table:table-cell table:style-name="ce16" table:formula="of:=100*([.$BO50]-[.$D50])/MAX([.$BO50];[.$D50])" office:value-type="float" office:value="32.7347726006606" calcext:value-type="float">
            <text:p>32,73</text:p>
          </table:table-cell>
          <table:table-cell table:style-name="ce64" office:value-type="float" office:value="51.7606140819989" calcext:value-type="float">
            <text:p>5,18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6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16" table:formula="of:=100*([.$O51]-[.$D51])/MAX([.$O51];[.$D51])" office:value-type="float" office:value="52.2775986739069" calcext:value-type="float">
            <text:p>52,28</text:p>
          </table:table-cell>
          <table:table-cell table:style-name="ce64" office:value-type="float" office:value="2.2475613638" calcext:value-type="float">
            <text:p>2,25E+00</text:p>
          </table:table-cell>
          <table:table-cell/>
          <table:table-cell table:style-name="ce63" office:value-type="float" office:value="0.0668012590000018" calcext:value-type="float">
            <text:p>6,68E-02</text:p>
          </table:table-cell>
          <table:table-cell table:style-name="ce19" office:value-type="float" office:value="0.0684085609999983" calcext:value-type="float">
            <text:p>6,84E-02</text:p>
          </table:table-cell>
          <table:table-cell table:style-name="ce15" office:value-type="float" office:value="1187.9355" calcext:value-type="float">
            <text:p>1187,9355</text:p>
          </table:table-cell>
          <table:table-cell table:style-name="ce15" office:value-type="float" office:value="1397.14223" calcext:value-type="float">
            <text:p>1397,1422</text:p>
          </table:table-cell>
          <table:table-cell/>
          <table:table-cell table:style-name="ce64" office:value-type="float" office:value="0.871426800000002" calcext:value-type="float">
            <text:p>8,71E-01</text:p>
          </table:table-cell>
          <table:table-cell table:style-name="ce64" office:value-type="float" office:value="3.242370523" calcext:value-type="float">
            <text:p>3,24E+00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52.99974" calcext:value-type="float">
            <text:p>252,9997</text:p>
          </table:table-cell>
          <table:table-cell table:style-name="ce16" table:formula="of:=100*([.$AE51]-[.$D51])/MAX([.$AE51];[.$D51])" office:value-type="float" office:value="10.3772438659428" calcext:value-type="float">
            <text:p>10,38</text:p>
          </table:table-cell>
          <table:table-cell table:style-name="ce64" office:value-type="float" office:value="30.9641425149985" calcext:value-type="float">
            <text:p>3,10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62.259019999999" calcext:value-type="float">
            <text:p>462,2590</text:p>
          </table:table-cell>
          <table:table-cell table:style-name="ce16" table:formula="of:=100*([.$AK51]-[.$D51])/MAX([.$AK51];[.$D51])" office:value-type="float" office:value="50.9484228128205" calcext:value-type="float">
            <text:p>50,95</text:p>
          </table:table-cell>
          <table:table-cell table:style-name="ce64" office:value-type="float" office:value="30.8128650720009" calcext:value-type="float">
            <text:p>3,08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349.236810000002" calcext:value-type="float">
            <text:p>349,2368</text:p>
          </table:table-cell>
          <table:table-cell table:style-name="ce16" table:formula="of:=100*([.$AQ51]-[.$D51])/MAX([.$AQ51];[.$D51])" office:value-type="float" office:value="35.0740433117581" calcext:value-type="float">
            <text:p>35,07</text:p>
          </table:table-cell>
          <table:table-cell table:style-name="ce64" office:value-type="float" office:value="39.9607221149999" calcext:value-type="float">
            <text:p>4,00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749.34731" calcext:value-type="float">
            <text:p>749,3473</text:p>
          </table:table-cell>
          <table:table-cell table:style-name="ce16" table:formula="of:=100*([.$AW51]-[.$D51])/MAX([.$AW51];[.$D51])" office:value-type="float" office:value="69.7409549651951" calcext:value-type="float">
            <text:p>69,74</text:p>
          </table:table-cell>
          <table:table-cell table:style-name="ce64" office:value-type="float" office:value="44.0628200829997" calcext:value-type="float">
            <text:p>4,41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327.329839999999" calcext:value-type="float">
            <text:p>327,3298</text:p>
          </table:table-cell>
          <table:table-cell table:style-name="ce16" table:formula="of:=100*([.$BC51]-[.$D51])/MAX([.$BC51];[.$D51])" office:value-type="float" office:value="30.728790262446" calcext:value-type="float">
            <text:p>30,73</text:p>
          </table:table-cell>
          <table:table-cell table:style-name="ce64" office:value-type="float" office:value="237.481366578" calcext:value-type="float">
            <text:p>2,37E+02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80.95805" calcext:value-type="float">
            <text:p>280,9581</text:p>
          </table:table-cell>
          <table:table-cell table:style-name="ce16" table:formula="of:=100*([.$BI51]-[.$D51])/MAX([.$BI51];[.$D51])" office:value-type="float" office:value="19.2956599748614" calcext:value-type="float">
            <text:p>19,30</text:p>
          </table:table-cell>
          <table:table-cell table:style-name="ce64" office:value-type="float" office:value="54.019697877" calcext:value-type="float">
            <text:p>5,40E+01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277.824400000001" calcext:value-type="float">
            <text:p>277,8244</text:p>
          </table:table-cell>
          <table:table-cell table:style-name="ce16" table:formula="of:=100*([.$BO51]-[.$D51])/MAX([.$BO51];[.$D51])" office:value-type="float" office:value="18.3853757985267" calcext:value-type="float">
            <text:p>18,39</text:p>
          </table:table-cell>
          <table:table-cell table:style-name="ce64" office:value-type="float" office:value="51.5272347680002" calcext:value-type="float">
            <text:p>5,15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6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16" table:formula="of:=100*([.$O52]-[.$D52])/MAX([.$O52];[.$D52])" office:value-type="float" office:value="57.2816460624257" calcext:value-type="float">
            <text:p>57,28</text:p>
          </table:table-cell>
          <table:table-cell table:style-name="ce64" office:value-type="float" office:value="1.0213581204" calcext:value-type="float">
            <text:p>1,02E+00</text:p>
          </table:table-cell>
          <table:table-cell/>
          <table:table-cell table:style-name="ce63" office:value-type="float" office:value="0.0670003190000017" calcext:value-type="float">
            <text:p>6,70E-02</text:p>
          </table:table-cell>
          <table:table-cell table:style-name="ce19" office:value-type="float" office:value="0.0688489850000025" calcext:value-type="float">
            <text:p>6,88E-02</text:p>
          </table:table-cell>
          <table:table-cell table:style-name="ce15" office:value-type="float" office:value="920.624469999999" calcext:value-type="float">
            <text:p>920,6245</text:p>
          </table:table-cell>
          <table:table-cell table:style-name="ce15" office:value-type="float" office:value="1575.17591" calcext:value-type="float">
            <text:p>1575,1759</text:p>
          </table:table-cell>
          <table:table-cell/>
          <table:table-cell table:style-name="ce64" office:value-type="float" office:value="0.711626756000001" calcext:value-type="float">
            <text:p>7,12E-01</text:p>
          </table:table-cell>
          <table:table-cell table:style-name="ce64" office:value-type="float" office:value="1.42525604999999" calcext:value-type="float">
            <text:p>1,43E+00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12.809699999997" calcext:value-type="float">
            <text:p>412,8097</text:p>
          </table:table-cell>
          <table:table-cell table:style-name="ce16" table:formula="of:=100*([.$AE52]-[.$D52])/MAX([.$AE52];[.$D52])" office:value-type="float" office:value="45.1539995305332" calcext:value-type="float">
            <text:p>45,15</text:p>
          </table:table-cell>
          <table:table-cell table:style-name="ce64" office:value-type="float" office:value="30.9859064930006" calcext:value-type="float">
            <text:p>3,10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62.811069999998" calcext:value-type="float">
            <text:p>462,8111</text:p>
          </table:table-cell>
          <table:table-cell table:style-name="ce16" table:formula="of:=100*([.$AK52]-[.$D52])/MAX([.$AK52];[.$D52])" office:value-type="float" office:value="51.0794739633164" calcext:value-type="float">
            <text:p>51,08</text:p>
          </table:table-cell>
          <table:table-cell table:style-name="ce64" office:value-type="float" office:value="30.752125944" calcext:value-type="float">
            <text:p>3,08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92.782710000001" calcext:value-type="float">
            <text:p>292,7827</text:p>
          </table:table-cell>
          <table:table-cell table:style-name="ce16" table:formula="of:=100*([.$AQ52]-[.$D52])/MAX([.$AQ52];[.$D52])" office:value-type="float" office:value="22.6697471309006" calcext:value-type="float">
            <text:p>22,67</text:p>
          </table:table-cell>
          <table:table-cell table:style-name="ce64" office:value-type="float" office:value="40.4450484200006" calcext:value-type="float">
            <text:p>4,04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1078.09481" calcext:value-type="float">
            <text:p>1078,0948</text:p>
          </table:table-cell>
          <table:table-cell table:style-name="ce16" table:formula="of:=100*([.$AW52]-[.$D52])/MAX([.$AW52];[.$D52])" office:value-type="float" office:value="78.9991002739358" calcext:value-type="float">
            <text:p>79,00</text:p>
          </table:table-cell>
          <table:table-cell table:style-name="ce64" office:value-type="float" office:value="43.1138488150009" calcext:value-type="float">
            <text:p>4,31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308.065520000001" calcext:value-type="float">
            <text:p>308,0655</text:p>
          </table:table-cell>
          <table:table-cell table:style-name="ce16" table:formula="of:=100*([.$BC52]-[.$D52])/MAX([.$BC52];[.$D52])" office:value-type="float" office:value="26.5060205374486" calcext:value-type="float">
            <text:p>26,51</text:p>
          </table:table-cell>
          <table:table-cell table:style-name="ce64" office:value-type="float" office:value="237.864546801" calcext:value-type="float">
            <text:p>2,38E+02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265.11599" calcext:value-type="float">
            <text:p>265,1160</text:p>
          </table:table-cell>
          <table:table-cell table:style-name="ce16" table:formula="of:=100*([.$BI52]-[.$D52])/MAX([.$BI52];[.$D52])" office:value-type="float" office:value="14.5997908311744" calcext:value-type="float">
            <text:p>14,60</text:p>
          </table:table-cell>
          <table:table-cell table:style-name="ce64" office:value-type="float" office:value="53.9615757410011" calcext:value-type="float">
            <text:p>5,40E+01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413.679119999999" calcext:value-type="float">
            <text:p>413,6791</text:p>
          </table:table-cell>
          <table:table-cell table:style-name="ce16" table:formula="of:=100*([.$BO52]-[.$D52])/MAX([.$BO52];[.$D52])" office:value-type="float" office:value="45.2692681225962" calcext:value-type="float">
            <text:p>45,27</text:p>
          </table:table-cell>
          <table:table-cell table:style-name="ce64" office:value-type="float" office:value="51.725956575001" calcext:value-type="float">
            <text:p>5,17E+01</text:p>
          </table:table-cell>
          <table:table-cell table:number-columns-repeated="188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6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16" table:formula="of:=100*([.$O53]-[.$D53])/MAX([.$O53];[.$D53])" office:value-type="float" office:value="34.6734822843324" calcext:value-type="float">
            <text:p>34,67</text:p>
          </table:table-cell>
          <table:table-cell table:style-name="ce64" office:value-type="float" office:value="1.3610928552" calcext:value-type="float">
            <text:p>1,36E+00</text:p>
          </table:table-cell>
          <table:table-cell/>
          <table:table-cell table:style-name="ce63" office:value-type="float" office:value="0.0673283590000011" calcext:value-type="float">
            <text:p>6,73E-02</text:p>
          </table:table-cell>
          <table:table-cell table:style-name="ce19" office:value-type="float" office:value="0.070110157000002" calcext:value-type="float">
            <text:p>7,01E-02</text:p>
          </table:table-cell>
          <table:table-cell table:style-name="ce15" office:value-type="float" office:value="1500.95159" calcext:value-type="float">
            <text:p>1500,9516</text:p>
          </table:table-cell>
          <table:table-cell table:style-name="ce15" office:value-type="float" office:value="1829.57831" calcext:value-type="float">
            <text:p>1829,5783</text:p>
          </table:table-cell>
          <table:table-cell/>
          <table:table-cell table:style-name="ce64" office:value-type="float" office:value="0.234652304999997" calcext:value-type="float">
            <text:p>2,35E-01</text:p>
          </table:table-cell>
          <table:table-cell table:style-name="ce64" office:value-type="float" office:value="2.351833943" calcext:value-type="float">
            <text:p>2,35E+00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54.49743" calcext:value-type="float">
            <text:p>354,4974</text:p>
          </table:table-cell>
          <table:table-cell table:style-name="ce16" table:formula="of:=100*([.$AE53]-[.$D53])/MAX([.$AE53];[.$D53])" office:value-type="float" office:value="29.8001624440556" calcext:value-type="float">
            <text:p>29,80</text:p>
          </table:table-cell>
          <table:table-cell table:style-name="ce64" office:value-type="float" office:value="31.2072993720012" calcext:value-type="float">
            <text:p>3,12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683.647809999999" calcext:value-type="float">
            <text:p>683,6478</text:p>
          </table:table-cell>
          <table:table-cell table:style-name="ce16" table:formula="of:=100*([.$AK53]-[.$D53])/MAX([.$AK53];[.$D53])" office:value-type="float" office:value="63.5987102774456" calcext:value-type="float">
            <text:p>63,60</text:p>
          </table:table-cell>
          <table:table-cell table:style-name="ce64" office:value-type="float" office:value="30.6751633120002" calcext:value-type="float">
            <text:p>3,07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7.340899999996" calcext:value-type="float">
            <text:p>387,3409</text:p>
          </table:table-cell>
          <table:table-cell table:style-name="ce16" table:formula="of:=100*([.$AQ53]-[.$D53])/MAX([.$AQ53];[.$D53])" office:value-type="float" office:value="35.7525580180146" calcext:value-type="float">
            <text:p>35,75</text:p>
          </table:table-cell>
          <table:table-cell table:style-name="ce64" office:value-type="float" office:value="40.3783586569989" calcext:value-type="float">
            <text:p>4,04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1091.03679" calcext:value-type="float">
            <text:p>1091,0368</text:p>
          </table:table-cell>
          <table:table-cell table:style-name="ce16" table:formula="of:=100*([.$AW53]-[.$D53])/MAX([.$AW53];[.$D53])" office:value-type="float" office:value="77.1908131530562" calcext:value-type="float">
            <text:p>77,19</text:p>
          </table:table-cell>
          <table:table-cell table:style-name="ce64" office:value-type="float" office:value="43.6805966720003" calcext:value-type="float">
            <text:p>4,37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65.057279999997" calcext:value-type="float">
            <text:p>365,0573</text:p>
          </table:table-cell>
          <table:table-cell table:style-name="ce16" table:formula="of:=100*([.$BC53]-[.$D53])/MAX([.$BC53];[.$D53])" office:value-type="float" office:value="31.8308020045512" calcext:value-type="float">
            <text:p>31,83</text:p>
          </table:table-cell>
          <table:table-cell table:style-name="ce64" office:value-type="float" office:value="240.062708130999" calcext:value-type="float">
            <text:p>2,40E+02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34.059800000001" calcext:value-type="float">
            <text:p>334,0598</text:p>
          </table:table-cell>
          <table:table-cell table:style-name="ce16" table:formula="of:=100*([.$BI53]-[.$D53])/MAX([.$BI53];[.$D53])" office:value-type="float" office:value="25.5053676018493" calcext:value-type="float">
            <text:p>25,51</text:p>
          </table:table-cell>
          <table:table-cell table:style-name="ce64" office:value-type="float" office:value="54.1176816419993" calcext:value-type="float">
            <text:p>5,41E+01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433.623150000001" calcext:value-type="float">
            <text:p>433,6232</text:p>
          </table:table-cell>
          <table:table-cell table:style-name="ce16" table:formula="of:=100*([.$BO53]-[.$D53])/MAX([.$BO53];[.$D53])" office:value-type="float" office:value="42.6099321496103" calcext:value-type="float">
            <text:p>42,61</text:p>
          </table:table-cell>
          <table:table-cell table:style-name="ce64" office:value-type="float" office:value="51.5252337279999" calcext:value-type="float">
            <text:p>5,15E+01</text:p>
          </table:table-cell>
          <table:table-cell table:number-columns-repeated="188"/>
        </table:table-row>
        <table:table-row table:style-name="ro9" table:number-rows-repeated="2">
          <table:table-cell table:number-columns-repeated="257"/>
        </table:table-row>
        <table:table-row table:style-name="ro9" table:number-rows-repeated="2">
          <table:table-cell table:number-columns-repeated="18"/>
          <table:table-cell table:style-name="Default"/>
          <table:table-cell table:number-columns-repeated="238"/>
        </table:table-row>
        <table:table-row table:style-name="ro1">
          <table:table-cell table:number-columns-repeated="13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number-columns-repeated="3"/>
          <table:table-cell table:style-name="ce18" office:value-type="string" calcext:value-type="string">
            <text:p>Mejor BL</text:p>
          </table:table-cell>
          <table:table-cell table:style-name="ce18" office:value-type="string" calcext:value-type="string">
            <text:p>Peor BL</text:p>
          </table:table-cell>
          <table:table-cell table:number-columns-repeated="6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GG_uniforme</text:p>
          </table:table-cell>
          <table:table-cell office:value-type="string" calcext:value-type="string">
            <text:p>AGG_posicion</text:p>
          </table:table-cell>
          <table:table-cell office:value-type="string" calcext:value-type="string">
            <text:p>AGE_uniforme</text:p>
          </table:table-cell>
          <table:table-cell office:value-type="string" calcext:value-type="string">
            <text:p>AGE_posicion</text:p>
          </table:table-cell>
          <table:table-cell office:value-type="string" calcext:value-type="string">
            <text:p>AM_10_1</text:p>
          </table:table-cell>
          <table:table-cell office:value-type="string" calcext:value-type="string">
            <text:p>AM_10_01</text:p>
          </table:table-cell>
          <table:table-cell office:value-type="string" calcext:value-type="string">
            <text:p>AM_10_01mej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GG_uniforme</text:p>
          </table:table-cell>
          <table:table-cell office:value-type="string" calcext:value-type="string">
            <text:p>AGG_posicion</text:p>
          </table:table-cell>
          <table:table-cell office:value-type="string" calcext:value-type="string">
            <text:p>AGE_uniforme</text:p>
          </table:table-cell>
          <table:table-cell office:value-type="string" calcext:value-type="string">
            <text:p>AGE_posicion</text:p>
          </table:table-cell>
          <table:table-cell office:value-type="string" calcext:value-type="string">
            <text:p>AM_10_1</text:p>
          </table:table-cell>
          <table:table-cell office:value-type="string" calcext:value-type="string">
            <text:p>AM_10_01</text:p>
          </table:table-cell>
          <table:table-cell office:value-type="string" calcext:value-type="string">
            <text:p>AM_10_01mej</text:p>
          </table:table-cell>
          <table:table-cell table:number-columns-repeated="20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number-columns-repeated="2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5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5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number-columns-repeated="2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5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number-columns-repeated="2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5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number-columns-repeated="2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5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number-columns-repeated="8" table:style-name="ce61" office:value-type="float" office:value="0" calcext:value-type="float">
            <text:p>0,000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number-columns-repeated="2"/>
          <table:table-cell table:style-name="ce43" office:value-type="string" calcext:value-type="string">
            <text:p>GKD-b_6_n25_m7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5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61" office:value-type="float" office:value="15.2852899999998" calcext:value-type="float">
            <text:p>15,2853</text:p>
          </table:table-cell>
          <table:table-cell table:style-name="ce61" office:value-type="float" office:value="27.4407800000001" calcext:value-type="float">
            <text:p>27,4408</text:p>
          </table:table-cell>
          <table:table-cell table:style-name="ce61" office:value-type="float" office:value="40.4491" calcext:value-type="float">
            <text:p>40,4491</text:p>
          </table:table-cell>
          <table:table-cell table:style-name="ce61" office:value-type="float" office:value="52.0786900000001" calcext:value-type="float">
            <text:p>52,0787</text:p>
          </table:table-cell>
          <table:table-cell table:style-name="ce61" office:value-type="float" office:value="28.1763500000002" calcext:value-type="float">
            <text:p>28,1764</text:p>
          </table:table-cell>
          <table:table-cell table:style-name="ce61" office:value-type="float" office:value="20.39553" calcext:value-type="float">
            <text:p>20,3955</text:p>
          </table:table-cell>
          <table:table-cell table:style-name="ce61" office:value-type="float" office:value="33.44584" calcext:value-type="float">
            <text:p>33,4458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5" table:formula="of:=LOG([.AE64];10)" office:value-type="float" office:value="2.23789273746544" calcext:value-type="float">
            <text:p>2,2379</text:p>
          </table:table-cell>
          <table:table-cell table:style-name="ce15" table:formula="of:=LOG([.AF64];10)" office:value-type="float" office:value="1.69093361223275" calcext:value-type="float">
            <text:p>1,6909</text:p>
          </table:table-cell>
          <table:table-cell table:style-name="ce15" table:formula="of:=LOG([.$AG64];10)" office:value-type="float" office:value="1.18427368278765" calcext:value-type="float">
            <text:p>1,1843</text:p>
          </table:table-cell>
          <table:table-cell table:style-name="ce15" table:formula="of:=LOG([.AH64];10)" office:value-type="float" office:value="1.4383964519648" calcext:value-type="float">
            <text:p>1,4384</text:p>
          </table:table-cell>
          <table:table-cell table:style-name="ce15" table:formula="of:=LOG([.AI64];10)" office:value-type="float" office:value="1.60690886292278" calcext:value-type="float">
            <text:p>1,6069</text:p>
          </table:table-cell>
          <table:table-cell table:style-name="ce15" table:formula="of:=LOG([.AJ64];10)" office:value-type="float" office:value="1.71666005134879" calcext:value-type="float">
            <text:p>1,7167</text:p>
          </table:table-cell>
          <table:table-cell table:style-name="ce15" table:formula="of:=LOG([.AK64];10)" office:value-type="float" office:value="1.44988473336073" calcext:value-type="float">
            <text:p>1,4499</text:p>
          </table:table-cell>
          <table:table-cell table:style-name="ce15" table:formula="of:=LOG([.AL64];10)" office:value-type="float" office:value="1.30953499541358" calcext:value-type="float">
            <text:p>1,3095</text:p>
          </table:table-cell>
          <table:table-cell table:style-name="ce15" table:formula="of:=LOG([.$AM64];10)" office:value-type="float" office:value="1.52434210783189" calcext:value-type="float">
            <text:p>1,524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number-columns-repeated="2"/>
          <table:table-cell table:style-name="ce43" office:value-type="string" calcext:value-type="string">
            <text:p>GKD-b_7_n25_m7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5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61" office:value-type="float" office:value="20.1298000000002" calcext:value-type="float">
            <text:p>20,1298</text:p>
          </table:table-cell>
          <table:table-cell table:style-name="ce61" office:value-type="float" office:value="29.2205999999999" calcext:value-type="float">
            <text:p>29,2206</text:p>
          </table:table-cell>
          <table:table-cell table:style-name="ce61" office:value-type="float" office:value="36.0428999999998" calcext:value-type="float">
            <text:p>36,0429</text:p>
          </table:table-cell>
          <table:table-cell table:style-name="ce61" office:value-type="float" office:value="37.1454900000001" calcext:value-type="float">
            <text:p>37,1455</text:p>
          </table:table-cell>
          <table:table-cell table:style-name="ce61" office:value-type="float" office:value="20.9562700000001" calcext:value-type="float">
            <text:p>20,9563</text:p>
          </table:table-cell>
          <table:table-cell table:style-name="ce61" office:value-type="float" office:value="20.1298000000002" calcext:value-type="float">
            <text:p>20,1298</text:p>
          </table:table-cell>
          <table:table-cell table:style-name="ce61" office:value-type="float" office:value="16.7546899999998" calcext:value-type="float">
            <text:p>16,7547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5" table:formula="of:=LOG([.AE65];10)" office:value-type="float" office:value="2.18035069200836" calcext:value-type="float">
            <text:p>2,1804</text:p>
          </table:table-cell>
          <table:table-cell table:style-name="ce15" table:formula="of:=LOG([.AF65];10)" office:value-type="float" office:value="1.53813793897598" calcext:value-type="float">
            <text:p>1,5381</text:p>
          </table:table-cell>
          <table:table-cell table:style-name="ce15" table:formula="of:=LOG([.$AG65];10)" office:value-type="float" office:value="1.30383945996924" calcext:value-type="float">
            <text:p>1,3038</text:p>
          </table:table-cell>
          <table:table-cell table:style-name="ce15" table:formula="of:=LOG([.AH65];10)" office:value-type="float" office:value="1.46568912925789" calcext:value-type="float">
            <text:p>1,4657</text:p>
          </table:table-cell>
          <table:table-cell table:style-name="ce15" table:formula="of:=LOG([.AI65];10)" office:value-type="float" office:value="1.55681972690548" calcext:value-type="float">
            <text:p>1,5568</text:p>
          </table:table-cell>
          <table:table-cell table:style-name="ce15" table:formula="of:=LOG([.AJ65];10)" office:value-type="float" office:value="1.56990609166284" calcext:value-type="float">
            <text:p>1,5699</text:p>
          </table:table-cell>
          <table:table-cell table:style-name="ce15" table:formula="of:=LOG([.AK65];10)" office:value-type="float" office:value="1.32131398524999" calcext:value-type="float">
            <text:p>1,3213</text:p>
          </table:table-cell>
          <table:table-cell table:style-name="ce15" table:formula="of:=LOG([.AL65];10)" office:value-type="float" office:value="1.30383945996924" calcext:value-type="float">
            <text:p>1,3038</text:p>
          </table:table-cell>
          <table:table-cell table:style-name="ce15" table:formula="of:=LOG([.$AM65];10)" office:value-type="float" office:value="1.22413639680663" calcext:value-type="float">
            <text:p>1,2241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number-columns-repeated="2"/>
          <table:table-cell table:style-name="ce43" office:value-type="string" calcext:value-type="string">
            <text:p>GKD-b_8_n25_m7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5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61" office:value-type="float" office:value="24.2035299999999" calcext:value-type="float">
            <text:p>24,2035</text:p>
          </table:table-cell>
          <table:table-cell table:style-name="ce61" office:value-type="float" office:value="25.1324499999999" calcext:value-type="float">
            <text:p>25,1324</text:p>
          </table:table-cell>
          <table:table-cell table:style-name="ce61" office:value-type="float" office:value="16.7611899999999" calcext:value-type="float">
            <text:p>16,7612</text:p>
          </table:table-cell>
          <table:table-cell table:style-name="ce61" office:value-type="float" office:value="53.1314599999999" calcext:value-type="float">
            <text:p>53,1315</text:p>
          </table:table-cell>
          <table:table-cell table:style-name="ce61" office:value-type="float" office:value="23.83989" calcext:value-type="float">
            <text:p>23,8399</text:p>
          </table:table-cell>
          <table:table-cell table:style-name="ce61" office:value-type="float" office:value="33.69057" calcext:value-type="float">
            <text:p>33,6906</text:p>
          </table:table-cell>
          <table:table-cell table:style-name="ce61" office:value-type="float" office:value="26.1567900000001" calcext:value-type="float">
            <text:p>26,1568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5" table:formula="of:=LOG([.AE66];10)" office:value-type="float" office:value="2.12252180880177" calcext:value-type="float">
            <text:p>2,1225</text:p>
          </table:table-cell>
          <table:table-cell table:style-name="ce15" table:formula="of:=LOG([.AF66];10)" office:value-type="float" office:value="1.65074594890175" calcext:value-type="float">
            <text:p>1,6507</text:p>
          </table:table-cell>
          <table:table-cell table:style-name="ce15" table:formula="of:=LOG([.$AG66];10)" office:value-type="float" office:value="1.38387871092754" calcext:value-type="float">
            <text:p>1,3839</text:p>
          </table:table-cell>
          <table:table-cell table:style-name="ce15" table:formula="of:=LOG([.AH66];10)" office:value-type="float" office:value="1.4002348272164" calcext:value-type="float">
            <text:p>1,4002</text:p>
          </table:table-cell>
          <table:table-cell table:style-name="ce15" table:formula="of:=LOG([.AI66];10)" office:value-type="float" office:value="1.22430484914431" calcext:value-type="float">
            <text:p>1,2243</text:p>
          </table:table-cell>
          <table:table-cell table:style-name="ce15" table:formula="of:=LOG([.AJ66];10)" office:value-type="float" office:value="1.72535175005677" calcext:value-type="float">
            <text:p>1,7254</text:p>
          </table:table-cell>
          <table:table-cell table:style-name="ce15" table:formula="of:=LOG([.AK66];10)" office:value-type="float" office:value="1.37730424718803" calcext:value-type="float">
            <text:p>1,3773</text:p>
          </table:table-cell>
          <table:table-cell table:style-name="ce15" table:formula="of:=LOG([.AL66];10)" office:value-type="float" office:value="1.52750835873299" calcext:value-type="float">
            <text:p>1,5275</text:p>
          </table:table-cell>
          <table:table-cell table:style-name="ce15" table:formula="of:=LOG([.$AM66];10)" office:value-type="float" office:value="1.41758444566043" calcext:value-type="float">
            <text:p>1,4176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number-columns-repeated="2"/>
          <table:table-cell table:style-name="ce43" office:value-type="string" calcext:value-type="string">
            <text:p>GKD-b_9_n25_m7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5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61" office:value-type="float" office:value="36.49716" calcext:value-type="float">
            <text:p>36,4972</text:p>
          </table:table-cell>
          <table:table-cell table:style-name="ce61" office:value-type="float" office:value="19.99117" calcext:value-type="float">
            <text:p>19,9912</text:p>
          </table:table-cell>
          <table:table-cell table:style-name="ce61" office:value-type="float" office:value="38.45485" calcext:value-type="float">
            <text:p>38,4549</text:p>
          </table:table-cell>
          <table:table-cell table:style-name="ce61" office:value-type="float" office:value="44.21452" calcext:value-type="float">
            <text:p>44,2145</text:p>
          </table:table-cell>
          <table:table-cell table:style-name="ce61" office:value-type="float" office:value="28.50027" calcext:value-type="float">
            <text:p>28,5003</text:p>
          </table:table-cell>
          <table:table-cell table:style-name="ce61" office:value-type="float" office:value="36.49716" calcext:value-type="float">
            <text:p>36,4972</text:p>
          </table:table-cell>
          <table:table-cell table:style-name="ce61" office:value-type="float" office:value="25.82585" calcext:value-type="float">
            <text:p>25,8259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5" table:formula="of:=LOG([.AE67];10)" office:value-type="float" office:value="2.11877422202025" calcext:value-type="float">
            <text:p>2,1188</text:p>
          </table:table-cell>
          <table:table-cell table:style-name="ce15" table:formula="of:=LOG([.AF67];10)" office:value-type="float" office:value="1.70229691863787" calcext:value-type="float">
            <text:p>1,7023</text:p>
          </table:table-cell>
          <table:table-cell table:style-name="ce15" table:formula="of:=LOG([.$AG67];10)" office:value-type="float" office:value="1.56225907146154" calcext:value-type="float">
            <text:p>1,5623</text:p>
          </table:table-cell>
          <table:table-cell table:style-name="ce15" table:formula="of:=LOG([.AH67];10)" office:value-type="float" office:value="1.30083821231093" calcext:value-type="float">
            <text:p>1,3008</text:p>
          </table:table-cell>
          <table:table-cell table:style-name="ce15" table:formula="of:=LOG([.AI67];10)" office:value-type="float" office:value="1.58495112165122" calcext:value-type="float">
            <text:p>1,5850</text:p>
          </table:table-cell>
          <table:table-cell table:style-name="ce15" table:formula="of:=LOG([.AJ67];10)" office:value-type="float" office:value="1.64556491460541" calcext:value-type="float">
            <text:p>1,6456</text:p>
          </table:table-cell>
          <table:table-cell table:style-name="ce15" table:formula="of:=LOG([.AK67];10)" office:value-type="float" office:value="1.4548489743578" calcext:value-type="float">
            <text:p>1,4548</text:p>
          </table:table-cell>
          <table:table-cell table:style-name="ce15" table:formula="of:=LOG([.AL67];10)" office:value-type="float" office:value="1.56225907146153" calcext:value-type="float">
            <text:p>1,5623</text:p>
          </table:table-cell>
          <table:table-cell table:style-name="ce15" table:formula="of:=LOG([.$AM67];10)" office:value-type="float" office:value="1.41205462425689" calcext:value-type="float">
            <text:p>1,4121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number-columns-repeated="2"/>
          <table:table-cell table:style-name="ce43" office:value-type="string" calcext:value-type="string">
            <text:p>GKD-b_10_n25_m7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5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61" office:value-type="float" office:value="41.47879" calcext:value-type="float">
            <text:p>41,4788</text:p>
          </table:table-cell>
          <table:table-cell table:style-name="ce61" office:value-type="float" office:value="40.4507600000001" calcext:value-type="float">
            <text:p>40,4508</text:p>
          </table:table-cell>
          <table:table-cell table:style-name="ce61" office:value-type="float" office:value="26.2379800000001" calcext:value-type="float">
            <text:p>26,2380</text:p>
          </table:table-cell>
          <table:table-cell table:style-name="ce61" office:value-type="float" office:value="47.5024099999999" calcext:value-type="float">
            <text:p>47,5024</text:p>
          </table:table-cell>
          <table:table-cell table:number-columns-repeated="2" table:style-name="ce61" office:value-type="float" office:value="36.48585" calcext:value-type="float">
            <text:p>36,4859</text:p>
          </table:table-cell>
          <table:table-cell table:style-name="ce61" office:value-type="float" office:value="26.88426" calcext:value-type="float">
            <text:p>26,8843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5" table:formula="of:=LOG([.AE68];10)" office:value-type="float" office:value="2.17966233835895" calcext:value-type="float">
            <text:p>2,1797</text:p>
          </table:table-cell>
          <table:table-cell table:style-name="ce15" table:formula="of:=LOG([.AF68];10)" office:value-type="float" office:value="1.72129190464462" calcext:value-type="float">
            <text:p>1,7213</text:p>
          </table:table-cell>
          <table:table-cell table:style-name="ce15" table:formula="of:=LOG([.$AG68];10)" office:value-type="float" office:value="1.61782607886484" calcext:value-type="float">
            <text:p>1,6178</text:p>
          </table:table-cell>
          <table:table-cell table:style-name="ce15" table:formula="of:=LOG([.AH68];10)" office:value-type="float" office:value="1.60692668566907" calcext:value-type="float">
            <text:p>1,6069</text:p>
          </table:table-cell>
          <table:table-cell table:style-name="ce15" table:formula="of:=LOG([.AI68];10)" office:value-type="float" office:value="1.41893039668601" calcext:value-type="float">
            <text:p>1,4189</text:p>
          </table:table-cell>
          <table:table-cell table:style-name="ce15" table:formula="of:=LOG([.AJ68];10)" office:value-type="float" office:value="1.67671564379645" calcext:value-type="float">
            <text:p>1,6767</text:p>
          </table:table-cell>
          <table:table-cell table:style-name="ce15" table:formula="of:=LOG([.AK68];10)" office:value-type="float" office:value="1.56212446833597" calcext:value-type="float">
            <text:p>1,5621</text:p>
          </table:table-cell>
          <table:table-cell table:style-name="ce15" table:formula="of:=LOG([.AL68];10)" office:value-type="float" office:value="1.56212446833597" calcext:value-type="float">
            <text:p>1,5621</text:p>
          </table:table-cell>
          <table:table-cell table:style-name="ce15" table:formula="of:=LOG([.$AM68];10)" office:value-type="float" office:value="1.42949808684849" calcext:value-type="float">
            <text:p>1,4295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number-columns-repeated="2"/>
          <table:table-cell table:style-name="ce43" office:value-type="string" calcext:value-type="string">
            <text:p>GKD-b_11_n50_m5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5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61" office:value-type="float" office:value="11.67241" calcext:value-type="float">
            <text:p>11,6724</text:p>
          </table:table-cell>
          <table:table-cell table:style-name="ce61" office:value-type="float" office:value="10.3486800000001" calcext:value-type="float">
            <text:p>10,3487</text:p>
          </table:table-cell>
          <table:table-cell table:style-name="ce61" office:value-type="float" office:value="14.65746" calcext:value-type="float">
            <text:p>14,6575</text:p>
          </table:table-cell>
          <table:table-cell table:style-name="ce61" office:value-type="float" office:value="17.98055" calcext:value-type="float">
            <text:p>17,9806</text:p>
          </table:table-cell>
          <table:table-cell table:style-name="ce61" office:value-type="float" office:value="11.2741000000001" calcext:value-type="float">
            <text:p>11,2741</text:p>
          </table:table-cell>
          <table:table-cell table:style-name="ce61" office:value-type="float" office:value="10.23198" calcext:value-type="float">
            <text:p>10,2320</text:p>
          </table:table-cell>
          <table:table-cell table:style-name="ce61" office:value-type="float" office:value="10.34979" calcext:value-type="float">
            <text:p>10,3498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5" table:formula="of:=LOG([.AE69];10)" office:value-type="float" office:value="2.04394206895834" calcext:value-type="float">
            <text:p>2,0439</text:p>
          </table:table-cell>
          <table:table-cell table:style-name="ce15" table:formula="of:=LOG([.AF69];10)" office:value-type="float" office:value="1.17664922945505" calcext:value-type="float">
            <text:p>1,1766</text:p>
          </table:table-cell>
          <table:table-cell table:style-name="ce15" table:formula="of:=LOG([.$AG69];10)" office:value-type="float" office:value="1.06716053399252" calcext:value-type="float">
            <text:p>1,0672</text:p>
          </table:table-cell>
          <table:table-cell table:style-name="ce15" table:formula="of:=LOG([.AH69];10)" office:value-type="float" office:value="1.01488495797888" calcext:value-type="float">
            <text:p>1,0149</text:p>
          </table:table-cell>
          <table:table-cell table:style-name="ce15" table:formula="of:=LOG([.AI69];10)" office:value-type="float" office:value="1.16605871767498" calcext:value-type="float">
            <text:p>1,1661</text:p>
          </table:table-cell>
          <table:table-cell table:style-name="ce15" table:formula="of:=LOG([.AJ69];10)" office:value-type="float" office:value="1.25480297206416" calcext:value-type="float">
            <text:p>1,2548</text:p>
          </table:table-cell>
          <table:table-cell table:style-name="ce15" table:formula="of:=LOG([.AK69];10)" office:value-type="float" office:value="1.0520818826445" calcext:value-type="float">
            <text:p>1,0521</text:p>
          </table:table-cell>
          <table:table-cell table:style-name="ce15" table:formula="of:=LOG([.AL69];10)" office:value-type="float" office:value="1.00995968257516" calcext:value-type="float">
            <text:p>1,0100</text:p>
          </table:table-cell>
          <table:table-cell table:style-name="ce15" table:formula="of:=LOG([.$AM69];10)" office:value-type="float" office:value="1.01493153793144" calcext:value-type="float">
            <text:p>1,0149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number-columns-repeated="2"/>
          <table:table-cell table:style-name="ce43" office:value-type="string" calcext:value-type="string">
            <text:p>GKD-b_12_n50_m5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5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61" office:value-type="float" office:value="12.33467" calcext:value-type="float">
            <text:p>12,3347</text:p>
          </table:table-cell>
          <table:table-cell table:style-name="ce61" office:value-type="float" office:value="10.28629" calcext:value-type="float">
            <text:p>10,2863</text:p>
          </table:table-cell>
          <table:table-cell table:style-name="ce61" office:value-type="float" office:value="22.0578599999999" calcext:value-type="float">
            <text:p>22,0579</text:p>
          </table:table-cell>
          <table:table-cell table:style-name="ce61" office:value-type="float" office:value="19.72209" calcext:value-type="float">
            <text:p>19,7221</text:p>
          </table:table-cell>
          <table:table-cell table:style-name="ce61" office:value-type="float" office:value="19.47783" calcext:value-type="float">
            <text:p>19,4778</text:p>
          </table:table-cell>
          <table:table-cell table:style-name="ce61" office:value-type="float" office:value="9.09634000000006" calcext:value-type="float">
            <text:p>9,0963</text:p>
          </table:table-cell>
          <table:table-cell table:style-name="ce61" office:value-type="float" office:value="6.02265" calcext:value-type="float">
            <text:p>6,0227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5" table:formula="of:=LOG([.AE70];10)" office:value-type="float" office:value="1.90547763364313" calcext:value-type="float">
            <text:p>1,9055</text:p>
          </table:table-cell>
          <table:table-cell table:style-name="ce15" table:formula="of:=LOG([.AF70];10)" office:value-type="float" office:value="1.2907351977171" calcext:value-type="float">
            <text:p>1,2907</text:p>
          </table:table-cell>
          <table:table-cell table:style-name="ce15" table:formula="of:=LOG([.$AG70];10)" office:value-type="float" office:value="1.09112753492862" calcext:value-type="float">
            <text:p>1,0911</text:p>
          </table:table-cell>
          <table:table-cell table:style-name="ce15" table:formula="of:=LOG([.AH70];10)" office:value-type="float" office:value="1.01225876416399" calcext:value-type="float">
            <text:p>1,0123</text:p>
          </table:table-cell>
          <table:table-cell table:style-name="ce15" table:formula="of:=LOG([.AI70];10)" office:value-type="float" office:value="1.34356337595216" calcext:value-type="float">
            <text:p>1,3436</text:p>
          </table:table-cell>
          <table:table-cell table:style-name="ce15" table:formula="of:=LOG([.AJ70];10)" office:value-type="float" office:value="1.29495293633395" calcext:value-type="float">
            <text:p>1,2950</text:p>
          </table:table-cell>
          <table:table-cell table:style-name="ce15" table:formula="of:=LOG([.AK70];10)" office:value-type="float" office:value="1.2895405710477" calcext:value-type="float">
            <text:p>1,2895</text:p>
          </table:table-cell>
          <table:table-cell table:style-name="ce15" table:formula="of:=LOG([.AL70];10)" office:value-type="float" office:value="0.958866684899142" calcext:value-type="float">
            <text:p>0,9589</text:p>
          </table:table-cell>
          <table:table-cell table:style-name="ce15" table:formula="of:=LOG([.$AM70];10)" office:value-type="float" office:value="0.779787625334729" calcext:value-type="float">
            <text:p>0,7798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number-columns-repeated="2"/>
          <table:table-cell table:style-name="ce43" office:value-type="string" calcext:value-type="string">
            <text:p>GKD-b_13_n50_m5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5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61" office:value-type="float" office:value="7.97363999999999" calcext:value-type="float">
            <text:p>7,9736</text:p>
          </table:table-cell>
          <table:table-cell table:style-name="ce61" office:value-type="float" office:value="11.8682" calcext:value-type="float">
            <text:p>11,8682</text:p>
          </table:table-cell>
          <table:table-cell table:style-name="ce61" office:value-type="float" office:value="13.72293" calcext:value-type="float">
            <text:p>13,7229</text:p>
          </table:table-cell>
          <table:table-cell table:style-name="ce61" office:value-type="float" office:value="20.13547" calcext:value-type="float">
            <text:p>20,1355</text:p>
          </table:table-cell>
          <table:table-cell table:style-name="ce61" office:value-type="float" office:value="4.58103000000006" calcext:value-type="float">
            <text:p>4,5810</text:p>
          </table:table-cell>
          <table:table-cell table:style-name="ce61" office:value-type="float" office:value="19.71299" calcext:value-type="float">
            <text:p>19,7130</text:p>
          </table:table-cell>
          <table:table-cell table:style-name="ce61" office:value-type="float" office:value="9.15487000000002" calcext:value-type="float">
            <text:p>9,1549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5" table:formula="of:=LOG([.AE71];10)" office:value-type="float" office:value="1.97143054323303" calcext:value-type="float">
            <text:p>1,9714</text:p>
          </table:table-cell>
          <table:table-cell table:style-name="ce15" table:formula="of:=LOG([.AF71];10)" office:value-type="float" office:value="1.15103853221568" calcext:value-type="float">
            <text:p>1,1510</text:p>
          </table:table-cell>
          <table:table-cell table:style-name="ce15" table:formula="of:=LOG([.$AG71];10)" office:value-type="float" office:value="0.901656623909414" calcext:value-type="float">
            <text:p>0,9017</text:p>
          </table:table-cell>
          <table:table-cell table:style-name="ce15" table:formula="of:=LOG([.AH71];10)" office:value-type="float" office:value="1.07438485633073" calcext:value-type="float">
            <text:p>1,0744</text:p>
          </table:table-cell>
          <table:table-cell table:style-name="ce15" table:formula="of:=LOG([.AI71];10)" office:value-type="float" office:value="1.13744684803091" calcext:value-type="float">
            <text:p>1,1374</text:p>
          </table:table-cell>
          <table:table-cell table:style-name="ce15" table:formula="of:=LOG([.AJ71];10)" office:value-type="float" office:value="1.30396177131739" calcext:value-type="float">
            <text:p>1,3040</text:p>
          </table:table-cell>
          <table:table-cell table:style-name="ce15" table:formula="of:=LOG([.AK71];10)" office:value-type="float" office:value="0.660963135869474" calcext:value-type="float">
            <text:p>0,6610</text:p>
          </table:table-cell>
          <table:table-cell table:style-name="ce15" table:formula="of:=LOG([.AL71];10)" office:value-type="float" office:value="1.29475250160145" calcext:value-type="float">
            <text:p>1,2948</text:p>
          </table:table-cell>
          <table:table-cell table:style-name="ce15" table:formula="of:=LOG([.$AM71];10)" office:value-type="float" office:value="0.961652181659726" calcext:value-type="float">
            <text:p>0,961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number-columns-repeated="2"/>
          <table:table-cell table:style-name="ce43" office:value-type="string" calcext:value-type="string">
            <text:p>GKD-b_14_n50_m5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5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61" office:value-type="float" office:value="9.49883" calcext:value-type="float">
            <text:p>9,4988</text:p>
          </table:table-cell>
          <table:table-cell table:style-name="ce61" office:value-type="float" office:value="10.39431" calcext:value-type="float">
            <text:p>10,3943</text:p>
          </table:table-cell>
          <table:table-cell table:style-name="ce61" office:value-type="float" office:value="18.99893" calcext:value-type="float">
            <text:p>18,9989</text:p>
          </table:table-cell>
          <table:table-cell table:style-name="ce61" office:value-type="float" office:value="7.75518" calcext:value-type="float">
            <text:p>7,7552</text:p>
          </table:table-cell>
          <table:table-cell table:style-name="ce61" office:value-type="float" office:value="10.54666" calcext:value-type="float">
            <text:p>10,5467</text:p>
          </table:table-cell>
          <table:table-cell table:style-name="ce61" office:value-type="float" office:value="8.57485999999989" calcext:value-type="float">
            <text:p>8,5749</text:p>
          </table:table-cell>
          <table:table-cell table:style-name="ce61" office:value-type="float" office:value="11.73005" calcext:value-type="float">
            <text:p>11,7301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5" table:formula="of:=LOG([.AE72];10)" office:value-type="float" office:value="2.08055311237029" calcext:value-type="float">
            <text:p>2,0806</text:p>
          </table:table-cell>
          <table:table-cell table:style-name="ce15" table:formula="of:=LOG([.AF72];10)" office:value-type="float" office:value="1.29928846200953" calcext:value-type="float">
            <text:p>1,2993</text:p>
          </table:table-cell>
          <table:table-cell table:style-name="ce15" table:formula="of:=LOG([.$AG72];10)" office:value-type="float" office:value="0.97767011520083" calcext:value-type="float">
            <text:p>0,9777</text:p>
          </table:table-cell>
          <table:table-cell table:style-name="ce15" table:formula="of:=LOG([.AH72];10)" office:value-type="float" office:value="1.01679566508274" calcext:value-type="float">
            <text:p>1,0168</text:p>
          </table:table-cell>
          <table:table-cell table:style-name="ce15" table:formula="of:=LOG([.AI72];10)" office:value-type="float" office:value="1.27872914262752" calcext:value-type="float">
            <text:p>1,2787</text:p>
          </table:table-cell>
          <table:table-cell table:style-name="ce15" table:formula="of:=LOG([.AJ72];10)" office:value-type="float" office:value="0.889591882368776" calcext:value-type="float">
            <text:p>0,8896</text:p>
          </table:table-cell>
          <table:table-cell table:style-name="ce15" table:formula="of:=LOG([.AK72];10)" office:value-type="float" office:value="1.02311494558346" calcext:value-type="float">
            <text:p>1,0231</text:p>
          </table:table-cell>
          <table:table-cell table:style-name="ce15" table:formula="of:=LOG([.AL72];10)" office:value-type="float" office:value="0.933227038134766" calcext:value-type="float">
            <text:p>0,9332</text:p>
          </table:table-cell>
          <table:table-cell table:style-name="ce15" table:formula="of:=LOG([.$AM72];10)" office:value-type="float" office:value="1.06929986332421" calcext:value-type="float">
            <text:p>1,069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number-columns-repeated="2"/>
          <table:table-cell table:style-name="ce43" office:value-type="string" calcext:value-type="string">
            <text:p>GKD-b_15_n50_m5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5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61" office:value-type="float" office:value="11.861" calcext:value-type="float">
            <text:p>11,8610</text:p>
          </table:table-cell>
          <table:table-cell table:style-name="ce61" office:value-type="float" office:value="10.2117500000001" calcext:value-type="float">
            <text:p>10,2118</text:p>
          </table:table-cell>
          <table:table-cell table:style-name="ce61" office:value-type="float" office:value="18.1266600000001" calcext:value-type="float">
            <text:p>18,1267</text:p>
          </table:table-cell>
          <table:table-cell table:style-name="ce61" office:value-type="float" office:value="15.6215400000001" calcext:value-type="float">
            <text:p>15,6215</text:p>
          </table:table-cell>
          <table:table-cell table:style-name="ce61" office:value-type="float" office:value="16.2844" calcext:value-type="float">
            <text:p>16,2844</text:p>
          </table:table-cell>
          <table:table-cell table:style-name="ce61" office:value-type="float" office:value="2.94375000000002" calcext:value-type="float">
            <text:p>2,9438</text:p>
          </table:table-cell>
          <table:table-cell table:style-name="ce61" office:value-type="float" office:value="11.48558" calcext:value-type="float">
            <text:p>11,4856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5" table:formula="of:=LOG([.AE73];10)" office:value-type="float" office:value="2.11197665657328" calcext:value-type="float">
            <text:p>2,1120</text:p>
          </table:table-cell>
          <table:table-cell table:style-name="ce15" table:formula="of:=LOG([.AF73];10)" office:value-type="float" office:value="1.27883121844072" calcext:value-type="float">
            <text:p>1,2788</text:p>
          </table:table-cell>
          <table:table-cell table:style-name="ce15" table:formula="of:=LOG([.$AG73];10)" office:value-type="float" office:value="1.0741213059063" calcext:value-type="float">
            <text:p>1,0741</text:p>
          </table:table-cell>
          <table:table-cell table:style-name="ce15" table:formula="of:=LOG([.AH73];10)" office:value-type="float" office:value="1.00910017403767" calcext:value-type="float">
            <text:p>1,0091</text:p>
          </table:table-cell>
          <table:table-cell table:style-name="ce15" table:formula="of:=LOG([.AI73];10)" office:value-type="float" office:value="1.25831778880598" calcext:value-type="float">
            <text:p>1,2583</text:p>
          </table:table-cell>
          <table:table-cell table:style-name="ce15" table:formula="of:=LOG([.AJ73];10)" office:value-type="float" office:value="1.19372384519651" calcext:value-type="float">
            <text:p>1,1937</text:p>
          </table:table-cell>
          <table:table-cell table:style-name="ce15" table:formula="of:=LOG([.AK73];10)" office:value-type="float" office:value="1.2117717615813" calcext:value-type="float">
            <text:p>1,2118</text:p>
          </table:table-cell>
          <table:table-cell table:style-name="ce15" table:formula="of:=LOG([.AL73];10)" office:value-type="float" office:value="0.468900924472975" calcext:value-type="float">
            <text:p>0,4689</text:p>
          </table:table-cell>
          <table:table-cell table:style-name="ce15" table:formula="of:=LOG([.$AM73];10)" office:value-type="float" office:value="1.06015293113221" calcext:value-type="float">
            <text:p>1,0602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number-columns-repeated="2"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5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61" office:value-type="float" office:value="84.2732500000002" calcext:value-type="float">
            <text:p>84,2733</text:p>
          </table:table-cell>
          <table:table-cell table:style-name="ce61" office:value-type="float" office:value="85.0550599999999" calcext:value-type="float">
            <text:p>85,0551</text:p>
          </table:table-cell>
          <table:table-cell table:style-name="ce61" office:value-type="float" office:value="78.9015299999999" calcext:value-type="float">
            <text:p>78,9015</text:p>
          </table:table-cell>
          <table:table-cell table:style-name="ce61" office:value-type="float" office:value="217.13413" calcext:value-type="float">
            <text:p>217,1341</text:p>
          </table:table-cell>
          <table:table-cell table:style-name="ce61" office:value-type="float" office:value="62.4365700000003" calcext:value-type="float">
            <text:p>62,4366</text:p>
          </table:table-cell>
          <table:table-cell table:style-name="ce61" office:value-type="float" office:value="81.0557500000002" calcext:value-type="float">
            <text:p>81,0558</text:p>
          </table:table-cell>
          <table:table-cell table:style-name="ce61" office:value-type="float" office:value="111.87216" calcext:value-type="float">
            <text:p>111,8722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5" table:formula="of:=LOG([.AE74];10)" office:value-type="float" office:value="2.48042202497094" calcext:value-type="float">
            <text:p>2,4804</text:p>
          </table:table-cell>
          <table:table-cell table:style-name="ce15" table:formula="of:=LOG([.AF74];10)" office:value-type="float" office:value="2.18968966721689" calcext:value-type="float">
            <text:p>2,1897</text:p>
          </table:table-cell>
          <table:table-cell table:style-name="ce15" table:formula="of:=LOG([.$AG74];10)" office:value-type="float" office:value="1.92568974282179" calcext:value-type="float">
            <text:p>1,9257</text:p>
          </table:table-cell>
          <table:table-cell table:style-name="ce15" table:formula="of:=LOG([.AH74];10)" office:value-type="float" office:value="1.92970015527617" calcext:value-type="float">
            <text:p>1,9297</text:p>
          </table:table-cell>
          <table:table-cell table:style-name="ce15" table:formula="of:=LOG([.AI74];10)" office:value-type="float" office:value="1.89708542480783" calcext:value-type="float">
            <text:p>1,8971</text:p>
          </table:table-cell>
          <table:table-cell table:style-name="ce15" table:formula="of:=LOG([.AJ74];10)" office:value-type="float" office:value="2.33672809294166" calcext:value-type="float">
            <text:p>2,3367</text:p>
          </table:table-cell>
          <table:table-cell table:style-name="ce15" table:formula="of:=LOG([.AK74];10)" office:value-type="float" office:value="1.79543903675122" calcext:value-type="float">
            <text:p>1,7954</text:p>
          </table:table-cell>
          <table:table-cell table:style-name="ce15" table:formula="of:=LOG([.AL74];10)" office:value-type="float" office:value="1.90878382861939" calcext:value-type="float">
            <text:p>1,9088</text:p>
          </table:table-cell>
          <table:table-cell table:style-name="ce15" table:formula="of:=LOG([.$AM74];10)" office:value-type="float" office:value="2.04872202341238" calcext:value-type="float">
            <text:p>2,048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number-columns-repeated="2"/>
          <table:table-cell table:style-name="ce43" office:value-type="string" calcext:value-type="string">
            <text:p>GKD-b_17_n50_m15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5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61" office:value-type="float" office:value="84.2145199999999" calcext:value-type="float">
            <text:p>84,2145</text:p>
          </table:table-cell>
          <table:table-cell table:style-name="ce61" office:value-type="float" office:value="64.3779199999999" calcext:value-type="float">
            <text:p>64,3779</text:p>
          </table:table-cell>
          <table:table-cell table:style-name="ce61" office:value-type="float" office:value="143.37897" calcext:value-type="float">
            <text:p>143,3790</text:p>
          </table:table-cell>
          <table:table-cell table:style-name="ce61" office:value-type="float" office:value="115.18771" calcext:value-type="float">
            <text:p>115,1877</text:p>
          </table:table-cell>
          <table:table-cell table:style-name="ce61" office:value-type="float" office:value="60.2144800000001" calcext:value-type="float">
            <text:p>60,2145</text:p>
          </table:table-cell>
          <table:table-cell table:style-name="ce61" office:value-type="float" office:value="48.1076099999997" calcext:value-type="float">
            <text:p>48,1076</text:p>
          </table:table-cell>
          <table:table-cell table:style-name="ce61" office:value-type="float" office:value="60.2976" calcext:value-type="float">
            <text:p>60,2976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5" table:formula="of:=LOG([.AE75];10)" office:value-type="float" office:value="2.53658043953495" calcext:value-type="float">
            <text:p>2,5366</text:p>
          </table:table-cell>
          <table:table-cell table:style-name="ce15" table:formula="of:=LOG([.AF75];10)" office:value-type="float" office:value="2.08080695576952" calcext:value-type="float">
            <text:p>2,0808</text:p>
          </table:table-cell>
          <table:table-cell table:style-name="ce15" table:formula="of:=LOG([.$AG75];10)" office:value-type="float" office:value="1.92538697763052" calcext:value-type="float">
            <text:p>1,9254</text:p>
          </table:table-cell>
          <table:table-cell table:style-name="ce15" table:formula="of:=LOG([.AH75];10)" office:value-type="float" office:value="1.80873694086287" calcext:value-type="float">
            <text:p>1,8087</text:p>
          </table:table-cell>
          <table:table-cell table:style-name="ce15" table:formula="of:=LOG([.AI75];10)" office:value-type="float" office:value="2.15648545619423" calcext:value-type="float">
            <text:p>2,1565</text:p>
          </table:table-cell>
          <table:table-cell table:style-name="ce15" table:formula="of:=LOG([.AJ75];10)" office:value-type="float" office:value="2.06140614433099" calcext:value-type="float">
            <text:p>2,0614</text:p>
          </table:table-cell>
          <table:table-cell table:style-name="ce15" table:formula="of:=LOG([.AK75];10)" office:value-type="float" office:value="1.77970094022656" calcext:value-type="float">
            <text:p>1,7797</text:p>
          </table:table-cell>
          <table:table-cell table:style-name="ce15" table:formula="of:=LOG([.AL75];10)" office:value-type="float" office:value="1.68221378156283" calcext:value-type="float">
            <text:p>1,6822</text:p>
          </table:table-cell>
          <table:table-cell table:style-name="ce15" table:formula="of:=LOG([.$AM75];10)" office:value-type="float" office:value="1.78030002644364" calcext:value-type="float">
            <text:p>1,780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number-columns-repeated="2"/>
          <table:table-cell table:style-name="ce43" office:value-type="string" calcext:value-type="string">
            <text:p>GKD-b_18_n50_m15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5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61" office:value-type="float" office:value="97.0074100000002" calcext:value-type="float">
            <text:p>97,0074</text:p>
          </table:table-cell>
          <table:table-cell table:style-name="ce61" office:value-type="float" office:value="64.7887500000002" calcext:value-type="float">
            <text:p>64,7888</text:p>
          </table:table-cell>
          <table:table-cell table:style-name="ce61" office:value-type="float" office:value="85.2400499999999" calcext:value-type="float">
            <text:p>85,2400</text:p>
          </table:table-cell>
          <table:table-cell table:style-name="ce61" office:value-type="float" office:value="193.39809" calcext:value-type="float">
            <text:p>193,3981</text:p>
          </table:table-cell>
          <table:table-cell table:style-name="ce61" office:value-type="float" office:value="76.5028399999999" calcext:value-type="float">
            <text:p>76,5028</text:p>
          </table:table-cell>
          <table:table-cell table:style-name="ce61" office:value-type="float" office:value="70.97902" calcext:value-type="float">
            <text:p>70,9790</text:p>
          </table:table-cell>
          <table:table-cell table:style-name="ce61" office:value-type="float" office:value="57.3247500000002" calcext:value-type="float">
            <text:p>57,3248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5" table:formula="of:=LOG([.AE76];10)" office:value-type="float" office:value="2.58797608875219" calcext:value-type="float">
            <text:p>2,5880</text:p>
          </table:table-cell>
          <table:table-cell table:style-name="ce15" table:formula="of:=LOG([.AF76];10)" office:value-type="float" office:value="2.0751699834971" calcext:value-type="float">
            <text:p>2,0752</text:p>
          </table:table-cell>
          <table:table-cell table:style-name="ce15" table:formula="of:=LOG([.$AG76];10)" office:value-type="float" office:value="1.98680490951571" calcext:value-type="float">
            <text:p>1,9868</text:p>
          </table:table-cell>
          <table:table-cell table:style-name="ce15" table:formula="of:=LOG([.AH76];10)" office:value-type="float" office:value="1.81149960097729" calcext:value-type="float">
            <text:p>1,8115</text:p>
          </table:table-cell>
          <table:table-cell table:style-name="ce15" table:formula="of:=LOG([.AI76];10)" office:value-type="float" office:value="1.93064369579014" calcext:value-type="float">
            <text:p>1,9306</text:p>
          </table:table-cell>
          <table:table-cell table:style-name="ce15" table:formula="of:=LOG([.AJ76];10)" office:value-type="float" office:value="2.28645218067482" calcext:value-type="float">
            <text:p>2,2865</text:p>
          </table:table-cell>
          <table:table-cell table:style-name="ce15" table:formula="of:=LOG([.AK76];10)" office:value-type="float" office:value="1.88367755768218" calcext:value-type="float">
            <text:p>1,8837</text:p>
          </table:table-cell>
          <table:table-cell table:style-name="ce15" table:formula="of:=LOG([.AL76];10)" office:value-type="float" office:value="1.8511299987939" calcext:value-type="float">
            <text:p>1,8511</text:p>
          </table:table-cell>
          <table:table-cell table:style-name="ce15" table:formula="of:=LOG([.$AM76];10)" office:value-type="float" office:value="1.75834216939662" calcext:value-type="float">
            <text:p>1,758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number-columns-repeated="2"/>
          <table:table-cell table:style-name="ce43" office:value-type="string" calcext:value-type="string">
            <text:p>GKD-b_19_n50_m15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5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61" office:value-type="float" office:value="81.5658999999998" calcext:value-type="float">
            <text:p>81,5659</text:p>
          </table:table-cell>
          <table:table-cell table:style-name="ce61" office:value-type="float" office:value="63.8598199999999" calcext:value-type="float">
            <text:p>63,8598</text:p>
          </table:table-cell>
          <table:table-cell table:style-name="ce61" office:value-type="float" office:value="80.2847000000002" calcext:value-type="float">
            <text:p>80,2847</text:p>
          </table:table-cell>
          <table:table-cell table:style-name="ce61" office:value-type="float" office:value="219.12558" calcext:value-type="float">
            <text:p>219,1256</text:p>
          </table:table-cell>
          <table:table-cell table:style-name="ce61" office:value-type="float" office:value="72.5099499999999" calcext:value-type="float">
            <text:p>72,5099</text:p>
          </table:table-cell>
          <table:table-cell table:style-name="ce61" office:value-type="float" office:value="77.7436299999999" calcext:value-type="float">
            <text:p>77,7436</text:p>
          </table:table-cell>
          <table:table-cell table:style-name="ce61" office:value-type="float" office:value="72.88096" calcext:value-type="float">
            <text:p>72,8810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5" table:formula="of:=LOG([.AE77];10)" office:value-type="float" office:value="2.6362462330144" calcext:value-type="float">
            <text:p>2,6362</text:p>
          </table:table-cell>
          <table:table-cell table:style-name="ce15" table:formula="of:=LOG([.AF77];10)" office:value-type="float" office:value="2.05453439187716" calcext:value-type="float">
            <text:p>2,0545</text:p>
          </table:table-cell>
          <table:table-cell table:style-name="ce15" table:formula="of:=LOG([.$AG77];10)" office:value-type="float" office:value="1.91150863256428" calcext:value-type="float">
            <text:p>1,9115</text:p>
          </table:table-cell>
          <table:table-cell table:style-name="ce15" table:formula="of:=LOG([.AH77];10)" office:value-type="float" office:value="1.80522769007068" calcext:value-type="float">
            <text:p>1,8052</text:p>
          </table:table-cell>
          <table:table-cell table:style-name="ce15" table:formula="of:=LOG([.AI77];10)" office:value-type="float" office:value="1.90463278888167" calcext:value-type="float">
            <text:p>1,9046</text:p>
          </table:table-cell>
          <table:table-cell table:style-name="ce15" table:formula="of:=LOG([.AJ77];10)" office:value-type="float" office:value="2.3406930786305" calcext:value-type="float">
            <text:p>2,3407</text:p>
          </table:table-cell>
          <table:table-cell table:style-name="ce15" table:formula="of:=LOG([.AK77];10)" office:value-type="float" office:value="1.86039760565508" calcext:value-type="float">
            <text:p>1,8604</text:p>
          </table:table-cell>
          <table:table-cell table:style-name="ce15" table:formula="of:=LOG([.AL77];10)" office:value-type="float" office:value="1.89066481481549" calcext:value-type="float">
            <text:p>1,8907</text:p>
          </table:table-cell>
          <table:table-cell table:style-name="ce15" table:formula="of:=LOG([.$AM77];10)" office:value-type="float" office:value="1.86261408460101" calcext:value-type="float">
            <text:p>1,8626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number-columns-repeated="2"/>
          <table:table-cell table:style-name="ce43" office:value-type="string" calcext:value-type="string">
            <text:p>GKD-b_20_n50_m15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5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61" office:value-type="float" office:value="90.15777" calcext:value-type="float">
            <text:p>90,1578</text:p>
          </table:table-cell>
          <table:table-cell table:style-name="ce61" office:value-type="float" office:value="91.6721299999997" calcext:value-type="float">
            <text:p>91,6721</text:p>
          </table:table-cell>
          <table:table-cell table:style-name="ce61" office:value-type="float" office:value="104.17572" calcext:value-type="float">
            <text:p>104,1757</text:p>
          </table:table-cell>
          <table:table-cell table:style-name="ce61" office:value-type="float" office:value="133.72108" calcext:value-type="float">
            <text:p>133,7211</text:p>
          </table:table-cell>
          <table:table-cell table:style-name="ce61" office:value-type="float" office:value="73.5211899999999" calcext:value-type="float">
            <text:p>73,5212</text:p>
          </table:table-cell>
          <table:table-cell table:style-name="ce61" office:value-type="float" office:value="78.3804499999997" calcext:value-type="float">
            <text:p>78,3804</text:p>
          </table:table-cell>
          <table:table-cell table:style-name="ce61" office:value-type="float" office:value="79.5398200000002" calcext:value-type="float">
            <text:p>79,5398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5" table:formula="of:=LOG([.AE78];10)" office:value-type="float" office:value="2.63121186691486" calcext:value-type="float">
            <text:p>2,6312</text:p>
          </table:table-cell>
          <table:table-cell table:style-name="ce15" table:formula="of:=LOG([.AF78];10)" office:value-type="float" office:value="1.92643124150698" calcext:value-type="float">
            <text:p>1,9264</text:p>
          </table:table-cell>
          <table:table-cell table:style-name="ce15" table:formula="of:=LOG([.$AG78];10)" office:value-type="float" office:value="1.9550031611495" calcext:value-type="float">
            <text:p>1,9550</text:p>
          </table:table-cell>
          <table:table-cell table:style-name="ce15" table:formula="of:=LOG([.AH78];10)" office:value-type="float" office:value="1.96223732229041" calcext:value-type="float">
            <text:p>1,9622</text:p>
          </table:table-cell>
          <table:table-cell table:style-name="ce15" table:formula="of:=LOG([.AI78];10)" office:value-type="float" office:value="2.01776651072228" calcext:value-type="float">
            <text:p>2,0178</text:p>
          </table:table-cell>
          <table:table-cell table:style-name="ce15" table:formula="of:=LOG([.AJ78];10)" office:value-type="float" office:value="2.12619987551959" calcext:value-type="float">
            <text:p>2,1262</text:p>
          </table:table-cell>
          <table:table-cell table:style-name="ce15" table:formula="of:=LOG([.AK78];10)" office:value-type="float" office:value="1.86641252784284" calcext:value-type="float">
            <text:p>1,8664</text:p>
          </table:table-cell>
          <table:table-cell table:style-name="ce15" table:formula="of:=LOG([.AL78];10)" office:value-type="float" office:value="1.89420775253269" calcext:value-type="float">
            <text:p>1,8942</text:p>
          </table:table-cell>
          <table:table-cell table:style-name="ce15" table:formula="of:=LOG([.$AM78];10)" office:value-type="float" office:value="1.90058460383509" calcext:value-type="float">
            <text:p>1,9006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number-columns-repeated="2"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5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61" office:value-type="float" office:value="39.2177400000002" calcext:value-type="float">
            <text:p>39,2177</text:p>
          </table:table-cell>
          <table:table-cell table:style-name="ce61" office:value-type="float" office:value="38.4240100000001" calcext:value-type="float">
            <text:p>38,4240</text:p>
          </table:table-cell>
          <table:table-cell table:style-name="ce61" office:value-type="float" office:value="55.46557" calcext:value-type="float">
            <text:p>55,4656</text:p>
          </table:table-cell>
          <table:table-cell table:style-name="ce61" office:value-type="float" office:value="81.8721000000002" calcext:value-type="float">
            <text:p>81,8721</text:p>
          </table:table-cell>
          <table:table-cell table:style-name="ce61" office:value-type="float" office:value="30.2154400000001" calcext:value-type="float">
            <text:p>30,2154</text:p>
          </table:table-cell>
          <table:table-cell table:style-name="ce61" office:value-type="float" office:value="47.5110400000001" calcext:value-type="float">
            <text:p>47,5110</text:p>
          </table:table-cell>
          <table:table-cell table:style-name="ce61" office:value-type="float" office:value="25.9700299999999" calcext:value-type="float">
            <text:p>25,9700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5" table:formula="of:=LOG([.AE79];10)" office:value-type="float" office:value="2.2349195079818" calcext:value-type="float">
            <text:p>2,2349</text:p>
          </table:table-cell>
          <table:table-cell table:style-name="ce15" table:formula="of:=LOG([.AF79];10)" office:value-type="float" office:value="1.73042783395464" calcext:value-type="float">
            <text:p>1,7304</text:p>
          </table:table-cell>
          <table:table-cell table:style-name="ce15" table:formula="of:=LOG([.$AG79];10)" office:value-type="float" office:value="1.59348256297253" calcext:value-type="float">
            <text:p>1,5935</text:p>
          </table:table-cell>
          <table:table-cell table:style-name="ce15" table:formula="of:=LOG([.AH79];10)" office:value-type="float" office:value="1.58460268665777" calcext:value-type="float">
            <text:p>1,5846</text:p>
          </table:table-cell>
          <table:table-cell table:style-name="ce15" table:formula="of:=LOG([.AI79];10)" office:value-type="float" office:value="1.74402348043834" calcext:value-type="float">
            <text:p>1,7440</text:p>
          </table:table-cell>
          <table:table-cell table:style-name="ce15" table:formula="of:=LOG([.AJ79];10)" office:value-type="float" office:value="1.91313593008316" calcext:value-type="float">
            <text:p>1,9131</text:p>
          </table:table-cell>
          <table:table-cell table:style-name="ce15" table:formula="of:=LOG([.AK79];10)" office:value-type="float" office:value="1.48022892286648" calcext:value-type="float">
            <text:p>1,4802</text:p>
          </table:table-cell>
          <table:table-cell table:style-name="ce15" table:formula="of:=LOG([.AL79];10)" office:value-type="float" office:value="1.67679453707713" calcext:value-type="float">
            <text:p>1,6768</text:p>
          </table:table-cell>
          <table:table-cell table:style-name="ce15" table:formula="of:=LOG([.$AM79];10)" office:value-type="float" office:value="1.4144724513169" calcext:value-type="float">
            <text:p>1,4145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number-columns-repeated="2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5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61" office:value-type="float" office:value="36.7892200000001" calcext:value-type="float">
            <text:p>36,7892</text:p>
          </table:table-cell>
          <table:table-cell table:style-name="ce61" office:value-type="float" office:value="48.7841700000004" calcext:value-type="float">
            <text:p>48,7842</text:p>
          </table:table-cell>
          <table:table-cell table:style-name="ce61" office:value-type="float" office:value="48.7771499999999" calcext:value-type="float">
            <text:p>48,7771</text:p>
          </table:table-cell>
          <table:table-cell table:style-name="ce61" office:value-type="float" office:value="63.0331200000001" calcext:value-type="float">
            <text:p>63,0331</text:p>
          </table:table-cell>
          <table:table-cell table:style-name="ce61" office:value-type="float" office:value="48.5729100000003" calcext:value-type="float">
            <text:p>48,5729</text:p>
          </table:table-cell>
          <table:table-cell table:style-name="ce61" office:value-type="float" office:value="49.2040400000001" calcext:value-type="float">
            <text:p>49,2040</text:p>
          </table:table-cell>
          <table:table-cell table:style-name="ce61" office:value-type="float" office:value="33.9628700000001" calcext:value-type="float">
            <text:p>33,9629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5" table:formula="of:=LOG([.AE80];10)" office:value-type="float" office:value="2.3813967985829" calcext:value-type="float">
            <text:p>2,3814</text:p>
          </table:table-cell>
          <table:table-cell table:style-name="ce15" table:formula="of:=LOG([.AF80];10)" office:value-type="float" office:value="1.77270008230727" calcext:value-type="float">
            <text:p>1,7727</text:p>
          </table:table-cell>
          <table:table-cell table:style-name="ce15" table:formula="of:=LOG([.$AG80];10)" office:value-type="float" office:value="1.56572058007666" calcext:value-type="float">
            <text:p>1,5657</text:p>
          </table:table-cell>
          <table:table-cell table:style-name="ce15" table:formula="of:=LOG([.AH80];10)" office:value-type="float" office:value="1.68827892042598" calcext:value-type="float">
            <text:p>1,6883</text:p>
          </table:table-cell>
          <table:table-cell table:style-name="ce15" table:formula="of:=LOG([.AI80];10)" office:value-type="float" office:value="1.68821642132759" calcext:value-type="float">
            <text:p>1,6882</text:p>
          </table:table-cell>
          <table:table-cell table:style-name="ce15" table:formula="of:=LOG([.AJ80];10)" office:value-type="float" office:value="1.79956880427377" calcext:value-type="float">
            <text:p>1,7996</text:p>
          </table:table-cell>
          <table:table-cell table:style-name="ce15" table:formula="of:=LOG([.AK80];10)" office:value-type="float" office:value="1.6863941228077" calcext:value-type="float">
            <text:p>1,6864</text:p>
          </table:table-cell>
          <table:table-cell table:style-name="ce15" table:formula="of:=LOG([.AL80];10)" office:value-type="float" office:value="1.6920007628827" calcext:value-type="float">
            <text:p>1,6920</text:p>
          </table:table-cell>
          <table:table-cell table:style-name="ce15" table:formula="of:=LOG([.$AM80];10)" office:value-type="float" office:value="1.53100438276443" calcext:value-type="float">
            <text:p>1,531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number-columns-repeated="2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5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61" office:value-type="float" office:value="31.1640399999999" calcext:value-type="float">
            <text:p>31,1640</text:p>
          </table:table-cell>
          <table:table-cell table:style-name="ce61" office:value-type="float" office:value="39.34978" calcext:value-type="float">
            <text:p>39,3498</text:p>
          </table:table-cell>
          <table:table-cell table:style-name="ce61" office:value-type="float" office:value="37.2172400000001" calcext:value-type="float">
            <text:p>37,2172</text:p>
          </table:table-cell>
          <table:table-cell table:style-name="ce61" office:value-type="float" office:value="99.88673" calcext:value-type="float">
            <text:p>99,8867</text:p>
          </table:table-cell>
          <table:table-cell table:style-name="ce61" office:value-type="float" office:value="27.85508" calcext:value-type="float">
            <text:p>27,8551</text:p>
          </table:table-cell>
          <table:table-cell table:style-name="ce61" office:value-type="float" office:value="38.3948300000001" calcext:value-type="float">
            <text:p>38,3948</text:p>
          </table:table-cell>
          <table:table-cell table:style-name="ce61" office:value-type="float" office:value="31.1390799999999" calcext:value-type="float">
            <text:p>31,1391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5" table:formula="of:=LOG([.AE81];10)" office:value-type="float" office:value="2.40480426566801" calcext:value-type="float">
            <text:p>2,4048</text:p>
          </table:table-cell>
          <table:table-cell table:style-name="ce15" table:formula="of:=LOG([.AF81];10)" office:value-type="float" office:value="1.64443711227321" calcext:value-type="float">
            <text:p>1,6444</text:p>
          </table:table-cell>
          <table:table-cell table:style-name="ce15" table:formula="of:=LOG([.$AG81];10)" office:value-type="float" office:value="1.49365375310756" calcext:value-type="float">
            <text:p>1,4937</text:p>
          </table:table-cell>
          <table:table-cell table:style-name="ce15" table:formula="of:=LOG([.AH81];10)" office:value-type="float" office:value="1.59494230861241" calcext:value-type="float">
            <text:p>1,5949</text:p>
          </table:table-cell>
          <table:table-cell table:style-name="ce15" table:formula="of:=LOG([.AI81];10)" office:value-type="float" office:value="1.57074416306626" calcext:value-type="float">
            <text:p>1,5707</text:p>
          </table:table-cell>
          <table:table-cell table:style-name="ce15" table:formula="of:=LOG([.AJ81];10)" office:value-type="float" office:value="1.99950779582786" calcext:value-type="float">
            <text:p>1,9995</text:p>
          </table:table-cell>
          <table:table-cell table:style-name="ce15" table:formula="of:=LOG([.AK81];10)" office:value-type="float" office:value="1.44490441009428" calcext:value-type="float">
            <text:p>1,4449</text:p>
          </table:table-cell>
          <table:table-cell table:style-name="ce15" table:formula="of:=LOG([.AL81];10)" office:value-type="float" office:value="1.58427274901249" calcext:value-type="float">
            <text:p>1,5843</text:p>
          </table:table-cell>
          <table:table-cell table:style-name="ce15" table:formula="of:=LOG([.$AM81];10)" office:value-type="float" office:value="1.49330577724862" calcext:value-type="float">
            <text:p>1,493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number-columns-repeated="2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5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61" office:value-type="float" office:value="31.4826300000002" calcext:value-type="float">
            <text:p>31,4826</text:p>
          </table:table-cell>
          <table:table-cell table:style-name="ce61" office:value-type="float" office:value="26.3978099999999" calcext:value-type="float">
            <text:p>26,3978</text:p>
          </table:table-cell>
          <table:table-cell table:style-name="ce61" office:value-type="float" office:value="50.7649200000001" calcext:value-type="float">
            <text:p>50,7649</text:p>
          </table:table-cell>
          <table:table-cell table:style-name="ce61" office:value-type="float" office:value="88.0780799999996" calcext:value-type="float">
            <text:p>88,0781</text:p>
          </table:table-cell>
          <table:table-cell table:style-name="ce61" office:value-type="float" office:value="36.9713700000002" calcext:value-type="float">
            <text:p>36,9714</text:p>
          </table:table-cell>
          <table:table-cell table:style-name="ce61" office:value-type="float" office:value="35.45768" calcext:value-type="float">
            <text:p>35,4577</text:p>
          </table:table-cell>
          <table:table-cell table:style-name="ce61" office:value-type="float" office:value="28.1450499999999" calcext:value-type="float">
            <text:p>28,1450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5" table:formula="of:=LOG([.AE82];10)" office:value-type="float" office:value="2.50821012495929" calcext:value-type="float">
            <text:p>2,5082</text:p>
          </table:table-cell>
          <table:table-cell table:style-name="ce15" table:formula="of:=LOG([.AF82];10)" office:value-type="float" office:value="1.5960074843988" calcext:value-type="float">
            <text:p>1,5960</text:p>
          </table:table-cell>
          <table:table-cell table:style-name="ce15" table:formula="of:=LOG([.$AG82];10)" office:value-type="float" office:value="1.49807100535087" calcext:value-type="float">
            <text:p>1,4981</text:p>
          </table:table-cell>
          <table:table-cell table:style-name="ce15" table:formula="of:=LOG([.AH82];10)" office:value-type="float" office:value="1.42156789867412" calcext:value-type="float">
            <text:p>1,4216</text:p>
          </table:table-cell>
          <table:table-cell table:style-name="ce15" table:formula="of:=LOG([.AI82];10)" office:value-type="float" office:value="1.70556370611976" calcext:value-type="float">
            <text:p>1,7056</text:p>
          </table:table-cell>
          <table:table-cell table:style-name="ce15" table:formula="of:=LOG([.AJ82];10)" office:value-type="float" office:value="1.94486783895082" calcext:value-type="float">
            <text:p>1,9449</text:p>
          </table:table-cell>
          <table:table-cell table:style-name="ce15" table:formula="of:=LOG([.AK82];10)" office:value-type="float" office:value="1.56786554395737" calcext:value-type="float">
            <text:p>1,5679</text:p>
          </table:table-cell>
          <table:table-cell table:style-name="ce15" table:formula="of:=LOG([.AL82];10)" office:value-type="float" office:value="1.54971031625757" calcext:value-type="float">
            <text:p>1,5497</text:p>
          </table:table-cell>
          <table:table-cell table:style-name="ce15" table:formula="of:=LOG([.$AM82];10)" office:value-type="float" office:value="1.44940202452597" calcext:value-type="float">
            <text:p>1,449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number-columns-repeated="2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5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61" office:value-type="float" office:value="39.3061299999997" calcext:value-type="float">
            <text:p>39,3061</text:p>
          </table:table-cell>
          <table:table-cell table:style-name="ce61" office:value-type="float" office:value="44.82465" calcext:value-type="float">
            <text:p>44,8247</text:p>
          </table:table-cell>
          <table:table-cell table:style-name="ce61" office:value-type="float" office:value="37.23487" calcext:value-type="float">
            <text:p>37,2349</text:p>
          </table:table-cell>
          <table:table-cell table:style-name="ce61" office:value-type="float" office:value="116.90166" calcext:value-type="float">
            <text:p>116,9017</text:p>
          </table:table-cell>
          <table:table-cell table:style-name="ce61" office:value-type="float" office:value="28.9115099999997" calcext:value-type="float">
            <text:p>28,9115</text:p>
          </table:table-cell>
          <table:table-cell table:style-name="ce61" office:value-type="float" office:value="30.4615700000002" calcext:value-type="float">
            <text:p>30,4616</text:p>
          </table:table-cell>
          <table:table-cell table:style-name="ce61" office:value-type="float" office:value="27.5231400000002" calcext:value-type="float">
            <text:p>27,5231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5" table:formula="of:=LOG([.AE83];10)" office:value-type="float" office:value="2.37800572500646" calcext:value-type="float">
            <text:p>2,3780</text:p>
          </table:table-cell>
          <table:table-cell table:style-name="ce15" table:formula="of:=LOG([.AF83];10)" office:value-type="float" office:value="1.62524686960181" calcext:value-type="float">
            <text:p>1,6252</text:p>
          </table:table-cell>
          <table:table-cell table:style-name="ce15" table:formula="of:=LOG([.$AG83];10)" office:value-type="float" office:value="1.59446028619143" calcext:value-type="float">
            <text:p>1,5945</text:p>
          </table:table-cell>
          <table:table-cell table:style-name="ce15" table:formula="of:=LOG([.AH83];10)" office:value-type="float" office:value="1.65151690718766" calcext:value-type="float">
            <text:p>1,6515</text:p>
          </table:table-cell>
          <table:table-cell table:style-name="ce15" table:formula="of:=LOG([.AI83];10)" office:value-type="float" office:value="1.57094984190757" calcext:value-type="float">
            <text:p>1,5709</text:p>
          </table:table-cell>
          <table:table-cell table:style-name="ce15" table:formula="of:=LOG([.AJ83];10)" office:value-type="float" office:value="2.067820678174" calcext:value-type="float">
            <text:p>2,0678</text:p>
          </table:table-cell>
          <table:table-cell table:style-name="ce15" table:formula="of:=LOG([.AK83];10)" office:value-type="float" office:value="1.46107077474025" calcext:value-type="float">
            <text:p>1,4611</text:p>
          </table:table-cell>
          <table:table-cell table:style-name="ce15" table:formula="of:=LOG([.AL83];10)" office:value-type="float" office:value="1.48375228326677" calcext:value-type="float">
            <text:p>1,4838</text:p>
          </table:table-cell>
          <table:table-cell table:style-name="ce15" table:formula="of:=LOG([.$AM83];10)" office:value-type="float" office:value="1.43969797923214" calcext:value-type="float">
            <text:p>1,439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number-columns-repeated="2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5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61" office:value-type="float" office:value="208.52406" calcext:value-type="float">
            <text:p>208,5241</text:p>
          </table:table-cell>
          <table:table-cell table:style-name="ce61" office:value-type="float" office:value="275.032830000001" calcext:value-type="float">
            <text:p>275,0328</text:p>
          </table:table-cell>
          <table:table-cell table:style-name="ce61" office:value-type="float" office:value="187.245640000001" calcext:value-type="float">
            <text:p>187,2456</text:p>
          </table:table-cell>
          <table:table-cell table:style-name="ce61" office:value-type="float" office:value="514.6144" calcext:value-type="float">
            <text:p>514,6144</text:p>
          </table:table-cell>
          <table:table-cell table:style-name="ce61" office:value-type="float" office:value="234.119119999999" calcext:value-type="float">
            <text:p>234,1191</text:p>
          </table:table-cell>
          <table:table-cell table:style-name="ce61" office:value-type="float" office:value="236.731580000001" calcext:value-type="float">
            <text:p>236,7316</text:p>
          </table:table-cell>
          <table:table-cell table:style-name="ce61" office:value-type="float" office:value="218.96312" calcext:value-type="float">
            <text:p>218,9631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5" table:formula="of:=LOG([.AE84];10)" office:value-type="float" office:value="2.92396446151739" calcext:value-type="float">
            <text:p>2,9240</text:p>
          </table:table-cell>
          <table:table-cell table:style-name="ce15" table:formula="of:=LOG([.AF84];10)" office:value-type="float" office:value="2.47699633366216" calcext:value-type="float">
            <text:p>2,4770</text:p>
          </table:table-cell>
          <table:table-cell table:style-name="ce15" table:formula="of:=LOG([.$AG84];10)" office:value-type="float" office:value="2.31915617212699" calcext:value-type="float">
            <text:p>2,3192</text:p>
          </table:table-cell>
          <table:table-cell table:style-name="ce15" table:formula="of:=LOG([.AH84];10)" office:value-type="float" office:value="2.4393845376006" calcext:value-type="float">
            <text:p>2,4394</text:p>
          </table:table-cell>
          <table:table-cell table:style-name="ce15" table:formula="of:=LOG([.AI84];10)" office:value-type="float" office:value="2.27241171397638" calcext:value-type="float">
            <text:p>2,2724</text:p>
          </table:table-cell>
          <table:table-cell table:style-name="ce15" table:formula="of:=LOG([.AJ84];10)" office:value-type="float" office:value="2.71148193452307" calcext:value-type="float">
            <text:p>2,7115</text:p>
          </table:table-cell>
          <table:table-cell table:style-name="ce15" table:formula="of:=LOG([.AK84];10)" office:value-type="float" office:value="2.369436883032" calcext:value-type="float">
            <text:p>2,3694</text:p>
          </table:table-cell>
          <table:table-cell table:style-name="ce15" table:formula="of:=LOG([.AL84];10)" office:value-type="float" office:value="2.37425619669083" calcext:value-type="float">
            <text:p>2,3743</text:p>
          </table:table-cell>
          <table:table-cell table:style-name="ce15" table:formula="of:=LOG([.$AM84];10)" office:value-type="float" office:value="2.34037097269733" calcext:value-type="float">
            <text:p>2,340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number-columns-repeated="2"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5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61" office:value-type="float" office:value="195.076220000001" calcext:value-type="float">
            <text:p>195,0762</text:p>
          </table:table-cell>
          <table:table-cell table:style-name="ce61" office:value-type="float" office:value="317.6438" calcext:value-type="float">
            <text:p>317,6438</text:p>
          </table:table-cell>
          <table:table-cell table:style-name="ce61" office:value-type="float" office:value="205.30827" calcext:value-type="float">
            <text:p>205,3083</text:p>
          </table:table-cell>
          <table:table-cell table:style-name="ce61" office:value-type="float" office:value="324.94204" calcext:value-type="float">
            <text:p>324,9420</text:p>
          </table:table-cell>
          <table:table-cell table:style-name="ce61" office:value-type="float" office:value="196.2172" calcext:value-type="float">
            <text:p>196,2172</text:p>
          </table:table-cell>
          <table:table-cell table:style-name="ce61" office:value-type="float" office:value="181.29264" calcext:value-type="float">
            <text:p>181,2926</text:p>
          </table:table-cell>
          <table:table-cell table:style-name="ce61" office:value-type="float" office:value="196.781120000001" calcext:value-type="float">
            <text:p>196,7811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5" table:formula="of:=LOG([.AE85];10)" office:value-type="float" office:value="2.9549943420049" calcext:value-type="float">
            <text:p>2,9550</text:p>
          </table:table-cell>
          <table:table-cell table:style-name="ce15" table:formula="of:=LOG([.AF85];10)" office:value-type="float" office:value="2.49857797753636" calcext:value-type="float">
            <text:p>2,4986</text:p>
          </table:table-cell>
          <table:table-cell table:style-name="ce15" table:formula="of:=LOG([.$AG85];10)" office:value-type="float" office:value="2.29020433165889" calcext:value-type="float">
            <text:p>2,2902</text:p>
          </table:table-cell>
          <table:table-cell table:style-name="ce15" table:formula="of:=LOG([.AH85];10)" office:value-type="float" office:value="2.50194038288215" calcext:value-type="float">
            <text:p>2,5019</text:p>
          </table:table-cell>
          <table:table-cell table:style-name="ce15" table:formula="of:=LOG([.AI85];10)" office:value-type="float" office:value="2.31240644349152" calcext:value-type="float">
            <text:p>2,3124</text:p>
          </table:table-cell>
          <table:table-cell table:style-name="ce15" table:formula="of:=LOG([.AJ85];10)" office:value-type="float" office:value="2.51180590266201" calcext:value-type="float">
            <text:p>2,5118</text:p>
          </table:table-cell>
          <table:table-cell table:style-name="ce15" table:formula="of:=LOG([.AK85];10)" office:value-type="float" office:value="2.29273707408207" calcext:value-type="float">
            <text:p>2,2927</text:p>
          </table:table-cell>
          <table:table-cell table:style-name="ce15" table:formula="of:=LOG([.AL85];10)" office:value-type="float" office:value="2.25838017325012" calcext:value-type="float">
            <text:p>2,2584</text:p>
          </table:table-cell>
          <table:table-cell table:style-name="ce15" table:formula="of:=LOG([.$AM85];10)" office:value-type="float" office:value="2.29398342807321" calcext:value-type="float">
            <text:p>2,294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number-columns-repeated="2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5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61" office:value-type="float" office:value="134.60234" calcext:value-type="float">
            <text:p>134,6023</text:p>
          </table:table-cell>
          <table:table-cell table:style-name="ce61" office:value-type="float" office:value="331.71089" calcext:value-type="float">
            <text:p>331,7109</text:p>
          </table:table-cell>
          <table:table-cell table:style-name="ce61" office:value-type="float" office:value="195.299439999998" calcext:value-type="float">
            <text:p>195,2994</text:p>
          </table:table-cell>
          <table:table-cell table:style-name="ce61" office:value-type="float" office:value="522.972779999997" calcext:value-type="float">
            <text:p>522,9728</text:p>
          </table:table-cell>
          <table:table-cell table:style-name="ce61" office:value-type="float" office:value="155.526420000001" calcext:value-type="float">
            <text:p>155,5264</text:p>
          </table:table-cell>
          <table:table-cell table:style-name="ce61" office:value-type="float" office:value="221.230120000002" calcext:value-type="float">
            <text:p>221,2301</text:p>
          </table:table-cell>
          <table:table-cell table:style-name="ce61" office:value-type="float" office:value="182.979049999999" calcext:value-type="float">
            <text:p>182,9790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5" table:formula="of:=LOG([.AE86];10)" office:value-type="float" office:value="2.94920178264769" calcext:value-type="float">
            <text:p>2,9492</text:p>
          </table:table-cell>
          <table:table-cell table:style-name="ce15" table:formula="of:=LOG([.AF86];10)" office:value-type="float" office:value="2.66779891880148" calcext:value-type="float">
            <text:p>2,6678</text:p>
          </table:table-cell>
          <table:table-cell table:style-name="ce15" table:formula="of:=LOG([.$AG86];10)" office:value-type="float" office:value="2.12905260996414" calcext:value-type="float">
            <text:p>2,1291</text:p>
          </table:table-cell>
          <table:table-cell table:style-name="ce15" table:formula="of:=LOG([.AH86];10)" office:value-type="float" office:value="2.52075972955166" calcext:value-type="float">
            <text:p>2,5208</text:p>
          </table:table-cell>
          <table:table-cell table:style-name="ce15" table:formula="of:=LOG([.AI86];10)" office:value-type="float" office:value="2.29070099799723" calcext:value-type="float">
            <text:p>2,2907</text:p>
          </table:table-cell>
          <table:table-cell table:style-name="ce15" table:formula="of:=LOG([.AJ86];10)" office:value-type="float" office:value="2.71847908503661" calcext:value-type="float">
            <text:p>2,7185</text:p>
          </table:table-cell>
          <table:table-cell table:style-name="ce15" table:formula="of:=LOG([.AK86];10)" office:value-type="float" office:value="2.1918041752637" calcext:value-type="float">
            <text:p>2,1918</text:p>
          </table:table-cell>
          <table:table-cell table:style-name="ce15" table:formula="of:=LOG([.AL86];10)" office:value-type="float" office:value="2.3448442549079" calcext:value-type="float">
            <text:p>2,3448</text:p>
          </table:table-cell>
          <table:table-cell table:style-name="ce15" table:formula="of:=LOG([.$AM86];10)" office:value-type="float" office:value="2.26240136847231" calcext:value-type="float">
            <text:p>2,262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number-columns-repeated="2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5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61" office:value-type="float" office:value="179.346310000001" calcext:value-type="float">
            <text:p>179,3463</text:p>
          </table:table-cell>
          <table:table-cell table:style-name="ce61" office:value-type="float" office:value="268.905540000001" calcext:value-type="float">
            <text:p>268,9055</text:p>
          </table:table-cell>
          <table:table-cell table:style-name="ce61" office:value-type="float" office:value="191.699369999999" calcext:value-type="float">
            <text:p>191,6994</text:p>
          </table:table-cell>
          <table:table-cell table:style-name="ce61" office:value-type="float" office:value="457.096550000001" calcext:value-type="float">
            <text:p>457,0966</text:p>
          </table:table-cell>
          <table:table-cell table:style-name="ce61" office:value-type="float" office:value="181.150420000001" calcext:value-type="float">
            <text:p>181,1504</text:p>
          </table:table-cell>
          <table:table-cell table:style-name="ce61" office:value-type="float" office:value="208.91009" calcext:value-type="float">
            <text:p>208,9101</text:p>
          </table:table-cell>
          <table:table-cell table:style-name="ce61" office:value-type="float" office:value="196.46758" calcext:value-type="float">
            <text:p>196,4676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5" table:formula="of:=LOG([.AE87];10)" office:value-type="float" office:value="2.93725907469647" calcext:value-type="float">
            <text:p>2,9373</text:p>
          </table:table-cell>
          <table:table-cell table:style-name="ce15" table:formula="of:=LOG([.AF87];10)" office:value-type="float" office:value="2.49146823701693" calcext:value-type="float">
            <text:p>2,4915</text:p>
          </table:table-cell>
          <table:table-cell table:style-name="ce15" table:formula="of:=LOG([.$AG87];10)" office:value-type="float" office:value="2.25369244561682" calcext:value-type="float">
            <text:p>2,2537</text:p>
          </table:table-cell>
          <table:table-cell table:style-name="ce15" table:formula="of:=LOG([.AH87];10)" office:value-type="float" office:value="2.42959974966341" calcext:value-type="float">
            <text:p>2,4296</text:p>
          </table:table-cell>
          <table:table-cell table:style-name="ce15" table:formula="of:=LOG([.AI87];10)" office:value-type="float" office:value="2.28262068561685" calcext:value-type="float">
            <text:p>2,2826</text:p>
          </table:table-cell>
          <table:table-cell table:style-name="ce15" table:formula="of:=LOG([.AJ87];10)" office:value-type="float" office:value="2.66000794340349" calcext:value-type="float">
            <text:p>2,6600</text:p>
          </table:table-cell>
          <table:table-cell table:style-name="ce15" table:formula="of:=LOG([.AK87];10)" office:value-type="float" office:value="2.25803934529008" calcext:value-type="float">
            <text:p>2,2580</text:p>
          </table:table-cell>
          <table:table-cell table:style-name="ce15" table:formula="of:=LOG([.AL87];10)" office:value-type="float" office:value="2.31995941616747" calcext:value-type="float">
            <text:p>2,3200</text:p>
          </table:table-cell>
          <table:table-cell table:style-name="ce15" table:formula="of:=LOG([.$AM87];10)" office:value-type="float" office:value="2.29329089573573" calcext:value-type="float">
            <text:p>2,293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number-columns-repeated="2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5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61" office:value-type="float" office:value="198.57364" calcext:value-type="float">
            <text:p>198,5736</text:p>
          </table:table-cell>
          <table:table-cell table:style-name="ce61" office:value-type="float" office:value="356.46517" calcext:value-type="float">
            <text:p>356,4652</text:p>
          </table:table-cell>
          <table:table-cell table:style-name="ce61" office:value-type="float" office:value="211.202419999999" calcext:value-type="float">
            <text:p>211,2024</text:p>
          </table:table-cell>
          <table:table-cell table:style-name="ce61" office:value-type="float" office:value="420.90714" calcext:value-type="float">
            <text:p>420,9071</text:p>
          </table:table-cell>
          <table:table-cell table:style-name="ce61" office:value-type="float" office:value="253.308349999999" calcext:value-type="float">
            <text:p>253,3083</text:p>
          </table:table-cell>
          <table:table-cell table:style-name="ce61" office:value-type="float" office:value="180.28642" calcext:value-type="float">
            <text:p>180,2864</text:p>
          </table:table-cell>
          <table:table-cell table:style-name="ce61" office:value-type="float" office:value="243.91432" calcext:value-type="float">
            <text:p>243,9143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5" table:formula="of:=LOG([.AE88];10)" office:value-type="float" office:value="2.8453611563992" calcext:value-type="float">
            <text:p>2,8454</text:p>
          </table:table-cell>
          <table:table-cell table:style-name="ce15" table:formula="of:=LOG([.AF88];10)" office:value-type="float" office:value="2.53204702656044" calcext:value-type="float">
            <text:p>2,5320</text:p>
          </table:table-cell>
          <table:table-cell table:style-name="ce15" table:formula="of:=LOG([.$AG88];10)" office:value-type="float" office:value="2.2979215968162" calcext:value-type="float">
            <text:p>2,2979</text:p>
          </table:table-cell>
          <table:table-cell table:style-name="ce15" table:formula="of:=LOG([.AH88];10)" office:value-type="float" office:value="2.55201710160505" calcext:value-type="float">
            <text:p>2,5520</text:p>
          </table:table-cell>
          <table:table-cell table:style-name="ce15" table:formula="of:=LOG([.AI88];10)" office:value-type="float" office:value="2.3246988901242" calcext:value-type="float">
            <text:p>2,3247</text:p>
          </table:table-cell>
          <table:table-cell table:style-name="ce15" table:formula="of:=LOG([.AJ88];10)" office:value-type="float" office:value="2.62418629290483" calcext:value-type="float">
            <text:p>2,6242</text:p>
          </table:table-cell>
          <table:table-cell table:style-name="ce15" table:formula="of:=LOG([.AK88];10)" office:value-type="float" office:value="2.40364950601302" calcext:value-type="float">
            <text:p>2,4036</text:p>
          </table:table-cell>
          <table:table-cell table:style-name="ce15" table:formula="of:=LOG([.AL88];10)" office:value-type="float" office:value="2.25596301490221" calcext:value-type="float">
            <text:p>2,2560</text:p>
          </table:table-cell>
          <table:table-cell table:style-name="ce15" table:formula="of:=LOG([.$AM88];10)" office:value-type="float" office:value="2.38723729811782" calcext:value-type="float">
            <text:p>2,3872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number-columns-repeated="2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5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61" office:value-type="float" office:value="53.14314" calcext:value-type="float">
            <text:p>53,1431</text:p>
          </table:table-cell>
          <table:table-cell table:style-name="ce61" office:value-type="float" office:value="41.5950700000001" calcext:value-type="float">
            <text:p>41,5951</text:p>
          </table:table-cell>
          <table:table-cell table:style-name="ce61" office:value-type="float" office:value="71.4192999999999" calcext:value-type="float">
            <text:p>71,4193</text:p>
          </table:table-cell>
          <table:table-cell table:style-name="ce61" office:value-type="float" office:value="158.77297" calcext:value-type="float">
            <text:p>158,7730</text:p>
          </table:table-cell>
          <table:table-cell table:style-name="ce61" office:value-type="float" office:value="35.7015200000001" calcext:value-type="float">
            <text:p>35,7015</text:p>
          </table:table-cell>
          <table:table-cell table:style-name="ce61" office:value-type="float" office:value="48.6655400000002" calcext:value-type="float">
            <text:p>48,6655</text:p>
          </table:table-cell>
          <table:table-cell table:style-name="ce61" office:value-type="float" office:value="38.0956099999999" calcext:value-type="float">
            <text:p>38,0956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5" table:formula="of:=LOG([.AE89];10)" office:value-type="float" office:value="1.93632172579054" calcext:value-type="float">
            <text:p>1,9363</text:p>
          </table:table-cell>
          <table:table-cell table:style-name="ce15" table:formula="of:=LOG([.AF89];10)" office:value-type="float" office:value="1.71085885890726" calcext:value-type="float">
            <text:p>1,7109</text:p>
          </table:table-cell>
          <table:table-cell table:style-name="ce15" table:formula="of:=LOG([.$AG89];10)" office:value-type="float" office:value="1.72544721142889" calcext:value-type="float">
            <text:p>1,7254</text:p>
          </table:table-cell>
          <table:table-cell table:style-name="ce15" table:formula="of:=LOG([.AH89];10)" office:value-type="float" office:value="1.61904185950476" calcext:value-type="float">
            <text:p>1,6190</text:p>
          </table:table-cell>
          <table:table-cell table:style-name="ce15" table:formula="of:=LOG([.AI89];10)" office:value-type="float" office:value="1.85381558923919" calcext:value-type="float">
            <text:p>1,8538</text:p>
          </table:table-cell>
          <table:table-cell table:style-name="ce15" table:formula="of:=LOG([.AJ89];10)" office:value-type="float" office:value="2.2007765687521" calcext:value-type="float">
            <text:p>2,2008</text:p>
          </table:table-cell>
          <table:table-cell table:style-name="ce15" table:formula="of:=LOG([.AK89];10)" office:value-type="float" office:value="1.5526867066881" calcext:value-type="float">
            <text:p>1,5527</text:p>
          </table:table-cell>
          <table:table-cell table:style-name="ce15" table:formula="of:=LOG([.AL89];10)" office:value-type="float" office:value="1.68722154673368" calcext:value-type="float">
            <text:p>1,6872</text:p>
          </table:table-cell>
          <table:table-cell table:style-name="ce15" table:formula="of:=LOG([.$AM89];10)" office:value-type="float" office:value="1.58087493203721" calcext:value-type="float">
            <text:p>1,5809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number-columns-repeated="2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5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61" office:value-type="float" office:value="50.72171" calcext:value-type="float">
            <text:p>50,7217</text:p>
          </table:table-cell>
          <table:table-cell table:style-name="ce61" office:value-type="float" office:value="46.8802600000001" calcext:value-type="float">
            <text:p>46,8803</text:p>
          </table:table-cell>
          <table:table-cell table:style-name="ce61" office:value-type="float" office:value="57.3196100000002" calcext:value-type="float">
            <text:p>57,3196</text:p>
          </table:table-cell>
          <table:table-cell table:style-name="ce61" office:value-type="float" office:value="117.11518" calcext:value-type="float">
            <text:p>117,1152</text:p>
          </table:table-cell>
          <table:table-cell table:style-name="ce61" office:value-type="float" office:value="45.1386899999998" calcext:value-type="float">
            <text:p>45,1387</text:p>
          </table:table-cell>
          <table:table-cell table:style-name="ce61" office:value-type="float" office:value="65.6988000000001" calcext:value-type="float">
            <text:p>65,6988</text:p>
          </table:table-cell>
          <table:table-cell table:style-name="ce61" office:value-type="float" office:value="30.3894399999997" calcext:value-type="float">
            <text:p>30,3894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5" table:formula="of:=LOG([.AE90];10)" office:value-type="float" office:value="2.50089875458487" calcext:value-type="float">
            <text:p>2,5009</text:p>
          </table:table-cell>
          <table:table-cell table:style-name="ce15" table:formula="of:=LOG([.AF90];10)" office:value-type="float" office:value="1.71734269497928" calcext:value-type="float">
            <text:p>1,7173</text:p>
          </table:table-cell>
          <table:table-cell table:style-name="ce15" table:formula="of:=LOG([.$AG90];10)" office:value-type="float" office:value="1.70519388665296" calcext:value-type="float">
            <text:p>1,7052</text:p>
          </table:table-cell>
          <table:table-cell table:style-name="ce15" table:formula="of:=LOG([.AH90];10)" office:value-type="float" office:value="1.67099001163316" calcext:value-type="float">
            <text:p>1,6710</text:p>
          </table:table-cell>
          <table:table-cell table:style-name="ce15" table:formula="of:=LOG([.AI90];10)" office:value-type="float" office:value="1.75830322681561" calcext:value-type="float">
            <text:p>1,7583</text:p>
          </table:table-cell>
          <table:table-cell table:style-name="ce15" table:formula="of:=LOG([.AJ90];10)" office:value-type="float" office:value="2.06861319023004" calcext:value-type="float">
            <text:p>2,0686</text:p>
          </table:table-cell>
          <table:table-cell table:style-name="ce15" table:formula="of:=LOG([.AK90];10)" office:value-type="float" office:value="1.65454895097509" calcext:value-type="float">
            <text:p>1,6545</text:p>
          </table:table-cell>
          <table:table-cell table:style-name="ce15" table:formula="of:=LOG([.AL90];10)" office:value-type="float" office:value="1.81755743716804" calcext:value-type="float">
            <text:p>1,8176</text:p>
          </table:table-cell>
          <table:table-cell table:style-name="ce15" table:formula="of:=LOG([.$AM90];10)" office:value-type="float" office:value="1.4827226972122" calcext:value-type="float">
            <text:p>1,482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number-columns-repeated="2"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5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61" office:value-type="float" office:value="46.2620200000004" calcext:value-type="float">
            <text:p>46,2620</text:p>
          </table:table-cell>
          <table:table-cell table:style-name="ce61" office:value-type="float" office:value="53.5438400000001" calcext:value-type="float">
            <text:p>53,5438</text:p>
          </table:table-cell>
          <table:table-cell table:style-name="ce61" office:value-type="float" office:value="73.1886400000002" calcext:value-type="float">
            <text:p>73,1886</text:p>
          </table:table-cell>
          <table:table-cell table:style-name="ce61" office:value-type="float" office:value="137.65957" calcext:value-type="float">
            <text:p>137,6596</text:p>
          </table:table-cell>
          <table:table-cell table:style-name="ce61" office:value-type="float" office:value="32.86402" calcext:value-type="float">
            <text:p>32,8640</text:p>
          </table:table-cell>
          <table:table-cell table:style-name="ce61" office:value-type="float" office:value="41.6353699999997" calcext:value-type="float">
            <text:p>41,6354</text:p>
          </table:table-cell>
          <table:table-cell table:style-name="ce61" office:value-type="float" office:value="48.7926000000002" calcext:value-type="float">
            <text:p>48,7926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5" table:formula="of:=LOG([.AE91];10)" office:value-type="float" office:value="2.4184926868098" calcext:value-type="float">
            <text:p>2,4185</text:p>
          </table:table-cell>
          <table:table-cell table:style-name="ce15" table:formula="of:=LOG([.AF91];10)" office:value-type="float" office:value="1.87451283762605" calcext:value-type="float">
            <text:p>1,8745</text:p>
          </table:table-cell>
          <table:table-cell table:style-name="ce15" table:formula="of:=LOG([.$AG91];10)" office:value-type="float" office:value="1.66522459202519" calcext:value-type="float">
            <text:p>1,6652</text:p>
          </table:table-cell>
          <table:table-cell table:style-name="ce15" table:formula="of:=LOG([.AH91];10)" office:value-type="float" office:value="1.7287095142362" calcext:value-type="float">
            <text:p>1,7287</text:p>
          </table:table-cell>
          <table:table-cell table:style-name="ce15" table:formula="of:=LOG([.AI91];10)" office:value-type="float" office:value="1.86444367712153" calcext:value-type="float">
            <text:p>1,8644</text:p>
          </table:table-cell>
          <table:table-cell table:style-name="ce15" table:formula="of:=LOG([.AJ91];10)" office:value-type="float" office:value="2.13880640863687" calcext:value-type="float">
            <text:p>2,1388</text:p>
          </table:table-cell>
          <table:table-cell table:style-name="ce15" table:formula="of:=LOG([.AK91];10)" office:value-type="float" office:value="1.51672068621511" calcext:value-type="float">
            <text:p>1,5167</text:p>
          </table:table-cell>
          <table:table-cell table:style-name="ce15" table:formula="of:=LOG([.AL91];10)" office:value-type="float" office:value="1.61946242844536" calcext:value-type="float">
            <text:p>1,6195</text:p>
          </table:table-cell>
          <table:table-cell table:style-name="ce15" table:formula="of:=LOG([.$AM91];10)" office:value-type="float" office:value="1.68835396087856" calcext:value-type="float">
            <text:p>1,688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number-columns-repeated="2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5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61" office:value-type="float" office:value="45.84941" calcext:value-type="float">
            <text:p>45,8494</text:p>
          </table:table-cell>
          <table:table-cell table:style-name="ce61" office:value-type="float" office:value="43.0607800000003" calcext:value-type="float">
            <text:p>43,0608</text:p>
          </table:table-cell>
          <table:table-cell table:style-name="ce61" office:value-type="float" office:value="63.8133599999996" calcext:value-type="float">
            <text:p>63,8134</text:p>
          </table:table-cell>
          <table:table-cell table:style-name="ce61" office:value-type="float" office:value="137.3994" calcext:value-type="float">
            <text:p>137,3994</text:p>
          </table:table-cell>
          <table:table-cell table:style-name="ce61" office:value-type="float" office:value="47.04748" calcext:value-type="float">
            <text:p>47,0475</text:p>
          </table:table-cell>
          <table:table-cell table:style-name="ce61" office:value-type="float" office:value="55.3029800000002" calcext:value-type="float">
            <text:p>55,3030</text:p>
          </table:table-cell>
          <table:table-cell table:style-name="ce61" office:value-type="float" office:value="41.1682499999995" calcext:value-type="float">
            <text:p>41,1682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table:formula="of:=LOG([.AE92];10)" office:value-type="float" office:value="2.47560089955519" calcext:value-type="float">
            <text:p>2,4756</text:p>
          </table:table-cell>
          <table:table-cell table:style-name="ce15" table:formula="of:=LOG([.AF92];10)" office:value-type="float" office:value="1.82006364603537" calcext:value-type="float">
            <text:p>1,8201</text:p>
          </table:table-cell>
          <table:table-cell table:style-name="ce15" table:formula="of:=LOG([.$AG92];10)" office:value-type="float" office:value="1.66133375144785" calcext:value-type="float">
            <text:p>1,6613</text:p>
          </table:table-cell>
          <table:table-cell table:style-name="ce15" table:formula="of:=LOG([.AH92];10)" office:value-type="float" office:value="1.63408189233902" calcext:value-type="float">
            <text:p>1,6341</text:p>
          </table:table-cell>
          <table:table-cell table:style-name="ce15" table:formula="of:=LOG([.AI92];10)" office:value-type="float" office:value="1.80491161237104" calcext:value-type="float">
            <text:p>1,8049</text:p>
          </table:table-cell>
          <table:table-cell table:style-name="ce15" table:formula="of:=LOG([.AJ92];10)" office:value-type="float" office:value="2.13798483623694" calcext:value-type="float">
            <text:p>2,1380</text:p>
          </table:table-cell>
          <table:table-cell table:style-name="ce15" table:formula="of:=LOG([.AK92];10)" office:value-type="float" office:value="1.67253636630942" calcext:value-type="float">
            <text:p>1,6725</text:p>
          </table:table-cell>
          <table:table-cell table:style-name="ce15" table:formula="of:=LOG([.AL92];10)" office:value-type="float" office:value="1.74274853388493" calcext:value-type="float">
            <text:p>1,7427</text:p>
          </table:table-cell>
          <table:table-cell table:style-name="ce15" table:formula="of:=LOG([.$AM92];10)" office:value-type="float" office:value="1.61456240618872" calcext:value-type="float">
            <text:p>1,6146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number-columns-repeated="2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5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61" office:value-type="float" office:value="47.1333699999999" calcext:value-type="float">
            <text:p>47,1334</text:p>
          </table:table-cell>
          <table:table-cell table:style-name="ce61" office:value-type="float" office:value="49.11305" calcext:value-type="float">
            <text:p>49,1131</text:p>
          </table:table-cell>
          <table:table-cell table:style-name="ce61" office:value-type="float" office:value="61.2996100000001" calcext:value-type="float">
            <text:p>61,2996</text:p>
          </table:table-cell>
          <table:table-cell table:style-name="ce61" office:value-type="float" office:value="112.32059" calcext:value-type="float">
            <text:p>112,3206</text:p>
          </table:table-cell>
          <table:table-cell table:style-name="ce61" office:value-type="float" office:value="63.1571700000001" calcext:value-type="float">
            <text:p>63,1572</text:p>
          </table:table-cell>
          <table:table-cell table:style-name="ce61" office:value-type="float" office:value="37.4185499999999" calcext:value-type="float">
            <text:p>37,4185</text:p>
          </table:table-cell>
          <table:table-cell table:style-name="ce61" office:value-type="float" office:value="33.4178200000001" calcext:value-type="float">
            <text:p>33,417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table:formula="of:=LOG([.AE93];10)" office:value-type="float" office:value="2.33227854951056" calcext:value-type="float">
            <text:p>2,3323</text:p>
          </table:table-cell>
          <table:table-cell table:style-name="ce15" table:formula="of:=LOG([.AF93];10)" office:value-type="float" office:value="1.80987280550547" calcext:value-type="float">
            <text:p>1,8099</text:p>
          </table:table-cell>
          <table:table-cell table:style-name="ce15" table:formula="of:=LOG([.$AG93];10)" office:value-type="float" office:value="1.67332849259394" calcext:value-type="float">
            <text:p>1,6733</text:p>
          </table:table-cell>
          <table:table-cell table:style-name="ce15" table:formula="of:=LOG([.AH93];10)" office:value-type="float" office:value="1.69119690536026" calcext:value-type="float">
            <text:p>1,6912</text:p>
          </table:table-cell>
          <table:table-cell table:style-name="ce15" table:formula="of:=LOG([.AI93];10)" office:value-type="float" office:value="1.78745771146154" calcext:value-type="float">
            <text:p>1,7875</text:p>
          </table:table-cell>
          <table:table-cell table:style-name="ce15" table:formula="of:=LOG([.AJ93];10)" office:value-type="float" office:value="2.05045937606307" calcext:value-type="float">
            <text:p>2,0505</text:p>
          </table:table-cell>
          <table:table-cell table:style-name="ce15" table:formula="of:=LOG([.AK93];10)" office:value-type="float" office:value="1.80042266153702" calcext:value-type="float">
            <text:p>1,8004</text:p>
          </table:table-cell>
          <table:table-cell table:style-name="ce15" table:formula="of:=LOG([.AL93];10)" office:value-type="float" office:value="1.57308695421691" calcext:value-type="float">
            <text:p>1,5731</text:p>
          </table:table-cell>
          <table:table-cell table:style-name="ce15" table:formula="of:=LOG([.$AM93];10)" office:value-type="float" office:value="1.52397811543018" calcext:value-type="float">
            <text:p>1,524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number-columns-repeated="2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5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61" office:value-type="float" office:value="260.484069999998" calcext:value-type="float">
            <text:p>260,4841</text:p>
          </table:table-cell>
          <table:table-cell table:style-name="ce61" office:value-type="float" office:value="424.412340000002" calcext:value-type="float">
            <text:p>424,4123</text:p>
          </table:table-cell>
          <table:table-cell table:style-name="ce61" office:value-type="float" office:value="267.830150000001" calcext:value-type="float">
            <text:p>267,8302</text:p>
          </table:table-cell>
          <table:table-cell table:style-name="ce61" office:value-type="float" office:value="783.46489" calcext:value-type="float">
            <text:p>783,4649</text:p>
          </table:table-cell>
          <table:table-cell table:style-name="ce61" office:value-type="float" office:value="258.274750000002" calcext:value-type="float">
            <text:p>258,2748</text:p>
          </table:table-cell>
          <table:table-cell table:style-name="ce61" office:value-type="float" office:value="248.854359999998" calcext:value-type="float">
            <text:p>248,8544</text:p>
          </table:table-cell>
          <table:table-cell table:style-name="ce61" office:value-type="float" office:value="286.85147" calcext:value-type="float">
            <text:p>286,8515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table:formula="of:=LOG([.AE94];10)" office:value-type="float" office:value="3.03920993056584" calcext:value-type="float">
            <text:p>3,0392</text:p>
          </table:table-cell>
          <table:table-cell table:style-name="ce15" table:formula="of:=LOG([.AF94];10)" office:value-type="float" office:value="2.50840143704355" calcext:value-type="float">
            <text:p>2,5084</text:p>
          </table:table-cell>
          <table:table-cell table:style-name="ce15" table:formula="of:=LOG([.$AG94];10)" office:value-type="float" office:value="2.41578116900737" calcext:value-type="float">
            <text:p>2,4158</text:p>
          </table:table-cell>
          <table:table-cell table:style-name="ce15" table:formula="of:=LOG([.AH94];10)" office:value-type="float" office:value="2.62778800274107" calcext:value-type="float">
            <text:p>2,6278</text:p>
          </table:table-cell>
          <table:table-cell table:style-name="ce15" table:formula="of:=LOG([.AI94];10)" office:value-type="float" office:value="2.42785946454156" calcext:value-type="float">
            <text:p>2,4279</text:p>
          </table:table-cell>
          <table:table-cell table:style-name="ce15" table:formula="of:=LOG([.AJ94];10)" office:value-type="float" office:value="2.89401953887619" calcext:value-type="float">
            <text:p>2,8940</text:p>
          </table:table-cell>
          <table:table-cell table:style-name="ce15" table:formula="of:=LOG([.AK94];10)" office:value-type="float" office:value="2.41208194983694" calcext:value-type="float">
            <text:p>2,4121</text:p>
          </table:table-cell>
          <table:table-cell table:style-name="ce15" table:formula="of:=LOG([.AL94];10)" office:value-type="float" office:value="2.39594525411099" calcext:value-type="float">
            <text:p>2,3959</text:p>
          </table:table-cell>
          <table:table-cell table:style-name="ce15" table:formula="of:=LOG([.$AM94];10)" office:value-type="float" office:value="2.45765707981111" calcext:value-type="float">
            <text:p>2,457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number-columns-repeated="2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5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61" office:value-type="float" office:value="358.976089999998" calcext:value-type="float">
            <text:p>358,9761</text:p>
          </table:table-cell>
          <table:table-cell table:style-name="ce61" office:value-type="float" office:value="408.119680000001" calcext:value-type="float">
            <text:p>408,1197</text:p>
          </table:table-cell>
          <table:table-cell table:style-name="ce61" office:value-type="float" office:value="373.568780000001" calcext:value-type="float">
            <text:p>373,5688</text:p>
          </table:table-cell>
          <table:table-cell table:style-name="ce61" office:value-type="float" office:value="880.48227" calcext:value-type="float">
            <text:p>880,4823</text:p>
          </table:table-cell>
          <table:table-cell table:style-name="ce61" office:value-type="float" office:value="331.934540000002" calcext:value-type="float">
            <text:p>331,9345</text:p>
          </table:table-cell>
          <table:table-cell table:style-name="ce61" office:value-type="float" office:value="354.518359999999" calcext:value-type="float">
            <text:p>354,5184</text:p>
          </table:table-cell>
          <table:table-cell table:style-name="ce61" office:value-type="float" office:value="305.19318" calcext:value-type="float">
            <text:p>305,1932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table:formula="of:=LOG([.AE95];10)" office:value-type="float" office:value="3.20589599007601" calcext:value-type="float">
            <text:p>3,2059</text:p>
          </table:table-cell>
          <table:table-cell table:style-name="ce15" table:formula="of:=LOG([.AF95];10)" office:value-type="float" office:value="2.65139863610969" calcext:value-type="float">
            <text:p>2,6514</text:p>
          </table:table-cell>
          <table:table-cell table:style-name="ce15" table:formula="of:=LOG([.$AG95];10)" office:value-type="float" office:value="2.55506552287672" calcext:value-type="float">
            <text:p>2,5551</text:p>
          </table:table-cell>
          <table:table-cell table:style-name="ce15" table:formula="of:=LOG([.AH95];10)" office:value-type="float" office:value="2.61078753745724" calcext:value-type="float">
            <text:p>2,6108</text:p>
          </table:table-cell>
          <table:table-cell table:style-name="ce15" table:formula="of:=LOG([.AI95];10)" office:value-type="float" office:value="2.57237057408837" calcext:value-type="float">
            <text:p>2,5724</text:p>
          </table:table-cell>
          <table:table-cell table:style-name="ce15" table:formula="of:=LOG([.AJ95];10)" office:value-type="float" office:value="2.94472061513726" calcext:value-type="float">
            <text:p>2,9447</text:p>
          </table:table-cell>
          <table:table-cell table:style-name="ce15" table:formula="of:=LOG([.AK95];10)" office:value-type="float" office:value="2.5210524459938" calcext:value-type="float">
            <text:p>2,5211</text:p>
          </table:table-cell>
          <table:table-cell table:style-name="ce15" table:formula="of:=LOG([.AL95];10)" office:value-type="float" office:value="2.54963873159303" calcext:value-type="float">
            <text:p>2,5496</text:p>
          </table:table-cell>
          <table:table-cell table:style-name="ce15" table:formula="of:=LOG([.$AM95];10)" office:value-type="float" office:value="2.48457482442878" calcext:value-type="float">
            <text:p>2,4846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number-columns-repeated="2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5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61" office:value-type="float" office:value="262.605330000001" calcext:value-type="float">
            <text:p>262,6053</text:p>
          </table:table-cell>
          <table:table-cell table:style-name="ce61" office:value-type="float" office:value="368.824790000001" calcext:value-type="float">
            <text:p>368,8248</text:p>
          </table:table-cell>
          <table:table-cell table:style-name="ce61" office:value-type="float" office:value="257.104430000001" calcext:value-type="float">
            <text:p>257,1044</text:p>
          </table:table-cell>
          <table:table-cell table:style-name="ce61" office:value-type="float" office:value="769.2093" calcext:value-type="float">
            <text:p>769,2093</text:p>
          </table:table-cell>
          <table:table-cell table:style-name="ce61" office:value-type="float" office:value="344.502049999999" calcext:value-type="float">
            <text:p>344,5020</text:p>
          </table:table-cell>
          <table:table-cell table:style-name="ce61" office:value-type="float" office:value="244.713340000001" calcext:value-type="float">
            <text:p>244,7133</text:p>
          </table:table-cell>
          <table:table-cell table:style-name="ce61" office:value-type="float" office:value="340.322549999999" calcext:value-type="float">
            <text:p>340,3225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table:formula="of:=LOG([.AE96];10)" office:value-type="float" office:value="3.02790928868235" calcext:value-type="float">
            <text:p>3,0279</text:p>
          </table:table-cell>
          <table:table-cell table:style-name="ce15" table:formula="of:=LOG([.AF96];10)" office:value-type="float" office:value="2.55461731914118" calcext:value-type="float">
            <text:p>2,5546</text:p>
          </table:table-cell>
          <table:table-cell table:style-name="ce15" table:formula="of:=LOG([.$AG96];10)" office:value-type="float" office:value="2.419303536552" calcext:value-type="float">
            <text:p>2,4193</text:p>
          </table:table-cell>
          <table:table-cell table:style-name="ce15" table:formula="of:=LOG([.AH96];10)" office:value-type="float" office:value="2.56682010380888" calcext:value-type="float">
            <text:p>2,5668</text:p>
          </table:table-cell>
          <table:table-cell table:style-name="ce15" table:formula="of:=LOG([.AI96];10)" office:value-type="float" office:value="2.41010955975441" calcext:value-type="float">
            <text:p>2,4101</text:p>
          </table:table-cell>
          <table:table-cell table:style-name="ce15" table:formula="of:=LOG([.AJ96];10)" office:value-type="float" office:value="2.88604452636502" calcext:value-type="float">
            <text:p>2,8860</text:p>
          </table:table-cell>
          <table:table-cell table:style-name="ce15" table:formula="of:=LOG([.AK96];10)" office:value-type="float" office:value="2.53719181057177" calcext:value-type="float">
            <text:p>2,5372</text:p>
          </table:table-cell>
          <table:table-cell table:style-name="ce15" table:formula="of:=LOG([.AL96];10)" office:value-type="float" office:value="2.38865764458872" calcext:value-type="float">
            <text:p>2,3887</text:p>
          </table:table-cell>
          <table:table-cell table:style-name="ce15" table:formula="of:=LOG([.$AM96];10)" office:value-type="float" office:value="2.53189072669235" calcext:value-type="float">
            <text:p>2,5319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number-columns-repeated="2"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5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61" office:value-type="float" office:value="212.767210000001" calcext:value-type="float">
            <text:p>212,7672</text:p>
          </table:table-cell>
          <table:table-cell table:style-name="ce61" office:value-type="float" office:value="420.599150000001" calcext:value-type="float">
            <text:p>420,5992</text:p>
          </table:table-cell>
          <table:table-cell table:style-name="ce61" office:value-type="float" office:value="329.14421" calcext:value-type="float">
            <text:p>329,1442</text:p>
          </table:table-cell>
          <table:table-cell table:style-name="ce61" office:value-type="float" office:value="606.228220000002" calcext:value-type="float">
            <text:p>606,2282</text:p>
          </table:table-cell>
          <table:table-cell table:style-name="ce61" office:value-type="float" office:value="191.800039999999" calcext:value-type="float">
            <text:p>191,8000</text:p>
          </table:table-cell>
          <table:table-cell table:style-name="ce61" office:value-type="float" office:value="307.062570000001" calcext:value-type="float">
            <text:p>307,0626</text:p>
          </table:table-cell>
          <table:table-cell table:style-name="ce61" office:value-type="float" office:value="214.817649999998" calcext:value-type="float">
            <text:p>214,8176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5" table:formula="of:=LOG([.AE97];10)" office:value-type="float" office:value="3.04037021374375" calcext:value-type="float">
            <text:p>3,0404</text:p>
          </table:table-cell>
          <table:table-cell table:style-name="ce15" table:formula="of:=LOG([.AF97];10)" office:value-type="float" office:value="2.55055089570173" calcext:value-type="float">
            <text:p>2,5506</text:p>
          </table:table-cell>
          <table:table-cell table:style-name="ce15" table:formula="of:=LOG([.$AG97];10)" office:value-type="float" office:value="2.32790469874837" calcext:value-type="float">
            <text:p>2,3279</text:p>
          </table:table-cell>
          <table:table-cell table:style-name="ce15" table:formula="of:=LOG([.AH97];10)" office:value-type="float" office:value="2.62386839067393" calcext:value-type="float">
            <text:p>2,6239</text:p>
          </table:table-cell>
          <table:table-cell table:style-name="ce15" table:formula="of:=LOG([.AI97];10)" office:value-type="float" office:value="2.51738621978913" calcext:value-type="float">
            <text:p>2,5174</text:p>
          </table:table-cell>
          <table:table-cell table:style-name="ce15" table:formula="of:=LOG([.AJ97];10)" office:value-type="float" office:value="2.78263614896499" calcext:value-type="float">
            <text:p>2,7826</text:p>
          </table:table-cell>
          <table:table-cell table:style-name="ce15" table:formula="of:=LOG([.AK97];10)" office:value-type="float" office:value="2.282848693407" calcext:value-type="float">
            <text:p>2,2828</text:p>
          </table:table-cell>
          <table:table-cell table:style-name="ce15" table:formula="of:=LOG([.AL97];10)" office:value-type="float" office:value="2.48722688048353" calcext:value-type="float">
            <text:p>2,4872</text:p>
          </table:table-cell>
          <table:table-cell table:style-name="ce15" table:formula="of:=LOG([.$AM97];10)" office:value-type="float" office:value="2.3320699613045" calcext:value-type="float">
            <text:p>2,3321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number-columns-repeated="2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5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61" office:value-type="float" office:value="286.373890000001" calcext:value-type="float">
            <text:p>286,3739</text:p>
          </table:table-cell>
          <table:table-cell table:style-name="ce61" office:value-type="float" office:value="400.795960000001" calcext:value-type="float">
            <text:p>400,7960</text:p>
          </table:table-cell>
          <table:table-cell table:style-name="ce61" office:value-type="float" office:value="378.493809999999" calcext:value-type="float">
            <text:p>378,4938</text:p>
          </table:table-cell>
          <table:table-cell table:style-name="ce61" office:value-type="float" office:value="714.855160000002" calcext:value-type="float">
            <text:p>714,8552</text:p>
          </table:table-cell>
          <table:table-cell table:style-name="ce61" office:value-type="float" office:value="299.96705" calcext:value-type="float">
            <text:p>299,9671</text:p>
          </table:table-cell>
          <table:table-cell table:style-name="ce61" office:value-type="float" office:value="292.16391" calcext:value-type="float">
            <text:p>292,1639</text:p>
          </table:table-cell>
          <table:table-cell table:style-name="ce61" office:value-type="float" office:value="266.13903" calcext:value-type="float">
            <text:p>266,1390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5" table:formula="of:=LOG([.AE98];10)" office:value-type="float" office:value="2.96575746711534" calcext:value-type="float">
            <text:p>2,9658</text:p>
          </table:table-cell>
          <table:table-cell table:style-name="ce15" table:formula="of:=LOG([.AF98];10)" office:value-type="float" office:value="2.55515397066714" calcext:value-type="float">
            <text:p>2,5552</text:p>
          </table:table-cell>
          <table:table-cell table:style-name="ce15" table:formula="of:=LOG([.$AG98];10)" office:value-type="float" office:value="2.45693341885286" calcext:value-type="float">
            <text:p>2,4569</text:p>
          </table:table-cell>
          <table:table-cell table:style-name="ce15" table:formula="of:=LOG([.AH98];10)" office:value-type="float" office:value="2.6029233352181" calcext:value-type="float">
            <text:p>2,6029</text:p>
          </table:table-cell>
          <table:table-cell table:style-name="ce15" table:formula="of:=LOG([.AI98];10)" office:value-type="float" office:value="2.57805878131343" calcext:value-type="float">
            <text:p>2,5781</text:p>
          </table:table-cell>
          <table:table-cell table:style-name="ce15" table:formula="of:=LOG([.AJ98];10)" office:value-type="float" office:value="2.85421805636768" calcext:value-type="float">
            <text:p>2,8542</text:p>
          </table:table-cell>
          <table:table-cell table:style-name="ce15" table:formula="of:=LOG([.AK98];10)" office:value-type="float" office:value="2.47707355208935" calcext:value-type="float">
            <text:p>2,4771</text:p>
          </table:table-cell>
          <table:table-cell table:style-name="ce15" table:formula="of:=LOG([.AL98];10)" office:value-type="float" office:value="2.46562656801214" calcext:value-type="float">
            <text:p>2,4656</text:p>
          </table:table-cell>
          <table:table-cell table:style-name="ce15" table:formula="of:=LOG([.$AM98];10)" office:value-type="float" office:value="2.42510856966845" calcext:value-type="float">
            <text:p>2,4251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number-columns-repeated="2"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5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61" office:value-type="float" office:value="47.24001" calcext:value-type="float">
            <text:p>47,2400</text:p>
          </table:table-cell>
          <table:table-cell table:style-name="ce61" office:value-type="float" office:value="53.1089799999995" calcext:value-type="float">
            <text:p>53,1090</text:p>
          </table:table-cell>
          <table:table-cell table:style-name="ce61" office:value-type="float" office:value="74.3460399999995" calcext:value-type="float">
            <text:p>74,3460</text:p>
          </table:table-cell>
          <table:table-cell table:style-name="ce61" office:value-type="float" office:value="237.32568" calcext:value-type="float">
            <text:p>237,3257</text:p>
          </table:table-cell>
          <table:table-cell table:style-name="ce61" office:value-type="float" office:value="53.1854400000002" calcext:value-type="float">
            <text:p>53,1854</text:p>
          </table:table-cell>
          <table:table-cell table:style-name="ce61" office:value-type="float" office:value="68.0913700000001" calcext:value-type="float">
            <text:p>68,0914</text:p>
          </table:table-cell>
          <table:table-cell table:style-name="ce61" office:value-type="float" office:value="86.5723400000006" calcext:value-type="float">
            <text:p>86,5723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5" table:formula="of:=LOG([.AE99];10)" office:value-type="float" office:value="2.57854762032415" calcext:value-type="float">
            <text:p>2,5785</text:p>
          </table:table-cell>
          <table:table-cell table:style-name="ce15" table:formula="of:=LOG([.AF99];10)" office:value-type="float" office:value="1.95469615841234" calcext:value-type="float">
            <text:p>1,9547</text:p>
          </table:table-cell>
          <table:table-cell table:style-name="ce15" table:formula="of:=LOG([.$AG99];10)" office:value-type="float" office:value="1.6743099808751" calcext:value-type="float">
            <text:p>1,6743</text:p>
          </table:table-cell>
          <table:table-cell table:style-name="ce15" table:formula="of:=LOG([.AH99];10)" office:value-type="float" office:value="1.72516796052993" calcext:value-type="float">
            <text:p>1,7252</text:p>
          </table:table-cell>
          <table:table-cell table:style-name="ce15" table:formula="of:=LOG([.AI99];10)" office:value-type="float" office:value="1.87125784102273" calcext:value-type="float">
            <text:p>1,8713</text:p>
          </table:table-cell>
          <table:table-cell table:style-name="ce15" table:formula="of:=LOG([.AJ99];10)" office:value-type="float" office:value="2.37534473391427" calcext:value-type="float">
            <text:p>2,3753</text:p>
          </table:table-cell>
          <table:table-cell table:style-name="ce15" table:formula="of:=LOG([.AK99];10)" office:value-type="float" office:value="1.72579275648468" calcext:value-type="float">
            <text:p>1,7258</text:p>
          </table:table-cell>
          <table:table-cell table:style-name="ce15" table:formula="of:=LOG([.AL99];10)" office:value-type="float" office:value="1.83309207228166" calcext:value-type="float">
            <text:p>1,8331</text:p>
          </table:table-cell>
          <table:table-cell table:style-name="ce15" table:formula="of:=LOG([.$AM99];10)" office:value-type="float" office:value="1.9373791564032" calcext:value-type="float">
            <text:p>1,937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number-columns-repeated="2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5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61" office:value-type="float" office:value="45.6673800000001" calcext:value-type="float">
            <text:p>45,6674</text:p>
          </table:table-cell>
          <table:table-cell table:style-name="ce61" office:value-type="float" office:value="41.4330199999997" calcext:value-type="float">
            <text:p>41,4330</text:p>
          </table:table-cell>
          <table:table-cell table:style-name="ce61" office:value-type="float" office:value="87.3407900000002" calcext:value-type="float">
            <text:p>87,3408</text:p>
          </table:table-cell>
          <table:table-cell table:style-name="ce61" office:value-type="float" office:value="210.44984" calcext:value-type="float">
            <text:p>210,4498</text:p>
          </table:table-cell>
          <table:table-cell table:style-name="ce61" office:value-type="float" office:value="60.14444" calcext:value-type="float">
            <text:p>60,1444</text:p>
          </table:table-cell>
          <table:table-cell table:style-name="ce61" office:value-type="float" office:value="64.2212100000002" calcext:value-type="float">
            <text:p>64,2212</text:p>
          </table:table-cell>
          <table:table-cell table:style-name="ce61" office:value-type="float" office:value="47.00314" calcext:value-type="float">
            <text:p>47,0031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5" table:formula="of:=LOG([.AE100];10)" office:value-type="float" office:value="2.58398925929822" calcext:value-type="float">
            <text:p>2,5840</text:p>
          </table:table-cell>
          <table:table-cell table:style-name="ce15" table:formula="of:=LOG([.AF100];10)" office:value-type="float" office:value="1.8678783469933" calcext:value-type="float">
            <text:p>1,8679</text:p>
          </table:table-cell>
          <table:table-cell table:style-name="ce15" table:formula="of:=LOG([.$AG100];10)" office:value-type="float" office:value="1.65960609625377" calcext:value-type="float">
            <text:p>1,6596</text:p>
          </table:table-cell>
          <table:table-cell table:style-name="ce15" table:formula="of:=LOG([.AH100];10)" office:value-type="float" office:value="1.61734658962305" calcext:value-type="float">
            <text:p>1,6173</text:p>
          </table:table-cell>
          <table:table-cell table:style-name="ce15" table:formula="of:=LOG([.AI100];10)" office:value-type="float" office:value="1.94121711580938" calcext:value-type="float">
            <text:p>1,9412</text:p>
          </table:table-cell>
          <table:table-cell table:style-name="ce15" table:formula="of:=LOG([.AJ100];10)" office:value-type="float" office:value="2.32314859990042" calcext:value-type="float">
            <text:p>2,3231</text:p>
          </table:table-cell>
          <table:table-cell table:style-name="ce15" table:formula="of:=LOG([.AK100];10)" office:value-type="float" office:value="1.77919548555903" calcext:value-type="float">
            <text:p>1,7792</text:p>
          </table:table-cell>
          <table:table-cell table:style-name="ce15" table:formula="of:=LOG([.AL100];10)" office:value-type="float" office:value="1.80767848390524" calcext:value-type="float">
            <text:p>1,8077</text:p>
          </table:table-cell>
          <table:table-cell table:style-name="ce15" table:formula="of:=LOG([.$AM100];10)" office:value-type="float" office:value="1.67212687153406" calcext:value-type="float">
            <text:p>1,6721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number-columns-repeated="2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5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61" office:value-type="float" office:value="55.96558" calcext:value-type="float">
            <text:p>55,9656</text:p>
          </table:table-cell>
          <table:table-cell table:style-name="ce61" office:value-type="float" office:value="69.8437200000001" calcext:value-type="float">
            <text:p>69,8437</text:p>
          </table:table-cell>
          <table:table-cell table:style-name="ce61" office:value-type="float" office:value="87.5342100000003" calcext:value-type="float">
            <text:p>87,5342</text:p>
          </table:table-cell>
          <table:table-cell table:style-name="ce61" office:value-type="float" office:value="220.11406" calcext:value-type="float">
            <text:p>220,1141</text:p>
          </table:table-cell>
          <table:table-cell table:style-name="ce61" office:value-type="float" office:value="50.04629" calcext:value-type="float">
            <text:p>50,0463</text:p>
          </table:table-cell>
          <table:table-cell table:style-name="ce61" office:value-type="float" office:value="50.5809300000003" calcext:value-type="float">
            <text:p>50,5809</text:p>
          </table:table-cell>
          <table:table-cell table:style-name="ce61" office:value-type="float" office:value="53.7662200000002" calcext:value-type="float">
            <text:p>53,7662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5" table:formula="of:=LOG([.AE101];10)" office:value-type="float" office:value="2.52538429519091" calcext:value-type="float">
            <text:p>2,5254</text:p>
          </table:table-cell>
          <table:table-cell table:style-name="ce15" table:formula="of:=LOG([.AF101];10)" office:value-type="float" office:value="1.87222807405321" calcext:value-type="float">
            <text:p>1,8722</text:p>
          </table:table-cell>
          <table:table-cell table:style-name="ce15" table:formula="of:=LOG([.$AG101];10)" office:value-type="float" office:value="1.74792100893622" calcext:value-type="float">
            <text:p>1,7479</text:p>
          </table:table-cell>
          <table:table-cell table:style-name="ce15" table:formula="of:=LOG([.AH101];10)" office:value-type="float" office:value="1.84412736260541" calcext:value-type="float">
            <text:p>1,8441</text:p>
          </table:table-cell>
          <table:table-cell table:style-name="ce15" table:formula="of:=LOG([.AI101];10)" office:value-type="float" office:value="1.94217781657214" calcext:value-type="float">
            <text:p>1,9422</text:p>
          </table:table-cell>
          <table:table-cell table:style-name="ce15" table:formula="of:=LOG([.AJ101];10)" office:value-type="float" office:value="2.34264778442246" calcext:value-type="float">
            <text:p>2,3426</text:p>
          </table:table-cell>
          <table:table-cell table:style-name="ce15" table:formula="of:=LOG([.AK101];10)" office:value-type="float" office:value="1.69937188816403" calcext:value-type="float">
            <text:p>1,6994</text:p>
          </table:table-cell>
          <table:table-cell table:style-name="ce15" table:formula="of:=LOG([.AL101];10)" office:value-type="float" office:value="1.70398681018346" calcext:value-type="float">
            <text:p>1,7040</text:p>
          </table:table-cell>
          <table:table-cell table:style-name="ce15" table:formula="of:=LOG([.$AM101];10)" office:value-type="float" office:value="1.73050950475223" calcext:value-type="float">
            <text:p>1,7305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number-columns-repeated="2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5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61" office:value-type="float" office:value="43.4764699999996" calcext:value-type="float">
            <text:p>43,4765</text:p>
          </table:table-cell>
          <table:table-cell table:style-name="ce61" office:value-type="float" office:value="80.3464799999997" calcext:value-type="float">
            <text:p>80,3465</text:p>
          </table:table-cell>
          <table:table-cell table:style-name="ce61" office:value-type="float" office:value="82.9444599999997" calcext:value-type="float">
            <text:p>82,9445</text:p>
          </table:table-cell>
          <table:table-cell table:style-name="ce61" office:value-type="float" office:value="151.63253" calcext:value-type="float">
            <text:p>151,6325</text:p>
          </table:table-cell>
          <table:table-cell table:style-name="ce61" office:value-type="float" office:value="65.0965999999999" calcext:value-type="float">
            <text:p>65,0966</text:p>
          </table:table-cell>
          <table:table-cell table:style-name="ce61" office:value-type="float" office:value="52.4722800000002" calcext:value-type="float">
            <text:p>52,4723</text:p>
          </table:table-cell>
          <table:table-cell table:style-name="ce61" office:value-type="float" office:value="55.6324000000002" calcext:value-type="float">
            <text:p>55,6324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table:formula="of:=LOG([.AE102];10)" office:value-type="float" office:value="2.60195662997116" calcext:value-type="float">
            <text:p>2,6020</text:p>
          </table:table-cell>
          <table:table-cell table:style-name="ce15" table:formula="of:=LOG([.AF102];10)" office:value-type="float" office:value="1.81816322660334" calcext:value-type="float">
            <text:p>1,8182</text:p>
          </table:table-cell>
          <table:table-cell table:style-name="ce15" table:formula="of:=LOG([.$AG102];10)" office:value-type="float" office:value="1.63825427502427" calcext:value-type="float">
            <text:p>1,6383</text:p>
          </table:table-cell>
          <table:table-cell table:style-name="ce15" table:formula="of:=LOG([.AH102];10)" office:value-type="float" office:value="1.90496685496293" calcext:value-type="float">
            <text:p>1,9050</text:p>
          </table:table-cell>
          <table:table-cell table:style-name="ce15" table:formula="of:=LOG([.AI102];10)" office:value-type="float" office:value="1.91878738407011" calcext:value-type="float">
            <text:p>1,9188</text:p>
          </table:table-cell>
          <table:table-cell table:style-name="ce15" table:formula="of:=LOG([.AJ102];10)" office:value-type="float" office:value="2.18079238126951" calcext:value-type="float">
            <text:p>2,1808</text:p>
          </table:table-cell>
          <table:table-cell table:style-name="ce15" table:formula="of:=LOG([.AK102];10)" office:value-type="float" office:value="1.81355830592918" calcext:value-type="float">
            <text:p>1,8136</text:p>
          </table:table-cell>
          <table:table-cell table:style-name="ce15" table:formula="of:=LOG([.AL102];10)" office:value-type="float" office:value="1.71992993536102" calcext:value-type="float">
            <text:p>1,7199</text:p>
          </table:table-cell>
          <table:table-cell table:style-name="ce15" table:formula="of:=LOG([.$AM102];10)" office:value-type="float" office:value="1.7453277959515" calcext:value-type="float">
            <text:p>1,745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number-columns-repeated="2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5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61" office:value-type="float" office:value="60.2544500000001" calcext:value-type="float">
            <text:p>60,2545</text:p>
          </table:table-cell>
          <table:table-cell table:style-name="ce61" office:value-type="float" office:value="49.9645399999999" calcext:value-type="float">
            <text:p>49,9645</text:p>
          </table:table-cell>
          <table:table-cell table:style-name="ce61" office:value-type="float" office:value="84.0275999999999" calcext:value-type="float">
            <text:p>84,0276</text:p>
          </table:table-cell>
          <table:table-cell table:style-name="ce61" office:value-type="float" office:value="162.4975" calcext:value-type="float">
            <text:p>162,4975</text:p>
          </table:table-cell>
          <table:table-cell table:style-name="ce61" office:value-type="float" office:value="41.53793" calcext:value-type="float">
            <text:p>41,5379</text:p>
          </table:table-cell>
          <table:table-cell table:style-name="ce61" office:value-type="float" office:value="62.7903999999999" calcext:value-type="float">
            <text:p>62,7904</text:p>
          </table:table-cell>
          <table:table-cell table:style-name="ce61" office:value-type="float" office:value="51.69397" calcext:value-type="float">
            <text:p>51,6940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table:formula="of:=LOG([.AE103];10)" office:value-type="float" office:value="2.60756809448775" calcext:value-type="float">
            <text:p>2,6076</text:p>
          </table:table-cell>
          <table:table-cell table:style-name="ce15" table:formula="of:=LOG([.AF103];10)" office:value-type="float" office:value="1.98005314660977" calcext:value-type="float">
            <text:p>1,9801</text:p>
          </table:table-cell>
          <table:table-cell table:style-name="ce15" table:formula="of:=LOG([.$AG103];10)" office:value-type="float" office:value="1.7799891265843" calcext:value-type="float">
            <text:p>1,7800</text:p>
          </table:table-cell>
          <table:table-cell table:style-name="ce15" table:formula="of:=LOG([.AH103];10)" office:value-type="float" office:value="1.6986618934204" calcext:value-type="float">
            <text:p>1,6987</text:p>
          </table:table-cell>
          <table:table-cell table:style-name="ce15" table:formula="of:=LOG([.AI103];10)" office:value-type="float" office:value="1.92442195938232" calcext:value-type="float">
            <text:p>1,9244</text:p>
          </table:table-cell>
          <table:table-cell table:style-name="ce15" table:formula="of:=LOG([.AJ103];10)" office:value-type="float" office:value="2.21084668380993" calcext:value-type="float">
            <text:p>2,2108</text:p>
          </table:table-cell>
          <table:table-cell table:style-name="ce15" table:formula="of:=LOG([.AK103];10)" office:value-type="float" office:value="1.6184448501197" calcext:value-type="float">
            <text:p>1,6184</text:p>
          </table:table-cell>
          <table:table-cell table:style-name="ce15" table:formula="of:=LOG([.AL103];10)" office:value-type="float" office:value="1.79789324969698" calcext:value-type="float">
            <text:p>1,7979</text:p>
          </table:table-cell>
          <table:table-cell table:style-name="ce15" table:formula="of:=LOG([.$AM103];10)" office:value-type="float" office:value="1.71343988645064" calcext:value-type="float">
            <text:p>1,7134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number-columns-repeated="2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5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61" office:value-type="float" office:value="317.792820000001" calcext:value-type="float">
            <text:p>317,7928</text:p>
          </table:table-cell>
          <table:table-cell table:style-name="ce61" office:value-type="float" office:value="603.741870000002" calcext:value-type="float">
            <text:p>603,7419</text:p>
          </table:table-cell>
          <table:table-cell table:style-name="ce61" office:value-type="float" office:value="361.03044" calcext:value-type="float">
            <text:p>361,0304</text:p>
          </table:table-cell>
          <table:table-cell table:style-name="ce61" office:value-type="float" office:value="987.684959999999" calcext:value-type="float">
            <text:p>987,6850</text:p>
          </table:table-cell>
          <table:table-cell table:style-name="ce61" office:value-type="float" office:value="324.871249999999" calcext:value-type="float">
            <text:p>324,8712</text:p>
          </table:table-cell>
          <table:table-cell table:style-name="ce61" office:value-type="float" office:value="435.601090000001" calcext:value-type="float">
            <text:p>435,6011</text:p>
          </table:table-cell>
          <table:table-cell table:style-name="ce61" office:value-type="float" office:value="299.199639999999" calcext:value-type="float">
            <text:p>299,1996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table:formula="of:=LOG([.AE104];10)" office:value-type="float" office:value="3.08427726746818" calcext:value-type="float">
            <text:p>3,0843</text:p>
          </table:table-cell>
          <table:table-cell table:style-name="ce15" table:formula="of:=LOG([.AF104];10)" office:value-type="float" office:value="2.70186211260647" calcext:value-type="float">
            <text:p>2,7019</text:p>
          </table:table-cell>
          <table:table-cell table:style-name="ce15" table:formula="of:=LOG([.$AG104];10)" office:value-type="float" office:value="2.502144080821" calcext:value-type="float">
            <text:p>2,5021</text:p>
          </table:table-cell>
          <table:table-cell table:style-name="ce15" table:formula="of:=LOG([.AH104];10)" office:value-type="float" office:value="2.78085129558083" calcext:value-type="float">
            <text:p>2,7809</text:p>
          </table:table-cell>
          <table:table-cell table:style-name="ce15" table:formula="of:=LOG([.AI104];10)" office:value-type="float" office:value="2.55754382064998" calcext:value-type="float">
            <text:p>2,5575</text:p>
          </table:table-cell>
          <table:table-cell table:style-name="ce15" table:formula="of:=LOG([.AJ104];10)" office:value-type="float" office:value="2.99461844058774" calcext:value-type="float">
            <text:p>2,9946</text:p>
          </table:table-cell>
          <table:table-cell table:style-name="ce15" table:formula="of:=LOG([.AK104];10)" office:value-type="float" office:value="2.51171127946188" calcext:value-type="float">
            <text:p>2,5117</text:p>
          </table:table-cell>
          <table:table-cell table:style-name="ce15" table:formula="of:=LOG([.AL104];10)" office:value-type="float" office:value="2.63908895781559" calcext:value-type="float">
            <text:p>2,6391</text:p>
          </table:table-cell>
          <table:table-cell table:style-name="ce15" table:formula="of:=LOG([.$AM104];10)" office:value-type="float" office:value="2.47596106664527" calcext:value-type="float">
            <text:p>2,4760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number-columns-repeated="2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5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61" office:value-type="float" office:value="315.110390000002" calcext:value-type="float">
            <text:p>315,1104</text:p>
          </table:table-cell>
          <table:table-cell table:style-name="ce61" office:value-type="float" office:value="450.382280000001" calcext:value-type="float">
            <text:p>450,3823</text:p>
          </table:table-cell>
          <table:table-cell table:style-name="ce61" office:value-type="float" office:value="322.95348" calcext:value-type="float">
            <text:p>322,9535</text:p>
          </table:table-cell>
          <table:table-cell table:style-name="ce61" office:value-type="float" office:value="899.40929" calcext:value-type="float">
            <text:p>899,4093</text:p>
          </table:table-cell>
          <table:table-cell table:style-name="ce61" office:value-type="float" office:value="370.461080000002" calcext:value-type="float">
            <text:p>370,4611</text:p>
          </table:table-cell>
          <table:table-cell table:style-name="ce61" office:value-type="float" office:value="402.900999999998" calcext:value-type="float">
            <text:p>402,9010</text:p>
          </table:table-cell>
          <table:table-cell table:style-name="ce61" office:value-type="float" office:value="339.853010000001" calcext:value-type="float">
            <text:p>339,8530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table:formula="of:=LOG([.AE105];10)" office:value-type="float" office:value="3.05142625709581" calcext:value-type="float">
            <text:p>3,0514</text:p>
          </table:table-cell>
          <table:table-cell table:style-name="ce15" table:formula="of:=LOG([.AF105];10)" office:value-type="float" office:value="2.67424890140341" calcext:value-type="float">
            <text:p>2,6742</text:p>
          </table:table-cell>
          <table:table-cell table:style-name="ce15" table:formula="of:=LOG([.$AG105];10)" office:value-type="float" office:value="2.49846272321613" calcext:value-type="float">
            <text:p>2,4985</text:p>
          </table:table-cell>
          <table:table-cell table:style-name="ce15" table:formula="of:=LOG([.AH105];10)" office:value-type="float" office:value="2.65358129514345" calcext:value-type="float">
            <text:p>2,6536</text:p>
          </table:table-cell>
          <table:table-cell table:style-name="ce15" table:formula="of:=LOG([.AI105];10)" office:value-type="float" office:value="2.50913996866444" calcext:value-type="float">
            <text:p>2,5091</text:p>
          </table:table-cell>
          <table:table-cell table:style-name="ce15" table:formula="of:=LOG([.AJ105];10)" office:value-type="float" office:value="2.95395736908349" calcext:value-type="float">
            <text:p>2,9540</text:p>
          </table:table-cell>
          <table:table-cell table:style-name="ce15" table:formula="of:=LOG([.AK105];10)" office:value-type="float" office:value="2.56874258848514" calcext:value-type="float">
            <text:p>2,5687</text:p>
          </table:table-cell>
          <table:table-cell table:style-name="ce15" table:formula="of:=LOG([.AL105];10)" office:value-type="float" office:value="2.60519834530831" calcext:value-type="float">
            <text:p>2,6052</text:p>
          </table:table-cell>
          <table:table-cell table:style-name="ce15" table:formula="of:=LOG([.$AM105];10)" office:value-type="float" office:value="2.53129112072173" calcext:value-type="float">
            <text:p>2,5313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number-columns-repeated="2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5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61" office:value-type="float" office:value="252.99974" calcext:value-type="float">
            <text:p>252,9997</text:p>
          </table:table-cell>
          <table:table-cell table:style-name="ce61" office:value-type="float" office:value="462.259019999999" calcext:value-type="float">
            <text:p>462,2590</text:p>
          </table:table-cell>
          <table:table-cell table:style-name="ce61" office:value-type="float" office:value="349.236810000002" calcext:value-type="float">
            <text:p>349,2368</text:p>
          </table:table-cell>
          <table:table-cell table:style-name="ce61" office:value-type="float" office:value="749.34731" calcext:value-type="float">
            <text:p>749,3473</text:p>
          </table:table-cell>
          <table:table-cell table:style-name="ce61" office:value-type="float" office:value="327.329839999999" calcext:value-type="float">
            <text:p>327,3298</text:p>
          </table:table-cell>
          <table:table-cell table:style-name="ce61" office:value-type="float" office:value="280.95805" calcext:value-type="float">
            <text:p>280,9581</text:p>
          </table:table-cell>
          <table:table-cell table:style-name="ce61" office:value-type="float" office:value="277.824400000001" calcext:value-type="float">
            <text:p>277,8244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table:formula="of:=LOG([.AE106];10)" office:value-type="float" office:value="3.10239178086154" calcext:value-type="float">
            <text:p>3,1024</text:p>
          </table:table-cell>
          <table:table-cell table:style-name="ce15" table:formula="of:=LOG([.AF106];10)" office:value-type="float" office:value="2.67681608168452" calcext:value-type="float">
            <text:p>2,6768</text:p>
          </table:table-cell>
          <table:table-cell table:style-name="ce15" table:formula="of:=LOG([.$AG106];10)" office:value-type="float" office:value="2.40312007486505" calcext:value-type="float">
            <text:p>2,4031</text:p>
          </table:table-cell>
          <table:table-cell table:style-name="ce15" table:formula="of:=LOG([.AH106];10)" office:value-type="float" office:value="2.6648853942455" calcext:value-type="float">
            <text:p>2,6649</text:p>
          </table:table-cell>
          <table:table-cell table:style-name="ce15" table:formula="of:=LOG([.AI106];10)" office:value-type="float" office:value="2.54312001263192" calcext:value-type="float">
            <text:p>2,5431</text:p>
          </table:table-cell>
          <table:table-cell table:style-name="ce15" table:formula="of:=LOG([.AJ106];10)" office:value-type="float" office:value="2.87468315262122" calcext:value-type="float">
            <text:p>2,8747</text:p>
          </table:table-cell>
          <table:table-cell table:style-name="ce15" table:formula="of:=LOG([.AK106];10)" office:value-type="float" office:value="2.51498559820939" calcext:value-type="float">
            <text:p>2,5150</text:p>
          </table:table-cell>
          <table:table-cell table:style-name="ce15" table:formula="of:=LOG([.AL106];10)" office:value-type="float" office:value="2.44864147999915" calcext:value-type="float">
            <text:p>2,4486</text:p>
          </table:table-cell>
          <table:table-cell table:style-name="ce15" table:formula="of:=LOG([.$AM106];10)" office:value-type="float" office:value="2.44377038510215" calcext:value-type="float">
            <text:p>2,4438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number-columns-repeated="2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5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61" office:value-type="float" office:value="412.809699999997" calcext:value-type="float">
            <text:p>412,8097</text:p>
          </table:table-cell>
          <table:table-cell table:style-name="ce61" office:value-type="float" office:value="462.811069999998" calcext:value-type="float">
            <text:p>462,8111</text:p>
          </table:table-cell>
          <table:table-cell table:style-name="ce61" office:value-type="float" office:value="292.782710000001" calcext:value-type="float">
            <text:p>292,7827</text:p>
          </table:table-cell>
          <table:table-cell table:style-name="ce61" office:value-type="float" office:value="1078.09481" calcext:value-type="float">
            <text:p>1078,0948</text:p>
          </table:table-cell>
          <table:table-cell table:style-name="ce61" office:value-type="float" office:value="308.065520000001" calcext:value-type="float">
            <text:p>308,0655</text:p>
          </table:table-cell>
          <table:table-cell table:style-name="ce61" office:value-type="float" office:value="265.11599" calcext:value-type="float">
            <text:p>265,1160</text:p>
          </table:table-cell>
          <table:table-cell table:style-name="ce61" office:value-type="float" office:value="413.679119999999" calcext:value-type="float">
            <text:p>413,6791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table:formula="of:=LOG([.AE107];10)" office:value-type="float" office:value="3.11927159487767" calcext:value-type="float">
            <text:p>3,1193</text:p>
          </table:table-cell>
          <table:table-cell table:style-name="ce15" table:formula="of:=LOG([.AF107];10)" office:value-type="float" office:value="2.72428034690799" calcext:value-type="float">
            <text:p>2,7243</text:p>
          </table:table-cell>
          <table:table-cell table:style-name="ce15" table:formula="of:=LOG([.$AG107];10)" office:value-type="float" office:value="2.61574989357792" calcext:value-type="float">
            <text:p>2,6157</text:p>
          </table:table-cell>
          <table:table-cell table:style-name="ce15" table:formula="of:=LOG([.AH107];10)" office:value-type="float" office:value="2.66540373831432" calcext:value-type="float">
            <text:p>2,6654</text:p>
          </table:table-cell>
          <table:table-cell table:style-name="ce15" table:formula="of:=LOG([.AI107];10)" office:value-type="float" office:value="2.46654542630267" calcext:value-type="float">
            <text:p>2,4665</text:p>
          </table:table-cell>
          <table:table-cell table:style-name="ce15" table:formula="of:=LOG([.AJ107];10)" office:value-type="float" office:value="3.03265695533054" calcext:value-type="float">
            <text:p>3,0327</text:p>
          </table:table-cell>
          <table:table-cell table:style-name="ce15" table:formula="of:=LOG([.AK107];10)" office:value-type="float" office:value="2.48864309295599" calcext:value-type="float">
            <text:p>2,4886</text:p>
          </table:table-cell>
          <table:table-cell table:style-name="ce15" table:formula="of:=LOG([.AL107];10)" office:value-type="float" office:value="2.42343592222326" calcext:value-type="float">
            <text:p>2,4234</text:p>
          </table:table-cell>
          <table:table-cell table:style-name="ce15" table:formula="of:=LOG([.$AM107];10)" office:value-type="float" office:value="2.61666360091091" calcext:value-type="float">
            <text:p>2,6167</text:p>
          </table:table-cell>
          <table:table-cell table:number-columns-repeated="206"/>
          <table:table-cell table:style-name="Default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number-columns-repeated="2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5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61" office:value-type="float" office:value="354.49743" calcext:value-type="float">
            <text:p>354,4974</text:p>
          </table:table-cell>
          <table:table-cell table:style-name="ce61" office:value-type="float" office:value="683.647809999999" calcext:value-type="float">
            <text:p>683,6478</text:p>
          </table:table-cell>
          <table:table-cell table:style-name="ce61" office:value-type="float" office:value="387.340899999996" calcext:value-type="float">
            <text:p>387,3409</text:p>
          </table:table-cell>
          <table:table-cell table:style-name="ce61" office:value-type="float" office:value="1091.03679" calcext:value-type="float">
            <text:p>1091,0368</text:p>
          </table:table-cell>
          <table:table-cell table:style-name="ce61" office:value-type="float" office:value="365.057279999997" calcext:value-type="float">
            <text:p>365,0573</text:p>
          </table:table-cell>
          <table:table-cell table:style-name="ce61" office:value-type="float" office:value="334.059800000001" calcext:value-type="float">
            <text:p>334,0598</text:p>
          </table:table-cell>
          <table:table-cell table:style-name="ce61" office:value-type="float" office:value="433.623150000001" calcext:value-type="float">
            <text:p>433,6232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table:formula="of:=LOG([.AE108];10)" office:value-type="float" office:value="3.20207909357166" calcext:value-type="float">
            <text:p>3,2021</text:p>
          </table:table-cell>
          <table:table-cell table:style-name="ce15" table:formula="of:=LOG([.AF108];10)" office:value-type="float" office:value="2.58085968981083" calcext:value-type="float">
            <text:p>2,5809</text:p>
          </table:table-cell>
          <table:table-cell table:style-name="ce15" table:formula="of:=LOG([.$AG108];10)" office:value-type="float" office:value="2.54961309102581" calcext:value-type="float">
            <text:p>2,5496</text:p>
          </table:table-cell>
          <table:table-cell table:style-name="ce15" table:formula="of:=LOG([.AH108];10)" office:value-type="float" office:value="2.83483242691752" calcext:value-type="float">
            <text:p>2,8348</text:p>
          </table:table-cell>
          <table:table-cell table:style-name="ce15" table:formula="of:=LOG([.AI108];10)" office:value-type="float" office:value="2.58809335731782" calcext:value-type="float">
            <text:p>2,5881</text:p>
          </table:table-cell>
          <table:table-cell table:style-name="ce15" table:formula="of:=LOG([.AJ108];10)" office:value-type="float" office:value="3.0378393953405" calcext:value-type="float">
            <text:p>3,0378</text:p>
          </table:table-cell>
          <table:table-cell table:style-name="ce15" table:formula="of:=LOG([.AK108];10)" office:value-type="float" office:value="2.5623610135967" calcext:value-type="float">
            <text:p>2,5624</text:p>
          </table:table-cell>
          <table:table-cell table:style-name="ce15" table:formula="of:=LOG([.AL108];10)" office:value-type="float" office:value="2.52382421676774" calcext:value-type="float">
            <text:p>2,5238</text:p>
          </table:table-cell>
          <table:table-cell table:style-name="ce15" table:formula="of:=LOG([.$AM108];10)" office:value-type="float" office:value="2.63711245998991" calcext:value-type="float">
            <text:p>2,6371</text:p>
          </table:table-cell>
          <table:table-cell table:number-columns-repeated="206"/>
          <table:table-cell table:style-name="Default"/>
        </table:table-row>
        <table:table-row table:style-name="ro9" table:number-rows-repeated="4">
          <table:table-cell table:number-columns-repeated="257"/>
        </table:table-row>
        <table:table-row table:style-name="ro9">
          <table:table-cell table:number-columns-repeated="30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table:style-name="ce69" office:value-type="string" calcext:value-type="string">
            <text:p>AGG_uniforme</text:p>
          </table:table-cell>
          <table:table-cell table:style-name="ce69" office:value-type="string" calcext:value-type="string">
            <text:p>AGG_posicion</text:p>
          </table:table-cell>
          <table:table-cell table:style-name="ce69" office:value-type="string" calcext:value-type="string">
            <text:p>AGE_uniforme</text:p>
          </table:table-cell>
          <table:table-cell table:style-name="ce69" office:value-type="string" calcext:value-type="string">
            <text:p>AGE_posicion</text:p>
          </table:table-cell>
          <table:table-cell table:style-name="ce69" office:value-type="string" calcext:value-type="string">
            <text:p>AM_10_1</text:p>
          </table:table-cell>
          <table:table-cell table:style-name="ce69" office:value-type="string" calcext:value-type="string">
            <text:p>AM_10_01</text:p>
          </table:table-cell>
          <table:table-cell table:style-name="ce69" office:value-type="string" calcext:value-type="string">
            <text:p>AM_10_01mej</text:p>
          </table:table-cell>
          <table:table-cell table:number-columns-repeated="2"/>
          <table:table-cell office:value-type="string" calcext:value-type="string">
            <text:p>Greed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GG_uniforme</text:p>
          </table:table-cell>
          <table:table-cell office:value-type="string" calcext:value-type="string">
            <text:p>AGG_posicion</text:p>
          </table:table-cell>
          <table:table-cell office:value-type="string" calcext:value-type="string">
            <text:p>AGE_uniforme</text:p>
          </table:table-cell>
          <table:table-cell office:value-type="string" calcext:value-type="string">
            <text:p>AGE_posicion</text:p>
          </table:table-cell>
          <table:table-cell office:value-type="string" calcext:value-type="string">
            <text:p>AM_10_1</text:p>
          </table:table-cell>
          <table:table-cell office:value-type="string" calcext:value-type="string">
            <text:p>AM_10_01</text:p>
          </table:table-cell>
          <table:table-cell office:value-type="string" calcext:value-type="string">
            <text:p>AM_10_01mej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_n25_m2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64" office:value-type="float" office:value="0.000310747199999994" calcext:value-type="float">
            <text:p>3,11E-04</text:p>
          </table:table-cell>
          <table:table-cell table:style-name="ce64" office:value-type="float" office:value="2.770090999" calcext:value-type="float">
            <text:p>2,77E+00</text:p>
          </table:table-cell>
          <table:table-cell table:style-name="ce64" office:value-type="float" office:value="2.087370557" calcext:value-type="float">
            <text:p>2,09E+00</text:p>
          </table:table-cell>
          <table:table-cell table:style-name="ce64" office:value-type="float" office:value="7.474259991" calcext:value-type="float">
            <text:p>7,47E+00</text:p>
          </table:table-cell>
          <table:table-cell table:style-name="ce64" office:value-type="float" office:value="5.673558095" calcext:value-type="float">
            <text:p>5,67E+00</text:p>
          </table:table-cell>
          <table:table-cell table:style-name="ce64" office:value-type="float" office:value="6.078688205" calcext:value-type="float">
            <text:p>6,08E+00</text:p>
          </table:table-cell>
          <table:table-cell table:style-name="ce64" office:value-type="float" office:value="3.030972855" calcext:value-type="float">
            <text:p>3,03E+00</text:p>
          </table:table-cell>
          <table:table-cell table:style-name="ce64" office:value-type="float" office:value="2.83236861" calcext:value-type="float">
            <text:p>2,83E+00</text:p>
          </table:table-cell>
          <table:table-cell/>
          <table:table-cell table:style-name="ce43" office:value-type="string" calcext:value-type="string">
            <text:p>GKD-b_1_n25_m2</text:p>
          </table:table-cell>
          <table:table-cell table:style-name="ce15" table:formula="of:=LOG([.AE114];10)" office:value-type="float" office:value="-5.07244487010792" calcext:value-type="float">
            <text:p>-5,0724</text:p>
          </table:table-cell>
          <table:table-cell table:style-name="ce15" table:formula="of:=LOG([.AF114];10)" office:value-type="float" office:value="-3.50759277589639" calcext:value-type="float">
            <text:p>-3,5076</text:p>
          </table:table-cell>
          <table:table-cell table:style-name="ce15" table:formula="of:=LOG([.$AG114];10)" office:value-type="float" office:value="0.442494036109365" calcext:value-type="float">
            <text:p>0,4425</text:p>
          </table:table-cell>
          <table:table-cell table:style-name="ce15" table:formula="of:=LOG([.AH114];10)" office:value-type="float" office:value="0.319599553317966" calcext:value-type="float">
            <text:p>0,3196</text:p>
          </table:table-cell>
          <table:table-cell table:style-name="ce15" table:formula="of:=LOG([.AI114];10)" office:value-type="float" office:value="0.873568200644044" calcext:value-type="float">
            <text:p>0,8736</text:p>
          </table:table-cell>
          <table:table-cell table:style-name="ce15" table:formula="of:=LOG([.AJ114];10)" office:value-type="float" office:value="0.753855506225979" calcext:value-type="float">
            <text:p>0,7539</text:p>
          </table:table-cell>
          <table:table-cell table:style-name="ce15" table:formula="of:=LOG([.AK114];10)" office:value-type="float" office:value="0.783809867628437" calcext:value-type="float">
            <text:p>0,7838</text:p>
          </table:table-cell>
          <table:table-cell table:style-name="ce15" table:formula="of:=LOG([.AL114];10)" office:value-type="float" office:value="0.481582046899954" calcext:value-type="float">
            <text:p>0,4816</text:p>
          </table:table-cell>
          <table:table-cell table:style-name="ce15" table:formula="of:=LOG([.AM114];10)" office:value-type="float" office:value="0.45214977263059" calcext:value-type="float">
            <text:p>0,4521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_n25_m2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64" office:value-type="float" office:value="0.000210545599999989" calcext:value-type="float">
            <text:p>2,11E-04</text:p>
          </table:table-cell>
          <table:table-cell table:style-name="ce64" office:value-type="float" office:value="2.631713294" calcext:value-type="float">
            <text:p>2,63E+00</text:p>
          </table:table-cell>
          <table:table-cell table:style-name="ce64" office:value-type="float" office:value="2.081037635" calcext:value-type="float">
            <text:p>2,08E+00</text:p>
          </table:table-cell>
          <table:table-cell table:style-name="ce64" office:value-type="float" office:value="7.331144556" calcext:value-type="float">
            <text:p>7,33E+00</text:p>
          </table:table-cell>
          <table:table-cell table:style-name="ce64" office:value-type="float" office:value="5.600578136" calcext:value-type="float">
            <text:p>5,60E+00</text:p>
          </table:table-cell>
          <table:table-cell table:style-name="ce64" office:value-type="float" office:value="6.008234949" calcext:value-type="float">
            <text:p>6,01E+00</text:p>
          </table:table-cell>
          <table:table-cell table:style-name="ce64" office:value-type="float" office:value="2.988211711" calcext:value-type="float">
            <text:p>2,99E+00</text:p>
          </table:table-cell>
          <table:table-cell table:style-name="ce64" office:value-type="float" office:value="2.798647512" calcext:value-type="float">
            <text:p>2,80E+00</text:p>
          </table:table-cell>
          <table:table-cell/>
          <table:table-cell table:style-name="ce43" office:value-type="string" calcext:value-type="string">
            <text:p>GKD-b_2_n25_m2</text:p>
          </table:table-cell>
          <table:table-cell table:style-name="ce15" table:formula="of:=LOG([.AE115];10)" office:value-type="float" office:value="-5.16451235800484" calcext:value-type="float">
            <text:p>-5,1645</text:p>
          </table:table-cell>
          <table:table-cell table:style-name="ce15" table:formula="of:=LOG([.AF115];10)" office:value-type="float" office:value="-3.67665383007222" calcext:value-type="float">
            <text:p>-3,6767</text:p>
          </table:table-cell>
          <table:table-cell table:style-name="ce15" table:formula="of:=LOG([.$AG115];10)" office:value-type="float" office:value="0.420238574297551" calcext:value-type="float">
            <text:p>0,4202</text:p>
          </table:table-cell>
          <table:table-cell table:style-name="ce15" table:formula="of:=LOG([.AH115];10)" office:value-type="float" office:value="0.318279934380311" calcext:value-type="float">
            <text:p>0,3183</text:p>
          </table:table-cell>
          <table:table-cell table:style-name="ce15" table:formula="of:=LOG([.AI115];10)" office:value-type="float" office:value="0.865171783038234" calcext:value-type="float">
            <text:p>0,8652</text:p>
          </table:table-cell>
          <table:table-cell table:style-name="ce15" table:formula="of:=LOG([.AJ115];10)" office:value-type="float" office:value="0.748232860633852" calcext:value-type="float">
            <text:p>0,7482</text:p>
          </table:table-cell>
          <table:table-cell table:style-name="ce15" table:formula="of:=LOG([.AK115];10)" office:value-type="float" office:value="0.778746907195038" calcext:value-type="float">
            <text:p>0,7787</text:p>
          </table:table-cell>
          <table:table-cell table:style-name="ce15" table:formula="of:=LOG([.AL115];10)" office:value-type="float" office:value="0.475411363445198" calcext:value-type="float">
            <text:p>0,4754</text:p>
          </table:table-cell>
          <table:table-cell table:style-name="ce15" table:formula="of:=LOG([.AM115];10)" office:value-type="float" office:value="0.446948202777229" calcext:value-type="float">
            <text:p>0,4469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_n25_m2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64" office:value-type="float" office:value="0.000211346199999996" calcext:value-type="float">
            <text:p>2,11E-04</text:p>
          </table:table-cell>
          <table:table-cell table:style-name="ce64" office:value-type="float" office:value="2.617135626" calcext:value-type="float">
            <text:p>2,62E+00</text:p>
          </table:table-cell>
          <table:table-cell table:style-name="ce64" office:value-type="float" office:value="2.05878455300001" calcext:value-type="float">
            <text:p>2,06E+00</text:p>
          </table:table-cell>
          <table:table-cell table:style-name="ce64" office:value-type="float" office:value="7.32181599" calcext:value-type="float">
            <text:p>7,32E+00</text:p>
          </table:table-cell>
          <table:table-cell table:style-name="ce64" office:value-type="float" office:value="5.612426212" calcext:value-type="float">
            <text:p>5,61E+00</text:p>
          </table:table-cell>
          <table:table-cell table:style-name="ce64" office:value-type="float" office:value="5.98996785099999" calcext:value-type="float">
            <text:p>5,99E+00</text:p>
          </table:table-cell>
          <table:table-cell table:style-name="ce64" office:value-type="float" office:value="2.970107322" calcext:value-type="float">
            <text:p>2,97E+00</text:p>
          </table:table-cell>
          <table:table-cell table:style-name="ce64" office:value-type="float" office:value="2.79033465699999" calcext:value-type="float">
            <text:p>2,79E+00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15" table:formula="of:=LOG([.AE116];10)" office:value-type="float" office:value="-5.17496355877857" calcext:value-type="float">
            <text:p>-5,1750</text:p>
          </table:table-cell>
          <table:table-cell table:style-name="ce15" table:formula="of:=LOG([.AF116];10)" office:value-type="float" office:value="-3.67500555636995" calcext:value-type="float">
            <text:p>-3,6750</text:p>
          </table:table-cell>
          <table:table-cell table:style-name="ce15" table:formula="of:=LOG([.$AG116];10)" office:value-type="float" office:value="0.417826229364056" calcext:value-type="float">
            <text:p>0,4178</text:p>
          </table:table-cell>
          <table:table-cell table:style-name="ce15" table:formula="of:=LOG([.AH116];10)" office:value-type="float" office:value="0.313610901091623" calcext:value-type="float">
            <text:p>0,3136</text:p>
          </table:table-cell>
          <table:table-cell table:style-name="ce15" table:formula="of:=LOG([.AI116];10)" office:value-type="float" office:value="0.864618810105223" calcext:value-type="float">
            <text:p>0,8646</text:p>
          </table:table-cell>
          <table:table-cell table:style-name="ce15" table:formula="of:=LOG([.AJ116];10)" office:value-type="float" office:value="0.749150644268505" calcext:value-type="float">
            <text:p>0,7492</text:p>
          </table:table-cell>
          <table:table-cell table:style-name="ce15" table:formula="of:=LOG([.AK116];10)" office:value-type="float" office:value="0.777424491475994" calcext:value-type="float">
            <text:p>0,7774</text:p>
          </table:table-cell>
          <table:table-cell table:style-name="ce15" table:formula="of:=LOG([.AL116];10)" office:value-type="float" office:value="0.472772142418319" calcext:value-type="float">
            <text:p>0,4728</text:p>
          </table:table-cell>
          <table:table-cell table:style-name="ce15" table:formula="of:=LOG([.AM116];10)" office:value-type="float" office:value="0.445656293227886" calcext:value-type="float">
            <text:p>0,445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_n25_m2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64" office:value-type="float" office:value="0.000222469200000008" calcext:value-type="float">
            <text:p>2,22E-04</text:p>
          </table:table-cell>
          <table:table-cell table:style-name="ce64" office:value-type="float" office:value="2.568843921" calcext:value-type="float">
            <text:p>2,57E+00</text:p>
          </table:table-cell>
          <table:table-cell table:style-name="ce64" office:value-type="float" office:value="2.050254958" calcext:value-type="float">
            <text:p>2,05E+00</text:p>
          </table:table-cell>
          <table:table-cell table:style-name="ce64" office:value-type="float" office:value="7.325797213" calcext:value-type="float">
            <text:p>7,33E+00</text:p>
          </table:table-cell>
          <table:table-cell table:style-name="ce64" office:value-type="float" office:value="5.592922792" calcext:value-type="float">
            <text:p>5,59E+00</text:p>
          </table:table-cell>
          <table:table-cell table:style-name="ce64" office:value-type="float" office:value="5.987284449" calcext:value-type="float">
            <text:p>5,99E+00</text:p>
          </table:table-cell>
          <table:table-cell table:style-name="ce64" office:value-type="float" office:value="2.960130377" calcext:value-type="float">
            <text:p>2,96E+00</text:p>
          </table:table-cell>
          <table:table-cell table:style-name="ce64" office:value-type="float" office:value="2.773307109" calcext:value-type="float">
            <text:p>2,77E+00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15" table:formula="of:=LOG([.AE117];10)" office:value-type="float" office:value="-5.18790254662587" calcext:value-type="float">
            <text:p>-5,1879</text:p>
          </table:table-cell>
          <table:table-cell table:style-name="ce15" table:formula="of:=LOG([.AF117];10)" office:value-type="float" office:value="-3.65273010691201" calcext:value-type="float">
            <text:p>-3,6527</text:p>
          </table:table-cell>
          <table:table-cell table:style-name="ce15" table:formula="of:=LOG([.$AG117];10)" office:value-type="float" office:value="0.40973771800413" calcext:value-type="float">
            <text:p>0,4097</text:p>
          </table:table-cell>
          <table:table-cell table:style-name="ce15" table:formula="of:=LOG([.AH117];10)" office:value-type="float" office:value="0.311807870796023" calcext:value-type="float">
            <text:p>0,3118</text:p>
          </table:table-cell>
          <table:table-cell table:style-name="ce15" table:formula="of:=LOG([.AI117];10)" office:value-type="float" office:value="0.86485489269407" calcext:value-type="float">
            <text:p>0,8649</text:p>
          </table:table-cell>
          <table:table-cell table:style-name="ce15" table:formula="of:=LOG([.AJ117];10)" office:value-type="float" office:value="0.747638824112836" calcext:value-type="float">
            <text:p>0,7476</text:p>
          </table:table-cell>
          <table:table-cell table:style-name="ce15" table:formula="of:=LOG([.AK117];10)" office:value-type="float" office:value="0.777229891467306" calcext:value-type="float">
            <text:p>0,7772</text:p>
          </table:table-cell>
          <table:table-cell table:style-name="ce15" table:formula="of:=LOG([.AL117];10)" office:value-type="float" office:value="0.471310839695664" calcext:value-type="float">
            <text:p>0,4713</text:p>
          </table:table-cell>
          <table:table-cell table:style-name="ce15" table:formula="of:=LOG([.AM117];10)" office:value-type="float" office:value="0.442997964911048" calcext:value-type="float">
            <text:p>0,443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5_n25_m2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64" office:value-type="float" office:value="0.000213925799999992" calcext:value-type="float">
            <text:p>2,14E-04</text:p>
          </table:table-cell>
          <table:table-cell table:style-name="ce64" office:value-type="float" office:value="2.60992046299999" calcext:value-type="float">
            <text:p>2,61E+00</text:p>
          </table:table-cell>
          <table:table-cell table:style-name="ce64" office:value-type="float" office:value="2.06240622600001" calcext:value-type="float">
            <text:p>2,06E+00</text:p>
          </table:table-cell>
          <table:table-cell table:style-name="ce64" office:value-type="float" office:value="7.30297593999998" calcext:value-type="float">
            <text:p>7,30E+00</text:p>
          </table:table-cell>
          <table:table-cell table:style-name="ce64" office:value-type="float" office:value="5.58933342999998" calcext:value-type="float">
            <text:p>5,59E+00</text:p>
          </table:table-cell>
          <table:table-cell table:style-name="ce64" office:value-type="float" office:value="6.01996374699999" calcext:value-type="float">
            <text:p>6,02E+00</text:p>
          </table:table-cell>
          <table:table-cell table:style-name="ce64" office:value-type="float" office:value="2.98709714" calcext:value-type="float">
            <text:p>2,99E+00</text:p>
          </table:table-cell>
          <table:table-cell table:style-name="ce64" office:value-type="float" office:value="2.799016733" calcext:value-type="float">
            <text:p>2,80E+00</text:p>
          </table:table-cell>
          <table:table-cell/>
          <table:table-cell table:style-name="ce43" office:value-type="string" calcext:value-type="string">
            <text:p>GKD-b_5_n25_m2</text:p>
          </table:table-cell>
          <table:table-cell table:style-name="ce15" table:formula="of:=LOG([.AE118];10)" office:value-type="float" office:value="-5.17213983810146" calcext:value-type="float">
            <text:p>-5,1721</text:p>
          </table:table-cell>
          <table:table-cell table:style-name="ce15" table:formula="of:=LOG([.AF118];10)" office:value-type="float" office:value="-3.66973683524175" calcext:value-type="float">
            <text:p>-3,6697</text:p>
          </table:table-cell>
          <table:table-cell table:style-name="ce15" table:formula="of:=LOG([.$AG118];10)" office:value-type="float" office:value="0.416627272469873" calcext:value-type="float">
            <text:p>0,4166</text:p>
          </table:table-cell>
          <table:table-cell table:style-name="ce15" table:formula="of:=LOG([.AH118];10)" office:value-type="float" office:value="0.314374211061193" calcext:value-type="float">
            <text:p>0,3144</text:p>
          </table:table-cell>
          <table:table-cell table:style-name="ce15" table:formula="of:=LOG([.AI118];10)" office:value-type="float" office:value="0.863499869840073" calcext:value-type="float">
            <text:p>0,8635</text:p>
          </table:table-cell>
          <table:table-cell table:style-name="ce15" table:formula="of:=LOG([.AJ118];10)" office:value-type="float" office:value="0.747360018095025" calcext:value-type="float">
            <text:p>0,7474</text:p>
          </table:table-cell>
          <table:table-cell table:style-name="ce15" table:formula="of:=LOG([.AK118];10)" office:value-type="float" office:value="0.779593875888179" calcext:value-type="float">
            <text:p>0,7796</text:p>
          </table:table-cell>
          <table:table-cell table:style-name="ce15" table:formula="of:=LOG([.AL118];10)" office:value-type="float" office:value="0.475249346032318" calcext:value-type="float">
            <text:p>0,4752</text:p>
          </table:table-cell>
          <table:table-cell table:style-name="ce15" table:formula="of:=LOG([.AM118];10)" office:value-type="float" office:value="0.447005494760498" calcext:value-type="float">
            <text:p>0,447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6_n25_m7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64" office:value-type="float" office:value="0.00245744780000001" calcext:value-type="float">
            <text:p>2,46E-03</text:p>
          </table:table-cell>
          <table:table-cell table:style-name="ce64" office:value-type="float" office:value="2.662515219" calcext:value-type="float">
            <text:p>2,66E+00</text:p>
          </table:table-cell>
          <table:table-cell table:style-name="ce64" office:value-type="float" office:value="2.63821336799998" calcext:value-type="float">
            <text:p>2,64E+00</text:p>
          </table:table-cell>
          <table:table-cell table:style-name="ce64" office:value-type="float" office:value="6.059174197" calcext:value-type="float">
            <text:p>6,06E+00</text:p>
          </table:table-cell>
          <table:table-cell table:style-name="ce64" office:value-type="float" office:value="6.17363901600001" calcext:value-type="float">
            <text:p>6,17E+00</text:p>
          </table:table-cell>
          <table:table-cell table:style-name="ce64" office:value-type="float" office:value="15.601017815" calcext:value-type="float">
            <text:p>1,56E+01</text:p>
          </table:table-cell>
          <table:table-cell table:style-name="ce64" office:value-type="float" office:value="4.11446207499998" calcext:value-type="float">
            <text:p>4,11E+00</text:p>
          </table:table-cell>
          <table:table-cell table:style-name="ce64" office:value-type="float" office:value="3.81922056799999" calcext:value-type="float">
            <text:p>3,82E+00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15" table:formula="of:=LOG([.AE119];10)" office:value-type="float" office:value="-3.48429990883391" calcext:value-type="float">
            <text:p>-3,4843</text:p>
          </table:table-cell>
          <table:table-cell table:style-name="ce15" table:formula="of:=LOG([.AF119];10)" office:value-type="float" office:value="-2.60951569848574" calcext:value-type="float">
            <text:p>-2,6095</text:p>
          </table:table-cell>
          <table:table-cell table:style-name="ce15" table:formula="of:=LOG([.$AG119];10)" office:value-type="float" office:value="0.425292098891425" calcext:value-type="float">
            <text:p>0,4253</text:p>
          </table:table-cell>
          <table:table-cell table:style-name="ce15" table:formula="of:=LOG([.AH119];10)" office:value-type="float" office:value="0.421309916607518" calcext:value-type="float">
            <text:p>0,4213</text:p>
          </table:table-cell>
          <table:table-cell table:style-name="ce15" table:formula="of:=LOG([.AI119];10)" office:value-type="float" office:value="0.782413438337159" calcext:value-type="float">
            <text:p>0,7824</text:p>
          </table:table-cell>
          <table:table-cell table:style-name="ce15" table:formula="of:=LOG([.AJ119];10)" office:value-type="float" office:value="0.790541231893311" calcext:value-type="float">
            <text:p>0,7905</text:p>
          </table:table-cell>
          <table:table-cell table:style-name="ce15" table:formula="of:=LOG([.AK119];10)" office:value-type="float" office:value="1.19315293277873" calcext:value-type="float">
            <text:p>1,1932</text:p>
          </table:table-cell>
          <table:table-cell table:style-name="ce15" table:formula="of:=LOG([.AL119];10)" office:value-type="float" office:value="0.614313063574989" calcext:value-type="float">
            <text:p>0,6143</text:p>
          </table:table-cell>
          <table:table-cell table:style-name="ce15" table:formula="of:=LOG([.AM119];10)" office:value-type="float" office:value="0.581974740515017" calcext:value-type="float">
            <text:p>0,582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7_n25_m7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64" office:value-type="float" office:value="0.0028955066" calcext:value-type="float">
            <text:p>2,90E-03</text:p>
          </table:table-cell>
          <table:table-cell table:style-name="ce64" office:value-type="float" office:value="2.70988749499998" calcext:value-type="float">
            <text:p>2,71E+00</text:p>
          </table:table-cell>
          <table:table-cell table:style-name="ce64" office:value-type="float" office:value="2.673223716" calcext:value-type="float">
            <text:p>2,67E+00</text:p>
          </table:table-cell>
          <table:table-cell table:style-name="ce64" office:value-type="float" office:value="6.141416701" calcext:value-type="float">
            <text:p>6,14E+00</text:p>
          </table:table-cell>
          <table:table-cell table:style-name="ce64" office:value-type="float" office:value="6.22263552199999" calcext:value-type="float">
            <text:p>6,22E+00</text:p>
          </table:table-cell>
          <table:table-cell table:style-name="ce64" office:value-type="float" office:value="15.46567857" calcext:value-type="float">
            <text:p>1,55E+01</text:p>
          </table:table-cell>
          <table:table-cell table:style-name="ce64" office:value-type="float" office:value="4.113957583" calcext:value-type="float">
            <text:p>4,11E+00</text:p>
          </table:table-cell>
          <table:table-cell table:style-name="ce64" office:value-type="float" office:value="3.856773468" calcext:value-type="float">
            <text:p>3,86E+00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15" table:formula="of:=LOG([.AE120];10)" office:value-type="float" office:value="-3.48908090706222" calcext:value-type="float">
            <text:p>-3,4891</text:p>
          </table:table-cell>
          <table:table-cell table:style-name="ce15" table:formula="of:=LOG([.AF120];10)" office:value-type="float" office:value="-2.5382754408013" calcext:value-type="float">
            <text:p>-2,5383</text:p>
          </table:table-cell>
          <table:table-cell table:style-name="ce15" table:formula="of:=LOG([.$AG120];10)" office:value-type="float" office:value="0.432951260868895" calcext:value-type="float">
            <text:p>0,4330</text:p>
          </table:table-cell>
          <table:table-cell table:style-name="ce15" table:formula="of:=LOG([.AH120];10)" office:value-type="float" office:value="0.427035305392791" calcext:value-type="float">
            <text:p>0,4270</text:p>
          </table:table-cell>
          <table:table-cell table:style-name="ce15" table:formula="of:=LOG([.AI120];10)" office:value-type="float" office:value="0.788268565678087" calcext:value-type="float">
            <text:p>0,7883</text:p>
          </table:table-cell>
          <table:table-cell table:style-name="ce15" table:formula="of:=LOG([.AJ120];10)" office:value-type="float" office:value="0.793974363828779" calcext:value-type="float">
            <text:p>0,7940</text:p>
          </table:table-cell>
          <table:table-cell table:style-name="ce15" table:formula="of:=LOG([.AK120];10)" office:value-type="float" office:value="1.18936897980259" calcext:value-type="float">
            <text:p>1,1894</text:p>
          </table:table-cell>
          <table:table-cell table:style-name="ce15" table:formula="of:=LOG([.AL120];10)" office:value-type="float" office:value="0.614259809584275" calcext:value-type="float">
            <text:p>0,6143</text:p>
          </table:table-cell>
          <table:table-cell table:style-name="ce15" table:formula="of:=LOG([.AM120];10)" office:value-type="float" office:value="0.586224130832131" calcext:value-type="float">
            <text:p>0,5862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8_n25_m7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64" office:value-type="float" office:value="0.00206939879999999" calcext:value-type="float">
            <text:p>2,07E-03</text:p>
          </table:table-cell>
          <table:table-cell table:style-name="ce64" office:value-type="float" office:value="2.72808619400001" calcext:value-type="float">
            <text:p>2,73E+00</text:p>
          </table:table-cell>
          <table:table-cell table:style-name="ce64" office:value-type="float" office:value="2.695336696" calcext:value-type="float">
            <text:p>2,70E+00</text:p>
          </table:table-cell>
          <table:table-cell table:style-name="ce64" office:value-type="float" office:value="6.21735992100003" calcext:value-type="float">
            <text:p>6,22E+00</text:p>
          </table:table-cell>
          <table:table-cell table:style-name="ce64" office:value-type="float" office:value="6.30100638300002" calcext:value-type="float">
            <text:p>6,30E+00</text:p>
          </table:table-cell>
          <table:table-cell table:style-name="ce64" office:value-type="float" office:value="15.72139811" calcext:value-type="float">
            <text:p>1,57E+01</text:p>
          </table:table-cell>
          <table:table-cell table:style-name="ce64" office:value-type="float" office:value="4.13025517199998" calcext:value-type="float">
            <text:p>4,13E+00</text:p>
          </table:table-cell>
          <table:table-cell table:style-name="ce64" office:value-type="float" office:value="3.828179573" calcext:value-type="float">
            <text:p>3,83E+00</text:p>
          </table:table-cell>
          <table:table-cell/>
          <table:table-cell table:style-name="ce43" office:value-type="string" calcext:value-type="string">
            <text:p>GKD-b_8_n25_m7</text:p>
          </table:table-cell>
          <table:table-cell table:style-name="ce15" table:formula="of:=LOG([.AE121];10)" office:value-type="float" office:value="-3.48513600487586" calcext:value-type="float">
            <text:p>-3,4851</text:p>
          </table:table-cell>
          <table:table-cell table:style-name="ce15" table:formula="of:=LOG([.AF121];10)" office:value-type="float" office:value="-2.68415580708695" calcext:value-type="float">
            <text:p>-2,6842</text:p>
          </table:table-cell>
          <table:table-cell table:style-name="ce15" table:formula="of:=LOG([.$AG121];10)" office:value-type="float" office:value="0.435858087753948" calcext:value-type="float">
            <text:p>0,4359</text:p>
          </table:table-cell>
          <table:table-cell table:style-name="ce15" table:formula="of:=LOG([.AH121];10)" office:value-type="float" office:value="0.430613024098423" calcext:value-type="float">
            <text:p>0,4306</text:p>
          </table:table-cell>
          <table:table-cell table:style-name="ce15" table:formula="of:=LOG([.AI121];10)" office:value-type="float" office:value="0.793606009266133" calcext:value-type="float">
            <text:p>0,7936</text:p>
          </table:table-cell>
          <table:table-cell table:style-name="ce15" table:formula="of:=LOG([.AJ121];10)" office:value-type="float" office:value="0.799409919561212" calcext:value-type="float">
            <text:p>0,7994</text:p>
          </table:table-cell>
          <table:table-cell table:style-name="ce15" table:formula="of:=LOG([.AK121];10)" office:value-type="float" office:value="1.19649116539667" calcext:value-type="float">
            <text:p>1,1965</text:p>
          </table:table-cell>
          <table:table-cell table:style-name="ce15" table:formula="of:=LOG([.AL121];10)" office:value-type="float" office:value="0.615976883706805" calcext:value-type="float">
            <text:p>0,6160</text:p>
          </table:table-cell>
          <table:table-cell table:style-name="ce15" table:formula="of:=LOG([.AM121];10)" office:value-type="float" office:value="0.582992301553563" calcext:value-type="float">
            <text:p>0,583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9_n25_m7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64" office:value-type="float" office:value="0.00266474639999996" calcext:value-type="float">
            <text:p>2,66E-03</text:p>
          </table:table-cell>
          <table:table-cell table:style-name="ce64" office:value-type="float" office:value="2.71592053799998" calcext:value-type="float">
            <text:p>2,72E+00</text:p>
          </table:table-cell>
          <table:table-cell table:style-name="ce64" office:value-type="float" office:value="2.69053146599998" calcext:value-type="float">
            <text:p>2,69E+00</text:p>
          </table:table-cell>
          <table:table-cell table:style-name="ce64" office:value-type="float" office:value="6.19719075900002" calcext:value-type="float">
            <text:p>6,20E+00</text:p>
          </table:table-cell>
          <table:table-cell table:style-name="ce64" office:value-type="float" office:value="6.305464976" calcext:value-type="float">
            <text:p>6,31E+00</text:p>
          </table:table-cell>
          <table:table-cell table:style-name="ce64" office:value-type="float" office:value="18.561399251" calcext:value-type="float">
            <text:p>1,86E+01</text:p>
          </table:table-cell>
          <table:table-cell table:style-name="ce64" office:value-type="float" office:value="4.42530745699997" calcext:value-type="float">
            <text:p>4,43E+00</text:p>
          </table:table-cell>
          <table:table-cell table:style-name="ce64" office:value-type="float" office:value="3.84845909500001" calcext:value-type="float">
            <text:p>3,85E+00</text:p>
          </table:table-cell>
          <table:table-cell/>
          <table:table-cell table:style-name="ce43" office:value-type="string" calcext:value-type="string">
            <text:p>GKD-b_9_n25_m7</text:p>
          </table:table-cell>
          <table:table-cell table:style-name="ce15" table:formula="of:=LOG([.AE122];10)" office:value-type="float" office:value="-3.48743593175982" calcext:value-type="float">
            <text:p>-3,4874</text:p>
          </table:table-cell>
          <table:table-cell table:style-name="ce15" table:formula="of:=LOG([.AF122];10)" office:value-type="float" office:value="-2.57434411583863" calcext:value-type="float">
            <text:p>-2,5743</text:p>
          </table:table-cell>
          <table:table-cell table:style-name="ce15" table:formula="of:=LOG([.$AG122];10)" office:value-type="float" office:value="0.433917059270847" calcext:value-type="float">
            <text:p>0,4339</text:p>
          </table:table-cell>
          <table:table-cell table:style-name="ce15" table:formula="of:=LOG([.AH122];10)" office:value-type="float" office:value="0.429838075524029" calcext:value-type="float">
            <text:p>0,4298</text:p>
          </table:table-cell>
          <table:table-cell table:style-name="ce15" table:formula="of:=LOG([.AI122];10)" office:value-type="float" office:value="0.792194864603126" calcext:value-type="float">
            <text:p>0,7922</text:p>
          </table:table-cell>
          <table:table-cell table:style-name="ce15" table:formula="of:=LOG([.AJ122];10)" office:value-type="float" office:value="0.799717117723574" calcext:value-type="float">
            <text:p>0,7997</text:p>
          </table:table-cell>
          <table:table-cell table:style-name="ce15" table:formula="of:=LOG([.AK122];10)" office:value-type="float" office:value="1.26861071240452" calcext:value-type="float">
            <text:p>1,2686</text:p>
          </table:table-cell>
          <table:table-cell table:style-name="ce15" table:formula="of:=LOG([.AL122];10)" office:value-type="float" office:value="0.645943449551332" calcext:value-type="float">
            <text:p>0,6459</text:p>
          </table:table-cell>
          <table:table-cell table:style-name="ce15" table:formula="of:=LOG([.AM122];10)" office:value-type="float" office:value="0.585286874834647" calcext:value-type="float">
            <text:p>0,5853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0_n25_m7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64" office:value-type="float" office:value="0.00216839719999999" calcext:value-type="float">
            <text:p>2,17E-03</text:p>
          </table:table-cell>
          <table:table-cell table:style-name="ce64" office:value-type="float" office:value="2.73107352599999" calcext:value-type="float">
            <text:p>2,73E+00</text:p>
          </table:table-cell>
          <table:table-cell table:style-name="ce64" office:value-type="float" office:value="2.69831468799998" calcext:value-type="float">
            <text:p>2,70E+00</text:p>
          </table:table-cell>
          <table:table-cell table:style-name="ce64" office:value-type="float" office:value="6.223200604" calcext:value-type="float">
            <text:p>6,22E+00</text:p>
          </table:table-cell>
          <table:table-cell table:style-name="ce64" office:value-type="float" office:value="6.32915861800001" calcext:value-type="float">
            <text:p>6,33E+00</text:p>
          </table:table-cell>
          <table:table-cell table:style-name="ce64" office:value-type="float" office:value="17.247328139" calcext:value-type="float">
            <text:p>1,72E+01</text:p>
          </table:table-cell>
          <table:table-cell table:style-name="ce64" office:value-type="float" office:value="4.309608277" calcext:value-type="float">
            <text:p>4,31E+00</text:p>
          </table:table-cell>
          <table:table-cell table:style-name="ce64" office:value-type="float" office:value="3.821545679" calcext:value-type="float">
            <text:p>3,82E+00</text:p>
          </table:table-cell>
          <table:table-cell/>
          <table:table-cell table:style-name="ce43" office:value-type="string" calcext:value-type="string">
            <text:p>GKD-b_10_n25_m7</text:p>
          </table:table-cell>
          <table:table-cell table:style-name="ce15" table:formula="of:=LOG([.AE123];10)" office:value-type="float" office:value="-3.49046710928956" calcext:value-type="float">
            <text:p>-3,4905</text:p>
          </table:table-cell>
          <table:table-cell table:style-name="ce15" table:formula="of:=LOG([.AF123];10)" office:value-type="float" office:value="-2.66386116218527" calcext:value-type="float">
            <text:p>-2,6639</text:p>
          </table:table-cell>
          <table:table-cell table:style-name="ce15" table:formula="of:=LOG([.$AG123];10)" office:value-type="float" office:value="0.436333392379291" calcext:value-type="float">
            <text:p>0,4363</text:p>
          </table:table-cell>
          <table:table-cell table:style-name="ce15" table:formula="of:=LOG([.AH123];10)" office:value-type="float" office:value="0.431092597408631" calcext:value-type="float">
            <text:p>0,4311</text:p>
          </table:table-cell>
          <table:table-cell table:style-name="ce15" table:formula="of:=LOG([.AI123];10)" office:value-type="float" office:value="0.794013800631917" calcext:value-type="float">
            <text:p>0,7940</text:p>
          </table:table-cell>
          <table:table-cell table:style-name="ce15" table:formula="of:=LOG([.AJ123];10)" office:value-type="float" office:value="0.801345979867772" calcext:value-type="float">
            <text:p>0,8013</text:p>
          </table:table-cell>
          <table:table-cell table:style-name="ce15" table:formula="of:=LOG([.AK123];10)" office:value-type="float" office:value="1.23672182611286" calcext:value-type="float">
            <text:p>1,2367</text:p>
          </table:table-cell>
          <table:table-cell table:style-name="ce15" table:formula="of:=LOG([.AL123];10)" office:value-type="float" office:value="0.634437796641289" calcext:value-type="float">
            <text:p>0,6344</text:p>
          </table:table-cell>
          <table:table-cell table:style-name="ce15" table:formula="of:=LOG([.AM123];10)" office:value-type="float" office:value="0.582239055081289" calcext:value-type="float">
            <text:p>0,5822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1_n50_m5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64" office:value-type="float" office:value="0.00269202719999997" calcext:value-type="float">
            <text:p>2,69E-03</text:p>
          </table:table-cell>
          <table:table-cell table:style-name="ce64" office:value-type="float" office:value="3.13507469899997" calcext:value-type="float">
            <text:p>3,14E+00</text:p>
          </table:table-cell>
          <table:table-cell table:style-name="ce64" office:value-type="float" office:value="3.12087895999997" calcext:value-type="float">
            <text:p>3,12E+00</text:p>
          </table:table-cell>
          <table:table-cell table:style-name="ce64" office:value-type="float" office:value="7.61148125399996" calcext:value-type="float">
            <text:p>7,61E+00</text:p>
          </table:table-cell>
          <table:table-cell table:style-name="ce64" office:value-type="float" office:value="7.83545873200001" calcext:value-type="float">
            <text:p>7,84E+00</text:p>
          </table:table-cell>
          <table:table-cell table:style-name="ce64" office:value-type="float" office:value="36.590736636" calcext:value-type="float">
            <text:p>3,66E+01</text:p>
          </table:table-cell>
          <table:table-cell table:style-name="ce64" office:value-type="float" office:value="6.780789486" calcext:value-type="float">
            <text:p>6,78E+00</text:p>
          </table:table-cell>
          <table:table-cell table:style-name="ce64" office:value-type="float" office:value="6.176080017" calcext:value-type="float">
            <text:p>6,18E+00</text:p>
          </table:table-cell>
          <table:table-cell/>
          <table:table-cell table:style-name="ce43" office:value-type="string" calcext:value-type="string">
            <text:p>GKD-b_11_n50_m5</text:p>
          </table:table-cell>
          <table:table-cell table:style-name="ce15" table:formula="of:=LOG([.AE124];10)" office:value-type="float" office:value="-3.46065386906833" calcext:value-type="float">
            <text:p>-3,4607</text:p>
          </table:table-cell>
          <table:table-cell table:style-name="ce15" table:formula="of:=LOG([.AF124];10)" office:value-type="float" office:value="-2.56992055635363" calcext:value-type="float">
            <text:p>-2,5699</text:p>
          </table:table-cell>
          <table:table-cell table:style-name="ce15" table:formula="of:=LOG([.$AG124];10)" office:value-type="float" office:value="0.496247893165778" calcext:value-type="float">
            <text:p>0,4962</text:p>
          </table:table-cell>
          <table:table-cell table:style-name="ce15" table:formula="of:=LOG([.AH124];10)" office:value-type="float" office:value="0.494276925338365" calcext:value-type="float">
            <text:p>0,4943</text:p>
          </table:table-cell>
          <table:table-cell table:style-name="ce15" table:formula="of:=LOG([.AI124];10)" office:value-type="float" office:value="0.881469182110751" calcext:value-type="float">
            <text:p>0,8815</text:p>
          </table:table-cell>
          <table:table-cell table:style-name="ce15" table:formula="of:=LOG([.AJ124];10)" office:value-type="float" office:value="0.894064427600306" calcext:value-type="float">
            <text:p>0,8941</text:p>
          </table:table-cell>
          <table:table-cell table:style-name="ce15" table:formula="of:=LOG([.AK124];10)" office:value-type="float" office:value="1.56337115268775" calcext:value-type="float">
            <text:p>1,5634</text:p>
          </table:table-cell>
          <table:table-cell table:style-name="ce15" table:formula="of:=LOG([.AL124];10)" office:value-type="float" office:value="0.831280261632912" calcext:value-type="float">
            <text:p>0,8313</text:p>
          </table:table-cell>
          <table:table-cell table:style-name="ce15" table:formula="of:=LOG([.AM124];10)" office:value-type="float" office:value="0.790712914062855" calcext:value-type="float">
            <text:p>0,790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2_n50_m5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64" office:value-type="float" office:value="0.003275329" calcext:value-type="float">
            <text:p>3,28E-03</text:p>
          </table:table-cell>
          <table:table-cell table:style-name="ce64" office:value-type="float" office:value="3.13780736000001" calcext:value-type="float">
            <text:p>3,14E+00</text:p>
          </table:table-cell>
          <table:table-cell table:style-name="ce64" office:value-type="float" office:value="3.12350288300001" calcext:value-type="float">
            <text:p>3,12E+00</text:p>
          </table:table-cell>
          <table:table-cell table:style-name="ce64" office:value-type="float" office:value="7.54362402700002" calcext:value-type="float">
            <text:p>7,54E+00</text:p>
          </table:table-cell>
          <table:table-cell table:style-name="ce64" office:value-type="float" office:value="7.80995874800004" calcext:value-type="float">
            <text:p>7,81E+00</text:p>
          </table:table-cell>
          <table:table-cell table:style-name="ce64" office:value-type="float" office:value="36.009129369" calcext:value-type="float">
            <text:p>3,60E+01</text:p>
          </table:table-cell>
          <table:table-cell table:style-name="ce64" office:value-type="float" office:value="6.67985482199998" calcext:value-type="float">
            <text:p>6,68E+00</text:p>
          </table:table-cell>
          <table:table-cell table:style-name="ce64" office:value-type="float" office:value="6.187980294" calcext:value-type="float">
            <text:p>6,19E+00</text:p>
          </table:table-cell>
          <table:table-cell/>
          <table:table-cell table:style-name="ce43" office:value-type="string" calcext:value-type="string">
            <text:p>GKD-b_12_n50_m5</text:p>
          </table:table-cell>
          <table:table-cell table:style-name="ce15" table:formula="of:=LOG([.AE125];10)" office:value-type="float" office:value="-3.46244760584783" calcext:value-type="float">
            <text:p>-3,4624</text:p>
          </table:table-cell>
          <table:table-cell table:style-name="ce15" table:formula="of:=LOG([.AF125];10)" office:value-type="float" office:value="-2.48474506950177" calcext:value-type="float">
            <text:p>-2,4847</text:p>
          </table:table-cell>
          <table:table-cell table:style-name="ce15" table:formula="of:=LOG([.$AG125];10)" office:value-type="float" office:value="0.496626277346173" calcext:value-type="float">
            <text:p>0,4966</text:p>
          </table:table-cell>
          <table:table-cell table:style-name="ce15" table:formula="of:=LOG([.AH125];10)" office:value-type="float" office:value="0.494641911136985" calcext:value-type="float">
            <text:p>0,4946</text:p>
          </table:table-cell>
          <table:table-cell table:style-name="ce15" table:formula="of:=LOG([.AI125];10)" office:value-type="float" office:value="0.877580035101996" calcext:value-type="float">
            <text:p>0,8776</text:p>
          </table:table-cell>
          <table:table-cell table:style-name="ce15" table:formula="of:=LOG([.AJ125];10)" office:value-type="float" office:value="0.892648739951146" calcext:value-type="float">
            <text:p>0,8926</text:p>
          </table:table-cell>
          <table:table-cell table:style-name="ce15" table:formula="of:=LOG([.AK125];10)" office:value-type="float" office:value="1.55641262109886" calcext:value-type="float">
            <text:p>1,5564</text:p>
          </table:table-cell>
          <table:table-cell table:style-name="ce15" table:formula="of:=LOG([.AL125];10)" office:value-type="float" office:value="0.82476702374958" calcext:value-type="float">
            <text:p>0,8248</text:p>
          </table:table-cell>
          <table:table-cell table:style-name="ce15" table:formula="of:=LOG([.AM125];10)" office:value-type="float" office:value="0.791548921992312" calcext:value-type="float">
            <text:p>0,791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3_n50_m5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64" office:value-type="float" office:value="0.00270296859999999" calcext:value-type="float">
            <text:p>2,70E-03</text:p>
          </table:table-cell>
          <table:table-cell table:style-name="ce64" office:value-type="float" office:value="3.14545653399995" calcext:value-type="float">
            <text:p>3,15E+00</text:p>
          </table:table-cell>
          <table:table-cell table:style-name="ce64" office:value-type="float" office:value="3.13010218600004" calcext:value-type="float">
            <text:p>3,13E+00</text:p>
          </table:table-cell>
          <table:table-cell table:style-name="ce64" office:value-type="float" office:value="7.56202411800001" calcext:value-type="float">
            <text:p>7,56E+00</text:p>
          </table:table-cell>
          <table:table-cell table:style-name="ce64" office:value-type="float" office:value="7.80937986699996" calcext:value-type="float">
            <text:p>7,81E+00</text:p>
          </table:table-cell>
          <table:table-cell table:style-name="ce64" office:value-type="float" office:value="39.795368821" calcext:value-type="float">
            <text:p>3,98E+01</text:p>
          </table:table-cell>
          <table:table-cell table:style-name="ce64" office:value-type="float" office:value="7.19715677599993" calcext:value-type="float">
            <text:p>7,20E+00</text:p>
          </table:table-cell>
          <table:table-cell table:style-name="ce64" office:value-type="float" office:value="6.23729053099999" calcext:value-type="float">
            <text:p>6,24E+00</text:p>
          </table:table-cell>
          <table:table-cell/>
          <table:table-cell table:style-name="ce43" office:value-type="string" calcext:value-type="string">
            <text:p>GKD-b_13_n50_m5</text:p>
          </table:table-cell>
          <table:table-cell table:style-name="ce15" table:formula="of:=LOG([.AE126];10)" office:value-type="float" office:value="-3.4616487482957" calcext:value-type="float">
            <text:p>-3,4616</text:p>
          </table:table-cell>
          <table:table-cell table:style-name="ce15" table:formula="of:=LOG([.AF126];10)" office:value-type="float" office:value="-2.56815899940891" calcext:value-type="float">
            <text:p>-2,5682</text:p>
          </table:table-cell>
          <table:table-cell table:style-name="ce15" table:formula="of:=LOG([.$AG126];10)" office:value-type="float" office:value="0.497683688193923" calcext:value-type="float">
            <text:p>0,4977</text:p>
          </table:table-cell>
          <table:table-cell table:style-name="ce15" table:formula="of:=LOG([.AH126];10)" office:value-type="float" office:value="0.495558515850455" calcext:value-type="float">
            <text:p>0,4956</text:p>
          </table:table-cell>
          <table:table-cell table:style-name="ce15" table:formula="of:=LOG([.AI126];10)" office:value-type="float" office:value="0.878638058149185" calcext:value-type="float">
            <text:p>0,8786</text:p>
          </table:table-cell>
          <table:table-cell table:style-name="ce15" table:formula="of:=LOG([.AJ126];10)" office:value-type="float" office:value="0.892616548469762" calcext:value-type="float">
            <text:p>0,8926</text:p>
          </table:table-cell>
          <table:table-cell table:style-name="ce15" table:formula="of:=LOG([.AK126];10)" office:value-type="float" office:value="1.59983253407088" calcext:value-type="float">
            <text:p>1,5998</text:p>
          </table:table-cell>
          <table:table-cell table:style-name="ce15" table:formula="of:=LOG([.AL126];10)" office:value-type="float" office:value="0.857160963047377" calcext:value-type="float">
            <text:p>0,8572</text:p>
          </table:table-cell>
          <table:table-cell table:style-name="ce15" table:formula="of:=LOG([.AM126];10)" office:value-type="float" office:value="0.794995973820484" calcext:value-type="float">
            <text:p>0,795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4_n50_m5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64" office:value-type="float" office:value="0.00204058579999997" calcext:value-type="float">
            <text:p>2,04E-03</text:p>
          </table:table-cell>
          <table:table-cell table:style-name="ce64" office:value-type="float" office:value="3.13319833800006" calcext:value-type="float">
            <text:p>3,13E+00</text:p>
          </table:table-cell>
          <table:table-cell table:style-name="ce64" office:value-type="float" office:value="3.12366733299996" calcext:value-type="float">
            <text:p>3,12E+00</text:p>
          </table:table-cell>
          <table:table-cell table:style-name="ce64" office:value-type="float" office:value="7.59929132800005" calcext:value-type="float">
            <text:p>7,60E+00</text:p>
          </table:table-cell>
          <table:table-cell table:style-name="ce64" office:value-type="float" office:value="7.831716218" calcext:value-type="float">
            <text:p>7,83E+00</text:p>
          </table:table-cell>
          <table:table-cell table:style-name="ce64" office:value-type="float" office:value="39.362787322" calcext:value-type="float">
            <text:p>3,94E+01</text:p>
          </table:table-cell>
          <table:table-cell table:style-name="ce64" office:value-type="float" office:value="7.07725955199999" calcext:value-type="float">
            <text:p>7,08E+00</text:p>
          </table:table-cell>
          <table:table-cell table:style-name="ce64" office:value-type="float" office:value="6.22891709600003" calcext:value-type="float">
            <text:p>6,23E+00</text:p>
          </table:table-cell>
          <table:table-cell/>
          <table:table-cell table:style-name="ce43" office:value-type="string" calcext:value-type="string">
            <text:p>GKD-b_14_n50_m5</text:p>
          </table:table-cell>
          <table:table-cell table:style-name="ce15" table:formula="of:=LOG([.AE127];10)" office:value-type="float" office:value="-3.46231839033114" calcext:value-type="float">
            <text:p>-3,4623</text:p>
          </table:table-cell>
          <table:table-cell table:style-name="ce15" table:formula="of:=LOG([.AF127];10)" office:value-type="float" office:value="-2.69024513983551" calcext:value-type="float">
            <text:p>-2,6902</text:p>
          </table:table-cell>
          <table:table-cell table:style-name="ce15" table:formula="of:=LOG([.$AG127];10)" office:value-type="float" office:value="0.495987887499832" calcext:value-type="float">
            <text:p>0,4960</text:p>
          </table:table-cell>
          <table:table-cell table:style-name="ce15" table:formula="of:=LOG([.AH127];10)" office:value-type="float" office:value="0.494664775802128" calcext:value-type="float">
            <text:p>0,4947</text:p>
          </table:table-cell>
          <table:table-cell table:style-name="ce15" table:formula="of:=LOG([.AI127];10)" office:value-type="float" office:value="0.880773094032203" calcext:value-type="float">
            <text:p>0,8808</text:p>
          </table:table-cell>
          <table:table-cell table:style-name="ce15" table:formula="of:=LOG([.AJ127];10)" office:value-type="float" office:value="0.893856942432782" calcext:value-type="float">
            <text:p>0,8939</text:p>
          </table:table-cell>
          <table:table-cell table:style-name="ce15" table:formula="of:=LOG([.AK127];10)" office:value-type="float" office:value="1.59508584371519" calcext:value-type="float">
            <text:p>1,5951</text:p>
          </table:table-cell>
          <table:table-cell table:style-name="ce15" table:formula="of:=LOG([.AL127];10)" office:value-type="float" office:value="0.849865123248941" calcext:value-type="float">
            <text:p>0,8499</text:p>
          </table:table-cell>
          <table:table-cell table:style-name="ce15" table:formula="of:=LOG([.AM127];10)" office:value-type="float" office:value="0.794412550654312" calcext:value-type="float">
            <text:p>0,7944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5_n50_m5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64" office:value-type="float" office:value="0.00242267020000002" calcext:value-type="float">
            <text:p>2,42E-03</text:p>
          </table:table-cell>
          <table:table-cell table:style-name="ce64" office:value-type="float" office:value="3.12971885700006" calcext:value-type="float">
            <text:p>3,13E+00</text:p>
          </table:table-cell>
          <table:table-cell table:style-name="ce64" office:value-type="float" office:value="3.11405602599996" calcext:value-type="float">
            <text:p>3,11E+00</text:p>
          </table:table-cell>
          <table:table-cell table:style-name="ce64" office:value-type="float" office:value="7.57812681600001" calcext:value-type="float">
            <text:p>7,58E+00</text:p>
          </table:table-cell>
          <table:table-cell table:style-name="ce64" office:value-type="float" office:value="7.79871853299994" calcext:value-type="float">
            <text:p>7,80E+00</text:p>
          </table:table-cell>
          <table:table-cell table:style-name="ce64" office:value-type="float" office:value="36.575874447" calcext:value-type="float">
            <text:p>3,66E+01</text:p>
          </table:table-cell>
          <table:table-cell table:style-name="ce64" office:value-type="float" office:value="6.80135013699999" calcext:value-type="float">
            <text:p>6,80E+00</text:p>
          </table:table-cell>
          <table:table-cell table:style-name="ce64" office:value-type="float" office:value="6.19922222999992" calcext:value-type="float">
            <text:p>6,20E+00</text:p>
          </table:table-cell>
          <table:table-cell/>
          <table:table-cell table:style-name="ce43" office:value-type="string" calcext:value-type="string">
            <text:p>GKD-b_15_n50_m5</text:p>
          </table:table-cell>
          <table:table-cell table:style-name="ce15" table:formula="of:=LOG([.AE128];10)" office:value-type="float" office:value="-3.46122223593301" calcext:value-type="float">
            <text:p>-3,4612</text:p>
          </table:table-cell>
          <table:table-cell table:style-name="ce15" table:formula="of:=LOG([.AF128];10)" office:value-type="float" office:value="-2.61570570268821" calcext:value-type="float">
            <text:p>-2,6157</text:p>
          </table:table-cell>
          <table:table-cell table:style-name="ce15" table:formula="of:=LOG([.$AG128];10)" office:value-type="float" office:value="0.495505326576029" calcext:value-type="float">
            <text:p>0,4955</text:p>
          </table:table-cell>
          <table:table-cell table:style-name="ce15" table:formula="of:=LOG([.AH128];10)" office:value-type="float" office:value="0.493326421836386" calcext:value-type="float">
            <text:p>0,4933</text:p>
          </table:table-cell>
          <table:table-cell table:style-name="ce15" table:formula="of:=LOG([.AI128];10)" office:value-type="float" office:value="0.87956186869144" calcext:value-type="float">
            <text:p>0,8796</text:p>
          </table:table-cell>
          <table:table-cell table:style-name="ce15" table:formula="of:=LOG([.AJ128];10)" office:value-type="float" office:value="0.892023246309898" calcext:value-type="float">
            <text:p>0,8920</text:p>
          </table:table-cell>
          <table:table-cell table:style-name="ce15" table:formula="of:=LOG([.AK128];10)" office:value-type="float" office:value="1.563194717927" calcext:value-type="float">
            <text:p>1,5632</text:p>
          </table:table-cell>
          <table:table-cell table:style-name="ce15" table:formula="of:=LOG([.AL128];10)" office:value-type="float" office:value="0.832595133124787" calcext:value-type="float">
            <text:p>0,8326</text:p>
          </table:table-cell>
          <table:table-cell table:style-name="ce15" table:formula="of:=LOG([.AM128];10)" office:value-type="float" office:value="0.792337205238934" calcext:value-type="float">
            <text:p>0,7923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6_n50_m15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64" office:value-type="float" office:value="0.0183029196" calcext:value-type="float">
            <text:p>1,83E-02</text:p>
          </table:table-cell>
          <table:table-cell table:style-name="ce64" office:value-type="float" office:value="5.75636470699999" calcext:value-type="float">
            <text:p>5,76E+00</text:p>
          </table:table-cell>
          <table:table-cell table:style-name="ce64" office:value-type="float" office:value="5.65797021599997" calcext:value-type="float">
            <text:p>5,66E+00</text:p>
          </table:table-cell>
          <table:table-cell table:style-name="ce64" office:value-type="float" office:value="10.292369634" calcext:value-type="float">
            <text:p>1,03E+01</text:p>
          </table:table-cell>
          <table:table-cell table:style-name="ce64" office:value-type="float" office:value="10.580757146" calcext:value-type="float">
            <text:p>1,06E+01</text:p>
          </table:table-cell>
          <table:table-cell table:style-name="ce64" office:value-type="float" office:value="77.9481428840001" calcext:value-type="float">
            <text:p>7,79E+01</text:p>
          </table:table-cell>
          <table:table-cell table:style-name="ce64" office:value-type="float" office:value="13.6663492470001" calcext:value-type="float">
            <text:p>1,37E+01</text:p>
          </table:table-cell>
          <table:table-cell table:style-name="ce64" office:value-type="float" office:value="12.771768576" calcext:value-type="float">
            <text:p>1,28E+01</text:p>
          </table:table-cell>
          <table:table-cell/>
          <table:table-cell table:style-name="ce43" office:value-type="string" calcext:value-type="string">
            <text:p>GKD-b_16_n50_m15</text:p>
          </table:table-cell>
          <table:table-cell table:style-name="ce15" table:formula="of:=LOG([.AE129];10)" office:value-type="float" office:value="-2.57386467174968" calcext:value-type="float">
            <text:p>-2,5739</text:p>
          </table:table-cell>
          <table:table-cell table:style-name="ce15" table:formula="of:=LOG([.AF129];10)" office:value-type="float" office:value="-1.73747962802728" calcext:value-type="float">
            <text:p>-1,7375</text:p>
          </table:table-cell>
          <table:table-cell table:style-name="ce15" table:formula="of:=LOG([.$AG129];10)" office:value-type="float" office:value="0.760148301807292" calcext:value-type="float">
            <text:p>0,7601</text:p>
          </table:table-cell>
          <table:table-cell table:style-name="ce15" table:formula="of:=LOG([.AH129];10)" office:value-type="float" office:value="0.752660656966693" calcext:value-type="float">
            <text:p>0,7527</text:p>
          </table:table-cell>
          <table:table-cell table:style-name="ce15" table:formula="of:=LOG([.AI129];10)" office:value-type="float" office:value="1.01251537481036" calcext:value-type="float">
            <text:p>1,0125</text:p>
          </table:table-cell>
          <table:table-cell table:style-name="ce15" table:formula="of:=LOG([.AJ129];10)" office:value-type="float" office:value="1.02451674639145" calcext:value-type="float">
            <text:p>1,0245</text:p>
          </table:table-cell>
          <table:table-cell table:style-name="ce15" table:formula="of:=LOG([.AK129];10)" office:value-type="float" office:value="1.89180577257375" calcext:value-type="float">
            <text:p>1,8918</text:p>
          </table:table-cell>
          <table:table-cell table:style-name="ce15" table:formula="of:=LOG([.AL129];10)" office:value-type="float" office:value="1.13565251503345" calcext:value-type="float">
            <text:p>1,1357</text:p>
          </table:table-cell>
          <table:table-cell table:style-name="ce15" table:formula="of:=LOG([.AM129];10)" office:value-type="float" office:value="1.10625104053788" calcext:value-type="float">
            <text:p>1,1063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7_n50_m15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64" office:value-type="float" office:value="0.0246485746" calcext:value-type="float">
            <text:p>2,46E-02</text:p>
          </table:table-cell>
          <table:table-cell table:style-name="ce64" office:value-type="float" office:value="5.70131317899995" calcext:value-type="float">
            <text:p>5,70E+00</text:p>
          </table:table-cell>
          <table:table-cell table:style-name="ce64" office:value-type="float" office:value="5.63834975500004" calcext:value-type="float">
            <text:p>5,64E+00</text:p>
          </table:table-cell>
          <table:table-cell table:style-name="ce64" office:value-type="float" office:value="10.216567083" calcext:value-type="float">
            <text:p>1,02E+01</text:p>
          </table:table-cell>
          <table:table-cell table:style-name="ce64" office:value-type="float" office:value="10.733530564" calcext:value-type="float">
            <text:p>1,07E+01</text:p>
          </table:table-cell>
          <table:table-cell table:style-name="ce64" office:value-type="float" office:value="76.964307709" calcext:value-type="float">
            <text:p>7,70E+01</text:p>
          </table:table-cell>
          <table:table-cell table:style-name="ce64" office:value-type="float" office:value="13.490555535" calcext:value-type="float">
            <text:p>1,35E+01</text:p>
          </table:table-cell>
          <table:table-cell table:style-name="ce64" office:value-type="float" office:value="12.7227424600001" calcext:value-type="float">
            <text:p>1,27E+01</text:p>
          </table:table-cell>
          <table:table-cell/>
          <table:table-cell table:style-name="ce43" office:value-type="string" calcext:value-type="string">
            <text:p>GKD-b_17_n50_m15</text:p>
          </table:table-cell>
          <table:table-cell table:style-name="ce15" table:formula="of:=LOG([.AE130];10)" office:value-type="float" office:value="-2.56976442067515" calcext:value-type="float">
            <text:p>-2,5698</text:p>
          </table:table-cell>
          <table:table-cell table:style-name="ce15" table:formula="of:=LOG([.AF130];10)" office:value-type="float" office:value="-1.60820819043354" calcext:value-type="float">
            <text:p>-1,6082</text:p>
          </table:table-cell>
          <table:table-cell table:style-name="ce15" table:formula="of:=LOG([.$AG130];10)" office:value-type="float" office:value="0.755974897902189" calcext:value-type="float">
            <text:p>0,7560</text:p>
          </table:table-cell>
          <table:table-cell table:style-name="ce15" table:formula="of:=LOG([.AH130];10)" office:value-type="float" office:value="0.751152012286781" calcext:value-type="float">
            <text:p>0,7512</text:p>
          </table:table-cell>
          <table:table-cell table:style-name="ce15" table:formula="of:=LOG([.AI130];10)" office:value-type="float" office:value="1.0093049909686" calcext:value-type="float">
            <text:p>1,0093</text:p>
          </table:table-cell>
          <table:table-cell table:style-name="ce15" table:formula="of:=LOG([.AJ130];10)" office:value-type="float" office:value="1.03074259729324" calcext:value-type="float">
            <text:p>1,0307</text:p>
          </table:table-cell>
          <table:table-cell table:style-name="ce15" table:formula="of:=LOG([.AK130];10)" office:value-type="float" office:value="1.8862893672664" calcext:value-type="float">
            <text:p>1,8863</text:p>
          </table:table-cell>
          <table:table-cell table:style-name="ce15" table:formula="of:=LOG([.AL130];10)" office:value-type="float" office:value="1.13002983409128" calcext:value-type="float">
            <text:p>1,1300</text:p>
          </table:table-cell>
          <table:table-cell table:style-name="ce15" table:formula="of:=LOG([.AM130];10)" office:value-type="float" office:value="1.1045807360662" calcext:value-type="float">
            <text:p>1,1046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8_n50_m1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64" office:value-type="float" office:value="0.0291248788" calcext:value-type="float">
            <text:p>2,91E-02</text:p>
          </table:table-cell>
          <table:table-cell table:style-name="ce64" office:value-type="float" office:value="5.73195844399993" calcext:value-type="float">
            <text:p>5,73E+00</text:p>
          </table:table-cell>
          <table:table-cell table:style-name="ce64" office:value-type="float" office:value="5.62902057000008" calcext:value-type="float">
            <text:p>5,63E+00</text:p>
          </table:table-cell>
          <table:table-cell table:style-name="ce64" office:value-type="float" office:value="10.3379603870001" calcext:value-type="float">
            <text:p>1,03E+01</text:p>
          </table:table-cell>
          <table:table-cell table:style-name="ce64" office:value-type="float" office:value="10.6857363910001" calcext:value-type="float">
            <text:p>1,07E+01</text:p>
          </table:table-cell>
          <table:table-cell table:style-name="ce64" office:value-type="float" office:value="78.114947542" calcext:value-type="float">
            <text:p>7,81E+01</text:p>
          </table:table-cell>
          <table:table-cell table:style-name="ce64" office:value-type="float" office:value="13.6925028319999" calcext:value-type="float">
            <text:p>1,37E+01</text:p>
          </table:table-cell>
          <table:table-cell table:style-name="ce64" office:value-type="float" office:value="12.794923099" calcext:value-type="float">
            <text:p>1,28E+01</text:p>
          </table:table-cell>
          <table:table-cell/>
          <table:table-cell table:style-name="ce43" office:value-type="string" calcext:value-type="string">
            <text:p>GKD-b_18_n50_m15</text:p>
          </table:table-cell>
          <table:table-cell table:style-name="ce15" table:formula="of:=LOG([.AE131];10)" office:value-type="float" office:value="-2.57042076188934" calcext:value-type="float">
            <text:p>-2,5704</text:p>
          </table:table-cell>
          <table:table-cell table:style-name="ce15" table:formula="of:=LOG([.AF131];10)" office:value-type="float" office:value="-1.53573587323119" calcext:value-type="float">
            <text:p>-1,5357</text:p>
          </table:table-cell>
          <table:table-cell table:style-name="ce15" table:formula="of:=LOG([.$AG131];10)" office:value-type="float" office:value="0.758303033154661" calcext:value-type="float">
            <text:p>0,7583</text:p>
          </table:table-cell>
          <table:table-cell table:style-name="ce15" table:formula="of:=LOG([.AH131];10)" office:value-type="float" office:value="0.750432835695414" calcext:value-type="float">
            <text:p>0,7504</text:p>
          </table:table-cell>
          <table:table-cell table:style-name="ce15" table:formula="of:=LOG([.AI131];10)" office:value-type="float" office:value="1.01443486370513" calcext:value-type="float">
            <text:p>1,0144</text:p>
          </table:table-cell>
          <table:table-cell table:style-name="ce15" table:formula="of:=LOG([.AJ131];10)" office:value-type="float" office:value="1.02880445626405" calcext:value-type="float">
            <text:p>1,0288</text:p>
          </table:table-cell>
          <table:table-cell table:style-name="ce15" table:formula="of:=LOG([.AK131];10)" office:value-type="float" office:value="1.89273414545056" calcext:value-type="float">
            <text:p>1,8927</text:p>
          </table:table-cell>
          <table:table-cell table:style-name="ce15" table:formula="of:=LOG([.AL131];10)" office:value-type="float" office:value="1.13648283942531" calcext:value-type="float">
            <text:p>1,1365</text:p>
          </table:table-cell>
          <table:table-cell table:style-name="ce15" table:formula="of:=LOG([.AM131];10)" office:value-type="float" office:value="1.107037680002" calcext:value-type="float">
            <text:p>1,107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19_n50_m15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64" office:value-type="float" office:value="0.0272387582" calcext:value-type="float">
            <text:p>2,72E-02</text:p>
          </table:table-cell>
          <table:table-cell table:style-name="ce64" office:value-type="float" office:value="5.73352472600004" calcext:value-type="float">
            <text:p>5,73E+00</text:p>
          </table:table-cell>
          <table:table-cell table:style-name="ce64" office:value-type="float" office:value="5.6209138669999" calcext:value-type="float">
            <text:p>5,62E+00</text:p>
          </table:table-cell>
          <table:table-cell table:style-name="ce64" office:value-type="float" office:value="10.3933905870001" calcext:value-type="float">
            <text:p>1,04E+01</text:p>
          </table:table-cell>
          <table:table-cell table:style-name="ce64" office:value-type="float" office:value="10.6723774739999" calcext:value-type="float">
            <text:p>1,07E+01</text:p>
          </table:table-cell>
          <table:table-cell table:style-name="ce64" office:value-type="float" office:value="78.222926229" calcext:value-type="float">
            <text:p>7,82E+01</text:p>
          </table:table-cell>
          <table:table-cell table:style-name="ce64" office:value-type="float" office:value="13.6975111510001" calcext:value-type="float">
            <text:p>1,37E+01</text:p>
          </table:table-cell>
          <table:table-cell table:style-name="ce64" office:value-type="float" office:value="12.7712237779999" calcext:value-type="float">
            <text:p>1,28E+01</text:p>
          </table:table-cell>
          <table:table-cell/>
          <table:table-cell table:style-name="ce43" office:value-type="string" calcext:value-type="string">
            <text:p>GKD-b_19_n50_m15</text:p>
          </table:table-cell>
          <table:table-cell table:style-name="ce15" table:formula="of:=LOG([.AE132];10)" office:value-type="float" office:value="-2.57307880852715" calcext:value-type="float">
            <text:p>-2,5731</text:p>
          </table:table-cell>
          <table:table-cell table:style-name="ce15" table:formula="of:=LOG([.AF132];10)" office:value-type="float" office:value="-1.56481269555444" calcext:value-type="float">
            <text:p>-1,5648</text:p>
          </table:table-cell>
          <table:table-cell table:style-name="ce15" table:formula="of:=LOG([.$AG132];10)" office:value-type="float" office:value="0.758421689756201" calcext:value-type="float">
            <text:p>0,7584</text:p>
          </table:table-cell>
          <table:table-cell table:style-name="ce15" table:formula="of:=LOG([.AH132];10)" office:value-type="float" office:value="0.749806930360851" calcext:value-type="float">
            <text:p>0,7498</text:p>
          </table:table-cell>
          <table:table-cell table:style-name="ce15" table:formula="of:=LOG([.AI132];10)" office:value-type="float" office:value="1.01675724852088" calcext:value-type="float">
            <text:p>1,0168</text:p>
          </table:table-cell>
          <table:table-cell table:style-name="ce15" table:formula="of:=LOG([.AJ132];10)" office:value-type="float" office:value="1.02826117751476" calcext:value-type="float">
            <text:p>1,0283</text:p>
          </table:table-cell>
          <table:table-cell table:style-name="ce15" table:formula="of:=LOG([.AK132];10)" office:value-type="float" office:value="1.89333405837317" calcext:value-type="float">
            <text:p>1,8933</text:p>
          </table:table-cell>
          <table:table-cell table:style-name="ce15" table:formula="of:=LOG([.AL132];10)" office:value-type="float" office:value="1.13664166266147" calcext:value-type="float">
            <text:p>1,1366</text:p>
          </table:table-cell>
          <table:table-cell table:style-name="ce15" table:formula="of:=LOG([.AM132];10)" office:value-type="float" office:value="1.10623251469236" calcext:value-type="float">
            <text:p>1,1062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0_n50_m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64" office:value-type="float" office:value="0.0360041736" calcext:value-type="float">
            <text:p>3,60E-02</text:p>
          </table:table-cell>
          <table:table-cell table:style-name="ce64" office:value-type="float" office:value="5.71360507499981" calcext:value-type="float">
            <text:p>5,71E+00</text:p>
          </table:table-cell>
          <table:table-cell table:style-name="ce64" office:value-type="float" office:value="5.69517022599985" calcext:value-type="float">
            <text:p>5,70E+00</text:p>
          </table:table-cell>
          <table:table-cell table:style-name="ce64" office:value-type="float" office:value="10.291959383" calcext:value-type="float">
            <text:p>1,03E+01</text:p>
          </table:table-cell>
          <table:table-cell table:style-name="ce64" office:value-type="float" office:value="10.605448349" calcext:value-type="float">
            <text:p>1,06E+01</text:p>
          </table:table-cell>
          <table:table-cell table:style-name="ce64" office:value-type="float" office:value="78.592484538" calcext:value-type="float">
            <text:p>7,86E+01</text:p>
          </table:table-cell>
          <table:table-cell table:style-name="ce64" office:value-type="float" office:value="13.656344514" calcext:value-type="float">
            <text:p>1,37E+01</text:p>
          </table:table-cell>
          <table:table-cell table:style-name="ce64" office:value-type="float" office:value="12.751289046" calcext:value-type="float">
            <text:p>1,28E+01</text:p>
          </table:table-cell>
          <table:table-cell/>
          <table:table-cell table:style-name="ce43" office:value-type="string" calcext:value-type="string">
            <text:p>GKD-b_20_n50_m15</text:p>
          </table:table-cell>
          <table:table-cell table:style-name="ce15" table:formula="of:=LOG([.AE133];10)" office:value-type="float" office:value="-2.57399577646143" calcext:value-type="float">
            <text:p>-2,5740</text:p>
          </table:table-cell>
          <table:table-cell table:style-name="ce15" table:formula="of:=LOG([.AF133];10)" office:value-type="float" office:value="-1.44364715294413" calcext:value-type="float">
            <text:p>-1,4436</text:p>
          </table:table-cell>
          <table:table-cell table:style-name="ce15" table:formula="of:=LOG([.$AG133];10)" office:value-type="float" office:value="0.756910218602598" calcext:value-type="float">
            <text:p>0,7569</text:p>
          </table:table-cell>
          <table:table-cell table:style-name="ce15" table:formula="of:=LOG([.AH133];10)" office:value-type="float" office:value="0.755506709470002" calcext:value-type="float">
            <text:p>0,7555</text:p>
          </table:table-cell>
          <table:table-cell table:style-name="ce15" table:formula="of:=LOG([.AI133];10)" office:value-type="float" office:value="1.0124980636077" calcext:value-type="float">
            <text:p>1,0125</text:p>
          </table:table-cell>
          <table:table-cell table:style-name="ce15" table:formula="of:=LOG([.AJ133];10)" office:value-type="float" office:value="1.02552903319023" calcext:value-type="float">
            <text:p>1,0255</text:p>
          </table:table-cell>
          <table:table-cell table:style-name="ce15" table:formula="of:=LOG([.AK133];10)" office:value-type="float" office:value="1.8953810183075" calcext:value-type="float">
            <text:p>1,8954</text:p>
          </table:table-cell>
          <table:table-cell table:style-name="ce15" table:formula="of:=LOG([.AL133];10)" office:value-type="float" office:value="1.1353344643634" calcext:value-type="float">
            <text:p>1,1353</text:p>
          </table:table-cell>
          <table:table-cell table:style-name="ce15" table:formula="of:=LOG([.AM133];10)" office:value-type="float" office:value="1.10555409043797" calcext:value-type="float">
            <text:p>1,1056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1_n100_m1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64" office:value-type="float" office:value="0.0247735656000001" calcext:value-type="float">
            <text:p>2,48E-02</text:p>
          </table:table-cell>
          <table:table-cell table:style-name="ce64" office:value-type="float" office:value="5.657819496" calcext:value-type="float">
            <text:p>5,66E+00</text:p>
          </table:table-cell>
          <table:table-cell table:style-name="ce64" office:value-type="float" office:value="5.70346539899992" calcext:value-type="float">
            <text:p>5,70E+00</text:p>
          </table:table-cell>
          <table:table-cell table:style-name="ce64" office:value-type="float" office:value="12.2111953919998" calcext:value-type="float">
            <text:p>1,22E+01</text:p>
          </table:table-cell>
          <table:table-cell table:style-name="ce64" office:value-type="float" office:value="13.0209636870002" calcext:value-type="float">
            <text:p>1,30E+01</text:p>
          </table:table-cell>
          <table:table-cell table:style-name="ce64" office:value-type="float" office:value="113.531287015" calcext:value-type="float">
            <text:p>1,14E+02</text:p>
          </table:table-cell>
          <table:table-cell table:style-name="ce64" office:value-type="float" office:value="17.486486987" calcext:value-type="float">
            <text:p>1,75E+01</text:p>
          </table:table-cell>
          <table:table-cell table:style-name="ce64" office:value-type="float" office:value="16.2019050319998" calcext:value-type="float">
            <text:p>1,62E+01</text:p>
          </table:table-cell>
          <table:table-cell/>
          <table:table-cell table:style-name="ce43" office:value-type="string" calcext:value-type="string">
            <text:p>GKD-b_21_n100_m10</text:p>
          </table:table-cell>
          <table:table-cell table:style-name="ce15" table:formula="of:=LOG([.AE134];10)" office:value-type="float" office:value="-2.57788407207133" calcext:value-type="float">
            <text:p>-2,5779</text:p>
          </table:table-cell>
          <table:table-cell table:style-name="ce15" table:formula="of:=LOG([.AF134];10)" office:value-type="float" office:value="-1.60601148195022" calcext:value-type="float">
            <text:p>-1,6060</text:p>
          </table:table-cell>
          <table:table-cell table:style-name="ce15" table:formula="of:=LOG([.$AG134];10)" office:value-type="float" office:value="0.752649087846735" calcext:value-type="float">
            <text:p>0,7526</text:p>
          </table:table-cell>
          <table:table-cell table:style-name="ce15" table:formula="of:=LOG([.AH134];10)" office:value-type="float" office:value="0.756138811173197" calcext:value-type="float">
            <text:p>0,7561</text:p>
          </table:table-cell>
          <table:table-cell table:style-name="ce15" table:formula="of:=LOG([.AI134];10)" office:value-type="float" office:value="1.08675818046722" calcext:value-type="float">
            <text:p>1,0868</text:p>
          </table:table-cell>
          <table:table-cell table:style-name="ce15" table:formula="of:=LOG([.AJ134];10)" office:value-type="float" office:value="1.11464312773897" calcext:value-type="float">
            <text:p>1,1146</text:p>
          </table:table-cell>
          <table:table-cell table:style-name="ce15" table:formula="of:=LOG([.AK134];10)" office:value-type="float" office:value="2.05511556113737" calcext:value-type="float">
            <text:p>2,0551</text:p>
          </table:table-cell>
          <table:table-cell table:style-name="ce15" table:formula="of:=LOG([.AL134];10)" office:value-type="float" office:value="1.24270256903246" calcext:value-type="float">
            <text:p>1,2427</text:p>
          </table:table-cell>
          <table:table-cell table:style-name="ce15" table:formula="of:=LOG([.AM134];10)" office:value-type="float" office:value="1.20956608221199" calcext:value-type="float">
            <text:p>1,2096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2_n100_m10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style-name="ce64" office:value-type="float" office:value="0.0255729402" calcext:value-type="float">
            <text:p>2,56E-02</text:p>
          </table:table-cell>
          <table:table-cell table:style-name="ce64" office:value-type="float" office:value="5.68759228099998" calcext:value-type="float">
            <text:p>5,69E+00</text:p>
          </table:table-cell>
          <table:table-cell table:style-name="ce64" office:value-type="float" office:value="5.72939653399999" calcext:value-type="float">
            <text:p>5,73E+00</text:p>
          </table:table-cell>
          <table:table-cell table:style-name="ce64" office:value-type="float" office:value="12.163765797" calcext:value-type="float">
            <text:p>1,22E+01</text:p>
          </table:table-cell>
          <table:table-cell table:style-name="ce64" office:value-type="float" office:value="12.9931914649999" calcext:value-type="float">
            <text:p>1,30E+01</text:p>
          </table:table-cell>
          <table:table-cell table:style-name="ce64" office:value-type="float" office:value="113.254205226" calcext:value-type="float">
            <text:p>1,13E+02</text:p>
          </table:table-cell>
          <table:table-cell table:style-name="ce64" office:value-type="float" office:value="17.456802942" calcext:value-type="float">
            <text:p>1,75E+01</text:p>
          </table:table-cell>
          <table:table-cell table:style-name="ce64" office:value-type="float" office:value="16.2820788839999" calcext:value-type="float">
            <text:p>1,63E+01</text:p>
          </table:table-cell>
          <table:table-cell/>
          <table:table-cell table:style-name="ce43" office:value-type="string" calcext:value-type="string">
            <text:p>GKD-b_22_n100_m10</text:p>
          </table:table-cell>
          <table:table-cell table:style-name="ce15" table:formula="of:=LOG([.AE135];10)" office:value-type="float" office:value="-2.57678002061936" calcext:value-type="float">
            <text:p>-2,5768</text:p>
          </table:table-cell>
          <table:table-cell table:style-name="ce15" table:formula="of:=LOG([.AF135];10)" office:value-type="float" office:value="-1.5922193369237" calcext:value-type="float">
            <text:p>-1,5922</text:p>
          </table:table-cell>
          <table:table-cell table:style-name="ce15" table:formula="of:=LOG([.$AG135];10)" office:value-type="float" office:value="0.754928456136193" calcext:value-type="float">
            <text:p>0,7549</text:p>
          </table:table-cell>
          <table:table-cell table:style-name="ce15" table:formula="of:=LOG([.AH135];10)" office:value-type="float" office:value="0.758108880997822" calcext:value-type="float">
            <text:p>0,7581</text:p>
          </table:table-cell>
          <table:table-cell table:style-name="ce15" table:formula="of:=LOG([.AI135];10)" office:value-type="float" office:value="1.08506804958047" calcext:value-type="float">
            <text:p>1,0851</text:p>
          </table:table-cell>
          <table:table-cell table:style-name="ce15" table:formula="of:=LOG([.AJ135];10)" office:value-type="float" office:value="1.11371583817091" calcext:value-type="float">
            <text:p>1,1137</text:p>
          </table:table-cell>
          <table:table-cell table:style-name="ce15" table:formula="of:=LOG([.AK135];10)" office:value-type="float" office:value="2.05405433671172" calcext:value-type="float">
            <text:p>2,0541</text:p>
          </table:table-cell>
          <table:table-cell table:style-name="ce15" table:formula="of:=LOG([.AL135];10)" office:value-type="float" office:value="1.2419647094851" calcext:value-type="float">
            <text:p>1,2420</text:p>
          </table:table-cell>
          <table:table-cell table:style-name="ce15" table:formula="of:=LOG([.AM135];10)" office:value-type="float" office:value="1.21170985449727" calcext:value-type="float">
            <text:p>1,211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3_n100_m10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style-name="ce64" office:value-type="float" office:value="0.0258201506" calcext:value-type="float">
            <text:p>2,58E-02</text:p>
          </table:table-cell>
          <table:table-cell table:style-name="ce64" office:value-type="float" office:value="5.73335412500001" calcext:value-type="float">
            <text:p>5,73E+00</text:p>
          </table:table-cell>
          <table:table-cell table:style-name="ce64" office:value-type="float" office:value="5.74462436999988" calcext:value-type="float">
            <text:p>5,74E+00</text:p>
          </table:table-cell>
          <table:table-cell table:style-name="ce64" office:value-type="float" office:value="12.2650879590001" calcext:value-type="float">
            <text:p>1,23E+01</text:p>
          </table:table-cell>
          <table:table-cell table:style-name="ce64" office:value-type="float" office:value="12.9792249980001" calcext:value-type="float">
            <text:p>1,30E+01</text:p>
          </table:table-cell>
          <table:table-cell table:style-name="ce64" office:value-type="float" office:value="113.44674195" calcext:value-type="float">
            <text:p>1,13E+02</text:p>
          </table:table-cell>
          <table:table-cell table:style-name="ce64" office:value-type="float" office:value="17.5418466840001" calcext:value-type="float">
            <text:p>1,75E+01</text:p>
          </table:table-cell>
          <table:table-cell table:style-name="ce64" office:value-type="float" office:value="16.06722171" calcext:value-type="float">
            <text:p>1,61E+01</text:p>
          </table:table-cell>
          <table:table-cell/>
          <table:table-cell table:style-name="ce43" office:value-type="string" calcext:value-type="string">
            <text:p>GKD-b_23_n100_m10</text:p>
          </table:table-cell>
          <table:table-cell table:style-name="ce15" table:formula="of:=LOG([.AE136];10)" office:value-type="float" office:value="-2.57042302306467" calcext:value-type="float">
            <text:p>-2,5704</text:p>
          </table:table-cell>
          <table:table-cell table:style-name="ce15" table:formula="of:=LOG([.AF136];10)" office:value-type="float" office:value="-1.58804122897284" calcext:value-type="float">
            <text:p>-1,5880</text:p>
          </table:table-cell>
          <table:table-cell table:style-name="ce15" table:formula="of:=LOG([.$AG136];10)" office:value-type="float" office:value="0.75840876713377" calcext:value-type="float">
            <text:p>0,7584</text:p>
          </table:table-cell>
          <table:table-cell table:style-name="ce15" table:formula="of:=LOG([.AH136];10)" office:value-type="float" office:value="0.759261636267179" calcext:value-type="float">
            <text:p>0,7593</text:p>
          </table:table-cell>
          <table:table-cell table:style-name="ce15" table:formula="of:=LOG([.AI136];10)" office:value-type="float" office:value="1.08867066709368" calcext:value-type="float">
            <text:p>1,0887</text:p>
          </table:table-cell>
          <table:table-cell table:style-name="ce15" table:formula="of:=LOG([.AJ136];10)" office:value-type="float" office:value="1.11324876109759" calcext:value-type="float">
            <text:p>1,1132</text:p>
          </table:table-cell>
          <table:table-cell table:style-name="ce15" table:formula="of:=LOG([.AK136];10)" office:value-type="float" office:value="2.05479202800011" calcext:value-type="float">
            <text:p>2,0548</text:p>
          </table:table-cell>
          <table:table-cell table:style-name="ce15" table:formula="of:=LOG([.AL136];10)" office:value-type="float" office:value="1.24407531094877" calcext:value-type="float">
            <text:p>1,2441</text:p>
          </table:table-cell>
          <table:table-cell table:style-name="ce15" table:formula="of:=LOG([.AM136];10)" office:value-type="float" office:value="1.20594078651254" calcext:value-type="float">
            <text:p>1,2059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4_n100_m10</text:p>
          </table:table-cell>
          <table:table-cell table:style-name="ce19" office:value-type="float" office:value="0.0026294944" calcext:value-type="float">
            <text:p>2,63E-03</text:p>
          </table:table-cell>
          <table:table-cell table:style-name="ce64" office:value-type="float" office:value="0.02239954" calcext:value-type="float">
            <text:p>2,24E-02</text:p>
          </table:table-cell>
          <table:table-cell table:style-name="ce64" office:value-type="float" office:value="5.64840875100003" calcext:value-type="float">
            <text:p>5,65E+00</text:p>
          </table:table-cell>
          <table:table-cell table:style-name="ce64" office:value-type="float" office:value="5.70975248200011" calcext:value-type="float">
            <text:p>5,71E+00</text:p>
          </table:table-cell>
          <table:table-cell table:style-name="ce64" office:value-type="float" office:value="12.189457809" calcext:value-type="float">
            <text:p>1,22E+01</text:p>
          </table:table-cell>
          <table:table-cell table:style-name="ce64" office:value-type="float" office:value="13.0110196819999" calcext:value-type="float">
            <text:p>1,30E+01</text:p>
          </table:table-cell>
          <table:table-cell table:style-name="ce64" office:value-type="float" office:value="113.445348946" calcext:value-type="float">
            <text:p>1,13E+02</text:p>
          </table:table-cell>
          <table:table-cell table:style-name="ce64" office:value-type="float" office:value="17.543446705" calcext:value-type="float">
            <text:p>1,75E+01</text:p>
          </table:table-cell>
          <table:table-cell table:style-name="ce64" office:value-type="float" office:value="16.1814943990003" calcext:value-type="float">
            <text:p>1,62E+01</text:p>
          </table:table-cell>
          <table:table-cell/>
          <table:table-cell table:style-name="ce43" office:value-type="string" calcext:value-type="string">
            <text:p>GKD-b_24_n100_m10</text:p>
          </table:table-cell>
          <table:table-cell table:style-name="ce15" table:formula="of:=LOG([.AE137];10)" office:value-type="float" office:value="-2.58012774976084" calcext:value-type="float">
            <text:p>-2,5801</text:p>
          </table:table-cell>
          <table:table-cell table:style-name="ce15" table:formula="of:=LOG([.AF137];10)" office:value-type="float" office:value="-1.64976090030481" calcext:value-type="float">
            <text:p>-1,6498</text:p>
          </table:table-cell>
          <table:table-cell table:style-name="ce15" table:formula="of:=LOG([.$AG137];10)" office:value-type="float" office:value="0.751926117201062" calcext:value-type="float">
            <text:p>0,7519</text:p>
          </table:table-cell>
          <table:table-cell table:style-name="ce15" table:formula="of:=LOG([.AH137];10)" office:value-type="float" office:value="0.756617281970636" calcext:value-type="float">
            <text:p>0,7566</text:p>
          </table:table-cell>
          <table:table-cell table:style-name="ce15" table:formula="of:=LOG([.AI137];10)" office:value-type="float" office:value="1.0859843884899" calcext:value-type="float">
            <text:p>1,0860</text:p>
          </table:table-cell>
          <table:table-cell table:style-name="ce15" table:formula="of:=LOG([.AJ137];10)" office:value-type="float" office:value="1.11431133383387" calcext:value-type="float">
            <text:p>1,1143</text:p>
          </table:table-cell>
          <table:table-cell table:style-name="ce15" table:formula="of:=LOG([.AK137];10)" office:value-type="float" office:value="2.05478669529814" calcext:value-type="float">
            <text:p>2,0548</text:p>
          </table:table-cell>
          <table:table-cell table:style-name="ce15" table:formula="of:=LOG([.AL137];10)" office:value-type="float" office:value="1.24411492186403" calcext:value-type="float">
            <text:p>1,2441</text:p>
          </table:table-cell>
          <table:table-cell table:style-name="ce15" table:formula="of:=LOG([.AM137];10)" office:value-type="float" office:value="1.20901862724349" calcext:value-type="float">
            <text:p>1,209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5_n100_m1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style-name="ce64" office:value-type="float" office:value="0.0227332933999999" calcext:value-type="float">
            <text:p>2,27E-02</text:p>
          </table:table-cell>
          <table:table-cell table:style-name="ce64" office:value-type="float" office:value="5.73921270899973" calcext:value-type="float">
            <text:p>5,74E+00</text:p>
          </table:table-cell>
          <table:table-cell table:style-name="ce64" office:value-type="float" office:value="5.75763961800021" calcext:value-type="float">
            <text:p>5,76E+00</text:p>
          </table:table-cell>
          <table:table-cell table:style-name="ce64" office:value-type="float" office:value="12.2910000720003" calcext:value-type="float">
            <text:p>1,23E+01</text:p>
          </table:table-cell>
          <table:table-cell table:style-name="ce64" office:value-type="float" office:value="13.0028251069998" calcext:value-type="float">
            <text:p>1,30E+01</text:p>
          </table:table-cell>
          <table:table-cell table:style-name="ce64" office:value-type="float" office:value="114.286376577" calcext:value-type="float">
            <text:p>1,14E+02</text:p>
          </table:table-cell>
          <table:table-cell table:style-name="ce64" office:value-type="float" office:value="17.7047483010001" calcext:value-type="float">
            <text:p>1,77E+01</text:p>
          </table:table-cell>
          <table:table-cell table:style-name="ce64" office:value-type="float" office:value="16.4036978570002" calcext:value-type="float">
            <text:p>1,64E+01</text:p>
          </table:table-cell>
          <table:table-cell/>
          <table:table-cell table:style-name="ce43" office:value-type="string" calcext:value-type="string">
            <text:p>GKD-b_25_n100_m10</text:p>
          </table:table-cell>
          <table:table-cell table:style-name="ce15" table:formula="of:=LOG([.AE138];10)" office:value-type="float" office:value="-2.57720750385426" calcext:value-type="float">
            <text:p>-2,5772</text:p>
          </table:table-cell>
          <table:table-cell table:style-name="ce15" table:formula="of:=LOG([.AF138];10)" office:value-type="float" office:value="-1.64333764294478" calcext:value-type="float">
            <text:p>-1,6433</text:p>
          </table:table-cell>
          <table:table-cell table:style-name="ce15" table:formula="of:=LOG([.$AG138];10)" office:value-type="float" office:value="0.758852321041248" calcext:value-type="float">
            <text:p>0,7589</text:p>
          </table:table-cell>
          <table:table-cell table:style-name="ce15" table:formula="of:=LOG([.AH138];10)" office:value-type="float" office:value="0.760244478046061" calcext:value-type="float">
            <text:p>0,7602</text:p>
          </table:table-cell>
          <table:table-cell table:style-name="ce15" table:formula="of:=LOG([.AI138];10)" office:value-type="float" office:value="1.08958722121689" calcext:value-type="float">
            <text:p>1,0896</text:p>
          </table:table-cell>
          <table:table-cell table:style-name="ce15" table:formula="of:=LOG([.AJ138];10)" office:value-type="float" office:value="1.1140377211595" calcext:value-type="float">
            <text:p>1,1140</text:p>
          </table:table-cell>
          <table:table-cell table:style-name="ce15" table:formula="of:=LOG([.AK138];10)" office:value-type="float" office:value="2.05799446372809" calcext:value-type="float">
            <text:p>2,0580</text:p>
          </table:table-cell>
          <table:table-cell table:style-name="ce15" table:formula="of:=LOG([.AL138];10)" office:value-type="float" office:value="1.24808975700411" calcext:value-type="float">
            <text:p>1,2481</text:p>
          </table:table-cell>
          <table:table-cell table:style-name="ce15" table:formula="of:=LOG([.AM138];10)" office:value-type="float" office:value="1.21494176133198" calcext:value-type="float">
            <text:p>1,2149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6_n100_m3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style-name="ce64" office:value-type="float" office:value="0.3709935742" calcext:value-type="float">
            <text:p>3,71E-01</text:p>
          </table:table-cell>
          <table:table-cell table:style-name="ce64" office:value-type="float" office:value="15.4266906339999" calcext:value-type="float">
            <text:p>1,54E+01</text:p>
          </table:table-cell>
          <table:table-cell table:style-name="ce64" office:value-type="float" office:value="15.3716133529997" calcext:value-type="float">
            <text:p>1,54E+01</text:p>
          </table:table-cell>
          <table:table-cell table:style-name="ce64" office:value-type="float" office:value="22.4041453230002" calcext:value-type="float">
            <text:p>2,24E+01</text:p>
          </table:table-cell>
          <table:table-cell table:style-name="ce64" office:value-type="float" office:value="24.086268258" calcext:value-type="float">
            <text:p>2,41E+01</text:p>
          </table:table-cell>
          <table:table-cell table:style-name="ce64" office:value-type="float" office:value="153.23043534" calcext:value-type="float">
            <text:p>1,53E+02</text:p>
          </table:table-cell>
          <table:table-cell table:style-name="ce64" office:value-type="float" office:value="30.6158677430003" calcext:value-type="float">
            <text:p>3,06E+01</text:p>
          </table:table-cell>
          <table:table-cell table:style-name="ce64" office:value-type="float" office:value="29.0721280910002" calcext:value-type="float">
            <text:p>2,91E+01</text:p>
          </table:table-cell>
          <table:table-cell/>
          <table:table-cell table:style-name="ce43" office:value-type="string" calcext:value-type="string">
            <text:p>GKD-b_26_n100_m30</text:p>
          </table:table-cell>
          <table:table-cell table:style-name="ce15" table:formula="of:=LOG([.AE139];10)" office:value-type="float" office:value="-1.70506884269719" calcext:value-type="float">
            <text:p>-1,7051</text:p>
          </table:table-cell>
          <table:table-cell table:style-name="ce15" table:formula="of:=LOG([.AF139];10)" office:value-type="float" office:value="-0.430633612524172" calcext:value-type="float">
            <text:p>-0,4306</text:p>
          </table:table-cell>
          <table:table-cell table:style-name="ce15" table:formula="of:=LOG([.$AG139];10)" office:value-type="float" office:value="1.18827277029249" calcext:value-type="float">
            <text:p>1,1883</text:p>
          </table:table-cell>
          <table:table-cell table:style-name="ce15" table:formula="of:=LOG([.AH139];10)" office:value-type="float" office:value="1.18671945198471" calcext:value-type="float">
            <text:p>1,1867</text:p>
          </table:table-cell>
          <table:table-cell table:style-name="ce15" table:formula="of:=LOG([.AI139];10)" office:value-type="float" office:value="1.35032838102814" calcext:value-type="float">
            <text:p>1,3503</text:p>
          </table:table-cell>
          <table:table-cell table:style-name="ce15" table:formula="of:=LOG([.AJ139];10)" office:value-type="float" office:value="1.38176951894814" calcext:value-type="float">
            <text:p>1,3818</text:p>
          </table:table-cell>
          <table:table-cell table:style-name="ce15" table:formula="of:=LOG([.AK139];10)" office:value-type="float" office:value="2.18534503544952" calcext:value-type="float">
            <text:p>2,1853</text:p>
          </table:table-cell>
          <table:table-cell table:style-name="ce15" table:formula="of:=LOG([.AL139];10)" office:value-type="float" office:value="1.48594657311868" calcext:value-type="float">
            <text:p>1,4859</text:p>
          </table:table-cell>
          <table:table-cell table:style-name="ce15" table:formula="of:=LOG([.AM139];10)" office:value-type="float" office:value="1.46347682345777" calcext:value-type="float">
            <text:p>1,463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7_n100_m3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64" office:value-type="float" office:value="0.3010049522" calcext:value-type="float">
            <text:p>3,01E-01</text:p>
          </table:table-cell>
          <table:table-cell table:style-name="ce64" office:value-type="float" office:value="15.8131824470001" calcext:value-type="float">
            <text:p>1,58E+01</text:p>
          </table:table-cell>
          <table:table-cell table:style-name="ce64" office:value-type="float" office:value="15.465591403" calcext:value-type="float">
            <text:p>1,55E+01</text:p>
          </table:table-cell>
          <table:table-cell table:style-name="ce64" office:value-type="float" office:value="22.2323590630003" calcext:value-type="float">
            <text:p>2,22E+01</text:p>
          </table:table-cell>
          <table:table-cell table:style-name="ce64" office:value-type="float" office:value="23.5638429430001" calcext:value-type="float">
            <text:p>2,36E+01</text:p>
          </table:table-cell>
          <table:table-cell table:style-name="ce64" office:value-type="float" office:value="150.357022186" calcext:value-type="float">
            <text:p>1,50E+02</text:p>
          </table:table-cell>
          <table:table-cell table:style-name="ce64" office:value-type="float" office:value="30.1468363520003" calcext:value-type="float">
            <text:p>3,01E+01</text:p>
          </table:table-cell>
          <table:table-cell table:style-name="ce64" office:value-type="float" office:value="28.4047200550003" calcext:value-type="float">
            <text:p>2,84E+01</text:p>
          </table:table-cell>
          <table:table-cell/>
          <table:table-cell table:style-name="ce43" office:value-type="string" calcext:value-type="string">
            <text:p>GKD-b_27_n100_m30</text:p>
          </table:table-cell>
          <table:table-cell table:style-name="ce15" table:formula="of:=LOG([.AE140];10)" office:value-type="float" office:value="-1.68664349810199" calcext:value-type="float">
            <text:p>-1,6866</text:p>
          </table:table-cell>
          <table:table-cell table:style-name="ce15" table:formula="of:=LOG([.AF140];10)" office:value-type="float" office:value="-0.521426359238578" calcext:value-type="float">
            <text:p>-0,5214</text:p>
          </table:table-cell>
          <table:table-cell table:style-name="ce15" table:formula="of:=LOG([.$AG140];10)" office:value-type="float" office:value="1.19901928170223" calcext:value-type="float">
            <text:p>1,1990</text:p>
          </table:table-cell>
          <table:table-cell table:style-name="ce15" table:formula="of:=LOG([.AH140];10)" office:value-type="float" office:value="1.1893665320436" calcext:value-type="float">
            <text:p>1,1894</text:p>
          </table:table-cell>
          <table:table-cell table:style-name="ce15" table:formula="of:=LOG([.AI140];10)" office:value-type="float" office:value="1.34698554788502" calcext:value-type="float">
            <text:p>1,3470</text:p>
          </table:table-cell>
          <table:table-cell table:style-name="ce15" table:formula="of:=LOG([.AJ140];10)" office:value-type="float" office:value="1.3722461194274" calcext:value-type="float">
            <text:p>1,3722</text:p>
          </table:table-cell>
          <table:table-cell table:style-name="ce15" table:formula="of:=LOG([.AK140];10)" office:value-type="float" office:value="2.17712371594444" calcext:value-type="float">
            <text:p>2,1771</text:p>
          </table:table-cell>
          <table:table-cell table:style-name="ce15" table:formula="of:=LOG([.AL140];10)" office:value-type="float" office:value="1.47924174344271" calcext:value-type="float">
            <text:p>1,4792</text:p>
          </table:table-cell>
          <table:table-cell table:style-name="ce15" table:formula="of:=LOG([.AM140];10)" office:value-type="float" office:value="1.45339051341022" calcext:value-type="float">
            <text:p>1,4534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8_n100_m30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style-name="ce64" office:value-type="float" office:value="0.219771519" calcext:value-type="float">
            <text:p>2,20E-01</text:p>
          </table:table-cell>
          <table:table-cell table:style-name="ce64" office:value-type="float" office:value="15.3480111220001" calcext:value-type="float">
            <text:p>1,53E+01</text:p>
          </table:table-cell>
          <table:table-cell table:style-name="ce64" office:value-type="float" office:value="15.040508261" calcext:value-type="float">
            <text:p>1,50E+01</text:p>
          </table:table-cell>
          <table:table-cell table:style-name="ce64" office:value-type="float" office:value="22.1921583129997" calcext:value-type="float">
            <text:p>2,22E+01</text:p>
          </table:table-cell>
          <table:table-cell table:style-name="ce64" office:value-type="float" office:value="23.240533483" calcext:value-type="float">
            <text:p>2,32E+01</text:p>
          </table:table-cell>
          <table:table-cell table:style-name="ce64" office:value-type="float" office:value="152.205376581" calcext:value-type="float">
            <text:p>1,52E+02</text:p>
          </table:table-cell>
          <table:table-cell table:style-name="ce64" office:value-type="float" office:value="30.2856994090002" calcext:value-type="float">
            <text:p>3,03E+01</text:p>
          </table:table-cell>
          <table:table-cell table:style-name="ce64" office:value-type="float" office:value="28.6439096250001" calcext:value-type="float">
            <text:p>2,86E+01</text:p>
          </table:table-cell>
          <table:table-cell/>
          <table:table-cell table:style-name="ce43" office:value-type="string" calcext:value-type="string">
            <text:p>GKD-b_28_n100_m30</text:p>
          </table:table-cell>
          <table:table-cell table:style-name="ce15" table:formula="of:=LOG([.AE141];10)" office:value-type="float" office:value="-1.68895164577026" calcext:value-type="float">
            <text:p>-1,6890</text:p>
          </table:table-cell>
          <table:table-cell table:style-name="ce15" table:formula="of:=LOG([.AF141];10)" office:value-type="float" office:value="-0.658028590086258" calcext:value-type="float">
            <text:p>-0,6580</text:p>
          </table:table-cell>
          <table:table-cell table:style-name="ce15" table:formula="of:=LOG([.$AG141];10)" office:value-type="float" office:value="1.1860521052397" calcext:value-type="float">
            <text:p>1,1861</text:p>
          </table:table-cell>
          <table:table-cell table:style-name="ce15" table:formula="of:=LOG([.AH141];10)" office:value-type="float" office:value="1.17726251253342" calcext:value-type="float">
            <text:p>1,1773</text:p>
          </table:table-cell>
          <table:table-cell table:style-name="ce15" table:formula="of:=LOG([.AI141];10)" office:value-type="float" office:value="1.34619954188246" calcext:value-type="float">
            <text:p>1,3462</text:p>
          </table:table-cell>
          <table:table-cell table:style-name="ce15" table:formula="of:=LOG([.AJ141];10)" office:value-type="float" office:value="1.36624609299815" calcext:value-type="float">
            <text:p>1,3662</text:p>
          </table:table-cell>
          <table:table-cell table:style-name="ce15" table:formula="of:=LOG([.AK141];10)" office:value-type="float" office:value="2.18242999394715" calcext:value-type="float">
            <text:p>2,1824</text:p>
          </table:table-cell>
          <table:table-cell table:style-name="ce15" table:formula="of:=LOG([.AL141];10)" office:value-type="float" office:value="1.48123760758367" calcext:value-type="float">
            <text:p>1,4812</text:p>
          </table:table-cell>
          <table:table-cell table:style-name="ce15" table:formula="of:=LOG([.AM141];10)" office:value-type="float" office:value="1.45703229480491" calcext:value-type="float">
            <text:p>1,457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29_n100_m30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style-name="ce64" office:value-type="float" office:value="0.2558843282" calcext:value-type="float">
            <text:p>2,56E-01</text:p>
          </table:table-cell>
          <table:table-cell table:style-name="ce64" office:value-type="float" office:value="15.4612205600001" calcext:value-type="float">
            <text:p>1,55E+01</text:p>
          </table:table-cell>
          <table:table-cell table:style-name="ce64" office:value-type="float" office:value="15.4570343700002" calcext:value-type="float">
            <text:p>1,55E+01</text:p>
          </table:table-cell>
          <table:table-cell table:style-name="ce64" office:value-type="float" office:value="22.6572560969998" calcext:value-type="float">
            <text:p>2,27E+01</text:p>
          </table:table-cell>
          <table:table-cell table:style-name="ce64" office:value-type="float" office:value="23.9273943339999" calcext:value-type="float">
            <text:p>2,39E+01</text:p>
          </table:table-cell>
          <table:table-cell table:style-name="ce64" office:value-type="float" office:value="155.491171433" calcext:value-type="float">
            <text:p>1,55E+02</text:p>
          </table:table-cell>
          <table:table-cell table:style-name="ce64" office:value-type="float" office:value="31.0229834940001" calcext:value-type="float">
            <text:p>3,10E+01</text:p>
          </table:table-cell>
          <table:table-cell table:style-name="ce64" office:value-type="float" office:value="29.2630938379998" calcext:value-type="float">
            <text:p>2,93E+01</text:p>
          </table:table-cell>
          <table:table-cell/>
          <table:table-cell table:style-name="ce43" office:value-type="string" calcext:value-type="string">
            <text:p>GKD-b_29_n100_m30</text:p>
          </table:table-cell>
          <table:table-cell table:style-name="ce15" table:formula="of:=LOG([.AE142];10)" office:value-type="float" office:value="-1.67868669449264" calcext:value-type="float">
            <text:p>-1,6787</text:p>
          </table:table-cell>
          <table:table-cell table:style-name="ce15" table:formula="of:=LOG([.AF142];10)" office:value-type="float" office:value="-0.591956311942754" calcext:value-type="float">
            <text:p>-0,5920</text:p>
          </table:table-cell>
          <table:table-cell table:style-name="ce15" table:formula="of:=LOG([.$AG142];10)" office:value-type="float" office:value="1.1892437755816" calcext:value-type="float">
            <text:p>1,1892</text:p>
          </table:table-cell>
          <table:table-cell table:style-name="ce15" table:formula="of:=LOG([.AH142];10)" office:value-type="float" office:value="1.18912617261647" calcext:value-type="float">
            <text:p>1,1891</text:p>
          </table:table-cell>
          <table:table-cell table:style-name="ce15" table:formula="of:=LOG([.AI142];10)" office:value-type="float" office:value="1.35520731355532" calcext:value-type="float">
            <text:p>1,3552</text:p>
          </table:table-cell>
          <table:table-cell table:style-name="ce15" table:formula="of:=LOG([.AJ142];10)" office:value-type="float" office:value="1.37889540701378" calcext:value-type="float">
            <text:p>1,3789</text:p>
          </table:table-cell>
          <table:table-cell table:style-name="ce15" table:formula="of:=LOG([.AK142];10)" office:value-type="float" office:value="2.19170573544145" calcext:value-type="float">
            <text:p>2,1917</text:p>
          </table:table-cell>
          <table:table-cell table:style-name="ce15" table:formula="of:=LOG([.AL142];10)" office:value-type="float" office:value="1.49168356177785" calcext:value-type="float">
            <text:p>1,4917</text:p>
          </table:table-cell>
          <table:table-cell table:style-name="ce15" table:formula="of:=LOG([.AM142];10)" office:value-type="float" office:value="1.46632023996225" calcext:value-type="float">
            <text:p>1,4663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0_n100_m3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style-name="ce64" office:value-type="float" office:value="0.3023921936" calcext:value-type="float">
            <text:p>3,02E-01</text:p>
          </table:table-cell>
          <table:table-cell table:style-name="ce64" office:value-type="float" office:value="15.7884327339998" calcext:value-type="float">
            <text:p>1,58E+01</text:p>
          </table:table-cell>
          <table:table-cell table:style-name="ce64" office:value-type="float" office:value="15.5160069900003" calcext:value-type="float">
            <text:p>1,55E+01</text:p>
          </table:table-cell>
          <table:table-cell table:style-name="ce64" office:value-type="float" office:value="22.6826825409998" calcext:value-type="float">
            <text:p>2,27E+01</text:p>
          </table:table-cell>
          <table:table-cell table:style-name="ce64" office:value-type="float" office:value="24.283605393" calcext:value-type="float">
            <text:p>2,43E+01</text:p>
          </table:table-cell>
          <table:table-cell table:style-name="ce64" office:value-type="float" office:value="155.864132941" calcext:value-type="float">
            <text:p>1,56E+02</text:p>
          </table:table-cell>
          <table:table-cell table:style-name="ce64" office:value-type="float" office:value="31.104214898" calcext:value-type="float">
            <text:p>3,11E+01</text:p>
          </table:table-cell>
          <table:table-cell table:style-name="ce64" office:value-type="float" office:value="29.4122685679999" calcext:value-type="float">
            <text:p>2,94E+01</text:p>
          </table:table-cell>
          <table:table-cell/>
          <table:table-cell table:style-name="ce43" office:value-type="string" calcext:value-type="string">
            <text:p>GKD-b_30_n100_m30</text:p>
          </table:table-cell>
          <table:table-cell table:style-name="ce15" table:formula="of:=LOG([.AE143];10)" office:value-type="float" office:value="-1.6700799021933" calcext:value-type="float">
            <text:p>-1,6701</text:p>
          </table:table-cell>
          <table:table-cell table:style-name="ce15" table:formula="of:=LOG([.AF143];10)" office:value-type="float" office:value="-0.519429424547167" calcext:value-type="float">
            <text:p>-0,5194</text:p>
          </table:table-cell>
          <table:table-cell table:style-name="ce15" table:formula="of:=LOG([.$AG143];10)" office:value-type="float" office:value="1.19833902115727" calcext:value-type="float">
            <text:p>1,1983</text:p>
          </table:table-cell>
          <table:table-cell table:style-name="ce15" table:formula="of:=LOG([.AH143];10)" office:value-type="float" office:value="1.19077996657882" calcext:value-type="float">
            <text:p>1,1908</text:p>
          </table:table-cell>
          <table:table-cell table:style-name="ce15" table:formula="of:=LOG([.AI143];10)" office:value-type="float" office:value="1.35569441458866" calcext:value-type="float">
            <text:p>1,3557</text:p>
          </table:table-cell>
          <table:table-cell table:style-name="ce15" table:formula="of:=LOG([.AJ143];10)" office:value-type="float" office:value="1.38531316700131" calcext:value-type="float">
            <text:p>1,3853</text:p>
          </table:table-cell>
          <table:table-cell table:style-name="ce15" table:formula="of:=LOG([.AK143];10)" office:value-type="float" office:value="2.1927461879411" calcext:value-type="float">
            <text:p>2,1927</text:p>
          </table:table-cell>
          <table:table-cell table:style-name="ce15" table:formula="of:=LOG([.AL143];10)" office:value-type="float" office:value="1.49281924378287" calcext:value-type="float">
            <text:p>1,4928</text:p>
          </table:table-cell>
          <table:table-cell table:style-name="ce15" table:formula="of:=LOG([.AM143];10)" office:value-type="float" office:value="1.46852852292829" calcext:value-type="float">
            <text:p>1,468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1_n125_m12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style-name="ce64" office:value-type="float" office:value="0.0839584425999998" calcext:value-type="float">
            <text:p>8,40E-02</text:p>
          </table:table-cell>
          <table:table-cell table:style-name="ce64" office:value-type="float" office:value="7.14362843799972" calcext:value-type="float">
            <text:p>7,14E+00</text:p>
          </table:table-cell>
          <table:table-cell table:style-name="ce64" office:value-type="float" office:value="7.20772013099986" calcext:value-type="float">
            <text:p>7,21E+00</text:p>
          </table:table-cell>
          <table:table-cell table:style-name="ce64" office:value-type="float" office:value="14.7433230360002" calcext:value-type="float">
            <text:p>1,47E+01</text:p>
          </table:table-cell>
          <table:table-cell table:style-name="ce64" office:value-type="float" office:value="15.955087711" calcext:value-type="float">
            <text:p>1,60E+01</text:p>
          </table:table-cell>
          <table:table-cell table:style-name="ce64" office:value-type="float" office:value="141.135963227" calcext:value-type="float">
            <text:p>1,41E+02</text:p>
          </table:table-cell>
          <table:table-cell table:style-name="ce64" office:value-type="float" office:value="21.968686703" calcext:value-type="float">
            <text:p>2,20E+01</text:p>
          </table:table-cell>
          <table:table-cell table:style-name="ce64" office:value-type="float" office:value="20.1824476460001" calcext:value-type="float">
            <text:p>2,02E+01</text:p>
          </table:table-cell>
          <table:table-cell/>
          <table:table-cell table:style-name="ce43" office:value-type="string" calcext:value-type="string">
            <text:p>GKD-b_31_n125_m12</text:p>
          </table:table-cell>
          <table:table-cell table:style-name="ce15" table:formula="of:=LOG([.AE144];10)" office:value-type="float" office:value="-2.33587794726372" calcext:value-type="float">
            <text:p>-2,3359</text:p>
          </table:table-cell>
          <table:table-cell table:style-name="ce15" table:formula="of:=LOG([.AF144];10)" office:value-type="float" office:value="-1.07593562602698" calcext:value-type="float">
            <text:p>-1,0759</text:p>
          </table:table-cell>
          <table:table-cell table:style-name="ce15" table:formula="of:=LOG([.$AG144];10)" office:value-type="float" office:value="0.853918857481422" calcext:value-type="float">
            <text:p>0,8539</text:p>
          </table:table-cell>
          <table:table-cell table:style-name="ce15" table:formula="of:=LOG([.AH144];10)" office:value-type="float" office:value="0.857797915051731" calcext:value-type="float">
            <text:p>0,8578</text:p>
          </table:table-cell>
          <table:table-cell table:style-name="ce15" table:formula="of:=LOG([.AI144];10)" office:value-type="float" office:value="1.16859538132122" calcext:value-type="float">
            <text:p>1,1686</text:p>
          </table:table-cell>
          <table:table-cell table:style-name="ce15" table:formula="of:=LOG([.AJ144];10)" office:value-type="float" office:value="1.20289919601299" calcext:value-type="float">
            <text:p>1,2029</text:p>
          </table:table-cell>
          <table:table-cell table:style-name="ce15" table:formula="of:=LOG([.AK144];10)" office:value-type="float" office:value="2.14963769157828" calcext:value-type="float">
            <text:p>2,1496</text:p>
          </table:table-cell>
          <table:table-cell table:style-name="ce15" table:formula="of:=LOG([.AL144];10)" office:value-type="float" office:value="1.34180409539625" calcext:value-type="float">
            <text:p>1,3418</text:p>
          </table:table-cell>
          <table:table-cell table:style-name="ce15" table:formula="of:=LOG([.AM144];10)" office:value-type="float" office:value="1.30497383458131" calcext:value-type="float">
            <text:p>1,305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2_n125_m12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style-name="ce64" office:value-type="float" office:value="0.0439546042" calcext:value-type="float">
            <text:p>4,40E-02</text:p>
          </table:table-cell>
          <table:table-cell table:style-name="ce64" office:value-type="float" office:value="7.20266102899996" calcext:value-type="float">
            <text:p>7,20E+00</text:p>
          </table:table-cell>
          <table:table-cell table:style-name="ce64" office:value-type="float" office:value="7.3003086800004" calcext:value-type="float">
            <text:p>7,30E+00</text:p>
          </table:table-cell>
          <table:table-cell table:style-name="ce64" office:value-type="float" office:value="14.7916770489996" calcext:value-type="float">
            <text:p>1,48E+01</text:p>
          </table:table-cell>
          <table:table-cell table:style-name="ce64" office:value-type="float" office:value="15.8807033109997" calcext:value-type="float">
            <text:p>1,59E+01</text:p>
          </table:table-cell>
          <table:table-cell table:style-name="ce64" office:value-type="float" office:value="141.033517383" calcext:value-type="float">
            <text:p>1,41E+02</text:p>
          </table:table-cell>
          <table:table-cell table:style-name="ce64" office:value-type="float" office:value="21.6458205659992" calcext:value-type="float">
            <text:p>2,16E+01</text:p>
          </table:table-cell>
          <table:table-cell table:style-name="ce64" office:value-type="float" office:value="19.9915511939998" calcext:value-type="float">
            <text:p>2,00E+01</text:p>
          </table:table-cell>
          <table:table-cell/>
          <table:table-cell table:style-name="ce43" office:value-type="string" calcext:value-type="string">
            <text:p>GKD-b_32_n125_m12</text:p>
          </table:table-cell>
          <table:table-cell table:style-name="ce15" table:formula="of:=LOG([.AE145];10)" office:value-type="float" office:value="-2.31966321725061" calcext:value-type="float">
            <text:p>-2,3197</text:p>
          </table:table-cell>
          <table:table-cell table:style-name="ce15" table:formula="of:=LOG([.AF145];10)" office:value-type="float" office:value="-1.356995626303" calcext:value-type="float">
            <text:p>-1,3570</text:p>
          </table:table-cell>
          <table:table-cell table:style-name="ce15" table:formula="of:=LOG([.$AG145];10)" office:value-type="float" office:value="0.857492976528896" calcext:value-type="float">
            <text:p>0,8575</text:p>
          </table:table-cell>
          <table:table-cell table:style-name="ce15" table:formula="of:=LOG([.AH145];10)" office:value-type="float" office:value="0.863341223844649" calcext:value-type="float">
            <text:p>0,8633</text:p>
          </table:table-cell>
          <table:table-cell table:style-name="ce15" table:formula="of:=LOG([.AI145];10)" office:value-type="float" office:value="1.1700174161765" calcext:value-type="float">
            <text:p>1,1700</text:p>
          </table:table-cell>
          <table:table-cell table:style-name="ce15" table:formula="of:=LOG([.AJ145];10)" office:value-type="float" office:value="1.2008697321794" calcext:value-type="float">
            <text:p>1,2009</text:p>
          </table:table-cell>
          <table:table-cell table:style-name="ce15" table:formula="of:=LOG([.AK145];10)" office:value-type="float" office:value="2.14932233736915" calcext:value-type="float">
            <text:p>2,1493</text:p>
          </table:table-cell>
          <table:table-cell table:style-name="ce15" table:formula="of:=LOG([.AL145];10)" office:value-type="float" office:value="1.33537405402216" calcext:value-type="float">
            <text:p>1,3354</text:p>
          </table:table-cell>
          <table:table-cell table:style-name="ce15" table:formula="of:=LOG([.AM145];10)" office:value-type="float" office:value="1.30084649341065" calcext:value-type="float">
            <text:p>1,3008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3_n125_m12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64" office:value-type="float" office:value="0.0605489464000001" calcext:value-type="float">
            <text:p>6,05E-02</text:p>
          </table:table-cell>
          <table:table-cell table:style-name="ce64" office:value-type="float" office:value="7.18682082999931" calcext:value-type="float">
            <text:p>7,19E+00</text:p>
          </table:table-cell>
          <table:table-cell table:style-name="ce64" office:value-type="float" office:value="7.21405830399999" calcext:value-type="float">
            <text:p>7,21E+00</text:p>
          </table:table-cell>
          <table:table-cell table:style-name="ce64" office:value-type="float" office:value="14.6585819399997" calcext:value-type="float">
            <text:p>1,47E+01</text:p>
          </table:table-cell>
          <table:table-cell table:style-name="ce64" office:value-type="float" office:value="15.732294724" calcext:value-type="float">
            <text:p>1,57E+01</text:p>
          </table:table-cell>
          <table:table-cell table:style-name="ce64" office:value-type="float" office:value="139.016914031" calcext:value-type="float">
            <text:p>1,39E+02</text:p>
          </table:table-cell>
          <table:table-cell table:style-name="ce64" office:value-type="float" office:value="21.7343137809994" calcext:value-type="float">
            <text:p>2,17E+01</text:p>
          </table:table-cell>
          <table:table-cell table:style-name="ce64" office:value-type="float" office:value="19.9846223690001" calcext:value-type="float">
            <text:p>2,00E+01</text:p>
          </table:table-cell>
          <table:table-cell/>
          <table:table-cell table:style-name="ce43" office:value-type="string" calcext:value-type="string">
            <text:p>GKD-b_33_n125_m12</text:p>
          </table:table-cell>
          <table:table-cell table:style-name="ce15" table:formula="of:=LOG([.AE146];10)" office:value-type="float" office:value="-2.33378549512287" calcext:value-type="float">
            <text:p>-2,3338</text:p>
          </table:table-cell>
          <table:table-cell table:style-name="ce15" table:formula="of:=LOG([.AF146];10)" office:value-type="float" office:value="-1.21789340952584" calcext:value-type="float">
            <text:p>-1,2179</text:p>
          </table:table-cell>
          <table:table-cell table:style-name="ce15" table:formula="of:=LOG([.$AG146];10)" office:value-type="float" office:value="0.856536817875732" calcext:value-type="float">
            <text:p>0,8565</text:p>
          </table:table-cell>
          <table:table-cell table:style-name="ce15" table:formula="of:=LOG([.AH146];10)" office:value-type="float" office:value="0.858179647963374" calcext:value-type="float">
            <text:p>0,8582</text:p>
          </table:table-cell>
          <table:table-cell table:style-name="ce15" table:formula="of:=LOG([.AI146];10)" office:value-type="float" office:value="1.16609195902129" calcext:value-type="float">
            <text:p>1,1661</text:p>
          </table:table-cell>
          <table:table-cell table:style-name="ce15" table:formula="of:=LOG([.AJ146];10)" office:value-type="float" office:value="1.19679207375398" calcext:value-type="float">
            <text:p>1,1968</text:p>
          </table:table-cell>
          <table:table-cell table:style-name="ce15" table:formula="of:=LOG([.AK146];10)" office:value-type="float" office:value="2.14306764358821" calcext:value-type="float">
            <text:p>2,1431</text:p>
          </table:table-cell>
          <table:table-cell table:style-name="ce15" table:formula="of:=LOG([.AL146];10)" office:value-type="float" office:value="1.33714593273343" calcext:value-type="float">
            <text:p>1,3371</text:p>
          </table:table-cell>
          <table:table-cell table:style-name="ce15" table:formula="of:=LOG([.AM146];10)" office:value-type="float" office:value="1.30069594621089" calcext:value-type="float">
            <text:p>1,300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4_n125_m12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style-name="ce64" office:value-type="float" office:value="0.0776516471999997" calcext:value-type="float">
            <text:p>7,77E-02</text:p>
          </table:table-cell>
          <table:table-cell table:style-name="ce64" office:value-type="float" office:value="7.09996807199968" calcext:value-type="float">
            <text:p>7,10E+00</text:p>
          </table:table-cell>
          <table:table-cell table:style-name="ce64" office:value-type="float" office:value="7.16619190900019" calcext:value-type="float">
            <text:p>7,17E+00</text:p>
          </table:table-cell>
          <table:table-cell table:style-name="ce64" office:value-type="float" office:value="14.6255721309999" calcext:value-type="float">
            <text:p>1,46E+01</text:p>
          </table:table-cell>
          <table:table-cell table:style-name="ce64" office:value-type="float" office:value="15.7795715399998" calcext:value-type="float">
            <text:p>1,58E+01</text:p>
          </table:table-cell>
          <table:table-cell table:style-name="ce64" office:value-type="float" office:value="140.180446747" calcext:value-type="float">
            <text:p>1,40E+02</text:p>
          </table:table-cell>
          <table:table-cell table:style-name="ce64" office:value-type="float" office:value="21.5470205829997" calcext:value-type="float">
            <text:p>2,15E+01</text:p>
          </table:table-cell>
          <table:table-cell table:style-name="ce64" office:value-type="float" office:value="20.0655095019993" calcext:value-type="float">
            <text:p>2,01E+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table:formula="of:=LOG([.AE147];10)" office:value-type="float" office:value="-2.33209906765271" calcext:value-type="float">
            <text:p>-2,3321</text:p>
          </table:table-cell>
          <table:table-cell table:style-name="ce15" table:formula="of:=LOG([.AF147];10)" office:value-type="float" office:value="-1.10984932728529" calcext:value-type="float">
            <text:p>-1,1098</text:p>
          </table:table-cell>
          <table:table-cell table:style-name="ce15" table:formula="of:=LOG([.$AG147];10)" office:value-type="float" office:value="0.851256395735197" calcext:value-type="float">
            <text:p>0,8513</text:p>
          </table:table-cell>
          <table:table-cell table:style-name="ce15" table:formula="of:=LOG([.AH147];10)" office:value-type="float" office:value="0.855288434293924" calcext:value-type="float">
            <text:p>0,8553</text:p>
          </table:table-cell>
          <table:table-cell table:style-name="ce15" table:formula="of:=LOG([.AI147];10)" office:value-type="float" office:value="1.16511286405173" calcext:value-type="float">
            <text:p>1,1651</text:p>
          </table:table-cell>
          <table:table-cell table:style-name="ce15" table:formula="of:=LOG([.AJ147];10)" office:value-type="float" office:value="1.1980952067099" calcext:value-type="float">
            <text:p>1,1981</text:p>
          </table:table-cell>
          <table:table-cell table:style-name="ce15" table:formula="of:=LOG([.AK147];10)" office:value-type="float" office:value="2.1466874397212" calcext:value-type="float">
            <text:p>2,1467</text:p>
          </table:table-cell>
          <table:table-cell table:style-name="ce15" table:formula="of:=LOG([.AL147];10)" office:value-type="float" office:value="1.33338722652373" calcext:value-type="float">
            <text:p>1,3334</text:p>
          </table:table-cell>
          <table:table-cell table:style-name="ce15" table:formula="of:=LOG([.AM147];10)" office:value-type="float" office:value="1.30245019178466" calcext:value-type="float">
            <text:p>1,302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5_n125_m12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style-name="ce64" office:value-type="float" office:value="0.0570107001999997" calcext:value-type="float">
            <text:p>5,70E-02</text:p>
          </table:table-cell>
          <table:table-cell table:style-name="ce64" office:value-type="float" office:value="7.14033216400003" calcext:value-type="float">
            <text:p>7,14E+00</text:p>
          </table:table-cell>
          <table:table-cell table:style-name="ce64" office:value-type="float" office:value="7.2604579179997" calcext:value-type="float">
            <text:p>7,26E+00</text:p>
          </table:table-cell>
          <table:table-cell table:style-name="ce64" office:value-type="float" office:value="14.6400074490002" calcext:value-type="float">
            <text:p>1,46E+01</text:p>
          </table:table-cell>
          <table:table-cell table:style-name="ce64" office:value-type="float" office:value="15.5886925069999" calcext:value-type="float">
            <text:p>1,56E+01</text:p>
          </table:table-cell>
          <table:table-cell table:style-name="ce64" office:value-type="float" office:value="140.427220871" calcext:value-type="float">
            <text:p>1,40E+02</text:p>
          </table:table-cell>
          <table:table-cell table:style-name="ce64" office:value-type="float" office:value="21.8123096720001" calcext:value-type="float">
            <text:p>2,18E+01</text:p>
          </table:table-cell>
          <table:table-cell table:style-name="ce64" office:value-type="float" office:value="20.0769372589993" calcext:value-type="float">
            <text:p>2,01E+01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table:formula="of:=LOG([.AE148];10)" office:value-type="float" office:value="-2.31902439682486" calcext:value-type="float">
            <text:p>-2,3190</text:p>
          </table:table-cell>
          <table:table-cell table:style-name="ce15" table:formula="of:=LOG([.AF148];10)" office:value-type="float" office:value="-1.24404362499957" calcext:value-type="float">
            <text:p>-1,2440</text:p>
          </table:table-cell>
          <table:table-cell table:style-name="ce15" table:formula="of:=LOG([.$AG148];10)" office:value-type="float" office:value="0.853718415366773" calcext:value-type="float">
            <text:p>0,8537</text:p>
          </table:table-cell>
          <table:table-cell table:style-name="ce15" table:formula="of:=LOG([.AH148];10)" office:value-type="float" office:value="0.860964012571841" calcext:value-type="float">
            <text:p>0,8610</text:p>
          </table:table-cell>
          <table:table-cell table:style-name="ce15" table:formula="of:=LOG([.AI148];10)" office:value-type="float" office:value="1.16554129769634" calcext:value-type="float">
            <text:p>1,1655</text:p>
          </table:table-cell>
          <table:table-cell table:style-name="ce15" table:formula="of:=LOG([.AJ148];10)" office:value-type="float" office:value="1.19280969050585" calcext:value-type="float">
            <text:p>1,1928</text:p>
          </table:table-cell>
          <table:table-cell table:style-name="ce15" table:formula="of:=LOG([.AK148];10)" office:value-type="float" office:value="2.14745130101457" calcext:value-type="float">
            <text:p>2,1475</text:p>
          </table:table-cell>
          <table:table-cell table:style-name="ce15" table:formula="of:=LOG([.AL148];10)" office:value-type="float" office:value="1.33870165478987" calcext:value-type="float">
            <text:p>1,3387</text:p>
          </table:table-cell>
          <table:table-cell table:style-name="ce15" table:formula="of:=LOG([.AM148];10)" office:value-type="float" office:value="1.30269746181129" calcext:value-type="float">
            <text:p>1,302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6_n125_m37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style-name="ce64" office:value-type="float" office:value="0.623106274" calcext:value-type="float">
            <text:p>6,23E-01</text:p>
          </table:table-cell>
          <table:table-cell table:style-name="ce64" office:value-type="float" office:value="22.0990966319996" calcext:value-type="float">
            <text:p>2,21E+01</text:p>
          </table:table-cell>
          <table:table-cell table:style-name="ce64" office:value-type="float" office:value="21.8615255800005" calcext:value-type="float">
            <text:p>2,19E+01</text:p>
          </table:table-cell>
          <table:table-cell table:style-name="ce64" office:value-type="float" office:value="30.3849733460002" calcext:value-type="float">
            <text:p>3,04E+01</text:p>
          </table:table-cell>
          <table:table-cell table:style-name="ce64" office:value-type="float" office:value="32.3979604199994" calcext:value-type="float">
            <text:p>3,24E+01</text:p>
          </table:table-cell>
          <table:table-cell table:style-name="ce64" office:value-type="float" office:value="193.241113223" calcext:value-type="float">
            <text:p>1,93E+02</text:p>
          </table:table-cell>
          <table:table-cell table:style-name="ce64" office:value-type="float" office:value="41.3338942279997" calcext:value-type="float">
            <text:p>4,13E+01</text:p>
          </table:table-cell>
          <table:table-cell table:style-name="ce64" office:value-type="float" office:value="38.797858723" calcext:value-type="float">
            <text:p>3,88E+01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table:formula="of:=LOG([.AE149];10)" office:value-type="float" office:value="-1.42885805362028" calcext:value-type="float">
            <text:p>-1,4289</text:p>
          </table:table-cell>
          <table:table-cell table:style-name="ce15" table:formula="of:=LOG([.AF149];10)" office:value-type="float" office:value="-0.205437875851864" calcext:value-type="float">
            <text:p>-0,2054</text:p>
          </table:table-cell>
          <table:table-cell table:style-name="ce15" table:formula="of:=LOG([.$AG149];10)" office:value-type="float" office:value="1.34437452093595" calcext:value-type="float">
            <text:p>1,3444</text:p>
          </table:table-cell>
          <table:table-cell table:style-name="ce15" table:formula="of:=LOG([.AH149];10)" office:value-type="float" office:value="1.33968046538394" calcext:value-type="float">
            <text:p>1,3397</text:p>
          </table:table-cell>
          <table:table-cell table:style-name="ce15" table:formula="of:=LOG([.AI149];10)" office:value-type="float" office:value="1.48265885971608" calcext:value-type="float">
            <text:p>1,4827</text:p>
          </table:table-cell>
          <table:table-cell table:style-name="ce15" table:formula="of:=LOG([.AJ149];10)" office:value-type="float" office:value="1.51051767050844" calcext:value-type="float">
            <text:p>1,5105</text:p>
          </table:table-cell>
          <table:table-cell table:style-name="ce15" table:formula="of:=LOG([.AK149];10)" office:value-type="float" office:value="2.28609953070443" calcext:value-type="float">
            <text:p>2,2861</text:p>
          </table:table-cell>
          <table:table-cell table:style-name="ce15" table:formula="of:=LOG([.AL149];10)" office:value-type="float" office:value="1.61630632379271" calcext:value-type="float">
            <text:p>1,6163</text:p>
          </table:table-cell>
          <table:table-cell table:style-name="ce15" table:formula="of:=LOG([.AM149];10)" office:value-type="float" office:value="1.58880775728372" calcext:value-type="float">
            <text:p>1,5888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7_n125_m37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style-name="ce64" office:value-type="float" office:value="0.377812570799999" calcext:value-type="float">
            <text:p>3,78E-01</text:p>
          </table:table-cell>
          <table:table-cell table:style-name="ce64" office:value-type="float" office:value="22.1691353400001" calcext:value-type="float">
            <text:p>2,22E+01</text:p>
          </table:table-cell>
          <table:table-cell table:style-name="ce64" office:value-type="float" office:value="21.9937065559998" calcext:value-type="float">
            <text:p>2,20E+01</text:p>
          </table:table-cell>
          <table:table-cell table:style-name="ce64" office:value-type="float" office:value="29.9453406370003" calcext:value-type="float">
            <text:p>2,99E+01</text:p>
          </table:table-cell>
          <table:table-cell table:style-name="ce64" office:value-type="float" office:value="32.697874466" calcext:value-type="float">
            <text:p>3,27E+01</text:p>
          </table:table-cell>
          <table:table-cell table:style-name="ce64" office:value-type="float" office:value="191.952061331001" calcext:value-type="float">
            <text:p>1,92E+02</text:p>
          </table:table-cell>
          <table:table-cell table:style-name="ce64" office:value-type="float" office:value="40.2191847149998" calcext:value-type="float">
            <text:p>4,02E+01</text:p>
          </table:table-cell>
          <table:table-cell table:style-name="ce64" office:value-type="float" office:value="37.891138768" calcext:value-type="float">
            <text:p>3,79E+01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table:formula="of:=LOG([.AE150];10)" office:value-type="float" office:value="-1.42987609721025" calcext:value-type="float">
            <text:p>-1,4299</text:p>
          </table:table-cell>
          <table:table-cell table:style-name="ce15" table:formula="of:=LOG([.AF150];10)" office:value-type="float" office:value="-0.422723596074728" calcext:value-type="float">
            <text:p>-0,4227</text:p>
          </table:table-cell>
          <table:table-cell table:style-name="ce15" table:formula="of:=LOG([.$AG150];10)" office:value-type="float" office:value="1.3457487547117" calcext:value-type="float">
            <text:p>1,3457</text:p>
          </table:table-cell>
          <table:table-cell table:style-name="ce15" table:formula="of:=LOG([.AH150];10)" office:value-type="float" office:value="1.34229842632155" calcext:value-type="float">
            <text:p>1,3423</text:p>
          </table:table-cell>
          <table:table-cell table:style-name="ce15" table:formula="of:=LOG([.AI150];10)" office:value-type="float" office:value="1.47632925767497" calcext:value-type="float">
            <text:p>1,4763</text:p>
          </table:table-cell>
          <table:table-cell table:style-name="ce15" table:formula="of:=LOG([.AJ150];10)" office:value-type="float" office:value="1.51451952214989" calcext:value-type="float">
            <text:p>1,5145</text:p>
          </table:table-cell>
          <table:table-cell table:style-name="ce15" table:formula="of:=LOG([.AK150];10)" office:value-type="float" office:value="2.28319278027146" calcext:value-type="float">
            <text:p>2,2832</text:p>
          </table:table-cell>
          <table:table-cell table:style-name="ce15" table:formula="of:=LOG([.AL150];10)" office:value-type="float" office:value="1.60443326274592" calcext:value-type="float">
            <text:p>1,6044</text:p>
          </table:table-cell>
          <table:table-cell table:style-name="ce15" table:formula="of:=LOG([.AM150];10)" office:value-type="float" office:value="1.57853765761669" calcext:value-type="float">
            <text:p>1,578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8_n125_m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style-name="ce64" office:value-type="float" office:value="0.795917082" calcext:value-type="float">
            <text:p>7,96E-01</text:p>
          </table:table-cell>
          <table:table-cell table:style-name="ce64" office:value-type="float" office:value="21.8170650270004" calcext:value-type="float">
            <text:p>2,18E+01</text:p>
          </table:table-cell>
          <table:table-cell table:style-name="ce64" office:value-type="float" office:value="21.2021833520002" calcext:value-type="float">
            <text:p>2,12E+01</text:p>
          </table:table-cell>
          <table:table-cell table:style-name="ce64" office:value-type="float" office:value="29.426785955" calcext:value-type="float">
            <text:p>2,94E+01</text:p>
          </table:table-cell>
          <table:table-cell table:style-name="ce64" office:value-type="float" office:value="32.6126493709999" calcext:value-type="float">
            <text:p>3,26E+01</text:p>
          </table:table-cell>
          <table:table-cell table:style-name="ce64" office:value-type="float" office:value="193.513243257" calcext:value-type="float">
            <text:p>1,94E+02</text:p>
          </table:table-cell>
          <table:table-cell table:style-name="ce64" office:value-type="float" office:value="41.4061607570002" calcext:value-type="float">
            <text:p>4,14E+01</text:p>
          </table:table-cell>
          <table:table-cell table:style-name="ce64" office:value-type="float" office:value="38.6950733420008" calcext:value-type="float">
            <text:p>3,87E+01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table:formula="of:=LOG([.AE151];10)" office:value-type="float" office:value="-1.42492130606689" calcext:value-type="float">
            <text:p>-1,4249</text:p>
          </table:table-cell>
          <table:table-cell table:style-name="ce15" table:formula="of:=LOG([.AF151];10)" office:value-type="float" office:value="-0.0991321743547618" calcext:value-type="float">
            <text:p>-0,0991</text:p>
          </table:table-cell>
          <table:table-cell table:style-name="ce15" table:formula="of:=LOG([.$AG151];10)" office:value-type="float" office:value="1.33879632607308" calcext:value-type="float">
            <text:p>1,3388</text:p>
          </table:table-cell>
          <table:table-cell table:style-name="ce15" table:formula="of:=LOG([.AH151];10)" office:value-type="float" office:value="1.32638058587693" calcext:value-type="float">
            <text:p>1,3264</text:p>
          </table:table-cell>
          <table:table-cell table:style-name="ce15" table:formula="of:=LOG([.AI151];10)" office:value-type="float" office:value="1.4687428302874" calcext:value-type="float">
            <text:p>1,4687</text:p>
          </table:table-cell>
          <table:table-cell table:style-name="ce15" table:formula="of:=LOG([.AJ151];10)" office:value-type="float" office:value="1.51338608124902" calcext:value-type="float">
            <text:p>1,5134</text:p>
          </table:table-cell>
          <table:table-cell table:style-name="ce15" table:formula="of:=LOG([.AK151];10)" office:value-type="float" office:value="2.28671069171477" calcext:value-type="float">
            <text:p>2,2867</text:p>
          </table:table-cell>
          <table:table-cell table:style-name="ce15" table:formula="of:=LOG([.AL151];10)" office:value-type="float" office:value="1.61706496391587" calcext:value-type="float">
            <text:p>1,6171</text:p>
          </table:table-cell>
          <table:table-cell table:style-name="ce15" table:formula="of:=LOG([.AM151];10)" office:value-type="float" office:value="1.58765567415106" calcext:value-type="float">
            <text:p>1,587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39_n125_m37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64" office:value-type="float" office:value="0.7907231574" calcext:value-type="float">
            <text:p>7,91E-01</text:p>
          </table:table-cell>
          <table:table-cell table:style-name="ce64" office:value-type="float" office:value="22.0241463319999" calcext:value-type="float">
            <text:p>2,20E+01</text:p>
          </table:table-cell>
          <table:table-cell table:style-name="ce64" office:value-type="float" office:value="21.8808296979996" calcext:value-type="float">
            <text:p>2,19E+01</text:p>
          </table:table-cell>
          <table:table-cell table:style-name="ce64" office:value-type="float" office:value="29.8641805259995" calcext:value-type="float">
            <text:p>2,99E+01</text:p>
          </table:table-cell>
          <table:table-cell table:style-name="ce64" office:value-type="float" office:value="32.71920976" calcext:value-type="float">
            <text:p>3,27E+01</text:p>
          </table:table-cell>
          <table:table-cell table:style-name="ce64" office:value-type="float" office:value="191.402582541999" calcext:value-type="float">
            <text:p>1,91E+02</text:p>
          </table:table-cell>
          <table:table-cell table:style-name="ce64" office:value-type="float" office:value="40.6655555669995" calcext:value-type="float">
            <text:p>4,07E+01</text:p>
          </table:table-cell>
          <table:table-cell table:style-name="ce64" office:value-type="float" office:value="38.5441589820002" calcext:value-type="float">
            <text:p>3,85E+01</text:p>
          </table:table-cell>
          <table:table-cell/>
          <table:table-cell table:style-name="ce43" office:value-type="string" calcext:value-type="string">
            <text:p>GKD-b_39_n125_m37</text:p>
          </table:table-cell>
          <table:table-cell table:style-name="ce15" table:formula="of:=LOG([.AE152];10)" office:value-type="float" office:value="-1.42589509838442" calcext:value-type="float">
            <text:p>-1,4259</text:p>
          </table:table-cell>
          <table:table-cell table:style-name="ce15" table:formula="of:=LOG([.AF152];10)" office:value-type="float" office:value="-0.101975542113381" calcext:value-type="float">
            <text:p>-0,1020</text:p>
          </table:table-cell>
          <table:table-cell table:style-name="ce15" table:formula="of:=LOG([.$AG152];10)" office:value-type="float" office:value="1.34289908391783" calcext:value-type="float">
            <text:p>1,3429</text:p>
          </table:table-cell>
          <table:table-cell table:style-name="ce15" table:formula="of:=LOG([.AH152];10)" office:value-type="float" office:value="1.34006378596263" calcext:value-type="float">
            <text:p>1,3401</text:p>
          </table:table-cell>
          <table:table-cell table:style-name="ce15" table:formula="of:=LOG([.AI152];10)" office:value-type="float" office:value="1.47515060219311" calcext:value-type="float">
            <text:p>1,4752</text:p>
          </table:table-cell>
          <table:table-cell table:style-name="ce15" table:formula="of:=LOG([.AJ152];10)" office:value-type="float" office:value="1.51480280597068" calcext:value-type="float">
            <text:p>1,5148</text:p>
          </table:table-cell>
          <table:table-cell table:style-name="ce15" table:formula="of:=LOG([.AK152];10)" office:value-type="float" office:value="2.28194779329544" calcext:value-type="float">
            <text:p>2,2819</text:p>
          </table:table-cell>
          <table:table-cell table:style-name="ce15" table:formula="of:=LOG([.AL152];10)" office:value-type="float" office:value="1.60922670994575" calcext:value-type="float">
            <text:p>1,6092</text:p>
          </table:table-cell>
          <table:table-cell table:style-name="ce15" table:formula="of:=LOG([.AM152];10)" office:value-type="float" office:value="1.5859585739801" calcext:value-type="float">
            <text:p>1,586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0_n125_m37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style-name="ce64" office:value-type="float" office:value="0.592419663199999" calcext:value-type="float">
            <text:p>5,92E-01</text:p>
          </table:table-cell>
          <table:table-cell table:style-name="ce64" office:value-type="float" office:value="22.028952396" calcext:value-type="float">
            <text:p>2,20E+01</text:p>
          </table:table-cell>
          <table:table-cell table:style-name="ce64" office:value-type="float" office:value="21.624494013" calcext:value-type="float">
            <text:p>2,16E+01</text:p>
          </table:table-cell>
          <table:table-cell table:style-name="ce64" office:value-type="float" office:value="29.7837799320005" calcext:value-type="float">
            <text:p>2,98E+01</text:p>
          </table:table-cell>
          <table:table-cell table:style-name="ce64" office:value-type="float" office:value="31.961122449" calcext:value-type="float">
            <text:p>3,20E+01</text:p>
          </table:table-cell>
          <table:table-cell table:style-name="ce64" office:value-type="float" office:value="191.62949581" calcext:value-type="float">
            <text:p>1,92E+02</text:p>
          </table:table-cell>
          <table:table-cell table:style-name="ce64" office:value-type="float" office:value="40.8445272130002" calcext:value-type="float">
            <text:p>4,08E+01</text:p>
          </table:table-cell>
          <table:table-cell table:style-name="ce64" office:value-type="float" office:value="38.6642053559999" calcext:value-type="float">
            <text:p>3,87E+01</text:p>
          </table:table-cell>
          <table:table-cell/>
          <table:table-cell table:style-name="ce43" office:value-type="string" calcext:value-type="string">
            <text:p>GKD-b_40_n125_m37</text:p>
          </table:table-cell>
          <table:table-cell table:style-name="ce15" table:formula="of:=LOG([.AE153];10)" office:value-type="float" office:value="-1.42775748168886" calcext:value-type="float">
            <text:p>-1,4278</text:p>
          </table:table-cell>
          <table:table-cell table:style-name="ce15" table:formula="of:=LOG([.AF153];10)" office:value-type="float" office:value="-0.227370535097598" calcext:value-type="float">
            <text:p>-0,2274</text:p>
          </table:table-cell>
          <table:table-cell table:style-name="ce15" table:formula="of:=LOG([.$AG153];10)" office:value-type="float" office:value="1.34299384442928" calcext:value-type="float">
            <text:p>1,3430</text:p>
          </table:table-cell>
          <table:table-cell table:style-name="ce15" table:formula="of:=LOG([.AH153];10)" office:value-type="float" office:value="1.33494595429024" calcext:value-type="float">
            <text:p>1,3349</text:p>
          </table:table-cell>
          <table:table-cell table:style-name="ce15" table:formula="of:=LOG([.AI153];10)" office:value-type="float" office:value="1.4739798142837" calcext:value-type="float">
            <text:p>1,4740</text:p>
          </table:table-cell>
          <table:table-cell table:style-name="ce15" table:formula="of:=LOG([.AJ153];10)" office:value-type="float" office:value="1.50462202298385" calcext:value-type="float">
            <text:p>1,5046</text:p>
          </table:table-cell>
          <table:table-cell table:style-name="ce15" table:formula="of:=LOG([.AK153];10)" office:value-type="float" office:value="2.28246235694303" calcext:value-type="float">
            <text:p>2,2825</text:p>
          </table:table-cell>
          <table:table-cell table:style-name="ce15" table:formula="of:=LOG([.AL153];10)" office:value-type="float" office:value="1.6111338733428" calcext:value-type="float">
            <text:p>1,6111</text:p>
          </table:table-cell>
          <table:table-cell table:style-name="ce15" table:formula="of:=LOG([.AM153];10)" office:value-type="float" office:value="1.58730908879182" calcext:value-type="float">
            <text:p>1,5873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1_n150_m15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64" office:value-type="float" office:value="0.0672151098000008" calcext:value-type="float">
            <text:p>6,72E-02</text:p>
          </table:table-cell>
          <table:table-cell table:style-name="ce64" office:value-type="float" office:value="8.91768718999992" calcext:value-type="float">
            <text:p>8,92E+00</text:p>
          </table:table-cell>
          <table:table-cell table:style-name="ce64" office:value-type="float" office:value="8.97289152999929" calcext:value-type="float">
            <text:p>8,97E+00</text:p>
          </table:table-cell>
          <table:table-cell table:style-name="ce64" office:value-type="float" office:value="17.3644106219999" calcext:value-type="float">
            <text:p>1,74E+01</text:p>
          </table:table-cell>
          <table:table-cell table:style-name="ce64" office:value-type="float" office:value="18.9122643559995" calcext:value-type="float">
            <text:p>1,89E+01</text:p>
          </table:table-cell>
          <table:table-cell table:style-name="ce64" office:value-type="float" office:value="167.552798365" calcext:value-type="float">
            <text:p>1,68E+02</text:p>
          </table:table-cell>
          <table:table-cell table:style-name="ce64" office:value-type="float" office:value="26.3356794390002" calcext:value-type="float">
            <text:p>2,63E+01</text:p>
          </table:table-cell>
          <table:table-cell table:style-name="ce64" office:value-type="float" office:value="24.2031038389996" calcext:value-type="float">
            <text:p>2,42E+01</text:p>
          </table:table-cell>
          <table:table-cell/>
          <table:table-cell table:style-name="ce43" office:value-type="string" calcext:value-type="string">
            <text:p>GKD-b_41_n150_m15</text:p>
          </table:table-cell>
          <table:table-cell table:style-name="ce15" table:formula="of:=LOG([.AE154];10)" office:value-type="float" office:value="-2.06473097627715" calcext:value-type="float">
            <text:p>-2,0647</text:p>
          </table:table-cell>
          <table:table-cell table:style-name="ce15" table:formula="of:=LOG([.AF154];10)" office:value-type="float" office:value="-1.17253308758405" calcext:value-type="float">
            <text:p>-1,1725</text:p>
          </table:table-cell>
          <table:table-cell table:style-name="ce15" table:formula="of:=LOG([.$AG154];10)" office:value-type="float" office:value="0.95025223432447" calcext:value-type="float">
            <text:p>0,9503</text:p>
          </table:table-cell>
          <table:table-cell table:style-name="ce15" table:formula="of:=LOG([.AH154];10)" office:value-type="float" office:value="0.952932417755717" calcext:value-type="float">
            <text:p>0,9529</text:p>
          </table:table-cell>
          <table:table-cell table:style-name="ce15" table:formula="of:=LOG([.AI154];10)" office:value-type="float" office:value="1.23966004719432" calcext:value-type="float">
            <text:p>1,2397</text:p>
          </table:table-cell>
          <table:table-cell table:style-name="ce15" table:formula="of:=LOG([.AJ154];10)" office:value-type="float" office:value="1.27674352982031" calcext:value-type="float">
            <text:p>1,2767</text:p>
          </table:table-cell>
          <table:table-cell table:style-name="ce15" table:formula="of:=LOG([.AK154];10)" office:value-type="float" office:value="2.22415168555433" calcext:value-type="float">
            <text:p>2,2242</text:p>
          </table:table-cell>
          <table:table-cell table:style-name="ce15" table:formula="of:=LOG([.AL154];10)" office:value-type="float" office:value="1.42054452728063" calcext:value-type="float">
            <text:p>1,4205</text:p>
          </table:table-cell>
          <table:table-cell table:style-name="ce15" table:formula="of:=LOG([.AM154];10)" office:value-type="float" office:value="1.38387106406775" calcext:value-type="float">
            <text:p>1,3839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2_n150_m15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style-name="ce64" office:value-type="float" office:value="0.124577872599999" calcext:value-type="float">
            <text:p>1,25E-01</text:p>
          </table:table-cell>
          <table:table-cell table:style-name="ce64" office:value-type="float" office:value="8.95699145100025" calcext:value-type="float">
            <text:p>8,96E+00</text:p>
          </table:table-cell>
          <table:table-cell table:style-name="ce64" office:value-type="float" office:value="9.12846809100029" calcext:value-type="float">
            <text:p>9,13E+00</text:p>
          </table:table-cell>
          <table:table-cell table:style-name="ce64" office:value-type="float" office:value="17.693110055" calcext:value-type="float">
            <text:p>1,77E+01</text:p>
          </table:table-cell>
          <table:table-cell table:style-name="ce64" office:value-type="float" office:value="19.0313646889999" calcext:value-type="float">
            <text:p>1,90E+01</text:p>
          </table:table-cell>
          <table:table-cell table:style-name="ce64" office:value-type="float" office:value="168.179390137" calcext:value-type="float">
            <text:p>1,68E+02</text:p>
          </table:table-cell>
          <table:table-cell table:style-name="ce64" office:value-type="float" office:value="26.5415818070005" calcext:value-type="float">
            <text:p>2,65E+01</text:p>
          </table:table-cell>
          <table:table-cell table:style-name="ce64" office:value-type="float" office:value="24.6068118519997" calcext:value-type="float">
            <text:p>2,46E+01</text:p>
          </table:table-cell>
          <table:table-cell/>
          <table:table-cell table:style-name="ce43" office:value-type="string" calcext:value-type="string">
            <text:p>GKD-b_42_n150_m15</text:p>
          </table:table-cell>
          <table:table-cell table:style-name="ce15" table:formula="of:=LOG([.AE155];10)" office:value-type="float" office:value="-2.06756008725872" calcext:value-type="float">
            <text:p>-2,0676</text:p>
          </table:table-cell>
          <table:table-cell table:style-name="ce15" table:formula="of:=LOG([.AF155];10)" office:value-type="float" office:value="-0.904559089788495" calcext:value-type="float">
            <text:p>-0,9046</text:p>
          </table:table-cell>
          <table:table-cell table:style-name="ce15" table:formula="of:=LOG([.$AG155];10)" office:value-type="float" office:value="0.952162159702328" calcext:value-type="float">
            <text:p>0,9522</text:p>
          </table:table-cell>
          <table:table-cell table:style-name="ce15" table:formula="of:=LOG([.AH155];10)" office:value-type="float" office:value="0.960397901800847" calcext:value-type="float">
            <text:p>0,9604</text:p>
          </table:table-cell>
          <table:table-cell table:style-name="ce15" table:formula="of:=LOG([.AI155];10)" office:value-type="float" office:value="1.24780417892489" calcext:value-type="float">
            <text:p>1,2478</text:p>
          </table:table-cell>
          <table:table-cell table:style-name="ce15" table:formula="of:=LOG([.AJ155];10)" office:value-type="float" office:value="1.27946993151624" calcext:value-type="float">
            <text:p>1,2795</text:p>
          </table:table-cell>
          <table:table-cell table:style-name="ce15" table:formula="of:=LOG([.AK155];10)" office:value-type="float" office:value="2.22577277328" calcext:value-type="float">
            <text:p>2,2258</text:p>
          </table:table-cell>
          <table:table-cell table:style-name="ce15" table:formula="of:=LOG([.AL155];10)" office:value-type="float" office:value="1.42392680208458" calcext:value-type="float">
            <text:p>1,4239</text:p>
          </table:table-cell>
          <table:table-cell table:style-name="ce15" table:formula="of:=LOG([.AM155];10)" office:value-type="float" office:value="1.39105534857575" calcext:value-type="float">
            <text:p>1,3911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3_n150_m15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style-name="ce64" office:value-type="float" office:value="0.094204530199999" calcext:value-type="float">
            <text:p>9,42E-02</text:p>
          </table:table-cell>
          <table:table-cell table:style-name="ce64" office:value-type="float" office:value="9.07365693199972" calcext:value-type="float">
            <text:p>9,07E+00</text:p>
          </table:table-cell>
          <table:table-cell table:style-name="ce64" office:value-type="float" office:value="9.08594410899968" calcext:value-type="float">
            <text:p>9,09E+00</text:p>
          </table:table-cell>
          <table:table-cell table:style-name="ce64" office:value-type="float" office:value="17.6135853549995" calcext:value-type="float">
            <text:p>1,76E+01</text:p>
          </table:table-cell>
          <table:table-cell table:style-name="ce64" office:value-type="float" office:value="19.4348844810002" calcext:value-type="float">
            <text:p>1,94E+01</text:p>
          </table:table-cell>
          <table:table-cell table:style-name="ce64" office:value-type="float" office:value="168.781900666" calcext:value-type="float">
            <text:p>1,69E+02</text:p>
          </table:table-cell>
          <table:table-cell table:style-name="ce64" office:value-type="float" office:value="26.6473204430004" calcext:value-type="float">
            <text:p>2,66E+01</text:p>
          </table:table-cell>
          <table:table-cell table:style-name="ce64" office:value-type="float" office:value="24.4828811569996" calcext:value-type="float">
            <text:p>2,45E+01</text:p>
          </table:table-cell>
          <table:table-cell/>
          <table:table-cell table:style-name="ce43" office:value-type="string" calcext:value-type="string">
            <text:p>GKD-b_43_n150_m15</text:p>
          </table:table-cell>
          <table:table-cell table:style-name="ce15" table:formula="of:=LOG([.AE156];10)" office:value-type="float" office:value="-2.06282395099861" calcext:value-type="float">
            <text:p>-2,0628</text:p>
          </table:table-cell>
          <table:table-cell table:style-name="ce15" table:formula="of:=LOG([.AF156];10)" office:value-type="float" office:value="-1.02592821192523" calcext:value-type="float">
            <text:p>-1,0259</text:p>
          </table:table-cell>
          <table:table-cell table:style-name="ce15" table:formula="of:=LOG([.$AG156];10)" office:value-type="float" office:value="0.957782354899576" calcext:value-type="float">
            <text:p>0,9578</text:p>
          </table:table-cell>
          <table:table-cell table:style-name="ce15" table:formula="of:=LOG([.AH156];10)" office:value-type="float" office:value="0.958370060980954" calcext:value-type="float">
            <text:p>0,9584</text:p>
          </table:table-cell>
          <table:table-cell table:style-name="ce15" table:formula="of:=LOG([.AI156];10)" office:value-type="float" office:value="1.24584776831268" calcext:value-type="float">
            <text:p>1,2458</text:p>
          </table:table-cell>
          <table:table-cell table:style-name="ce15" table:formula="of:=LOG([.AJ156];10)" office:value-type="float" office:value="1.28858196357221" calcext:value-type="float">
            <text:p>1,2886</text:p>
          </table:table-cell>
          <table:table-cell table:style-name="ce15" table:formula="of:=LOG([.AK156];10)" office:value-type="float" office:value="2.22732587320004" calcext:value-type="float">
            <text:p>2,2273</text:p>
          </table:table-cell>
          <table:table-cell table:style-name="ce15" table:formula="of:=LOG([.AL156];10)" office:value-type="float" office:value="1.42565354449481" calcext:value-type="float">
            <text:p>1,4257</text:p>
          </table:table-cell>
          <table:table-cell table:style-name="ce15" table:formula="of:=LOG([.AM156];10)" office:value-type="float" office:value="1.38886252446039" calcext:value-type="float">
            <text:p>1,3889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4_n150_m15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style-name="ce64" office:value-type="float" office:value="0.149104775800002" calcext:value-type="float">
            <text:p>1,49E-01</text:p>
          </table:table-cell>
          <table:table-cell table:style-name="ce64" office:value-type="float" office:value="8.98892964799961" calcext:value-type="float">
            <text:p>8,99E+00</text:p>
          </table:table-cell>
          <table:table-cell table:style-name="ce64" office:value-type="float" office:value="9.07010929900025" calcext:value-type="float">
            <text:p>9,07E+00</text:p>
          </table:table-cell>
          <table:table-cell table:style-name="ce64" office:value-type="float" office:value="17.6615105689998" calcext:value-type="float">
            <text:p>1,77E+01</text:p>
          </table:table-cell>
          <table:table-cell table:style-name="ce64" office:value-type="float" office:value="19.0895297419993" calcext:value-type="float">
            <text:p>1,91E+01</text:p>
          </table:table-cell>
          <table:table-cell table:style-name="ce64" office:value-type="float" office:value="169.199701304" calcext:value-type="float">
            <text:p>1,69E+02</text:p>
          </table:table-cell>
          <table:table-cell table:style-name="ce64" office:value-type="float" office:value="26.7718696110005" calcext:value-type="float">
            <text:p>2,68E+01</text:p>
          </table:table-cell>
          <table:table-cell table:style-name="ce64" office:value-type="float" office:value="24.7404423890002" calcext:value-type="float">
            <text:p>2,47E+01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table:formula="of:=LOG([.AE157];10)" office:value-type="float" office:value="-2.06002697207924" calcext:value-type="float">
            <text:p>-2,0600</text:p>
          </table:table-cell>
          <table:table-cell table:style-name="ce15" table:formula="of:=LOG([.AF157];10)" office:value-type="float" office:value="-0.826508445947605" calcext:value-type="float">
            <text:p>-0,8265</text:p>
          </table:table-cell>
          <table:table-cell table:style-name="ce15" table:formula="of:=LOG([.$AG157];10)" office:value-type="float" office:value="0.953707981428209" calcext:value-type="float">
            <text:p>0,9537</text:p>
          </table:table-cell>
          <table:table-cell table:style-name="ce15" table:formula="of:=LOG([.AH157];10)" office:value-type="float" office:value="0.957612520540435" calcext:value-type="float">
            <text:p>0,9576</text:p>
          </table:table-cell>
          <table:table-cell table:style-name="ce15" table:formula="of:=LOG([.AI157];10)" office:value-type="float" office:value="1.24702784554537" calcext:value-type="float">
            <text:p>1,2470</text:p>
          </table:table-cell>
          <table:table-cell table:style-name="ce15" table:formula="of:=LOG([.AJ157];10)" office:value-type="float" office:value="1.28079522996673" calcext:value-type="float">
            <text:p>1,2808</text:p>
          </table:table-cell>
          <table:table-cell table:style-name="ce15" table:formula="of:=LOG([.AK157];10)" office:value-type="float" office:value="2.2283995920237" calcext:value-type="float">
            <text:p>2,2284</text:p>
          </table:table-cell>
          <table:table-cell table:style-name="ce15" table:formula="of:=LOG([.AL157];10)" office:value-type="float" office:value="1.42767870116036" calcext:value-type="float">
            <text:p>1,4277</text:p>
          </table:table-cell>
          <table:table-cell table:style-name="ce15" table:formula="of:=LOG([.AM157];10)" office:value-type="float" office:value="1.39340746107256" calcext:value-type="float">
            <text:p>1,3934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5_n150_m1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style-name="ce64" office:value-type="float" office:value="0.1008065034" calcext:value-type="float">
            <text:p>1,01E-01</text:p>
          </table:table-cell>
          <table:table-cell table:style-name="ce64" office:value-type="float" office:value="9.06643669900041" calcext:value-type="float">
            <text:p>9,07E+00</text:p>
          </table:table-cell>
          <table:table-cell table:style-name="ce64" office:value-type="float" office:value="9.07895795399963" calcext:value-type="float">
            <text:p>9,08E+00</text:p>
          </table:table-cell>
          <table:table-cell table:style-name="ce64" office:value-type="float" office:value="17.8009325619996" calcext:value-type="float">
            <text:p>1,78E+01</text:p>
          </table:table-cell>
          <table:table-cell table:style-name="ce64" office:value-type="float" office:value="19.2754019390004" calcext:value-type="float">
            <text:p>1,93E+01</text:p>
          </table:table-cell>
          <table:table-cell table:style-name="ce64" office:value-type="float" office:value="168.795292520999" calcext:value-type="float">
            <text:p>1,69E+02</text:p>
          </table:table-cell>
          <table:table-cell table:style-name="ce64" office:value-type="float" office:value="26.5891936510006" calcext:value-type="float">
            <text:p>2,66E+01</text:p>
          </table:table-cell>
          <table:table-cell table:style-name="ce64" office:value-type="float" office:value="24.5213714839992" calcext:value-type="float">
            <text:p>2,45E+01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table:formula="of:=LOG([.AE158];10)" office:value-type="float" office:value="-2.07674944108921" calcext:value-type="float">
            <text:p>-2,0767</text:p>
          </table:table-cell>
          <table:table-cell table:style-name="ce15" table:formula="of:=LOG([.AF158];10)" office:value-type="float" office:value="-0.996511449045" calcext:value-type="float">
            <text:p>-0,9965</text:p>
          </table:table-cell>
          <table:table-cell table:style-name="ce15" table:formula="of:=LOG([.$AG158];10)" office:value-type="float" office:value="0.957436633694489" calcext:value-type="float">
            <text:p>0,9574</text:p>
          </table:table-cell>
          <table:table-cell table:style-name="ce15" table:formula="of:=LOG([.AH158];10)" office:value-type="float" office:value="0.958036004820858" calcext:value-type="float">
            <text:p>0,9580</text:p>
          </table:table-cell>
          <table:table-cell table:style-name="ce15" table:formula="of:=LOG([.AI158];10)" office:value-type="float" office:value="1.25044275488875" calcext:value-type="float">
            <text:p>1,2504</text:p>
          </table:table-cell>
          <table:table-cell table:style-name="ce15" table:formula="of:=LOG([.AJ158];10)" office:value-type="float" office:value="1.28500344291339" calcext:value-type="float">
            <text:p>1,2850</text:p>
          </table:table-cell>
          <table:table-cell table:style-name="ce15" table:formula="of:=LOG([.AK158];10)" office:value-type="float" office:value="2.22736033055586" calcext:value-type="float">
            <text:p>2,2274</text:p>
          </table:table-cell>
          <table:table-cell table:style-name="ce15" table:formula="of:=LOG([.AL158];10)" office:value-type="float" office:value="1.4247051670333" calcext:value-type="float">
            <text:p>1,4247</text:p>
          </table:table-cell>
          <table:table-cell table:style-name="ce15" table:formula="of:=LOG([.AM158];10)" office:value-type="float" office:value="1.38954475668144" calcext:value-type="float">
            <text:p>1,3895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6_n150_m45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style-name="ce64" office:value-type="float" office:value="1.5487995284" calcext:value-type="float">
            <text:p>1,55E+00</text:p>
          </table:table-cell>
          <table:table-cell table:style-name="ce64" office:value-type="float" office:value="31.0957441849996" calcext:value-type="float">
            <text:p>3,11E+01</text:p>
          </table:table-cell>
          <table:table-cell table:style-name="ce64" office:value-type="float" office:value="30.4498093940001" calcext:value-type="float">
            <text:p>3,04E+01</text:p>
          </table:table-cell>
          <table:table-cell table:style-name="ce64" office:value-type="float" office:value="40.3934064660007" calcext:value-type="float">
            <text:p>4,04E+01</text:p>
          </table:table-cell>
          <table:table-cell table:style-name="ce64" office:value-type="float" office:value="43.3369311290007" calcext:value-type="float">
            <text:p>4,33E+01</text:p>
          </table:table-cell>
          <table:table-cell table:style-name="ce64" office:value-type="float" office:value="237.765096808" calcext:value-type="float">
            <text:p>2,38E+02</text:p>
          </table:table-cell>
          <table:table-cell table:style-name="ce64" office:value-type="float" office:value="53.7185839519989" calcext:value-type="float">
            <text:p>5,37E+01</text:p>
          </table:table-cell>
          <table:table-cell table:style-name="ce64" office:value-type="float" office:value="51.1854429180003" calcext:value-type="float">
            <text:p>5,12E+01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table:formula="of:=LOG([.AE159];10)" office:value-type="float" office:value="-1.18604294719138" calcext:value-type="float">
            <text:p>-1,1860</text:p>
          </table:table-cell>
          <table:table-cell table:style-name="ce15" table:formula="of:=LOG([.AF159];10)" office:value-type="float" office:value="0.18999520772432" calcext:value-type="float">
            <text:p>0,1900</text:p>
          </table:table-cell>
          <table:table-cell table:style-name="ce15" table:formula="of:=LOG([.$AG159];10)" office:value-type="float" office:value="1.4927009548325" calcext:value-type="float">
            <text:p>1,4927</text:p>
          </table:table-cell>
          <table:table-cell table:style-name="ce15" table:formula="of:=LOG([.AH159];10)" office:value-type="float" office:value="1.48358457843382" calcext:value-type="float">
            <text:p>1,4836</text:p>
          </table:table-cell>
          <table:table-cell table:style-name="ce15" table:formula="of:=LOG([.AI159];10)" office:value-type="float" office:value="1.60631047973607" calcext:value-type="float">
            <text:p>1,6063</text:p>
          </table:table-cell>
          <table:table-cell table:style-name="ce15" table:formula="of:=LOG([.AJ159];10)" office:value-type="float" office:value="1.63685815384744" calcext:value-type="float">
            <text:p>1,6369</text:p>
          </table:table-cell>
          <table:table-cell table:style-name="ce15" table:formula="of:=LOG([.AK159];10)" office:value-type="float" office:value="2.37614810185447" calcext:value-type="float">
            <text:p>2,3761</text:p>
          </table:table-cell>
          <table:table-cell table:style-name="ce15" table:formula="of:=LOG([.AL159];10)" office:value-type="float" office:value="1.73012455593379" calcext:value-type="float">
            <text:p>1,7301</text:p>
          </table:table-cell>
          <table:table-cell table:style-name="ce15" table:formula="of:=LOG([.AM159];10)" office:value-type="float" office:value="1.70914646567713" calcext:value-type="float">
            <text:p>1,7091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7_n150_m45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style-name="ce64" office:value-type="float" office:value="1.9055142388" calcext:value-type="float">
            <text:p>1,91E+00</text:p>
          </table:table-cell>
          <table:table-cell table:style-name="ce64" office:value-type="float" office:value="31.1041647599995" calcext:value-type="float">
            <text:p>3,11E+01</text:p>
          </table:table-cell>
          <table:table-cell table:style-name="ce64" office:value-type="float" office:value="30.5744816799997" calcext:value-type="float">
            <text:p>3,06E+01</text:p>
          </table:table-cell>
          <table:table-cell table:style-name="ce64" office:value-type="float" office:value="40.2488523480006" calcext:value-type="float">
            <text:p>4,02E+01</text:p>
          </table:table-cell>
          <table:table-cell table:style-name="ce64" office:value-type="float" office:value="42.1843666650002" calcext:value-type="float">
            <text:p>4,22E+01</text:p>
          </table:table-cell>
          <table:table-cell table:style-name="ce64" office:value-type="float" office:value="238.455200962999" calcext:value-type="float">
            <text:p>2,38E+02</text:p>
          </table:table-cell>
          <table:table-cell table:style-name="ce64" office:value-type="float" office:value="54.3337549529988" calcext:value-type="float">
            <text:p>5,43E+01</text:p>
          </table:table-cell>
          <table:table-cell table:style-name="ce64" office:value-type="float" office:value="51.7606140819989" calcext:value-type="float">
            <text:p>5,18E+01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table:formula="of:=LOG([.AE160];10)" office:value-type="float" office:value="-1.18813435403412" calcext:value-type="float">
            <text:p>-1,1881</text:p>
          </table:table-cell>
          <table:table-cell table:style-name="ce15" table:formula="of:=LOG([.AF160];10)" office:value-type="float" office:value="0.280012198350466" calcext:value-type="float">
            <text:p>0,2800</text:p>
          </table:table-cell>
          <table:table-cell table:style-name="ce15" table:formula="of:=LOG([.$AG160];10)" office:value-type="float" office:value="1.49281854372744" calcext:value-type="float">
            <text:p>1,4928</text:p>
          </table:table-cell>
          <table:table-cell table:style-name="ce15" table:formula="of:=LOG([.AH160];10)" office:value-type="float" office:value="1.48535910330688" calcext:value-type="float">
            <text:p>1,4854</text:p>
          </table:table-cell>
          <table:table-cell table:style-name="ce15" table:formula="of:=LOG([.AI160];10)" office:value-type="float" office:value="1.60475350144833" calcext:value-type="float">
            <text:p>1,6048</text:p>
          </table:table-cell>
          <table:table-cell table:style-name="ce15" table:formula="of:=LOG([.AJ160];10)" office:value-type="float" office:value="1.62515153321185" calcext:value-type="float">
            <text:p>1,6252</text:p>
          </table:table-cell>
          <table:table-cell table:style-name="ce15" table:formula="of:=LOG([.AK160];10)" office:value-type="float" office:value="2.37740679930039" calcext:value-type="float">
            <text:p>2,3774</text:p>
          </table:table-cell>
          <table:table-cell table:style-name="ce15" table:formula="of:=LOG([.AL160];10)" office:value-type="float" office:value="1.73506971974044" calcext:value-type="float">
            <text:p>1,7351</text:p>
          </table:table-cell>
          <table:table-cell table:style-name="ce15" table:formula="of:=LOG([.AM160];10)" office:value-type="float" office:value="1.71399942011122" calcext:value-type="float">
            <text:p>1,714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8_n150_m45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style-name="ce64" office:value-type="float" office:value="2.2475613638" calcext:value-type="float">
            <text:p>2,25E+00</text:p>
          </table:table-cell>
          <table:table-cell table:style-name="ce64" office:value-type="float" office:value="30.9641425149985" calcext:value-type="float">
            <text:p>3,10E+01</text:p>
          </table:table-cell>
          <table:table-cell table:style-name="ce64" office:value-type="float" office:value="30.8128650720009" calcext:value-type="float">
            <text:p>3,08E+01</text:p>
          </table:table-cell>
          <table:table-cell table:style-name="ce64" office:value-type="float" office:value="39.9607221149999" calcext:value-type="float">
            <text:p>4,00E+01</text:p>
          </table:table-cell>
          <table:table-cell table:style-name="ce64" office:value-type="float" office:value="44.0628200829997" calcext:value-type="float">
            <text:p>4,41E+01</text:p>
          </table:table-cell>
          <table:table-cell table:style-name="ce64" office:value-type="float" office:value="237.481366578" calcext:value-type="float">
            <text:p>2,37E+02</text:p>
          </table:table-cell>
          <table:table-cell table:style-name="ce64" office:value-type="float" office:value="54.019697877" calcext:value-type="float">
            <text:p>5,40E+01</text:p>
          </table:table-cell>
          <table:table-cell table:style-name="ce64" office:value-type="float" office:value="51.5272347680002" calcext:value-type="float">
            <text:p>5,15E+01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table:formula="of:=LOG([.AE161];10)" office:value-type="float" office:value="-1.18855799707231" calcext:value-type="float">
            <text:p>-1,1886</text:p>
          </table:table-cell>
          <table:table-cell table:style-name="ce15" table:formula="of:=LOG([.AF161];10)" office:value-type="float" office:value="0.351711557845053" calcext:value-type="float">
            <text:p>0,3517</text:p>
          </table:table-cell>
          <table:table-cell table:style-name="ce15" table:formula="of:=LOG([.$AG161];10)" office:value-type="float" office:value="1.49085905766512" calcext:value-type="float">
            <text:p>1,4909</text:p>
          </table:table-cell>
          <table:table-cell table:style-name="ce15" table:formula="of:=LOG([.AH161];10)" office:value-type="float" office:value="1.48873208218938" calcext:value-type="float">
            <text:p>1,4887</text:p>
          </table:table-cell>
          <table:table-cell table:style-name="ce15" table:formula="of:=LOG([.AI161];10)" office:value-type="float" office:value="1.60163332759514" calcext:value-type="float">
            <text:p>1,6016</text:p>
          </table:table-cell>
          <table:table-cell table:style-name="ce15" table:formula="of:=LOG([.AJ161];10)" office:value-type="float" office:value="1.64407228916726" calcext:value-type="float">
            <text:p>1,6441</text:p>
          </table:table-cell>
          <table:table-cell table:style-name="ce15" table:formula="of:=LOG([.AK161];10)" office:value-type="float" office:value="2.37562953939322" calcext:value-type="float">
            <text:p>2,3756</text:p>
          </table:table-cell>
          <table:table-cell table:style-name="ce15" table:formula="of:=LOG([.AL161];10)" office:value-type="float" office:value="1.73255215092291" calcext:value-type="float">
            <text:p>1,7326</text:p>
          </table:table-cell>
          <table:table-cell table:style-name="ce15" table:formula="of:=LOG([.AM161];10)" office:value-type="float" office:value="1.71203683647966" calcext:value-type="float">
            <text:p>1,7120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49_n150_m45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style-name="ce64" office:value-type="float" office:value="1.0213581204" calcext:value-type="float">
            <text:p>1,02E+00</text:p>
          </table:table-cell>
          <table:table-cell table:style-name="ce64" office:value-type="float" office:value="30.9859064930006" calcext:value-type="float">
            <text:p>3,10E+01</text:p>
          </table:table-cell>
          <table:table-cell table:style-name="ce64" office:value-type="float" office:value="30.752125944" calcext:value-type="float">
            <text:p>3,08E+01</text:p>
          </table:table-cell>
          <table:table-cell table:style-name="ce64" office:value-type="float" office:value="40.4450484200006" calcext:value-type="float">
            <text:p>4,04E+01</text:p>
          </table:table-cell>
          <table:table-cell table:style-name="ce64" office:value-type="float" office:value="43.1138488150009" calcext:value-type="float">
            <text:p>4,31E+01</text:p>
          </table:table-cell>
          <table:table-cell table:style-name="ce64" office:value-type="float" office:value="237.864546801" calcext:value-type="float">
            <text:p>2,38E+02</text:p>
          </table:table-cell>
          <table:table-cell table:style-name="ce64" office:value-type="float" office:value="53.9615757410011" calcext:value-type="float">
            <text:p>5,40E+01</text:p>
          </table:table-cell>
          <table:table-cell table:style-name="ce64" office:value-type="float" office:value="51.725956575001" calcext:value-type="float">
            <text:p>5,17E+01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table:formula="of:=LOG([.AE162];10)" office:value-type="float" office:value="-1.19174893334703" calcext:value-type="float">
            <text:p>-1,1917</text:p>
          </table:table-cell>
          <table:table-cell table:style-name="ce15" table:formula="of:=LOG([.AF162];10)" office:value-type="float" office:value="0.0091780461452607" calcext:value-type="float">
            <text:p>0,0092</text:p>
          </table:table-cell>
          <table:table-cell table:style-name="ce15" table:formula="of:=LOG([.$AG162];10)" office:value-type="float" office:value="1.49116420596091" calcext:value-type="float">
            <text:p>1,4912</text:p>
          </table:table-cell>
          <table:table-cell table:style-name="ce15" table:formula="of:=LOG([.AH162];10)" office:value-type="float" office:value="1.48787514462634" calcext:value-type="float">
            <text:p>1,4879</text:p>
          </table:table-cell>
          <table:table-cell table:style-name="ce15" table:formula="of:=LOG([.AI162];10)" office:value-type="float" office:value="1.60686535968125" calcext:value-type="float">
            <text:p>1,6069</text:p>
          </table:table-cell>
          <table:table-cell table:style-name="ce15" table:formula="of:=LOG([.AJ162];10)" office:value-type="float" office:value="1.63461679447313" calcext:value-type="float">
            <text:p>1,6346</text:p>
          </table:table-cell>
          <table:table-cell table:style-name="ce15" table:formula="of:=LOG([.AK162];10)" office:value-type="float" office:value="2.37632971620251" calcext:value-type="float">
            <text:p>2,3763</text:p>
          </table:table-cell>
          <table:table-cell table:style-name="ce15" table:formula="of:=LOG([.AL162];10)" office:value-type="float" office:value="1.73208462309086" calcext:value-type="float">
            <text:p>1,7321</text:p>
          </table:table-cell>
          <table:table-cell table:style-name="ce15" table:formula="of:=LOG([.AM162];10)" office:value-type="float" office:value="1.71370853087771" calcext:value-type="float">
            <text:p>1,7137</text:p>
          </table:table-cell>
          <table:table-cell table:number-columns-repeated="207"/>
        </table:table-row>
        <table:table-row table:style-name="ro4">
          <table:table-cell table:number-columns-repeated="29"/>
          <table:table-cell table:style-name="ce43" office:value-type="string" calcext:value-type="string">
            <text:p>GKD-b_50_n150_m45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style-name="ce64" office:value-type="float" office:value="1.3610928552" calcext:value-type="float">
            <text:p>1,36E+00</text:p>
          </table:table-cell>
          <table:table-cell table:style-name="ce64" office:value-type="float" office:value="31.2072993720012" calcext:value-type="float">
            <text:p>3,12E+01</text:p>
          </table:table-cell>
          <table:table-cell table:style-name="ce64" office:value-type="float" office:value="30.6751633120002" calcext:value-type="float">
            <text:p>3,07E+01</text:p>
          </table:table-cell>
          <table:table-cell table:style-name="ce64" office:value-type="float" office:value="40.3783586569989" calcext:value-type="float">
            <text:p>4,04E+01</text:p>
          </table:table-cell>
          <table:table-cell table:style-name="ce64" office:value-type="float" office:value="43.6805966720003" calcext:value-type="float">
            <text:p>4,37E+01</text:p>
          </table:table-cell>
          <table:table-cell table:style-name="ce64" office:value-type="float" office:value="240.062708130999" calcext:value-type="float">
            <text:p>2,40E+02</text:p>
          </table:table-cell>
          <table:table-cell table:style-name="ce64" office:value-type="float" office:value="54.1176816419993" calcext:value-type="float">
            <text:p>5,41E+01</text:p>
          </table:table-cell>
          <table:table-cell table:style-name="ce64" office:value-type="float" office:value="51.5252337279999" calcext:value-type="float">
            <text:p>5,15E+01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table:formula="of:=LOG([.AE163];10)" office:value-type="float" office:value="-1.18741990846836" calcext:value-type="float">
            <text:p>-1,1874</text:p>
          </table:table-cell>
          <table:table-cell table:style-name="ce15" table:formula="of:=LOG([.AF163];10)" office:value-type="float" office:value="0.133887754244765" calcext:value-type="float">
            <text:p>0,1339</text:p>
          </table:table-cell>
          <table:table-cell table:style-name="ce15" table:formula="of:=LOG([.$AG163];10)" office:value-type="float" office:value="1.49425618716629" calcext:value-type="float">
            <text:p>1,4943</text:p>
          </table:table-cell>
          <table:table-cell table:style-name="ce15" table:formula="of:=LOG([.AH163];10)" office:value-type="float" office:value="1.48678688355264" calcext:value-type="float">
            <text:p>1,4868</text:p>
          </table:table-cell>
          <table:table-cell table:style-name="ce15" table:formula="of:=LOG([.AI163];10)" office:value-type="float" office:value="1.60614866129668" calcext:value-type="float">
            <text:p>1,6061</text:p>
          </table:table-cell>
          <table:table-cell table:style-name="ce15" table:formula="of:=LOG([.AJ163];10)" office:value-type="float" office:value="1.6402885621506" calcext:value-type="float">
            <text:p>1,6403</text:p>
          </table:table-cell>
          <table:table-cell table:style-name="ce15" table:formula="of:=LOG([.AK163];10)" office:value-type="float" office:value="2.38032470103664" calcext:value-type="float">
            <text:p>2,3803</text:p>
          </table:table-cell>
          <table:table-cell table:style-name="ce15" table:formula="of:=LOG([.AL163];10)" office:value-type="float" office:value="1.73333918349741" calcext:value-type="float">
            <text:p>1,7333</text:p>
          </table:table-cell>
          <table:table-cell table:style-name="ce15" table:formula="of:=LOG([.AM163];10)" office:value-type="float" office:value="1.7120199704959" calcext:value-type="float">
            <text:p>1,7120</text:p>
          </table:table-cell>
          <table:table-cell table:number-columns-repeated="207"/>
        </table:table-row>
        <table:table-row table:style-name="ro9" table:number-rows-repeated="8">
          <table:table-cell table:number-columns-repeated="257"/>
        </table:table-row>
        <table:table-row table:style-name="ro9">
          <table:table-cell table:number-columns-repeated="46"/>
          <table:table-cell office:value-type="string" calcext:value-type="string">
            <text:p>Dispersión AGG_uniforme</text:p>
          </table:table-cell>
          <table:table-cell office:value-type="string" calcext:value-type="string">
            <text:p>Dispersión AM_10_01mej</text:p>
          </table:table-cell>
          <table:table-cell office:value-type="string" calcext:value-type="string">
            <text:p>Tiempo AGG_uniforme</text:p>
          </table:table-cell>
          <table:table-cell office:value-type="string" calcext:value-type="string">
            <text:p>Tiempo AM_10_01mej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15" table:formula="of:=LOG([.$AG114];10)" office:value-type="float" office:value="0.442494036109365" calcext:value-type="float">
            <text:p>0,4425</text:p>
          </table:table-cell>
          <table:table-cell table:style-name="ce15" table:formula="of:=LOG([.AM114];10)" office:value-type="float" office:value="0.45214977263059" calcext:value-type="float">
            <text:p>0,4521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15" table:formula="of:=LOG([.$AG115];10)" office:value-type="float" office:value="0.420238574297551" calcext:value-type="float">
            <text:p>0,4202</text:p>
          </table:table-cell>
          <table:table-cell table:style-name="ce15" table:formula="of:=LOG([.AM115];10)" office:value-type="float" office:value="0.446948202777228" calcext:value-type="float">
            <text:p>0,4469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15" table:formula="of:=LOG([.$AG116];10)" office:value-type="float" office:value="0.417826229364056" calcext:value-type="float">
            <text:p>0,4178</text:p>
          </table:table-cell>
          <table:table-cell table:style-name="ce15" table:formula="of:=LOG([.AM116];10)" office:value-type="float" office:value="0.445656293227887" calcext:value-type="float">
            <text:p>0,445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15" table:formula="of:=LOG([.$AG117];10)" office:value-type="float" office:value="0.40973771800413" calcext:value-type="float">
            <text:p>0,4097</text:p>
          </table:table-cell>
          <table:table-cell table:style-name="ce15" table:formula="of:=LOG([.AM117];10)" office:value-type="float" office:value="0.442997964911047" calcext:value-type="float">
            <text:p>0,443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5_n25_m2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style-name="ce15" table:formula="of:=LOG([.$AG118];10)" office:value-type="float" office:value="0.416627272469873" calcext:value-type="float">
            <text:p>0,4166</text:p>
          </table:table-cell>
          <table:table-cell table:style-name="ce15" table:formula="of:=LOG([.AM118];10)" office:value-type="float" office:value="0.447005494760497" calcext:value-type="float">
            <text:p>0,447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6_n25_m7</text:p>
          </table:table-cell>
          <table:table-cell table:style-name="ce15" table:formula="of:=LOG([.$AG64];10)" office:value-type="float" office:value="1.18427368278765" calcext:value-type="float">
            <text:p>1,1843</text:p>
          </table:table-cell>
          <table:table-cell table:style-name="ce15" table:formula="of:=LOG([.$AM64];10)" office:value-type="float" office:value="1.52434210783189" calcext:value-type="float">
            <text:p>1,5243</text:p>
          </table:table-cell>
          <table:table-cell table:style-name="ce15" table:formula="of:=LOG([.$AG119];10)" office:value-type="float" office:value="0.425292098891425" calcext:value-type="float">
            <text:p>0,4253</text:p>
          </table:table-cell>
          <table:table-cell table:style-name="ce15" table:formula="of:=LOG([.AM119];10)" office:value-type="float" office:value="0.581974740515016" calcext:value-type="float">
            <text:p>0,582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7_n25_m7</text:p>
          </table:table-cell>
          <table:table-cell table:style-name="ce15" table:formula="of:=LOG([.$AG65];10)" office:value-type="float" office:value="1.30383945996924" calcext:value-type="float">
            <text:p>1,3038</text:p>
          </table:table-cell>
          <table:table-cell table:style-name="ce15" table:formula="of:=LOG([.$AM65];10)" office:value-type="float" office:value="1.22413639680663" calcext:value-type="float">
            <text:p>1,2241</text:p>
          </table:table-cell>
          <table:table-cell table:style-name="ce15" table:formula="of:=LOG([.$AG120];10)" office:value-type="float" office:value="0.432951260868895" calcext:value-type="float">
            <text:p>0,4330</text:p>
          </table:table-cell>
          <table:table-cell table:style-name="ce15" table:formula="of:=LOG([.AM120];10)" office:value-type="float" office:value="0.586224130832131" calcext:value-type="float">
            <text:p>0,5862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8_n25_m7</text:p>
          </table:table-cell>
          <table:table-cell table:style-name="ce15" table:formula="of:=LOG([.$AG66];10)" office:value-type="float" office:value="1.38387871092754" calcext:value-type="float">
            <text:p>1,3839</text:p>
          </table:table-cell>
          <table:table-cell table:style-name="ce15" table:formula="of:=LOG([.$AM66];10)" office:value-type="float" office:value="1.41758444566043" calcext:value-type="float">
            <text:p>1,4176</text:p>
          </table:table-cell>
          <table:table-cell table:style-name="ce15" table:formula="of:=LOG([.$AG121];10)" office:value-type="float" office:value="0.435858087753948" calcext:value-type="float">
            <text:p>0,4359</text:p>
          </table:table-cell>
          <table:table-cell table:style-name="ce15" table:formula="of:=LOG([.AM121];10)" office:value-type="float" office:value="0.582992301553563" calcext:value-type="float">
            <text:p>0,583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9_n25_m7</text:p>
          </table:table-cell>
          <table:table-cell table:style-name="ce15" table:formula="of:=LOG([.$AG67];10)" office:value-type="float" office:value="1.56225907146154" calcext:value-type="float">
            <text:p>1,5623</text:p>
          </table:table-cell>
          <table:table-cell table:style-name="ce15" table:formula="of:=LOG([.$AM67];10)" office:value-type="float" office:value="1.41205462425689" calcext:value-type="float">
            <text:p>1,4121</text:p>
          </table:table-cell>
          <table:table-cell table:style-name="ce15" table:formula="of:=LOG([.$AG122];10)" office:value-type="float" office:value="0.433917059270847" calcext:value-type="float">
            <text:p>0,4339</text:p>
          </table:table-cell>
          <table:table-cell table:style-name="ce15" table:formula="of:=LOG([.AM122];10)" office:value-type="float" office:value="0.585286874834647" calcext:value-type="float">
            <text:p>0,5853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0_n25_m7</text:p>
          </table:table-cell>
          <table:table-cell table:style-name="ce15" table:formula="of:=LOG([.$AG68];10)" office:value-type="float" office:value="1.61782607886484" calcext:value-type="float">
            <text:p>1,6178</text:p>
          </table:table-cell>
          <table:table-cell table:style-name="ce15" table:formula="of:=LOG([.$AM68];10)" office:value-type="float" office:value="1.42949808684849" calcext:value-type="float">
            <text:p>1,4295</text:p>
          </table:table-cell>
          <table:table-cell table:style-name="ce15" table:formula="of:=LOG([.$AG123];10)" office:value-type="float" office:value="0.436333392379291" calcext:value-type="float">
            <text:p>0,4363</text:p>
          </table:table-cell>
          <table:table-cell table:style-name="ce15" table:formula="of:=LOG([.AM123];10)" office:value-type="float" office:value="0.58223905508129" calcext:value-type="float">
            <text:p>0,5822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1_n50_m5</text:p>
          </table:table-cell>
          <table:table-cell table:style-name="ce15" table:formula="of:=LOG([.$AG69];10)" office:value-type="float" office:value="1.06716053399252" calcext:value-type="float">
            <text:p>1,0672</text:p>
          </table:table-cell>
          <table:table-cell table:style-name="ce15" table:formula="of:=LOG([.$AM69];10)" office:value-type="float" office:value="1.01493153793144" calcext:value-type="float">
            <text:p>1,0149</text:p>
          </table:table-cell>
          <table:table-cell table:style-name="ce15" table:formula="of:=LOG([.$AG124];10)" office:value-type="float" office:value="0.496247893165778" calcext:value-type="float">
            <text:p>0,4962</text:p>
          </table:table-cell>
          <table:table-cell table:style-name="ce15" table:formula="of:=LOG([.AM124];10)" office:value-type="float" office:value="0.790712914062855" calcext:value-type="float">
            <text:p>0,790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2_n50_m5</text:p>
          </table:table-cell>
          <table:table-cell table:style-name="ce15" table:formula="of:=LOG([.$AG70];10)" office:value-type="float" office:value="1.09112753492862" calcext:value-type="float">
            <text:p>1,0911</text:p>
          </table:table-cell>
          <table:table-cell table:style-name="ce15" table:formula="of:=LOG([.$AM70];10)" office:value-type="float" office:value="0.779787625334729" calcext:value-type="float">
            <text:p>0,7798</text:p>
          </table:table-cell>
          <table:table-cell table:style-name="ce15" table:formula="of:=LOG([.$AG125];10)" office:value-type="float" office:value="0.496626277346173" calcext:value-type="float">
            <text:p>0,4966</text:p>
          </table:table-cell>
          <table:table-cell table:style-name="ce15" table:formula="of:=LOG([.AM125];10)" office:value-type="float" office:value="0.791548921992312" calcext:value-type="float">
            <text:p>0,791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3_n50_m5</text:p>
          </table:table-cell>
          <table:table-cell table:style-name="ce15" table:formula="of:=LOG([.$AG71];10)" office:value-type="float" office:value="0.901656623909414" calcext:value-type="float">
            <text:p>0,9017</text:p>
          </table:table-cell>
          <table:table-cell table:style-name="ce15" table:formula="of:=LOG([.$AM71];10)" office:value-type="float" office:value="0.961652181659726" calcext:value-type="float">
            <text:p>0,9617</text:p>
          </table:table-cell>
          <table:table-cell table:style-name="ce15" table:formula="of:=LOG([.$AG126];10)" office:value-type="float" office:value="0.497683688193923" calcext:value-type="float">
            <text:p>0,4977</text:p>
          </table:table-cell>
          <table:table-cell table:style-name="ce15" table:formula="of:=LOG([.AM126];10)" office:value-type="float" office:value="0.794995973820484" calcext:value-type="float">
            <text:p>0,795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4_n50_m5</text:p>
          </table:table-cell>
          <table:table-cell table:style-name="ce15" table:formula="of:=LOG([.$AG72];10)" office:value-type="float" office:value="0.97767011520083" calcext:value-type="float">
            <text:p>0,9777</text:p>
          </table:table-cell>
          <table:table-cell table:style-name="ce15" table:formula="of:=LOG([.$AM72];10)" office:value-type="float" office:value="1.06929986332421" calcext:value-type="float">
            <text:p>1,0693</text:p>
          </table:table-cell>
          <table:table-cell table:style-name="ce15" table:formula="of:=LOG([.$AG127];10)" office:value-type="float" office:value="0.495987887499832" calcext:value-type="float">
            <text:p>0,4960</text:p>
          </table:table-cell>
          <table:table-cell table:style-name="ce15" table:formula="of:=LOG([.AM127];10)" office:value-type="float" office:value="0.794412550654312" calcext:value-type="float">
            <text:p>0,7944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5_n50_m5</text:p>
          </table:table-cell>
          <table:table-cell table:style-name="ce15" table:formula="of:=LOG([.$AG73];10)" office:value-type="float" office:value="1.0741213059063" calcext:value-type="float">
            <text:p>1,0741</text:p>
          </table:table-cell>
          <table:table-cell table:style-name="ce15" table:formula="of:=LOG([.$AM73];10)" office:value-type="float" office:value="1.06015293113221" calcext:value-type="float">
            <text:p>1,0602</text:p>
          </table:table-cell>
          <table:table-cell table:style-name="ce15" table:formula="of:=LOG([.$AG128];10)" office:value-type="float" office:value="0.495505326576029" calcext:value-type="float">
            <text:p>0,4955</text:p>
          </table:table-cell>
          <table:table-cell table:style-name="ce15" table:formula="of:=LOG([.AM128];10)" office:value-type="float" office:value="0.792337205238935" calcext:value-type="float">
            <text:p>0,7923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6_n50_m15</text:p>
          </table:table-cell>
          <table:table-cell table:style-name="ce15" table:formula="of:=LOG([.$AG74];10)" office:value-type="float" office:value="1.92568974282179" calcext:value-type="float">
            <text:p>1,9257</text:p>
          </table:table-cell>
          <table:table-cell table:style-name="ce15" table:formula="of:=LOG([.$AM74];10)" office:value-type="float" office:value="2.04872202341238" calcext:value-type="float">
            <text:p>2,0487</text:p>
          </table:table-cell>
          <table:table-cell table:style-name="ce15" table:formula="of:=LOG([.$AG129];10)" office:value-type="float" office:value="0.760148301807292" calcext:value-type="float">
            <text:p>0,7601</text:p>
          </table:table-cell>
          <table:table-cell table:style-name="ce15" table:formula="of:=LOG([.AM129];10)" office:value-type="float" office:value="1.10625104053788" calcext:value-type="float">
            <text:p>1,1063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7_n50_m15</text:p>
          </table:table-cell>
          <table:table-cell table:style-name="ce15" table:formula="of:=LOG([.$AG75];10)" office:value-type="float" office:value="1.92538697763052" calcext:value-type="float">
            <text:p>1,9254</text:p>
          </table:table-cell>
          <table:table-cell table:style-name="ce15" table:formula="of:=LOG([.$AM75];10)" office:value-type="float" office:value="1.78030002644364" calcext:value-type="float">
            <text:p>1,7803</text:p>
          </table:table-cell>
          <table:table-cell table:style-name="ce15" table:formula="of:=LOG([.$AG130];10)" office:value-type="float" office:value="0.755974897902189" calcext:value-type="float">
            <text:p>0,7560</text:p>
          </table:table-cell>
          <table:table-cell table:style-name="ce15" table:formula="of:=LOG([.AM130];10)" office:value-type="float" office:value="1.1045807360662" calcext:value-type="float">
            <text:p>1,1046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8_n50_m15</text:p>
          </table:table-cell>
          <table:table-cell table:style-name="ce15" table:formula="of:=LOG([.$AG76];10)" office:value-type="float" office:value="1.98680490951571" calcext:value-type="float">
            <text:p>1,9868</text:p>
          </table:table-cell>
          <table:table-cell table:style-name="ce15" table:formula="of:=LOG([.$AM76];10)" office:value-type="float" office:value="1.75834216939662" calcext:value-type="float">
            <text:p>1,7583</text:p>
          </table:table-cell>
          <table:table-cell table:style-name="ce15" table:formula="of:=LOG([.$AG131];10)" office:value-type="float" office:value="0.758303033154661" calcext:value-type="float">
            <text:p>0,7583</text:p>
          </table:table-cell>
          <table:table-cell table:style-name="ce15" table:formula="of:=LOG([.AM131];10)" office:value-type="float" office:value="1.107037680002" calcext:value-type="float">
            <text:p>1,107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19_n50_m15</text:p>
          </table:table-cell>
          <table:table-cell table:style-name="ce15" table:formula="of:=LOG([.$AG77];10)" office:value-type="float" office:value="1.91150863256428" calcext:value-type="float">
            <text:p>1,9115</text:p>
          </table:table-cell>
          <table:table-cell table:style-name="ce15" table:formula="of:=LOG([.$AM77];10)" office:value-type="float" office:value="1.86261408460101" calcext:value-type="float">
            <text:p>1,8626</text:p>
          </table:table-cell>
          <table:table-cell table:style-name="ce15" table:formula="of:=LOG([.$AG132];10)" office:value-type="float" office:value="0.758421689756201" calcext:value-type="float">
            <text:p>0,7584</text:p>
          </table:table-cell>
          <table:table-cell table:style-name="ce15" table:formula="of:=LOG([.AM132];10)" office:value-type="float" office:value="1.10623251469236" calcext:value-type="float">
            <text:p>1,1062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0_n50_m15</text:p>
          </table:table-cell>
          <table:table-cell table:style-name="ce15" table:formula="of:=LOG([.$AG78];10)" office:value-type="float" office:value="1.9550031611495" calcext:value-type="float">
            <text:p>1,9550</text:p>
          </table:table-cell>
          <table:table-cell table:style-name="ce15" table:formula="of:=LOG([.$AM78];10)" office:value-type="float" office:value="1.90058460383509" calcext:value-type="float">
            <text:p>1,9006</text:p>
          </table:table-cell>
          <table:table-cell table:style-name="ce15" table:formula="of:=LOG([.$AG133];10)" office:value-type="float" office:value="0.756910218602598" calcext:value-type="float">
            <text:p>0,7569</text:p>
          </table:table-cell>
          <table:table-cell table:style-name="ce15" table:formula="of:=LOG([.AM133];10)" office:value-type="float" office:value="1.10555409043797" calcext:value-type="float">
            <text:p>1,1056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1_n100_m10</text:p>
          </table:table-cell>
          <table:table-cell table:style-name="ce15" table:formula="of:=LOG([.$AG79];10)" office:value-type="float" office:value="1.59348256297253" calcext:value-type="float">
            <text:p>1,5935</text:p>
          </table:table-cell>
          <table:table-cell table:style-name="ce15" table:formula="of:=LOG([.$AM79];10)" office:value-type="float" office:value="1.4144724513169" calcext:value-type="float">
            <text:p>1,4145</text:p>
          </table:table-cell>
          <table:table-cell table:style-name="ce15" table:formula="of:=LOG([.$AG134];10)" office:value-type="float" office:value="0.752649087846735" calcext:value-type="float">
            <text:p>0,7526</text:p>
          </table:table-cell>
          <table:table-cell table:style-name="ce15" table:formula="of:=LOG([.AM134];10)" office:value-type="float" office:value="1.20956608221199" calcext:value-type="float">
            <text:p>1,2096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2_n100_m10</text:p>
          </table:table-cell>
          <table:table-cell table:style-name="ce15" table:formula="of:=LOG([.$AG80];10)" office:value-type="float" office:value="1.56572058007666" calcext:value-type="float">
            <text:p>1,5657</text:p>
          </table:table-cell>
          <table:table-cell table:style-name="ce15" table:formula="of:=LOG([.$AM80];10)" office:value-type="float" office:value="1.53100438276443" calcext:value-type="float">
            <text:p>1,5310</text:p>
          </table:table-cell>
          <table:table-cell table:style-name="ce15" table:formula="of:=LOG([.$AG135];10)" office:value-type="float" office:value="0.754928456136193" calcext:value-type="float">
            <text:p>0,7549</text:p>
          </table:table-cell>
          <table:table-cell table:style-name="ce15" table:formula="of:=LOG([.AM135];10)" office:value-type="float" office:value="1.21170985449727" calcext:value-type="float">
            <text:p>1,211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3_n100_m10</text:p>
          </table:table-cell>
          <table:table-cell table:style-name="ce15" table:formula="of:=LOG([.$AG81];10)" office:value-type="float" office:value="1.49365375310756" calcext:value-type="float">
            <text:p>1,4937</text:p>
          </table:table-cell>
          <table:table-cell table:style-name="ce15" table:formula="of:=LOG([.$AM81];10)" office:value-type="float" office:value="1.49330577724862" calcext:value-type="float">
            <text:p>1,4933</text:p>
          </table:table-cell>
          <table:table-cell table:style-name="ce15" table:formula="of:=LOG([.$AG136];10)" office:value-type="float" office:value="0.75840876713377" calcext:value-type="float">
            <text:p>0,7584</text:p>
          </table:table-cell>
          <table:table-cell table:style-name="ce15" table:formula="of:=LOG([.AM136];10)" office:value-type="float" office:value="1.20594078651254" calcext:value-type="float">
            <text:p>1,2059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4_n100_m10</text:p>
          </table:table-cell>
          <table:table-cell table:style-name="ce15" table:formula="of:=LOG([.$AG82];10)" office:value-type="float" office:value="1.49807100535087" calcext:value-type="float">
            <text:p>1,4981</text:p>
          </table:table-cell>
          <table:table-cell table:style-name="ce15" table:formula="of:=LOG([.$AM82];10)" office:value-type="float" office:value="1.44940202452597" calcext:value-type="float">
            <text:p>1,4494</text:p>
          </table:table-cell>
          <table:table-cell table:style-name="ce15" table:formula="of:=LOG([.$AG137];10)" office:value-type="float" office:value="0.751926117201062" calcext:value-type="float">
            <text:p>0,7519</text:p>
          </table:table-cell>
          <table:table-cell table:style-name="ce15" table:formula="of:=LOG([.AM137];10)" office:value-type="float" office:value="1.20901862724349" calcext:value-type="float">
            <text:p>1,209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5_n100_m10</text:p>
          </table:table-cell>
          <table:table-cell table:style-name="ce15" table:formula="of:=LOG([.$AG83];10)" office:value-type="float" office:value="1.59446028619143" calcext:value-type="float">
            <text:p>1,5945</text:p>
          </table:table-cell>
          <table:table-cell table:style-name="ce15" table:formula="of:=LOG([.$AM83];10)" office:value-type="float" office:value="1.43969797923214" calcext:value-type="float">
            <text:p>1,4397</text:p>
          </table:table-cell>
          <table:table-cell table:style-name="ce15" table:formula="of:=LOG([.$AG138];10)" office:value-type="float" office:value="0.758852321041248" calcext:value-type="float">
            <text:p>0,7589</text:p>
          </table:table-cell>
          <table:table-cell table:style-name="ce15" table:formula="of:=LOG([.AM138];10)" office:value-type="float" office:value="1.21494176133198" calcext:value-type="float">
            <text:p>1,2149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6_n100_m30</text:p>
          </table:table-cell>
          <table:table-cell table:style-name="ce15" table:formula="of:=LOG([.$AG84];10)" office:value-type="float" office:value="2.31915617212699" calcext:value-type="float">
            <text:p>2,3192</text:p>
          </table:table-cell>
          <table:table-cell table:style-name="ce15" table:formula="of:=LOG([.$AM84];10)" office:value-type="float" office:value="2.34037097269733" calcext:value-type="float">
            <text:p>2,3404</text:p>
          </table:table-cell>
          <table:table-cell table:style-name="ce15" table:formula="of:=LOG([.$AG139];10)" office:value-type="float" office:value="1.18827277029249" calcext:value-type="float">
            <text:p>1,1883</text:p>
          </table:table-cell>
          <table:table-cell table:style-name="ce15" table:formula="of:=LOG([.AM139];10)" office:value-type="float" office:value="1.46347682345777" calcext:value-type="float">
            <text:p>1,463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7_n100_m30</text:p>
          </table:table-cell>
          <table:table-cell table:style-name="ce15" table:formula="of:=LOG([.$AG85];10)" office:value-type="float" office:value="2.29020433165889" calcext:value-type="float">
            <text:p>2,2902</text:p>
          </table:table-cell>
          <table:table-cell table:style-name="ce15" table:formula="of:=LOG([.$AM85];10)" office:value-type="float" office:value="2.29398342807321" calcext:value-type="float">
            <text:p>2,2940</text:p>
          </table:table-cell>
          <table:table-cell table:style-name="ce15" table:formula="of:=LOG([.$AG140];10)" office:value-type="float" office:value="1.19901928170223" calcext:value-type="float">
            <text:p>1,1990</text:p>
          </table:table-cell>
          <table:table-cell table:style-name="ce15" table:formula="of:=LOG([.AM140];10)" office:value-type="float" office:value="1.45339051341022" calcext:value-type="float">
            <text:p>1,4534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8_n100_m30</text:p>
          </table:table-cell>
          <table:table-cell table:style-name="ce15" table:formula="of:=LOG([.$AG86];10)" office:value-type="float" office:value="2.12905260996414" calcext:value-type="float">
            <text:p>2,1291</text:p>
          </table:table-cell>
          <table:table-cell table:style-name="ce15" table:formula="of:=LOG([.$AM86];10)" office:value-type="float" office:value="2.26240136847231" calcext:value-type="float">
            <text:p>2,2624</text:p>
          </table:table-cell>
          <table:table-cell table:style-name="ce15" table:formula="of:=LOG([.$AG141];10)" office:value-type="float" office:value="1.1860521052397" calcext:value-type="float">
            <text:p>1,1861</text:p>
          </table:table-cell>
          <table:table-cell table:style-name="ce15" table:formula="of:=LOG([.AM141];10)" office:value-type="float" office:value="1.45703229480491" calcext:value-type="float">
            <text:p>1,457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29_n100_m30</text:p>
          </table:table-cell>
          <table:table-cell table:style-name="ce15" table:formula="of:=LOG([.$AG87];10)" office:value-type="float" office:value="2.25369244561682" calcext:value-type="float">
            <text:p>2,2537</text:p>
          </table:table-cell>
          <table:table-cell table:style-name="ce15" table:formula="of:=LOG([.$AM87];10)" office:value-type="float" office:value="2.29329089573573" calcext:value-type="float">
            <text:p>2,2933</text:p>
          </table:table-cell>
          <table:table-cell table:style-name="ce15" table:formula="of:=LOG([.$AG142];10)" office:value-type="float" office:value="1.1892437755816" calcext:value-type="float">
            <text:p>1,1892</text:p>
          </table:table-cell>
          <table:table-cell table:style-name="ce15" table:formula="of:=LOG([.AM142];10)" office:value-type="float" office:value="1.46632023996225" calcext:value-type="float">
            <text:p>1,4663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0_n100_m30</text:p>
          </table:table-cell>
          <table:table-cell table:style-name="ce15" table:formula="of:=LOG([.$AG88];10)" office:value-type="float" office:value="2.2979215968162" calcext:value-type="float">
            <text:p>2,2979</text:p>
          </table:table-cell>
          <table:table-cell table:style-name="ce15" table:formula="of:=LOG([.$AM88];10)" office:value-type="float" office:value="2.38723729811782" calcext:value-type="float">
            <text:p>2,3872</text:p>
          </table:table-cell>
          <table:table-cell table:style-name="ce15" table:formula="of:=LOG([.$AG143];10)" office:value-type="float" office:value="1.19833902115727" calcext:value-type="float">
            <text:p>1,1983</text:p>
          </table:table-cell>
          <table:table-cell table:style-name="ce15" table:formula="of:=LOG([.AM143];10)" office:value-type="float" office:value="1.46852852292828" calcext:value-type="float">
            <text:p>1,468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1_n125_m12</text:p>
          </table:table-cell>
          <table:table-cell table:style-name="ce15" table:formula="of:=LOG([.$AG89];10)" office:value-type="float" office:value="1.72544721142889" calcext:value-type="float">
            <text:p>1,7254</text:p>
          </table:table-cell>
          <table:table-cell table:style-name="ce15" table:formula="of:=LOG([.$AM89];10)" office:value-type="float" office:value="1.58087493203721" calcext:value-type="float">
            <text:p>1,5809</text:p>
          </table:table-cell>
          <table:table-cell table:style-name="ce15" table:formula="of:=LOG([.$AG144];10)" office:value-type="float" office:value="0.853918857481422" calcext:value-type="float">
            <text:p>0,8539</text:p>
          </table:table-cell>
          <table:table-cell table:style-name="ce15" table:formula="of:=LOG([.AM144];10)" office:value-type="float" office:value="1.30497383458131" calcext:value-type="float">
            <text:p>1,305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2_n125_m12</text:p>
          </table:table-cell>
          <table:table-cell table:style-name="ce15" table:formula="of:=LOG([.$AG90];10)" office:value-type="float" office:value="1.70519388665296" calcext:value-type="float">
            <text:p>1,7052</text:p>
          </table:table-cell>
          <table:table-cell table:style-name="ce15" table:formula="of:=LOG([.$AM90];10)" office:value-type="float" office:value="1.4827226972122" calcext:value-type="float">
            <text:p>1,4827</text:p>
          </table:table-cell>
          <table:table-cell table:style-name="ce15" table:formula="of:=LOG([.$AG145];10)" office:value-type="float" office:value="0.857492976528896" calcext:value-type="float">
            <text:p>0,8575</text:p>
          </table:table-cell>
          <table:table-cell table:style-name="ce15" table:formula="of:=LOG([.AM145];10)" office:value-type="float" office:value="1.30084649341065" calcext:value-type="float">
            <text:p>1,3008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3_n125_m12</text:p>
          </table:table-cell>
          <table:table-cell table:style-name="ce15" table:formula="of:=LOG([.$AG91];10)" office:value-type="float" office:value="1.66522459202519" calcext:value-type="float">
            <text:p>1,6652</text:p>
          </table:table-cell>
          <table:table-cell table:style-name="ce15" table:formula="of:=LOG([.$AM91];10)" office:value-type="float" office:value="1.68835396087856" calcext:value-type="float">
            <text:p>1,6884</text:p>
          </table:table-cell>
          <table:table-cell table:style-name="ce15" table:formula="of:=LOG([.$AG146];10)" office:value-type="float" office:value="0.856536817875732" calcext:value-type="float">
            <text:p>0,8565</text:p>
          </table:table-cell>
          <table:table-cell table:style-name="ce15" table:formula="of:=LOG([.AM146];10)" office:value-type="float" office:value="1.30069594621089" calcext:value-type="float">
            <text:p>1,300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4_n125_m12</text:p>
          </table:table-cell>
          <table:table-cell table:style-name="ce15" table:formula="of:=LOG([.$AG92];10)" office:value-type="float" office:value="1.66133375144785" calcext:value-type="float">
            <text:p>1,6613</text:p>
          </table:table-cell>
          <table:table-cell table:style-name="ce15" table:formula="of:=LOG([.$AM92];10)" office:value-type="float" office:value="1.61456240618872" calcext:value-type="float">
            <text:p>1,6146</text:p>
          </table:table-cell>
          <table:table-cell table:style-name="ce15" table:formula="of:=LOG([.$AG147];10)" office:value-type="float" office:value="0.851256395735197" calcext:value-type="float">
            <text:p>0,8513</text:p>
          </table:table-cell>
          <table:table-cell table:style-name="ce15" table:formula="of:=LOG([.AM147];10)" office:value-type="float" office:value="1.30245019178466" calcext:value-type="float">
            <text:p>1,302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5_n125_m12</text:p>
          </table:table-cell>
          <table:table-cell table:style-name="ce15" table:formula="of:=LOG([.$AG93];10)" office:value-type="float" office:value="1.67332849259394" calcext:value-type="float">
            <text:p>1,6733</text:p>
          </table:table-cell>
          <table:table-cell table:style-name="ce15" table:formula="of:=LOG([.$AM93];10)" office:value-type="float" office:value="1.52397811543018" calcext:value-type="float">
            <text:p>1,5240</text:p>
          </table:table-cell>
          <table:table-cell table:style-name="ce15" table:formula="of:=LOG([.$AG148];10)" office:value-type="float" office:value="0.853718415366773" calcext:value-type="float">
            <text:p>0,8537</text:p>
          </table:table-cell>
          <table:table-cell table:style-name="ce15" table:formula="of:=LOG([.AM148];10)" office:value-type="float" office:value="1.30269746181129" calcext:value-type="float">
            <text:p>1,302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6_n125_m37</text:p>
          </table:table-cell>
          <table:table-cell table:style-name="ce15" table:formula="of:=LOG([.$AG94];10)" office:value-type="float" office:value="2.41578116900737" calcext:value-type="float">
            <text:p>2,4158</text:p>
          </table:table-cell>
          <table:table-cell table:style-name="ce15" table:formula="of:=LOG([.$AM94];10)" office:value-type="float" office:value="2.45765707981111" calcext:value-type="float">
            <text:p>2,4577</text:p>
          </table:table-cell>
          <table:table-cell table:style-name="ce15" table:formula="of:=LOG([.$AG149];10)" office:value-type="float" office:value="1.34437452093595" calcext:value-type="float">
            <text:p>1,3444</text:p>
          </table:table-cell>
          <table:table-cell table:style-name="ce15" table:formula="of:=LOG([.AM149];10)" office:value-type="float" office:value="1.58880775728372" calcext:value-type="float">
            <text:p>1,5888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7_n125_m37</text:p>
          </table:table-cell>
          <table:table-cell table:style-name="ce15" table:formula="of:=LOG([.$AG95];10)" office:value-type="float" office:value="2.55506552287672" calcext:value-type="float">
            <text:p>2,5551</text:p>
          </table:table-cell>
          <table:table-cell table:style-name="ce15" table:formula="of:=LOG([.$AM95];10)" office:value-type="float" office:value="2.48457482442878" calcext:value-type="float">
            <text:p>2,4846</text:p>
          </table:table-cell>
          <table:table-cell table:style-name="ce15" table:formula="of:=LOG([.$AG150];10)" office:value-type="float" office:value="1.3457487547117" calcext:value-type="float">
            <text:p>1,3457</text:p>
          </table:table-cell>
          <table:table-cell table:style-name="ce15" table:formula="of:=LOG([.AM150];10)" office:value-type="float" office:value="1.57853765761669" calcext:value-type="float">
            <text:p>1,578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8_n125_m37</text:p>
          </table:table-cell>
          <table:table-cell table:style-name="ce15" table:formula="of:=LOG([.$AG96];10)" office:value-type="float" office:value="2.419303536552" calcext:value-type="float">
            <text:p>2,4193</text:p>
          </table:table-cell>
          <table:table-cell table:style-name="ce15" table:formula="of:=LOG([.$AM96];10)" office:value-type="float" office:value="2.53189072669235" calcext:value-type="float">
            <text:p>2,5319</text:p>
          </table:table-cell>
          <table:table-cell table:style-name="ce15" table:formula="of:=LOG([.$AG151];10)" office:value-type="float" office:value="1.33879632607308" calcext:value-type="float">
            <text:p>1,3388</text:p>
          </table:table-cell>
          <table:table-cell table:style-name="ce15" table:formula="of:=LOG([.AM151];10)" office:value-type="float" office:value="1.58765567415106" calcext:value-type="float">
            <text:p>1,587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39_n125_m37</text:p>
          </table:table-cell>
          <table:table-cell table:style-name="ce15" table:formula="of:=LOG([.$AG97];10)" office:value-type="float" office:value="2.32790469874837" calcext:value-type="float">
            <text:p>2,3279</text:p>
          </table:table-cell>
          <table:table-cell table:style-name="ce15" table:formula="of:=LOG([.$AM97];10)" office:value-type="float" office:value="2.3320699613045" calcext:value-type="float">
            <text:p>2,3321</text:p>
          </table:table-cell>
          <table:table-cell table:style-name="ce15" table:formula="of:=LOG([.$AG152];10)" office:value-type="float" office:value="1.34289908391783" calcext:value-type="float">
            <text:p>1,3429</text:p>
          </table:table-cell>
          <table:table-cell table:style-name="ce15" table:formula="of:=LOG([.AM152];10)" office:value-type="float" office:value="1.5859585739801" calcext:value-type="float">
            <text:p>1,586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0_n125_m37</text:p>
          </table:table-cell>
          <table:table-cell table:style-name="ce15" table:formula="of:=LOG([.$AG98];10)" office:value-type="float" office:value="2.45693341885286" calcext:value-type="float">
            <text:p>2,4569</text:p>
          </table:table-cell>
          <table:table-cell table:style-name="ce15" table:formula="of:=LOG([.$AM98];10)" office:value-type="float" office:value="2.42510856966845" calcext:value-type="float">
            <text:p>2,4251</text:p>
          </table:table-cell>
          <table:table-cell table:style-name="ce15" table:formula="of:=LOG([.$AG153];10)" office:value-type="float" office:value="1.34299384442928" calcext:value-type="float">
            <text:p>1,3430</text:p>
          </table:table-cell>
          <table:table-cell table:style-name="ce15" table:formula="of:=LOG([.AM153];10)" office:value-type="float" office:value="1.58730908879182" calcext:value-type="float">
            <text:p>1,5873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1_n150_m15</text:p>
          </table:table-cell>
          <table:table-cell table:style-name="ce15" table:formula="of:=LOG([.$AG99];10)" office:value-type="float" office:value="1.6743099808751" calcext:value-type="float">
            <text:p>1,6743</text:p>
          </table:table-cell>
          <table:table-cell table:style-name="ce15" table:formula="of:=LOG([.$AM99];10)" office:value-type="float" office:value="1.9373791564032" calcext:value-type="float">
            <text:p>1,9374</text:p>
          </table:table-cell>
          <table:table-cell table:style-name="ce15" table:formula="of:=LOG([.$AG154];10)" office:value-type="float" office:value="0.95025223432447" calcext:value-type="float">
            <text:p>0,9503</text:p>
          </table:table-cell>
          <table:table-cell table:style-name="ce15" table:formula="of:=LOG([.AM154];10)" office:value-type="float" office:value="1.38387106406775" calcext:value-type="float">
            <text:p>1,3839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2_n150_m15</text:p>
          </table:table-cell>
          <table:table-cell table:style-name="ce15" table:formula="of:=LOG([.$AG100];10)" office:value-type="float" office:value="1.65960609625377" calcext:value-type="float">
            <text:p>1,6596</text:p>
          </table:table-cell>
          <table:table-cell table:style-name="ce15" table:formula="of:=LOG([.$AM100];10)" office:value-type="float" office:value="1.67212687153406" calcext:value-type="float">
            <text:p>1,6721</text:p>
          </table:table-cell>
          <table:table-cell table:style-name="ce15" table:formula="of:=LOG([.$AG155];10)" office:value-type="float" office:value="0.952162159702328" calcext:value-type="float">
            <text:p>0,9522</text:p>
          </table:table-cell>
          <table:table-cell table:style-name="ce15" table:formula="of:=LOG([.AM155];10)" office:value-type="float" office:value="1.39105534857575" calcext:value-type="float">
            <text:p>1,3911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3_n150_m15</text:p>
          </table:table-cell>
          <table:table-cell table:style-name="ce15" table:formula="of:=LOG([.$AG101];10)" office:value-type="float" office:value="1.74792100893622" calcext:value-type="float">
            <text:p>1,7479</text:p>
          </table:table-cell>
          <table:table-cell table:style-name="ce15" table:formula="of:=LOG([.$AM101];10)" office:value-type="float" office:value="1.73050950475223" calcext:value-type="float">
            <text:p>1,7305</text:p>
          </table:table-cell>
          <table:table-cell table:style-name="ce15" table:formula="of:=LOG([.$AG156];10)" office:value-type="float" office:value="0.957782354899576" calcext:value-type="float">
            <text:p>0,9578</text:p>
          </table:table-cell>
          <table:table-cell table:style-name="ce15" table:formula="of:=LOG([.AM156];10)" office:value-type="float" office:value="1.38886252446039" calcext:value-type="float">
            <text:p>1,3889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4_n150_m15</text:p>
          </table:table-cell>
          <table:table-cell table:style-name="ce15" table:formula="of:=LOG([.$AG102];10)" office:value-type="float" office:value="1.63825427502427" calcext:value-type="float">
            <text:p>1,6383</text:p>
          </table:table-cell>
          <table:table-cell table:style-name="ce15" table:formula="of:=LOG([.$AM102];10)" office:value-type="float" office:value="1.7453277959515" calcext:value-type="float">
            <text:p>1,7453</text:p>
          </table:table-cell>
          <table:table-cell table:style-name="ce15" table:formula="of:=LOG([.$AG157];10)" office:value-type="float" office:value="0.953707981428209" calcext:value-type="float">
            <text:p>0,9537</text:p>
          </table:table-cell>
          <table:table-cell table:style-name="ce15" table:formula="of:=LOG([.AM157];10)" office:value-type="float" office:value="1.39340746107256" calcext:value-type="float">
            <text:p>1,3934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5_n150_m15</text:p>
          </table:table-cell>
          <table:table-cell table:style-name="ce15" table:formula="of:=LOG([.$AG103];10)" office:value-type="float" office:value="1.7799891265843" calcext:value-type="float">
            <text:p>1,7800</text:p>
          </table:table-cell>
          <table:table-cell table:style-name="ce15" table:formula="of:=LOG([.$AM103];10)" office:value-type="float" office:value="1.71343988645064" calcext:value-type="float">
            <text:p>1,7134</text:p>
          </table:table-cell>
          <table:table-cell table:style-name="ce15" table:formula="of:=LOG([.$AG158];10)" office:value-type="float" office:value="0.957436633694489" calcext:value-type="float">
            <text:p>0,9574</text:p>
          </table:table-cell>
          <table:table-cell table:style-name="ce15" table:formula="of:=LOG([.AM158];10)" office:value-type="float" office:value="1.38954475668144" calcext:value-type="float">
            <text:p>1,3895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6_n150_m45</text:p>
          </table:table-cell>
          <table:table-cell table:style-name="ce15" table:formula="of:=LOG([.$AG104];10)" office:value-type="float" office:value="2.502144080821" calcext:value-type="float">
            <text:p>2,5021</text:p>
          </table:table-cell>
          <table:table-cell table:style-name="ce15" table:formula="of:=LOG([.$AM104];10)" office:value-type="float" office:value="2.47596106664527" calcext:value-type="float">
            <text:p>2,4760</text:p>
          </table:table-cell>
          <table:table-cell table:style-name="ce15" table:formula="of:=LOG([.$AG159];10)" office:value-type="float" office:value="1.4927009548325" calcext:value-type="float">
            <text:p>1,4927</text:p>
          </table:table-cell>
          <table:table-cell table:style-name="ce15" table:formula="of:=LOG([.AM159];10)" office:value-type="float" office:value="1.70914646567713" calcext:value-type="float">
            <text:p>1,7091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7_n150_m45</text:p>
          </table:table-cell>
          <table:table-cell table:style-name="ce15" table:formula="of:=LOG([.$AG105];10)" office:value-type="float" office:value="2.49846272321613" calcext:value-type="float">
            <text:p>2,4985</text:p>
          </table:table-cell>
          <table:table-cell table:style-name="ce15" table:formula="of:=LOG([.$AM105];10)" office:value-type="float" office:value="2.53129112072173" calcext:value-type="float">
            <text:p>2,5313</text:p>
          </table:table-cell>
          <table:table-cell table:style-name="ce15" table:formula="of:=LOG([.$AG160];10)" office:value-type="float" office:value="1.49281854372744" calcext:value-type="float">
            <text:p>1,4928</text:p>
          </table:table-cell>
          <table:table-cell table:style-name="ce15" table:formula="of:=LOG([.AM160];10)" office:value-type="float" office:value="1.71399942011121" calcext:value-type="float">
            <text:p>1,714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8_n150_m45</text:p>
          </table:table-cell>
          <table:table-cell table:style-name="ce15" table:formula="of:=LOG([.$AG106];10)" office:value-type="float" office:value="2.40312007486505" calcext:value-type="float">
            <text:p>2,4031</text:p>
          </table:table-cell>
          <table:table-cell table:style-name="ce15" table:formula="of:=LOG([.$AM106];10)" office:value-type="float" office:value="2.44377038510215" calcext:value-type="float">
            <text:p>2,4438</text:p>
          </table:table-cell>
          <table:table-cell table:style-name="ce15" table:formula="of:=LOG([.$AG161];10)" office:value-type="float" office:value="1.49085905766512" calcext:value-type="float">
            <text:p>1,4909</text:p>
          </table:table-cell>
          <table:table-cell table:style-name="ce15" table:formula="of:=LOG([.AM161];10)" office:value-type="float" office:value="1.71203683647966" calcext:value-type="float">
            <text:p>1,7120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49_n150_m45</text:p>
          </table:table-cell>
          <table:table-cell table:style-name="ce15" table:formula="of:=LOG([.$AG107];10)" office:value-type="float" office:value="2.61574989357792" calcext:value-type="float">
            <text:p>2,6157</text:p>
          </table:table-cell>
          <table:table-cell table:style-name="ce15" table:formula="of:=LOG([.$AM107];10)" office:value-type="float" office:value="2.61666360091091" calcext:value-type="float">
            <text:p>2,6167</text:p>
          </table:table-cell>
          <table:table-cell table:style-name="ce15" table:formula="of:=LOG([.$AG162];10)" office:value-type="float" office:value="1.49116420596091" calcext:value-type="float">
            <text:p>1,4912</text:p>
          </table:table-cell>
          <table:table-cell table:style-name="ce15" table:formula="of:=LOG([.AM162];10)" office:value-type="float" office:value="1.71370853087771" calcext:value-type="float">
            <text:p>1,7137</text:p>
          </table:table-cell>
          <table:table-cell table:number-columns-repeated="207"/>
        </table:table-row>
        <table:table-row table:style-name="ro4">
          <table:table-cell table:number-columns-repeated="45"/>
          <table:table-cell table:style-name="ce43" office:value-type="string" calcext:value-type="string">
            <text:p>GKD-b_50_n150_m45</text:p>
          </table:table-cell>
          <table:table-cell table:style-name="ce15" table:formula="of:=LOG([.$AG108];10)" office:value-type="float" office:value="2.54961309102581" calcext:value-type="float">
            <text:p>2,5496</text:p>
          </table:table-cell>
          <table:table-cell table:style-name="ce15" table:formula="of:=LOG([.$AM108];10)" office:value-type="float" office:value="2.63711245998991" calcext:value-type="float">
            <text:p>2,6371</text:p>
          </table:table-cell>
          <table:table-cell table:style-name="ce15" table:formula="of:=LOG([.$AG163];10)" office:value-type="float" office:value="1.49425618716629" calcext:value-type="float">
            <text:p>1,4943</text:p>
          </table:table-cell>
          <table:table-cell table:style-name="ce15" table:formula="of:=LOG([.AM163];10)" office:value-type="float" office:value="1.7120199704959" calcext:value-type="float">
            <text:p>1,7120</text:p>
          </table:table-cell>
          <table:table-cell table:number-columns-repeated="207"/>
        </table:table-row>
        <table:table-row table:style-name="ro9" table:number-rows-repeated="1048353">
          <table:table-cell table:number-columns-repeated="257"/>
        </table:table-row>
        <table:table-row table:style-name="ro9">
          <table:table-cell table:number-columns-repeated="257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 '2021-22'.BP4:'2021-22'.BP53 '2021-22'.BJ4:'2021-22'.BJ53 '2021-22'.BD4:'2021-22'.BD53 '2021-22'.AX4:'2021-22'.AX53 '2021-22'.AR4:'2021-22'.AR53 '2021-22'.AL4:'2021-22'.AL53 '2021-22'.AF4:'2021-22'.AF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3:00:45.5962302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5-18T23:34:10.982135391</dc:date>
    <meta:editing-cycles>21</meta:editing-cycles>
    <meta:editing-duration>PT1H44M9S</meta:editing-duration>
    <meta:generator>LibreOffice/6.4.7.2$Linux_X86_64 LibreOffice_project/40$Build-2</meta:generator>
    <meta:document-statistic meta:table-count="1" meta:cell-count="524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9cm" xlink:href=".." xlink:type="simple" chart:class="chart:line" chart:style-name="ch1">
        <chart:title svg:x="3.643cm" svg:y="0.316cm" chart:style-name="ch2">
          <text:p>Dispersiones medias obtenidas por archivo</text:p>
        </chart:title>
        <chart:legend chart:legend-position="end" svg:x="13.544cm" svg:y="3.956cm" style:legend-expansion="high" chart:style-name="ch3"/>
        <chart:plot-area chart:style-name="ch4" table:cell-range-address="'2021-22'.M58:'2021-22'.O108" chart:data-source-has-labels="both" svg:x="1.33cm" svg:y="1.275cm" svg:width="11.895cm" svg:height="6.573cm">
          <chartooo:coordinate-region svg:x="3.456cm" svg:y="1.275cm" svg:width="9.769cm" svg:height="3.468cm"/>
          <chart:axis chart:dimension="x" chart:name="primary-x" chart:style-name="ch5" chartooo:axis-type="auto">
            <chartooo:date-scale/>
            <chart:title svg:x="6.677cm" svg:y="8.028cm" chart:style-name="ch6">
              <text:p>Archivo</text:p>
            </chart:title>
            <chart:categories table:cell-range-address="'2021-22'.M59:'2021-22'.M108"/>
          </chart:axis>
          <chart:axis chart:dimension="y" chart:name="primary-y" chart:style-name="ch7">
            <chart:title svg:x="0.451cm" svg:y="5.399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N59:'2021-22'.N108" chart:label-cell-address="'2021-22'.N58:'2021-22'.N58" chart:class="chart:line">
            <chart:data-point chart:repeated="50"/>
          </chart:series>
          <chart:series chart:style-name="ch11" chart:values-cell-range-address="'2021-22'.O59:'2021-22'.O108" chart:label-cell-address="'2021-22'.O58:'2021-22'.O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N58:'2021-22'.N58</svg:desc>
                </draw:g>
              </table:table-cell>
              <table:table-cell office:value-type="string">
                <text:p>BL</text:p>
                <draw:g>
                  <svg:desc>'2021-22'.O58:'2021-22'.O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M59:'2021-22'.M108</svg:desc>
                </draw:g>
              </table:table-cell>
              <table:table-cell office:value-type="float" office:value="0">
                <text:p>0</text:p>
                <draw:g>
                  <svg:desc>'2021-22'.N59:'2021-22'.N108</svg:desc>
                </draw:g>
              </table:table-cell>
              <table:table-cell office:value-type="float" office:value="0">
                <text:p>0</text:p>
                <draw:g>
                  <svg:desc>'2021-22'.O59:'2021-22'.O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72.938918">
                <text:p>172.938918</text:p>
              </table:table-cell>
              <table:table-cell office:value-type="float" office:value="49.0832840000001">
                <text:p>49.083284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51.478394">
                <text:p>151.478394</text:p>
              </table:table-cell>
              <table:table-cell office:value-type="float" office:value="34.5253380000001">
                <text:p>34.525338000000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32.59337">
                <text:p>132.59337</text:p>
              </table:table-cell>
              <table:table-cell office:value-type="float" office:value="44.745148">
                <text:p>44.745148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31.454126">
                <text:p>131.454126</text:p>
              </table:table-cell>
              <table:table-cell office:value-type="float" office:value="50.384496">
                <text:p>50.3844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51.238492">
                <text:p>151.238492</text:p>
              </table:table-cell>
              <table:table-cell office:value-type="float" office:value="52.6370939999999">
                <text:p>52.637093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10.647618">
                <text:p>110.647618</text:p>
              </table:table-cell>
              <table:table-cell office:value-type="float" office:value="15.0192840000001">
                <text:p>15.019284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80.441032">
                <text:p>80.441032</text:p>
              </table:table-cell>
              <table:table-cell office:value-type="float" office:value="19.531482">
                <text:p>19.53148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93.633346">
                <text:p>93.633346</text:p>
              </table:table-cell>
              <table:table-cell office:value-type="float" office:value="14.159194">
                <text:p>14.15919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20.37966">
                <text:p>120.37966</text:p>
              </table:table-cell>
              <table:table-cell office:value-type="float" office:value="19.91996">
                <text:p>19.91996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29.412628">
                <text:p>129.412628</text:p>
              </table:table-cell>
              <table:table-cell office:value-type="float" office:value="19.003396">
                <text:p>19.003396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302.288778">
                <text:p>302.288778</text:p>
              </table:table-cell>
              <table:table-cell office:value-type="float" office:value="154.771028">
                <text:p>154.77102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344.017424">
                <text:p>344.017424</text:p>
              </table:table-cell>
              <table:table-cell office:value-type="float" office:value="120.450042">
                <text:p>120.45004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387.236324">
                <text:p>387.236324</text:p>
              </table:table-cell>
              <table:table-cell office:value-type="float" office:value="118.89675">
                <text:p>118.89675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432.759124">
                <text:p>432.759124</text:p>
              </table:table-cell>
              <table:table-cell office:value-type="float" office:value="113.379462">
                <text:p>113.37946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427.77152">
                <text:p>427.77152</text:p>
              </table:table-cell>
              <table:table-cell office:value-type="float" office:value="84.4172579999999">
                <text:p>84.417257999999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71.759002">
                <text:p>171.759002</text:p>
              </table:table-cell>
              <table:table-cell office:value-type="float" office:value="53.7561099999999">
                <text:p>53.75610999999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240.656058">
                <text:p>240.656058</text:p>
              </table:table-cell>
              <table:table-cell office:value-type="float" office:value="59.2516">
                <text:p>59.2516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253.982776">
                <text:p>253.982776</text:p>
              </table:table-cell>
              <table:table-cell office:value-type="float" office:value="44.0998499999999">
                <text:p>44.0998499999999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22.262762">
                <text:p>322.262762</text:p>
              </table:table-cell>
              <table:table-cell office:value-type="float" office:value="39.4464100000002">
                <text:p>39.4464100000002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238.784276">
                <text:p>238.784276</text:p>
              </table:table-cell>
              <table:table-cell office:value-type="float" office:value="42.1936280000002">
                <text:p>42.193628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839.391296">
                <text:p>839.391296</text:p>
              </table:table-cell>
              <table:table-cell office:value-type="float" office:value="299.913719999999">
                <text:p>299.913719999999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901.559392">
                <text:p>901.559392</text:p>
              </table:table-cell>
              <table:table-cell office:value-type="float" office:value="315.194026">
                <text:p>315.194026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889.614356">
                <text:p>889.614356</text:p>
              </table:table-cell>
              <table:table-cell office:value-type="float" office:value="465.370573999998">
                <text:p>465.370573999998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865.484062000001">
                <text:p>865.484062000001</text:p>
              </table:table-cell>
              <table:table-cell office:value-type="float" office:value="310.076060000002">
                <text:p>310.07606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700.424222">
                <text:p>700.424222</text:p>
              </table:table-cell>
              <table:table-cell office:value-type="float" office:value="340.445052">
                <text:p>340.44505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86.361808">
                <text:p>86.361808</text:p>
              </table:table-cell>
              <table:table-cell office:value-type="float" office:value="51.387662">
                <text:p>51.387662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316.882864">
                <text:p>316.882864</text:p>
              </table:table-cell>
              <table:table-cell office:value-type="float" office:value="52.1606139999999">
                <text:p>52.1606139999999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262.11549">
                <text:p>262.11549</text:p>
              </table:table-cell>
              <table:table-cell office:value-type="float" office:value="74.9053499999999">
                <text:p>74.905349999999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298.951612">
                <text:p>298.951612</text:p>
              </table:table-cell>
              <table:table-cell office:value-type="float" office:value="66.0790279999999">
                <text:p>66.0790279999999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214.92085">
                <text:p>214.92085</text:p>
              </table:table-cell>
              <table:table-cell office:value-type="float" office:value="64.5465160000002">
                <text:p>64.5465160000002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094.485294">
                <text:p>1094.485294</text:p>
              </table:table-cell>
              <table:table-cell office:value-type="float" office:value="322.404753999999">
                <text:p>322.40475399999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1606.55645">
                <text:p>1606.55645</text:p>
              </table:table-cell>
              <table:table-cell office:value-type="float" office:value="448.124445999999">
                <text:p>448.124445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1066.373364">
                <text:p>1066.373364</text:p>
              </table:table-cell>
              <table:table-cell office:value-type="float" office:value="358.605807999999">
                <text:p>358.605807999999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1097.413286">
                <text:p>1097.413286</text:p>
              </table:table-cell>
              <table:table-cell office:value-type="float" office:value="355.263750000001">
                <text:p>355.2637500000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924.181918">
                <text:p>924.181918</text:p>
              </table:table-cell>
              <table:table-cell office:value-type="float" office:value="359.049206">
                <text:p>359.049206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378.92008">
                <text:p>378.92008</text:p>
              </table:table-cell>
              <table:table-cell office:value-type="float" office:value="90.0940600000002">
                <text:p>90.094060000000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383.697756">
                <text:p>383.697756</text:p>
              </table:table-cell>
              <table:table-cell office:value-type="float" office:value="73.7697560000001">
                <text:p>73.7697560000001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335.261972">
                <text:p>335.261972</text:p>
              </table:table-cell>
              <table:table-cell office:value-type="float" office:value="74.512318">
                <text:p>74.512318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399.904812">
                <text:p>399.904812</text:p>
              </table:table-cell>
              <table:table-cell office:value-type="float" office:value="65.7905060000001">
                <text:p>65.7905060000001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405.105458">
                <text:p>405.105458</text:p>
              </table:table-cell>
              <table:table-cell office:value-type="float" office:value="95.5109460000003">
                <text:p>95.5109460000003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1214.163764">
                <text:p>1214.163764</text:p>
              </table:table-cell>
              <table:table-cell office:value-type="float" office:value="503.340773999999">
                <text:p>503.340773999999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1125.709308">
                <text:p>1125.709308</text:p>
              </table:table-cell>
              <table:table-cell office:value-type="float" office:value="472.333665999998">
                <text:p>472.33366599999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1265.877792">
                <text:p>1265.877792</text:p>
              </table:table-cell>
              <table:table-cell office:value-type="float" office:value="475.13397">
                <text:p>475.13397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1316.047592">
                <text:p>1316.047592</text:p>
              </table:table-cell>
              <table:table-cell office:value-type="float" office:value="530.005464">
                <text:p>530.00546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1592.498726">
                <text:p>1592.498726</text:p>
              </table:table-cell>
              <table:table-cell office:value-type="float" office:value="380.94273">
                <text:p>380.94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line" chart:style-name="ch1">
        <chart:title svg:x="2.908cm" svg:y="0.316cm" chart:style-name="ch2">
          <text:p>Dispersión y tiempo de los dos mejores algoritmos</text:p>
        </chart:title>
        <chart:legend chart:legend-position="end" svg:x="10.671cm" svg:y="3.457cm" style:legend-expansion="high" chart:style-name="ch3"/>
        <chart:plot-area chart:style-name="ch4" table:cell-range-address="'2021-22'.AT172:'2021-22'.AX222" chart:data-source-has-labels="both" svg:x="0.32cm" svg:y="1.275cm" svg:width="10.031cm" svg:height="7.552cm">
          <chartooo:coordinate-region svg:x="1.603cm" svg:y="1.474cm" svg:width="8.748cm" svg:height="7.154cm"/>
          <chart:axis chart:dimension="x" chart:name="primary-x" chart:style-name="ch5" chartooo:axis-type="auto">
            <chartooo:date-scale/>
            <chart:categories table:cell-range-address="'2021-22'.AT173:'2021-22'.AT2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U173:'2021-22'.AU222" chart:label-cell-address="'2021-22'.AU172:'2021-22'.AU172" chart:class="chart:line">
            <chart:data-point chart:repeated="50"/>
          </chart:series>
          <chart:series chart:style-name="ch9" chart:values-cell-range-address="'2021-22'.AV173:'2021-22'.AV222" chart:label-cell-address="'2021-22'.AV172:'2021-22'.AV172" chart:class="chart:line">
            <chart:data-point chart:repeated="50"/>
          </chart:series>
          <chart:series chart:style-name="ch10" chart:values-cell-range-address="'2021-22'.AW173:'2021-22'.AW222" chart:label-cell-address="'2021-22'.AW172:'2021-22'.AW172" chart:class="chart:line">
            <chart:data-point chart:repeated="50"/>
          </chart:series>
          <chart:series chart:style-name="ch11" chart:values-cell-range-address="'2021-22'.AX173:'2021-22'.AX222" chart:label-cell-address="'2021-22'.AX172:'2021-22'.AX172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n AGG_uniforme</text:p>
                <draw:g>
                  <svg:desc>'2021-22'.AU172:'2021-22'.AU172</svg:desc>
                </draw:g>
              </table:table-cell>
              <table:table-cell office:value-type="string">
                <text:p>Dispersión AM_10_01mej</text:p>
                <draw:g>
                  <svg:desc>'2021-22'.AV172:'2021-22'.AV172</svg:desc>
                </draw:g>
              </table:table-cell>
              <table:table-cell office:value-type="string">
                <text:p>Tiempo AGG_uniforme</text:p>
                <draw:g>
                  <svg:desc>'2021-22'.AW172:'2021-22'.AW172</svg:desc>
                </draw:g>
              </table:table-cell>
              <table:table-cell office:value-type="string">
                <text:p>Tiempo AM_10_01mej</text:p>
                <draw:g>
                  <svg:desc>'2021-22'.AX172:'2021-22'.AX1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T173:'2021-22'.AT222</svg:desc>
                </draw:g>
              </table:table-cell>
              <table:table-cell office:value-type="float" office:value="0">
                <text:p>0</text:p>
                <draw:g>
                  <svg:desc>'2021-22'.AU173:'2021-22'.AU222</svg:desc>
                </draw:g>
              </table:table-cell>
              <table:table-cell office:value-type="float" office:value="0">
                <text:p>0</text:p>
                <draw:g>
                  <svg:desc>'2021-22'.AV173:'2021-22'.AV222</svg:desc>
                </draw:g>
              </table:table-cell>
              <table:table-cell office:value-type="float" office:value="0.442494036109365">
                <text:p>0.442494036109365</text:p>
                <draw:g>
                  <svg:desc>'2021-22'.AW173:'2021-22'.AW222</svg:desc>
                </draw:g>
              </table:table-cell>
              <table:table-cell office:value-type="float" office:value="0.45214977263059">
                <text:p>0.45214977263059</text:p>
                <draw:g>
                  <svg:desc>'2021-22'.AX173:'2021-22'.AX222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0238574297551">
                <text:p>0.420238574297551</text:p>
              </table:table-cell>
              <table:table-cell office:value-type="float" office:value="0.446948202777228">
                <text:p>0.446948202777228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7826229364056">
                <text:p>0.417826229364056</text:p>
              </table:table-cell>
              <table:table-cell office:value-type="float" office:value="0.445656293227887">
                <text:p>0.445656293227887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0973771800413">
                <text:p>0.40973771800413</text:p>
              </table:table-cell>
              <table:table-cell office:value-type="float" office:value="0.442997964911047">
                <text:p>0.442997964911047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6627272469873">
                <text:p>0.416627272469873</text:p>
              </table:table-cell>
              <table:table-cell office:value-type="float" office:value="0.447005494760497">
                <text:p>0.447005494760497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.18427368278765">
                <text:p>1.18427368278765</text:p>
              </table:table-cell>
              <table:table-cell office:value-type="float" office:value="1.52434210783189">
                <text:p>1.52434210783189</text:p>
              </table:table-cell>
              <table:table-cell office:value-type="float" office:value="0.425292098891425">
                <text:p>0.425292098891425</text:p>
              </table:table-cell>
              <table:table-cell office:value-type="float" office:value="0.581974740515016">
                <text:p>0.581974740515016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.30383945996924">
                <text:p>1.30383945996924</text:p>
              </table:table-cell>
              <table:table-cell office:value-type="float" office:value="1.22413639680663">
                <text:p>1.22413639680663</text:p>
              </table:table-cell>
              <table:table-cell office:value-type="float" office:value="0.432951260868895">
                <text:p>0.432951260868895</text:p>
              </table:table-cell>
              <table:table-cell office:value-type="float" office:value="0.586224130832131">
                <text:p>0.58622413083213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.38387871092754">
                <text:p>1.38387871092754</text:p>
              </table:table-cell>
              <table:table-cell office:value-type="float" office:value="1.41758444566043">
                <text:p>1.41758444566043</text:p>
              </table:table-cell>
              <table:table-cell office:value-type="float" office:value="0.435858087753948">
                <text:p>0.435858087753948</text:p>
              </table:table-cell>
              <table:table-cell office:value-type="float" office:value="0.582992301553563">
                <text:p>0.58299230155356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.56225907146154">
                <text:p>1.56225907146154</text:p>
              </table:table-cell>
              <table:table-cell office:value-type="float" office:value="1.41205462425689">
                <text:p>1.41205462425689</text:p>
              </table:table-cell>
              <table:table-cell office:value-type="float" office:value="0.433917059270847">
                <text:p>0.433917059270847</text:p>
              </table:table-cell>
              <table:table-cell office:value-type="float" office:value="0.585286874834647">
                <text:p>0.58528687483464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.61782607886484">
                <text:p>1.61782607886484</text:p>
              </table:table-cell>
              <table:table-cell office:value-type="float" office:value="1.42949808684849">
                <text:p>1.42949808684849</text:p>
              </table:table-cell>
              <table:table-cell office:value-type="float" office:value="0.436333392379291">
                <text:p>0.436333392379291</text:p>
              </table:table-cell>
              <table:table-cell office:value-type="float" office:value="0.58223905508129">
                <text:p>0.5822390550812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.06716053399252">
                <text:p>1.06716053399252</text:p>
              </table:table-cell>
              <table:table-cell office:value-type="float" office:value="1.01493153793144">
                <text:p>1.01493153793144</text:p>
              </table:table-cell>
              <table:table-cell office:value-type="float" office:value="0.496247893165778">
                <text:p>0.496247893165778</text:p>
              </table:table-cell>
              <table:table-cell office:value-type="float" office:value="0.790712914062855">
                <text:p>0.790712914062855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.09112753492862">
                <text:p>1.09112753492862</text:p>
              </table:table-cell>
              <table:table-cell office:value-type="float" office:value="0.779787625334729">
                <text:p>0.779787625334729</text:p>
              </table:table-cell>
              <table:table-cell office:value-type="float" office:value="0.496626277346173">
                <text:p>0.496626277346173</text:p>
              </table:table-cell>
              <table:table-cell office:value-type="float" office:value="0.791548921992312">
                <text:p>0.79154892199231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901656623909414">
                <text:p>0.901656623909414</text:p>
              </table:table-cell>
              <table:table-cell office:value-type="float" office:value="0.961652181659726">
                <text:p>0.961652181659726</text:p>
              </table:table-cell>
              <table:table-cell office:value-type="float" office:value="0.497683688193923">
                <text:p>0.497683688193923</text:p>
              </table:table-cell>
              <table:table-cell office:value-type="float" office:value="0.794995973820484">
                <text:p>0.79499597382048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97767011520083">
                <text:p>0.97767011520083</text:p>
              </table:table-cell>
              <table:table-cell office:value-type="float" office:value="1.06929986332421">
                <text:p>1.06929986332421</text:p>
              </table:table-cell>
              <table:table-cell office:value-type="float" office:value="0.495987887499832">
                <text:p>0.495987887499832</text:p>
              </table:table-cell>
              <table:table-cell office:value-type="float" office:value="0.794412550654312">
                <text:p>0.794412550654312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.0741213059063">
                <text:p>1.0741213059063</text:p>
              </table:table-cell>
              <table:table-cell office:value-type="float" office:value="1.06015293113221">
                <text:p>1.06015293113221</text:p>
              </table:table-cell>
              <table:table-cell office:value-type="float" office:value="0.495505326576029">
                <text:p>0.495505326576029</text:p>
              </table:table-cell>
              <table:table-cell office:value-type="float" office:value="0.792337205238935">
                <text:p>0.792337205238935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.92568974282179">
                <text:p>1.92568974282179</text:p>
              </table:table-cell>
              <table:table-cell office:value-type="float" office:value="2.04872202341238">
                <text:p>2.04872202341238</text:p>
              </table:table-cell>
              <table:table-cell office:value-type="float" office:value="0.760148301807292">
                <text:p>0.760148301807292</text:p>
              </table:table-cell>
              <table:table-cell office:value-type="float" office:value="1.10625104053788">
                <text:p>1.1062510405378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.92538697763052">
                <text:p>1.92538697763052</text:p>
              </table:table-cell>
              <table:table-cell office:value-type="float" office:value="1.78030002644364">
                <text:p>1.78030002644364</text:p>
              </table:table-cell>
              <table:table-cell office:value-type="float" office:value="0.755974897902189">
                <text:p>0.755974897902189</text:p>
              </table:table-cell>
              <table:table-cell office:value-type="float" office:value="1.1045807360662">
                <text:p>1.104580736066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1.98680490951571">
                <text:p>1.98680490951571</text:p>
              </table:table-cell>
              <table:table-cell office:value-type="float" office:value="1.75834216939662">
                <text:p>1.75834216939662</text:p>
              </table:table-cell>
              <table:table-cell office:value-type="float" office:value="0.758303033154661">
                <text:p>0.758303033154661</text:p>
              </table:table-cell>
              <table:table-cell office:value-type="float" office:value="1.107037680002">
                <text:p>1.10703768000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.91150863256428">
                <text:p>1.91150863256428</text:p>
              </table:table-cell>
              <table:table-cell office:value-type="float" office:value="1.86261408460101">
                <text:p>1.86261408460101</text:p>
              </table:table-cell>
              <table:table-cell office:value-type="float" office:value="0.758421689756201">
                <text:p>0.758421689756201</text:p>
              </table:table-cell>
              <table:table-cell office:value-type="float" office:value="1.10623251469236">
                <text:p>1.1062325146923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.9550031611495">
                <text:p>1.9550031611495</text:p>
              </table:table-cell>
              <table:table-cell office:value-type="float" office:value="1.90058460383509">
                <text:p>1.90058460383509</text:p>
              </table:table-cell>
              <table:table-cell office:value-type="float" office:value="0.756910218602598">
                <text:p>0.756910218602598</text:p>
              </table:table-cell>
              <table:table-cell office:value-type="float" office:value="1.10555409043797">
                <text:p>1.10555409043797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.59348256297253">
                <text:p>1.59348256297253</text:p>
              </table:table-cell>
              <table:table-cell office:value-type="float" office:value="1.4144724513169">
                <text:p>1.4144724513169</text:p>
              </table:table-cell>
              <table:table-cell office:value-type="float" office:value="0.752649087846735">
                <text:p>0.752649087846735</text:p>
              </table:table-cell>
              <table:table-cell office:value-type="float" office:value="1.20956608221199">
                <text:p>1.209566082211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1.56572058007666">
                <text:p>1.56572058007666</text:p>
              </table:table-cell>
              <table:table-cell office:value-type="float" office:value="1.53100438276443">
                <text:p>1.53100438276443</text:p>
              </table:table-cell>
              <table:table-cell office:value-type="float" office:value="0.754928456136193">
                <text:p>0.754928456136193</text:p>
              </table:table-cell>
              <table:table-cell office:value-type="float" office:value="1.21170985449727">
                <text:p>1.2117098544972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1.49365375310756">
                <text:p>1.49365375310756</text:p>
              </table:table-cell>
              <table:table-cell office:value-type="float" office:value="1.49330577724862">
                <text:p>1.49330577724862</text:p>
              </table:table-cell>
              <table:table-cell office:value-type="float" office:value="0.75840876713377">
                <text:p>0.75840876713377</text:p>
              </table:table-cell>
              <table:table-cell office:value-type="float" office:value="1.20594078651254">
                <text:p>1.20594078651254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1.49807100535087">
                <text:p>1.49807100535087</text:p>
              </table:table-cell>
              <table:table-cell office:value-type="float" office:value="1.44940202452597">
                <text:p>1.44940202452597</text:p>
              </table:table-cell>
              <table:table-cell office:value-type="float" office:value="0.751926117201062">
                <text:p>0.751926117201062</text:p>
              </table:table-cell>
              <table:table-cell office:value-type="float" office:value="1.20901862724349">
                <text:p>1.20901862724349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1.59446028619143">
                <text:p>1.59446028619143</text:p>
              </table:table-cell>
              <table:table-cell office:value-type="float" office:value="1.43969797923214">
                <text:p>1.43969797923214</text:p>
              </table:table-cell>
              <table:table-cell office:value-type="float" office:value="0.758852321041248">
                <text:p>0.758852321041248</text:p>
              </table:table-cell>
              <table:table-cell office:value-type="float" office:value="1.21494176133198">
                <text:p>1.21494176133198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.31915617212699">
                <text:p>2.31915617212699</text:p>
              </table:table-cell>
              <table:table-cell office:value-type="float" office:value="2.34037097269733">
                <text:p>2.34037097269733</text:p>
              </table:table-cell>
              <table:table-cell office:value-type="float" office:value="1.18827277029249">
                <text:p>1.18827277029249</text:p>
              </table:table-cell>
              <table:table-cell office:value-type="float" office:value="1.46347682345777">
                <text:p>1.46347682345777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.29020433165889">
                <text:p>2.29020433165889</text:p>
              </table:table-cell>
              <table:table-cell office:value-type="float" office:value="2.29398342807321">
                <text:p>2.29398342807321</text:p>
              </table:table-cell>
              <table:table-cell office:value-type="float" office:value="1.19901928170223">
                <text:p>1.19901928170223</text:p>
              </table:table-cell>
              <table:table-cell office:value-type="float" office:value="1.45339051341022">
                <text:p>1.453390513410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2.12905260996414">
                <text:p>2.12905260996414</text:p>
              </table:table-cell>
              <table:table-cell office:value-type="float" office:value="2.26240136847231">
                <text:p>2.26240136847231</text:p>
              </table:table-cell>
              <table:table-cell office:value-type="float" office:value="1.1860521052397">
                <text:p>1.1860521052397</text:p>
              </table:table-cell>
              <table:table-cell office:value-type="float" office:value="1.45703229480491">
                <text:p>1.4570322948049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.25369244561682">
                <text:p>2.25369244561682</text:p>
              </table:table-cell>
              <table:table-cell office:value-type="float" office:value="2.29329089573573">
                <text:p>2.29329089573573</text:p>
              </table:table-cell>
              <table:table-cell office:value-type="float" office:value="1.1892437755816">
                <text:p>1.1892437755816</text:p>
              </table:table-cell>
              <table:table-cell office:value-type="float" office:value="1.46632023996225">
                <text:p>1.46632023996225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.2979215968162">
                <text:p>2.2979215968162</text:p>
              </table:table-cell>
              <table:table-cell office:value-type="float" office:value="2.38723729811782">
                <text:p>2.38723729811782</text:p>
              </table:table-cell>
              <table:table-cell office:value-type="float" office:value="1.19833902115727">
                <text:p>1.19833902115727</text:p>
              </table:table-cell>
              <table:table-cell office:value-type="float" office:value="1.46852852292828">
                <text:p>1.46852852292828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1.72544721142889">
                <text:p>1.72544721142889</text:p>
              </table:table-cell>
              <table:table-cell office:value-type="float" office:value="1.58087493203721">
                <text:p>1.58087493203721</text:p>
              </table:table-cell>
              <table:table-cell office:value-type="float" office:value="0.853918857481422">
                <text:p>0.853918857481422</text:p>
              </table:table-cell>
              <table:table-cell office:value-type="float" office:value="1.30497383458131">
                <text:p>1.3049738345813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1.70519388665296">
                <text:p>1.70519388665296</text:p>
              </table:table-cell>
              <table:table-cell office:value-type="float" office:value="1.4827226972122">
                <text:p>1.4827226972122</text:p>
              </table:table-cell>
              <table:table-cell office:value-type="float" office:value="0.857492976528896">
                <text:p>0.857492976528896</text:p>
              </table:table-cell>
              <table:table-cell office:value-type="float" office:value="1.30084649341065">
                <text:p>1.3008464934106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1.66522459202519">
                <text:p>1.66522459202519</text:p>
              </table:table-cell>
              <table:table-cell office:value-type="float" office:value="1.68835396087856">
                <text:p>1.68835396087856</text:p>
              </table:table-cell>
              <table:table-cell office:value-type="float" office:value="0.856536817875732">
                <text:p>0.856536817875732</text:p>
              </table:table-cell>
              <table:table-cell office:value-type="float" office:value="1.30069594621089">
                <text:p>1.3006959462108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1.66133375144785">
                <text:p>1.66133375144785</text:p>
              </table:table-cell>
              <table:table-cell office:value-type="float" office:value="1.61456240618872">
                <text:p>1.61456240618872</text:p>
              </table:table-cell>
              <table:table-cell office:value-type="float" office:value="0.851256395735197">
                <text:p>0.851256395735197</text:p>
              </table:table-cell>
              <table:table-cell office:value-type="float" office:value="1.30245019178466">
                <text:p>1.30245019178466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1.67332849259394">
                <text:p>1.67332849259394</text:p>
              </table:table-cell>
              <table:table-cell office:value-type="float" office:value="1.52397811543018">
                <text:p>1.52397811543018</text:p>
              </table:table-cell>
              <table:table-cell office:value-type="float" office:value="0.853718415366773">
                <text:p>0.853718415366773</text:p>
              </table:table-cell>
              <table:table-cell office:value-type="float" office:value="1.30269746181129">
                <text:p>1.30269746181129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.41578116900737">
                <text:p>2.41578116900737</text:p>
              </table:table-cell>
              <table:table-cell office:value-type="float" office:value="2.45765707981111">
                <text:p>2.45765707981111</text:p>
              </table:table-cell>
              <table:table-cell office:value-type="float" office:value="1.34437452093595">
                <text:p>1.34437452093595</text:p>
              </table:table-cell>
              <table:table-cell office:value-type="float" office:value="1.58880775728372">
                <text:p>1.58880775728372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.55506552287672">
                <text:p>2.55506552287672</text:p>
              </table:table-cell>
              <table:table-cell office:value-type="float" office:value="2.48457482442878">
                <text:p>2.48457482442878</text:p>
              </table:table-cell>
              <table:table-cell office:value-type="float" office:value="1.3457487547117">
                <text:p>1.3457487547117</text:p>
              </table:table-cell>
              <table:table-cell office:value-type="float" office:value="1.57853765761669">
                <text:p>1.5785376576166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.419303536552">
                <text:p>2.419303536552</text:p>
              </table:table-cell>
              <table:table-cell office:value-type="float" office:value="2.53189072669235">
                <text:p>2.53189072669235</text:p>
              </table:table-cell>
              <table:table-cell office:value-type="float" office:value="1.33879632607308">
                <text:p>1.33879632607308</text:p>
              </table:table-cell>
              <table:table-cell office:value-type="float" office:value="1.58765567415106">
                <text:p>1.58765567415106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.32790469874837">
                <text:p>2.32790469874837</text:p>
              </table:table-cell>
              <table:table-cell office:value-type="float" office:value="2.3320699613045">
                <text:p>2.3320699613045</text:p>
              </table:table-cell>
              <table:table-cell office:value-type="float" office:value="1.34289908391783">
                <text:p>1.34289908391783</text:p>
              </table:table-cell>
              <table:table-cell office:value-type="float" office:value="1.5859585739801">
                <text:p>1.58595857398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.45693341885286">
                <text:p>2.45693341885286</text:p>
              </table:table-cell>
              <table:table-cell office:value-type="float" office:value="2.42510856966845">
                <text:p>2.42510856966845</text:p>
              </table:table-cell>
              <table:table-cell office:value-type="float" office:value="1.34299384442928">
                <text:p>1.34299384442928</text:p>
              </table:table-cell>
              <table:table-cell office:value-type="float" office:value="1.58730908879182">
                <text:p>1.58730908879182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1.6743099808751">
                <text:p>1.6743099808751</text:p>
              </table:table-cell>
              <table:table-cell office:value-type="float" office:value="1.9373791564032">
                <text:p>1.9373791564032</text:p>
              </table:table-cell>
              <table:table-cell office:value-type="float" office:value="0.95025223432447">
                <text:p>0.95025223432447</text:p>
              </table:table-cell>
              <table:table-cell office:value-type="float" office:value="1.38387106406775">
                <text:p>1.38387106406775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1.65960609625377">
                <text:p>1.65960609625377</text:p>
              </table:table-cell>
              <table:table-cell office:value-type="float" office:value="1.67212687153406">
                <text:p>1.67212687153406</text:p>
              </table:table-cell>
              <table:table-cell office:value-type="float" office:value="0.952162159702328">
                <text:p>0.952162159702328</text:p>
              </table:table-cell>
              <table:table-cell office:value-type="float" office:value="1.39105534857575">
                <text:p>1.3910553485757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.74792100893622">
                <text:p>1.74792100893622</text:p>
              </table:table-cell>
              <table:table-cell office:value-type="float" office:value="1.73050950475223">
                <text:p>1.73050950475223</text:p>
              </table:table-cell>
              <table:table-cell office:value-type="float" office:value="0.957782354899576">
                <text:p>0.957782354899576</text:p>
              </table:table-cell>
              <table:table-cell office:value-type="float" office:value="1.38886252446039">
                <text:p>1.388862524460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1.63825427502427">
                <text:p>1.63825427502427</text:p>
              </table:table-cell>
              <table:table-cell office:value-type="float" office:value="1.7453277959515">
                <text:p>1.7453277959515</text:p>
              </table:table-cell>
              <table:table-cell office:value-type="float" office:value="0.953707981428209">
                <text:p>0.953707981428209</text:p>
              </table:table-cell>
              <table:table-cell office:value-type="float" office:value="1.39340746107256">
                <text:p>1.39340746107256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1.7799891265843">
                <text:p>1.7799891265843</text:p>
              </table:table-cell>
              <table:table-cell office:value-type="float" office:value="1.71343988645064">
                <text:p>1.71343988645064</text:p>
              </table:table-cell>
              <table:table-cell office:value-type="float" office:value="0.957436633694489">
                <text:p>0.957436633694489</text:p>
              </table:table-cell>
              <table:table-cell office:value-type="float" office:value="1.38954475668144">
                <text:p>1.3895447566814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.502144080821">
                <text:p>2.502144080821</text:p>
              </table:table-cell>
              <table:table-cell office:value-type="float" office:value="2.47596106664527">
                <text:p>2.47596106664527</text:p>
              </table:table-cell>
              <table:table-cell office:value-type="float" office:value="1.4927009548325">
                <text:p>1.4927009548325</text:p>
              </table:table-cell>
              <table:table-cell office:value-type="float" office:value="1.70914646567713">
                <text:p>1.70914646567713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.49846272321613">
                <text:p>2.49846272321613</text:p>
              </table:table-cell>
              <table:table-cell office:value-type="float" office:value="2.53129112072173">
                <text:p>2.53129112072173</text:p>
              </table:table-cell>
              <table:table-cell office:value-type="float" office:value="1.49281854372744">
                <text:p>1.49281854372744</text:p>
              </table:table-cell>
              <table:table-cell office:value-type="float" office:value="1.71399942011121">
                <text:p>1.71399942011121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.40312007486505">
                <text:p>2.40312007486505</text:p>
              </table:table-cell>
              <table:table-cell office:value-type="float" office:value="2.44377038510215">
                <text:p>2.44377038510215</text:p>
              </table:table-cell>
              <table:table-cell office:value-type="float" office:value="1.49085905766512">
                <text:p>1.49085905766512</text:p>
              </table:table-cell>
              <table:table-cell office:value-type="float" office:value="1.71203683647966">
                <text:p>1.71203683647966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.61574989357792">
                <text:p>2.61574989357792</text:p>
              </table:table-cell>
              <table:table-cell office:value-type="float" office:value="2.61666360091091">
                <text:p>2.61666360091091</text:p>
              </table:table-cell>
              <table:table-cell office:value-type="float" office:value="1.49116420596091">
                <text:p>1.49116420596091</text:p>
              </table:table-cell>
              <table:table-cell office:value-type="float" office:value="1.71370853087771">
                <text:p>1.7137085308777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.54961309102581">
                <text:p>2.54961309102581</text:p>
              </table:table-cell>
              <table:table-cell office:value-type="float" office:value="2.63711245998991">
                <text:p>2.63711245998991</text:p>
              </table:table-cell>
              <table:table-cell office:value-type="float" office:value="1.49425618716629">
                <text:p>1.49425618716629</text:p>
              </table:table-cell>
              <table:table-cell office:value-type="float" office:value="1.7120199704959">
                <text:p>1.71201997049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4.093cm" svg:y="0.316cm" chart:style-name="ch2">
          <text:p>Tiempos medios obtenidos por archivo</text:p>
        </chart:title>
        <chart:legend chart:legend-position="end" svg:x="13.544cm" svg:y="3.957cm" style:legend-expansion="high" chart:style-name="ch3"/>
        <chart:plot-area chart:style-name="ch4" table:cell-range-address="'2021-22'.Q58:'2021-22'.S108" chart:data-source-has-labels="both" svg:x="1.33cm" svg:y="1.275cm" svg:width="11.895cm" svg:height="6.574cm">
          <chartooo:coordinate-region svg:x="3.456cm" svg:y="1.275cm" svg:width="9.769cm" svg:height="3.469cm"/>
          <chart:axis chart:dimension="x" chart:name="primary-x" chart:style-name="ch5" chartooo:axis-type="auto">
            <chartooo:date-scale/>
            <chart:title svg:x="6.677cm" svg:y="8.029cm" chart:style-name="ch6">
              <text:p>Archivo</text:p>
            </chart:title>
            <chart:categories table:cell-range-address="'2021-22'.Q59:'2021-22'.Q108"/>
          </chart:axis>
          <chart:axis chart:dimension="y" chart:name="primary-y" chart:style-name="ch7">
            <chart:title svg:x="0.451cm" svg:y="5.347cm" chart:style-name="ch8">
              <text:p>Tiempo(s)</text:p>
            </chart:title>
            <chart:grid chart:style-name="ch9" chart:class="major"/>
          </chart:axis>
          <chart:series chart:style-name="ch10" chart:values-cell-range-address="'2021-22'.R59:'2021-22'.R108" chart:label-cell-address="'2021-22'.R58:'2021-22'.R58" chart:class="chart:line">
            <chart:data-point chart:repeated="50"/>
          </chart:series>
          <chart:series chart:style-name="ch11" chart:values-cell-range-address="'2021-22'.S59:'2021-22'.S108" chart:label-cell-address="'2021-22'.S58:'2021-22'.S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R58:'2021-22'.R58</svg:desc>
                </draw:g>
              </table:table-cell>
              <table:table-cell office:value-type="string">
                <text:p>BL</text:p>
                <draw:g>
                  <svg:desc>'2021-22'.S58:'2021-22'.S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Q59:'2021-22'.Q108</svg:desc>
                </draw:g>
              </table:table-cell>
              <table:table-cell office:value-type="float" office:value="0.00000846359999999713">
                <text:p>0.00000846359999999713</text:p>
                <draw:g>
                  <svg:desc>'2021-22'.R59:'2021-22'.R108</svg:desc>
                </draw:g>
              </table:table-cell>
              <table:table-cell office:value-type="float" office:value="0.000310747199999994">
                <text:p>0.000310747199999994</text:p>
                <draw:g>
                  <svg:desc>'2021-22'.S59:'2021-22'.S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00000684679999999605">
                <text:p>0.00000684679999999605</text:p>
              </table:table-cell>
              <table:table-cell office:value-type="float" office:value="0.000210545599999989">
                <text:p>0.000210545599999989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00000668400000000124">
                <text:p>0.00000668400000000124</text:p>
              </table:table-cell>
              <table:table-cell office:value-type="float" office:value="0.000211346199999996">
                <text:p>0.00021134619999999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00000648780000000182">
                <text:p>0.00000648780000000182</text:p>
              </table:table-cell>
              <table:table-cell office:value-type="float" office:value="0.000222469200000008">
                <text:p>0.000222469200000008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0000067276000000005">
                <text:p>0.0000067276000000005</text:p>
              </table:table-cell>
              <table:table-cell office:value-type="float" office:value="0.000213925799999992">
                <text:p>0.000213925799999992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0.000327868799999997">
                <text:p>0.000327868799999997</text:p>
              </table:table-cell>
              <table:table-cell office:value-type="float" office:value="0.00245744780000001">
                <text:p>0.0024574478000000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0.000324279200000005">
                <text:p>0.000324279200000005</text:p>
              </table:table-cell>
              <table:table-cell office:value-type="float" office:value="0.0028955066">
                <text:p>0.0028955066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0.000327238199999996">
                <text:p>0.000327238199999996</text:p>
              </table:table-cell>
              <table:table-cell office:value-type="float" office:value="0.00206939879999999">
                <text:p>0.00206939879999999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0.000325509800000007">
                <text:p>0.000325509800000007</text:p>
              </table:table-cell>
              <table:table-cell office:value-type="float" office:value="0.00266474639999996">
                <text:p>0.00266474639999996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0.000323245799999999">
                <text:p>0.000323245799999999</text:p>
              </table:table-cell>
              <table:table-cell office:value-type="float" office:value="0.00216839719999999">
                <text:p>0.0021683971999999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0.000346215199999994">
                <text:p>0.000346215199999994</text:p>
              </table:table-cell>
              <table:table-cell office:value-type="float" office:value="0.00269202719999997">
                <text:p>0.00269202719999997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0.000344788200000007">
                <text:p>0.000344788200000007</text:p>
              </table:table-cell>
              <table:table-cell office:value-type="float" office:value="0.003275329">
                <text:p>0.00327532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000345423">
                <text:p>0.000345423</text:p>
              </table:table-cell>
              <table:table-cell office:value-type="float" office:value="0.00270296859999999">
                <text:p>0.00270296859999999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000344890799999997">
                <text:p>0.000344890799999997</text:p>
              </table:table-cell>
              <table:table-cell office:value-type="float" office:value="0.00204058579999997">
                <text:p>0.00204058579999997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0.000345762400000005">
                <text:p>0.000345762400000005</text:p>
              </table:table-cell>
              <table:table-cell office:value-type="float" office:value="0.00242267020000002">
                <text:p>0.00242267020000002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0.00266768980000003">
                <text:p>0.00266768980000003</text:p>
              </table:table-cell>
              <table:table-cell office:value-type="float" office:value="0.0183029196">
                <text:p>0.0183029196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0.0026929952">
                <text:p>0.0026929952</text:p>
              </table:table-cell>
              <table:table-cell office:value-type="float" office:value="0.0246485746">
                <text:p>0.0246485746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0.00268892840000001">
                <text:p>0.00268892840000001</text:p>
              </table:table-cell>
              <table:table-cell office:value-type="float" office:value="0.0291248788">
                <text:p>0.0291248788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0.0026725214">
                <text:p>0.0026725214</text:p>
              </table:table-cell>
              <table:table-cell office:value-type="float" office:value="0.0272387582">
                <text:p>0.0272387582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0.00266688459999997">
                <text:p>0.00266688459999997</text:p>
              </table:table-cell>
              <table:table-cell office:value-type="float" office:value="0.0360041736">
                <text:p>0.0360041736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0.00264311420000001">
                <text:p>0.00264311420000001</text:p>
              </table:table-cell>
              <table:table-cell office:value-type="float" office:value="0.0247735656000001">
                <text:p>0.0247735656000001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0.00264984199999998">
                <text:p>0.00264984199999998</text:p>
              </table:table-cell>
              <table:table-cell office:value-type="float" office:value="0.0255729402">
                <text:p>0.0255729402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0.00268891440000005">
                <text:p>0.00268891440000005</text:p>
              </table:table-cell>
              <table:table-cell office:value-type="float" office:value="0.0258201506">
                <text:p>0.0258201506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0.0026294944">
                <text:p>0.0026294944</text:p>
              </table:table-cell>
              <table:table-cell office:value-type="float" office:value="0.02239954">
                <text:p>0.0223995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0.00264723499999997">
                <text:p>0.00264723499999997</text:p>
              </table:table-cell>
              <table:table-cell office:value-type="float" office:value="0.0227332933999999">
                <text:p>0.0227332933999999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0.0197211010000002">
                <text:p>0.0197211010000002</text:p>
              </table:table-cell>
              <table:table-cell office:value-type="float" office:value="0.3709935742">
                <text:p>0.3709935742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0.0205757891999999">
                <text:p>0.0205757891999999</text:p>
              </table:table-cell>
              <table:table-cell office:value-type="float" office:value="0.3010049522">
                <text:p>0.30100495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0.0204667249999998">
                <text:p>0.0204667249999998</text:p>
              </table:table-cell>
              <table:table-cell office:value-type="float" office:value="0.219771519">
                <text:p>0.219771519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0.0209562372000002">
                <text:p>0.0209562372000002</text:p>
              </table:table-cell>
              <table:table-cell office:value-type="float" office:value="0.2558843282">
                <text:p>0.255884328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0.0213756877999998">
                <text:p>0.0213756877999998</text:p>
              </table:table-cell>
              <table:table-cell office:value-type="float" office:value="0.3023921936">
                <text:p>0.3023921936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0.00461447239999977">
                <text:p>0.00461447239999977</text:p>
              </table:table-cell>
              <table:table-cell office:value-type="float" office:value="0.0839584425999998">
                <text:p>0.0839584425999998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0.00479001399999994">
                <text:p>0.00479001399999994</text:p>
              </table:table-cell>
              <table:table-cell office:value-type="float" office:value="0.0439546042">
                <text:p>0.043954604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0.0046367587999999">
                <text:p>0.0046367587999999</text:p>
              </table:table-cell>
              <table:table-cell office:value-type="float" office:value="0.0605489464000001">
                <text:p>0.0605489464000001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0.0046547989999997">
                <text:p>0.0046547989999997</text:p>
              </table:table-cell>
              <table:table-cell office:value-type="float" office:value="0.0776516471999997">
                <text:p>0.0776516471999997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0.00479706500000034">
                <text:p>0.00479706500000034</text:p>
              </table:table-cell>
              <table:table-cell office:value-type="float" office:value="0.0570107001999997">
                <text:p>0.057010700199999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0.0372513439999999">
                <text:p>0.0372513439999999</text:p>
              </table:table-cell>
              <table:table-cell office:value-type="float" office:value="0.623106274">
                <text:p>0.62310627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0.0371641242000003">
                <text:p>0.0371641242000003</text:p>
              </table:table-cell>
              <table:table-cell office:value-type="float" office:value="0.377812570799999">
                <text:p>0.3778125707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0.0375905512000003">
                <text:p>0.0375905512000003</text:p>
              </table:table-cell>
              <table:table-cell office:value-type="float" office:value="0.795917082">
                <text:p>0.79591708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0.0375063585999996">
                <text:p>0.0375063585999996</text:p>
              </table:table-cell>
              <table:table-cell office:value-type="float" office:value="0.7907231574">
                <text:p>0.7907231574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0.0373458645999982">
                <text:p>0.0373458645999982</text:p>
              </table:table-cell>
              <table:table-cell office:value-type="float" office:value="0.592419663199999">
                <text:p>0.592419663199999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0.00861527260000017">
                <text:p>0.00861527260000017</text:p>
              </table:table-cell>
              <table:table-cell office:value-type="float" office:value="0.0672151098000008">
                <text:p>0.0672151098000008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0.00855933280000087">
                <text:p>0.00855933280000087</text:p>
              </table:table-cell>
              <table:table-cell office:value-type="float" office:value="0.124577872599999">
                <text:p>0.124577872599999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0.00865318620000082">
                <text:p>0.00865318620000082</text:p>
              </table:table-cell>
              <table:table-cell office:value-type="float" office:value="0.094204530199999">
                <text:p>0.09420453019999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0.00870909499999897">
                <text:p>0.00870909499999897</text:p>
              </table:table-cell>
              <table:table-cell office:value-type="float" office:value="0.149104775800002">
                <text:p>0.149104775800002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0.00838012619999944">
                <text:p>0.00838012619999944</text:p>
              </table:table-cell>
              <table:table-cell office:value-type="float" office:value="0.1008065034">
                <text:p>0.100806503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0.0651563958000011">
                <text:p>0.0651563958000011</text:p>
              </table:table-cell>
              <table:table-cell office:value-type="float" office:value="1.5487995284">
                <text:p>1.5487995284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0.0648433802000014">
                <text:p>0.0648433802000014</text:p>
              </table:table-cell>
              <table:table-cell office:value-type="float" office:value="1.9055142388">
                <text:p>1.9055142388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0.0647801579999992">
                <text:p>0.0647801579999992</text:p>
              </table:table-cell>
              <table:table-cell office:value-type="float" office:value="2.2475613638">
                <text:p>2.24756136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0.064305936400001">
                <text:p>0.064305936400001</text:p>
              </table:table-cell>
              <table:table-cell office:value-type="float" office:value="1.0213581204">
                <text:p>1.021358120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0.0649501400000005">
                <text:p>0.0649501400000005</text:p>
              </table:table-cell>
              <table:table-cell office:value-type="float" office:value="1.3610928552">
                <text:p>1.36109285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1cm" xlink:href=".." xlink:type="simple" chart:class="chart:line" chart:style-name="ch1">
        <chart:title svg:x="3.722cm" svg:y="0.316cm" chart:style-name="ch2">
          <text:p>Diferencia mejor-peor caso BL por archivo</text:p>
        </chart:title>
        <chart:legend chart:legend-position="end" svg:x="13.279cm" svg:y="3.957cm" style:legend-expansion="high" chart:style-name="ch3"/>
        <chart:plot-area chart:style-name="ch4" table:cell-range-address="'2021-22'.V58:'2021-22'.X108" chart:data-source-has-labels="both" svg:x="1.33cm" svg:y="1.275cm" svg:width="11.63cm" svg:height="6.574cm">
          <chartooo:coordinate-region svg:x="3.456cm" svg:y="1.275cm" svg:width="9.504cm" svg:height="3.469cm"/>
          <chart:axis chart:dimension="x" chart:name="primary-x" chart:style-name="ch5" chartooo:axis-type="auto">
            <chartooo:date-scale/>
            <chart:title svg:x="6.545cm" svg:y="8.029cm" chart:style-name="ch6">
              <text:p>Archivo</text:p>
            </chart:title>
            <chart:categories table:cell-range-address="'2021-22'.V59:'2021-22'.V108"/>
          </chart:axis>
          <chart:axis chart:dimension="y" chart:name="primary-y" chart:style-name="ch7">
            <chart:title svg:x="0.451cm" svg:y="5.4cm" chart:style-name="ch8">
              <text:p>Dispersión</text:p>
            </chart:title>
            <chart:grid chart:style-name="ch9" chart:class="major"/>
          </chart:axis>
          <chart:series chart:style-name="ch10" chart:values-cell-range-address="'2021-22'.W59:'2021-22'.W108" chart:label-cell-address="'2021-22'.W58:'2021-22'.W58" chart:class="chart:line">
            <chart:data-point chart:repeated="50"/>
          </chart:series>
          <chart:series chart:style-name="ch11" chart:values-cell-range-address="'2021-22'.X59:'2021-22'.X108" chart:label-cell-address="'2021-22'.X58:'2021-22'.X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BL</text:p>
                <draw:g>
                  <svg:desc>'2021-22'.W58:'2021-22'.W58</svg:desc>
                </draw:g>
              </table:table-cell>
              <table:table-cell office:value-type="string">
                <text:p>Peor BL</text:p>
                <draw:g>
                  <svg:desc>'2021-22'.X58:'2021-22'.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V59:'2021-22'.V108</svg:desc>
                </draw:g>
              </table:table-cell>
              <table:table-cell office:value-type="float" office:value="0">
                <text:p>0</text:p>
                <draw:g>
                  <svg:desc>'2021-22'.W59:'2021-22'.W108</svg:desc>
                </draw:g>
              </table:table-cell>
              <table:table-cell office:value-type="float" office:value="0">
                <text:p>0</text:p>
                <draw:g>
                  <svg:desc>'2021-22'.X59:'2021-22'.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40.8068099999998">
                <text:p>40.8068099999998</text:p>
              </table:table-cell>
              <table:table-cell office:value-type="float" office:value="54.4360700000002">
                <text:p>54.4360700000002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0.8560200000002">
                <text:p>20.8560200000002</text:p>
              </table:table-cell>
              <table:table-cell office:value-type="float" office:value="50.42563">
                <text:p>50.425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40.0214399999998">
                <text:p>40.0214399999998</text:p>
              </table:table-cell>
              <table:table-cell office:value-type="float" office:value="50.8084100000001">
                <text:p>50.8084100000001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35.9848999999998">
                <text:p>35.9848999999998</text:p>
              </table:table-cell>
              <table:table-cell office:value-type="float" office:value="70.80767">
                <text:p>70.8076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35.1925199999998">
                <text:p>35.1925199999998</text:p>
              </table:table-cell>
              <table:table-cell office:value-type="float" office:value="76.4304600000003">
                <text:p>76.4304600000003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2.1605500000002">
                <text:p>12.1605500000002</text:p>
              </table:table-cell>
              <table:table-cell office:value-type="float" office:value="17.7499500000001">
                <text:p>17.7499500000001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2.7862899999999">
                <text:p>12.7862899999999</text:p>
              </table:table-cell>
              <table:table-cell office:value-type="float" office:value="32.93584">
                <text:p>32.93584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0.73017">
                <text:p>10.73017</text:p>
              </table:table-cell>
              <table:table-cell office:value-type="float" office:value="16.2720000000001">
                <text:p>16.2720000000001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4.7918399999998">
                <text:p>14.7918399999998</text:p>
              </table:table-cell>
              <table:table-cell office:value-type="float" office:value="29.7354399999999">
                <text:p>29.7354399999999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3.8209199999999">
                <text:p>13.8209199999999</text:p>
              </table:table-cell>
              <table:table-cell office:value-type="float" office:value="26.8154599999998">
                <text:p>26.8154599999998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10.17049">
                <text:p>110.17049</text:p>
              </table:table-cell>
              <table:table-cell office:value-type="float" office:value="191.40991">
                <text:p>191.40991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93.1828199999999">
                <text:p>93.1828199999999</text:p>
              </table:table-cell>
              <table:table-cell office:value-type="float" office:value="152.7154">
                <text:p>152.715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79.20128">
                <text:p>79.20128</text:p>
              </table:table-cell>
              <table:table-cell office:value-type="float" office:value="139.18099">
                <text:p>139.18099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91.7966400000003">
                <text:p>91.7966400000003</text:p>
              </table:table-cell>
              <table:table-cell office:value-type="float" office:value="157.087810000001">
                <text:p>157.0878100000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52.3986500000001">
                <text:p>52.3986500000001</text:p>
              </table:table-cell>
              <table:table-cell office:value-type="float" office:value="103.23932">
                <text:p>103.23932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33.24138">
                <text:p>33.24138</text:p>
              </table:table-cell>
              <table:table-cell office:value-type="float" office:value="68.5437299999994">
                <text:p>68.5437299999994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45.5720899999999">
                <text:p>45.5720899999999</text:p>
              </table:table-cell>
              <table:table-cell office:value-type="float" office:value="65.3303599999997">
                <text:p>65.330359999999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31.6259299999999">
                <text:p>31.6259299999999</text:p>
              </table:table-cell>
              <table:table-cell office:value-type="float" office:value="70.2775099999997">
                <text:p>70.2775099999997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33.7143500000006">
                <text:p>33.7143500000006</text:p>
              </table:table-cell>
              <table:table-cell office:value-type="float" office:value="42.2378500000004">
                <text:p>42.2378500000004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31.7280299999998">
                <text:p>31.7280299999998</text:p>
              </table:table-cell>
              <table:table-cell office:value-type="float" office:value="63.5695200000002">
                <text:p>63.5695200000002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40.787479999999">
                <text:p>240.787479999999</text:p>
              </table:table-cell>
              <table:table-cell office:value-type="float" office:value="354.820190000001">
                <text:p>354.820190000001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80.99685">
                <text:p>280.99685</text:p>
              </table:table-cell>
              <table:table-cell office:value-type="float" office:value="351.28385">
                <text:p>351.28385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346.868189999997">
                <text:p>346.868189999997</text:p>
              </table:table-cell>
              <table:table-cell office:value-type="float" office:value="560.020089999997">
                <text:p>560.020089999997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85.783900000002">
                <text:p>285.783900000002</text:p>
              </table:table-cell>
              <table:table-cell office:value-type="float" office:value="351.436790000002">
                <text:p>351.436790000002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60.039419999999">
                <text:p>260.039419999999</text:p>
              </table:table-cell>
              <table:table-cell office:value-type="float" office:value="421.381499999999">
                <text:p>421.38149999999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37.48397">
                <text:p>37.48397</text:p>
              </table:table-cell>
              <table:table-cell office:value-type="float" office:value="62.6896399999997">
                <text:p>62.6896399999997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47.3629799999994">
                <text:p>47.3629799999994</text:p>
              </table:table-cell>
              <table:table-cell office:value-type="float" office:value="60.7922300000005">
                <text:p>60.792230000000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49.2417499999998">
                <text:p>49.2417499999998</text:p>
              </table:table-cell>
              <table:table-cell office:value-type="float" office:value="92.0815200000002">
                <text:p>92.0815200000002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46.35734">
                <text:p>46.35734</text:p>
              </table:table-cell>
              <table:table-cell office:value-type="float" office:value="109.36185">
                <text:p>109.36185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53.0918200000001">
                <text:p>53.0918200000001</text:p>
              </table:table-cell>
              <table:table-cell office:value-type="float" office:value="79.7032700000004">
                <text:p>79.7032700000004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60.290749999997">
                <text:p>260.290749999997</text:p>
              </table:table-cell>
              <table:table-cell office:value-type="float" office:value="373.213900000001">
                <text:p>373.21390000000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393.99279">
                <text:p>393.99279</text:p>
              </table:table-cell>
              <table:table-cell office:value-type="float" office:value="472.852479999999">
                <text:p>472.85247999999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332.452769999999">
                <text:p>332.452769999999</text:p>
              </table:table-cell>
              <table:table-cell office:value-type="float" office:value="393.972649999998">
                <text:p>393.972649999998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81.743870000003">
                <text:p>281.743870000003</text:p>
              </table:table-cell>
              <table:table-cell office:value-type="float" office:value="437.72775">
                <text:p>437.7277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60.969330000002">
                <text:p>260.969330000002</text:p>
              </table:table-cell>
              <table:table-cell office:value-type="float" office:value="514.641500000001">
                <text:p>514.641500000001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48.5017200000002">
                <text:p>48.5017200000002</text:p>
              </table:table-cell>
              <table:table-cell office:value-type="float" office:value="135.13089">
                <text:p>135.13089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59.4882100000004">
                <text:p>59.4882100000004</text:p>
              </table:table-cell>
              <table:table-cell office:value-type="float" office:value="86.2661200000005">
                <text:p>86.266120000000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58.5297400000004">
                <text:p>58.5297400000004</text:p>
              </table:table-cell>
              <table:table-cell office:value-type="float" office:value="101.99839">
                <text:p>101.998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53.9210899999994">
                <text:p>53.9210899999994</text:p>
              </table:table-cell>
              <table:table-cell office:value-type="float" office:value="99.4061100000004">
                <text:p>99.4061100000004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68.5775400000014">
                <text:p>68.5775400000014</text:p>
              </table:table-cell>
              <table:table-cell office:value-type="float" office:value="149.691">
                <text:p>149.691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431.314109999996">
                <text:p>431.314109999996</text:p>
              </table:table-cell>
              <table:table-cell office:value-type="float" office:value="634.276569999998">
                <text:p>634.276569999998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438.307639999995">
                <text:p>438.307639999995</text:p>
              </table:table-cell>
              <table:table-cell office:value-type="float" office:value="515.380620000003">
                <text:p>515.38062000000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441.272300000001">
                <text:p>441.272300000001</text:p>
              </table:table-cell>
              <table:table-cell office:value-type="float" office:value="533.79538">
                <text:p>533.79538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387.927590000003">
                <text:p>387.927590000003</text:p>
              </table:table-cell>
              <table:table-cell office:value-type="float" office:value="632.745849999998">
                <text:p>632.745849999998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322.41774">
                <text:p>322.41774</text:p>
              </table:table-cell>
              <table:table-cell office:value-type="float" office:value="462.46173">
                <text:p>462.4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line" chart:style-name="ch1">
        <chart:title svg:x="3.307cm" svg:y="0.316cm" chart:style-name="ch2">
          <text:p>Dispersión por algoritmo en escala logarítmica</text:p>
        </chart:title>
        <chart:legend chart:legend-position="end" svg:x="12.37cm" svg:y="2.209cm" style:legend-expansion="high" chart:style-name="ch3"/>
        <chart:plot-area chart:style-name="ch4" table:cell-range-address="'2021-22'.AO58:'2021-22'.AX108" chart:data-source-has-labels="both" svg:x="0.319cm" svg:y="1.275cm" svg:width="11.732cm" svg:height="7.546cm">
          <chartooo:coordinate-region svg:x="1.602cm" svg:y="1.475cm" svg:width="10.449cm" svg:height="7.147cm"/>
          <chart:axis chart:dimension="x" chart:name="primary-x" chart:style-name="ch5" chartooo:axis-type="auto">
            <chartooo:date-scale/>
            <chart:categories table:cell-range-address="'2021-22'.AO59:'2021-22'.AO1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P59:'2021-22'.AP108" chart:label-cell-address="'2021-22'.AP58:'2021-22'.AP58" chart:class="chart:line">
            <chart:data-point chart:repeated="50"/>
          </chart:series>
          <chart:series chart:style-name="ch9" chart:values-cell-range-address="'2021-22'.AQ59:'2021-22'.AQ108" chart:label-cell-address="'2021-22'.AQ58:'2021-22'.AQ58" chart:class="chart:line">
            <chart:data-point chart:repeated="50"/>
          </chart:series>
          <chart:series chart:style-name="ch10" chart:values-cell-range-address="'2021-22'.AR59:'2021-22'.AR108" chart:label-cell-address="'2021-22'.AR58:'2021-22'.AR58" chart:class="chart:line">
            <chart:data-point chart:repeated="50"/>
          </chart:series>
          <chart:series chart:style-name="ch11" chart:values-cell-range-address="'2021-22'.AS59:'2021-22'.AS108" chart:label-cell-address="'2021-22'.AS58:'2021-22'.AS58" chart:class="chart:line">
            <chart:data-point chart:repeated="50"/>
          </chart:series>
          <chart:series chart:style-name="ch12" chart:values-cell-range-address="'2021-22'.AT59:'2021-22'.AT108" chart:label-cell-address="'2021-22'.AT58:'2021-22'.AT58" chart:class="chart:line">
            <chart:data-point chart:repeated="50"/>
          </chart:series>
          <chart:series chart:style-name="ch13" chart:values-cell-range-address="'2021-22'.AU59:'2021-22'.AU108" chart:label-cell-address="'2021-22'.AU58:'2021-22'.AU58" chart:class="chart:line">
            <chart:data-point chart:repeated="50"/>
          </chart:series>
          <chart:series chart:style-name="ch14" chart:values-cell-range-address="'2021-22'.AV59:'2021-22'.AV108" chart:label-cell-address="'2021-22'.AV58:'2021-22'.AV58" chart:class="chart:line">
            <chart:data-point chart:repeated="50"/>
          </chart:series>
          <chart:series chart:style-name="ch15" chart:values-cell-range-address="'2021-22'.AW59:'2021-22'.AW108" chart:label-cell-address="'2021-22'.AW58:'2021-22'.AW58" chart:class="chart:line">
            <chart:data-point chart:repeated="50"/>
          </chart:series>
          <chart:series chart:style-name="ch16" chart:values-cell-range-address="'2021-22'.AX59:'2021-22'.AX108" chart:label-cell-address="'2021-22'.AX58:'2021-22'.AX58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AP58:'2021-22'.AP58</svg:desc>
                </draw:g>
              </table:table-cell>
              <table:table-cell office:value-type="string">
                <text:p>BL</text:p>
                <draw:g>
                  <svg:desc>'2021-22'.AQ58:'2021-22'.AQ58</svg:desc>
                </draw:g>
              </table:table-cell>
              <table:table-cell office:value-type="string">
                <text:p>AGG_uniforme</text:p>
                <draw:g>
                  <svg:desc>'2021-22'.AR58:'2021-22'.AR58</svg:desc>
                </draw:g>
              </table:table-cell>
              <table:table-cell office:value-type="string">
                <text:p>AGG_posicion</text:p>
                <draw:g>
                  <svg:desc>'2021-22'.AS58:'2021-22'.AS58</svg:desc>
                </draw:g>
              </table:table-cell>
              <table:table-cell office:value-type="string">
                <text:p>AGE_uniforme</text:p>
                <draw:g>
                  <svg:desc>'2021-22'.AT58:'2021-22'.AT58</svg:desc>
                </draw:g>
              </table:table-cell>
              <table:table-cell office:value-type="string">
                <text:p>AGE_posicion</text:p>
                <draw:g>
                  <svg:desc>'2021-22'.AU58:'2021-22'.AU58</svg:desc>
                </draw:g>
              </table:table-cell>
              <table:table-cell office:value-type="string">
                <text:p>AM_10_1</text:p>
                <draw:g>
                  <svg:desc>'2021-22'.AV58:'2021-22'.AV58</svg:desc>
                </draw:g>
              </table:table-cell>
              <table:table-cell office:value-type="string">
                <text:p>AM_10_01</text:p>
                <draw:g>
                  <svg:desc>'2021-22'.AW58:'2021-22'.AW58</svg:desc>
                </draw:g>
              </table:table-cell>
              <table:table-cell office:value-type="string">
                <text:p>AM_10_01mej</text:p>
                <draw:g>
                  <svg:desc>'2021-22'.AX58:'2021-22'.A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59:'2021-22'.AO108</svg:desc>
                </draw:g>
              </table:table-cell>
              <table:table-cell office:value-type="float" office:value="0">
                <text:p>0</text:p>
                <draw:g>
                  <svg:desc>'2021-22'.AP59:'2021-22'.AP108</svg:desc>
                </draw:g>
              </table:table-cell>
              <table:table-cell office:value-type="float" office:value="0">
                <text:p>0</text:p>
                <draw:g>
                  <svg:desc>'2021-22'.AQ59:'2021-22'.AQ108</svg:desc>
                </draw:g>
              </table:table-cell>
              <table:table-cell office:value-type="float" office:value="0">
                <text:p>0</text:p>
                <draw:g>
                  <svg:desc>'2021-22'.AR59:'2021-22'.AR108</svg:desc>
                </draw:g>
              </table:table-cell>
              <table:table-cell office:value-type="float" office:value="0">
                <text:p>0</text:p>
                <draw:g>
                  <svg:desc>'2021-22'.AS59:'2021-22'.AS108</svg:desc>
                </draw:g>
              </table:table-cell>
              <table:table-cell office:value-type="float" office:value="0">
                <text:p>0</text:p>
                <draw:g>
                  <svg:desc>'2021-22'.AT59:'2021-22'.AT108</svg:desc>
                </draw:g>
              </table:table-cell>
              <table:table-cell office:value-type="float" office:value="0">
                <text:p>0</text:p>
                <draw:g>
                  <svg:desc>'2021-22'.AU59:'2021-22'.AU108</svg:desc>
                </draw:g>
              </table:table-cell>
              <table:table-cell office:value-type="float" office:value="0">
                <text:p>0</text:p>
                <draw:g>
                  <svg:desc>'2021-22'.AV59:'2021-22'.AV108</svg:desc>
                </draw:g>
              </table:table-cell>
              <table:table-cell office:value-type="float" office:value="0">
                <text:p>0</text:p>
                <draw:g>
                  <svg:desc>'2021-22'.AW59:'2021-22'.AW108</svg:desc>
                </draw:g>
              </table:table-cell>
              <table:table-cell office:value-type="float" office:value="0">
                <text:p>0</text:p>
                <draw:g>
                  <svg:desc>'2021-22'.AX59:'2021-22'.A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2.23789273746544">
                <text:p>2.23789273746544</text:p>
              </table:table-cell>
              <table:table-cell office:value-type="float" office:value="1.69093361223275">
                <text:p>1.69093361223275</text:p>
              </table:table-cell>
              <table:table-cell office:value-type="float" office:value="1.18427368278765">
                <text:p>1.18427368278765</text:p>
              </table:table-cell>
              <table:table-cell office:value-type="float" office:value="1.4383964519648">
                <text:p>1.4383964519648</text:p>
              </table:table-cell>
              <table:table-cell office:value-type="float" office:value="1.60690886292278">
                <text:p>1.60690886292278</text:p>
              </table:table-cell>
              <table:table-cell office:value-type="float" office:value="1.71666005134879">
                <text:p>1.71666005134879</text:p>
              </table:table-cell>
              <table:table-cell office:value-type="float" office:value="1.44988473336073">
                <text:p>1.44988473336073</text:p>
              </table:table-cell>
              <table:table-cell office:value-type="float" office:value="1.30953499541358">
                <text:p>1.30953499541358</text:p>
              </table:table-cell>
              <table:table-cell office:value-type="float" office:value="1.52434210783189">
                <text:p>1.52434210783189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2.18035069200836">
                <text:p>2.18035069200836</text:p>
              </table:table-cell>
              <table:table-cell office:value-type="float" office:value="1.53813793897598">
                <text:p>1.53813793897598</text:p>
              </table:table-cell>
              <table:table-cell office:value-type="float" office:value="1.30383945996924">
                <text:p>1.30383945996924</text:p>
              </table:table-cell>
              <table:table-cell office:value-type="float" office:value="1.46568912925789">
                <text:p>1.46568912925789</text:p>
              </table:table-cell>
              <table:table-cell office:value-type="float" office:value="1.55681972690548">
                <text:p>1.55681972690548</text:p>
              </table:table-cell>
              <table:table-cell office:value-type="float" office:value="1.56990609166284">
                <text:p>1.56990609166284</text:p>
              </table:table-cell>
              <table:table-cell office:value-type="float" office:value="1.32131398524999">
                <text:p>1.32131398524999</text:p>
              </table:table-cell>
              <table:table-cell office:value-type="float" office:value="1.30383945996924">
                <text:p>1.30383945996924</text:p>
              </table:table-cell>
              <table:table-cell office:value-type="float" office:value="1.22413639680663">
                <text:p>1.224136396806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2.12252180880177">
                <text:p>2.12252180880177</text:p>
              </table:table-cell>
              <table:table-cell office:value-type="float" office:value="1.65074594890175">
                <text:p>1.65074594890175</text:p>
              </table:table-cell>
              <table:table-cell office:value-type="float" office:value="1.38387871092754">
                <text:p>1.38387871092754</text:p>
              </table:table-cell>
              <table:table-cell office:value-type="float" office:value="1.4002348272164">
                <text:p>1.4002348272164</text:p>
              </table:table-cell>
              <table:table-cell office:value-type="float" office:value="1.22430484914431">
                <text:p>1.22430484914431</text:p>
              </table:table-cell>
              <table:table-cell office:value-type="float" office:value="1.72535175005677">
                <text:p>1.72535175005677</text:p>
              </table:table-cell>
              <table:table-cell office:value-type="float" office:value="1.37730424718803">
                <text:p>1.37730424718803</text:p>
              </table:table-cell>
              <table:table-cell office:value-type="float" office:value="1.52750835873299">
                <text:p>1.52750835873299</text:p>
              </table:table-cell>
              <table:table-cell office:value-type="float" office:value="1.41758444566043">
                <text:p>1.4175844456604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2.11877422202025">
                <text:p>2.11877422202025</text:p>
              </table:table-cell>
              <table:table-cell office:value-type="float" office:value="1.70229691863787">
                <text:p>1.70229691863787</text:p>
              </table:table-cell>
              <table:table-cell office:value-type="float" office:value="1.56225907146154">
                <text:p>1.56225907146154</text:p>
              </table:table-cell>
              <table:table-cell office:value-type="float" office:value="1.30083821231093">
                <text:p>1.30083821231093</text:p>
              </table:table-cell>
              <table:table-cell office:value-type="float" office:value="1.58495112165122">
                <text:p>1.58495112165122</text:p>
              </table:table-cell>
              <table:table-cell office:value-type="float" office:value="1.64556491460541">
                <text:p>1.64556491460541</text:p>
              </table:table-cell>
              <table:table-cell office:value-type="float" office:value="1.4548489743578">
                <text:p>1.4548489743578</text:p>
              </table:table-cell>
              <table:table-cell office:value-type="float" office:value="1.56225907146153">
                <text:p>1.56225907146153</text:p>
              </table:table-cell>
              <table:table-cell office:value-type="float" office:value="1.41205462425689">
                <text:p>1.4120546242568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2.17966233835895">
                <text:p>2.17966233835895</text:p>
              </table:table-cell>
              <table:table-cell office:value-type="float" office:value="1.72129190464462">
                <text:p>1.72129190464462</text:p>
              </table:table-cell>
              <table:table-cell office:value-type="float" office:value="1.61782607886484">
                <text:p>1.61782607886484</text:p>
              </table:table-cell>
              <table:table-cell office:value-type="float" office:value="1.60692668566907">
                <text:p>1.60692668566907</text:p>
              </table:table-cell>
              <table:table-cell office:value-type="float" office:value="1.41893039668601">
                <text:p>1.41893039668601</text:p>
              </table:table-cell>
              <table:table-cell office:value-type="float" office:value="1.67671564379645">
                <text:p>1.67671564379645</text:p>
              </table:table-cell>
              <table:table-cell office:value-type="float" office:value="1.56212446833597">
                <text:p>1.56212446833597</text:p>
              </table:table-cell>
              <table:table-cell office:value-type="float" office:value="1.56212446833597">
                <text:p>1.56212446833597</text:p>
              </table:table-cell>
              <table:table-cell office:value-type="float" office:value="1.42949808684849">
                <text:p>1.4294980868484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2.04394206895834">
                <text:p>2.04394206895834</text:p>
              </table:table-cell>
              <table:table-cell office:value-type="float" office:value="1.17664922945505">
                <text:p>1.17664922945505</text:p>
              </table:table-cell>
              <table:table-cell office:value-type="float" office:value="1.06716053399252">
                <text:p>1.06716053399252</text:p>
              </table:table-cell>
              <table:table-cell office:value-type="float" office:value="1.01488495797888">
                <text:p>1.01488495797888</text:p>
              </table:table-cell>
              <table:table-cell office:value-type="float" office:value="1.16605871767498">
                <text:p>1.16605871767498</text:p>
              </table:table-cell>
              <table:table-cell office:value-type="float" office:value="1.25480297206416">
                <text:p>1.25480297206416</text:p>
              </table:table-cell>
              <table:table-cell office:value-type="float" office:value="1.0520818826445">
                <text:p>1.0520818826445</text:p>
              </table:table-cell>
              <table:table-cell office:value-type="float" office:value="1.00995968257516">
                <text:p>1.00995968257516</text:p>
              </table:table-cell>
              <table:table-cell office:value-type="float" office:value="1.01493153793144">
                <text:p>1.01493153793144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.90547763364313">
                <text:p>1.90547763364313</text:p>
              </table:table-cell>
              <table:table-cell office:value-type="float" office:value="1.2907351977171">
                <text:p>1.2907351977171</text:p>
              </table:table-cell>
              <table:table-cell office:value-type="float" office:value="1.09112753492862">
                <text:p>1.09112753492862</text:p>
              </table:table-cell>
              <table:table-cell office:value-type="float" office:value="1.01225876416399">
                <text:p>1.01225876416399</text:p>
              </table:table-cell>
              <table:table-cell office:value-type="float" office:value="1.34356337595216">
                <text:p>1.34356337595216</text:p>
              </table:table-cell>
              <table:table-cell office:value-type="float" office:value="1.29495293633395">
                <text:p>1.29495293633395</text:p>
              </table:table-cell>
              <table:table-cell office:value-type="float" office:value="1.2895405710477">
                <text:p>1.2895405710477</text:p>
              </table:table-cell>
              <table:table-cell office:value-type="float" office:value="0.958866684899142">
                <text:p>0.958866684899142</text:p>
              </table:table-cell>
              <table:table-cell office:value-type="float" office:value="0.779787625334729">
                <text:p>0.77978762533472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.97143054323303">
                <text:p>1.97143054323303</text:p>
              </table:table-cell>
              <table:table-cell office:value-type="float" office:value="1.15103853221568">
                <text:p>1.15103853221568</text:p>
              </table:table-cell>
              <table:table-cell office:value-type="float" office:value="0.901656623909414">
                <text:p>0.901656623909414</text:p>
              </table:table-cell>
              <table:table-cell office:value-type="float" office:value="1.07438485633073">
                <text:p>1.07438485633073</text:p>
              </table:table-cell>
              <table:table-cell office:value-type="float" office:value="1.13744684803091">
                <text:p>1.13744684803091</text:p>
              </table:table-cell>
              <table:table-cell office:value-type="float" office:value="1.30396177131739">
                <text:p>1.30396177131739</text:p>
              </table:table-cell>
              <table:table-cell office:value-type="float" office:value="0.660963135869474">
                <text:p>0.660963135869474</text:p>
              </table:table-cell>
              <table:table-cell office:value-type="float" office:value="1.29475250160145">
                <text:p>1.29475250160145</text:p>
              </table:table-cell>
              <table:table-cell office:value-type="float" office:value="0.961652181659726">
                <text:p>0.961652181659726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2.08055311237029">
                <text:p>2.08055311237029</text:p>
              </table:table-cell>
              <table:table-cell office:value-type="float" office:value="1.29928846200953">
                <text:p>1.29928846200953</text:p>
              </table:table-cell>
              <table:table-cell office:value-type="float" office:value="0.97767011520083">
                <text:p>0.97767011520083</text:p>
              </table:table-cell>
              <table:table-cell office:value-type="float" office:value="1.01679566508274">
                <text:p>1.01679566508274</text:p>
              </table:table-cell>
              <table:table-cell office:value-type="float" office:value="1.27872914262752">
                <text:p>1.27872914262752</text:p>
              </table:table-cell>
              <table:table-cell office:value-type="float" office:value="0.889591882368776">
                <text:p>0.889591882368776</text:p>
              </table:table-cell>
              <table:table-cell office:value-type="float" office:value="1.02311494558346">
                <text:p>1.02311494558346</text:p>
              </table:table-cell>
              <table:table-cell office:value-type="float" office:value="0.933227038134766">
                <text:p>0.933227038134766</text:p>
              </table:table-cell>
              <table:table-cell office:value-type="float" office:value="1.06929986332421">
                <text:p>1.06929986332421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2.11197665657328">
                <text:p>2.11197665657328</text:p>
              </table:table-cell>
              <table:table-cell office:value-type="float" office:value="1.27883121844072">
                <text:p>1.27883121844072</text:p>
              </table:table-cell>
              <table:table-cell office:value-type="float" office:value="1.0741213059063">
                <text:p>1.0741213059063</text:p>
              </table:table-cell>
              <table:table-cell office:value-type="float" office:value="1.00910017403767">
                <text:p>1.00910017403767</text:p>
              </table:table-cell>
              <table:table-cell office:value-type="float" office:value="1.25831778880598">
                <text:p>1.25831778880598</text:p>
              </table:table-cell>
              <table:table-cell office:value-type="float" office:value="1.19372384519651">
                <text:p>1.19372384519651</text:p>
              </table:table-cell>
              <table:table-cell office:value-type="float" office:value="1.2117717615813">
                <text:p>1.2117717615813</text:p>
              </table:table-cell>
              <table:table-cell office:value-type="float" office:value="0.468900924472975">
                <text:p>0.468900924472975</text:p>
              </table:table-cell>
              <table:table-cell office:value-type="float" office:value="1.06015293113221">
                <text:p>1.06015293113221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2.48042202497094">
                <text:p>2.48042202497094</text:p>
              </table:table-cell>
              <table:table-cell office:value-type="float" office:value="2.18968966721689">
                <text:p>2.18968966721689</text:p>
              </table:table-cell>
              <table:table-cell office:value-type="float" office:value="1.92568974282179">
                <text:p>1.92568974282179</text:p>
              </table:table-cell>
              <table:table-cell office:value-type="float" office:value="1.92970015527617">
                <text:p>1.92970015527617</text:p>
              </table:table-cell>
              <table:table-cell office:value-type="float" office:value="1.89708542480783">
                <text:p>1.89708542480783</text:p>
              </table:table-cell>
              <table:table-cell office:value-type="float" office:value="2.33672809294166">
                <text:p>2.33672809294166</text:p>
              </table:table-cell>
              <table:table-cell office:value-type="float" office:value="1.79543903675122">
                <text:p>1.79543903675122</text:p>
              </table:table-cell>
              <table:table-cell office:value-type="float" office:value="1.90878382861939">
                <text:p>1.90878382861939</text:p>
              </table:table-cell>
              <table:table-cell office:value-type="float" office:value="2.04872202341238">
                <text:p>2.0487220234123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2.53658043953495">
                <text:p>2.53658043953495</text:p>
              </table:table-cell>
              <table:table-cell office:value-type="float" office:value="2.08080695576952">
                <text:p>2.08080695576952</text:p>
              </table:table-cell>
              <table:table-cell office:value-type="float" office:value="1.92538697763052">
                <text:p>1.92538697763052</text:p>
              </table:table-cell>
              <table:table-cell office:value-type="float" office:value="1.80873694086287">
                <text:p>1.80873694086287</text:p>
              </table:table-cell>
              <table:table-cell office:value-type="float" office:value="2.15648545619423">
                <text:p>2.15648545619423</text:p>
              </table:table-cell>
              <table:table-cell office:value-type="float" office:value="2.06140614433099">
                <text:p>2.06140614433099</text:p>
              </table:table-cell>
              <table:table-cell office:value-type="float" office:value="1.77970094022656">
                <text:p>1.77970094022656</text:p>
              </table:table-cell>
              <table:table-cell office:value-type="float" office:value="1.68221378156283">
                <text:p>1.68221378156283</text:p>
              </table:table-cell>
              <table:table-cell office:value-type="float" office:value="1.78030002644364">
                <text:p>1.7803000264436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2.58797608875219">
                <text:p>2.58797608875219</text:p>
              </table:table-cell>
              <table:table-cell office:value-type="float" office:value="2.0751699834971">
                <text:p>2.0751699834971</text:p>
              </table:table-cell>
              <table:table-cell office:value-type="float" office:value="1.98680490951571">
                <text:p>1.98680490951571</text:p>
              </table:table-cell>
              <table:table-cell office:value-type="float" office:value="1.81149960097729">
                <text:p>1.81149960097729</text:p>
              </table:table-cell>
              <table:table-cell office:value-type="float" office:value="1.93064369579014">
                <text:p>1.93064369579014</text:p>
              </table:table-cell>
              <table:table-cell office:value-type="float" office:value="2.28645218067482">
                <text:p>2.28645218067482</text:p>
              </table:table-cell>
              <table:table-cell office:value-type="float" office:value="1.88367755768218">
                <text:p>1.88367755768218</text:p>
              </table:table-cell>
              <table:table-cell office:value-type="float" office:value="1.8511299987939">
                <text:p>1.8511299987939</text:p>
              </table:table-cell>
              <table:table-cell office:value-type="float" office:value="1.75834216939662">
                <text:p>1.7583421693966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2.6362462330144">
                <text:p>2.6362462330144</text:p>
              </table:table-cell>
              <table:table-cell office:value-type="float" office:value="2.05453439187716">
                <text:p>2.05453439187716</text:p>
              </table:table-cell>
              <table:table-cell office:value-type="float" office:value="1.91150863256428">
                <text:p>1.91150863256428</text:p>
              </table:table-cell>
              <table:table-cell office:value-type="float" office:value="1.80522769007068">
                <text:p>1.80522769007068</text:p>
              </table:table-cell>
              <table:table-cell office:value-type="float" office:value="1.90463278888167">
                <text:p>1.90463278888167</text:p>
              </table:table-cell>
              <table:table-cell office:value-type="float" office:value="2.3406930786305">
                <text:p>2.3406930786305</text:p>
              </table:table-cell>
              <table:table-cell office:value-type="float" office:value="1.86039760565508">
                <text:p>1.86039760565508</text:p>
              </table:table-cell>
              <table:table-cell office:value-type="float" office:value="1.89066481481549">
                <text:p>1.89066481481549</text:p>
              </table:table-cell>
              <table:table-cell office:value-type="float" office:value="1.86261408460101">
                <text:p>1.862614084601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2.63121186691486">
                <text:p>2.63121186691486</text:p>
              </table:table-cell>
              <table:table-cell office:value-type="float" office:value="1.92643124150698">
                <text:p>1.92643124150698</text:p>
              </table:table-cell>
              <table:table-cell office:value-type="float" office:value="1.9550031611495">
                <text:p>1.9550031611495</text:p>
              </table:table-cell>
              <table:table-cell office:value-type="float" office:value="1.96223732229041">
                <text:p>1.96223732229041</text:p>
              </table:table-cell>
              <table:table-cell office:value-type="float" office:value="2.01776651072228">
                <text:p>2.01776651072228</text:p>
              </table:table-cell>
              <table:table-cell office:value-type="float" office:value="2.12619987551959">
                <text:p>2.12619987551959</text:p>
              </table:table-cell>
              <table:table-cell office:value-type="float" office:value="1.86641252784284">
                <text:p>1.86641252784284</text:p>
              </table:table-cell>
              <table:table-cell office:value-type="float" office:value="1.89420775253269">
                <text:p>1.89420775253269</text:p>
              </table:table-cell>
              <table:table-cell office:value-type="float" office:value="1.90058460383509">
                <text:p>1.9005846038350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2.2349195079818">
                <text:p>2.2349195079818</text:p>
              </table:table-cell>
              <table:table-cell office:value-type="float" office:value="1.73042783395464">
                <text:p>1.73042783395464</text:p>
              </table:table-cell>
              <table:table-cell office:value-type="float" office:value="1.59348256297253">
                <text:p>1.59348256297253</text:p>
              </table:table-cell>
              <table:table-cell office:value-type="float" office:value="1.58460268665777">
                <text:p>1.58460268665777</text:p>
              </table:table-cell>
              <table:table-cell office:value-type="float" office:value="1.74402348043834">
                <text:p>1.74402348043834</text:p>
              </table:table-cell>
              <table:table-cell office:value-type="float" office:value="1.91313593008316">
                <text:p>1.91313593008316</text:p>
              </table:table-cell>
              <table:table-cell office:value-type="float" office:value="1.48022892286648">
                <text:p>1.48022892286648</text:p>
              </table:table-cell>
              <table:table-cell office:value-type="float" office:value="1.67679453707713">
                <text:p>1.67679453707713</text:p>
              </table:table-cell>
              <table:table-cell office:value-type="float" office:value="1.4144724513169">
                <text:p>1.414472451316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2.3813967985829">
                <text:p>2.3813967985829</text:p>
              </table:table-cell>
              <table:table-cell office:value-type="float" office:value="1.77270008230727">
                <text:p>1.77270008230727</text:p>
              </table:table-cell>
              <table:table-cell office:value-type="float" office:value="1.56572058007666">
                <text:p>1.56572058007666</text:p>
              </table:table-cell>
              <table:table-cell office:value-type="float" office:value="1.68827892042598">
                <text:p>1.68827892042598</text:p>
              </table:table-cell>
              <table:table-cell office:value-type="float" office:value="1.68821642132759">
                <text:p>1.68821642132759</text:p>
              </table:table-cell>
              <table:table-cell office:value-type="float" office:value="1.79956880427377">
                <text:p>1.79956880427377</text:p>
              </table:table-cell>
              <table:table-cell office:value-type="float" office:value="1.6863941228077">
                <text:p>1.6863941228077</text:p>
              </table:table-cell>
              <table:table-cell office:value-type="float" office:value="1.6920007628827">
                <text:p>1.6920007628827</text:p>
              </table:table-cell>
              <table:table-cell office:value-type="float" office:value="1.53100438276443">
                <text:p>1.53100438276443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2.40480426566801">
                <text:p>2.40480426566801</text:p>
              </table:table-cell>
              <table:table-cell office:value-type="float" office:value="1.64443711227321">
                <text:p>1.64443711227321</text:p>
              </table:table-cell>
              <table:table-cell office:value-type="float" office:value="1.49365375310756">
                <text:p>1.49365375310756</text:p>
              </table:table-cell>
              <table:table-cell office:value-type="float" office:value="1.59494230861241">
                <text:p>1.59494230861241</text:p>
              </table:table-cell>
              <table:table-cell office:value-type="float" office:value="1.57074416306626">
                <text:p>1.57074416306626</text:p>
              </table:table-cell>
              <table:table-cell office:value-type="float" office:value="1.99950779582786">
                <text:p>1.99950779582786</text:p>
              </table:table-cell>
              <table:table-cell office:value-type="float" office:value="1.44490441009428">
                <text:p>1.44490441009428</text:p>
              </table:table-cell>
              <table:table-cell office:value-type="float" office:value="1.58427274901249">
                <text:p>1.58427274901249</text:p>
              </table:table-cell>
              <table:table-cell office:value-type="float" office:value="1.49330577724862">
                <text:p>1.49330577724862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2.50821012495929">
                <text:p>2.50821012495929</text:p>
              </table:table-cell>
              <table:table-cell office:value-type="float" office:value="1.5960074843988">
                <text:p>1.5960074843988</text:p>
              </table:table-cell>
              <table:table-cell office:value-type="float" office:value="1.49807100535087">
                <text:p>1.49807100535087</text:p>
              </table:table-cell>
              <table:table-cell office:value-type="float" office:value="1.42156789867412">
                <text:p>1.42156789867412</text:p>
              </table:table-cell>
              <table:table-cell office:value-type="float" office:value="1.70556370611976">
                <text:p>1.70556370611976</text:p>
              </table:table-cell>
              <table:table-cell office:value-type="float" office:value="1.94486783895082">
                <text:p>1.94486783895082</text:p>
              </table:table-cell>
              <table:table-cell office:value-type="float" office:value="1.56786554395737">
                <text:p>1.56786554395737</text:p>
              </table:table-cell>
              <table:table-cell office:value-type="float" office:value="1.54971031625757">
                <text:p>1.54971031625757</text:p>
              </table:table-cell>
              <table:table-cell office:value-type="float" office:value="1.44940202452597">
                <text:p>1.44940202452597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2.37800572500646">
                <text:p>2.37800572500646</text:p>
              </table:table-cell>
              <table:table-cell office:value-type="float" office:value="1.62524686960181">
                <text:p>1.62524686960181</text:p>
              </table:table-cell>
              <table:table-cell office:value-type="float" office:value="1.59446028619143">
                <text:p>1.59446028619143</text:p>
              </table:table-cell>
              <table:table-cell office:value-type="float" office:value="1.65151690718766">
                <text:p>1.65151690718766</text:p>
              </table:table-cell>
              <table:table-cell office:value-type="float" office:value="1.57094984190757">
                <text:p>1.57094984190757</text:p>
              </table:table-cell>
              <table:table-cell office:value-type="float" office:value="2.067820678174">
                <text:p>2.067820678174</text:p>
              </table:table-cell>
              <table:table-cell office:value-type="float" office:value="1.46107077474025">
                <text:p>1.46107077474025</text:p>
              </table:table-cell>
              <table:table-cell office:value-type="float" office:value="1.48375228326677">
                <text:p>1.48375228326677</text:p>
              </table:table-cell>
              <table:table-cell office:value-type="float" office:value="1.43969797923214">
                <text:p>1.43969797923214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.92396446151739">
                <text:p>2.92396446151739</text:p>
              </table:table-cell>
              <table:table-cell office:value-type="float" office:value="2.47699633366216">
                <text:p>2.47699633366216</text:p>
              </table:table-cell>
              <table:table-cell office:value-type="float" office:value="2.31915617212699">
                <text:p>2.31915617212699</text:p>
              </table:table-cell>
              <table:table-cell office:value-type="float" office:value="2.4393845376006">
                <text:p>2.4393845376006</text:p>
              </table:table-cell>
              <table:table-cell office:value-type="float" office:value="2.27241171397638">
                <text:p>2.27241171397638</text:p>
              </table:table-cell>
              <table:table-cell office:value-type="float" office:value="2.71148193452307">
                <text:p>2.71148193452307</text:p>
              </table:table-cell>
              <table:table-cell office:value-type="float" office:value="2.369436883032">
                <text:p>2.369436883032</text:p>
              </table:table-cell>
              <table:table-cell office:value-type="float" office:value="2.37425619669083">
                <text:p>2.37425619669083</text:p>
              </table:table-cell>
              <table:table-cell office:value-type="float" office:value="2.34037097269733">
                <text:p>2.34037097269733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.9549943420049">
                <text:p>2.9549943420049</text:p>
              </table:table-cell>
              <table:table-cell office:value-type="float" office:value="2.49857797753636">
                <text:p>2.49857797753636</text:p>
              </table:table-cell>
              <table:table-cell office:value-type="float" office:value="2.29020433165889">
                <text:p>2.29020433165889</text:p>
              </table:table-cell>
              <table:table-cell office:value-type="float" office:value="2.50194038288215">
                <text:p>2.50194038288215</text:p>
              </table:table-cell>
              <table:table-cell office:value-type="float" office:value="2.31240644349152">
                <text:p>2.31240644349152</text:p>
              </table:table-cell>
              <table:table-cell office:value-type="float" office:value="2.51180590266201">
                <text:p>2.51180590266201</text:p>
              </table:table-cell>
              <table:table-cell office:value-type="float" office:value="2.29273707408207">
                <text:p>2.29273707408207</text:p>
              </table:table-cell>
              <table:table-cell office:value-type="float" office:value="2.25838017325012">
                <text:p>2.25838017325012</text:p>
              </table:table-cell>
              <table:table-cell office:value-type="float" office:value="2.29398342807321">
                <text:p>2.29398342807321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2.94920178264769">
                <text:p>2.94920178264769</text:p>
              </table:table-cell>
              <table:table-cell office:value-type="float" office:value="2.66779891880148">
                <text:p>2.66779891880148</text:p>
              </table:table-cell>
              <table:table-cell office:value-type="float" office:value="2.12905260996414">
                <text:p>2.12905260996414</text:p>
              </table:table-cell>
              <table:table-cell office:value-type="float" office:value="2.52075972955166">
                <text:p>2.52075972955166</text:p>
              </table:table-cell>
              <table:table-cell office:value-type="float" office:value="2.29070099799723">
                <text:p>2.29070099799723</text:p>
              </table:table-cell>
              <table:table-cell office:value-type="float" office:value="2.71847908503661">
                <text:p>2.71847908503661</text:p>
              </table:table-cell>
              <table:table-cell office:value-type="float" office:value="2.1918041752637">
                <text:p>2.1918041752637</text:p>
              </table:table-cell>
              <table:table-cell office:value-type="float" office:value="2.3448442549079">
                <text:p>2.3448442549079</text:p>
              </table:table-cell>
              <table:table-cell office:value-type="float" office:value="2.26240136847231">
                <text:p>2.2624013684723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.93725907469647">
                <text:p>2.93725907469647</text:p>
              </table:table-cell>
              <table:table-cell office:value-type="float" office:value="2.49146823701693">
                <text:p>2.49146823701693</text:p>
              </table:table-cell>
              <table:table-cell office:value-type="float" office:value="2.25369244561682">
                <text:p>2.25369244561682</text:p>
              </table:table-cell>
              <table:table-cell office:value-type="float" office:value="2.42959974966341">
                <text:p>2.42959974966341</text:p>
              </table:table-cell>
              <table:table-cell office:value-type="float" office:value="2.28262068561685">
                <text:p>2.28262068561685</text:p>
              </table:table-cell>
              <table:table-cell office:value-type="float" office:value="2.66000794340349">
                <text:p>2.66000794340349</text:p>
              </table:table-cell>
              <table:table-cell office:value-type="float" office:value="2.25803934529008">
                <text:p>2.25803934529008</text:p>
              </table:table-cell>
              <table:table-cell office:value-type="float" office:value="2.31995941616747">
                <text:p>2.31995941616747</text:p>
              </table:table-cell>
              <table:table-cell office:value-type="float" office:value="2.29329089573573">
                <text:p>2.29329089573573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.8453611563992">
                <text:p>2.8453611563992</text:p>
              </table:table-cell>
              <table:table-cell office:value-type="float" office:value="2.53204702656044">
                <text:p>2.53204702656044</text:p>
              </table:table-cell>
              <table:table-cell office:value-type="float" office:value="2.2979215968162">
                <text:p>2.2979215968162</text:p>
              </table:table-cell>
              <table:table-cell office:value-type="float" office:value="2.55201710160505">
                <text:p>2.55201710160505</text:p>
              </table:table-cell>
              <table:table-cell office:value-type="float" office:value="2.3246988901242">
                <text:p>2.3246988901242</text:p>
              </table:table-cell>
              <table:table-cell office:value-type="float" office:value="2.62418629290483">
                <text:p>2.62418629290483</text:p>
              </table:table-cell>
              <table:table-cell office:value-type="float" office:value="2.40364950601302">
                <text:p>2.40364950601302</text:p>
              </table:table-cell>
              <table:table-cell office:value-type="float" office:value="2.25596301490221">
                <text:p>2.25596301490221</text:p>
              </table:table-cell>
              <table:table-cell office:value-type="float" office:value="2.38723729811782">
                <text:p>2.3872372981178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1.93632172579054">
                <text:p>1.93632172579054</text:p>
              </table:table-cell>
              <table:table-cell office:value-type="float" office:value="1.71085885890726">
                <text:p>1.71085885890726</text:p>
              </table:table-cell>
              <table:table-cell office:value-type="float" office:value="1.72544721142889">
                <text:p>1.72544721142889</text:p>
              </table:table-cell>
              <table:table-cell office:value-type="float" office:value="1.61904185950476">
                <text:p>1.61904185950476</text:p>
              </table:table-cell>
              <table:table-cell office:value-type="float" office:value="1.85381558923919">
                <text:p>1.85381558923919</text:p>
              </table:table-cell>
              <table:table-cell office:value-type="float" office:value="2.2007765687521">
                <text:p>2.2007765687521</text:p>
              </table:table-cell>
              <table:table-cell office:value-type="float" office:value="1.5526867066881">
                <text:p>1.5526867066881</text:p>
              </table:table-cell>
              <table:table-cell office:value-type="float" office:value="1.68722154673368">
                <text:p>1.68722154673368</text:p>
              </table:table-cell>
              <table:table-cell office:value-type="float" office:value="1.58087493203721">
                <text:p>1.5808749320372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2.50089875458487">
                <text:p>2.50089875458487</text:p>
              </table:table-cell>
              <table:table-cell office:value-type="float" office:value="1.71734269497928">
                <text:p>1.71734269497928</text:p>
              </table:table-cell>
              <table:table-cell office:value-type="float" office:value="1.70519388665296">
                <text:p>1.70519388665296</text:p>
              </table:table-cell>
              <table:table-cell office:value-type="float" office:value="1.67099001163316">
                <text:p>1.67099001163316</text:p>
              </table:table-cell>
              <table:table-cell office:value-type="float" office:value="1.75830322681561">
                <text:p>1.75830322681561</text:p>
              </table:table-cell>
              <table:table-cell office:value-type="float" office:value="2.06861319023004">
                <text:p>2.06861319023004</text:p>
              </table:table-cell>
              <table:table-cell office:value-type="float" office:value="1.65454895097509">
                <text:p>1.65454895097509</text:p>
              </table:table-cell>
              <table:table-cell office:value-type="float" office:value="1.81755743716804">
                <text:p>1.81755743716804</text:p>
              </table:table-cell>
              <table:table-cell office:value-type="float" office:value="1.4827226972122">
                <text:p>1.482722697212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2.4184926868098">
                <text:p>2.4184926868098</text:p>
              </table:table-cell>
              <table:table-cell office:value-type="float" office:value="1.87451283762605">
                <text:p>1.87451283762605</text:p>
              </table:table-cell>
              <table:table-cell office:value-type="float" office:value="1.66522459202519">
                <text:p>1.66522459202519</text:p>
              </table:table-cell>
              <table:table-cell office:value-type="float" office:value="1.7287095142362">
                <text:p>1.7287095142362</text:p>
              </table:table-cell>
              <table:table-cell office:value-type="float" office:value="1.86444367712153">
                <text:p>1.86444367712153</text:p>
              </table:table-cell>
              <table:table-cell office:value-type="float" office:value="2.13880640863687">
                <text:p>2.13880640863687</text:p>
              </table:table-cell>
              <table:table-cell office:value-type="float" office:value="1.51672068621511">
                <text:p>1.51672068621511</text:p>
              </table:table-cell>
              <table:table-cell office:value-type="float" office:value="1.61946242844536">
                <text:p>1.61946242844536</text:p>
              </table:table-cell>
              <table:table-cell office:value-type="float" office:value="1.68835396087856">
                <text:p>1.68835396087856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2.47560089955519">
                <text:p>2.47560089955519</text:p>
              </table:table-cell>
              <table:table-cell office:value-type="float" office:value="1.82006364603537">
                <text:p>1.82006364603537</text:p>
              </table:table-cell>
              <table:table-cell office:value-type="float" office:value="1.66133375144785">
                <text:p>1.66133375144785</text:p>
              </table:table-cell>
              <table:table-cell office:value-type="float" office:value="1.63408189233902">
                <text:p>1.63408189233902</text:p>
              </table:table-cell>
              <table:table-cell office:value-type="float" office:value="1.80491161237104">
                <text:p>1.80491161237104</text:p>
              </table:table-cell>
              <table:table-cell office:value-type="float" office:value="2.13798483623694">
                <text:p>2.13798483623694</text:p>
              </table:table-cell>
              <table:table-cell office:value-type="float" office:value="1.67253636630942">
                <text:p>1.67253636630942</text:p>
              </table:table-cell>
              <table:table-cell office:value-type="float" office:value="1.74274853388493">
                <text:p>1.74274853388493</text:p>
              </table:table-cell>
              <table:table-cell office:value-type="float" office:value="1.61456240618872">
                <text:p>1.61456240618872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2.33227854951056">
                <text:p>2.33227854951056</text:p>
              </table:table-cell>
              <table:table-cell office:value-type="float" office:value="1.80987280550547">
                <text:p>1.80987280550547</text:p>
              </table:table-cell>
              <table:table-cell office:value-type="float" office:value="1.67332849259394">
                <text:p>1.67332849259394</text:p>
              </table:table-cell>
              <table:table-cell office:value-type="float" office:value="1.69119690536026">
                <text:p>1.69119690536026</text:p>
              </table:table-cell>
              <table:table-cell office:value-type="float" office:value="1.78745771146154">
                <text:p>1.78745771146154</text:p>
              </table:table-cell>
              <table:table-cell office:value-type="float" office:value="2.05045937606307">
                <text:p>2.05045937606307</text:p>
              </table:table-cell>
              <table:table-cell office:value-type="float" office:value="1.80042266153702">
                <text:p>1.80042266153702</text:p>
              </table:table-cell>
              <table:table-cell office:value-type="float" office:value="1.57308695421691">
                <text:p>1.57308695421691</text:p>
              </table:table-cell>
              <table:table-cell office:value-type="float" office:value="1.52397811543018">
                <text:p>1.52397811543018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3.03920993056584">
                <text:p>3.03920993056584</text:p>
              </table:table-cell>
              <table:table-cell office:value-type="float" office:value="2.50840143704355">
                <text:p>2.50840143704355</text:p>
              </table:table-cell>
              <table:table-cell office:value-type="float" office:value="2.41578116900737">
                <text:p>2.41578116900737</text:p>
              </table:table-cell>
              <table:table-cell office:value-type="float" office:value="2.62778800274107">
                <text:p>2.62778800274107</text:p>
              </table:table-cell>
              <table:table-cell office:value-type="float" office:value="2.42785946454156">
                <text:p>2.42785946454156</text:p>
              </table:table-cell>
              <table:table-cell office:value-type="float" office:value="2.89401953887619">
                <text:p>2.89401953887619</text:p>
              </table:table-cell>
              <table:table-cell office:value-type="float" office:value="2.41208194983694">
                <text:p>2.41208194983694</text:p>
              </table:table-cell>
              <table:table-cell office:value-type="float" office:value="2.39594525411099">
                <text:p>2.39594525411099</text:p>
              </table:table-cell>
              <table:table-cell office:value-type="float" office:value="2.45765707981111">
                <text:p>2.4576570798111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3.20589599007601">
                <text:p>3.20589599007601</text:p>
              </table:table-cell>
              <table:table-cell office:value-type="float" office:value="2.65139863610969">
                <text:p>2.65139863610969</text:p>
              </table:table-cell>
              <table:table-cell office:value-type="float" office:value="2.55506552287672">
                <text:p>2.55506552287672</text:p>
              </table:table-cell>
              <table:table-cell office:value-type="float" office:value="2.61078753745724">
                <text:p>2.61078753745724</text:p>
              </table:table-cell>
              <table:table-cell office:value-type="float" office:value="2.57237057408837">
                <text:p>2.57237057408837</text:p>
              </table:table-cell>
              <table:table-cell office:value-type="float" office:value="2.94472061513726">
                <text:p>2.94472061513726</text:p>
              </table:table-cell>
              <table:table-cell office:value-type="float" office:value="2.5210524459938">
                <text:p>2.5210524459938</text:p>
              </table:table-cell>
              <table:table-cell office:value-type="float" office:value="2.54963873159303">
                <text:p>2.54963873159303</text:p>
              </table:table-cell>
              <table:table-cell office:value-type="float" office:value="2.48457482442878">
                <text:p>2.48457482442878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3.02790928868235">
                <text:p>3.02790928868235</text:p>
              </table:table-cell>
              <table:table-cell office:value-type="float" office:value="2.55461731914118">
                <text:p>2.55461731914118</text:p>
              </table:table-cell>
              <table:table-cell office:value-type="float" office:value="2.419303536552">
                <text:p>2.419303536552</text:p>
              </table:table-cell>
              <table:table-cell office:value-type="float" office:value="2.56682010380888">
                <text:p>2.56682010380888</text:p>
              </table:table-cell>
              <table:table-cell office:value-type="float" office:value="2.41010955975441">
                <text:p>2.41010955975441</text:p>
              </table:table-cell>
              <table:table-cell office:value-type="float" office:value="2.88604452636502">
                <text:p>2.88604452636502</text:p>
              </table:table-cell>
              <table:table-cell office:value-type="float" office:value="2.53719181057177">
                <text:p>2.53719181057177</text:p>
              </table:table-cell>
              <table:table-cell office:value-type="float" office:value="2.38865764458872">
                <text:p>2.38865764458872</text:p>
              </table:table-cell>
              <table:table-cell office:value-type="float" office:value="2.53189072669235">
                <text:p>2.53189072669235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3.04037021374375">
                <text:p>3.04037021374375</text:p>
              </table:table-cell>
              <table:table-cell office:value-type="float" office:value="2.55055089570173">
                <text:p>2.55055089570173</text:p>
              </table:table-cell>
              <table:table-cell office:value-type="float" office:value="2.32790469874837">
                <text:p>2.32790469874837</text:p>
              </table:table-cell>
              <table:table-cell office:value-type="float" office:value="2.62386839067393">
                <text:p>2.62386839067393</text:p>
              </table:table-cell>
              <table:table-cell office:value-type="float" office:value="2.51738621978913">
                <text:p>2.51738621978913</text:p>
              </table:table-cell>
              <table:table-cell office:value-type="float" office:value="2.78263614896499">
                <text:p>2.78263614896499</text:p>
              </table:table-cell>
              <table:table-cell office:value-type="float" office:value="2.282848693407">
                <text:p>2.282848693407</text:p>
              </table:table-cell>
              <table:table-cell office:value-type="float" office:value="2.48722688048353">
                <text:p>2.48722688048353</text:p>
              </table:table-cell>
              <table:table-cell office:value-type="float" office:value="2.3320699613045">
                <text:p>2.332069961304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.96575746711534">
                <text:p>2.96575746711534</text:p>
              </table:table-cell>
              <table:table-cell office:value-type="float" office:value="2.55515397066714">
                <text:p>2.55515397066714</text:p>
              </table:table-cell>
              <table:table-cell office:value-type="float" office:value="2.45693341885286">
                <text:p>2.45693341885286</text:p>
              </table:table-cell>
              <table:table-cell office:value-type="float" office:value="2.6029233352181">
                <text:p>2.6029233352181</text:p>
              </table:table-cell>
              <table:table-cell office:value-type="float" office:value="2.57805878131343">
                <text:p>2.57805878131343</text:p>
              </table:table-cell>
              <table:table-cell office:value-type="float" office:value="2.85421805636768">
                <text:p>2.85421805636768</text:p>
              </table:table-cell>
              <table:table-cell office:value-type="float" office:value="2.47707355208935">
                <text:p>2.47707355208935</text:p>
              </table:table-cell>
              <table:table-cell office:value-type="float" office:value="2.46562656801214">
                <text:p>2.46562656801214</text:p>
              </table:table-cell>
              <table:table-cell office:value-type="float" office:value="2.42510856966845">
                <text:p>2.4251085696684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2.57854762032415">
                <text:p>2.57854762032415</text:p>
              </table:table-cell>
              <table:table-cell office:value-type="float" office:value="1.95469615841234">
                <text:p>1.95469615841234</text:p>
              </table:table-cell>
              <table:table-cell office:value-type="float" office:value="1.6743099808751">
                <text:p>1.6743099808751</text:p>
              </table:table-cell>
              <table:table-cell office:value-type="float" office:value="1.72516796052993">
                <text:p>1.72516796052993</text:p>
              </table:table-cell>
              <table:table-cell office:value-type="float" office:value="1.87125784102273">
                <text:p>1.87125784102273</text:p>
              </table:table-cell>
              <table:table-cell office:value-type="float" office:value="2.37534473391427">
                <text:p>2.37534473391427</text:p>
              </table:table-cell>
              <table:table-cell office:value-type="float" office:value="1.72579275648468">
                <text:p>1.72579275648468</text:p>
              </table:table-cell>
              <table:table-cell office:value-type="float" office:value="1.83309207228166">
                <text:p>1.83309207228166</text:p>
              </table:table-cell>
              <table:table-cell office:value-type="float" office:value="1.9373791564032">
                <text:p>1.937379156403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2.58398925929822">
                <text:p>2.58398925929822</text:p>
              </table:table-cell>
              <table:table-cell office:value-type="float" office:value="1.8678783469933">
                <text:p>1.8678783469933</text:p>
              </table:table-cell>
              <table:table-cell office:value-type="float" office:value="1.65960609625377">
                <text:p>1.65960609625377</text:p>
              </table:table-cell>
              <table:table-cell office:value-type="float" office:value="1.61734658962305">
                <text:p>1.61734658962305</text:p>
              </table:table-cell>
              <table:table-cell office:value-type="float" office:value="1.94121711580938">
                <text:p>1.94121711580938</text:p>
              </table:table-cell>
              <table:table-cell office:value-type="float" office:value="2.32314859990042">
                <text:p>2.32314859990042</text:p>
              </table:table-cell>
              <table:table-cell office:value-type="float" office:value="1.77919548555903">
                <text:p>1.77919548555903</text:p>
              </table:table-cell>
              <table:table-cell office:value-type="float" office:value="1.80767848390524">
                <text:p>1.80767848390524</text:p>
              </table:table-cell>
              <table:table-cell office:value-type="float" office:value="1.67212687153406">
                <text:p>1.67212687153406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2.52538429519091">
                <text:p>2.52538429519091</text:p>
              </table:table-cell>
              <table:table-cell office:value-type="float" office:value="1.87222807405321">
                <text:p>1.87222807405321</text:p>
              </table:table-cell>
              <table:table-cell office:value-type="float" office:value="1.74792100893622">
                <text:p>1.74792100893622</text:p>
              </table:table-cell>
              <table:table-cell office:value-type="float" office:value="1.84412736260541">
                <text:p>1.84412736260541</text:p>
              </table:table-cell>
              <table:table-cell office:value-type="float" office:value="1.94217781657214">
                <text:p>1.94217781657214</text:p>
              </table:table-cell>
              <table:table-cell office:value-type="float" office:value="2.34264778442246">
                <text:p>2.34264778442246</text:p>
              </table:table-cell>
              <table:table-cell office:value-type="float" office:value="1.69937188816403">
                <text:p>1.69937188816403</text:p>
              </table:table-cell>
              <table:table-cell office:value-type="float" office:value="1.70398681018346">
                <text:p>1.70398681018346</text:p>
              </table:table-cell>
              <table:table-cell office:value-type="float" office:value="1.73050950475223">
                <text:p>1.73050950475223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2.60195662997116">
                <text:p>2.60195662997116</text:p>
              </table:table-cell>
              <table:table-cell office:value-type="float" office:value="1.81816322660334">
                <text:p>1.81816322660334</text:p>
              </table:table-cell>
              <table:table-cell office:value-type="float" office:value="1.63825427502427">
                <text:p>1.63825427502427</text:p>
              </table:table-cell>
              <table:table-cell office:value-type="float" office:value="1.90496685496293">
                <text:p>1.90496685496293</text:p>
              </table:table-cell>
              <table:table-cell office:value-type="float" office:value="1.91878738407011">
                <text:p>1.91878738407011</text:p>
              </table:table-cell>
              <table:table-cell office:value-type="float" office:value="2.18079238126951">
                <text:p>2.18079238126951</text:p>
              </table:table-cell>
              <table:table-cell office:value-type="float" office:value="1.81355830592918">
                <text:p>1.81355830592918</text:p>
              </table:table-cell>
              <table:table-cell office:value-type="float" office:value="1.71992993536102">
                <text:p>1.71992993536102</text:p>
              </table:table-cell>
              <table:table-cell office:value-type="float" office:value="1.7453277959515">
                <text:p>1.7453277959515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2.60756809448775">
                <text:p>2.60756809448775</text:p>
              </table:table-cell>
              <table:table-cell office:value-type="float" office:value="1.98005314660977">
                <text:p>1.98005314660977</text:p>
              </table:table-cell>
              <table:table-cell office:value-type="float" office:value="1.7799891265843">
                <text:p>1.7799891265843</text:p>
              </table:table-cell>
              <table:table-cell office:value-type="float" office:value="1.6986618934204">
                <text:p>1.6986618934204</text:p>
              </table:table-cell>
              <table:table-cell office:value-type="float" office:value="1.92442195938232">
                <text:p>1.92442195938232</text:p>
              </table:table-cell>
              <table:table-cell office:value-type="float" office:value="2.21084668380993">
                <text:p>2.21084668380993</text:p>
              </table:table-cell>
              <table:table-cell office:value-type="float" office:value="1.6184448501197">
                <text:p>1.6184448501197</text:p>
              </table:table-cell>
              <table:table-cell office:value-type="float" office:value="1.79789324969698">
                <text:p>1.79789324969698</text:p>
              </table:table-cell>
              <table:table-cell office:value-type="float" office:value="1.71343988645064">
                <text:p>1.7134398864506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3.08427726746818">
                <text:p>3.08427726746818</text:p>
              </table:table-cell>
              <table:table-cell office:value-type="float" office:value="2.70186211260647">
                <text:p>2.70186211260647</text:p>
              </table:table-cell>
              <table:table-cell office:value-type="float" office:value="2.502144080821">
                <text:p>2.502144080821</text:p>
              </table:table-cell>
              <table:table-cell office:value-type="float" office:value="2.78085129558083">
                <text:p>2.78085129558083</text:p>
              </table:table-cell>
              <table:table-cell office:value-type="float" office:value="2.55754382064998">
                <text:p>2.55754382064998</text:p>
              </table:table-cell>
              <table:table-cell office:value-type="float" office:value="2.99461844058774">
                <text:p>2.99461844058774</text:p>
              </table:table-cell>
              <table:table-cell office:value-type="float" office:value="2.51171127946188">
                <text:p>2.51171127946188</text:p>
              </table:table-cell>
              <table:table-cell office:value-type="float" office:value="2.63908895781559">
                <text:p>2.63908895781559</text:p>
              </table:table-cell>
              <table:table-cell office:value-type="float" office:value="2.47596106664527">
                <text:p>2.47596106664527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3.05142625709581">
                <text:p>3.05142625709581</text:p>
              </table:table-cell>
              <table:table-cell office:value-type="float" office:value="2.67424890140341">
                <text:p>2.67424890140341</text:p>
              </table:table-cell>
              <table:table-cell office:value-type="float" office:value="2.49846272321613">
                <text:p>2.49846272321613</text:p>
              </table:table-cell>
              <table:table-cell office:value-type="float" office:value="2.65358129514345">
                <text:p>2.65358129514345</text:p>
              </table:table-cell>
              <table:table-cell office:value-type="float" office:value="2.50913996866444">
                <text:p>2.50913996866444</text:p>
              </table:table-cell>
              <table:table-cell office:value-type="float" office:value="2.95395736908349">
                <text:p>2.95395736908349</text:p>
              </table:table-cell>
              <table:table-cell office:value-type="float" office:value="2.56874258848514">
                <text:p>2.56874258848514</text:p>
              </table:table-cell>
              <table:table-cell office:value-type="float" office:value="2.60519834530831">
                <text:p>2.60519834530831</text:p>
              </table:table-cell>
              <table:table-cell office:value-type="float" office:value="2.53129112072173">
                <text:p>2.5312911207217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3.10239178086154">
                <text:p>3.10239178086154</text:p>
              </table:table-cell>
              <table:table-cell office:value-type="float" office:value="2.67681608168452">
                <text:p>2.67681608168452</text:p>
              </table:table-cell>
              <table:table-cell office:value-type="float" office:value="2.40312007486505">
                <text:p>2.40312007486505</text:p>
              </table:table-cell>
              <table:table-cell office:value-type="float" office:value="2.6648853942455">
                <text:p>2.6648853942455</text:p>
              </table:table-cell>
              <table:table-cell office:value-type="float" office:value="2.54312001263192">
                <text:p>2.54312001263192</text:p>
              </table:table-cell>
              <table:table-cell office:value-type="float" office:value="2.87468315262122">
                <text:p>2.87468315262122</text:p>
              </table:table-cell>
              <table:table-cell office:value-type="float" office:value="2.51498559820939">
                <text:p>2.51498559820939</text:p>
              </table:table-cell>
              <table:table-cell office:value-type="float" office:value="2.44864147999915">
                <text:p>2.44864147999915</text:p>
              </table:table-cell>
              <table:table-cell office:value-type="float" office:value="2.44377038510215">
                <text:p>2.44377038510215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3.11927159487767">
                <text:p>3.11927159487767</text:p>
              </table:table-cell>
              <table:table-cell office:value-type="float" office:value="2.72428034690799">
                <text:p>2.72428034690799</text:p>
              </table:table-cell>
              <table:table-cell office:value-type="float" office:value="2.61574989357792">
                <text:p>2.61574989357792</text:p>
              </table:table-cell>
              <table:table-cell office:value-type="float" office:value="2.66540373831432">
                <text:p>2.66540373831432</text:p>
              </table:table-cell>
              <table:table-cell office:value-type="float" office:value="2.46654542630267">
                <text:p>2.46654542630267</text:p>
              </table:table-cell>
              <table:table-cell office:value-type="float" office:value="3.03265695533054">
                <text:p>3.03265695533054</text:p>
              </table:table-cell>
              <table:table-cell office:value-type="float" office:value="2.48864309295599">
                <text:p>2.48864309295599</text:p>
              </table:table-cell>
              <table:table-cell office:value-type="float" office:value="2.42343592222326">
                <text:p>2.42343592222326</text:p>
              </table:table-cell>
              <table:table-cell office:value-type="float" office:value="2.61666360091091">
                <text:p>2.6166636009109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3.20207909357166">
                <text:p>3.20207909357166</text:p>
              </table:table-cell>
              <table:table-cell office:value-type="float" office:value="2.58085968981083">
                <text:p>2.58085968981083</text:p>
              </table:table-cell>
              <table:table-cell office:value-type="float" office:value="2.54961309102581">
                <text:p>2.54961309102581</text:p>
              </table:table-cell>
              <table:table-cell office:value-type="float" office:value="2.83483242691752">
                <text:p>2.83483242691752</text:p>
              </table:table-cell>
              <table:table-cell office:value-type="float" office:value="2.58809335731782">
                <text:p>2.58809335731782</text:p>
              </table:table-cell>
              <table:table-cell office:value-type="float" office:value="3.0378393953405">
                <text:p>3.0378393953405</text:p>
              </table:table-cell>
              <table:table-cell office:value-type="float" office:value="2.5623610135967">
                <text:p>2.5623610135967</text:p>
              </table:table-cell>
              <table:table-cell office:value-type="float" office:value="2.52382421676774">
                <text:p>2.52382421676774</text:p>
              </table:table-cell>
              <table:table-cell office:value-type="float" office:value="2.63711245998991">
                <text:p>2.63711245998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2cm" xlink:href=".." xlink:type="simple" chart:class="chart:line" chart:style-name="ch1">
        <chart:title svg:x="1.984cm" svg:y="0.316cm" chart:style-name="ch2">
          <text:p>Comparativa entre la dispersión de los algoritmos genéticos</text:p>
        </chart:title>
        <chart:legend chart:legend-position="end" svg:x="12.37cm" svg:y="3.455cm" style:legend-expansion="high" chart:style-name="ch3"/>
        <chart:plot-area chart:style-name="ch4" table:cell-range-address="'2021-22'.AO59:'2021-22'.AO108 '2021-22'.AR58:'2021-22'.AU108" chart:data-source-has-labels="both" svg:x="0.319cm" svg:y="1.275cm" svg:width="11.732cm" svg:height="7.547cm">
          <chartooo:coordinate-region svg:x="1.602cm" svg:y="1.474cm" svg:width="10.449cm" svg:height="7.149cm"/>
          <chart:axis chart:dimension="x" chart:name="primary-x" chart:style-name="ch5" chartooo:axis-type="auto">
            <chartooo:date-scale/>
            <chart:categories table:cell-range-address="'2021-22'.AO59:'2021-22'.AO1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R59:'2021-22'.AR108" chart:label-cell-address="'2021-22'.AR58:'2021-22'.AR58" chart:class="chart:line">
            <chart:data-point chart:repeated="50"/>
          </chart:series>
          <chart:series chart:style-name="ch9" chart:values-cell-range-address="'2021-22'.AS59:'2021-22'.AS108" chart:label-cell-address="'2021-22'.AS58:'2021-22'.AS58" chart:class="chart:line">
            <chart:data-point chart:repeated="50"/>
          </chart:series>
          <chart:series chart:style-name="ch10" chart:values-cell-range-address="'2021-22'.AT59:'2021-22'.AT108" chart:label-cell-address="'2021-22'.AT58:'2021-22'.AT58" chart:class="chart:line">
            <chart:data-point chart:repeated="50"/>
          </chart:series>
          <chart:series chart:style-name="ch11" chart:values-cell-range-address="'2021-22'.AU59:'2021-22'.AU108" chart:label-cell-address="'2021-22'.AU58:'2021-22'.AU58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_uniforme</text:p>
                <draw:g>
                  <svg:desc>'2021-22'.AR58:'2021-22'.AR58</svg:desc>
                </draw:g>
              </table:table-cell>
              <table:table-cell office:value-type="string">
                <text:p>AGG_posicion</text:p>
                <draw:g>
                  <svg:desc>'2021-22'.AS58:'2021-22'.AS58</svg:desc>
                </draw:g>
              </table:table-cell>
              <table:table-cell office:value-type="string">
                <text:p>AGE_uniforme</text:p>
                <draw:g>
                  <svg:desc>'2021-22'.AT58:'2021-22'.AT58</svg:desc>
                </draw:g>
              </table:table-cell>
              <table:table-cell office:value-type="string">
                <text:p>AGE_posicion</text:p>
                <draw:g>
                  <svg:desc>'2021-22'.AU58:'2021-22'.AU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59:'2021-22'.AO108</svg:desc>
                </draw:g>
              </table:table-cell>
              <table:table-cell office:value-type="float" office:value="0">
                <text:p>0</text:p>
                <draw:g>
                  <svg:desc>'2021-22'.AR59:'2021-22'.AR108</svg:desc>
                </draw:g>
              </table:table-cell>
              <table:table-cell office:value-type="float" office:value="0">
                <text:p>0</text:p>
                <draw:g>
                  <svg:desc>'2021-22'.AS59:'2021-22'.AS108</svg:desc>
                </draw:g>
              </table:table-cell>
              <table:table-cell office:value-type="float" office:value="0">
                <text:p>0</text:p>
                <draw:g>
                  <svg:desc>'2021-22'.AT59:'2021-22'.AT108</svg:desc>
                </draw:g>
              </table:table-cell>
              <table:table-cell office:value-type="float" office:value="0">
                <text:p>0</text:p>
                <draw:g>
                  <svg:desc>'2021-22'.AU59:'2021-22'.AU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.18427368278765">
                <text:p>1.18427368278765</text:p>
              </table:table-cell>
              <table:table-cell office:value-type="float" office:value="1.4383964519648">
                <text:p>1.4383964519648</text:p>
              </table:table-cell>
              <table:table-cell office:value-type="float" office:value="1.60690886292278">
                <text:p>1.60690886292278</text:p>
              </table:table-cell>
              <table:table-cell office:value-type="float" office:value="1.71666005134879">
                <text:p>1.71666005134879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.30383945996924">
                <text:p>1.30383945996924</text:p>
              </table:table-cell>
              <table:table-cell office:value-type="float" office:value="1.46568912925789">
                <text:p>1.46568912925789</text:p>
              </table:table-cell>
              <table:table-cell office:value-type="float" office:value="1.55681972690548">
                <text:p>1.55681972690548</text:p>
              </table:table-cell>
              <table:table-cell office:value-type="float" office:value="1.56990609166284">
                <text:p>1.56990609166284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.38387871092754">
                <text:p>1.38387871092754</text:p>
              </table:table-cell>
              <table:table-cell office:value-type="float" office:value="1.4002348272164">
                <text:p>1.4002348272164</text:p>
              </table:table-cell>
              <table:table-cell office:value-type="float" office:value="1.22430484914431">
                <text:p>1.22430484914431</text:p>
              </table:table-cell>
              <table:table-cell office:value-type="float" office:value="1.72535175005677">
                <text:p>1.72535175005677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.56225907146154">
                <text:p>1.56225907146154</text:p>
              </table:table-cell>
              <table:table-cell office:value-type="float" office:value="1.30083821231093">
                <text:p>1.30083821231093</text:p>
              </table:table-cell>
              <table:table-cell office:value-type="float" office:value="1.58495112165122">
                <text:p>1.58495112165122</text:p>
              </table:table-cell>
              <table:table-cell office:value-type="float" office:value="1.64556491460541">
                <text:p>1.64556491460541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.61782607886484">
                <text:p>1.61782607886484</text:p>
              </table:table-cell>
              <table:table-cell office:value-type="float" office:value="1.60692668566907">
                <text:p>1.60692668566907</text:p>
              </table:table-cell>
              <table:table-cell office:value-type="float" office:value="1.41893039668601">
                <text:p>1.41893039668601</text:p>
              </table:table-cell>
              <table:table-cell office:value-type="float" office:value="1.67671564379645">
                <text:p>1.67671564379645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.06716053399252">
                <text:p>1.06716053399252</text:p>
              </table:table-cell>
              <table:table-cell office:value-type="float" office:value="1.01488495797888">
                <text:p>1.01488495797888</text:p>
              </table:table-cell>
              <table:table-cell office:value-type="float" office:value="1.16605871767498">
                <text:p>1.16605871767498</text:p>
              </table:table-cell>
              <table:table-cell office:value-type="float" office:value="1.25480297206416">
                <text:p>1.25480297206416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.09112753492862">
                <text:p>1.09112753492862</text:p>
              </table:table-cell>
              <table:table-cell office:value-type="float" office:value="1.01225876416399">
                <text:p>1.01225876416399</text:p>
              </table:table-cell>
              <table:table-cell office:value-type="float" office:value="1.34356337595216">
                <text:p>1.34356337595216</text:p>
              </table:table-cell>
              <table:table-cell office:value-type="float" office:value="1.29495293633395">
                <text:p>1.29495293633395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901656623909414">
                <text:p>0.901656623909414</text:p>
              </table:table-cell>
              <table:table-cell office:value-type="float" office:value="1.07438485633073">
                <text:p>1.07438485633073</text:p>
              </table:table-cell>
              <table:table-cell office:value-type="float" office:value="1.13744684803091">
                <text:p>1.13744684803091</text:p>
              </table:table-cell>
              <table:table-cell office:value-type="float" office:value="1.30396177131739">
                <text:p>1.30396177131739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97767011520083">
                <text:p>0.97767011520083</text:p>
              </table:table-cell>
              <table:table-cell office:value-type="float" office:value="1.01679566508274">
                <text:p>1.01679566508274</text:p>
              </table:table-cell>
              <table:table-cell office:value-type="float" office:value="1.27872914262752">
                <text:p>1.27872914262752</text:p>
              </table:table-cell>
              <table:table-cell office:value-type="float" office:value="0.889591882368776">
                <text:p>0.889591882368776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.0741213059063">
                <text:p>1.0741213059063</text:p>
              </table:table-cell>
              <table:table-cell office:value-type="float" office:value="1.00910017403767">
                <text:p>1.00910017403767</text:p>
              </table:table-cell>
              <table:table-cell office:value-type="float" office:value="1.25831778880598">
                <text:p>1.25831778880598</text:p>
              </table:table-cell>
              <table:table-cell office:value-type="float" office:value="1.19372384519651">
                <text:p>1.19372384519651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.92568974282179">
                <text:p>1.92568974282179</text:p>
              </table:table-cell>
              <table:table-cell office:value-type="float" office:value="1.92970015527617">
                <text:p>1.92970015527617</text:p>
              </table:table-cell>
              <table:table-cell office:value-type="float" office:value="1.89708542480783">
                <text:p>1.89708542480783</text:p>
              </table:table-cell>
              <table:table-cell office:value-type="float" office:value="2.33672809294166">
                <text:p>2.33672809294166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.92538697763052">
                <text:p>1.92538697763052</text:p>
              </table:table-cell>
              <table:table-cell office:value-type="float" office:value="1.80873694086287">
                <text:p>1.80873694086287</text:p>
              </table:table-cell>
              <table:table-cell office:value-type="float" office:value="2.15648545619423">
                <text:p>2.15648545619423</text:p>
              </table:table-cell>
              <table:table-cell office:value-type="float" office:value="2.06140614433099">
                <text:p>2.06140614433099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1.98680490951571">
                <text:p>1.98680490951571</text:p>
              </table:table-cell>
              <table:table-cell office:value-type="float" office:value="1.81149960097729">
                <text:p>1.81149960097729</text:p>
              </table:table-cell>
              <table:table-cell office:value-type="float" office:value="1.93064369579014">
                <text:p>1.93064369579014</text:p>
              </table:table-cell>
              <table:table-cell office:value-type="float" office:value="2.28645218067482">
                <text:p>2.2864521806748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.91150863256428">
                <text:p>1.91150863256428</text:p>
              </table:table-cell>
              <table:table-cell office:value-type="float" office:value="1.80522769007068">
                <text:p>1.80522769007068</text:p>
              </table:table-cell>
              <table:table-cell office:value-type="float" office:value="1.90463278888167">
                <text:p>1.90463278888167</text:p>
              </table:table-cell>
              <table:table-cell office:value-type="float" office:value="2.3406930786305">
                <text:p>2.3406930786305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.9550031611495">
                <text:p>1.9550031611495</text:p>
              </table:table-cell>
              <table:table-cell office:value-type="float" office:value="1.96223732229041">
                <text:p>1.96223732229041</text:p>
              </table:table-cell>
              <table:table-cell office:value-type="float" office:value="2.01776651072228">
                <text:p>2.01776651072228</text:p>
              </table:table-cell>
              <table:table-cell office:value-type="float" office:value="2.12619987551959">
                <text:p>2.1261998755195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.59348256297253">
                <text:p>1.59348256297253</text:p>
              </table:table-cell>
              <table:table-cell office:value-type="float" office:value="1.58460268665777">
                <text:p>1.58460268665777</text:p>
              </table:table-cell>
              <table:table-cell office:value-type="float" office:value="1.74402348043834">
                <text:p>1.74402348043834</text:p>
              </table:table-cell>
              <table:table-cell office:value-type="float" office:value="1.91313593008316">
                <text:p>1.91313593008316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1.56572058007666">
                <text:p>1.56572058007666</text:p>
              </table:table-cell>
              <table:table-cell office:value-type="float" office:value="1.68827892042598">
                <text:p>1.68827892042598</text:p>
              </table:table-cell>
              <table:table-cell office:value-type="float" office:value="1.68821642132759">
                <text:p>1.68821642132759</text:p>
              </table:table-cell>
              <table:table-cell office:value-type="float" office:value="1.79956880427377">
                <text:p>1.7995688042737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1.49365375310756">
                <text:p>1.49365375310756</text:p>
              </table:table-cell>
              <table:table-cell office:value-type="float" office:value="1.59494230861241">
                <text:p>1.59494230861241</text:p>
              </table:table-cell>
              <table:table-cell office:value-type="float" office:value="1.57074416306626">
                <text:p>1.57074416306626</text:p>
              </table:table-cell>
              <table:table-cell office:value-type="float" office:value="1.99950779582786">
                <text:p>1.99950779582786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1.49807100535087">
                <text:p>1.49807100535087</text:p>
              </table:table-cell>
              <table:table-cell office:value-type="float" office:value="1.42156789867412">
                <text:p>1.42156789867412</text:p>
              </table:table-cell>
              <table:table-cell office:value-type="float" office:value="1.70556370611976">
                <text:p>1.70556370611976</text:p>
              </table:table-cell>
              <table:table-cell office:value-type="float" office:value="1.94486783895082">
                <text:p>1.94486783895082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1.59446028619143">
                <text:p>1.59446028619143</text:p>
              </table:table-cell>
              <table:table-cell office:value-type="float" office:value="1.65151690718766">
                <text:p>1.65151690718766</text:p>
              </table:table-cell>
              <table:table-cell office:value-type="float" office:value="1.57094984190757">
                <text:p>1.57094984190757</text:p>
              </table:table-cell>
              <table:table-cell office:value-type="float" office:value="2.067820678174">
                <text:p>2.067820678174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.31915617212699">
                <text:p>2.31915617212699</text:p>
              </table:table-cell>
              <table:table-cell office:value-type="float" office:value="2.4393845376006">
                <text:p>2.4393845376006</text:p>
              </table:table-cell>
              <table:table-cell office:value-type="float" office:value="2.27241171397638">
                <text:p>2.27241171397638</text:p>
              </table:table-cell>
              <table:table-cell office:value-type="float" office:value="2.71148193452307">
                <text:p>2.71148193452307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.29020433165889">
                <text:p>2.29020433165889</text:p>
              </table:table-cell>
              <table:table-cell office:value-type="float" office:value="2.50194038288215">
                <text:p>2.50194038288215</text:p>
              </table:table-cell>
              <table:table-cell office:value-type="float" office:value="2.31240644349152">
                <text:p>2.31240644349152</text:p>
              </table:table-cell>
              <table:table-cell office:value-type="float" office:value="2.51180590266201">
                <text:p>2.51180590266201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2.12905260996414">
                <text:p>2.12905260996414</text:p>
              </table:table-cell>
              <table:table-cell office:value-type="float" office:value="2.52075972955166">
                <text:p>2.52075972955166</text:p>
              </table:table-cell>
              <table:table-cell office:value-type="float" office:value="2.29070099799723">
                <text:p>2.29070099799723</text:p>
              </table:table-cell>
              <table:table-cell office:value-type="float" office:value="2.71847908503661">
                <text:p>2.7184790850366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.25369244561682">
                <text:p>2.25369244561682</text:p>
              </table:table-cell>
              <table:table-cell office:value-type="float" office:value="2.42959974966341">
                <text:p>2.42959974966341</text:p>
              </table:table-cell>
              <table:table-cell office:value-type="float" office:value="2.28262068561685">
                <text:p>2.28262068561685</text:p>
              </table:table-cell>
              <table:table-cell office:value-type="float" office:value="2.66000794340349">
                <text:p>2.66000794340349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.2979215968162">
                <text:p>2.2979215968162</text:p>
              </table:table-cell>
              <table:table-cell office:value-type="float" office:value="2.55201710160505">
                <text:p>2.55201710160505</text:p>
              </table:table-cell>
              <table:table-cell office:value-type="float" office:value="2.3246988901242">
                <text:p>2.3246988901242</text:p>
              </table:table-cell>
              <table:table-cell office:value-type="float" office:value="2.62418629290483">
                <text:p>2.62418629290483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1.72544721142889">
                <text:p>1.72544721142889</text:p>
              </table:table-cell>
              <table:table-cell office:value-type="float" office:value="1.61904185950476">
                <text:p>1.61904185950476</text:p>
              </table:table-cell>
              <table:table-cell office:value-type="float" office:value="1.85381558923919">
                <text:p>1.85381558923919</text:p>
              </table:table-cell>
              <table:table-cell office:value-type="float" office:value="2.2007765687521">
                <text:p>2.200776568752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1.70519388665296">
                <text:p>1.70519388665296</text:p>
              </table:table-cell>
              <table:table-cell office:value-type="float" office:value="1.67099001163316">
                <text:p>1.67099001163316</text:p>
              </table:table-cell>
              <table:table-cell office:value-type="float" office:value="1.75830322681561">
                <text:p>1.75830322681561</text:p>
              </table:table-cell>
              <table:table-cell office:value-type="float" office:value="2.06861319023004">
                <text:p>2.06861319023004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1.66522459202519">
                <text:p>1.66522459202519</text:p>
              </table:table-cell>
              <table:table-cell office:value-type="float" office:value="1.7287095142362">
                <text:p>1.7287095142362</text:p>
              </table:table-cell>
              <table:table-cell office:value-type="float" office:value="1.86444367712153">
                <text:p>1.86444367712153</text:p>
              </table:table-cell>
              <table:table-cell office:value-type="float" office:value="2.13880640863687">
                <text:p>2.13880640863687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1.66133375144785">
                <text:p>1.66133375144785</text:p>
              </table:table-cell>
              <table:table-cell office:value-type="float" office:value="1.63408189233902">
                <text:p>1.63408189233902</text:p>
              </table:table-cell>
              <table:table-cell office:value-type="float" office:value="1.80491161237104">
                <text:p>1.80491161237104</text:p>
              </table:table-cell>
              <table:table-cell office:value-type="float" office:value="2.13798483623694">
                <text:p>2.13798483623694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1.67332849259394">
                <text:p>1.67332849259394</text:p>
              </table:table-cell>
              <table:table-cell office:value-type="float" office:value="1.69119690536026">
                <text:p>1.69119690536026</text:p>
              </table:table-cell>
              <table:table-cell office:value-type="float" office:value="1.78745771146154">
                <text:p>1.78745771146154</text:p>
              </table:table-cell>
              <table:table-cell office:value-type="float" office:value="2.05045937606307">
                <text:p>2.05045937606307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.41578116900737">
                <text:p>2.41578116900737</text:p>
              </table:table-cell>
              <table:table-cell office:value-type="float" office:value="2.62778800274107">
                <text:p>2.62778800274107</text:p>
              </table:table-cell>
              <table:table-cell office:value-type="float" office:value="2.42785946454156">
                <text:p>2.42785946454156</text:p>
              </table:table-cell>
              <table:table-cell office:value-type="float" office:value="2.89401953887619">
                <text:p>2.89401953887619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.55506552287672">
                <text:p>2.55506552287672</text:p>
              </table:table-cell>
              <table:table-cell office:value-type="float" office:value="2.61078753745724">
                <text:p>2.61078753745724</text:p>
              </table:table-cell>
              <table:table-cell office:value-type="float" office:value="2.57237057408837">
                <text:p>2.57237057408837</text:p>
              </table:table-cell>
              <table:table-cell office:value-type="float" office:value="2.94472061513726">
                <text:p>2.94472061513726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.419303536552">
                <text:p>2.419303536552</text:p>
              </table:table-cell>
              <table:table-cell office:value-type="float" office:value="2.56682010380888">
                <text:p>2.56682010380888</text:p>
              </table:table-cell>
              <table:table-cell office:value-type="float" office:value="2.41010955975441">
                <text:p>2.41010955975441</text:p>
              </table:table-cell>
              <table:table-cell office:value-type="float" office:value="2.88604452636502">
                <text:p>2.8860445263650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.32790469874837">
                <text:p>2.32790469874837</text:p>
              </table:table-cell>
              <table:table-cell office:value-type="float" office:value="2.62386839067393">
                <text:p>2.62386839067393</text:p>
              </table:table-cell>
              <table:table-cell office:value-type="float" office:value="2.51738621978913">
                <text:p>2.51738621978913</text:p>
              </table:table-cell>
              <table:table-cell office:value-type="float" office:value="2.78263614896499">
                <text:p>2.78263614896499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.45693341885286">
                <text:p>2.45693341885286</text:p>
              </table:table-cell>
              <table:table-cell office:value-type="float" office:value="2.6029233352181">
                <text:p>2.6029233352181</text:p>
              </table:table-cell>
              <table:table-cell office:value-type="float" office:value="2.57805878131343">
                <text:p>2.57805878131343</text:p>
              </table:table-cell>
              <table:table-cell office:value-type="float" office:value="2.85421805636768">
                <text:p>2.85421805636768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1.6743099808751">
                <text:p>1.6743099808751</text:p>
              </table:table-cell>
              <table:table-cell office:value-type="float" office:value="1.72516796052993">
                <text:p>1.72516796052993</text:p>
              </table:table-cell>
              <table:table-cell office:value-type="float" office:value="1.87125784102273">
                <text:p>1.87125784102273</text:p>
              </table:table-cell>
              <table:table-cell office:value-type="float" office:value="2.37534473391427">
                <text:p>2.37534473391427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1.65960609625377">
                <text:p>1.65960609625377</text:p>
              </table:table-cell>
              <table:table-cell office:value-type="float" office:value="1.61734658962305">
                <text:p>1.61734658962305</text:p>
              </table:table-cell>
              <table:table-cell office:value-type="float" office:value="1.94121711580938">
                <text:p>1.94121711580938</text:p>
              </table:table-cell>
              <table:table-cell office:value-type="float" office:value="2.32314859990042">
                <text:p>2.32314859990042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.74792100893622">
                <text:p>1.74792100893622</text:p>
              </table:table-cell>
              <table:table-cell office:value-type="float" office:value="1.84412736260541">
                <text:p>1.84412736260541</text:p>
              </table:table-cell>
              <table:table-cell office:value-type="float" office:value="1.94217781657214">
                <text:p>1.94217781657214</text:p>
              </table:table-cell>
              <table:table-cell office:value-type="float" office:value="2.34264778442246">
                <text:p>2.34264778442246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1.63825427502427">
                <text:p>1.63825427502427</text:p>
              </table:table-cell>
              <table:table-cell office:value-type="float" office:value="1.90496685496293">
                <text:p>1.90496685496293</text:p>
              </table:table-cell>
              <table:table-cell office:value-type="float" office:value="1.91878738407011">
                <text:p>1.91878738407011</text:p>
              </table:table-cell>
              <table:table-cell office:value-type="float" office:value="2.18079238126951">
                <text:p>2.18079238126951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1.7799891265843">
                <text:p>1.7799891265843</text:p>
              </table:table-cell>
              <table:table-cell office:value-type="float" office:value="1.6986618934204">
                <text:p>1.6986618934204</text:p>
              </table:table-cell>
              <table:table-cell office:value-type="float" office:value="1.92442195938232">
                <text:p>1.92442195938232</text:p>
              </table:table-cell>
              <table:table-cell office:value-type="float" office:value="2.21084668380993">
                <text:p>2.21084668380993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.502144080821">
                <text:p>2.502144080821</text:p>
              </table:table-cell>
              <table:table-cell office:value-type="float" office:value="2.78085129558083">
                <text:p>2.78085129558083</text:p>
              </table:table-cell>
              <table:table-cell office:value-type="float" office:value="2.55754382064998">
                <text:p>2.55754382064998</text:p>
              </table:table-cell>
              <table:table-cell office:value-type="float" office:value="2.99461844058774">
                <text:p>2.99461844058774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.49846272321613">
                <text:p>2.49846272321613</text:p>
              </table:table-cell>
              <table:table-cell office:value-type="float" office:value="2.65358129514345">
                <text:p>2.65358129514345</text:p>
              </table:table-cell>
              <table:table-cell office:value-type="float" office:value="2.50913996866444">
                <text:p>2.50913996866444</text:p>
              </table:table-cell>
              <table:table-cell office:value-type="float" office:value="2.95395736908349">
                <text:p>2.95395736908349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.40312007486505">
                <text:p>2.40312007486505</text:p>
              </table:table-cell>
              <table:table-cell office:value-type="float" office:value="2.6648853942455">
                <text:p>2.6648853942455</text:p>
              </table:table-cell>
              <table:table-cell office:value-type="float" office:value="2.54312001263192">
                <text:p>2.54312001263192</text:p>
              </table:table-cell>
              <table:table-cell office:value-type="float" office:value="2.87468315262122">
                <text:p>2.87468315262122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.61574989357792">
                <text:p>2.61574989357792</text:p>
              </table:table-cell>
              <table:table-cell office:value-type="float" office:value="2.66540373831432">
                <text:p>2.66540373831432</text:p>
              </table:table-cell>
              <table:table-cell office:value-type="float" office:value="2.46654542630267">
                <text:p>2.46654542630267</text:p>
              </table:table-cell>
              <table:table-cell office:value-type="float" office:value="3.03265695533054">
                <text:p>3.03265695533054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.54961309102581">
                <text:p>2.54961309102581</text:p>
              </table:table-cell>
              <table:table-cell office:value-type="float" office:value="2.83483242691752">
                <text:p>2.83483242691752</text:p>
              </table:table-cell>
              <table:table-cell office:value-type="float" office:value="2.58809335731782">
                <text:p>2.58809335731782</text:p>
              </table:table-cell>
              <table:table-cell office:value-type="float" office:value="3.0378393953405">
                <text:p>3.0378393953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2cm" xlink:href=".." xlink:type="simple" chart:class="chart:line" chart:style-name="ch1">
        <chart:title svg:x="1.863cm" svg:y="0.316cm" chart:style-name="ch2">
          <text:p>Comparativa entre la dispersión de los algoritmos meméticos</text:p>
        </chart:title>
        <chart:legend chart:legend-position="end" svg:x="12.47cm" svg:y="3.704cm" style:legend-expansion="high" chart:style-name="ch3"/>
        <chart:plot-area chart:style-name="ch4" table:cell-range-address="'2021-22'.AO59:'2021-22'.AO108 '2021-22'.AV58:'2021-22'.AX108" chart:data-source-has-labels="both" svg:x="0.32cm" svg:y="1.275cm" svg:width="11.83cm" svg:height="7.547cm">
          <chartooo:coordinate-region svg:x="1.603cm" svg:y="1.474cm" svg:width="10.547cm" svg:height="7.149cm"/>
          <chart:axis chart:dimension="x" chart:name="primary-x" chart:style-name="ch5" chartooo:axis-type="auto">
            <chartooo:date-scale/>
            <chart:categories table:cell-range-address="'2021-22'.AO59:'2021-22'.AO10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V59:'2021-22'.AV108" chart:label-cell-address="'2021-22'.AV58:'2021-22'.AV58" chart:class="chart:line">
            <chart:data-point chart:repeated="50"/>
          </chart:series>
          <chart:series chart:style-name="ch9" chart:values-cell-range-address="'2021-22'.AW59:'2021-22'.AW108" chart:label-cell-address="'2021-22'.AW58:'2021-22'.AW58" chart:class="chart:line">
            <chart:data-point chart:repeated="50"/>
          </chart:series>
          <chart:series chart:style-name="ch10" chart:values-cell-range-address="'2021-22'.AX59:'2021-22'.AX108" chart:label-cell-address="'2021-22'.AX58:'2021-22'.AX58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_10_1</text:p>
                <draw:g>
                  <svg:desc>'2021-22'.AV58:'2021-22'.AV58</svg:desc>
                </draw:g>
              </table:table-cell>
              <table:table-cell office:value-type="string">
                <text:p>AM_10_01</text:p>
                <draw:g>
                  <svg:desc>'2021-22'.AW58:'2021-22'.AW58</svg:desc>
                </draw:g>
              </table:table-cell>
              <table:table-cell office:value-type="string">
                <text:p>AM_10_01mej</text:p>
                <draw:g>
                  <svg:desc>'2021-22'.AX58:'2021-22'.AX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59:'2021-22'.AO108</svg:desc>
                </draw:g>
              </table:table-cell>
              <table:table-cell office:value-type="float" office:value="0">
                <text:p>0</text:p>
                <draw:g>
                  <svg:desc>'2021-22'.AV59:'2021-22'.AV108</svg:desc>
                </draw:g>
              </table:table-cell>
              <table:table-cell office:value-type="float" office:value="0">
                <text:p>0</text:p>
                <draw:g>
                  <svg:desc>'2021-22'.AW59:'2021-22'.AW108</svg:desc>
                </draw:g>
              </table:table-cell>
              <table:table-cell office:value-type="float" office:value="0">
                <text:p>0</text:p>
                <draw:g>
                  <svg:desc>'2021-22'.AX59:'2021-22'.AX108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.44988473336073">
                <text:p>1.44988473336073</text:p>
              </table:table-cell>
              <table:table-cell office:value-type="float" office:value="1.30953499541358">
                <text:p>1.30953499541358</text:p>
              </table:table-cell>
              <table:table-cell office:value-type="float" office:value="1.52434210783189">
                <text:p>1.52434210783189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.32131398524999">
                <text:p>1.32131398524999</text:p>
              </table:table-cell>
              <table:table-cell office:value-type="float" office:value="1.30383945996924">
                <text:p>1.30383945996924</text:p>
              </table:table-cell>
              <table:table-cell office:value-type="float" office:value="1.22413639680663">
                <text:p>1.22413639680663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.37730424718803">
                <text:p>1.37730424718803</text:p>
              </table:table-cell>
              <table:table-cell office:value-type="float" office:value="1.52750835873299">
                <text:p>1.52750835873299</text:p>
              </table:table-cell>
              <table:table-cell office:value-type="float" office:value="1.41758444566043">
                <text:p>1.4175844456604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.4548489743578">
                <text:p>1.4548489743578</text:p>
              </table:table-cell>
              <table:table-cell office:value-type="float" office:value="1.56225907146153">
                <text:p>1.56225907146153</text:p>
              </table:table-cell>
              <table:table-cell office:value-type="float" office:value="1.41205462425689">
                <text:p>1.41205462425689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.56212446833597">
                <text:p>1.56212446833597</text:p>
              </table:table-cell>
              <table:table-cell office:value-type="float" office:value="1.56212446833597">
                <text:p>1.56212446833597</text:p>
              </table:table-cell>
              <table:table-cell office:value-type="float" office:value="1.42949808684849">
                <text:p>1.4294980868484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.0520818826445">
                <text:p>1.0520818826445</text:p>
              </table:table-cell>
              <table:table-cell office:value-type="float" office:value="1.00995968257516">
                <text:p>1.00995968257516</text:p>
              </table:table-cell>
              <table:table-cell office:value-type="float" office:value="1.01493153793144">
                <text:p>1.01493153793144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.2895405710477">
                <text:p>1.2895405710477</text:p>
              </table:table-cell>
              <table:table-cell office:value-type="float" office:value="0.958866684899142">
                <text:p>0.958866684899142</text:p>
              </table:table-cell>
              <table:table-cell office:value-type="float" office:value="0.779787625334729">
                <text:p>0.779787625334729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660963135869474">
                <text:p>0.660963135869474</text:p>
              </table:table-cell>
              <table:table-cell office:value-type="float" office:value="1.29475250160145">
                <text:p>1.29475250160145</text:p>
              </table:table-cell>
              <table:table-cell office:value-type="float" office:value="0.961652181659726">
                <text:p>0.961652181659726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.02311494558346">
                <text:p>1.02311494558346</text:p>
              </table:table-cell>
              <table:table-cell office:value-type="float" office:value="0.933227038134766">
                <text:p>0.933227038134766</text:p>
              </table:table-cell>
              <table:table-cell office:value-type="float" office:value="1.06929986332421">
                <text:p>1.06929986332421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.2117717615813">
                <text:p>1.2117717615813</text:p>
              </table:table-cell>
              <table:table-cell office:value-type="float" office:value="0.468900924472975">
                <text:p>0.468900924472975</text:p>
              </table:table-cell>
              <table:table-cell office:value-type="float" office:value="1.06015293113221">
                <text:p>1.06015293113221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.79543903675122">
                <text:p>1.79543903675122</text:p>
              </table:table-cell>
              <table:table-cell office:value-type="float" office:value="1.90878382861939">
                <text:p>1.90878382861939</text:p>
              </table:table-cell>
              <table:table-cell office:value-type="float" office:value="2.04872202341238">
                <text:p>2.0487220234123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.77970094022656">
                <text:p>1.77970094022656</text:p>
              </table:table-cell>
              <table:table-cell office:value-type="float" office:value="1.68221378156283">
                <text:p>1.68221378156283</text:p>
              </table:table-cell>
              <table:table-cell office:value-type="float" office:value="1.78030002644364">
                <text:p>1.7803000264436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1.88367755768218">
                <text:p>1.88367755768218</text:p>
              </table:table-cell>
              <table:table-cell office:value-type="float" office:value="1.8511299987939">
                <text:p>1.8511299987939</text:p>
              </table:table-cell>
              <table:table-cell office:value-type="float" office:value="1.75834216939662">
                <text:p>1.7583421693966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.86039760565508">
                <text:p>1.86039760565508</text:p>
              </table:table-cell>
              <table:table-cell office:value-type="float" office:value="1.89066481481549">
                <text:p>1.89066481481549</text:p>
              </table:table-cell>
              <table:table-cell office:value-type="float" office:value="1.86261408460101">
                <text:p>1.86261408460101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.86641252784284">
                <text:p>1.86641252784284</text:p>
              </table:table-cell>
              <table:table-cell office:value-type="float" office:value="1.89420775253269">
                <text:p>1.89420775253269</text:p>
              </table:table-cell>
              <table:table-cell office:value-type="float" office:value="1.90058460383509">
                <text:p>1.90058460383509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1.48022892286648">
                <text:p>1.48022892286648</text:p>
              </table:table-cell>
              <table:table-cell office:value-type="float" office:value="1.67679453707713">
                <text:p>1.67679453707713</text:p>
              </table:table-cell>
              <table:table-cell office:value-type="float" office:value="1.4144724513169">
                <text:p>1.414472451316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1.6863941228077">
                <text:p>1.6863941228077</text:p>
              </table:table-cell>
              <table:table-cell office:value-type="float" office:value="1.6920007628827">
                <text:p>1.6920007628827</text:p>
              </table:table-cell>
              <table:table-cell office:value-type="float" office:value="1.53100438276443">
                <text:p>1.53100438276443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1.44490441009428">
                <text:p>1.44490441009428</text:p>
              </table:table-cell>
              <table:table-cell office:value-type="float" office:value="1.58427274901249">
                <text:p>1.58427274901249</text:p>
              </table:table-cell>
              <table:table-cell office:value-type="float" office:value="1.49330577724862">
                <text:p>1.49330577724862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1.56786554395737">
                <text:p>1.56786554395737</text:p>
              </table:table-cell>
              <table:table-cell office:value-type="float" office:value="1.54971031625757">
                <text:p>1.54971031625757</text:p>
              </table:table-cell>
              <table:table-cell office:value-type="float" office:value="1.44940202452597">
                <text:p>1.44940202452597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1.46107077474025">
                <text:p>1.46107077474025</text:p>
              </table:table-cell>
              <table:table-cell office:value-type="float" office:value="1.48375228326677">
                <text:p>1.48375228326677</text:p>
              </table:table-cell>
              <table:table-cell office:value-type="float" office:value="1.43969797923214">
                <text:p>1.43969797923214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.369436883032">
                <text:p>2.369436883032</text:p>
              </table:table-cell>
              <table:table-cell office:value-type="float" office:value="2.37425619669083">
                <text:p>2.37425619669083</text:p>
              </table:table-cell>
              <table:table-cell office:value-type="float" office:value="2.34037097269733">
                <text:p>2.34037097269733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.29273707408207">
                <text:p>2.29273707408207</text:p>
              </table:table-cell>
              <table:table-cell office:value-type="float" office:value="2.25838017325012">
                <text:p>2.25838017325012</text:p>
              </table:table-cell>
              <table:table-cell office:value-type="float" office:value="2.29398342807321">
                <text:p>2.29398342807321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2.1918041752637">
                <text:p>2.1918041752637</text:p>
              </table:table-cell>
              <table:table-cell office:value-type="float" office:value="2.3448442549079">
                <text:p>2.3448442549079</text:p>
              </table:table-cell>
              <table:table-cell office:value-type="float" office:value="2.26240136847231">
                <text:p>2.2624013684723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.25803934529008">
                <text:p>2.25803934529008</text:p>
              </table:table-cell>
              <table:table-cell office:value-type="float" office:value="2.31995941616747">
                <text:p>2.31995941616747</text:p>
              </table:table-cell>
              <table:table-cell office:value-type="float" office:value="2.29329089573573">
                <text:p>2.29329089573573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.40364950601302">
                <text:p>2.40364950601302</text:p>
              </table:table-cell>
              <table:table-cell office:value-type="float" office:value="2.25596301490221">
                <text:p>2.25596301490221</text:p>
              </table:table-cell>
              <table:table-cell office:value-type="float" office:value="2.38723729811782">
                <text:p>2.38723729811782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1.5526867066881">
                <text:p>1.5526867066881</text:p>
              </table:table-cell>
              <table:table-cell office:value-type="float" office:value="1.68722154673368">
                <text:p>1.68722154673368</text:p>
              </table:table-cell>
              <table:table-cell office:value-type="float" office:value="1.58087493203721">
                <text:p>1.5808749320372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1.65454895097509">
                <text:p>1.65454895097509</text:p>
              </table:table-cell>
              <table:table-cell office:value-type="float" office:value="1.81755743716804">
                <text:p>1.81755743716804</text:p>
              </table:table-cell>
              <table:table-cell office:value-type="float" office:value="1.4827226972122">
                <text:p>1.4827226972122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1.51672068621511">
                <text:p>1.51672068621511</text:p>
              </table:table-cell>
              <table:table-cell office:value-type="float" office:value="1.61946242844536">
                <text:p>1.61946242844536</text:p>
              </table:table-cell>
              <table:table-cell office:value-type="float" office:value="1.68835396087856">
                <text:p>1.68835396087856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1.67253636630942">
                <text:p>1.67253636630942</text:p>
              </table:table-cell>
              <table:table-cell office:value-type="float" office:value="1.74274853388493">
                <text:p>1.74274853388493</text:p>
              </table:table-cell>
              <table:table-cell office:value-type="float" office:value="1.61456240618872">
                <text:p>1.61456240618872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1.80042266153702">
                <text:p>1.80042266153702</text:p>
              </table:table-cell>
              <table:table-cell office:value-type="float" office:value="1.57308695421691">
                <text:p>1.57308695421691</text:p>
              </table:table-cell>
              <table:table-cell office:value-type="float" office:value="1.52397811543018">
                <text:p>1.52397811543018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.41208194983694">
                <text:p>2.41208194983694</text:p>
              </table:table-cell>
              <table:table-cell office:value-type="float" office:value="2.39594525411099">
                <text:p>2.39594525411099</text:p>
              </table:table-cell>
              <table:table-cell office:value-type="float" office:value="2.45765707981111">
                <text:p>2.45765707981111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.5210524459938">
                <text:p>2.5210524459938</text:p>
              </table:table-cell>
              <table:table-cell office:value-type="float" office:value="2.54963873159303">
                <text:p>2.54963873159303</text:p>
              </table:table-cell>
              <table:table-cell office:value-type="float" office:value="2.48457482442878">
                <text:p>2.48457482442878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.53719181057177">
                <text:p>2.53719181057177</text:p>
              </table:table-cell>
              <table:table-cell office:value-type="float" office:value="2.38865764458872">
                <text:p>2.38865764458872</text:p>
              </table:table-cell>
              <table:table-cell office:value-type="float" office:value="2.53189072669235">
                <text:p>2.53189072669235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.282848693407">
                <text:p>2.282848693407</text:p>
              </table:table-cell>
              <table:table-cell office:value-type="float" office:value="2.48722688048353">
                <text:p>2.48722688048353</text:p>
              </table:table-cell>
              <table:table-cell office:value-type="float" office:value="2.3320699613045">
                <text:p>2.3320699613045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.47707355208935">
                <text:p>2.47707355208935</text:p>
              </table:table-cell>
              <table:table-cell office:value-type="float" office:value="2.46562656801214">
                <text:p>2.46562656801214</text:p>
              </table:table-cell>
              <table:table-cell office:value-type="float" office:value="2.42510856966845">
                <text:p>2.4251085696684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1.72579275648468">
                <text:p>1.72579275648468</text:p>
              </table:table-cell>
              <table:table-cell office:value-type="float" office:value="1.83309207228166">
                <text:p>1.83309207228166</text:p>
              </table:table-cell>
              <table:table-cell office:value-type="float" office:value="1.9373791564032">
                <text:p>1.9373791564032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1.77919548555903">
                <text:p>1.77919548555903</text:p>
              </table:table-cell>
              <table:table-cell office:value-type="float" office:value="1.80767848390524">
                <text:p>1.80767848390524</text:p>
              </table:table-cell>
              <table:table-cell office:value-type="float" office:value="1.67212687153406">
                <text:p>1.67212687153406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1.69937188816403">
                <text:p>1.69937188816403</text:p>
              </table:table-cell>
              <table:table-cell office:value-type="float" office:value="1.70398681018346">
                <text:p>1.70398681018346</text:p>
              </table:table-cell>
              <table:table-cell office:value-type="float" office:value="1.73050950475223">
                <text:p>1.73050950475223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1.81355830592918">
                <text:p>1.81355830592918</text:p>
              </table:table-cell>
              <table:table-cell office:value-type="float" office:value="1.71992993536102">
                <text:p>1.71992993536102</text:p>
              </table:table-cell>
              <table:table-cell office:value-type="float" office:value="1.7453277959515">
                <text:p>1.7453277959515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1.6184448501197">
                <text:p>1.6184448501197</text:p>
              </table:table-cell>
              <table:table-cell office:value-type="float" office:value="1.79789324969698">
                <text:p>1.79789324969698</text:p>
              </table:table-cell>
              <table:table-cell office:value-type="float" office:value="1.71343988645064">
                <text:p>1.7134398864506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.51171127946188">
                <text:p>2.51171127946188</text:p>
              </table:table-cell>
              <table:table-cell office:value-type="float" office:value="2.63908895781559">
                <text:p>2.63908895781559</text:p>
              </table:table-cell>
              <table:table-cell office:value-type="float" office:value="2.47596106664527">
                <text:p>2.47596106664527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.56874258848514">
                <text:p>2.56874258848514</text:p>
              </table:table-cell>
              <table:table-cell office:value-type="float" office:value="2.60519834530831">
                <text:p>2.60519834530831</text:p>
              </table:table-cell>
              <table:table-cell office:value-type="float" office:value="2.53129112072173">
                <text:p>2.53129112072173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.51498559820939">
                <text:p>2.51498559820939</text:p>
              </table:table-cell>
              <table:table-cell office:value-type="float" office:value="2.44864147999915">
                <text:p>2.44864147999915</text:p>
              </table:table-cell>
              <table:table-cell office:value-type="float" office:value="2.44377038510215">
                <text:p>2.44377038510215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.48864309295599">
                <text:p>2.48864309295599</text:p>
              </table:table-cell>
              <table:table-cell office:value-type="float" office:value="2.42343592222326">
                <text:p>2.42343592222326</text:p>
              </table:table-cell>
              <table:table-cell office:value-type="float" office:value="2.61666360091091">
                <text:p>2.6166636009109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.5623610135967">
                <text:p>2.5623610135967</text:p>
              </table:table-cell>
              <table:table-cell office:value-type="float" office:value="2.52382421676774">
                <text:p>2.52382421676774</text:p>
              </table:table-cell>
              <table:table-cell office:value-type="float" office:value="2.63711245998991">
                <text:p>2.637112459989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1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1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3.637cm" svg:y="0.316cm" chart:style-name="ch2">
          <text:p>Tiempo por algoritmo en escala logarítmica</text:p>
        </chart:title>
        <chart:legend chart:legend-position="end" svg:x="12.368cm" svg:y="2.212cm" style:legend-expansion="high" chart:style-name="ch3"/>
        <chart:plot-area chart:style-name="ch4" table:cell-range-address="'2021-22'.AO113:'2021-22'.AX163" chart:data-source-has-labels="both" svg:x="0.319cm" svg:y="1.275cm" svg:width="11.73cm" svg:height="7.551cm">
          <chartooo:coordinate-region svg:x="1.708cm" svg:y="1.474cm" svg:width="10.341cm" svg:height="7.153cm"/>
          <chart:axis chart:dimension="x" chart:name="primary-x" chart:style-name="ch5" chartooo:axis-type="auto">
            <chartooo:date-scale/>
            <chart:categories table:cell-range-address="'2021-22'.AO114:'2021-22'.AO1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P114:'2021-22'.AP163" chart:label-cell-address="'2021-22'.AP113:'2021-22'.AP113" chart:class="chart:line">
            <chart:data-point chart:repeated="50"/>
          </chart:series>
          <chart:series chart:style-name="ch9" chart:values-cell-range-address="'2021-22'.AQ114:'2021-22'.AQ163" chart:label-cell-address="'2021-22'.AQ113:'2021-22'.AQ113" chart:class="chart:line">
            <chart:data-point chart:repeated="50"/>
          </chart:series>
          <chart:series chart:style-name="ch10" chart:values-cell-range-address="'2021-22'.AR114:'2021-22'.AR163" chart:label-cell-address="'2021-22'.AR113:'2021-22'.AR113" chart:class="chart:line">
            <chart:data-point chart:repeated="50"/>
          </chart:series>
          <chart:series chart:style-name="ch11" chart:values-cell-range-address="'2021-22'.AS114:'2021-22'.AS163" chart:label-cell-address="'2021-22'.AS113:'2021-22'.AS113" chart:class="chart:line">
            <chart:data-point chart:repeated="50"/>
          </chart:series>
          <chart:series chart:style-name="ch12" chart:values-cell-range-address="'2021-22'.AT114:'2021-22'.AT163" chart:label-cell-address="'2021-22'.AT113:'2021-22'.AT113" chart:class="chart:line">
            <chart:data-point chart:repeated="50"/>
          </chart:series>
          <chart:series chart:style-name="ch13" chart:values-cell-range-address="'2021-22'.AU114:'2021-22'.AU163" chart:label-cell-address="'2021-22'.AU113:'2021-22'.AU113" chart:class="chart:line">
            <chart:data-point chart:repeated="50"/>
          </chart:series>
          <chart:series chart:style-name="ch14" chart:values-cell-range-address="'2021-22'.AV114:'2021-22'.AV163" chart:label-cell-address="'2021-22'.AV113:'2021-22'.AV113" chart:class="chart:line">
            <chart:data-point chart:repeated="50"/>
          </chart:series>
          <chart:series chart:style-name="ch15" chart:values-cell-range-address="'2021-22'.AW114:'2021-22'.AW163" chart:label-cell-address="'2021-22'.AW113:'2021-22'.AW113" chart:class="chart:line">
            <chart:data-point chart:repeated="50"/>
          </chart:series>
          <chart:series chart:style-name="ch16" chart:values-cell-range-address="'2021-22'.AX114:'2021-22'.AX163" chart:label-cell-address="'2021-22'.AX113:'2021-22'.AX113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'2021-22'.AP113:'2021-22'.AP113</svg:desc>
                </draw:g>
              </table:table-cell>
              <table:table-cell office:value-type="string">
                <text:p>BL</text:p>
                <draw:g>
                  <svg:desc>'2021-22'.AQ113:'2021-22'.AQ113</svg:desc>
                </draw:g>
              </table:table-cell>
              <table:table-cell office:value-type="string">
                <text:p>AGG_uniforme</text:p>
                <draw:g>
                  <svg:desc>'2021-22'.AR113:'2021-22'.AR113</svg:desc>
                </draw:g>
              </table:table-cell>
              <table:table-cell office:value-type="string">
                <text:p>AGG_posicion</text:p>
                <draw:g>
                  <svg:desc>'2021-22'.AS113:'2021-22'.AS113</svg:desc>
                </draw:g>
              </table:table-cell>
              <table:table-cell office:value-type="string">
                <text:p>AGE_uniforme</text:p>
                <draw:g>
                  <svg:desc>'2021-22'.AT113:'2021-22'.AT113</svg:desc>
                </draw:g>
              </table:table-cell>
              <table:table-cell office:value-type="string">
                <text:p>AGE_posicion</text:p>
                <draw:g>
                  <svg:desc>'2021-22'.AU113:'2021-22'.AU113</svg:desc>
                </draw:g>
              </table:table-cell>
              <table:table-cell office:value-type="string">
                <text:p>AM_10_1</text:p>
                <draw:g>
                  <svg:desc>'2021-22'.AV113:'2021-22'.AV113</svg:desc>
                </draw:g>
              </table:table-cell>
              <table:table-cell office:value-type="string">
                <text:p>AM_10_01</text:p>
                <draw:g>
                  <svg:desc>'2021-22'.AW113:'2021-22'.AW113</svg:desc>
                </draw:g>
              </table:table-cell>
              <table:table-cell office:value-type="string">
                <text:p>AM_10_01mej</text:p>
                <draw:g>
                  <svg:desc>'2021-22'.AX113:'2021-22'.AX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114:'2021-22'.AO163</svg:desc>
                </draw:g>
              </table:table-cell>
              <table:table-cell office:value-type="float" office:value="-5.07244487010792">
                <text:p>-5.07244487010792</text:p>
                <draw:g>
                  <svg:desc>'2021-22'.AP114:'2021-22'.AP163</svg:desc>
                </draw:g>
              </table:table-cell>
              <table:table-cell office:value-type="float" office:value="-3.50759277589639">
                <text:p>-3.50759277589639</text:p>
                <draw:g>
                  <svg:desc>'2021-22'.AQ114:'2021-22'.AQ163</svg:desc>
                </draw:g>
              </table:table-cell>
              <table:table-cell office:value-type="float" office:value="0.442494036109365">
                <text:p>0.442494036109365</text:p>
                <draw:g>
                  <svg:desc>'2021-22'.AR114:'2021-22'.AR163</svg:desc>
                </draw:g>
              </table:table-cell>
              <table:table-cell office:value-type="float" office:value="0.319599553317966">
                <text:p>0.319599553317966</text:p>
                <draw:g>
                  <svg:desc>'2021-22'.AS114:'2021-22'.AS163</svg:desc>
                </draw:g>
              </table:table-cell>
              <table:table-cell office:value-type="float" office:value="0.873568200644044">
                <text:p>0.873568200644044</text:p>
                <draw:g>
                  <svg:desc>'2021-22'.AT114:'2021-22'.AT163</svg:desc>
                </draw:g>
              </table:table-cell>
              <table:table-cell office:value-type="float" office:value="0.753855506225979">
                <text:p>0.753855506225979</text:p>
                <draw:g>
                  <svg:desc>'2021-22'.AU114:'2021-22'.AU163</svg:desc>
                </draw:g>
              </table:table-cell>
              <table:table-cell office:value-type="float" office:value="0.783809867628437">
                <text:p>0.783809867628437</text:p>
                <draw:g>
                  <svg:desc>'2021-22'.AV114:'2021-22'.AV163</svg:desc>
                </draw:g>
              </table:table-cell>
              <table:table-cell office:value-type="float" office:value="0.481582046899954">
                <text:p>0.481582046899954</text:p>
                <draw:g>
                  <svg:desc>'2021-22'.AW114:'2021-22'.AW163</svg:desc>
                </draw:g>
              </table:table-cell>
              <table:table-cell office:value-type="float" office:value="0.45214977263059">
                <text:p>0.45214977263059</text:p>
                <draw:g>
                  <svg:desc>'2021-22'.AX114:'2021-22'.AX163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-5.16451235800484">
                <text:p>-5.16451235800484</text:p>
              </table:table-cell>
              <table:table-cell office:value-type="float" office:value="-3.67665383007222">
                <text:p>-3.67665383007222</text:p>
              </table:table-cell>
              <table:table-cell office:value-type="float" office:value="0.420238574297551">
                <text:p>0.420238574297551</text:p>
              </table:table-cell>
              <table:table-cell office:value-type="float" office:value="0.318279934380311">
                <text:p>0.318279934380311</text:p>
              </table:table-cell>
              <table:table-cell office:value-type="float" office:value="0.865171783038234">
                <text:p>0.865171783038234</text:p>
              </table:table-cell>
              <table:table-cell office:value-type="float" office:value="0.748232860633852">
                <text:p>0.748232860633852</text:p>
              </table:table-cell>
              <table:table-cell office:value-type="float" office:value="0.778746907195038">
                <text:p>0.778746907195038</text:p>
              </table:table-cell>
              <table:table-cell office:value-type="float" office:value="0.475411363445198">
                <text:p>0.475411363445198</text:p>
              </table:table-cell>
              <table:table-cell office:value-type="float" office:value="0.446948202777229">
                <text:p>0.446948202777229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-5.17496355877857">
                <text:p>-5.17496355877857</text:p>
              </table:table-cell>
              <table:table-cell office:value-type="float" office:value="-3.67500555636995">
                <text:p>-3.67500555636995</text:p>
              </table:table-cell>
              <table:table-cell office:value-type="float" office:value="0.417826229364056">
                <text:p>0.417826229364056</text:p>
              </table:table-cell>
              <table:table-cell office:value-type="float" office:value="0.313610901091623">
                <text:p>0.313610901091623</text:p>
              </table:table-cell>
              <table:table-cell office:value-type="float" office:value="0.864618810105223">
                <text:p>0.864618810105223</text:p>
              </table:table-cell>
              <table:table-cell office:value-type="float" office:value="0.749150644268505">
                <text:p>0.749150644268505</text:p>
              </table:table-cell>
              <table:table-cell office:value-type="float" office:value="0.777424491475994">
                <text:p>0.777424491475994</text:p>
              </table:table-cell>
              <table:table-cell office:value-type="float" office:value="0.472772142418319">
                <text:p>0.472772142418319</text:p>
              </table:table-cell>
              <table:table-cell office:value-type="float" office:value="0.445656293227886">
                <text:p>0.44565629322788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-5.18790254662587">
                <text:p>-5.18790254662587</text:p>
              </table:table-cell>
              <table:table-cell office:value-type="float" office:value="-3.65273010691201">
                <text:p>-3.65273010691201</text:p>
              </table:table-cell>
              <table:table-cell office:value-type="float" office:value="0.40973771800413">
                <text:p>0.40973771800413</text:p>
              </table:table-cell>
              <table:table-cell office:value-type="float" office:value="0.311807870796023">
                <text:p>0.311807870796023</text:p>
              </table:table-cell>
              <table:table-cell office:value-type="float" office:value="0.86485489269407">
                <text:p>0.86485489269407</text:p>
              </table:table-cell>
              <table:table-cell office:value-type="float" office:value="0.747638824112836">
                <text:p>0.747638824112836</text:p>
              </table:table-cell>
              <table:table-cell office:value-type="float" office:value="0.777229891467306">
                <text:p>0.777229891467306</text:p>
              </table:table-cell>
              <table:table-cell office:value-type="float" office:value="0.471310839695664">
                <text:p>0.471310839695664</text:p>
              </table:table-cell>
              <table:table-cell office:value-type="float" office:value="0.442997964911048">
                <text:p>0.442997964911048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-5.17213983810146">
                <text:p>-5.17213983810146</text:p>
              </table:table-cell>
              <table:table-cell office:value-type="float" office:value="-3.66973683524175">
                <text:p>-3.66973683524175</text:p>
              </table:table-cell>
              <table:table-cell office:value-type="float" office:value="0.416627272469873">
                <text:p>0.416627272469873</text:p>
              </table:table-cell>
              <table:table-cell office:value-type="float" office:value="0.314374211061193">
                <text:p>0.314374211061193</text:p>
              </table:table-cell>
              <table:table-cell office:value-type="float" office:value="0.863499869840073">
                <text:p>0.863499869840073</text:p>
              </table:table-cell>
              <table:table-cell office:value-type="float" office:value="0.747360018095025">
                <text:p>0.747360018095025</text:p>
              </table:table-cell>
              <table:table-cell office:value-type="float" office:value="0.779593875888179">
                <text:p>0.779593875888179</text:p>
              </table:table-cell>
              <table:table-cell office:value-type="float" office:value="0.475249346032318">
                <text:p>0.475249346032318</text:p>
              </table:table-cell>
              <table:table-cell office:value-type="float" office:value="0.447005494760498">
                <text:p>0.447005494760498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-3.48429990883391">
                <text:p>-3.48429990883391</text:p>
              </table:table-cell>
              <table:table-cell office:value-type="float" office:value="-2.60951569848574">
                <text:p>-2.60951569848574</text:p>
              </table:table-cell>
              <table:table-cell office:value-type="float" office:value="0.425292098891425">
                <text:p>0.425292098891425</text:p>
              </table:table-cell>
              <table:table-cell office:value-type="float" office:value="0.421309916607518">
                <text:p>0.421309916607518</text:p>
              </table:table-cell>
              <table:table-cell office:value-type="float" office:value="0.782413438337159">
                <text:p>0.782413438337159</text:p>
              </table:table-cell>
              <table:table-cell office:value-type="float" office:value="0.790541231893311">
                <text:p>0.790541231893311</text:p>
              </table:table-cell>
              <table:table-cell office:value-type="float" office:value="1.19315293277873">
                <text:p>1.19315293277873</text:p>
              </table:table-cell>
              <table:table-cell office:value-type="float" office:value="0.614313063574989">
                <text:p>0.614313063574989</text:p>
              </table:table-cell>
              <table:table-cell office:value-type="float" office:value="0.581974740515017">
                <text:p>0.581974740515017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-3.48908090706222">
                <text:p>-3.48908090706222</text:p>
              </table:table-cell>
              <table:table-cell office:value-type="float" office:value="-2.5382754408013">
                <text:p>-2.5382754408013</text:p>
              </table:table-cell>
              <table:table-cell office:value-type="float" office:value="0.432951260868895">
                <text:p>0.432951260868895</text:p>
              </table:table-cell>
              <table:table-cell office:value-type="float" office:value="0.427035305392791">
                <text:p>0.427035305392791</text:p>
              </table:table-cell>
              <table:table-cell office:value-type="float" office:value="0.788268565678087">
                <text:p>0.788268565678087</text:p>
              </table:table-cell>
              <table:table-cell office:value-type="float" office:value="0.793974363828779">
                <text:p>0.793974363828779</text:p>
              </table:table-cell>
              <table:table-cell office:value-type="float" office:value="1.18936897980259">
                <text:p>1.18936897980259</text:p>
              </table:table-cell>
              <table:table-cell office:value-type="float" office:value="0.614259809584275">
                <text:p>0.614259809584275</text:p>
              </table:table-cell>
              <table:table-cell office:value-type="float" office:value="0.586224130832131">
                <text:p>0.58622413083213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-3.48513600487586">
                <text:p>-3.48513600487586</text:p>
              </table:table-cell>
              <table:table-cell office:value-type="float" office:value="-2.68415580708695">
                <text:p>-2.68415580708695</text:p>
              </table:table-cell>
              <table:table-cell office:value-type="float" office:value="0.435858087753948">
                <text:p>0.435858087753948</text:p>
              </table:table-cell>
              <table:table-cell office:value-type="float" office:value="0.430613024098423">
                <text:p>0.430613024098423</text:p>
              </table:table-cell>
              <table:table-cell office:value-type="float" office:value="0.793606009266133">
                <text:p>0.793606009266133</text:p>
              </table:table-cell>
              <table:table-cell office:value-type="float" office:value="0.799409919561212">
                <text:p>0.799409919561212</text:p>
              </table:table-cell>
              <table:table-cell office:value-type="float" office:value="1.19649116539667">
                <text:p>1.19649116539667</text:p>
              </table:table-cell>
              <table:table-cell office:value-type="float" office:value="0.615976883706805">
                <text:p>0.615976883706805</text:p>
              </table:table-cell>
              <table:table-cell office:value-type="float" office:value="0.582992301553563">
                <text:p>0.58299230155356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-3.48743593175982">
                <text:p>-3.48743593175982</text:p>
              </table:table-cell>
              <table:table-cell office:value-type="float" office:value="-2.57434411583863">
                <text:p>-2.57434411583863</text:p>
              </table:table-cell>
              <table:table-cell office:value-type="float" office:value="0.433917059270847">
                <text:p>0.433917059270847</text:p>
              </table:table-cell>
              <table:table-cell office:value-type="float" office:value="0.429838075524029">
                <text:p>0.429838075524029</text:p>
              </table:table-cell>
              <table:table-cell office:value-type="float" office:value="0.792194864603126">
                <text:p>0.792194864603126</text:p>
              </table:table-cell>
              <table:table-cell office:value-type="float" office:value="0.799717117723574">
                <text:p>0.799717117723574</text:p>
              </table:table-cell>
              <table:table-cell office:value-type="float" office:value="1.26861071240452">
                <text:p>1.26861071240452</text:p>
              </table:table-cell>
              <table:table-cell office:value-type="float" office:value="0.645943449551332">
                <text:p>0.645943449551332</text:p>
              </table:table-cell>
              <table:table-cell office:value-type="float" office:value="0.585286874834647">
                <text:p>0.58528687483464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-3.49046710928956">
                <text:p>-3.49046710928956</text:p>
              </table:table-cell>
              <table:table-cell office:value-type="float" office:value="-2.66386116218527">
                <text:p>-2.66386116218527</text:p>
              </table:table-cell>
              <table:table-cell office:value-type="float" office:value="0.436333392379291">
                <text:p>0.436333392379291</text:p>
              </table:table-cell>
              <table:table-cell office:value-type="float" office:value="0.431092597408631">
                <text:p>0.431092597408631</text:p>
              </table:table-cell>
              <table:table-cell office:value-type="float" office:value="0.794013800631917">
                <text:p>0.794013800631917</text:p>
              </table:table-cell>
              <table:table-cell office:value-type="float" office:value="0.801345979867772">
                <text:p>0.801345979867772</text:p>
              </table:table-cell>
              <table:table-cell office:value-type="float" office:value="1.23672182611286">
                <text:p>1.23672182611286</text:p>
              </table:table-cell>
              <table:table-cell office:value-type="float" office:value="0.634437796641289">
                <text:p>0.634437796641289</text:p>
              </table:table-cell>
              <table:table-cell office:value-type="float" office:value="0.582239055081289">
                <text:p>0.58223905508128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-3.46065386906833">
                <text:p>-3.46065386906833</text:p>
              </table:table-cell>
              <table:table-cell office:value-type="float" office:value="-2.56992055635363">
                <text:p>-2.56992055635363</text:p>
              </table:table-cell>
              <table:table-cell office:value-type="float" office:value="0.496247893165778">
                <text:p>0.496247893165778</text:p>
              </table:table-cell>
              <table:table-cell office:value-type="float" office:value="0.494276925338365">
                <text:p>0.494276925338365</text:p>
              </table:table-cell>
              <table:table-cell office:value-type="float" office:value="0.881469182110751">
                <text:p>0.881469182110751</text:p>
              </table:table-cell>
              <table:table-cell office:value-type="float" office:value="0.894064427600306">
                <text:p>0.894064427600306</text:p>
              </table:table-cell>
              <table:table-cell office:value-type="float" office:value="1.56337115268775">
                <text:p>1.56337115268775</text:p>
              </table:table-cell>
              <table:table-cell office:value-type="float" office:value="0.831280261632912">
                <text:p>0.831280261632912</text:p>
              </table:table-cell>
              <table:table-cell office:value-type="float" office:value="0.790712914062855">
                <text:p>0.790712914062855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-3.46244760584783">
                <text:p>-3.46244760584783</text:p>
              </table:table-cell>
              <table:table-cell office:value-type="float" office:value="-2.48474506950177">
                <text:p>-2.48474506950177</text:p>
              </table:table-cell>
              <table:table-cell office:value-type="float" office:value="0.496626277346173">
                <text:p>0.496626277346173</text:p>
              </table:table-cell>
              <table:table-cell office:value-type="float" office:value="0.494641911136985">
                <text:p>0.494641911136985</text:p>
              </table:table-cell>
              <table:table-cell office:value-type="float" office:value="0.877580035101996">
                <text:p>0.877580035101996</text:p>
              </table:table-cell>
              <table:table-cell office:value-type="float" office:value="0.892648739951146">
                <text:p>0.892648739951146</text:p>
              </table:table-cell>
              <table:table-cell office:value-type="float" office:value="1.55641262109886">
                <text:p>1.55641262109886</text:p>
              </table:table-cell>
              <table:table-cell office:value-type="float" office:value="0.82476702374958">
                <text:p>0.82476702374958</text:p>
              </table:table-cell>
              <table:table-cell office:value-type="float" office:value="0.791548921992312">
                <text:p>0.79154892199231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-3.4616487482957">
                <text:p>-3.4616487482957</text:p>
              </table:table-cell>
              <table:table-cell office:value-type="float" office:value="-2.56815899940891">
                <text:p>-2.56815899940891</text:p>
              </table:table-cell>
              <table:table-cell office:value-type="float" office:value="0.497683688193923">
                <text:p>0.497683688193923</text:p>
              </table:table-cell>
              <table:table-cell office:value-type="float" office:value="0.495558515850455">
                <text:p>0.495558515850455</text:p>
              </table:table-cell>
              <table:table-cell office:value-type="float" office:value="0.878638058149185">
                <text:p>0.878638058149185</text:p>
              </table:table-cell>
              <table:table-cell office:value-type="float" office:value="0.892616548469762">
                <text:p>0.892616548469762</text:p>
              </table:table-cell>
              <table:table-cell office:value-type="float" office:value="1.59983253407088">
                <text:p>1.59983253407088</text:p>
              </table:table-cell>
              <table:table-cell office:value-type="float" office:value="0.857160963047377">
                <text:p>0.857160963047377</text:p>
              </table:table-cell>
              <table:table-cell office:value-type="float" office:value="0.794995973820484">
                <text:p>0.79499597382048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-3.46231839033114">
                <text:p>-3.46231839033114</text:p>
              </table:table-cell>
              <table:table-cell office:value-type="float" office:value="-2.69024513983551">
                <text:p>-2.69024513983551</text:p>
              </table:table-cell>
              <table:table-cell office:value-type="float" office:value="0.495987887499832">
                <text:p>0.495987887499832</text:p>
              </table:table-cell>
              <table:table-cell office:value-type="float" office:value="0.494664775802128">
                <text:p>0.494664775802128</text:p>
              </table:table-cell>
              <table:table-cell office:value-type="float" office:value="0.880773094032203">
                <text:p>0.880773094032203</text:p>
              </table:table-cell>
              <table:table-cell office:value-type="float" office:value="0.893856942432782">
                <text:p>0.893856942432782</text:p>
              </table:table-cell>
              <table:table-cell office:value-type="float" office:value="1.59508584371519">
                <text:p>1.59508584371519</text:p>
              </table:table-cell>
              <table:table-cell office:value-type="float" office:value="0.849865123248941">
                <text:p>0.849865123248941</text:p>
              </table:table-cell>
              <table:table-cell office:value-type="float" office:value="0.794412550654312">
                <text:p>0.794412550654312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-3.46122223593301">
                <text:p>-3.46122223593301</text:p>
              </table:table-cell>
              <table:table-cell office:value-type="float" office:value="-2.61570570268821">
                <text:p>-2.61570570268821</text:p>
              </table:table-cell>
              <table:table-cell office:value-type="float" office:value="0.495505326576029">
                <text:p>0.495505326576029</text:p>
              </table:table-cell>
              <table:table-cell office:value-type="float" office:value="0.493326421836386">
                <text:p>0.493326421836386</text:p>
              </table:table-cell>
              <table:table-cell office:value-type="float" office:value="0.87956186869144">
                <text:p>0.87956186869144</text:p>
              </table:table-cell>
              <table:table-cell office:value-type="float" office:value="0.892023246309898">
                <text:p>0.892023246309898</text:p>
              </table:table-cell>
              <table:table-cell office:value-type="float" office:value="1.563194717927">
                <text:p>1.563194717927</text:p>
              </table:table-cell>
              <table:table-cell office:value-type="float" office:value="0.832595133124787">
                <text:p>0.832595133124787</text:p>
              </table:table-cell>
              <table:table-cell office:value-type="float" office:value="0.792337205238934">
                <text:p>0.792337205238934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-2.57386467174968">
                <text:p>-2.57386467174968</text:p>
              </table:table-cell>
              <table:table-cell office:value-type="float" office:value="-1.73747962802728">
                <text:p>-1.73747962802728</text:p>
              </table:table-cell>
              <table:table-cell office:value-type="float" office:value="0.760148301807292">
                <text:p>0.760148301807292</text:p>
              </table:table-cell>
              <table:table-cell office:value-type="float" office:value="0.752660656966693">
                <text:p>0.752660656966693</text:p>
              </table:table-cell>
              <table:table-cell office:value-type="float" office:value="1.01251537481036">
                <text:p>1.01251537481036</text:p>
              </table:table-cell>
              <table:table-cell office:value-type="float" office:value="1.02451674639145">
                <text:p>1.02451674639145</text:p>
              </table:table-cell>
              <table:table-cell office:value-type="float" office:value="1.89180577257375">
                <text:p>1.89180577257375</text:p>
              </table:table-cell>
              <table:table-cell office:value-type="float" office:value="1.13565251503345">
                <text:p>1.13565251503345</text:p>
              </table:table-cell>
              <table:table-cell office:value-type="float" office:value="1.10625104053788">
                <text:p>1.1062510405378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-2.56976442067515">
                <text:p>-2.56976442067515</text:p>
              </table:table-cell>
              <table:table-cell office:value-type="float" office:value="-1.60820819043354">
                <text:p>-1.60820819043354</text:p>
              </table:table-cell>
              <table:table-cell office:value-type="float" office:value="0.755974897902189">
                <text:p>0.755974897902189</text:p>
              </table:table-cell>
              <table:table-cell office:value-type="float" office:value="0.751152012286781">
                <text:p>0.751152012286781</text:p>
              </table:table-cell>
              <table:table-cell office:value-type="float" office:value="1.0093049909686">
                <text:p>1.0093049909686</text:p>
              </table:table-cell>
              <table:table-cell office:value-type="float" office:value="1.03074259729324">
                <text:p>1.03074259729324</text:p>
              </table:table-cell>
              <table:table-cell office:value-type="float" office:value="1.8862893672664">
                <text:p>1.8862893672664</text:p>
              </table:table-cell>
              <table:table-cell office:value-type="float" office:value="1.13002983409128">
                <text:p>1.13002983409128</text:p>
              </table:table-cell>
              <table:table-cell office:value-type="float" office:value="1.1045807360662">
                <text:p>1.104580736066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-2.57042076188934">
                <text:p>-2.57042076188934</text:p>
              </table:table-cell>
              <table:table-cell office:value-type="float" office:value="-1.53573587323119">
                <text:p>-1.53573587323119</text:p>
              </table:table-cell>
              <table:table-cell office:value-type="float" office:value="0.758303033154661">
                <text:p>0.758303033154661</text:p>
              </table:table-cell>
              <table:table-cell office:value-type="float" office:value="0.750432835695414">
                <text:p>0.750432835695414</text:p>
              </table:table-cell>
              <table:table-cell office:value-type="float" office:value="1.01443486370513">
                <text:p>1.01443486370513</text:p>
              </table:table-cell>
              <table:table-cell office:value-type="float" office:value="1.02880445626405">
                <text:p>1.02880445626405</text:p>
              </table:table-cell>
              <table:table-cell office:value-type="float" office:value="1.89273414545056">
                <text:p>1.89273414545056</text:p>
              </table:table-cell>
              <table:table-cell office:value-type="float" office:value="1.13648283942531">
                <text:p>1.13648283942531</text:p>
              </table:table-cell>
              <table:table-cell office:value-type="float" office:value="1.107037680002">
                <text:p>1.10703768000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-2.57307880852715">
                <text:p>-2.57307880852715</text:p>
              </table:table-cell>
              <table:table-cell office:value-type="float" office:value="-1.56481269555444">
                <text:p>-1.56481269555444</text:p>
              </table:table-cell>
              <table:table-cell office:value-type="float" office:value="0.758421689756201">
                <text:p>0.758421689756201</text:p>
              </table:table-cell>
              <table:table-cell office:value-type="float" office:value="0.749806930360851">
                <text:p>0.749806930360851</text:p>
              </table:table-cell>
              <table:table-cell office:value-type="float" office:value="1.01675724852088">
                <text:p>1.01675724852088</text:p>
              </table:table-cell>
              <table:table-cell office:value-type="float" office:value="1.02826117751476">
                <text:p>1.02826117751476</text:p>
              </table:table-cell>
              <table:table-cell office:value-type="float" office:value="1.89333405837317">
                <text:p>1.89333405837317</text:p>
              </table:table-cell>
              <table:table-cell office:value-type="float" office:value="1.13664166266147">
                <text:p>1.13664166266147</text:p>
              </table:table-cell>
              <table:table-cell office:value-type="float" office:value="1.10623251469236">
                <text:p>1.1062325146923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-2.57399577646143">
                <text:p>-2.57399577646143</text:p>
              </table:table-cell>
              <table:table-cell office:value-type="float" office:value="-1.44364715294413">
                <text:p>-1.44364715294413</text:p>
              </table:table-cell>
              <table:table-cell office:value-type="float" office:value="0.756910218602598">
                <text:p>0.756910218602598</text:p>
              </table:table-cell>
              <table:table-cell office:value-type="float" office:value="0.755506709470002">
                <text:p>0.755506709470002</text:p>
              </table:table-cell>
              <table:table-cell office:value-type="float" office:value="1.0124980636077">
                <text:p>1.0124980636077</text:p>
              </table:table-cell>
              <table:table-cell office:value-type="float" office:value="1.02552903319023">
                <text:p>1.02552903319023</text:p>
              </table:table-cell>
              <table:table-cell office:value-type="float" office:value="1.8953810183075">
                <text:p>1.8953810183075</text:p>
              </table:table-cell>
              <table:table-cell office:value-type="float" office:value="1.1353344643634">
                <text:p>1.1353344643634</text:p>
              </table:table-cell>
              <table:table-cell office:value-type="float" office:value="1.10555409043797">
                <text:p>1.10555409043797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-2.57788407207133">
                <text:p>-2.57788407207133</text:p>
              </table:table-cell>
              <table:table-cell office:value-type="float" office:value="-1.60601148195022">
                <text:p>-1.60601148195022</text:p>
              </table:table-cell>
              <table:table-cell office:value-type="float" office:value="0.752649087846735">
                <text:p>0.752649087846735</text:p>
              </table:table-cell>
              <table:table-cell office:value-type="float" office:value="0.756138811173197">
                <text:p>0.756138811173197</text:p>
              </table:table-cell>
              <table:table-cell office:value-type="float" office:value="1.08675818046722">
                <text:p>1.08675818046722</text:p>
              </table:table-cell>
              <table:table-cell office:value-type="float" office:value="1.11464312773897">
                <text:p>1.11464312773897</text:p>
              </table:table-cell>
              <table:table-cell office:value-type="float" office:value="2.05511556113737">
                <text:p>2.05511556113737</text:p>
              </table:table-cell>
              <table:table-cell office:value-type="float" office:value="1.24270256903246">
                <text:p>1.24270256903246</text:p>
              </table:table-cell>
              <table:table-cell office:value-type="float" office:value="1.20956608221199">
                <text:p>1.209566082211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-2.57678002061936">
                <text:p>-2.57678002061936</text:p>
              </table:table-cell>
              <table:table-cell office:value-type="float" office:value="-1.5922193369237">
                <text:p>-1.5922193369237</text:p>
              </table:table-cell>
              <table:table-cell office:value-type="float" office:value="0.754928456136193">
                <text:p>0.754928456136193</text:p>
              </table:table-cell>
              <table:table-cell office:value-type="float" office:value="0.758108880997822">
                <text:p>0.758108880997822</text:p>
              </table:table-cell>
              <table:table-cell office:value-type="float" office:value="1.08506804958047">
                <text:p>1.08506804958047</text:p>
              </table:table-cell>
              <table:table-cell office:value-type="float" office:value="1.11371583817091">
                <text:p>1.11371583817091</text:p>
              </table:table-cell>
              <table:table-cell office:value-type="float" office:value="2.05405433671172">
                <text:p>2.05405433671172</text:p>
              </table:table-cell>
              <table:table-cell office:value-type="float" office:value="1.2419647094851">
                <text:p>1.2419647094851</text:p>
              </table:table-cell>
              <table:table-cell office:value-type="float" office:value="1.21170985449727">
                <text:p>1.2117098544972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-2.57042302306467">
                <text:p>-2.57042302306467</text:p>
              </table:table-cell>
              <table:table-cell office:value-type="float" office:value="-1.58804122897284">
                <text:p>-1.58804122897284</text:p>
              </table:table-cell>
              <table:table-cell office:value-type="float" office:value="0.75840876713377">
                <text:p>0.75840876713377</text:p>
              </table:table-cell>
              <table:table-cell office:value-type="float" office:value="0.759261636267179">
                <text:p>0.759261636267179</text:p>
              </table:table-cell>
              <table:table-cell office:value-type="float" office:value="1.08867066709368">
                <text:p>1.08867066709368</text:p>
              </table:table-cell>
              <table:table-cell office:value-type="float" office:value="1.11324876109759">
                <text:p>1.11324876109759</text:p>
              </table:table-cell>
              <table:table-cell office:value-type="float" office:value="2.05479202800011">
                <text:p>2.05479202800011</text:p>
              </table:table-cell>
              <table:table-cell office:value-type="float" office:value="1.24407531094877">
                <text:p>1.24407531094877</text:p>
              </table:table-cell>
              <table:table-cell office:value-type="float" office:value="1.20594078651254">
                <text:p>1.20594078651254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-2.58012774976084">
                <text:p>-2.58012774976084</text:p>
              </table:table-cell>
              <table:table-cell office:value-type="float" office:value="-1.64976090030481">
                <text:p>-1.64976090030481</text:p>
              </table:table-cell>
              <table:table-cell office:value-type="float" office:value="0.751926117201062">
                <text:p>0.751926117201062</text:p>
              </table:table-cell>
              <table:table-cell office:value-type="float" office:value="0.756617281970636">
                <text:p>0.756617281970636</text:p>
              </table:table-cell>
              <table:table-cell office:value-type="float" office:value="1.0859843884899">
                <text:p>1.0859843884899</text:p>
              </table:table-cell>
              <table:table-cell office:value-type="float" office:value="1.11431133383387">
                <text:p>1.11431133383387</text:p>
              </table:table-cell>
              <table:table-cell office:value-type="float" office:value="2.05478669529814">
                <text:p>2.05478669529814</text:p>
              </table:table-cell>
              <table:table-cell office:value-type="float" office:value="1.24411492186403">
                <text:p>1.24411492186403</text:p>
              </table:table-cell>
              <table:table-cell office:value-type="float" office:value="1.20901862724349">
                <text:p>1.20901862724349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-2.57720750385426">
                <text:p>-2.57720750385426</text:p>
              </table:table-cell>
              <table:table-cell office:value-type="float" office:value="-1.64333764294478">
                <text:p>-1.64333764294478</text:p>
              </table:table-cell>
              <table:table-cell office:value-type="float" office:value="0.758852321041248">
                <text:p>0.758852321041248</text:p>
              </table:table-cell>
              <table:table-cell office:value-type="float" office:value="0.760244478046061">
                <text:p>0.760244478046061</text:p>
              </table:table-cell>
              <table:table-cell office:value-type="float" office:value="1.08958722121689">
                <text:p>1.08958722121689</text:p>
              </table:table-cell>
              <table:table-cell office:value-type="float" office:value="1.1140377211595">
                <text:p>1.1140377211595</text:p>
              </table:table-cell>
              <table:table-cell office:value-type="float" office:value="2.05799446372809">
                <text:p>2.05799446372809</text:p>
              </table:table-cell>
              <table:table-cell office:value-type="float" office:value="1.24808975700411">
                <text:p>1.24808975700411</text:p>
              </table:table-cell>
              <table:table-cell office:value-type="float" office:value="1.21494176133198">
                <text:p>1.21494176133198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-1.70506884269719">
                <text:p>-1.70506884269719</text:p>
              </table:table-cell>
              <table:table-cell office:value-type="float" office:value="-0.430633612524172">
                <text:p>-0.430633612524172</text:p>
              </table:table-cell>
              <table:table-cell office:value-type="float" office:value="1.18827277029249">
                <text:p>1.18827277029249</text:p>
              </table:table-cell>
              <table:table-cell office:value-type="float" office:value="1.18671945198471">
                <text:p>1.18671945198471</text:p>
              </table:table-cell>
              <table:table-cell office:value-type="float" office:value="1.35032838102814">
                <text:p>1.35032838102814</text:p>
              </table:table-cell>
              <table:table-cell office:value-type="float" office:value="1.38176951894814">
                <text:p>1.38176951894814</text:p>
              </table:table-cell>
              <table:table-cell office:value-type="float" office:value="2.18534503544952">
                <text:p>2.18534503544952</text:p>
              </table:table-cell>
              <table:table-cell office:value-type="float" office:value="1.48594657311868">
                <text:p>1.48594657311868</text:p>
              </table:table-cell>
              <table:table-cell office:value-type="float" office:value="1.46347682345777">
                <text:p>1.46347682345777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-1.68664349810199">
                <text:p>-1.68664349810199</text:p>
              </table:table-cell>
              <table:table-cell office:value-type="float" office:value="-0.521426359238578">
                <text:p>-0.521426359238578</text:p>
              </table:table-cell>
              <table:table-cell office:value-type="float" office:value="1.19901928170223">
                <text:p>1.19901928170223</text:p>
              </table:table-cell>
              <table:table-cell office:value-type="float" office:value="1.1893665320436">
                <text:p>1.1893665320436</text:p>
              </table:table-cell>
              <table:table-cell office:value-type="float" office:value="1.34698554788502">
                <text:p>1.34698554788502</text:p>
              </table:table-cell>
              <table:table-cell office:value-type="float" office:value="1.3722461194274">
                <text:p>1.3722461194274</text:p>
              </table:table-cell>
              <table:table-cell office:value-type="float" office:value="2.17712371594444">
                <text:p>2.17712371594444</text:p>
              </table:table-cell>
              <table:table-cell office:value-type="float" office:value="1.47924174344271">
                <text:p>1.47924174344271</text:p>
              </table:table-cell>
              <table:table-cell office:value-type="float" office:value="1.45339051341022">
                <text:p>1.453390513410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-1.68895164577026">
                <text:p>-1.68895164577026</text:p>
              </table:table-cell>
              <table:table-cell office:value-type="float" office:value="-0.658028590086258">
                <text:p>-0.658028590086258</text:p>
              </table:table-cell>
              <table:table-cell office:value-type="float" office:value="1.1860521052397">
                <text:p>1.1860521052397</text:p>
              </table:table-cell>
              <table:table-cell office:value-type="float" office:value="1.17726251253342">
                <text:p>1.17726251253342</text:p>
              </table:table-cell>
              <table:table-cell office:value-type="float" office:value="1.34619954188246">
                <text:p>1.34619954188246</text:p>
              </table:table-cell>
              <table:table-cell office:value-type="float" office:value="1.36624609299815">
                <text:p>1.36624609299815</text:p>
              </table:table-cell>
              <table:table-cell office:value-type="float" office:value="2.18242999394715">
                <text:p>2.18242999394715</text:p>
              </table:table-cell>
              <table:table-cell office:value-type="float" office:value="1.48123760758367">
                <text:p>1.48123760758367</text:p>
              </table:table-cell>
              <table:table-cell office:value-type="float" office:value="1.45703229480491">
                <text:p>1.4570322948049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-1.67868669449264">
                <text:p>-1.67868669449264</text:p>
              </table:table-cell>
              <table:table-cell office:value-type="float" office:value="-0.591956311942754">
                <text:p>-0.591956311942754</text:p>
              </table:table-cell>
              <table:table-cell office:value-type="float" office:value="1.1892437755816">
                <text:p>1.1892437755816</text:p>
              </table:table-cell>
              <table:table-cell office:value-type="float" office:value="1.18912617261647">
                <text:p>1.18912617261647</text:p>
              </table:table-cell>
              <table:table-cell office:value-type="float" office:value="1.35520731355532">
                <text:p>1.35520731355532</text:p>
              </table:table-cell>
              <table:table-cell office:value-type="float" office:value="1.37889540701378">
                <text:p>1.37889540701378</text:p>
              </table:table-cell>
              <table:table-cell office:value-type="float" office:value="2.19170573544145">
                <text:p>2.19170573544145</text:p>
              </table:table-cell>
              <table:table-cell office:value-type="float" office:value="1.49168356177785">
                <text:p>1.49168356177785</text:p>
              </table:table-cell>
              <table:table-cell office:value-type="float" office:value="1.46632023996225">
                <text:p>1.46632023996225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-1.6700799021933">
                <text:p>-1.6700799021933</text:p>
              </table:table-cell>
              <table:table-cell office:value-type="float" office:value="-0.519429424547167">
                <text:p>-0.519429424547167</text:p>
              </table:table-cell>
              <table:table-cell office:value-type="float" office:value="1.19833902115727">
                <text:p>1.19833902115727</text:p>
              </table:table-cell>
              <table:table-cell office:value-type="float" office:value="1.19077996657882">
                <text:p>1.19077996657882</text:p>
              </table:table-cell>
              <table:table-cell office:value-type="float" office:value="1.35569441458866">
                <text:p>1.35569441458866</text:p>
              </table:table-cell>
              <table:table-cell office:value-type="float" office:value="1.38531316700131">
                <text:p>1.38531316700131</text:p>
              </table:table-cell>
              <table:table-cell office:value-type="float" office:value="2.1927461879411">
                <text:p>2.1927461879411</text:p>
              </table:table-cell>
              <table:table-cell office:value-type="float" office:value="1.49281924378287">
                <text:p>1.49281924378287</text:p>
              </table:table-cell>
              <table:table-cell office:value-type="float" office:value="1.46852852292829">
                <text:p>1.4685285229282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-2.33587794726372">
                <text:p>-2.33587794726372</text:p>
              </table:table-cell>
              <table:table-cell office:value-type="float" office:value="-1.07593562602698">
                <text:p>-1.07593562602698</text:p>
              </table:table-cell>
              <table:table-cell office:value-type="float" office:value="0.853918857481422">
                <text:p>0.853918857481422</text:p>
              </table:table-cell>
              <table:table-cell office:value-type="float" office:value="0.857797915051731">
                <text:p>0.857797915051731</text:p>
              </table:table-cell>
              <table:table-cell office:value-type="float" office:value="1.16859538132122">
                <text:p>1.16859538132122</text:p>
              </table:table-cell>
              <table:table-cell office:value-type="float" office:value="1.20289919601299">
                <text:p>1.20289919601299</text:p>
              </table:table-cell>
              <table:table-cell office:value-type="float" office:value="2.14963769157828">
                <text:p>2.14963769157828</text:p>
              </table:table-cell>
              <table:table-cell office:value-type="float" office:value="1.34180409539625">
                <text:p>1.34180409539625</text:p>
              </table:table-cell>
              <table:table-cell office:value-type="float" office:value="1.30497383458131">
                <text:p>1.3049738345813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-2.31966321725061">
                <text:p>-2.31966321725061</text:p>
              </table:table-cell>
              <table:table-cell office:value-type="float" office:value="-1.356995626303">
                <text:p>-1.356995626303</text:p>
              </table:table-cell>
              <table:table-cell office:value-type="float" office:value="0.857492976528896">
                <text:p>0.857492976528896</text:p>
              </table:table-cell>
              <table:table-cell office:value-type="float" office:value="0.863341223844649">
                <text:p>0.863341223844649</text:p>
              </table:table-cell>
              <table:table-cell office:value-type="float" office:value="1.1700174161765">
                <text:p>1.1700174161765</text:p>
              </table:table-cell>
              <table:table-cell office:value-type="float" office:value="1.2008697321794">
                <text:p>1.2008697321794</text:p>
              </table:table-cell>
              <table:table-cell office:value-type="float" office:value="2.14932233736915">
                <text:p>2.14932233736915</text:p>
              </table:table-cell>
              <table:table-cell office:value-type="float" office:value="1.33537405402216">
                <text:p>1.33537405402216</text:p>
              </table:table-cell>
              <table:table-cell office:value-type="float" office:value="1.30084649341065">
                <text:p>1.3008464934106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-2.33378549512287">
                <text:p>-2.33378549512287</text:p>
              </table:table-cell>
              <table:table-cell office:value-type="float" office:value="-1.21789340952584">
                <text:p>-1.21789340952584</text:p>
              </table:table-cell>
              <table:table-cell office:value-type="float" office:value="0.856536817875732">
                <text:p>0.856536817875732</text:p>
              </table:table-cell>
              <table:table-cell office:value-type="float" office:value="0.858179647963374">
                <text:p>0.858179647963374</text:p>
              </table:table-cell>
              <table:table-cell office:value-type="float" office:value="1.16609195902129">
                <text:p>1.16609195902129</text:p>
              </table:table-cell>
              <table:table-cell office:value-type="float" office:value="1.19679207375398">
                <text:p>1.19679207375398</text:p>
              </table:table-cell>
              <table:table-cell office:value-type="float" office:value="2.14306764358821">
                <text:p>2.14306764358821</text:p>
              </table:table-cell>
              <table:table-cell office:value-type="float" office:value="1.33714593273343">
                <text:p>1.33714593273343</text:p>
              </table:table-cell>
              <table:table-cell office:value-type="float" office:value="1.30069594621089">
                <text:p>1.3006959462108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-2.33209906765271">
                <text:p>-2.33209906765271</text:p>
              </table:table-cell>
              <table:table-cell office:value-type="float" office:value="-1.10984932728529">
                <text:p>-1.10984932728529</text:p>
              </table:table-cell>
              <table:table-cell office:value-type="float" office:value="0.851256395735197">
                <text:p>0.851256395735197</text:p>
              </table:table-cell>
              <table:table-cell office:value-type="float" office:value="0.855288434293924">
                <text:p>0.855288434293924</text:p>
              </table:table-cell>
              <table:table-cell office:value-type="float" office:value="1.16511286405173">
                <text:p>1.16511286405173</text:p>
              </table:table-cell>
              <table:table-cell office:value-type="float" office:value="1.1980952067099">
                <text:p>1.1980952067099</text:p>
              </table:table-cell>
              <table:table-cell office:value-type="float" office:value="2.1466874397212">
                <text:p>2.1466874397212</text:p>
              </table:table-cell>
              <table:table-cell office:value-type="float" office:value="1.33338722652373">
                <text:p>1.33338722652373</text:p>
              </table:table-cell>
              <table:table-cell office:value-type="float" office:value="1.30245019178466">
                <text:p>1.30245019178466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-2.31902439682486">
                <text:p>-2.31902439682486</text:p>
              </table:table-cell>
              <table:table-cell office:value-type="float" office:value="-1.24404362499957">
                <text:p>-1.24404362499957</text:p>
              </table:table-cell>
              <table:table-cell office:value-type="float" office:value="0.853718415366773">
                <text:p>0.853718415366773</text:p>
              </table:table-cell>
              <table:table-cell office:value-type="float" office:value="0.860964012571841">
                <text:p>0.860964012571841</text:p>
              </table:table-cell>
              <table:table-cell office:value-type="float" office:value="1.16554129769634">
                <text:p>1.16554129769634</text:p>
              </table:table-cell>
              <table:table-cell office:value-type="float" office:value="1.19280969050585">
                <text:p>1.19280969050585</text:p>
              </table:table-cell>
              <table:table-cell office:value-type="float" office:value="2.14745130101457">
                <text:p>2.14745130101457</text:p>
              </table:table-cell>
              <table:table-cell office:value-type="float" office:value="1.33870165478987">
                <text:p>1.33870165478987</text:p>
              </table:table-cell>
              <table:table-cell office:value-type="float" office:value="1.30269746181129">
                <text:p>1.30269746181129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-1.42885805362028">
                <text:p>-1.42885805362028</text:p>
              </table:table-cell>
              <table:table-cell office:value-type="float" office:value="-0.205437875851864">
                <text:p>-0.205437875851864</text:p>
              </table:table-cell>
              <table:table-cell office:value-type="float" office:value="1.34437452093595">
                <text:p>1.34437452093595</text:p>
              </table:table-cell>
              <table:table-cell office:value-type="float" office:value="1.33968046538394">
                <text:p>1.33968046538394</text:p>
              </table:table-cell>
              <table:table-cell office:value-type="float" office:value="1.48265885971608">
                <text:p>1.48265885971608</text:p>
              </table:table-cell>
              <table:table-cell office:value-type="float" office:value="1.51051767050844">
                <text:p>1.51051767050844</text:p>
              </table:table-cell>
              <table:table-cell office:value-type="float" office:value="2.28609953070443">
                <text:p>2.28609953070443</text:p>
              </table:table-cell>
              <table:table-cell office:value-type="float" office:value="1.61630632379271">
                <text:p>1.61630632379271</text:p>
              </table:table-cell>
              <table:table-cell office:value-type="float" office:value="1.58880775728372">
                <text:p>1.58880775728372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-1.42987609721025">
                <text:p>-1.42987609721025</text:p>
              </table:table-cell>
              <table:table-cell office:value-type="float" office:value="-0.422723596074728">
                <text:p>-0.422723596074728</text:p>
              </table:table-cell>
              <table:table-cell office:value-type="float" office:value="1.3457487547117">
                <text:p>1.3457487547117</text:p>
              </table:table-cell>
              <table:table-cell office:value-type="float" office:value="1.34229842632155">
                <text:p>1.34229842632155</text:p>
              </table:table-cell>
              <table:table-cell office:value-type="float" office:value="1.47632925767497">
                <text:p>1.47632925767497</text:p>
              </table:table-cell>
              <table:table-cell office:value-type="float" office:value="1.51451952214989">
                <text:p>1.51451952214989</text:p>
              </table:table-cell>
              <table:table-cell office:value-type="float" office:value="2.28319278027146">
                <text:p>2.28319278027146</text:p>
              </table:table-cell>
              <table:table-cell office:value-type="float" office:value="1.60443326274592">
                <text:p>1.60443326274592</text:p>
              </table:table-cell>
              <table:table-cell office:value-type="float" office:value="1.57853765761669">
                <text:p>1.5785376576166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-1.42492130606689">
                <text:p>-1.42492130606689</text:p>
              </table:table-cell>
              <table:table-cell office:value-type="float" office:value="-0.0991321743547618">
                <text:p>-0.0991321743547618</text:p>
              </table:table-cell>
              <table:table-cell office:value-type="float" office:value="1.33879632607308">
                <text:p>1.33879632607308</text:p>
              </table:table-cell>
              <table:table-cell office:value-type="float" office:value="1.32638058587693">
                <text:p>1.32638058587693</text:p>
              </table:table-cell>
              <table:table-cell office:value-type="float" office:value="1.4687428302874">
                <text:p>1.4687428302874</text:p>
              </table:table-cell>
              <table:table-cell office:value-type="float" office:value="1.51338608124902">
                <text:p>1.51338608124902</text:p>
              </table:table-cell>
              <table:table-cell office:value-type="float" office:value="2.28671069171477">
                <text:p>2.28671069171477</text:p>
              </table:table-cell>
              <table:table-cell office:value-type="float" office:value="1.61706496391587">
                <text:p>1.61706496391587</text:p>
              </table:table-cell>
              <table:table-cell office:value-type="float" office:value="1.58765567415106">
                <text:p>1.58765567415106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-1.42589509838442">
                <text:p>-1.42589509838442</text:p>
              </table:table-cell>
              <table:table-cell office:value-type="float" office:value="-0.101975542113381">
                <text:p>-0.101975542113381</text:p>
              </table:table-cell>
              <table:table-cell office:value-type="float" office:value="1.34289908391783">
                <text:p>1.34289908391783</text:p>
              </table:table-cell>
              <table:table-cell office:value-type="float" office:value="1.34006378596263">
                <text:p>1.34006378596263</text:p>
              </table:table-cell>
              <table:table-cell office:value-type="float" office:value="1.47515060219311">
                <text:p>1.47515060219311</text:p>
              </table:table-cell>
              <table:table-cell office:value-type="float" office:value="1.51480280597068">
                <text:p>1.51480280597068</text:p>
              </table:table-cell>
              <table:table-cell office:value-type="float" office:value="2.28194779329544">
                <text:p>2.28194779329544</text:p>
              </table:table-cell>
              <table:table-cell office:value-type="float" office:value="1.60922670994575">
                <text:p>1.60922670994575</text:p>
              </table:table-cell>
              <table:table-cell office:value-type="float" office:value="1.5859585739801">
                <text:p>1.58595857398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-1.42775748168886">
                <text:p>-1.42775748168886</text:p>
              </table:table-cell>
              <table:table-cell office:value-type="float" office:value="-0.227370535097598">
                <text:p>-0.227370535097598</text:p>
              </table:table-cell>
              <table:table-cell office:value-type="float" office:value="1.34299384442928">
                <text:p>1.34299384442928</text:p>
              </table:table-cell>
              <table:table-cell office:value-type="float" office:value="1.33494595429024">
                <text:p>1.33494595429024</text:p>
              </table:table-cell>
              <table:table-cell office:value-type="float" office:value="1.4739798142837">
                <text:p>1.4739798142837</text:p>
              </table:table-cell>
              <table:table-cell office:value-type="float" office:value="1.50462202298385">
                <text:p>1.50462202298385</text:p>
              </table:table-cell>
              <table:table-cell office:value-type="float" office:value="2.28246235694303">
                <text:p>2.28246235694303</text:p>
              </table:table-cell>
              <table:table-cell office:value-type="float" office:value="1.6111338733428">
                <text:p>1.6111338733428</text:p>
              </table:table-cell>
              <table:table-cell office:value-type="float" office:value="1.58730908879182">
                <text:p>1.58730908879182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-2.06473097627715">
                <text:p>-2.06473097627715</text:p>
              </table:table-cell>
              <table:table-cell office:value-type="float" office:value="-1.17253308758405">
                <text:p>-1.17253308758405</text:p>
              </table:table-cell>
              <table:table-cell office:value-type="float" office:value="0.95025223432447">
                <text:p>0.95025223432447</text:p>
              </table:table-cell>
              <table:table-cell office:value-type="float" office:value="0.952932417755717">
                <text:p>0.952932417755717</text:p>
              </table:table-cell>
              <table:table-cell office:value-type="float" office:value="1.23966004719432">
                <text:p>1.23966004719432</text:p>
              </table:table-cell>
              <table:table-cell office:value-type="float" office:value="1.27674352982031">
                <text:p>1.27674352982031</text:p>
              </table:table-cell>
              <table:table-cell office:value-type="float" office:value="2.22415168555433">
                <text:p>2.22415168555433</text:p>
              </table:table-cell>
              <table:table-cell office:value-type="float" office:value="1.42054452728063">
                <text:p>1.42054452728063</text:p>
              </table:table-cell>
              <table:table-cell office:value-type="float" office:value="1.38387106406775">
                <text:p>1.38387106406775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-2.06756008725872">
                <text:p>-2.06756008725872</text:p>
              </table:table-cell>
              <table:table-cell office:value-type="float" office:value="-0.904559089788495">
                <text:p>-0.904559089788495</text:p>
              </table:table-cell>
              <table:table-cell office:value-type="float" office:value="0.952162159702328">
                <text:p>0.952162159702328</text:p>
              </table:table-cell>
              <table:table-cell office:value-type="float" office:value="0.960397901800847">
                <text:p>0.960397901800847</text:p>
              </table:table-cell>
              <table:table-cell office:value-type="float" office:value="1.24780417892489">
                <text:p>1.24780417892489</text:p>
              </table:table-cell>
              <table:table-cell office:value-type="float" office:value="1.27946993151624">
                <text:p>1.27946993151624</text:p>
              </table:table-cell>
              <table:table-cell office:value-type="float" office:value="2.22577277328">
                <text:p>2.22577277328</text:p>
              </table:table-cell>
              <table:table-cell office:value-type="float" office:value="1.42392680208458">
                <text:p>1.42392680208458</text:p>
              </table:table-cell>
              <table:table-cell office:value-type="float" office:value="1.39105534857575">
                <text:p>1.3910553485757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-2.06282395099861">
                <text:p>-2.06282395099861</text:p>
              </table:table-cell>
              <table:table-cell office:value-type="float" office:value="-1.02592821192523">
                <text:p>-1.02592821192523</text:p>
              </table:table-cell>
              <table:table-cell office:value-type="float" office:value="0.957782354899576">
                <text:p>0.957782354899576</text:p>
              </table:table-cell>
              <table:table-cell office:value-type="float" office:value="0.958370060980954">
                <text:p>0.958370060980954</text:p>
              </table:table-cell>
              <table:table-cell office:value-type="float" office:value="1.24584776831268">
                <text:p>1.24584776831268</text:p>
              </table:table-cell>
              <table:table-cell office:value-type="float" office:value="1.28858196357221">
                <text:p>1.28858196357221</text:p>
              </table:table-cell>
              <table:table-cell office:value-type="float" office:value="2.22732587320004">
                <text:p>2.22732587320004</text:p>
              </table:table-cell>
              <table:table-cell office:value-type="float" office:value="1.42565354449481">
                <text:p>1.42565354449481</text:p>
              </table:table-cell>
              <table:table-cell office:value-type="float" office:value="1.38886252446039">
                <text:p>1.388862524460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-2.06002697207924">
                <text:p>-2.06002697207924</text:p>
              </table:table-cell>
              <table:table-cell office:value-type="float" office:value="-0.826508445947605">
                <text:p>-0.826508445947605</text:p>
              </table:table-cell>
              <table:table-cell office:value-type="float" office:value="0.953707981428209">
                <text:p>0.953707981428209</text:p>
              </table:table-cell>
              <table:table-cell office:value-type="float" office:value="0.957612520540435">
                <text:p>0.957612520540435</text:p>
              </table:table-cell>
              <table:table-cell office:value-type="float" office:value="1.24702784554537">
                <text:p>1.24702784554537</text:p>
              </table:table-cell>
              <table:table-cell office:value-type="float" office:value="1.28079522996673">
                <text:p>1.28079522996673</text:p>
              </table:table-cell>
              <table:table-cell office:value-type="float" office:value="2.2283995920237">
                <text:p>2.2283995920237</text:p>
              </table:table-cell>
              <table:table-cell office:value-type="float" office:value="1.42767870116036">
                <text:p>1.42767870116036</text:p>
              </table:table-cell>
              <table:table-cell office:value-type="float" office:value="1.39340746107256">
                <text:p>1.39340746107256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-2.07674944108921">
                <text:p>-2.07674944108921</text:p>
              </table:table-cell>
              <table:table-cell office:value-type="float" office:value="-0.996511449045">
                <text:p>-0.996511449045</text:p>
              </table:table-cell>
              <table:table-cell office:value-type="float" office:value="0.957436633694489">
                <text:p>0.957436633694489</text:p>
              </table:table-cell>
              <table:table-cell office:value-type="float" office:value="0.958036004820858">
                <text:p>0.958036004820858</text:p>
              </table:table-cell>
              <table:table-cell office:value-type="float" office:value="1.25044275488875">
                <text:p>1.25044275488875</text:p>
              </table:table-cell>
              <table:table-cell office:value-type="float" office:value="1.28500344291339">
                <text:p>1.28500344291339</text:p>
              </table:table-cell>
              <table:table-cell office:value-type="float" office:value="2.22736033055586">
                <text:p>2.22736033055586</text:p>
              </table:table-cell>
              <table:table-cell office:value-type="float" office:value="1.4247051670333">
                <text:p>1.4247051670333</text:p>
              </table:table-cell>
              <table:table-cell office:value-type="float" office:value="1.38954475668144">
                <text:p>1.3895447566814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-1.18604294719138">
                <text:p>-1.18604294719138</text:p>
              </table:table-cell>
              <table:table-cell office:value-type="float" office:value="0.18999520772432">
                <text:p>0.18999520772432</text:p>
              </table:table-cell>
              <table:table-cell office:value-type="float" office:value="1.4927009548325">
                <text:p>1.4927009548325</text:p>
              </table:table-cell>
              <table:table-cell office:value-type="float" office:value="1.48358457843382">
                <text:p>1.48358457843382</text:p>
              </table:table-cell>
              <table:table-cell office:value-type="float" office:value="1.60631047973607">
                <text:p>1.60631047973607</text:p>
              </table:table-cell>
              <table:table-cell office:value-type="float" office:value="1.63685815384744">
                <text:p>1.63685815384744</text:p>
              </table:table-cell>
              <table:table-cell office:value-type="float" office:value="2.37614810185447">
                <text:p>2.37614810185447</text:p>
              </table:table-cell>
              <table:table-cell office:value-type="float" office:value="1.73012455593379">
                <text:p>1.73012455593379</text:p>
              </table:table-cell>
              <table:table-cell office:value-type="float" office:value="1.70914646567713">
                <text:p>1.70914646567713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-1.18813435403412">
                <text:p>-1.18813435403412</text:p>
              </table:table-cell>
              <table:table-cell office:value-type="float" office:value="0.280012198350466">
                <text:p>0.280012198350466</text:p>
              </table:table-cell>
              <table:table-cell office:value-type="float" office:value="1.49281854372744">
                <text:p>1.49281854372744</text:p>
              </table:table-cell>
              <table:table-cell office:value-type="float" office:value="1.48535910330688">
                <text:p>1.48535910330688</text:p>
              </table:table-cell>
              <table:table-cell office:value-type="float" office:value="1.60475350144833">
                <text:p>1.60475350144833</text:p>
              </table:table-cell>
              <table:table-cell office:value-type="float" office:value="1.62515153321185">
                <text:p>1.62515153321185</text:p>
              </table:table-cell>
              <table:table-cell office:value-type="float" office:value="2.37740679930039">
                <text:p>2.37740679930039</text:p>
              </table:table-cell>
              <table:table-cell office:value-type="float" office:value="1.73506971974044">
                <text:p>1.73506971974044</text:p>
              </table:table-cell>
              <table:table-cell office:value-type="float" office:value="1.71399942011122">
                <text:p>1.71399942011122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-1.18855799707231">
                <text:p>-1.18855799707231</text:p>
              </table:table-cell>
              <table:table-cell office:value-type="float" office:value="0.351711557845053">
                <text:p>0.351711557845053</text:p>
              </table:table-cell>
              <table:table-cell office:value-type="float" office:value="1.49085905766512">
                <text:p>1.49085905766512</text:p>
              </table:table-cell>
              <table:table-cell office:value-type="float" office:value="1.48873208218938">
                <text:p>1.48873208218938</text:p>
              </table:table-cell>
              <table:table-cell office:value-type="float" office:value="1.60163332759514">
                <text:p>1.60163332759514</text:p>
              </table:table-cell>
              <table:table-cell office:value-type="float" office:value="1.64407228916726">
                <text:p>1.64407228916726</text:p>
              </table:table-cell>
              <table:table-cell office:value-type="float" office:value="2.37562953939322">
                <text:p>2.37562953939322</text:p>
              </table:table-cell>
              <table:table-cell office:value-type="float" office:value="1.73255215092291">
                <text:p>1.73255215092291</text:p>
              </table:table-cell>
              <table:table-cell office:value-type="float" office:value="1.71203683647966">
                <text:p>1.71203683647966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-1.19174893334703">
                <text:p>-1.19174893334703</text:p>
              </table:table-cell>
              <table:table-cell office:value-type="float" office:value="0.0091780461452607">
                <text:p>0.0091780461452607</text:p>
              </table:table-cell>
              <table:table-cell office:value-type="float" office:value="1.49116420596091">
                <text:p>1.49116420596091</text:p>
              </table:table-cell>
              <table:table-cell office:value-type="float" office:value="1.48787514462634">
                <text:p>1.48787514462634</text:p>
              </table:table-cell>
              <table:table-cell office:value-type="float" office:value="1.60686535968125">
                <text:p>1.60686535968125</text:p>
              </table:table-cell>
              <table:table-cell office:value-type="float" office:value="1.63461679447313">
                <text:p>1.63461679447313</text:p>
              </table:table-cell>
              <table:table-cell office:value-type="float" office:value="2.37632971620251">
                <text:p>2.37632971620251</text:p>
              </table:table-cell>
              <table:table-cell office:value-type="float" office:value="1.73208462309086">
                <text:p>1.73208462309086</text:p>
              </table:table-cell>
              <table:table-cell office:value-type="float" office:value="1.71370853087771">
                <text:p>1.7137085308777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-1.18741990846836">
                <text:p>-1.18741990846836</text:p>
              </table:table-cell>
              <table:table-cell office:value-type="float" office:value="0.133887754244765">
                <text:p>0.133887754244765</text:p>
              </table:table-cell>
              <table:table-cell office:value-type="float" office:value="1.49425618716629">
                <text:p>1.49425618716629</text:p>
              </table:table-cell>
              <table:table-cell office:value-type="float" office:value="1.48678688355264">
                <text:p>1.48678688355264</text:p>
              </table:table-cell>
              <table:table-cell office:value-type="float" office:value="1.60614866129668">
                <text:p>1.60614866129668</text:p>
              </table:table-cell>
              <table:table-cell office:value-type="float" office:value="1.6402885621506">
                <text:p>1.6402885621506</text:p>
              </table:table-cell>
              <table:table-cell office:value-type="float" office:value="2.38032470103664">
                <text:p>2.38032470103664</text:p>
              </table:table-cell>
              <table:table-cell office:value-type="float" office:value="1.73333918349741">
                <text:p>1.73333918349741</text:p>
              </table:table-cell>
              <table:table-cell office:value-type="float" office:value="1.7120199704959">
                <text:p>1.71201997049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984cm" xlink:href=".." xlink:type="simple" chart:class="chart:line" chart:style-name="ch1">
        <chart:title svg:x="2.103cm" svg:y="0.315cm" chart:style-name="ch2">
          <text:p>Comparativa entre los tiempos de los algoritmos genéticos</text:p>
        </chart:title>
        <chart:legend chart:legend-position="end" svg:x="12.369cm" svg:y="3.446cm" style:legend-expansion="high" chart:style-name="ch3"/>
        <chart:plot-area chart:style-name="ch4" table:cell-range-address="'2021-22'.AO114:'2021-22'.AO163 '2021-22'.AR113:'2021-22'.AU163" chart:data-source-has-labels="both" svg:x="0.319cm" svg:y="1.273cm" svg:width="11.731cm" svg:height="7.532cm">
          <chartooo:coordinate-region svg:x="1.602cm" svg:y="1.472cm" svg:width="10.448cm" svg:height="7.134cm"/>
          <chart:axis chart:dimension="x" chart:name="primary-x" chart:style-name="ch5" chartooo:axis-type="auto">
            <chartooo:date-scale/>
            <chart:categories table:cell-range-address="'2021-22'.AO114:'2021-22'.AO1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R114:'2021-22'.AR163" chart:label-cell-address="'2021-22'.AR113:'2021-22'.AR113" chart:class="chart:line">
            <chart:data-point chart:repeated="50"/>
          </chart:series>
          <chart:series chart:style-name="ch9" chart:values-cell-range-address="'2021-22'.AS114:'2021-22'.AS163" chart:label-cell-address="'2021-22'.AS113:'2021-22'.AS113" chart:class="chart:line">
            <chart:data-point chart:repeated="50"/>
          </chart:series>
          <chart:series chart:style-name="ch10" chart:values-cell-range-address="'2021-22'.AT114:'2021-22'.AT163" chart:label-cell-address="'2021-22'.AT113:'2021-22'.AT113" chart:class="chart:line">
            <chart:data-point chart:repeated="50"/>
          </chart:series>
          <chart:series chart:style-name="ch11" chart:values-cell-range-address="'2021-22'.AU114:'2021-22'.AU163" chart:label-cell-address="'2021-22'.AU113:'2021-22'.AU11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_uniforme</text:p>
                <draw:g>
                  <svg:desc>'2021-22'.AR113:'2021-22'.AR113</svg:desc>
                </draw:g>
              </table:table-cell>
              <table:table-cell office:value-type="string">
                <text:p>AGG_posicion</text:p>
                <draw:g>
                  <svg:desc>'2021-22'.AS113:'2021-22'.AS113</svg:desc>
                </draw:g>
              </table:table-cell>
              <table:table-cell office:value-type="string">
                <text:p>AGE_uniforme</text:p>
                <draw:g>
                  <svg:desc>'2021-22'.AT113:'2021-22'.AT113</svg:desc>
                </draw:g>
              </table:table-cell>
              <table:table-cell office:value-type="string">
                <text:p>AGE_posicion</text:p>
                <draw:g>
                  <svg:desc>'2021-22'.AU113:'2021-22'.AU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114:'2021-22'.AO163</svg:desc>
                </draw:g>
              </table:table-cell>
              <table:table-cell office:value-type="float" office:value="0.442494036109365">
                <text:p>0.442494036109365</text:p>
                <draw:g>
                  <svg:desc>'2021-22'.AR114:'2021-22'.AR163</svg:desc>
                </draw:g>
              </table:table-cell>
              <table:table-cell office:value-type="float" office:value="0.319599553317966">
                <text:p>0.319599553317966</text:p>
                <draw:g>
                  <svg:desc>'2021-22'.AS114:'2021-22'.AS163</svg:desc>
                </draw:g>
              </table:table-cell>
              <table:table-cell office:value-type="float" office:value="0.873568200644044">
                <text:p>0.873568200644044</text:p>
                <draw:g>
                  <svg:desc>'2021-22'.AT114:'2021-22'.AT163</svg:desc>
                </draw:g>
              </table:table-cell>
              <table:table-cell office:value-type="float" office:value="0.753855506225979">
                <text:p>0.753855506225979</text:p>
                <draw:g>
                  <svg:desc>'2021-22'.AU114:'2021-22'.AU163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420238574297551">
                <text:p>0.420238574297551</text:p>
              </table:table-cell>
              <table:table-cell office:value-type="float" office:value="0.318279934380311">
                <text:p>0.318279934380311</text:p>
              </table:table-cell>
              <table:table-cell office:value-type="float" office:value="0.865171783038234">
                <text:p>0.865171783038234</text:p>
              </table:table-cell>
              <table:table-cell office:value-type="float" office:value="0.748232860633852">
                <text:p>0.748232860633852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417826229364056">
                <text:p>0.417826229364056</text:p>
              </table:table-cell>
              <table:table-cell office:value-type="float" office:value="0.313610901091623">
                <text:p>0.313610901091623</text:p>
              </table:table-cell>
              <table:table-cell office:value-type="float" office:value="0.864618810105223">
                <text:p>0.864618810105223</text:p>
              </table:table-cell>
              <table:table-cell office:value-type="float" office:value="0.749150644268505">
                <text:p>0.749150644268505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40973771800413">
                <text:p>0.40973771800413</text:p>
              </table:table-cell>
              <table:table-cell office:value-type="float" office:value="0.311807870796023">
                <text:p>0.311807870796023</text:p>
              </table:table-cell>
              <table:table-cell office:value-type="float" office:value="0.86485489269407">
                <text:p>0.86485489269407</text:p>
              </table:table-cell>
              <table:table-cell office:value-type="float" office:value="0.747638824112836">
                <text:p>0.747638824112836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416627272469873">
                <text:p>0.416627272469873</text:p>
              </table:table-cell>
              <table:table-cell office:value-type="float" office:value="0.314374211061193">
                <text:p>0.314374211061193</text:p>
              </table:table-cell>
              <table:table-cell office:value-type="float" office:value="0.863499869840073">
                <text:p>0.863499869840073</text:p>
              </table:table-cell>
              <table:table-cell office:value-type="float" office:value="0.747360018095025">
                <text:p>0.747360018095025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0.425292098891425">
                <text:p>0.425292098891425</text:p>
              </table:table-cell>
              <table:table-cell office:value-type="float" office:value="0.421309916607518">
                <text:p>0.421309916607518</text:p>
              </table:table-cell>
              <table:table-cell office:value-type="float" office:value="0.782413438337159">
                <text:p>0.782413438337159</text:p>
              </table:table-cell>
              <table:table-cell office:value-type="float" office:value="0.790541231893311">
                <text:p>0.790541231893311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0.432951260868895">
                <text:p>0.432951260868895</text:p>
              </table:table-cell>
              <table:table-cell office:value-type="float" office:value="0.427035305392791">
                <text:p>0.427035305392791</text:p>
              </table:table-cell>
              <table:table-cell office:value-type="float" office:value="0.788268565678087">
                <text:p>0.788268565678087</text:p>
              </table:table-cell>
              <table:table-cell office:value-type="float" office:value="0.793974363828779">
                <text:p>0.793974363828779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0.435858087753948">
                <text:p>0.435858087753948</text:p>
              </table:table-cell>
              <table:table-cell office:value-type="float" office:value="0.430613024098423">
                <text:p>0.430613024098423</text:p>
              </table:table-cell>
              <table:table-cell office:value-type="float" office:value="0.793606009266133">
                <text:p>0.793606009266133</text:p>
              </table:table-cell>
              <table:table-cell office:value-type="float" office:value="0.799409919561212">
                <text:p>0.799409919561212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0.433917059270847">
                <text:p>0.433917059270847</text:p>
              </table:table-cell>
              <table:table-cell office:value-type="float" office:value="0.429838075524029">
                <text:p>0.429838075524029</text:p>
              </table:table-cell>
              <table:table-cell office:value-type="float" office:value="0.792194864603126">
                <text:p>0.792194864603126</text:p>
              </table:table-cell>
              <table:table-cell office:value-type="float" office:value="0.799717117723574">
                <text:p>0.799717117723574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0.436333392379291">
                <text:p>0.436333392379291</text:p>
              </table:table-cell>
              <table:table-cell office:value-type="float" office:value="0.431092597408631">
                <text:p>0.431092597408631</text:p>
              </table:table-cell>
              <table:table-cell office:value-type="float" office:value="0.794013800631917">
                <text:p>0.794013800631917</text:p>
              </table:table-cell>
              <table:table-cell office:value-type="float" office:value="0.801345979867772">
                <text:p>0.801345979867772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0.496247893165778">
                <text:p>0.496247893165778</text:p>
              </table:table-cell>
              <table:table-cell office:value-type="float" office:value="0.494276925338365">
                <text:p>0.494276925338365</text:p>
              </table:table-cell>
              <table:table-cell office:value-type="float" office:value="0.881469182110751">
                <text:p>0.881469182110751</text:p>
              </table:table-cell>
              <table:table-cell office:value-type="float" office:value="0.894064427600306">
                <text:p>0.894064427600306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0.496626277346173">
                <text:p>0.496626277346173</text:p>
              </table:table-cell>
              <table:table-cell office:value-type="float" office:value="0.494641911136985">
                <text:p>0.494641911136985</text:p>
              </table:table-cell>
              <table:table-cell office:value-type="float" office:value="0.877580035101996">
                <text:p>0.877580035101996</text:p>
              </table:table-cell>
              <table:table-cell office:value-type="float" office:value="0.892648739951146">
                <text:p>0.892648739951146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0.497683688193923">
                <text:p>0.497683688193923</text:p>
              </table:table-cell>
              <table:table-cell office:value-type="float" office:value="0.495558515850455">
                <text:p>0.495558515850455</text:p>
              </table:table-cell>
              <table:table-cell office:value-type="float" office:value="0.878638058149185">
                <text:p>0.878638058149185</text:p>
              </table:table-cell>
              <table:table-cell office:value-type="float" office:value="0.892616548469762">
                <text:p>0.892616548469762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0.495987887499832">
                <text:p>0.495987887499832</text:p>
              </table:table-cell>
              <table:table-cell office:value-type="float" office:value="0.494664775802128">
                <text:p>0.494664775802128</text:p>
              </table:table-cell>
              <table:table-cell office:value-type="float" office:value="0.880773094032203">
                <text:p>0.880773094032203</text:p>
              </table:table-cell>
              <table:table-cell office:value-type="float" office:value="0.893856942432782">
                <text:p>0.893856942432782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0.495505326576029">
                <text:p>0.495505326576029</text:p>
              </table:table-cell>
              <table:table-cell office:value-type="float" office:value="0.493326421836386">
                <text:p>0.493326421836386</text:p>
              </table:table-cell>
              <table:table-cell office:value-type="float" office:value="0.87956186869144">
                <text:p>0.87956186869144</text:p>
              </table:table-cell>
              <table:table-cell office:value-type="float" office:value="0.892023246309898">
                <text:p>0.892023246309898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0.760148301807292">
                <text:p>0.760148301807292</text:p>
              </table:table-cell>
              <table:table-cell office:value-type="float" office:value="0.752660656966693">
                <text:p>0.752660656966693</text:p>
              </table:table-cell>
              <table:table-cell office:value-type="float" office:value="1.01251537481036">
                <text:p>1.01251537481036</text:p>
              </table:table-cell>
              <table:table-cell office:value-type="float" office:value="1.02451674639145">
                <text:p>1.02451674639145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0.755974897902189">
                <text:p>0.755974897902189</text:p>
              </table:table-cell>
              <table:table-cell office:value-type="float" office:value="0.751152012286781">
                <text:p>0.751152012286781</text:p>
              </table:table-cell>
              <table:table-cell office:value-type="float" office:value="1.0093049909686">
                <text:p>1.0093049909686</text:p>
              </table:table-cell>
              <table:table-cell office:value-type="float" office:value="1.03074259729324">
                <text:p>1.03074259729324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0.758303033154661">
                <text:p>0.758303033154661</text:p>
              </table:table-cell>
              <table:table-cell office:value-type="float" office:value="0.750432835695414">
                <text:p>0.750432835695414</text:p>
              </table:table-cell>
              <table:table-cell office:value-type="float" office:value="1.01443486370513">
                <text:p>1.01443486370513</text:p>
              </table:table-cell>
              <table:table-cell office:value-type="float" office:value="1.02880445626405">
                <text:p>1.02880445626405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0.758421689756201">
                <text:p>0.758421689756201</text:p>
              </table:table-cell>
              <table:table-cell office:value-type="float" office:value="0.749806930360851">
                <text:p>0.749806930360851</text:p>
              </table:table-cell>
              <table:table-cell office:value-type="float" office:value="1.01675724852088">
                <text:p>1.01675724852088</text:p>
              </table:table-cell>
              <table:table-cell office:value-type="float" office:value="1.02826117751476">
                <text:p>1.0282611775147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0.756910218602598">
                <text:p>0.756910218602598</text:p>
              </table:table-cell>
              <table:table-cell office:value-type="float" office:value="0.755506709470002">
                <text:p>0.755506709470002</text:p>
              </table:table-cell>
              <table:table-cell office:value-type="float" office:value="1.0124980636077">
                <text:p>1.0124980636077</text:p>
              </table:table-cell>
              <table:table-cell office:value-type="float" office:value="1.02552903319023">
                <text:p>1.02552903319023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0.752649087846735">
                <text:p>0.752649087846735</text:p>
              </table:table-cell>
              <table:table-cell office:value-type="float" office:value="0.756138811173197">
                <text:p>0.756138811173197</text:p>
              </table:table-cell>
              <table:table-cell office:value-type="float" office:value="1.08675818046722">
                <text:p>1.08675818046722</text:p>
              </table:table-cell>
              <table:table-cell office:value-type="float" office:value="1.11464312773897">
                <text:p>1.11464312773897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0.754928456136193">
                <text:p>0.754928456136193</text:p>
              </table:table-cell>
              <table:table-cell office:value-type="float" office:value="0.758108880997822">
                <text:p>0.758108880997822</text:p>
              </table:table-cell>
              <table:table-cell office:value-type="float" office:value="1.08506804958047">
                <text:p>1.08506804958047</text:p>
              </table:table-cell>
              <table:table-cell office:value-type="float" office:value="1.11371583817091">
                <text:p>1.11371583817091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0.75840876713377">
                <text:p>0.75840876713377</text:p>
              </table:table-cell>
              <table:table-cell office:value-type="float" office:value="0.759261636267179">
                <text:p>0.759261636267179</text:p>
              </table:table-cell>
              <table:table-cell office:value-type="float" office:value="1.08867066709368">
                <text:p>1.08867066709368</text:p>
              </table:table-cell>
              <table:table-cell office:value-type="float" office:value="1.11324876109759">
                <text:p>1.11324876109759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0.751926117201062">
                <text:p>0.751926117201062</text:p>
              </table:table-cell>
              <table:table-cell office:value-type="float" office:value="0.756617281970636">
                <text:p>0.756617281970636</text:p>
              </table:table-cell>
              <table:table-cell office:value-type="float" office:value="1.0859843884899">
                <text:p>1.0859843884899</text:p>
              </table:table-cell>
              <table:table-cell office:value-type="float" office:value="1.11431133383387">
                <text:p>1.11431133383387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0.758852321041248">
                <text:p>0.758852321041248</text:p>
              </table:table-cell>
              <table:table-cell office:value-type="float" office:value="0.760244478046061">
                <text:p>0.760244478046061</text:p>
              </table:table-cell>
              <table:table-cell office:value-type="float" office:value="1.08958722121689">
                <text:p>1.08958722121689</text:p>
              </table:table-cell>
              <table:table-cell office:value-type="float" office:value="1.1140377211595">
                <text:p>1.1140377211595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1.18827277029249">
                <text:p>1.18827277029249</text:p>
              </table:table-cell>
              <table:table-cell office:value-type="float" office:value="1.18671945198471">
                <text:p>1.18671945198471</text:p>
              </table:table-cell>
              <table:table-cell office:value-type="float" office:value="1.35032838102814">
                <text:p>1.35032838102814</text:p>
              </table:table-cell>
              <table:table-cell office:value-type="float" office:value="1.38176951894814">
                <text:p>1.38176951894814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1.19901928170223">
                <text:p>1.19901928170223</text:p>
              </table:table-cell>
              <table:table-cell office:value-type="float" office:value="1.1893665320436">
                <text:p>1.1893665320436</text:p>
              </table:table-cell>
              <table:table-cell office:value-type="float" office:value="1.34698554788502">
                <text:p>1.34698554788502</text:p>
              </table:table-cell>
              <table:table-cell office:value-type="float" office:value="1.3722461194274">
                <text:p>1.3722461194274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1.1860521052397">
                <text:p>1.1860521052397</text:p>
              </table:table-cell>
              <table:table-cell office:value-type="float" office:value="1.17726251253342">
                <text:p>1.17726251253342</text:p>
              </table:table-cell>
              <table:table-cell office:value-type="float" office:value="1.34619954188246">
                <text:p>1.34619954188246</text:p>
              </table:table-cell>
              <table:table-cell office:value-type="float" office:value="1.36624609299815">
                <text:p>1.36624609299815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1.1892437755816">
                <text:p>1.1892437755816</text:p>
              </table:table-cell>
              <table:table-cell office:value-type="float" office:value="1.18912617261647">
                <text:p>1.18912617261647</text:p>
              </table:table-cell>
              <table:table-cell office:value-type="float" office:value="1.35520731355532">
                <text:p>1.35520731355532</text:p>
              </table:table-cell>
              <table:table-cell office:value-type="float" office:value="1.37889540701378">
                <text:p>1.37889540701378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1.19833902115727">
                <text:p>1.19833902115727</text:p>
              </table:table-cell>
              <table:table-cell office:value-type="float" office:value="1.19077996657882">
                <text:p>1.19077996657882</text:p>
              </table:table-cell>
              <table:table-cell office:value-type="float" office:value="1.35569441458866">
                <text:p>1.35569441458866</text:p>
              </table:table-cell>
              <table:table-cell office:value-type="float" office:value="1.38531316700131">
                <text:p>1.38531316700131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0.853918857481422">
                <text:p>0.853918857481422</text:p>
              </table:table-cell>
              <table:table-cell office:value-type="float" office:value="0.857797915051731">
                <text:p>0.857797915051731</text:p>
              </table:table-cell>
              <table:table-cell office:value-type="float" office:value="1.16859538132122">
                <text:p>1.16859538132122</text:p>
              </table:table-cell>
              <table:table-cell office:value-type="float" office:value="1.20289919601299">
                <text:p>1.20289919601299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0.857492976528896">
                <text:p>0.857492976528896</text:p>
              </table:table-cell>
              <table:table-cell office:value-type="float" office:value="0.863341223844649">
                <text:p>0.863341223844649</text:p>
              </table:table-cell>
              <table:table-cell office:value-type="float" office:value="1.1700174161765">
                <text:p>1.1700174161765</text:p>
              </table:table-cell>
              <table:table-cell office:value-type="float" office:value="1.2008697321794">
                <text:p>1.2008697321794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0.856536817875732">
                <text:p>0.856536817875732</text:p>
              </table:table-cell>
              <table:table-cell office:value-type="float" office:value="0.858179647963374">
                <text:p>0.858179647963374</text:p>
              </table:table-cell>
              <table:table-cell office:value-type="float" office:value="1.16609195902129">
                <text:p>1.16609195902129</text:p>
              </table:table-cell>
              <table:table-cell office:value-type="float" office:value="1.19679207375398">
                <text:p>1.19679207375398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0.851256395735197">
                <text:p>0.851256395735197</text:p>
              </table:table-cell>
              <table:table-cell office:value-type="float" office:value="0.855288434293924">
                <text:p>0.855288434293924</text:p>
              </table:table-cell>
              <table:table-cell office:value-type="float" office:value="1.16511286405173">
                <text:p>1.16511286405173</text:p>
              </table:table-cell>
              <table:table-cell office:value-type="float" office:value="1.1980952067099">
                <text:p>1.1980952067099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0.853718415366773">
                <text:p>0.853718415366773</text:p>
              </table:table-cell>
              <table:table-cell office:value-type="float" office:value="0.860964012571841">
                <text:p>0.860964012571841</text:p>
              </table:table-cell>
              <table:table-cell office:value-type="float" office:value="1.16554129769634">
                <text:p>1.16554129769634</text:p>
              </table:table-cell>
              <table:table-cell office:value-type="float" office:value="1.19280969050585">
                <text:p>1.19280969050585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1.34437452093595">
                <text:p>1.34437452093595</text:p>
              </table:table-cell>
              <table:table-cell office:value-type="float" office:value="1.33968046538394">
                <text:p>1.33968046538394</text:p>
              </table:table-cell>
              <table:table-cell office:value-type="float" office:value="1.48265885971608">
                <text:p>1.48265885971608</text:p>
              </table:table-cell>
              <table:table-cell office:value-type="float" office:value="1.51051767050844">
                <text:p>1.51051767050844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1.3457487547117">
                <text:p>1.3457487547117</text:p>
              </table:table-cell>
              <table:table-cell office:value-type="float" office:value="1.34229842632155">
                <text:p>1.34229842632155</text:p>
              </table:table-cell>
              <table:table-cell office:value-type="float" office:value="1.47632925767497">
                <text:p>1.47632925767497</text:p>
              </table:table-cell>
              <table:table-cell office:value-type="float" office:value="1.51451952214989">
                <text:p>1.5145195221498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1.33879632607308">
                <text:p>1.33879632607308</text:p>
              </table:table-cell>
              <table:table-cell office:value-type="float" office:value="1.32638058587693">
                <text:p>1.32638058587693</text:p>
              </table:table-cell>
              <table:table-cell office:value-type="float" office:value="1.4687428302874">
                <text:p>1.4687428302874</text:p>
              </table:table-cell>
              <table:table-cell office:value-type="float" office:value="1.51338608124902">
                <text:p>1.51338608124902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1.34289908391783">
                <text:p>1.34289908391783</text:p>
              </table:table-cell>
              <table:table-cell office:value-type="float" office:value="1.34006378596263">
                <text:p>1.34006378596263</text:p>
              </table:table-cell>
              <table:table-cell office:value-type="float" office:value="1.47515060219311">
                <text:p>1.47515060219311</text:p>
              </table:table-cell>
              <table:table-cell office:value-type="float" office:value="1.51480280597068">
                <text:p>1.51480280597068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1.34299384442928">
                <text:p>1.34299384442928</text:p>
              </table:table-cell>
              <table:table-cell office:value-type="float" office:value="1.33494595429024">
                <text:p>1.33494595429024</text:p>
              </table:table-cell>
              <table:table-cell office:value-type="float" office:value="1.4739798142837">
                <text:p>1.4739798142837</text:p>
              </table:table-cell>
              <table:table-cell office:value-type="float" office:value="1.50462202298385">
                <text:p>1.50462202298385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0.95025223432447">
                <text:p>0.95025223432447</text:p>
              </table:table-cell>
              <table:table-cell office:value-type="float" office:value="0.952932417755717">
                <text:p>0.952932417755717</text:p>
              </table:table-cell>
              <table:table-cell office:value-type="float" office:value="1.23966004719432">
                <text:p>1.23966004719432</text:p>
              </table:table-cell>
              <table:table-cell office:value-type="float" office:value="1.27674352982031">
                <text:p>1.27674352982031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0.952162159702328">
                <text:p>0.952162159702328</text:p>
              </table:table-cell>
              <table:table-cell office:value-type="float" office:value="0.960397901800847">
                <text:p>0.960397901800847</text:p>
              </table:table-cell>
              <table:table-cell office:value-type="float" office:value="1.24780417892489">
                <text:p>1.24780417892489</text:p>
              </table:table-cell>
              <table:table-cell office:value-type="float" office:value="1.27946993151624">
                <text:p>1.27946993151624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0.957782354899576">
                <text:p>0.957782354899576</text:p>
              </table:table-cell>
              <table:table-cell office:value-type="float" office:value="0.958370060980954">
                <text:p>0.958370060980954</text:p>
              </table:table-cell>
              <table:table-cell office:value-type="float" office:value="1.24584776831268">
                <text:p>1.24584776831268</text:p>
              </table:table-cell>
              <table:table-cell office:value-type="float" office:value="1.28858196357221">
                <text:p>1.28858196357221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0.953707981428209">
                <text:p>0.953707981428209</text:p>
              </table:table-cell>
              <table:table-cell office:value-type="float" office:value="0.957612520540435">
                <text:p>0.957612520540435</text:p>
              </table:table-cell>
              <table:table-cell office:value-type="float" office:value="1.24702784554537">
                <text:p>1.24702784554537</text:p>
              </table:table-cell>
              <table:table-cell office:value-type="float" office:value="1.28079522996673">
                <text:p>1.28079522996673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0.957436633694489">
                <text:p>0.957436633694489</text:p>
              </table:table-cell>
              <table:table-cell office:value-type="float" office:value="0.958036004820858">
                <text:p>0.958036004820858</text:p>
              </table:table-cell>
              <table:table-cell office:value-type="float" office:value="1.25044275488875">
                <text:p>1.25044275488875</text:p>
              </table:table-cell>
              <table:table-cell office:value-type="float" office:value="1.28500344291339">
                <text:p>1.28500344291339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1.4927009548325">
                <text:p>1.4927009548325</text:p>
              </table:table-cell>
              <table:table-cell office:value-type="float" office:value="1.48358457843382">
                <text:p>1.48358457843382</text:p>
              </table:table-cell>
              <table:table-cell office:value-type="float" office:value="1.60631047973607">
                <text:p>1.60631047973607</text:p>
              </table:table-cell>
              <table:table-cell office:value-type="float" office:value="1.63685815384744">
                <text:p>1.63685815384744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1.49281854372744">
                <text:p>1.49281854372744</text:p>
              </table:table-cell>
              <table:table-cell office:value-type="float" office:value="1.48535910330688">
                <text:p>1.48535910330688</text:p>
              </table:table-cell>
              <table:table-cell office:value-type="float" office:value="1.60475350144833">
                <text:p>1.60475350144833</text:p>
              </table:table-cell>
              <table:table-cell office:value-type="float" office:value="1.62515153321185">
                <text:p>1.62515153321185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1.49085905766512">
                <text:p>1.49085905766512</text:p>
              </table:table-cell>
              <table:table-cell office:value-type="float" office:value="1.48873208218938">
                <text:p>1.48873208218938</text:p>
              </table:table-cell>
              <table:table-cell office:value-type="float" office:value="1.60163332759514">
                <text:p>1.60163332759514</text:p>
              </table:table-cell>
              <table:table-cell office:value-type="float" office:value="1.64407228916726">
                <text:p>1.64407228916726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1.49116420596091">
                <text:p>1.49116420596091</text:p>
              </table:table-cell>
              <table:table-cell office:value-type="float" office:value="1.48787514462634">
                <text:p>1.48787514462634</text:p>
              </table:table-cell>
              <table:table-cell office:value-type="float" office:value="1.60686535968125">
                <text:p>1.60686535968125</text:p>
              </table:table-cell>
              <table:table-cell office:value-type="float" office:value="1.63461679447313">
                <text:p>1.63461679447313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1.49425618716629">
                <text:p>1.49425618716629</text:p>
              </table:table-cell>
              <table:table-cell office:value-type="float" office:value="1.48678688355264">
                <text:p>1.48678688355264</text:p>
              </table:table-cell>
              <table:table-cell office:value-type="float" office:value="1.60614866129668">
                <text:p>1.60614866129668</text:p>
              </table:table-cell>
              <table:table-cell office:value-type="float" office:value="1.6402885621506">
                <text:p>1.64028856215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84cm" xlink:href=".." xlink:type="simple" chart:class="chart:line" chart:style-name="ch1">
        <chart:title svg:x="1.982cm" svg:y="0.315cm" chart:style-name="ch2">
          <text:p>Comparativa entre los tiempos de los algoritmos meméticos</text:p>
        </chart:title>
        <chart:legend chart:legend-position="end" svg:x="12.47cm" svg:y="3.695cm" style:legend-expansion="high" chart:style-name="ch3"/>
        <chart:plot-area chart:style-name="ch4" table:cell-range-address="'2021-22'.AO114:'2021-22'.AO163 '2021-22'.AV113:'2021-22'.AX163" chart:data-source-has-labels="both" svg:x="0.32cm" svg:y="1.273cm" svg:width="11.83cm" svg:height="7.532cm">
          <chartooo:coordinate-region svg:x="1.603cm" svg:y="1.472cm" svg:width="10.547cm" svg:height="7.134cm"/>
          <chart:axis chart:dimension="x" chart:name="primary-x" chart:style-name="ch5" chartooo:axis-type="auto">
            <chartooo:date-scale/>
            <chart:categories table:cell-range-address="'2021-22'.AO114:'2021-22'.AO1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1-22'.AV114:'2021-22'.AV163" chart:label-cell-address="'2021-22'.AV113:'2021-22'.AV113" chart:class="chart:line">
            <chart:data-point chart:repeated="50"/>
          </chart:series>
          <chart:series chart:style-name="ch9" chart:values-cell-range-address="'2021-22'.AW114:'2021-22'.AW163" chart:label-cell-address="'2021-22'.AW113:'2021-22'.AW113" chart:class="chart:line">
            <chart:data-point chart:repeated="50"/>
          </chart:series>
          <chart:series chart:style-name="ch10" chart:values-cell-range-address="'2021-22'.AX114:'2021-22'.AX163" chart:label-cell-address="'2021-22'.AX113:'2021-22'.AX11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_10_1</text:p>
                <draw:g>
                  <svg:desc>'2021-22'.AV113:'2021-22'.AV113</svg:desc>
                </draw:g>
              </table:table-cell>
              <table:table-cell office:value-type="string">
                <text:p>AM_10_01</text:p>
                <draw:g>
                  <svg:desc>'2021-22'.AW113:'2021-22'.AW113</svg:desc>
                </draw:g>
              </table:table-cell>
              <table:table-cell office:value-type="string">
                <text:p>AM_10_01mej</text:p>
                <draw:g>
                  <svg:desc>'2021-22'.AX113:'2021-22'.AX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KD-b_1_n25_m2</text:p>
                <draw:g>
                  <svg:desc>'2021-22'.AO114:'2021-22'.AO163</svg:desc>
                </draw:g>
              </table:table-cell>
              <table:table-cell office:value-type="float" office:value="0.783809867628437">
                <text:p>0.783809867628437</text:p>
                <draw:g>
                  <svg:desc>'2021-22'.AV114:'2021-22'.AV163</svg:desc>
                </draw:g>
              </table:table-cell>
              <table:table-cell office:value-type="float" office:value="0.481582046899954">
                <text:p>0.481582046899954</text:p>
                <draw:g>
                  <svg:desc>'2021-22'.AW114:'2021-22'.AW163</svg:desc>
                </draw:g>
              </table:table-cell>
              <table:table-cell office:value-type="float" office:value="0.45214977263059">
                <text:p>0.45214977263059</text:p>
                <draw:g>
                  <svg:desc>'2021-22'.AX114:'2021-22'.AX163</svg:desc>
                </draw:g>
              </table:table-cell>
            </table:table-row>
            <table:table-row>
              <table:table-cell office:value-type="string">
                <text:p>GKD-b_2_n25_m2</text:p>
              </table:table-cell>
              <table:table-cell office:value-type="float" office:value="0.778746907195038">
                <text:p>0.778746907195038</text:p>
              </table:table-cell>
              <table:table-cell office:value-type="float" office:value="0.475411363445198">
                <text:p>0.475411363445198</text:p>
              </table:table-cell>
              <table:table-cell office:value-type="float" office:value="0.446948202777229">
                <text:p>0.446948202777229</text:p>
              </table:table-cell>
            </table:table-row>
            <table:table-row>
              <table:table-cell office:value-type="string">
                <text:p>GKD-b_3_n25_m2</text:p>
              </table:table-cell>
              <table:table-cell office:value-type="float" office:value="0.777424491475994">
                <text:p>0.777424491475994</text:p>
              </table:table-cell>
              <table:table-cell office:value-type="float" office:value="0.472772142418319">
                <text:p>0.472772142418319</text:p>
              </table:table-cell>
              <table:table-cell office:value-type="float" office:value="0.445656293227886">
                <text:p>0.445656293227886</text:p>
              </table:table-cell>
            </table:table-row>
            <table:table-row>
              <table:table-cell office:value-type="string">
                <text:p>GKD-b_4_n25_m2</text:p>
              </table:table-cell>
              <table:table-cell office:value-type="float" office:value="0.777229891467306">
                <text:p>0.777229891467306</text:p>
              </table:table-cell>
              <table:table-cell office:value-type="float" office:value="0.471310839695664">
                <text:p>0.471310839695664</text:p>
              </table:table-cell>
              <table:table-cell office:value-type="float" office:value="0.442997964911048">
                <text:p>0.442997964911048</text:p>
              </table:table-cell>
            </table:table-row>
            <table:table-row>
              <table:table-cell office:value-type="string">
                <text:p>GKD-b_5_n25_m2</text:p>
              </table:table-cell>
              <table:table-cell office:value-type="float" office:value="0.779593875888179">
                <text:p>0.779593875888179</text:p>
              </table:table-cell>
              <table:table-cell office:value-type="float" office:value="0.475249346032318">
                <text:p>0.475249346032318</text:p>
              </table:table-cell>
              <table:table-cell office:value-type="float" office:value="0.447005494760498">
                <text:p>0.447005494760498</text:p>
              </table:table-cell>
            </table:table-row>
            <table:table-row>
              <table:table-cell office:value-type="string">
                <text:p>GKD-b_6_n25_m7</text:p>
              </table:table-cell>
              <table:table-cell office:value-type="float" office:value="1.19315293277873">
                <text:p>1.19315293277873</text:p>
              </table:table-cell>
              <table:table-cell office:value-type="float" office:value="0.614313063574989">
                <text:p>0.614313063574989</text:p>
              </table:table-cell>
              <table:table-cell office:value-type="float" office:value="0.581974740515017">
                <text:p>0.581974740515017</text:p>
              </table:table-cell>
            </table:table-row>
            <table:table-row>
              <table:table-cell office:value-type="string">
                <text:p>GKD-b_7_n25_m7</text:p>
              </table:table-cell>
              <table:table-cell office:value-type="float" office:value="1.18936897980259">
                <text:p>1.18936897980259</text:p>
              </table:table-cell>
              <table:table-cell office:value-type="float" office:value="0.614259809584275">
                <text:p>0.614259809584275</text:p>
              </table:table-cell>
              <table:table-cell office:value-type="float" office:value="0.586224130832131">
                <text:p>0.586224130832131</text:p>
              </table:table-cell>
            </table:table-row>
            <table:table-row>
              <table:table-cell office:value-type="string">
                <text:p>GKD-b_8_n25_m7</text:p>
              </table:table-cell>
              <table:table-cell office:value-type="float" office:value="1.19649116539667">
                <text:p>1.19649116539667</text:p>
              </table:table-cell>
              <table:table-cell office:value-type="float" office:value="0.615976883706805">
                <text:p>0.615976883706805</text:p>
              </table:table-cell>
              <table:table-cell office:value-type="float" office:value="0.582992301553563">
                <text:p>0.582992301553563</text:p>
              </table:table-cell>
            </table:table-row>
            <table:table-row>
              <table:table-cell office:value-type="string">
                <text:p>GKD-b_9_n25_m7</text:p>
              </table:table-cell>
              <table:table-cell office:value-type="float" office:value="1.26861071240452">
                <text:p>1.26861071240452</text:p>
              </table:table-cell>
              <table:table-cell office:value-type="float" office:value="0.645943449551332">
                <text:p>0.645943449551332</text:p>
              </table:table-cell>
              <table:table-cell office:value-type="float" office:value="0.585286874834647">
                <text:p>0.585286874834647</text:p>
              </table:table-cell>
            </table:table-row>
            <table:table-row>
              <table:table-cell office:value-type="string">
                <text:p>GKD-b_10_n25_m7</text:p>
              </table:table-cell>
              <table:table-cell office:value-type="float" office:value="1.23672182611286">
                <text:p>1.23672182611286</text:p>
              </table:table-cell>
              <table:table-cell office:value-type="float" office:value="0.634437796641289">
                <text:p>0.634437796641289</text:p>
              </table:table-cell>
              <table:table-cell office:value-type="float" office:value="0.582239055081289">
                <text:p>0.582239055081289</text:p>
              </table:table-cell>
            </table:table-row>
            <table:table-row>
              <table:table-cell office:value-type="string">
                <text:p>GKD-b_11_n50_m5</text:p>
              </table:table-cell>
              <table:table-cell office:value-type="float" office:value="1.56337115268775">
                <text:p>1.56337115268775</text:p>
              </table:table-cell>
              <table:table-cell office:value-type="float" office:value="0.831280261632912">
                <text:p>0.831280261632912</text:p>
              </table:table-cell>
              <table:table-cell office:value-type="float" office:value="0.790712914062855">
                <text:p>0.790712914062855</text:p>
              </table:table-cell>
            </table:table-row>
            <table:table-row>
              <table:table-cell office:value-type="string">
                <text:p>GKD-b_12_n50_m5</text:p>
              </table:table-cell>
              <table:table-cell office:value-type="float" office:value="1.55641262109886">
                <text:p>1.55641262109886</text:p>
              </table:table-cell>
              <table:table-cell office:value-type="float" office:value="0.82476702374958">
                <text:p>0.82476702374958</text:p>
              </table:table-cell>
              <table:table-cell office:value-type="float" office:value="0.791548921992312">
                <text:p>0.791548921992312</text:p>
              </table:table-cell>
            </table:table-row>
            <table:table-row>
              <table:table-cell office:value-type="string">
                <text:p>GKD-b_13_n50_m5</text:p>
              </table:table-cell>
              <table:table-cell office:value-type="float" office:value="1.59983253407088">
                <text:p>1.59983253407088</text:p>
              </table:table-cell>
              <table:table-cell office:value-type="float" office:value="0.857160963047377">
                <text:p>0.857160963047377</text:p>
              </table:table-cell>
              <table:table-cell office:value-type="float" office:value="0.794995973820484">
                <text:p>0.794995973820484</text:p>
              </table:table-cell>
            </table:table-row>
            <table:table-row>
              <table:table-cell office:value-type="string">
                <text:p>GKD-b_14_n50_m5</text:p>
              </table:table-cell>
              <table:table-cell office:value-type="float" office:value="1.59508584371519">
                <text:p>1.59508584371519</text:p>
              </table:table-cell>
              <table:table-cell office:value-type="float" office:value="0.849865123248941">
                <text:p>0.849865123248941</text:p>
              </table:table-cell>
              <table:table-cell office:value-type="float" office:value="0.794412550654312">
                <text:p>0.794412550654312</text:p>
              </table:table-cell>
            </table:table-row>
            <table:table-row>
              <table:table-cell office:value-type="string">
                <text:p>GKD-b_15_n50_m5</text:p>
              </table:table-cell>
              <table:table-cell office:value-type="float" office:value="1.563194717927">
                <text:p>1.563194717927</text:p>
              </table:table-cell>
              <table:table-cell office:value-type="float" office:value="0.832595133124787">
                <text:p>0.832595133124787</text:p>
              </table:table-cell>
              <table:table-cell office:value-type="float" office:value="0.792337205238934">
                <text:p>0.792337205238934</text:p>
              </table:table-cell>
            </table:table-row>
            <table:table-row>
              <table:table-cell office:value-type="string">
                <text:p>GKD-b_16_n50_m15</text:p>
              </table:table-cell>
              <table:table-cell office:value-type="float" office:value="1.89180577257375">
                <text:p>1.89180577257375</text:p>
              </table:table-cell>
              <table:table-cell office:value-type="float" office:value="1.13565251503345">
                <text:p>1.13565251503345</text:p>
              </table:table-cell>
              <table:table-cell office:value-type="float" office:value="1.10625104053788">
                <text:p>1.10625104053788</text:p>
              </table:table-cell>
            </table:table-row>
            <table:table-row>
              <table:table-cell office:value-type="string">
                <text:p>GKD-b_17_n50_m15</text:p>
              </table:table-cell>
              <table:table-cell office:value-type="float" office:value="1.8862893672664">
                <text:p>1.8862893672664</text:p>
              </table:table-cell>
              <table:table-cell office:value-type="float" office:value="1.13002983409128">
                <text:p>1.13002983409128</text:p>
              </table:table-cell>
              <table:table-cell office:value-type="float" office:value="1.1045807360662">
                <text:p>1.1045807360662</text:p>
              </table:table-cell>
            </table:table-row>
            <table:table-row>
              <table:table-cell office:value-type="string">
                <text:p>GKD-b_18_n50_m15</text:p>
              </table:table-cell>
              <table:table-cell office:value-type="float" office:value="1.89273414545056">
                <text:p>1.89273414545056</text:p>
              </table:table-cell>
              <table:table-cell office:value-type="float" office:value="1.13648283942531">
                <text:p>1.13648283942531</text:p>
              </table:table-cell>
              <table:table-cell office:value-type="float" office:value="1.107037680002">
                <text:p>1.107037680002</text:p>
              </table:table-cell>
            </table:table-row>
            <table:table-row>
              <table:table-cell office:value-type="string">
                <text:p>GKD-b_19_n50_m15</text:p>
              </table:table-cell>
              <table:table-cell office:value-type="float" office:value="1.89333405837317">
                <text:p>1.89333405837317</text:p>
              </table:table-cell>
              <table:table-cell office:value-type="float" office:value="1.13664166266147">
                <text:p>1.13664166266147</text:p>
              </table:table-cell>
              <table:table-cell office:value-type="float" office:value="1.10623251469236">
                <text:p>1.10623251469236</text:p>
              </table:table-cell>
            </table:table-row>
            <table:table-row>
              <table:table-cell office:value-type="string">
                <text:p>GKD-b_20_n50_m15</text:p>
              </table:table-cell>
              <table:table-cell office:value-type="float" office:value="1.8953810183075">
                <text:p>1.8953810183075</text:p>
              </table:table-cell>
              <table:table-cell office:value-type="float" office:value="1.1353344643634">
                <text:p>1.1353344643634</text:p>
              </table:table-cell>
              <table:table-cell office:value-type="float" office:value="1.10555409043797">
                <text:p>1.10555409043797</text:p>
              </table:table-cell>
            </table:table-row>
            <table:table-row>
              <table:table-cell office:value-type="string">
                <text:p>GKD-b_21_n100_m10</text:p>
              </table:table-cell>
              <table:table-cell office:value-type="float" office:value="2.05511556113737">
                <text:p>2.05511556113737</text:p>
              </table:table-cell>
              <table:table-cell office:value-type="float" office:value="1.24270256903246">
                <text:p>1.24270256903246</text:p>
              </table:table-cell>
              <table:table-cell office:value-type="float" office:value="1.20956608221199">
                <text:p>1.20956608221199</text:p>
              </table:table-cell>
            </table:table-row>
            <table:table-row>
              <table:table-cell office:value-type="string">
                <text:p>GKD-b_22_n100_m10</text:p>
              </table:table-cell>
              <table:table-cell office:value-type="float" office:value="2.05405433671172">
                <text:p>2.05405433671172</text:p>
              </table:table-cell>
              <table:table-cell office:value-type="float" office:value="1.2419647094851">
                <text:p>1.2419647094851</text:p>
              </table:table-cell>
              <table:table-cell office:value-type="float" office:value="1.21170985449727">
                <text:p>1.21170985449727</text:p>
              </table:table-cell>
            </table:table-row>
            <table:table-row>
              <table:table-cell office:value-type="string">
                <text:p>GKD-b_23_n100_m10</text:p>
              </table:table-cell>
              <table:table-cell office:value-type="float" office:value="2.05479202800011">
                <text:p>2.05479202800011</text:p>
              </table:table-cell>
              <table:table-cell office:value-type="float" office:value="1.24407531094877">
                <text:p>1.24407531094877</text:p>
              </table:table-cell>
              <table:table-cell office:value-type="float" office:value="1.20594078651254">
                <text:p>1.20594078651254</text:p>
              </table:table-cell>
            </table:table-row>
            <table:table-row>
              <table:table-cell office:value-type="string">
                <text:p>GKD-b_24_n100_m10</text:p>
              </table:table-cell>
              <table:table-cell office:value-type="float" office:value="2.05478669529814">
                <text:p>2.05478669529814</text:p>
              </table:table-cell>
              <table:table-cell office:value-type="float" office:value="1.24411492186403">
                <text:p>1.24411492186403</text:p>
              </table:table-cell>
              <table:table-cell office:value-type="float" office:value="1.20901862724349">
                <text:p>1.20901862724349</text:p>
              </table:table-cell>
            </table:table-row>
            <table:table-row>
              <table:table-cell office:value-type="string">
                <text:p>GKD-b_25_n100_m10</text:p>
              </table:table-cell>
              <table:table-cell office:value-type="float" office:value="2.05799446372809">
                <text:p>2.05799446372809</text:p>
              </table:table-cell>
              <table:table-cell office:value-type="float" office:value="1.24808975700411">
                <text:p>1.24808975700411</text:p>
              </table:table-cell>
              <table:table-cell office:value-type="float" office:value="1.21494176133198">
                <text:p>1.21494176133198</text:p>
              </table:table-cell>
            </table:table-row>
            <table:table-row>
              <table:table-cell office:value-type="string">
                <text:p>GKD-b_26_n100_m30</text:p>
              </table:table-cell>
              <table:table-cell office:value-type="float" office:value="2.18534503544952">
                <text:p>2.18534503544952</text:p>
              </table:table-cell>
              <table:table-cell office:value-type="float" office:value="1.48594657311868">
                <text:p>1.48594657311868</text:p>
              </table:table-cell>
              <table:table-cell office:value-type="float" office:value="1.46347682345777">
                <text:p>1.46347682345777</text:p>
              </table:table-cell>
            </table:table-row>
            <table:table-row>
              <table:table-cell office:value-type="string">
                <text:p>GKD-b_27_n100_m30</text:p>
              </table:table-cell>
              <table:table-cell office:value-type="float" office:value="2.17712371594444">
                <text:p>2.17712371594444</text:p>
              </table:table-cell>
              <table:table-cell office:value-type="float" office:value="1.47924174344271">
                <text:p>1.47924174344271</text:p>
              </table:table-cell>
              <table:table-cell office:value-type="float" office:value="1.45339051341022">
                <text:p>1.45339051341022</text:p>
              </table:table-cell>
            </table:table-row>
            <table:table-row>
              <table:table-cell office:value-type="string">
                <text:p>GKD-b_28_n100_m30</text:p>
              </table:table-cell>
              <table:table-cell office:value-type="float" office:value="2.18242999394715">
                <text:p>2.18242999394715</text:p>
              </table:table-cell>
              <table:table-cell office:value-type="float" office:value="1.48123760758367">
                <text:p>1.48123760758367</text:p>
              </table:table-cell>
              <table:table-cell office:value-type="float" office:value="1.45703229480491">
                <text:p>1.45703229480491</text:p>
              </table:table-cell>
            </table:table-row>
            <table:table-row>
              <table:table-cell office:value-type="string">
                <text:p>GKD-b_29_n100_m30</text:p>
              </table:table-cell>
              <table:table-cell office:value-type="float" office:value="2.19170573544145">
                <text:p>2.19170573544145</text:p>
              </table:table-cell>
              <table:table-cell office:value-type="float" office:value="1.49168356177785">
                <text:p>1.49168356177785</text:p>
              </table:table-cell>
              <table:table-cell office:value-type="float" office:value="1.46632023996225">
                <text:p>1.46632023996225</text:p>
              </table:table-cell>
            </table:table-row>
            <table:table-row>
              <table:table-cell office:value-type="string">
                <text:p>GKD-b_30_n100_m30</text:p>
              </table:table-cell>
              <table:table-cell office:value-type="float" office:value="2.1927461879411">
                <text:p>2.1927461879411</text:p>
              </table:table-cell>
              <table:table-cell office:value-type="float" office:value="1.49281924378287">
                <text:p>1.49281924378287</text:p>
              </table:table-cell>
              <table:table-cell office:value-type="float" office:value="1.46852852292829">
                <text:p>1.46852852292829</text:p>
              </table:table-cell>
            </table:table-row>
            <table:table-row>
              <table:table-cell office:value-type="string">
                <text:p>GKD-b_31_n125_m12</text:p>
              </table:table-cell>
              <table:table-cell office:value-type="float" office:value="2.14963769157828">
                <text:p>2.14963769157828</text:p>
              </table:table-cell>
              <table:table-cell office:value-type="float" office:value="1.34180409539625">
                <text:p>1.34180409539625</text:p>
              </table:table-cell>
              <table:table-cell office:value-type="float" office:value="1.30497383458131">
                <text:p>1.30497383458131</text:p>
              </table:table-cell>
            </table:table-row>
            <table:table-row>
              <table:table-cell office:value-type="string">
                <text:p>GKD-b_32_n125_m12</text:p>
              </table:table-cell>
              <table:table-cell office:value-type="float" office:value="2.14932233736915">
                <text:p>2.14932233736915</text:p>
              </table:table-cell>
              <table:table-cell office:value-type="float" office:value="1.33537405402216">
                <text:p>1.33537405402216</text:p>
              </table:table-cell>
              <table:table-cell office:value-type="float" office:value="1.30084649341065">
                <text:p>1.30084649341065</text:p>
              </table:table-cell>
            </table:table-row>
            <table:table-row>
              <table:table-cell office:value-type="string">
                <text:p>GKD-b_33_n125_m12</text:p>
              </table:table-cell>
              <table:table-cell office:value-type="float" office:value="2.14306764358821">
                <text:p>2.14306764358821</text:p>
              </table:table-cell>
              <table:table-cell office:value-type="float" office:value="1.33714593273343">
                <text:p>1.33714593273343</text:p>
              </table:table-cell>
              <table:table-cell office:value-type="float" office:value="1.30069594621089">
                <text:p>1.30069594621089</text:p>
              </table:table-cell>
            </table:table-row>
            <table:table-row>
              <table:table-cell office:value-type="string">
                <text:p>GKD-b_34_n125_m12</text:p>
              </table:table-cell>
              <table:table-cell office:value-type="float" office:value="2.1466874397212">
                <text:p>2.1466874397212</text:p>
              </table:table-cell>
              <table:table-cell office:value-type="float" office:value="1.33338722652373">
                <text:p>1.33338722652373</text:p>
              </table:table-cell>
              <table:table-cell office:value-type="float" office:value="1.30245019178466">
                <text:p>1.30245019178466</text:p>
              </table:table-cell>
            </table:table-row>
            <table:table-row>
              <table:table-cell office:value-type="string">
                <text:p>GKD-b_35_n125_m12</text:p>
              </table:table-cell>
              <table:table-cell office:value-type="float" office:value="2.14745130101457">
                <text:p>2.14745130101457</text:p>
              </table:table-cell>
              <table:table-cell office:value-type="float" office:value="1.33870165478987">
                <text:p>1.33870165478987</text:p>
              </table:table-cell>
              <table:table-cell office:value-type="float" office:value="1.30269746181129">
                <text:p>1.30269746181129</text:p>
              </table:table-cell>
            </table:table-row>
            <table:table-row>
              <table:table-cell office:value-type="string">
                <text:p>GKD-b_36_n125_m37</text:p>
              </table:table-cell>
              <table:table-cell office:value-type="float" office:value="2.28609953070443">
                <text:p>2.28609953070443</text:p>
              </table:table-cell>
              <table:table-cell office:value-type="float" office:value="1.61630632379271">
                <text:p>1.61630632379271</text:p>
              </table:table-cell>
              <table:table-cell office:value-type="float" office:value="1.58880775728372">
                <text:p>1.58880775728372</text:p>
              </table:table-cell>
            </table:table-row>
            <table:table-row>
              <table:table-cell office:value-type="string">
                <text:p>GKD-b_37_n125_m37</text:p>
              </table:table-cell>
              <table:table-cell office:value-type="float" office:value="2.28319278027146">
                <text:p>2.28319278027146</text:p>
              </table:table-cell>
              <table:table-cell office:value-type="float" office:value="1.60443326274592">
                <text:p>1.60443326274592</text:p>
              </table:table-cell>
              <table:table-cell office:value-type="float" office:value="1.57853765761669">
                <text:p>1.57853765761669</text:p>
              </table:table-cell>
            </table:table-row>
            <table:table-row>
              <table:table-cell office:value-type="string">
                <text:p>GKD-b_38_n125_m37</text:p>
              </table:table-cell>
              <table:table-cell office:value-type="float" office:value="2.28671069171477">
                <text:p>2.28671069171477</text:p>
              </table:table-cell>
              <table:table-cell office:value-type="float" office:value="1.61706496391587">
                <text:p>1.61706496391587</text:p>
              </table:table-cell>
              <table:table-cell office:value-type="float" office:value="1.58765567415106">
                <text:p>1.58765567415106</text:p>
              </table:table-cell>
            </table:table-row>
            <table:table-row>
              <table:table-cell office:value-type="string">
                <text:p>GKD-b_39_n125_m37</text:p>
              </table:table-cell>
              <table:table-cell office:value-type="float" office:value="2.28194779329544">
                <text:p>2.28194779329544</text:p>
              </table:table-cell>
              <table:table-cell office:value-type="float" office:value="1.60922670994575">
                <text:p>1.60922670994575</text:p>
              </table:table-cell>
              <table:table-cell office:value-type="float" office:value="1.5859585739801">
                <text:p>1.5859585739801</text:p>
              </table:table-cell>
            </table:table-row>
            <table:table-row>
              <table:table-cell office:value-type="string">
                <text:p>GKD-b_40_n125_m37</text:p>
              </table:table-cell>
              <table:table-cell office:value-type="float" office:value="2.28246235694303">
                <text:p>2.28246235694303</text:p>
              </table:table-cell>
              <table:table-cell office:value-type="float" office:value="1.6111338733428">
                <text:p>1.6111338733428</text:p>
              </table:table-cell>
              <table:table-cell office:value-type="float" office:value="1.58730908879182">
                <text:p>1.58730908879182</text:p>
              </table:table-cell>
            </table:table-row>
            <table:table-row>
              <table:table-cell office:value-type="string">
                <text:p>GKD-b_41_n150_m15</text:p>
              </table:table-cell>
              <table:table-cell office:value-type="float" office:value="2.22415168555433">
                <text:p>2.22415168555433</text:p>
              </table:table-cell>
              <table:table-cell office:value-type="float" office:value="1.42054452728063">
                <text:p>1.42054452728063</text:p>
              </table:table-cell>
              <table:table-cell office:value-type="float" office:value="1.38387106406775">
                <text:p>1.38387106406775</text:p>
              </table:table-cell>
            </table:table-row>
            <table:table-row>
              <table:table-cell office:value-type="string">
                <text:p>GKD-b_42_n150_m15</text:p>
              </table:table-cell>
              <table:table-cell office:value-type="float" office:value="2.22577277328">
                <text:p>2.22577277328</text:p>
              </table:table-cell>
              <table:table-cell office:value-type="float" office:value="1.42392680208458">
                <text:p>1.42392680208458</text:p>
              </table:table-cell>
              <table:table-cell office:value-type="float" office:value="1.39105534857575">
                <text:p>1.39105534857575</text:p>
              </table:table-cell>
            </table:table-row>
            <table:table-row>
              <table:table-cell office:value-type="string">
                <text:p>GKD-b_43_n150_m15</text:p>
              </table:table-cell>
              <table:table-cell office:value-type="float" office:value="2.22732587320004">
                <text:p>2.22732587320004</text:p>
              </table:table-cell>
              <table:table-cell office:value-type="float" office:value="1.42565354449481">
                <text:p>1.42565354449481</text:p>
              </table:table-cell>
              <table:table-cell office:value-type="float" office:value="1.38886252446039">
                <text:p>1.38886252446039</text:p>
              </table:table-cell>
            </table:table-row>
            <table:table-row>
              <table:table-cell office:value-type="string">
                <text:p>GKD-b_44_n150_m15</text:p>
              </table:table-cell>
              <table:table-cell office:value-type="float" office:value="2.2283995920237">
                <text:p>2.2283995920237</text:p>
              </table:table-cell>
              <table:table-cell office:value-type="float" office:value="1.42767870116036">
                <text:p>1.42767870116036</text:p>
              </table:table-cell>
              <table:table-cell office:value-type="float" office:value="1.39340746107256">
                <text:p>1.39340746107256</text:p>
              </table:table-cell>
            </table:table-row>
            <table:table-row>
              <table:table-cell office:value-type="string">
                <text:p>GKD-b_45_n150_m15</text:p>
              </table:table-cell>
              <table:table-cell office:value-type="float" office:value="2.22736033055586">
                <text:p>2.22736033055586</text:p>
              </table:table-cell>
              <table:table-cell office:value-type="float" office:value="1.4247051670333">
                <text:p>1.4247051670333</text:p>
              </table:table-cell>
              <table:table-cell office:value-type="float" office:value="1.38954475668144">
                <text:p>1.38954475668144</text:p>
              </table:table-cell>
            </table:table-row>
            <table:table-row>
              <table:table-cell office:value-type="string">
                <text:p>GKD-b_46_n150_m45</text:p>
              </table:table-cell>
              <table:table-cell office:value-type="float" office:value="2.37614810185447">
                <text:p>2.37614810185447</text:p>
              </table:table-cell>
              <table:table-cell office:value-type="float" office:value="1.73012455593379">
                <text:p>1.73012455593379</text:p>
              </table:table-cell>
              <table:table-cell office:value-type="float" office:value="1.70914646567713">
                <text:p>1.70914646567713</text:p>
              </table:table-cell>
            </table:table-row>
            <table:table-row>
              <table:table-cell office:value-type="string">
                <text:p>GKD-b_47_n150_m45</text:p>
              </table:table-cell>
              <table:table-cell office:value-type="float" office:value="2.37740679930039">
                <text:p>2.37740679930039</text:p>
              </table:table-cell>
              <table:table-cell office:value-type="float" office:value="1.73506971974044">
                <text:p>1.73506971974044</text:p>
              </table:table-cell>
              <table:table-cell office:value-type="float" office:value="1.71399942011122">
                <text:p>1.71399942011122</text:p>
              </table:table-cell>
            </table:table-row>
            <table:table-row>
              <table:table-cell office:value-type="string">
                <text:p>GKD-b_48_n150_m45</text:p>
              </table:table-cell>
              <table:table-cell office:value-type="float" office:value="2.37562953939322">
                <text:p>2.37562953939322</text:p>
              </table:table-cell>
              <table:table-cell office:value-type="float" office:value="1.73255215092291">
                <text:p>1.73255215092291</text:p>
              </table:table-cell>
              <table:table-cell office:value-type="float" office:value="1.71203683647966">
                <text:p>1.71203683647966</text:p>
              </table:table-cell>
            </table:table-row>
            <table:table-row>
              <table:table-cell office:value-type="string">
                <text:p>GKD-b_49_n150_m45</text:p>
              </table:table-cell>
              <table:table-cell office:value-type="float" office:value="2.37632971620251">
                <text:p>2.37632971620251</text:p>
              </table:table-cell>
              <table:table-cell office:value-type="float" office:value="1.73208462309086">
                <text:p>1.73208462309086</text:p>
              </table:table-cell>
              <table:table-cell office:value-type="float" office:value="1.71370853087771">
                <text:p>1.71370853087771</text:p>
              </table:table-cell>
            </table:table-row>
            <table:table-row>
              <table:table-cell office:value-type="string">
                <text:p>GKD-b_50_n150_m45</text:p>
              </table:table-cell>
              <table:table-cell office:value-type="float" office:value="2.38032470103664">
                <text:p>2.38032470103664</text:p>
              </table:table-cell>
              <table:table-cell office:value-type="float" office:value="1.73333918349741">
                <text:p>1.73333918349741</text:p>
              </table:table-cell>
              <table:table-cell office:value-type="float" office:value="1.7120199704959">
                <text:p>1.71201997049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